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492in"/>
    </style:style>
    <style:style style:name="co6" style:family="table-column">
      <style:table-column-properties fo:break-before="auto" style:column-width="1.0709in"/>
    </style:style>
    <style:style style:name="co7" style:family="table-column">
      <style:table-column-properties fo:break-before="auto" style:column-width="1.428in"/>
    </style:style>
    <style:style style:name="co8" style:family="table-column">
      <style:table-column-properties fo:break-before="auto" style:column-width="2.0665in"/>
    </style:style>
    <style:style style:name="co9" style:family="table-column">
      <style:table-column-properties fo:break-before="auto" style:column-width="1.60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ackground-color="#ffff66" fo:border="0.0008in solid #000000"/>
    </style:style>
    <style:style style:name="ce5" style:family="table-cell" style:parent-style-name="Default">
      <style:table-cell-properties fo:background-color="transparent" fo:border="0.0008in solid #000000"/>
    </style:style>
    <style:style style:name="ce6" style:family="table-cell" style:parent-style-name="Default">
      <style:table-cell-properties fo:background-color="#00cc00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37">
      <style:table-cell-properties fo:border="0.0008in solid #000000"/>
    </style:style>
    <style:style style:name="ce8" style:family="table-cell" style:parent-style-name="Default" style:data-style-name="N37">
      <style:table-cell-properties fo:background-color="#ffff66" fo:border="0.0008in solid #000000"/>
    </style:style>
    <style:style style:name="ce9" style:family="table-cell" style:parent-style-name="Default" style:data-style-name="N37">
      <style:table-cell-properties fo:background-color="transparent" fo:border="0.0008in solid #000000"/>
    </style:style>
    <style:style style:name="ce10" style:family="table-cell" style:parent-style-name="Default" style:data-style-name="N122">
      <style:table-cell-properties fo:border="0.0008in solid #000000"/>
    </style:style>
    <style:style style:name="ce11" style:family="table-cell" style:parent-style-name="Default" style:data-style-name="N122">
      <style:table-cell-properties fo:background-color="#ffff66" fo:border="0.0008in solid #000000"/>
    </style:style>
    <style:style style:name="ce12" style:family="table-cell" style:parent-style-name="Default" style:data-style-name="N122">
      <style:table-cell-properties fo:background-color="transparent" fo:border="0.0008in solid #000000"/>
    </style:style>
    <style:style style:name="ce13" style:family="table-cell" style:parent-style-name="Default">
      <style:table-cell-properties fo:background-color="#00cc00" fo:border="0.0008in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="0.0008in solid #000000"/>
    </style:style>
    <style:style style:name="ce16" style:family="table-cell" style:parent-style-name="Default" style:data-style-name="N2">
      <style:table-cell-properties fo:background-color="#ffff66" fo:border="0.0008in solid #000000"/>
    </style:style>
    <style:style style:name="ce17" style:family="table-cell" style:parent-style-name="Default" style:data-style-name="N2">
      <style:table-cell-properties fo:background-color="transparent" fo:border="0.0008in solid #000000"/>
    </style:style>
    <style:style style:name="ce18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 style:data-style-name="N37">
      <style:table-cell-properties fo:background-color="#ffff66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nthly-Data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Adj Close</text:p>
          </table:table-cell>
          <table:table-cell office:value-type="string">
            <text:p>Volume</text:p>
          </table:table-cell>
        </table:table-row>
        <table:table-row table:style-name="ro1" table:visibility="filter">
          <table:table-cell office:value-type="string">
            <text:p>1950-01-01</text:p>
          </table:table-cell>
          <table:table-cell office:value-type="float" office:value="16.66">
            <text:p>16.66</text:p>
          </table:table-cell>
          <table:table-cell office:value-type="float" office:value="17.09">
            <text:p>17.09</text:p>
          </table:table-cell>
          <table:table-cell office:value-type="float" office:value="16.65">
            <text:p>16.65</text:p>
          </table:table-cell>
          <table:table-cell table:number-columns-repeated="2" office:value-type="float" office:value="17.049999">
            <text:p>17.049999</text:p>
          </table:table-cell>
          <table:table-cell office:value-type="float" office:value="42570000">
            <text:p>42570000</text:p>
          </table:table-cell>
        </table:table-row>
        <table:table-row table:style-name="ro1" table:visibility="filter">
          <table:table-cell office:value-type="string">
            <text:p>1950-02-01</text:p>
          </table:table-cell>
          <table:table-cell office:value-type="float" office:value="17.049999">
            <text:p>17.049999</text:p>
          </table:table-cell>
          <table:table-cell office:value-type="float" office:value="17.35">
            <text:p>17.35</text:p>
          </table:table-cell>
          <table:table-cell office:value-type="float" office:value="16.99">
            <text:p>16.99</text:p>
          </table:table-cell>
          <table:table-cell table:number-columns-repeated="2" office:value-type="float" office:value="17.219999">
            <text:p>17.219999</text:p>
          </table:table-cell>
          <table:table-cell office:value-type="float" office:value="33430000">
            <text:p>33430000</text:p>
          </table:table-cell>
        </table:table-row>
        <table:table-row table:style-name="ro1" table:visibility="filter">
          <table:table-cell office:value-type="string">
            <text:p>1950-03-01</text:p>
          </table:table-cell>
          <table:table-cell office:value-type="float" office:value="17.24">
            <text:p>17.24</text:p>
          </table:table-cell>
          <table:table-cell office:value-type="float" office:value="17.610001">
            <text:p>17.610001</text:p>
          </table:table-cell>
          <table:table-cell office:value-type="float" office:value="17.07">
            <text:p>17.07</text:p>
          </table:table-cell>
          <table:table-cell table:number-columns-repeated="2" office:value-type="float" office:value="17.290001">
            <text:p>17.290001</text:p>
          </table:table-cell>
          <table:table-cell office:value-type="float" office:value="40410000">
            <text:p>40410000</text:p>
          </table:table-cell>
        </table:table-row>
        <table:table-row table:style-name="ro1">
          <table:table-cell office:value-type="string">
            <text:p>1950-04-01</text:p>
          </table:table-cell>
          <table:table-cell office:value-type="float" office:value="17.34">
            <text:p>17.34</text:p>
          </table:table-cell>
          <table:table-cell office:value-type="float" office:value="18.07">
            <text:p>18.07</text:p>
          </table:table-cell>
          <table:table-cell office:value-type="float" office:value="17.34">
            <text:p>17.34</text:p>
          </table:table-cell>
          <table:table-cell table:number-columns-repeated="2" office:value-type="float" office:value="18.07">
            <text:p>18.07</text:p>
          </table:table-cell>
          <table:table-cell office:value-type="float" office:value="48250000">
            <text:p>48250000</text:p>
          </table:table-cell>
        </table:table-row>
        <table:table-row table:style-name="ro1" table:visibility="filter">
          <table:table-cell office:value-type="string">
            <text:p>1950-05-01</text:p>
          </table:table-cell>
          <table:table-cell office:value-type="float" office:value="18.219999">
            <text:p>18.219999</text:p>
          </table:table-cell>
          <table:table-cell office:value-type="float" office:value="18.780001">
            <text:p>18.780001</text:p>
          </table:table-cell>
          <table:table-cell office:value-type="float" office:value="18.110001">
            <text:p>18.110001</text:p>
          </table:table-cell>
          <table:table-cell table:number-columns-repeated="2" office:value-type="float" office:value="18.780001">
            <text:p>18.780001</text:p>
          </table:table-cell>
          <table:table-cell office:value-type="float" office:value="45080000">
            <text:p>45080000</text:p>
          </table:table-cell>
        </table:table-row>
        <table:table-row table:style-name="ro1" table:visibility="filter">
          <table:table-cell office:value-type="string">
            <text:p>1950-06-01</text:p>
          </table:table-cell>
          <table:table-cell office:value-type="float" office:value="18.77">
            <text:p>18.77</text:p>
          </table:table-cell>
          <table:table-cell office:value-type="float" office:value="19.4">
            <text:p>19.4</text:p>
          </table:table-cell>
          <table:table-cell office:value-type="float" office:value="17.440001">
            <text:p>17.440001</text:p>
          </table:table-cell>
          <table:table-cell table:number-columns-repeated="2" office:value-type="float" office:value="17.690001">
            <text:p>17.690001</text:p>
          </table:table-cell>
          <table:table-cell office:value-type="float" office:value="45660000">
            <text:p>45660000</text:p>
          </table:table-cell>
        </table:table-row>
        <table:table-row table:style-name="ro1" table:visibility="filter">
          <table:table-cell office:value-type="string">
            <text:p>1950-07-01</text:p>
          </table:table-cell>
          <table:table-cell office:value-type="float" office:value="17.639999">
            <text:p>17.639999</text:p>
          </table:table-cell>
          <table:table-cell office:value-type="float" office:value="17.91">
            <text:p>17.91</text:p>
          </table:table-cell>
          <table:table-cell office:value-type="float" office:value="16.68">
            <text:p>16.68</text:p>
          </table:table-cell>
          <table:table-cell table:number-columns-repeated="2" office:value-type="float" office:value="17.84">
            <text:p>17.84</text:p>
          </table:table-cell>
          <table:table-cell office:value-type="float" office:value="44570000">
            <text:p>44570000</text:p>
          </table:table-cell>
        </table:table-row>
        <table:table-row table:style-name="ro1" table:visibility="filter">
          <table:table-cell office:value-type="string">
            <text:p>1950-08-01</text:p>
          </table:table-cell>
          <table:table-cell office:value-type="float" office:value="18.02">
            <text:p>18.02</text:p>
          </table:table-cell>
          <table:table-cell office:value-type="float" office:value="18.82">
            <text:p>18.82</text:p>
          </table:table-cell>
          <table:table-cell office:value-type="float" office:value="17.950001">
            <text:p>17.950001</text:p>
          </table:table-cell>
          <table:table-cell table:number-columns-repeated="2" office:value-type="float" office:value="18.42">
            <text:p>18.42</text:p>
          </table:table-cell>
          <table:table-cell office:value-type="float" office:value="38900000">
            <text:p>38900000</text:p>
          </table:table-cell>
        </table:table-row>
        <table:table-row table:style-name="ro1" table:visibility="filter">
          <table:table-cell office:value-type="string">
            <text:p>1950-09-01</text:p>
          </table:table-cell>
          <table:table-cell office:value-type="float" office:value="18.549999">
            <text:p>18.549999</text:p>
          </table:table-cell>
          <table:table-cell office:value-type="float" office:value="19.450001">
            <text:p>19.450001</text:p>
          </table:table-cell>
          <table:table-cell office:value-type="float" office:value="18.540001">
            <text:p>18.540001</text:p>
          </table:table-cell>
          <table:table-cell table:number-columns-repeated="2" office:value-type="float" office:value="19.450001">
            <text:p>19.450001</text:p>
          </table:table-cell>
          <table:table-cell office:value-type="float" office:value="38590000">
            <text:p>38590000</text:p>
          </table:table-cell>
        </table:table-row>
        <table:table-row table:style-name="ro1" table:visibility="filter">
          <table:table-cell office:value-type="string">
            <text:p>1950-10-01</text:p>
          </table:table-cell>
          <table:table-cell office:value-type="float" office:value="19.690001">
            <text:p>19.690001</text:p>
          </table:table-cell>
          <table:table-cell office:value-type="float" office:value="20.16">
            <text:p>20.16</text:p>
          </table:table-cell>
          <table:table-cell table:number-columns-repeated="3" office:value-type="float" office:value="19.530001">
            <text:p>19.530001</text:p>
          </table:table-cell>
          <table:table-cell office:value-type="float" office:value="48360000">
            <text:p>48360000</text:p>
          </table:table-cell>
        </table:table-row>
        <table:table-row table:style-name="ro1" table:visibility="filter">
          <table:table-cell office:value-type="string">
            <text:p>1950-11-01</text:p>
          </table:table-cell>
          <table:table-cell office:value-type="float" office:value="19.559999">
            <text:p>19.559999</text:p>
          </table:table-cell>
          <table:table-cell office:value-type="float" office:value="20.32">
            <text:p>20.32</text:p>
          </table:table-cell>
          <table:table-cell office:value-type="float" office:value="19.360001">
            <text:p>19.360001</text:p>
          </table:table-cell>
          <table:table-cell table:number-columns-repeated="2" office:value-type="float" office:value="19.51">
            <text:p>19.51</text:p>
          </table:table-cell>
          <table:table-cell office:value-type="float" office:value="43180000">
            <text:p>43180000</text:p>
          </table:table-cell>
        </table:table-row>
        <table:table-row table:style-name="ro1" table:visibility="filter">
          <table:table-cell office:value-type="string">
            <text:p>1950-12-01</text:p>
          </table:table-cell>
          <table:table-cell office:value-type="float" office:value="19.66">
            <text:p>19.66</text:p>
          </table:table-cell>
          <table:table-cell office:value-type="float" office:value="20.43">
            <text:p>20.43</text:p>
          </table:table-cell>
          <table:table-cell office:value-type="float" office:value="19">
            <text:p>19</text:p>
          </table:table-cell>
          <table:table-cell table:number-columns-repeated="2" office:value-type="float" office:value="20.41">
            <text:p>20.41</text:p>
          </table:table-cell>
          <table:table-cell office:value-type="float" office:value="60830000">
            <text:p>60830000</text:p>
          </table:table-cell>
        </table:table-row>
        <table:table-row table:style-name="ro1" table:visibility="filter">
          <table:table-cell office:value-type="string">
            <text:p>1951-01-01</text:p>
          </table:table-cell>
          <table:table-cell office:value-type="float" office:value="20.77">
            <text:p>20.77</text:p>
          </table:table-cell>
          <table:table-cell office:value-type="float" office:value="21.74">
            <text:p>21.74</text:p>
          </table:table-cell>
          <table:table-cell office:value-type="float" office:value="20.690001">
            <text:p>20.690001</text:p>
          </table:table-cell>
          <table:table-cell table:number-columns-repeated="2" office:value-type="float" office:value="21.66">
            <text:p>21.66</text:p>
          </table:table-cell>
          <table:table-cell office:value-type="float" office:value="70180000">
            <text:p>70180000</text:p>
          </table:table-cell>
        </table:table-row>
        <table:table-row table:style-name="ro1" table:visibility="filter">
          <table:table-cell office:value-type="string">
            <text:p>1951-02-01</text:p>
          </table:table-cell>
          <table:table-cell office:value-type="float" office:value="21.77">
            <text:p>21.77</text:p>
          </table:table-cell>
          <table:table-cell office:value-type="float" office:value="22.209999">
            <text:p>22.209999</text:p>
          </table:table-cell>
          <table:table-cell office:value-type="float" office:value="21.76">
            <text:p>21.76</text:p>
          </table:table-cell>
          <table:table-cell table:number-columns-repeated="2" office:value-type="float" office:value="21.799999">
            <text:p>21.799999</text:p>
          </table:table-cell>
          <table:table-cell office:value-type="float" office:value="41210000">
            <text:p>41210000</text:p>
          </table:table-cell>
        </table:table-row>
        <table:table-row table:style-name="ro1" table:visibility="filter">
          <table:table-cell office:value-type="string">
            <text:p>1951-03-01</text:p>
          </table:table-cell>
          <table:table-cell office:value-type="float" office:value="21.85">
            <text:p>21.85</text:p>
          </table:table-cell>
          <table:table-cell office:value-type="float" office:value="21.950001">
            <text:p>21.950001</text:p>
          </table:table-cell>
          <table:table-cell office:value-type="float" office:value="21.25">
            <text:p>21.25</text:p>
          </table:table-cell>
          <table:table-cell table:number-columns-repeated="2" office:value-type="float" office:value="21.4">
            <text:p>21.4</text:p>
          </table:table-cell>
          <table:table-cell office:value-type="float" office:value="35530000">
            <text:p>35530000</text:p>
          </table:table-cell>
        </table:table-row>
        <table:table-row table:style-name="ro1">
          <table:table-cell office:value-type="string">
            <text:p>1951-04-01</text:p>
          </table:table-cell>
          <table:table-cell office:value-type="float" office:value="21.32">
            <text:p>21.32</text:p>
          </table:table-cell>
          <table:table-cell office:value-type="float" office:value="22.43">
            <text:p>22.43</text:p>
          </table:table-cell>
          <table:table-cell office:value-type="float" office:value="21.26">
            <text:p>21.26</text:p>
          </table:table-cell>
          <table:table-cell table:number-columns-repeated="2" office:value-type="float" office:value="22.43">
            <text:p>22.43</text:p>
          </table:table-cell>
          <table:table-cell office:value-type="float" office:value="37790000">
            <text:p>37790000</text:p>
          </table:table-cell>
        </table:table-row>
        <table:table-row table:style-name="ro1" table:visibility="filter">
          <table:table-cell office:value-type="string">
            <text:p>1951-05-01</text:p>
          </table:table-cell>
          <table:table-cell office:value-type="float" office:value="22.530001">
            <text:p>22.530001</text:p>
          </table:table-cell>
          <table:table-cell office:value-type="float" office:value="22.809999">
            <text:p>22.809999</text:p>
          </table:table-cell>
          <table:table-cell office:value-type="float" office:value="21.030001">
            <text:p>21.030001</text:p>
          </table:table-cell>
          <table:table-cell table:number-columns-repeated="2" office:value-type="float" office:value="21.52">
            <text:p>21.52</text:p>
          </table:table-cell>
          <table:table-cell office:value-type="float" office:value="38440000">
            <text:p>38440000</text:p>
          </table:table-cell>
        </table:table-row>
        <table:table-row table:style-name="ro1" table:visibility="filter">
          <table:table-cell office:value-type="string">
            <text:p>1951-06-01</text:p>
          </table:table-cell>
          <table:table-cell office:value-type="float" office:value="21.48">
            <text:p>21.48</text:p>
          </table:table-cell>
          <table:table-cell office:value-type="float" office:value="22.049999">
            <text:p>22.049999</text:p>
          </table:table-cell>
          <table:table-cell table:number-columns-repeated="3" office:value-type="float" office:value="20.959999">
            <text:p>20.959999</text:p>
          </table:table-cell>
          <table:table-cell office:value-type="float" office:value="36220000">
            <text:p>36220000</text:p>
          </table:table-cell>
        </table:table-row>
        <table:table-row table:style-name="ro1" table:visibility="filter">
          <table:table-cell office:value-type="string">
            <text:p>1951-07-01</text:p>
          </table:table-cell>
          <table:table-cell office:value-type="float" office:value="21.1">
            <text:p>21.1</text:p>
          </table:table-cell>
          <table:table-cell office:value-type="float" office:value="22.629999">
            <text:p>22.629999</text:p>
          </table:table-cell>
          <table:table-cell office:value-type="float" office:value="21.1">
            <text:p>21.1</text:p>
          </table:table-cell>
          <table:table-cell table:number-columns-repeated="2" office:value-type="float" office:value="22.4">
            <text:p>22.4</text:p>
          </table:table-cell>
          <table:table-cell office:value-type="float" office:value="27990000">
            <text:p>27990000</text:p>
          </table:table-cell>
        </table:table-row>
        <table:table-row table:style-name="ro1" table:visibility="filter">
          <table:table-cell office:value-type="string">
            <text:p>1951-08-01</text:p>
          </table:table-cell>
          <table:table-cell office:value-type="float" office:value="22.51">
            <text:p>22.51</text:p>
          </table:table-cell>
          <table:table-cell office:value-type="float" office:value="23.280001">
            <text:p>23.280001</text:p>
          </table:table-cell>
          <table:table-cell office:value-type="float" office:value="22.51">
            <text:p>22.51</text:p>
          </table:table-cell>
          <table:table-cell table:number-columns-repeated="2" office:value-type="float" office:value="23.280001">
            <text:p>23.280001</text:p>
          </table:table-cell>
          <table:table-cell office:value-type="float" office:value="33630000">
            <text:p>33630000</text:p>
          </table:table-cell>
        </table:table-row>
        <table:table-row table:style-name="ro1" table:visibility="filter">
          <table:table-cell office:value-type="string">
            <text:p>1951-09-01</text:p>
          </table:table-cell>
          <table:table-cell office:value-type="float" office:value="23.280001">
            <text:p>23.280001</text:p>
          </table:table-cell>
          <table:table-cell office:value-type="float" office:value="23.709999">
            <text:p>23.709999</text:p>
          </table:table-cell>
          <table:table-cell table:number-columns-repeated="3" office:value-type="float" office:value="23.26">
            <text:p>23.26</text:p>
          </table:table-cell>
          <table:table-cell office:value-type="float" office:value="36420000">
            <text:p>36420000</text:p>
          </table:table-cell>
        </table:table-row>
        <table:table-row table:style-name="ro1" table:visibility="filter">
          <table:table-cell office:value-type="string">
            <text:p>1951-10-01</text:p>
          </table:table-cell>
          <table:table-cell office:value-type="float" office:value="23.469999">
            <text:p>23.469999</text:p>
          </table:table-cell>
          <table:table-cell office:value-type="float" office:value="23.85">
            <text:p>23.85</text:p>
          </table:table-cell>
          <table:table-cell office:value-type="float" office:value="22.450001">
            <text:p>22.450001</text:p>
          </table:table-cell>
          <table:table-cell table:number-columns-repeated="2" office:value-type="float" office:value="22.940001">
            <text:p>22.940001</text:p>
          </table:table-cell>
          <table:table-cell office:value-type="float" office:value="42930000">
            <text:p>42930000</text:p>
          </table:table-cell>
        </table:table-row>
        <table:table-row table:style-name="ro1" table:visibility="filter">
          <table:table-cell office:value-type="string">
            <text:p>1951-11-01</text:p>
          </table:table-cell>
          <table:table-cell table:number-columns-repeated="2" office:value-type="float" office:value="23.1">
            <text:p>23.1</text:p>
          </table:table-cell>
          <table:table-cell office:value-type="float" office:value="22.299999">
            <text:p>22.299999</text:p>
          </table:table-cell>
          <table:table-cell table:number-columns-repeated="2" office:value-type="float" office:value="22.879999">
            <text:p>22.879999</text:p>
          </table:table-cell>
          <table:table-cell office:value-type="float" office:value="29280000">
            <text:p>29280000</text:p>
          </table:table-cell>
        </table:table-row>
        <table:table-row table:style-name="ro1" table:visibility="filter">
          <table:table-cell office:value-type="string">
            <text:p>1951-12-01</text:p>
          </table:table-cell>
          <table:table-cell office:value-type="float" office:value="22.940001">
            <text:p>22.940001</text:p>
          </table:table-cell>
          <table:table-cell office:value-type="float" office:value="23.77">
            <text:p>23.77</text:p>
          </table:table-cell>
          <table:table-cell office:value-type="float" office:value="22.940001">
            <text:p>22.940001</text:p>
          </table:table-cell>
          <table:table-cell table:number-columns-repeated="2" office:value-type="float" office:value="23.77">
            <text:p>23.77</text:p>
          </table:table-cell>
          <table:table-cell office:value-type="float" office:value="34610000">
            <text:p>34610000</text:p>
          </table:table-cell>
        </table:table-row>
        <table:table-row table:style-name="ro1" table:visibility="filter">
          <table:table-cell office:value-type="string">
            <text:p>1952-01-01</text:p>
          </table:table-cell>
          <table:table-cell office:value-type="float" office:value="23.799999">
            <text:p>23.799999</text:p>
          </table:table-cell>
          <table:table-cell office:value-type="float" office:value="24.66">
            <text:p>24.66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24.139999">
            <text:p>24.139999</text:p>
          </table:table-cell>
          <table:table-cell office:value-type="float" office:value="41560000">
            <text:p>41560000</text:p>
          </table:table-cell>
        </table:table-row>
        <table:table-row table:style-name="ro1" table:visibility="filter">
          <table:table-cell office:value-type="string">
            <text:p>1952-02-01</text:p>
          </table:table-cell>
          <table:table-cell office:value-type="float" office:value="24.299999">
            <text:p>24.299999</text:p>
          </table:table-cell>
          <table:table-cell office:value-type="float" office:value="24.41">
            <text:p>24.41</text:p>
          </table:table-cell>
          <table:table-cell office:value-type="float" office:value="23.09">
            <text:p>23.09</text:p>
          </table:table-cell>
          <table:table-cell table:number-columns-repeated="2" office:value-type="float" office:value="23.26">
            <text:p>23.26</text:p>
          </table:table-cell>
          <table:table-cell office:value-type="float" office:value="27190000">
            <text:p>27190000</text:p>
          </table:table-cell>
        </table:table-row>
        <table:table-row table:style-name="ro1" table:visibility="filter">
          <table:table-cell office:value-type="string">
            <text:p>1952-03-01</text:p>
          </table:table-cell>
          <table:table-cell office:value-type="float" office:value="23.280001">
            <text:p>23.280001</text:p>
          </table:table-cell>
          <table:table-cell office:value-type="float" office:value="24.370001">
            <text:p>24.370001</text:p>
          </table:table-cell>
          <table:table-cell office:value-type="float" office:value="23.280001">
            <text:p>23.280001</text:p>
          </table:table-cell>
          <table:table-cell table:number-columns-repeated="2" office:value-type="float" office:value="24.370001">
            <text:p>24.370001</text:p>
          </table:table-cell>
          <table:table-cell office:value-type="float" office:value="29500000">
            <text:p>29500000</text:p>
          </table:table-cell>
        </table:table-row>
        <table:table-row table:style-name="ro1">
          <table:table-cell office:value-type="string">
            <text:p>1952-04-01</text:p>
          </table:table-cell>
          <table:table-cell table:number-columns-repeated="2" office:value-type="float" office:value="24.18">
            <text:p>24.18</text:p>
          </table:table-cell>
          <table:table-cell table:number-columns-repeated="3" office:value-type="float" office:value="23.32">
            <text:p>23.32</text:p>
          </table:table-cell>
          <table:table-cell office:value-type="float" office:value="28880000">
            <text:p>28880000</text:p>
          </table:table-cell>
        </table:table-row>
        <table:table-row table:style-name="ro1" table:visibility="filter">
          <table:table-cell office:value-type="string">
            <text:p>1952-05-01</text:p>
          </table:table-cell>
          <table:table-cell office:value-type="float" office:value="23.17">
            <text:p>23.17</text:p>
          </table:table-cell>
          <table:table-cell office:value-type="float" office:value="23.940001">
            <text:p>23.940001</text:p>
          </table:table-cell>
          <table:table-cell office:value-type="float" office:value="23.17">
            <text:p>23.17</text:p>
          </table:table-cell>
          <table:table-cell table:number-columns-repeated="2" office:value-type="float" office:value="23.860001">
            <text:p>23.860001</text:p>
          </table:table-cell>
          <table:table-cell office:value-type="float" office:value="24010000">
            <text:p>24010000</text:p>
          </table:table-cell>
        </table:table-row>
        <table:table-row table:style-name="ro1" table:visibility="filter">
          <table:table-cell office:value-type="string">
            <text:p>1952-06-01</text:p>
          </table:table-cell>
          <table:table-cell office:value-type="float" office:value="23.799999">
            <text:p>23.799999</text:p>
          </table:table-cell>
          <table:table-cell office:value-type="float" office:value="24.959999">
            <text:p>24.959999</text:p>
          </table:table-cell>
          <table:table-cell office:value-type="float" office:value="23.780001">
            <text:p>23.780001</text:p>
          </table:table-cell>
          <table:table-cell table:number-columns-repeated="2" office:value-type="float" office:value="24.959999">
            <text:p>24.959999</text:p>
          </table:table-cell>
          <table:table-cell office:value-type="float" office:value="25530000">
            <text:p>25530000</text:p>
          </table:table-cell>
        </table:table-row>
        <table:table-row table:style-name="ro1" table:visibility="filter">
          <table:table-cell office:value-type="string">
            <text:p>1952-07-01</text:p>
          </table:table-cell>
          <table:table-cell office:value-type="float" office:value="25.120001">
            <text:p>25.120001</text:p>
          </table:table-cell>
          <table:table-cell office:value-type="float" office:value="25.4">
            <text:p>25.4</text:p>
          </table:table-cell>
          <table:table-cell office:value-type="float" office:value="24.809999">
            <text:p>24.809999</text:p>
          </table:table-cell>
          <table:table-cell table:number-columns-repeated="2" office:value-type="float" office:value="25.4">
            <text:p>25.4</text:p>
          </table:table-cell>
          <table:table-cell office:value-type="float" office:value="24100000">
            <text:p>24100000</text:p>
          </table:table-cell>
        </table:table-row>
        <table:table-row table:style-name="ro1" table:visibility="filter">
          <table:table-cell office:value-type="string">
            <text:p>1952-08-01</text:p>
          </table:table-cell>
          <table:table-cell office:value-type="float" office:value="25.450001">
            <text:p>25.450001</text:p>
          </table:table-cell>
          <table:table-cell office:value-type="float" office:value="25.549999">
            <text:p>25.549999</text:p>
          </table:table-cell>
          <table:table-cell office:value-type="float" office:value="24.83">
            <text:p>24.83</text:p>
          </table:table-cell>
          <table:table-cell table:number-columns-repeated="2" office:value-type="float" office:value="25.030001">
            <text:p>25.030001</text:p>
          </table:table-cell>
          <table:table-cell office:value-type="float" office:value="20890000">
            <text:p>20890000</text:p>
          </table:table-cell>
        </table:table-row>
        <table:table-row table:style-name="ro1" table:visibility="filter">
          <table:table-cell office:value-type="string">
            <text:p>1952-09-01</text:p>
          </table:table-cell>
          <table:table-cell office:value-type="float" office:value="25.15">
            <text:p>25.15</text:p>
          </table:table-cell>
          <table:table-cell office:value-type="float" office:value="25.25">
            <text:p>25.25</text:p>
          </table:table-cell>
          <table:table-cell office:value-type="float" office:value="24.450001">
            <text:p>24.450001</text:p>
          </table:table-cell>
          <table:table-cell table:number-columns-repeated="2" office:value-type="float" office:value="24.540001">
            <text:p>24.540001</text:p>
          </table:table-cell>
          <table:table-cell office:value-type="float" office:value="24100000">
            <text:p>24100000</text:p>
          </table:table-cell>
        </table:table-row>
        <table:table-row table:style-name="ro1" table:visibility="filter">
          <table:table-cell office:value-type="string">
            <text:p>1952-10-01</text:p>
          </table:table-cell>
          <table:table-cell office:value-type="float" office:value="24.48">
            <text:p>24.48</text:p>
          </table:table-cell>
          <table:table-cell office:value-type="float" office:value="24.58">
            <text:p>24.58</text:p>
          </table:table-cell>
          <table:table-cell office:value-type="float" office:value="23.799999">
            <text:p>23.799999</text:p>
          </table:table-cell>
          <table:table-cell table:number-columns-repeated="2" office:value-type="float" office:value="24.52">
            <text:p>24.52</text:p>
          </table:table-cell>
          <table:table-cell office:value-type="float" office:value="25940000">
            <text:p>25940000</text:p>
          </table:table-cell>
        </table:table-row>
        <table:table-row table:style-name="ro1" table:visibility="filter">
          <table:table-cell office:value-type="string">
            <text:p>1952-11-01</text:p>
          </table:table-cell>
          <table:table-cell office:value-type="float" office:value="24.6">
            <text:p>24.6</text:p>
          </table:table-cell>
          <table:table-cell office:value-type="float" office:value="25.66">
            <text:p>25.66</text:p>
          </table:table-cell>
          <table:table-cell office:value-type="float" office:value="24.6">
            <text:p>24.6</text:p>
          </table:table-cell>
          <table:table-cell table:number-columns-repeated="2" office:value-type="float" office:value="25.66">
            <text:p>25.66</text:p>
          </table:table-cell>
          <table:table-cell office:value-type="float" office:value="30210000">
            <text:p>30210000</text:p>
          </table:table-cell>
        </table:table-row>
        <table:table-row table:style-name="ro1" table:visibility="filter">
          <table:table-cell office:value-type="string">
            <text:p>1952-12-01</text:p>
          </table:table-cell>
          <table:table-cell office:value-type="float" office:value="25.68">
            <text:p>25.68</text:p>
          </table:table-cell>
          <table:table-cell office:value-type="float" office:value="26.59">
            <text:p>26.59</text:p>
          </table:table-cell>
          <table:table-cell office:value-type="float" office:value="25.610001">
            <text:p>25.610001</text:p>
          </table:table-cell>
          <table:table-cell table:number-columns-repeated="2" office:value-type="float" office:value="26.57">
            <text:p>26.57</text:p>
          </table:table-cell>
          <table:table-cell office:value-type="float" office:value="40480000">
            <text:p>40480000</text:p>
          </table:table-cell>
        </table:table-row>
        <table:table-row table:style-name="ro1" table:visibility="filter">
          <table:table-cell office:value-type="string">
            <text:p>1953-01-01</text:p>
          </table:table-cell>
          <table:table-cell office:value-type="float" office:value="26.540001">
            <text:p>26.540001</text:p>
          </table:table-cell>
          <table:table-cell office:value-type="float" office:value="26.66">
            <text:p>26.66</text:p>
          </table:table-cell>
          <table:table-cell office:value-type="float" office:value="25.860001">
            <text:p>25.860001</text:p>
          </table:table-cell>
          <table:table-cell table:number-columns-repeated="2" office:value-type="float" office:value="26.379999">
            <text:p>26.379999</text:p>
          </table:table-cell>
          <table:table-cell office:value-type="float" office:value="34060000">
            <text:p>34060000</text:p>
          </table:table-cell>
        </table:table-row>
        <table:table-row table:style-name="ro1" table:visibility="filter">
          <table:table-cell office:value-type="string">
            <text:p>1953-02-01</text:p>
          </table:table-cell>
          <table:table-cell office:value-type="float" office:value="26.51">
            <text:p>26.51</text:p>
          </table:table-cell>
          <table:table-cell office:value-type="float" office:value="26.540001">
            <text:p>26.540001</text:p>
          </table:table-cell>
          <table:table-cell office:value-type="float" office:value="25.48">
            <text:p>25.48</text:p>
          </table:table-cell>
          <table:table-cell table:number-columns-repeated="2" office:value-type="float" office:value="25.9">
            <text:p>25.9</text:p>
          </table:table-cell>
          <table:table-cell office:value-type="float" office:value="30170000">
            <text:p>30170000</text:p>
          </table:table-cell>
        </table:table-row>
        <table:table-row table:style-name="ro1" table:visibility="filter">
          <table:table-cell office:value-type="string">
            <text:p>1953-03-01</text:p>
          </table:table-cell>
          <table:table-cell office:value-type="float" office:value="25.93">
            <text:p>25.93</text:p>
          </table:table-cell>
          <table:table-cell office:value-type="float" office:value="26.33">
            <text:p>26.33</text:p>
          </table:table-cell>
          <table:table-cell table:number-columns-repeated="3" office:value-type="float" office:value="25.290001">
            <text:p>25.290001</text:p>
          </table:table-cell>
          <table:table-cell office:value-type="float" office:value="42510000">
            <text:p>42510000</text:p>
          </table:table-cell>
        </table:table-row>
        <table:table-row table:style-name="ro1">
          <table:table-cell office:value-type="string">
            <text:p>1953-04-01</text:p>
          </table:table-cell>
          <table:table-cell table:number-columns-repeated="2" office:value-type="float" office:value="25.25">
            <text:p>25.25</text:p>
          </table:table-cell>
          <table:table-cell office:value-type="float" office:value="24.190001">
            <text:p>24.190001</text:p>
          </table:table-cell>
          <table:table-cell table:number-columns-repeated="2" office:value-type="float" office:value="24.620001">
            <text:p>24.620001</text:p>
          </table:table-cell>
          <table:table-cell office:value-type="float" office:value="34370000">
            <text:p>34370000</text:p>
          </table:table-cell>
        </table:table-row>
        <table:table-row table:style-name="ro1" table:visibility="filter">
          <table:table-cell office:value-type="string">
            <text:p>1953-05-01</text:p>
          </table:table-cell>
          <table:table-cell office:value-type="float" office:value="24.73">
            <text:p>24.73</text:p>
          </table:table-cell>
          <table:table-cell office:value-type="float" office:value="25.059999">
            <text:p>25.059999</text:p>
          </table:table-cell>
          <table:table-cell office:value-type="float" office:value="24.459999">
            <text:p>24.459999</text:p>
          </table:table-cell>
          <table:table-cell table:number-columns-repeated="2" office:value-type="float" office:value="24.540001">
            <text:p>24.540001</text:p>
          </table:table-cell>
          <table:table-cell office:value-type="float" office:value="25730000">
            <text:p>25730000</text:p>
          </table:table-cell>
        </table:table-row>
        <table:table-row table:style-name="ro1" table:visibility="filter">
          <table:table-cell office:value-type="string">
            <text:p>1953-06-01</text:p>
          </table:table-cell>
          <table:table-cell office:value-type="float" office:value="24.15">
            <text:p>24.15</text:p>
          </table:table-cell>
          <table:table-cell office:value-type="float" office:value="24.219999">
            <text:p>24.219999</text:p>
          </table:table-cell>
          <table:table-cell office:value-type="float" office:value="23.540001">
            <text:p>23.540001</text:p>
          </table:table-cell>
          <table:table-cell table:number-columns-repeated="2" office:value-type="float" office:value="24.139999">
            <text:p>24.139999</text:p>
          </table:table-cell>
          <table:table-cell office:value-type="float" office:value="26080000">
            <text:p>26080000</text:p>
          </table:table-cell>
        </table:table-row>
        <table:table-row table:style-name="ro1" table:visibility="filter">
          <table:table-cell office:value-type="string">
            <text:p>1953-07-01</text:p>
          </table:table-cell>
          <table:table-cell office:value-type="float" office:value="24.24">
            <text:p>24.24</text:p>
          </table:table-cell>
          <table:table-cell office:value-type="float" office:value="24.75">
            <text:p>24.75</text:p>
          </table:table-cell>
          <table:table-cell office:value-type="float" office:value="24.07">
            <text:p>24.07</text:p>
          </table:table-cell>
          <table:table-cell table:number-columns-repeated="2" office:value-type="float" office:value="24.75">
            <text:p>24.75</text:p>
          </table:table-cell>
          <table:table-cell office:value-type="float" office:value="22240000">
            <text:p>22240000</text:p>
          </table:table-cell>
        </table:table-row>
        <table:table-row table:style-name="ro1" table:visibility="filter">
          <table:table-cell office:value-type="string">
            <text:p>1953-08-01</text:p>
          </table:table-cell>
          <table:table-cell table:number-columns-repeated="2" office:value-type="float" office:value="24.84">
            <text:p>24.84</text:p>
          </table:table-cell>
          <table:table-cell table:number-columns-repeated="3" office:value-type="float" office:value="23.32">
            <text:p>23.32</text:p>
          </table:table-cell>
          <table:table-cell office:value-type="float" office:value="23890000">
            <text:p>23890000</text:p>
          </table:table-cell>
        </table:table-row>
        <table:table-row table:style-name="ro1" table:visibility="filter">
          <table:table-cell office:value-type="string">
            <text:p>1953-09-01</text:p>
          </table:table-cell>
          <table:table-cell office:value-type="float" office:value="23.42">
            <text:p>23.42</text:p>
          </table:table-cell>
          <table:table-cell office:value-type="float" office:value="23.65">
            <text:p>23.65</text:p>
          </table:table-cell>
          <table:table-cell office:value-type="float" office:value="22.709999">
            <text:p>22.709999</text:p>
          </table:table-cell>
          <table:table-cell table:number-columns-repeated="2" office:value-type="float" office:value="23.35">
            <text:p>23.35</text:p>
          </table:table-cell>
          <table:table-cell office:value-type="float" office:value="27150000">
            <text:p>27150000</text:p>
          </table:table-cell>
        </table:table-row>
        <table:table-row table:style-name="ro1" table:visibility="filter">
          <table:table-cell office:value-type="string">
            <text:p>1953-10-01</text:p>
          </table:table-cell>
          <table:table-cell office:value-type="float" office:value="23.49">
            <text:p>23.49</text:p>
          </table:table-cell>
          <table:table-cell office:value-type="float" office:value="24.58">
            <text:p>24.58</text:p>
          </table:table-cell>
          <table:table-cell office:value-type="float" office:value="23.389999">
            <text:p>23.389999</text:p>
          </table:table-cell>
          <table:table-cell table:number-columns-repeated="2" office:value-type="float" office:value="24.540001">
            <text:p>24.540001</text:p>
          </table:table-cell>
          <table:table-cell office:value-type="float" office:value="25710000">
            <text:p>25710000</text:p>
          </table:table-cell>
        </table:table-row>
        <table:table-row table:style-name="ro1" table:visibility="filter">
          <table:table-cell office:value-type="string">
            <text:p>1953-11-01</text:p>
          </table:table-cell>
          <table:table-cell office:value-type="float" office:value="24.66">
            <text:p>24.66</text:p>
          </table:table-cell>
          <table:table-cell office:value-type="float" office:value="24.76">
            <text:p>24.76</text:p>
          </table:table-cell>
          <table:table-cell office:value-type="float" office:value="24.25">
            <text:p>24.25</text:p>
          </table:table-cell>
          <table:table-cell table:number-columns-repeated="2" office:value-type="float" office:value="24.76">
            <text:p>24.76</text:p>
          </table:table-cell>
          <table:table-cell office:value-type="float" office:value="26640000">
            <text:p>26640000</text:p>
          </table:table-cell>
        </table:table-row>
        <table:table-row table:style-name="ro1" table:visibility="filter">
          <table:table-cell office:value-type="string">
            <text:p>1953-12-01</text:p>
          </table:table-cell>
          <table:table-cell office:value-type="float" office:value="24.780001">
            <text:p>24.780001</text:p>
          </table:table-cell>
          <table:table-cell office:value-type="float" office:value="24.99">
            <text:p>24.99</text:p>
          </table:table-cell>
          <table:table-cell office:value-type="float" office:value="24.549999">
            <text:p>24.549999</text:p>
          </table:table-cell>
          <table:table-cell table:number-columns-repeated="2" office:value-type="float" office:value="24.809999">
            <text:p>24.809999</text:p>
          </table:table-cell>
          <table:table-cell office:value-type="float" office:value="36150000">
            <text:p>36150000</text:p>
          </table:table-cell>
        </table:table-row>
        <table:table-row table:style-name="ro1" table:visibility="filter">
          <table:table-cell office:value-type="string">
            <text:p>1954-01-01</text:p>
          </table:table-cell>
          <table:table-cell office:value-type="float" office:value="24.950001">
            <text:p>24.950001</text:p>
          </table:table-cell>
          <table:table-cell office:value-type="float" office:value="26.09">
            <text:p>26.09</text:p>
          </table:table-cell>
          <table:table-cell office:value-type="float" office:value="24.799999">
            <text:p>24.799999</text:p>
          </table:table-cell>
          <table:table-cell table:number-columns-repeated="2" office:value-type="float" office:value="26.08">
            <text:p>26.08</text:p>
          </table:table-cell>
          <table:table-cell office:value-type="float" office:value="33420000">
            <text:p>33420000</text:p>
          </table:table-cell>
        </table:table-row>
        <table:table-row table:style-name="ro1" table:visibility="filter">
          <table:table-cell office:value-type="string">
            <text:p>1954-02-01</text:p>
          </table:table-cell>
          <table:table-cell office:value-type="float" office:value="25.99">
            <text:p>25.99</text:p>
          </table:table-cell>
          <table:table-cell office:value-type="float" office:value="26.299999">
            <text:p>26.299999</text:p>
          </table:table-cell>
          <table:table-cell office:value-type="float" office:value="25.809999">
            <text:p>25.809999</text:p>
          </table:table-cell>
          <table:table-cell table:number-columns-repeated="2" office:value-type="float" office:value="26.15">
            <text:p>26.15</text:p>
          </table:table-cell>
          <table:table-cell office:value-type="float" office:value="33260000">
            <text:p>33260000</text:p>
          </table:table-cell>
        </table:table-row>
        <table:table-row table:style-name="ro1" table:visibility="filter">
          <table:table-cell office:value-type="string">
            <text:p>1954-03-01</text:p>
          </table:table-cell>
          <table:table-cell office:value-type="float" office:value="26.25">
            <text:p>26.25</text:p>
          </table:table-cell>
          <table:table-cell office:value-type="float" office:value="26.940001">
            <text:p>26.940001</text:p>
          </table:table-cell>
          <table:table-cell office:value-type="float" office:value="26.25">
            <text:p>26.25</text:p>
          </table:table-cell>
          <table:table-cell table:number-columns-repeated="2" office:value-type="float" office:value="26.940001">
            <text:p>26.940001</text:p>
          </table:table-cell>
          <table:table-cell office:value-type="float" office:value="44050000">
            <text:p>44050000</text:p>
          </table:table-cell>
        </table:table-row>
        <table:table-row table:style-name="ro1">
          <table:table-cell office:value-type="string">
            <text:p>1954-04-01</text:p>
          </table:table-cell>
          <table:table-cell office:value-type="float" office:value="27.17">
            <text:p>27.17</text:p>
          </table:table-cell>
          <table:table-cell office:value-type="float" office:value="28.26">
            <text:p>28.26</text:p>
          </table:table-cell>
          <table:table-cell office:value-type="float" office:value="27.01">
            <text:p>27.01</text:p>
          </table:table-cell>
          <table:table-cell table:number-columns-repeated="2" office:value-type="float" office:value="28.26">
            <text:p>28.26</text:p>
          </table:table-cell>
          <table:table-cell office:value-type="float" office:value="43500000">
            <text:p>43500000</text:p>
          </table:table-cell>
        </table:table-row>
        <table:table-row table:style-name="ro1" table:visibility="filter">
          <table:table-cell office:value-type="string">
            <text:p>1954-05-01</text:p>
          </table:table-cell>
          <table:table-cell office:value-type="float" office:value="28.209999">
            <text:p>28.209999</text:p>
          </table:table-cell>
          <table:table-cell office:value-type="float" office:value="29.190001">
            <text:p>29.190001</text:p>
          </table:table-cell>
          <table:table-cell office:value-type="float" office:value="28.209999">
            <text:p>28.209999</text:p>
          </table:table-cell>
          <table:table-cell table:number-columns-repeated="2" office:value-type="float" office:value="29.190001">
            <text:p>29.190001</text:p>
          </table:table-cell>
          <table:table-cell office:value-type="float" office:value="41900000">
            <text:p>41900000</text:p>
          </table:table-cell>
        </table:table-row>
        <table:table-row table:style-name="ro1" table:visibility="filter">
          <table:table-cell office:value-type="string">
            <text:p>1954-06-01</text:p>
          </table:table-cell>
          <table:table-cell office:value-type="float" office:value="29.190001">
            <text:p>29.190001</text:p>
          </table:table-cell>
          <table:table-cell office:value-type="float" office:value="29.43">
            <text:p>29.43</text:p>
          </table:table-cell>
          <table:table-cell office:value-type="float" office:value="28.15">
            <text:p>28.15</text:p>
          </table:table-cell>
          <table:table-cell table:number-columns-repeated="2" office:value-type="float" office:value="29.209999">
            <text:p>29.209999</text:p>
          </table:table-cell>
          <table:table-cell office:value-type="float" office:value="42230000">
            <text:p>42230000</text:p>
          </table:table-cell>
        </table:table-row>
        <table:table-row table:style-name="ro1" table:visibility="filter">
          <table:table-cell office:value-type="string">
            <text:p>1954-07-01</text:p>
          </table:table-cell>
          <table:table-cell office:value-type="float" office:value="29.209999">
            <text:p>29.209999</text:p>
          </table:table-cell>
          <table:table-cell office:value-type="float" office:value="30.879999">
            <text:p>30.879999</text:p>
          </table:table-cell>
          <table:table-cell office:value-type="float" office:value="29.209999">
            <text:p>29.209999</text:p>
          </table:table-cell>
          <table:table-cell table:number-columns-repeated="2" office:value-type="float" office:value="30.879999">
            <text:p>30.879999</text:p>
          </table:table-cell>
          <table:table-cell office:value-type="float" office:value="51840000">
            <text:p>51840000</text:p>
          </table:table-cell>
        </table:table-row>
        <table:table-row table:style-name="ro1" table:visibility="filter">
          <table:table-cell office:value-type="string">
            <text:p>1954-08-01</text:p>
          </table:table-cell>
          <table:table-cell office:value-type="float" office:value="30.99">
            <text:p>30.99</text:p>
          </table:table-cell>
          <table:table-cell office:value-type="float" office:value="31.209999">
            <text:p>31.209999</text:p>
          </table:table-cell>
          <table:table-cell table:number-columns-repeated="3" office:value-type="float" office:value="29.83">
            <text:p>29.83</text:p>
          </table:table-cell>
          <table:table-cell office:value-type="float" office:value="56900000">
            <text:p>56900000</text:p>
          </table:table-cell>
        </table:table-row>
        <table:table-row table:style-name="ro1" table:visibility="filter">
          <table:table-cell office:value-type="string">
            <text:p>1954-09-01</text:p>
          </table:table-cell>
          <table:table-cell office:value-type="float" office:value="30.040001">
            <text:p>30.040001</text:p>
          </table:table-cell>
          <table:table-cell office:value-type="float" office:value="32.689999">
            <text:p>32.689999</text:p>
          </table:table-cell>
          <table:table-cell office:value-type="float" office:value="30.040001">
            <text:p>30.040001</text:p>
          </table:table-cell>
          <table:table-cell table:number-columns-repeated="2" office:value-type="float" office:value="32.310001">
            <text:p>32.310001</text:p>
          </table:table-cell>
          <table:table-cell office:value-type="float" office:value="41220000">
            <text:p>41220000</text:p>
          </table:table-cell>
        </table:table-row>
        <table:table-row table:style-name="ro1" table:visibility="filter">
          <table:table-cell office:value-type="string">
            <text:p>1954-10-01</text:p>
          </table:table-cell>
          <table:table-cell office:value-type="float" office:value="32.290001">
            <text:p>32.290001</text:p>
          </table:table-cell>
          <table:table-cell office:value-type="float" office:value="32.759998">
            <text:p>32.759998</text:p>
          </table:table-cell>
          <table:table-cell table:number-columns-repeated="3" office:value-type="float" office:value="31.68">
            <text:p>31.68</text:p>
          </table:table-cell>
          <table:table-cell office:value-type="float" office:value="44170000">
            <text:p>44170000</text:p>
          </table:table-cell>
        </table:table-row>
        <table:table-row table:style-name="ro1" table:visibility="filter">
          <table:table-cell office:value-type="string">
            <text:p>1954-11-01</text:p>
          </table:table-cell>
          <table:table-cell office:value-type="float" office:value="31.790001">
            <text:p>31.790001</text:p>
          </table:table-cell>
          <table:table-cell office:value-type="float" office:value="34.549999">
            <text:p>34.549999</text:p>
          </table:table-cell>
          <table:table-cell office:value-type="float" office:value="31.790001">
            <text:p>31.790001</text:p>
          </table:table-cell>
          <table:table-cell table:number-columns-repeated="2" office:value-type="float" office:value="34.240002">
            <text:p>34.240002</text:p>
          </table:table-cell>
          <table:table-cell office:value-type="float" office:value="63010000">
            <text:p>63010000</text:p>
          </table:table-cell>
        </table:table-row>
        <table:table-row table:style-name="ro1" table:visibility="filter">
          <table:table-cell office:value-type="string">
            <text:p>1954-12-01</text:p>
          </table:table-cell>
          <table:table-cell office:value-type="float" office:value="33.990002">
            <text:p>33.990002</text:p>
          </table:table-cell>
          <table:table-cell office:value-type="float" office:value="35.98">
            <text:p>35.98</text:p>
          </table:table-cell>
          <table:table-cell office:value-type="float" office:value="33.990002">
            <text:p>33.990002</text:p>
          </table:table-cell>
          <table:table-cell table:number-columns-repeated="2" office:value-type="float" office:value="35.98">
            <text:p>35.98</text:p>
          </table:table-cell>
          <table:table-cell office:value-type="float" office:value="76480000">
            <text:p>76480000</text:p>
          </table:table-cell>
        </table:table-row>
        <table:table-row table:style-name="ro1" table:visibility="filter">
          <table:table-cell office:value-type="string">
            <text:p>1955-01-01</text:p>
          </table:table-cell>
          <table:table-cell table:number-columns-repeated="2" office:value-type="float" office:value="36.75">
            <text:p>36.75</text:p>
          </table:table-cell>
          <table:table-cell office:value-type="float" office:value="34.580002">
            <text:p>34.580002</text:p>
          </table:table-cell>
          <table:table-cell table:number-columns-repeated="2" office:value-type="float" office:value="36.630001">
            <text:p>36.630001</text:p>
          </table:table-cell>
          <table:table-cell office:value-type="float" office:value="74650000">
            <text:p>74650000</text:p>
          </table:table-cell>
        </table:table-row>
        <table:table-row table:style-name="ro1" table:visibility="filter">
          <table:table-cell office:value-type="string">
            <text:p>1955-02-01</text:p>
          </table:table-cell>
          <table:table-cell office:value-type="float" office:value="36.720001">
            <text:p>36.720001</text:p>
          </table:table-cell>
          <table:table-cell office:value-type="float" office:value="37.150002">
            <text:p>37.150002</text:p>
          </table:table-cell>
          <table:table-cell office:value-type="float" office:value="36.439999">
            <text:p>36.439999</text:p>
          </table:table-cell>
          <table:table-cell table:number-columns-repeated="2" office:value-type="float" office:value="36.759998">
            <text:p>36.759998</text:p>
          </table:table-cell>
          <table:table-cell office:value-type="float" office:value="60810000">
            <text:p>60810000</text:p>
          </table:table-cell>
        </table:table-row>
        <table:table-row table:style-name="ro1" table:visibility="filter">
          <table:table-cell office:value-type="string">
            <text:p>1955-03-01</text:p>
          </table:table-cell>
          <table:table-cell office:value-type="float" office:value="36.830002">
            <text:p>36.830002</text:p>
          </table:table-cell>
          <table:table-cell office:value-type="float" office:value="37.52">
            <text:p>37.52</text:p>
          </table:table-cell>
          <table:table-cell office:value-type="float" office:value="34.959999">
            <text:p>34.959999</text:p>
          </table:table-cell>
          <table:table-cell table:number-columns-repeated="2" office:value-type="float" office:value="36.580002">
            <text:p>36.580002</text:p>
          </table:table-cell>
          <table:table-cell office:value-type="float" office:value="65780000">
            <text:p>65780000</text:p>
          </table:table-cell>
        </table:table-row>
        <table:table-row table:style-name="ro1">
          <table:table-cell office:value-type="string">
            <text:p>1955-04-01</text:p>
          </table:table-cell>
          <table:table-cell office:value-type="float" office:value="36.950001">
            <text:p>36.950001</text:p>
          </table:table-cell>
          <table:table-cell office:value-type="float" office:value="38.32">
            <text:p>38.32</text:p>
          </table:table-cell>
          <table:table-cell office:value-type="float" office:value="36.830002">
            <text:p>36.830002</text:p>
          </table:table-cell>
          <table:table-cell table:number-columns-repeated="2" office:value-type="float" office:value="37.959999">
            <text:p>37.959999</text:p>
          </table:table-cell>
          <table:table-cell office:value-type="float" office:value="53790000">
            <text:p>53790000</text:p>
          </table:table-cell>
        </table:table-row>
        <table:table-row table:style-name="ro1" table:visibility="filter">
          <table:table-cell office:value-type="string">
            <text:p>1955-05-01</text:p>
          </table:table-cell>
          <table:table-cell table:number-columns-repeated="2" office:value-type="float" office:value="38.040001">
            <text:p>38.040001</text:p>
          </table:table-cell>
          <table:table-cell office:value-type="float" office:value="36.970001">
            <text:p>36.970001</text:p>
          </table:table-cell>
          <table:table-cell table:number-columns-repeated="2" office:value-type="float" office:value="37.91">
            <text:p>37.91</text:p>
          </table:table-cell>
          <table:table-cell office:value-type="float" office:value="45450000">
            <text:p>45450000</text:p>
          </table:table-cell>
        </table:table-row>
        <table:table-row table:style-name="ro1" table:visibility="filter">
          <table:table-cell office:value-type="string">
            <text:p>1955-06-01</text:p>
          </table:table-cell>
          <table:table-cell office:value-type="float" office:value="37.959999">
            <text:p>37.959999</text:p>
          </table:table-cell>
          <table:table-cell office:value-type="float" office:value="41.029999">
            <text:p>41.029999</text:p>
          </table:table-cell>
          <table:table-cell office:value-type="float" office:value="37.959999">
            <text:p>37.959999</text:p>
          </table:table-cell>
          <table:table-cell table:number-columns-repeated="2" office:value-type="float" office:value="41.029999">
            <text:p>41.029999</text:p>
          </table:table-cell>
          <table:table-cell office:value-type="float" office:value="58120000">
            <text:p>58120000</text:p>
          </table:table-cell>
        </table:table-row>
        <table:table-row table:style-name="ro1" table:visibility="filter">
          <table:table-cell office:value-type="string">
            <text:p>1955-07-01</text:p>
          </table:table-cell>
          <table:table-cell office:value-type="float" office:value="41.189999">
            <text:p>41.189999</text:p>
          </table:table-cell>
          <table:table-cell office:value-type="float" office:value="43.759998">
            <text:p>43.759998</text:p>
          </table:table-cell>
          <table:table-cell office:value-type="float" office:value="41.189999">
            <text:p>41.189999</text:p>
          </table:table-cell>
          <table:table-cell table:number-columns-repeated="2" office:value-type="float" office:value="43.52">
            <text:p>43.52</text:p>
          </table:table-cell>
          <table:table-cell office:value-type="float" office:value="48470000">
            <text:p>48470000</text:p>
          </table:table-cell>
        </table:table-row>
        <table:table-row table:style-name="ro1" table:visibility="filter">
          <table:table-cell office:value-type="string">
            <text:p>1955-08-01</text:p>
          </table:table-cell>
          <table:table-cell office:value-type="float" office:value="42.93">
            <text:p>42.93</text:p>
          </table:table-cell>
          <table:table-cell office:value-type="float" office:value="43.18">
            <text:p>43.18</text:p>
          </table:table-cell>
          <table:table-cell office:value-type="float" office:value="41.740002">
            <text:p>41.740002</text:p>
          </table:table-cell>
          <table:table-cell table:number-columns-repeated="2" office:value-type="float" office:value="43.18">
            <text:p>43.18</text:p>
          </table:table-cell>
          <table:table-cell office:value-type="float" office:value="41800000">
            <text:p>41800000</text:p>
          </table:table-cell>
        </table:table-row>
        <table:table-row table:style-name="ro1" table:visibility="filter">
          <table:table-cell office:value-type="string">
            <text:p>1955-09-01</text:p>
          </table:table-cell>
          <table:table-cell office:value-type="float" office:value="43.369999">
            <text:p>43.369999</text:p>
          </table:table-cell>
          <table:table-cell office:value-type="float" office:value="45.630001">
            <text:p>45.630001</text:p>
          </table:table-cell>
          <table:table-cell office:value-type="float" office:value="42.610001">
            <text:p>42.610001</text:p>
          </table:table-cell>
          <table:table-cell table:number-columns-repeated="2" office:value-type="float" office:value="43.669998">
            <text:p>43.669998</text:p>
          </table:table-cell>
          <table:table-cell office:value-type="float" office:value="60080000">
            <text:p>60080000</text:p>
          </table:table-cell>
        </table:table-row>
        <table:table-row table:style-name="ro1" table:visibility="filter">
          <table:table-cell office:value-type="string">
            <text:p>1955-10-01</text:p>
          </table:table-cell>
          <table:table-cell office:value-type="float" office:value="42.490002">
            <text:p>42.490002</text:p>
          </table:table-cell>
          <table:table-cell office:value-type="float" office:value="42.990002">
            <text:p>42.990002</text:p>
          </table:table-cell>
          <table:table-cell office:value-type="float" office:value="40.799999">
            <text:p>40.799999</text:p>
          </table:table-cell>
          <table:table-cell table:number-columns-repeated="2" office:value-type="float" office:value="42.34">
            <text:p>42.34</text:p>
          </table:table-cell>
          <table:table-cell office:value-type="float" office:value="42150000">
            <text:p>42150000</text:p>
          </table:table-cell>
        </table:table-row>
        <table:table-row table:style-name="ro1" table:visibility="filter">
          <table:table-cell office:value-type="string">
            <text:p>1955-11-01</text:p>
          </table:table-cell>
          <table:table-cell office:value-type="float" office:value="42.279999">
            <text:p>42.279999</text:p>
          </table:table-cell>
          <table:table-cell office:value-type="float" office:value="46.41">
            <text:p>46.41</text:p>
          </table:table-cell>
          <table:table-cell office:value-type="float" office:value="42.279999">
            <text:p>42.279999</text:p>
          </table:table-cell>
          <table:table-cell table:number-columns-repeated="2" office:value-type="float" office:value="45.509998">
            <text:p>45.509998</text:p>
          </table:table-cell>
          <table:table-cell office:value-type="float" office:value="46360000">
            <text:p>46360000</text:p>
          </table:table-cell>
        </table:table-row>
        <table:table-row table:style-name="ro1" table:visibility="filter">
          <table:table-cell office:value-type="string">
            <text:p>1955-12-01</text:p>
          </table:table-cell>
          <table:table-cell office:value-type="float" office:value="45.349998">
            <text:p>45.349998</text:p>
          </table:table-cell>
          <table:table-cell office:value-type="float" office:value="45.889999">
            <text:p>45.889999</text:p>
          </table:table-cell>
          <table:table-cell office:value-type="float" office:value="44.950001">
            <text:p>44.950001</text:p>
          </table:table-cell>
          <table:table-cell table:number-columns-repeated="2" office:value-type="float" office:value="45.48">
            <text:p>45.48</text:p>
          </table:table-cell>
          <table:table-cell office:value-type="float" office:value="50990000">
            <text:p>50990000</text:p>
          </table:table-cell>
        </table:table-row>
        <table:table-row table:style-name="ro1" table:visibility="filter">
          <table:table-cell office:value-type="string">
            <text:p>1956-01-01</text:p>
          </table:table-cell>
          <table:table-cell table:number-columns-repeated="2" office:value-type="float" office:value="45.16">
            <text:p>45.16</text:p>
          </table:table-cell>
          <table:table-cell office:value-type="float" office:value="43.110001">
            <text:p>43.110001</text:p>
          </table:table-cell>
          <table:table-cell table:number-columns-repeated="2" office:value-type="float" office:value="43.82">
            <text:p>43.82</text:p>
          </table:table-cell>
          <table:table-cell office:value-type="float" office:value="47160000">
            <text:p>47160000</text:p>
          </table:table-cell>
        </table:table-row>
        <table:table-row table:style-name="ro1" table:visibility="filter">
          <table:table-cell office:value-type="string">
            <text:p>1956-02-01</text:p>
          </table:table-cell>
          <table:table-cell office:value-type="float" office:value="44.029999">
            <text:p>44.029999</text:p>
          </table:table-cell>
          <table:table-cell office:value-type="float" office:value="45.43">
            <text:p>45.43</text:p>
          </table:table-cell>
          <table:table-cell office:value-type="float" office:value="43.419998">
            <text:p>43.419998</text:p>
          </table:table-cell>
          <table:table-cell table:number-columns-repeated="2" office:value-type="float" office:value="45.34">
            <text:p>45.34</text:p>
          </table:table-cell>
          <table:table-cell office:value-type="float" office:value="46370000">
            <text:p>46370000</text:p>
          </table:table-cell>
        </table:table-row>
        <table:table-row table:style-name="ro1" table:visibility="filter">
          <table:table-cell office:value-type="string">
            <text:p>1956-03-01</text:p>
          </table:table-cell>
          <table:table-cell office:value-type="float" office:value="45.540001">
            <text:p>45.540001</text:p>
          </table:table-cell>
          <table:table-cell office:value-type="float" office:value="48.869999">
            <text:p>48.869999</text:p>
          </table:table-cell>
          <table:table-cell office:value-type="float" office:value="45.540001">
            <text:p>45.540001</text:p>
          </table:table-cell>
          <table:table-cell table:number-columns-repeated="2" office:value-type="float" office:value="48.48">
            <text:p>48.48</text:p>
          </table:table-cell>
          <table:table-cell office:value-type="float" office:value="60310000">
            <text:p>60310000</text:p>
          </table:table-cell>
        </table:table-row>
        <table:table-row table:style-name="ro1">
          <table:table-cell office:value-type="string">
            <text:p>1956-04-01</text:p>
          </table:table-cell>
          <table:table-cell office:value-type="float" office:value="48.700001">
            <text:p>48.700001</text:p>
          </table:table-cell>
          <table:table-cell office:value-type="float" office:value="48.849998">
            <text:p>48.849998</text:p>
          </table:table-cell>
          <table:table-cell office:value-type="float" office:value="47.09">
            <text:p>47.09</text:p>
          </table:table-cell>
          <table:table-cell table:number-columns-repeated="2" office:value-type="float" office:value="48.380001">
            <text:p>48.380001</text:p>
          </table:table-cell>
          <table:table-cell office:value-type="float" office:value="54100000">
            <text:p>54100000</text:p>
          </table:table-cell>
        </table:table-row>
        <table:table-row table:style-name="ro1" table:visibility="filter">
          <table:table-cell office:value-type="string">
            <text:p>1956-05-01</text:p>
          </table:table-cell>
          <table:table-cell office:value-type="float" office:value="48.16">
            <text:p>48.16</text:p>
          </table:table-cell>
          <table:table-cell office:value-type="float" office:value="48.509998">
            <text:p>48.509998</text:p>
          </table:table-cell>
          <table:table-cell office:value-type="float" office:value="44.099998">
            <text:p>44.099998</text:p>
          </table:table-cell>
          <table:table-cell table:number-columns-repeated="2" office:value-type="float" office:value="45.200001">
            <text:p>45.200001</text:p>
          </table:table-cell>
          <table:table-cell office:value-type="float" office:value="53210000">
            <text:p>53210000</text:p>
          </table:table-cell>
        </table:table-row>
        <table:table-row table:style-name="ro1" table:visibility="filter">
          <table:table-cell office:value-type="string">
            <text:p>1956-06-01</text:p>
          </table:table-cell>
          <table:table-cell office:value-type="float" office:value="45.580002">
            <text:p>45.580002</text:p>
          </table:table-cell>
          <table:table-cell office:value-type="float" office:value="47.130001">
            <text:p>47.130001</text:p>
          </table:table-cell>
          <table:table-cell office:value-type="float" office:value="45.139999">
            <text:p>45.139999</text:p>
          </table:table-cell>
          <table:table-cell table:number-columns-repeated="2" office:value-type="float" office:value="46.970001">
            <text:p>46.970001</text:p>
          </table:table-cell>
          <table:table-cell office:value-type="float" office:value="37180000">
            <text:p>37180000</text:p>
          </table:table-cell>
        </table:table-row>
        <table:table-row table:style-name="ro1" table:visibility="filter">
          <table:table-cell office:value-type="string">
            <text:p>1956-07-01</text:p>
          </table:table-cell>
          <table:table-cell office:value-type="float" office:value="46.93">
            <text:p>46.93</text:p>
          </table:table-cell>
          <table:table-cell office:value-type="float" office:value="49.48">
            <text:p>49.48</text:p>
          </table:table-cell>
          <table:table-cell office:value-type="float" office:value="46.93">
            <text:p>46.93</text:p>
          </table:table-cell>
          <table:table-cell table:number-columns-repeated="2" office:value-type="float" office:value="49.389999">
            <text:p>49.389999</text:p>
          </table:table-cell>
          <table:table-cell office:value-type="float" office:value="45650000">
            <text:p>45650000</text:p>
          </table:table-cell>
        </table:table-row>
        <table:table-row table:style-name="ro1" table:visibility="filter">
          <table:table-cell office:value-type="string">
            <text:p>1956-08-01</text:p>
          </table:table-cell>
          <table:table-cell office:value-type="float" office:value="49.619999">
            <text:p>49.619999</text:p>
          </table:table-cell>
          <table:table-cell office:value-type="float" office:value="49.639999">
            <text:p>49.639999</text:p>
          </table:table-cell>
          <table:table-cell office:value-type="float" office:value="46.939999">
            <text:p>46.939999</text:p>
          </table:table-cell>
          <table:table-cell table:number-columns-repeated="2" office:value-type="float" office:value="47.509998">
            <text:p>47.509998</text:p>
          </table:table-cell>
          <table:table-cell office:value-type="float" office:value="44450000">
            <text:p>44450000</text:p>
          </table:table-cell>
        </table:table-row>
        <table:table-row table:style-name="ro1" table:visibility="filter">
          <table:table-cell office:value-type="string">
            <text:p>1956-09-01</text:p>
          </table:table-cell>
          <table:table-cell office:value-type="float" office:value="47.889999">
            <text:p>47.889999</text:p>
          </table:table-cell>
          <table:table-cell office:value-type="float" office:value="48.099998">
            <text:p>48.099998</text:p>
          </table:table-cell>
          <table:table-cell table:number-columns-repeated="3" office:value-type="float" office:value="45.349998">
            <text:p>45.349998</text:p>
          </table:table-cell>
          <table:table-cell office:value-type="float" office:value="37220000">
            <text:p>37220000</text:p>
          </table:table-cell>
        </table:table-row>
        <table:table-row table:style-name="ro1" table:visibility="filter">
          <table:table-cell office:value-type="string">
            <text:p>1956-10-01</text:p>
          </table:table-cell>
          <table:table-cell office:value-type="float" office:value="44.700001">
            <text:p>44.700001</text:p>
          </table:table-cell>
          <table:table-cell office:value-type="float" office:value="47">
            <text:p>47</text:p>
          </table:table-cell>
          <table:table-cell office:value-type="float" office:value="44.700001">
            <text:p>44.700001</text:p>
          </table:table-cell>
          <table:table-cell table:number-columns-repeated="2" office:value-type="float" office:value="45.580002">
            <text:p>45.580002</text:p>
          </table:table-cell>
          <table:table-cell office:value-type="float" office:value="40300000">
            <text:p>40300000</text:p>
          </table:table-cell>
        </table:table-row>
        <table:table-row table:style-name="ro1" table:visibility="filter">
          <table:table-cell office:value-type="string">
            <text:p>1956-11-01</text:p>
          </table:table-cell>
          <table:table-cell office:value-type="float" office:value="46.52">
            <text:p>46.52</text:p>
          </table:table-cell>
          <table:table-cell office:value-type="float" office:value="47.599998">
            <text:p>47.599998</text:p>
          </table:table-cell>
          <table:table-cell office:value-type="float" office:value="44.380001">
            <text:p>44.380001</text:p>
          </table:table-cell>
          <table:table-cell table:number-columns-repeated="2" office:value-type="float" office:value="45.080002">
            <text:p>45.080002</text:p>
          </table:table-cell>
          <table:table-cell office:value-type="float" office:value="43550000">
            <text:p>43550000</text:p>
          </table:table-cell>
        </table:table-row>
        <table:table-row table:style-name="ro1" table:visibility="filter">
          <table:table-cell office:value-type="string">
            <text:p>1956-12-01</text:p>
          </table:table-cell>
          <table:table-cell office:value-type="float" office:value="45.98">
            <text:p>45.98</text:p>
          </table:table-cell>
          <table:table-cell office:value-type="float" office:value="47.040001">
            <text:p>47.040001</text:p>
          </table:table-cell>
          <table:table-cell office:value-type="float" office:value="45.84">
            <text:p>45.84</text:p>
          </table:table-cell>
          <table:table-cell table:number-columns-repeated="2" office:value-type="float" office:value="46.669998">
            <text:p>46.669998</text:p>
          </table:table-cell>
          <table:table-cell office:value-type="float" office:value="46330000">
            <text:p>46330000</text:p>
          </table:table-cell>
        </table:table-row>
        <table:table-row table:style-name="ro1" table:visibility="filter">
          <table:table-cell office:value-type="string">
            <text:p>1957-01-01</text:p>
          </table:table-cell>
          <table:table-cell office:value-type="float" office:value="46.200001">
            <text:p>46.200001</text:p>
          </table:table-cell>
          <table:table-cell office:value-type="float" office:value="46.66">
            <text:p>46.66</text:p>
          </table:table-cell>
          <table:table-cell office:value-type="float" office:value="44.400002">
            <text:p>44.400002</text:p>
          </table:table-cell>
          <table:table-cell table:number-columns-repeated="2" office:value-type="float" office:value="44.720001">
            <text:p>44.720001</text:p>
          </table:table-cell>
          <table:table-cell office:value-type="float" office:value="48140000">
            <text:p>48140000</text:p>
          </table:table-cell>
        </table:table-row>
        <table:table-row table:style-name="ro1" table:visibility="filter">
          <table:table-cell office:value-type="string">
            <text:p>1957-02-01</text:p>
          </table:table-cell>
          <table:table-cell table:number-columns-repeated="2" office:value-type="float" office:value="44.619999">
            <text:p>44.619999</text:p>
          </table:table-cell>
          <table:table-cell office:value-type="float" office:value="42.389999">
            <text:p>42.389999</text:p>
          </table:table-cell>
          <table:table-cell table:number-columns-repeated="2" office:value-type="float" office:value="43.259998">
            <text:p>43.259998</text:p>
          </table:table-cell>
          <table:table-cell office:value-type="float" office:value="37530000">
            <text:p>37530000</text:p>
          </table:table-cell>
        </table:table-row>
        <table:table-row table:style-name="ro1" table:visibility="filter">
          <table:table-cell office:value-type="string">
            <text:p>1957-03-01</text:p>
          </table:table-cell>
          <table:table-cell office:value-type="float" office:value="43.740002">
            <text:p>43.740002</text:p>
          </table:table-cell>
          <table:table-cell office:value-type="float" office:value="44.23">
            <text:p>44.23</text:p>
          </table:table-cell>
          <table:table-cell office:value-type="float" office:value="43.740002">
            <text:p>43.740002</text:p>
          </table:table-cell>
          <table:table-cell table:number-columns-repeated="2" office:value-type="float" office:value="44.110001">
            <text:p>44.110001</text:p>
          </table:table-cell>
          <table:table-cell office:value-type="float" office:value="35620000">
            <text:p>35620000</text:p>
          </table:table-cell>
        </table:table-row>
        <table:table-row table:style-name="ro1">
          <table:table-cell office:value-type="string">
            <text:p>1957-04-01</text:p>
          </table:table-cell>
          <table:table-cell office:value-type="float" office:value="44.139999">
            <text:p>44.139999</text:p>
          </table:table-cell>
          <table:table-cell office:value-type="float" office:value="45.740002">
            <text:p>45.740002</text:p>
          </table:table-cell>
          <table:table-cell office:value-type="float" office:value="44.139999">
            <text:p>44.139999</text:p>
          </table:table-cell>
          <table:table-cell table:number-columns-repeated="2" office:value-type="float" office:value="45.740002">
            <text:p>45.740002</text:p>
          </table:table-cell>
          <table:table-cell office:value-type="float" office:value="48290000">
            <text:p>48290000</text:p>
          </table:table-cell>
        </table:table-row>
        <table:table-row table:style-name="ro1" table:visibility="filter">
          <table:table-cell office:value-type="string">
            <text:p>1957-05-01</text:p>
          </table:table-cell>
          <table:table-cell office:value-type="float" office:value="46.02">
            <text:p>46.02</text:p>
          </table:table-cell>
          <table:table-cell office:value-type="float" office:value="47.43">
            <text:p>47.43</text:p>
          </table:table-cell>
          <table:table-cell office:value-type="float" office:value="46.02">
            <text:p>46.02</text:p>
          </table:table-cell>
          <table:table-cell table:number-columns-repeated="2" office:value-type="float" office:value="47.43">
            <text:p>47.43</text:p>
          </table:table-cell>
          <table:table-cell office:value-type="float" office:value="52560000">
            <text:p>52560000</text:p>
          </table:table-cell>
        </table:table-row>
        <table:table-row table:style-name="ro1" table:visibility="filter">
          <table:table-cell office:value-type="string">
            <text:p>1957-06-01</text:p>
          </table:table-cell>
          <table:table-cell office:value-type="float" office:value="47.369999">
            <text:p>47.369999</text:p>
          </table:table-cell>
          <table:table-cell office:value-type="float" office:value="48.240002">
            <text:p>48.240002</text:p>
          </table:table-cell>
          <table:table-cell office:value-type="float" office:value="46.779999">
            <text:p>46.779999</text:p>
          </table:table-cell>
          <table:table-cell table:number-columns-repeated="2" office:value-type="float" office:value="47.369999">
            <text:p>47.369999</text:p>
          </table:table-cell>
          <table:table-cell office:value-type="float" office:value="43470000">
            <text:p>43470000</text:p>
          </table:table-cell>
        </table:table-row>
        <table:table-row table:style-name="ro1" table:visibility="filter">
          <table:table-cell office:value-type="string">
            <text:p>1957-07-01</text:p>
          </table:table-cell>
          <table:table-cell office:value-type="float" office:value="47.43">
            <text:p>47.43</text:p>
          </table:table-cell>
          <table:table-cell office:value-type="float" office:value="49.130001">
            <text:p>49.130001</text:p>
          </table:table-cell>
          <table:table-cell office:value-type="float" office:value="47.43">
            <text:p>47.43</text:p>
          </table:table-cell>
          <table:table-cell table:number-columns-repeated="2" office:value-type="float" office:value="47.91">
            <text:p>47.91</text:p>
          </table:table-cell>
          <table:table-cell office:value-type="float" office:value="48230000">
            <text:p>48230000</text:p>
          </table:table-cell>
        </table:table-row>
        <table:table-row table:style-name="ro1" table:visibility="filter">
          <table:table-cell office:value-type="string">
            <text:p>1957-08-01</text:p>
          </table:table-cell>
          <table:table-cell table:number-columns-repeated="2" office:value-type="float" office:value="47.790001">
            <text:p>47.790001</text:p>
          </table:table-cell>
          <table:table-cell office:value-type="float" office:value="43.889999">
            <text:p>43.889999</text:p>
          </table:table-cell>
          <table:table-cell table:number-columns-repeated="2" office:value-type="float" office:value="45.220001">
            <text:p>45.220001</text:p>
          </table:table-cell>
          <table:table-cell office:value-type="float" office:value="41390000">
            <text:p>41390000</text:p>
          </table:table-cell>
        </table:table-row>
        <table:table-row table:style-name="ro1" table:visibility="filter">
          <table:table-cell office:value-type="string">
            <text:p>1957-09-01</text:p>
          </table:table-cell>
          <table:table-cell table:number-columns-repeated="2" office:value-type="float" office:value="45.439999">
            <text:p>45.439999</text:p>
          </table:table-cell>
          <table:table-cell table:number-columns-repeated="3" office:value-type="float" office:value="42.419998">
            <text:p>42.419998</text:p>
          </table:table-cell>
          <table:table-cell office:value-type="float" office:value="36890000">
            <text:p>36890000</text:p>
          </table:table-cell>
        </table:table-row>
        <table:table-row table:style-name="ro1" table:visibility="filter">
          <table:table-cell office:value-type="string">
            <text:p>1957-10-01</text:p>
          </table:table-cell>
          <table:table-cell office:value-type="float" office:value="42.759998">
            <text:p>42.759998</text:p>
          </table:table-cell>
          <table:table-cell office:value-type="float" office:value="43.139999">
            <text:p>43.139999</text:p>
          </table:table-cell>
          <table:table-cell office:value-type="float" office:value="38.98">
            <text:p>38.98</text:p>
          </table:table-cell>
          <table:table-cell table:number-columns-repeated="2" office:value-type="float" office:value="41.060001">
            <text:p>41.060001</text:p>
          </table:table-cell>
          <table:table-cell office:value-type="float" office:value="63960000">
            <text:p>63960000</text:p>
          </table:table-cell>
        </table:table-row>
        <table:table-row table:style-name="ro1" table:visibility="filter">
          <table:table-cell office:value-type="string">
            <text:p>1957-11-01</text:p>
          </table:table-cell>
          <table:table-cell office:value-type="float" office:value="40.439999">
            <text:p>40.439999</text:p>
          </table:table-cell>
          <table:table-cell office:value-type="float" office:value="41.720001">
            <text:p>41.720001</text:p>
          </table:table-cell>
          <table:table-cell office:value-type="float" office:value="39.439999">
            <text:p>39.439999</text:p>
          </table:table-cell>
          <table:table-cell table:number-columns-repeated="2" office:value-type="float" office:value="41.720001">
            <text:p>41.720001</text:p>
          </table:table-cell>
          <table:table-cell office:value-type="float" office:value="48200000">
            <text:p>48200000</text:p>
          </table:table-cell>
        </table:table-row>
        <table:table-row table:style-name="ro1" table:visibility="filter">
          <table:table-cell office:value-type="string">
            <text:p>1957-12-01</text:p>
          </table:table-cell>
          <table:table-cell office:value-type="float" office:value="41.360001">
            <text:p>41.360001</text:p>
          </table:table-cell>
          <table:table-cell office:value-type="float" office:value="41.540001">
            <text:p>41.540001</text:p>
          </table:table-cell>
          <table:table-cell office:value-type="float" office:value="39.380001">
            <text:p>39.380001</text:p>
          </table:table-cell>
          <table:table-cell table:number-columns-repeated="2" office:value-type="float" office:value="39.990002">
            <text:p>39.990002</text:p>
          </table:table-cell>
          <table:table-cell office:value-type="float" office:value="54440000">
            <text:p>54440000</text:p>
          </table:table-cell>
        </table:table-row>
        <table:table-row table:style-name="ro1" table:visibility="filter">
          <table:table-cell office:value-type="string">
            <text:p>1958-01-01</text:p>
          </table:table-cell>
          <table:table-cell office:value-type="float" office:value="40.330002">
            <text:p>40.330002</text:p>
          </table:table-cell>
          <table:table-cell office:value-type="float" office:value="41.880001">
            <text:p>41.880001</text:p>
          </table:table-cell>
          <table:table-cell office:value-type="float" office:value="40.330002">
            <text:p>40.330002</text:p>
          </table:table-cell>
          <table:table-cell table:number-columns-repeated="2" office:value-type="float" office:value="41.700001">
            <text:p>41.700001</text:p>
          </table:table-cell>
          <table:table-cell office:value-type="float" office:value="49830000">
            <text:p>49830000</text:p>
          </table:table-cell>
        </table:table-row>
        <table:table-row table:style-name="ro1" table:visibility="filter">
          <table:table-cell office:value-type="string">
            <text:p>1958-02-01</text:p>
          </table:table-cell>
          <table:table-cell office:value-type="float" office:value="42.040001">
            <text:p>42.040001</text:p>
          </table:table-cell>
          <table:table-cell office:value-type="float" office:value="42.459999">
            <text:p>42.459999</text:p>
          </table:table-cell>
          <table:table-cell office:value-type="float" office:value="40.610001">
            <text:p>40.610001</text:p>
          </table:table-cell>
          <table:table-cell table:number-columns-repeated="2" office:value-type="float" office:value="40.84">
            <text:p>40.84</text:p>
          </table:table-cell>
          <table:table-cell office:value-type="float" office:value="40190000">
            <text:p>40190000</text:p>
          </table:table-cell>
        </table:table-row>
        <table:table-row table:style-name="ro1" table:visibility="filter">
          <table:table-cell office:value-type="string">
            <text:p>1958-03-01</text:p>
          </table:table-cell>
          <table:table-cell office:value-type="float" office:value="41.130001">
            <text:p>41.130001</text:p>
          </table:table-cell>
          <table:table-cell office:value-type="float" office:value="42.580002">
            <text:p>42.580002</text:p>
          </table:table-cell>
          <table:table-cell office:value-type="float" office:value="41.130001">
            <text:p>41.130001</text:p>
          </table:table-cell>
          <table:table-cell table:number-columns-repeated="2" office:value-type="float" office:value="42.099998">
            <text:p>42.099998</text:p>
          </table:table-cell>
          <table:table-cell office:value-type="float" office:value="46680000">
            <text:p>46680000</text:p>
          </table:table-cell>
        </table:table-row>
        <table:table-row table:style-name="ro1">
          <table:table-cell office:value-type="string">
            <text:p>1958-04-01</text:p>
          </table:table-cell>
          <table:table-cell office:value-type="float" office:value="41.93">
            <text:p>41.93</text:p>
          </table:table-cell>
          <table:table-cell office:value-type="float" office:value="43.439999">
            <text:p>43.439999</text:p>
          </table:table-cell>
          <table:table-cell office:value-type="float" office:value="41.330002">
            <text:p>41.330002</text:p>
          </table:table-cell>
          <table:table-cell table:number-columns-repeated="2" office:value-type="float" office:value="43.439999">
            <text:p>43.439999</text:p>
          </table:table-cell>
          <table:table-cell office:value-type="float" office:value="50270000">
            <text:p>50270000</text:p>
          </table:table-cell>
        </table:table-row>
        <table:table-row table:style-name="ro1" table:visibility="filter">
          <table:table-cell office:value-type="string">
            <text:p>1958-05-01</text:p>
          </table:table-cell>
          <table:table-cell office:value-type="float" office:value="43.540001">
            <text:p>43.540001</text:p>
          </table:table-cell>
          <table:table-cell office:value-type="float" office:value="44.09">
            <text:p>44.09</text:p>
          </table:table-cell>
          <table:table-cell office:value-type="float" office:value="43.119999">
            <text:p>43.119999</text:p>
          </table:table-cell>
          <table:table-cell table:number-columns-repeated="2" office:value-type="float" office:value="44.09">
            <text:p>44.09</text:p>
          </table:table-cell>
          <table:table-cell office:value-type="float" office:value="54100000">
            <text:p>54100000</text:p>
          </table:table-cell>
        </table:table-row>
        <table:table-row table:style-name="ro1" table:visibility="filter">
          <table:table-cell office:value-type="string">
            <text:p>1958-06-01</text:p>
          </table:table-cell>
          <table:table-cell office:value-type="float" office:value="44.310001">
            <text:p>44.310001</text:p>
          </table:table-cell>
          <table:table-cell office:value-type="float" office:value="45.34">
            <text:p>45.34</text:p>
          </table:table-cell>
          <table:table-cell office:value-type="float" office:value="44.310001">
            <text:p>44.310001</text:p>
          </table:table-cell>
          <table:table-cell table:number-columns-repeated="2" office:value-type="float" office:value="45.240002">
            <text:p>45.240002</text:p>
          </table:table-cell>
          <table:table-cell office:value-type="float" office:value="56610000">
            <text:p>56610000</text:p>
          </table:table-cell>
        </table:table-row>
        <table:table-row table:style-name="ro1" table:visibility="filter">
          <table:table-cell office:value-type="string">
            <text:p>1958-07-01</text:p>
          </table:table-cell>
          <table:table-cell office:value-type="float" office:value="45.279999">
            <text:p>45.279999</text:p>
          </table:table-cell>
          <table:table-cell office:value-type="float" office:value="47.189999">
            <text:p>47.189999</text:p>
          </table:table-cell>
          <table:table-cell office:value-type="float" office:value="45.110001">
            <text:p>45.110001</text:p>
          </table:table-cell>
          <table:table-cell table:number-columns-repeated="2" office:value-type="float" office:value="47.189999">
            <text:p>47.189999</text:p>
          </table:table-cell>
          <table:table-cell office:value-type="float" office:value="69430000">
            <text:p>69430000</text:p>
          </table:table-cell>
        </table:table-row>
        <table:table-row table:style-name="ro1" table:visibility="filter">
          <table:table-cell office:value-type="string">
            <text:p>1958-08-01</text:p>
          </table:table-cell>
          <table:table-cell office:value-type="float" office:value="47.490002">
            <text:p>47.490002</text:p>
          </table:table-cell>
          <table:table-cell office:value-type="float" office:value="48.16">
            <text:p>48.16</text:p>
          </table:table-cell>
          <table:table-cell office:value-type="float" office:value="47.220001">
            <text:p>47.220001</text:p>
          </table:table-cell>
          <table:table-cell table:number-columns-repeated="2" office:value-type="float" office:value="47.75">
            <text:p>47.75</text:p>
          </table:table-cell>
          <table:table-cell office:value-type="float" office:value="62300000">
            <text:p>62300000</text:p>
          </table:table-cell>
        </table:table-row>
        <table:table-row table:style-name="ro1" table:visibility="filter">
          <table:table-cell office:value-type="string">
            <text:p>1958-09-01</text:p>
          </table:table-cell>
          <table:table-cell office:value-type="float" office:value="48">
            <text:p>48</text:p>
          </table:table-cell>
          <table:table-cell office:value-type="float" office:value="50.060001">
            <text:p>50.060001</text:p>
          </table:table-cell>
          <table:table-cell office:value-type="float" office:value="47.970001">
            <text:p>47.970001</text:p>
          </table:table-cell>
          <table:table-cell table:number-columns-repeated="2" office:value-type="float" office:value="50.060001">
            <text:p>50.060001</text:p>
          </table:table-cell>
          <table:table-cell office:value-type="float" office:value="71940000">
            <text:p>71940000</text:p>
          </table:table-cell>
        </table:table-row>
        <table:table-row table:style-name="ro1" table:visibility="filter">
          <table:table-cell office:value-type="string">
            <text:p>1958-10-01</text:p>
          </table:table-cell>
          <table:table-cell office:value-type="float" office:value="49.98">
            <text:p>49.98</text:p>
          </table:table-cell>
          <table:table-cell office:value-type="float" office:value="51.619999">
            <text:p>51.619999</text:p>
          </table:table-cell>
          <table:table-cell office:value-type="float" office:value="49.98">
            <text:p>49.98</text:p>
          </table:table-cell>
          <table:table-cell table:number-columns-repeated="2" office:value-type="float" office:value="51.330002">
            <text:p>51.330002</text:p>
          </table:table-cell>
          <table:table-cell office:value-type="float" office:value="95020000">
            <text:p>95020000</text:p>
          </table:table-cell>
        </table:table-row>
        <table:table-row table:style-name="ro1" table:visibility="filter">
          <table:table-cell office:value-type="string">
            <text:p>1958-11-01</text:p>
          </table:table-cell>
          <table:table-cell office:value-type="float" office:value="51.560001">
            <text:p>51.560001</text:p>
          </table:table-cell>
          <table:table-cell office:value-type="float" office:value="53.240002">
            <text:p>53.240002</text:p>
          </table:table-cell>
          <table:table-cell office:value-type="float" office:value="51.02">
            <text:p>51.02</text:p>
          </table:table-cell>
          <table:table-cell table:number-columns-repeated="2" office:value-type="float" office:value="52.48">
            <text:p>52.48</text:p>
          </table:table-cell>
          <table:table-cell office:value-type="float" office:value="74350000">
            <text:p>74350000</text:p>
          </table:table-cell>
        </table:table-row>
        <table:table-row table:style-name="ro1" table:visibility="filter">
          <table:table-cell office:value-type="string">
            <text:p>1958-12-01</text:p>
          </table:table-cell>
          <table:table-cell office:value-type="float" office:value="52.689999">
            <text:p>52.689999</text:p>
          </table:table-cell>
          <table:table-cell office:value-type="float" office:value="55.209999">
            <text:p>55.209999</text:p>
          </table:table-cell>
          <table:table-cell office:value-type="float" office:value="52.459999">
            <text:p>52.459999</text:p>
          </table:table-cell>
          <table:table-cell table:number-columns-repeated="2" office:value-type="float" office:value="55.209999">
            <text:p>55.209999</text:p>
          </table:table-cell>
          <table:table-cell office:value-type="float" office:value="75940000">
            <text:p>75940000</text:p>
          </table:table-cell>
        </table:table-row>
        <table:table-row table:style-name="ro1" table:visibility="filter">
          <table:table-cell office:value-type="string">
            <text:p>1959-01-01</text:p>
          </table:table-cell>
          <table:table-cell office:value-type="float" office:value="55.439999">
            <text:p>55.439999</text:p>
          </table:table-cell>
          <table:table-cell office:value-type="float" office:value="56.040001">
            <text:p>56.040001</text:p>
          </table:table-cell>
          <table:table-cell office:value-type="float" office:value="54.889999">
            <text:p>54.889999</text:p>
          </table:table-cell>
          <table:table-cell table:number-columns-repeated="2" office:value-type="float" office:value="55.450001">
            <text:p>55.450001</text:p>
          </table:table-cell>
          <table:table-cell office:value-type="float" office:value="83240000">
            <text:p>83240000</text:p>
          </table:table-cell>
        </table:table-row>
        <table:table-row table:style-name="ro1" table:visibility="filter">
          <table:table-cell office:value-type="string">
            <text:p>1959-02-01</text:p>
          </table:table-cell>
          <table:table-cell office:value-type="float" office:value="55.209999">
            <text:p>55.209999</text:p>
          </table:table-cell>
          <table:table-cell office:value-type="float" office:value="55.52">
            <text:p>55.52</text:p>
          </table:table-cell>
          <table:table-cell office:value-type="float" office:value="53.580002">
            <text:p>53.580002</text:p>
          </table:table-cell>
          <table:table-cell table:number-columns-repeated="2" office:value-type="float" office:value="55.41">
            <text:p>55.41</text:p>
          </table:table-cell>
          <table:table-cell office:value-type="float" office:value="65790000">
            <text:p>65790000</text:p>
          </table:table-cell>
        </table:table-row>
        <table:table-row table:style-name="ro1" table:visibility="filter">
          <table:table-cell office:value-type="string">
            <text:p>1959-03-01</text:p>
          </table:table-cell>
          <table:table-cell office:value-type="float" office:value="55.73">
            <text:p>55.73</text:p>
          </table:table-cell>
          <table:table-cell office:value-type="float" office:value="56.669998">
            <text:p>56.669998</text:p>
          </table:table-cell>
          <table:table-cell table:number-columns-repeated="3" office:value-type="float" office:value="55.439999">
            <text:p>55.439999</text:p>
          </table:table-cell>
          <table:table-cell office:value-type="float" office:value="82430000">
            <text:p>82430000</text:p>
          </table:table-cell>
        </table:table-row>
        <table:table-row table:style-name="ro1">
          <table:table-cell office:value-type="string">
            <text:p>1959-04-01</text:p>
          </table:table-cell>
          <table:table-cell office:value-type="float" office:value="55.689999">
            <text:p>55.689999</text:p>
          </table:table-cell>
          <table:table-cell office:value-type="float" office:value="58.169998">
            <text:p>58.169998</text:p>
          </table:table-cell>
          <table:table-cell office:value-type="float" office:value="55.689999">
            <text:p>55.689999</text:p>
          </table:table-cell>
          <table:table-cell table:number-columns-repeated="2" office:value-type="float" office:value="57.59">
            <text:p>57.59</text:p>
          </table:table-cell>
          <table:table-cell office:value-type="float" office:value="75840000">
            <text:p>75840000</text:p>
          </table:table-cell>
        </table:table-row>
        <table:table-row table:style-name="ro1" table:visibility="filter">
          <table:table-cell office:value-type="string">
            <text:p>1959-05-01</text:p>
          </table:table-cell>
          <table:table-cell office:value-type="float" office:value="57.650002">
            <text:p>57.650002</text:p>
          </table:table-cell>
          <table:table-cell office:value-type="float" office:value="58.68">
            <text:p>58.68</text:p>
          </table:table-cell>
          <table:table-cell office:value-type="float" office:value="56.880001">
            <text:p>56.880001</text:p>
          </table:table-cell>
          <table:table-cell table:number-columns-repeated="2" office:value-type="float" office:value="58.68">
            <text:p>58.68</text:p>
          </table:table-cell>
          <table:table-cell office:value-type="float" office:value="70950000">
            <text:p>70950000</text:p>
          </table:table-cell>
        </table:table-row>
        <table:table-row table:style-name="ro1" table:visibility="filter">
          <table:table-cell office:value-type="string">
            <text:p>1959-06-01</text:p>
          </table:table-cell>
          <table:table-cell table:number-columns-repeated="2" office:value-type="float" office:value="58.630001">
            <text:p>58.630001</text:p>
          </table:table-cell>
          <table:table-cell office:value-type="float" office:value="56.360001">
            <text:p>56.360001</text:p>
          </table:table-cell>
          <table:table-cell table:number-columns-repeated="2" office:value-type="float" office:value="58.470001">
            <text:p>58.470001</text:p>
          </table:table-cell>
          <table:table-cell office:value-type="float" office:value="64310000">
            <text:p>64310000</text:p>
          </table:table-cell>
        </table:table-row>
        <table:table-row table:style-name="ro1" table:visibility="filter">
          <table:table-cell office:value-type="string">
            <text:p>1959-07-01</text:p>
          </table:table-cell>
          <table:table-cell office:value-type="float" office:value="58.970001">
            <text:p>58.970001</text:p>
          </table:table-cell>
          <table:table-cell office:value-type="float" office:value="60.619999">
            <text:p>60.619999</text:p>
          </table:table-cell>
          <table:table-cell office:value-type="float" office:value="58.91">
            <text:p>58.91</text:p>
          </table:table-cell>
          <table:table-cell table:number-columns-repeated="2" office:value-type="float" office:value="60.509998">
            <text:p>60.509998</text:p>
          </table:table-cell>
          <table:table-cell office:value-type="float" office:value="70900000">
            <text:p>70900000</text:p>
          </table:table-cell>
        </table:table-row>
        <table:table-row table:style-name="ro1" table:visibility="filter">
          <table:table-cell office:value-type="string">
            <text:p>1959-08-01</text:p>
          </table:table-cell>
          <table:table-cell table:number-columns-repeated="2" office:value-type="float" office:value="60.709999">
            <text:p>60.709999</text:p>
          </table:table-cell>
          <table:table-cell office:value-type="float" office:value="58.27">
            <text:p>58.27</text:p>
          </table:table-cell>
          <table:table-cell table:number-columns-repeated="2" office:value-type="float" office:value="59.599998">
            <text:p>59.599998</text:p>
          </table:table-cell>
          <table:table-cell office:value-type="float" office:value="51050000">
            <text:p>51050000</text:p>
          </table:table-cell>
        </table:table-row>
        <table:table-row table:style-name="ro1" table:visibility="filter">
          <table:table-cell office:value-type="string">
            <text:p>1959-09-01</text:p>
          </table:table-cell>
          <table:table-cell office:value-type="float" office:value="58.869999">
            <text:p>58.869999</text:p>
          </table:table-cell>
          <table:table-cell office:value-type="float" office:value="58.919998">
            <text:p>58.919998</text:p>
          </table:table-cell>
          <table:table-cell office:value-type="float" office:value="55.139999">
            <text:p>55.139999</text:p>
          </table:table-cell>
          <table:table-cell table:number-columns-repeated="2" office:value-type="float" office:value="56.880001">
            <text:p>56.880001</text:p>
          </table:table-cell>
          <table:table-cell office:value-type="float" office:value="57500000">
            <text:p>57500000</text:p>
          </table:table-cell>
        </table:table-row>
        <table:table-row table:style-name="ro1" table:visibility="filter">
          <table:table-cell office:value-type="string">
            <text:p>1959-10-01</text:p>
          </table:table-cell>
          <table:table-cell office:value-type="float" office:value="56.939999">
            <text:p>56.939999</text:p>
          </table:table-cell>
          <table:table-cell office:value-type="float" office:value="57.52">
            <text:p>57.52</text:p>
          </table:table-cell>
          <table:table-cell office:value-type="float" office:value="56">
            <text:p>56</text:p>
          </table:table-cell>
          <table:table-cell table:number-columns-repeated="2" office:value-type="float" office:value="57.52">
            <text:p>57.52</text:p>
          </table:table-cell>
          <table:table-cell office:value-type="float" office:value="61330000">
            <text:p>61330000</text:p>
          </table:table-cell>
        </table:table-row>
        <table:table-row table:style-name="ro1" table:visibility="filter">
          <table:table-cell office:value-type="string">
            <text:p>1959-11-01</text:p>
          </table:table-cell>
          <table:table-cell office:value-type="float" office:value="57.41">
            <text:p>57.41</text:p>
          </table:table-cell>
          <table:table-cell office:value-type="float" office:value="58.279999">
            <text:p>58.279999</text:p>
          </table:table-cell>
          <table:table-cell office:value-type="float" office:value="56.220001">
            <text:p>56.220001</text:p>
          </table:table-cell>
          <table:table-cell table:number-columns-repeated="2" office:value-type="float" office:value="58.279999">
            <text:p>58.279999</text:p>
          </table:table-cell>
          <table:table-cell office:value-type="float" office:value="64500000">
            <text:p>64500000</text:p>
          </table:table-cell>
        </table:table-row>
        <table:table-row table:style-name="ro1" table:visibility="filter">
          <table:table-cell office:value-type="string">
            <text:p>1959-12-01</text:p>
          </table:table-cell>
          <table:table-cell office:value-type="float" office:value="58.700001">
            <text:p>58.700001</text:p>
          </table:table-cell>
          <table:table-cell office:value-type="float" office:value="59.889999">
            <text:p>59.889999</text:p>
          </table:table-cell>
          <table:table-cell office:value-type="float" office:value="58.599998">
            <text:p>58.599998</text:p>
          </table:table-cell>
          <table:table-cell table:number-columns-repeated="2" office:value-type="float" office:value="59.889999">
            <text:p>59.889999</text:p>
          </table:table-cell>
          <table:table-cell office:value-type="float" office:value="72210000">
            <text:p>72210000</text:p>
          </table:table-cell>
        </table:table-row>
        <table:table-row table:style-name="ro1" table:visibility="filter">
          <table:table-cell office:value-type="string">
            <text:p>1960-01-01</text:p>
          </table:table-cell>
          <table:table-cell office:value-type="float" office:value="59.91">
            <text:p>59.91</text:p>
          </table:table-cell>
          <table:table-cell office:value-type="float" office:value="60.389999">
            <text:p>60.389999</text:p>
          </table:table-cell>
          <table:table-cell table:number-columns-repeated="3" office:value-type="float" office:value="55.610001">
            <text:p>55.610001</text:p>
          </table:table-cell>
          <table:table-cell office:value-type="float" office:value="63920000">
            <text:p>63920000</text:p>
          </table:table-cell>
        </table:table-row>
        <table:table-row table:style-name="ro1" table:visibility="filter">
          <table:table-cell office:value-type="string">
            <text:p>1960-02-01</text:p>
          </table:table-cell>
          <table:table-cell office:value-type="float" office:value="55.959999">
            <text:p>55.959999</text:p>
          </table:table-cell>
          <table:table-cell office:value-type="float" office:value="56.82">
            <text:p>56.82</text:p>
          </table:table-cell>
          <table:table-cell office:value-type="float" office:value="54.73">
            <text:p>54.73</text:p>
          </table:table-cell>
          <table:table-cell table:number-columns-repeated="2" office:value-type="float" office:value="56.119999">
            <text:p>56.119999</text:p>
          </table:table-cell>
          <table:table-cell office:value-type="float" office:value="60500000">
            <text:p>60500000</text:p>
          </table:table-cell>
        </table:table-row>
        <table:table-row table:style-name="ro1" table:visibility="filter">
          <table:table-cell office:value-type="string">
            <text:p>1960-03-01</text:p>
          </table:table-cell>
          <table:table-cell table:number-columns-repeated="2" office:value-type="float" office:value="56.009998">
            <text:p>56.009998</text:p>
          </table:table-cell>
          <table:table-cell office:value-type="float" office:value="53.470001">
            <text:p>53.470001</text:p>
          </table:table-cell>
          <table:table-cell table:number-columns-repeated="2" office:value-type="float" office:value="55.34">
            <text:p>55.34</text:p>
          </table:table-cell>
          <table:table-cell office:value-type="float" office:value="65710000">
            <text:p>65710000</text:p>
          </table:table-cell>
        </table:table-row>
        <table:table-row table:style-name="ro1">
          <table:table-cell office:value-type="string">
            <text:p>1960-04-01</text:p>
          </table:table-cell>
          <table:table-cell office:value-type="float" office:value="55.43">
            <text:p>55.43</text:p>
          </table:table-cell>
          <table:table-cell office:value-type="float" office:value="56.59">
            <text:p>56.59</text:p>
          </table:table-cell>
          <table:table-cell table:number-columns-repeated="3" office:value-type="float" office:value="54.369999">
            <text:p>54.369999</text:p>
          </table:table-cell>
          <table:table-cell office:value-type="float" office:value="57300000">
            <text:p>57300000</text:p>
          </table:table-cell>
        </table:table-row>
        <table:table-row table:style-name="ro1" table:visibility="filter">
          <table:table-cell office:value-type="string">
            <text:p>1960-05-01</text:p>
          </table:table-cell>
          <table:table-cell office:value-type="float" office:value="54.130001">
            <text:p>54.130001</text:p>
          </table:table-cell>
          <table:table-cell office:value-type="float" office:value="55.830002">
            <text:p>55.830002</text:p>
          </table:table-cell>
          <table:table-cell office:value-type="float" office:value="54.130001">
            <text:p>54.130001</text:p>
          </table:table-cell>
          <table:table-cell table:number-columns-repeated="2" office:value-type="float" office:value="55.830002">
            <text:p>55.830002</text:p>
          </table:table-cell>
          <table:table-cell office:value-type="float" office:value="68790000">
            <text:p>68790000</text:p>
          </table:table-cell>
        </table:table-row>
        <table:table-row table:style-name="ro1" table:visibility="filter">
          <table:table-cell office:value-type="string">
            <text:p>1960-06-01</text:p>
          </table:table-cell>
          <table:table-cell office:value-type="float" office:value="55.889999">
            <text:p>55.889999</text:p>
          </table:table-cell>
          <table:table-cell office:value-type="float" office:value="58">
            <text:p>58</text:p>
          </table:table-cell>
          <table:table-cell office:value-type="float" office:value="55.889999">
            <text:p>55.889999</text:p>
          </table:table-cell>
          <table:table-cell table:number-columns-repeated="2" office:value-type="float" office:value="56.919998">
            <text:p>56.919998</text:p>
          </table:table-cell>
          <table:table-cell office:value-type="float" office:value="76480000">
            <text:p>76480000</text:p>
          </table:table-cell>
        </table:table-row>
        <table:table-row table:style-name="ro1" table:visibility="filter">
          <table:table-cell office:value-type="string">
            <text:p>1960-07-01</text:p>
          </table:table-cell>
          <table:table-cell office:value-type="float" office:value="57.060001">
            <text:p>57.060001</text:p>
          </table:table-cell>
          <table:table-cell office:value-type="float" office:value="57.380001">
            <text:p>57.380001</text:p>
          </table:table-cell>
          <table:table-cell office:value-type="float" office:value="54.169998">
            <text:p>54.169998</text:p>
          </table:table-cell>
          <table:table-cell table:number-columns-repeated="2" office:value-type="float" office:value="55.509998">
            <text:p>55.509998</text:p>
          </table:table-cell>
          <table:table-cell office:value-type="float" office:value="53860000">
            <text:p>53860000</text:p>
          </table:table-cell>
        </table:table-row>
        <table:table-row table:style-name="ro1" table:visibility="filter">
          <table:table-cell office:value-type="string">
            <text:p>1960-08-01</text:p>
          </table:table-cell>
          <table:table-cell office:value-type="float" office:value="55.529999">
            <text:p>55.529999</text:p>
          </table:table-cell>
          <table:table-cell office:value-type="float" office:value="58.07">
            <text:p>58.07</text:p>
          </table:table-cell>
          <table:table-cell office:value-type="float" office:value="54.720001">
            <text:p>54.720001</text:p>
          </table:table-cell>
          <table:table-cell table:number-columns-repeated="2" office:value-type="float" office:value="56.959999">
            <text:p>56.959999</text:p>
          </table:table-cell>
          <table:table-cell office:value-type="float" office:value="65330000">
            <text:p>65330000</text:p>
          </table:table-cell>
        </table:table-row>
        <table:table-row table:style-name="ro1" table:visibility="filter">
          <table:table-cell office:value-type="string">
            <text:p>1960-09-01</text:p>
          </table:table-cell>
          <table:table-cell table:number-columns-repeated="2" office:value-type="float" office:value="57.09">
            <text:p>57.09</text:p>
          </table:table-cell>
          <table:table-cell office:value-type="float" office:value="52.48">
            <text:p>52.48</text:p>
          </table:table-cell>
          <table:table-cell table:number-columns-repeated="2" office:value-type="float" office:value="53.52">
            <text:p>53.52</text:p>
          </table:table-cell>
          <table:table-cell office:value-type="float" office:value="60840000">
            <text:p>60840000</text:p>
          </table:table-cell>
        </table:table-row>
        <table:table-row table:style-name="ro1" table:visibility="filter">
          <table:table-cell office:value-type="string">
            <text:p>1960-10-01</text:p>
          </table:table-cell>
          <table:table-cell office:value-type="float" office:value="53.360001">
            <text:p>53.360001</text:p>
          </table:table-cell>
          <table:table-cell office:value-type="float" office:value="54.860001">
            <text:p>54.860001</text:p>
          </table:table-cell>
          <table:table-cell office:value-type="float" office:value="52.200001">
            <text:p>52.200001</text:p>
          </table:table-cell>
          <table:table-cell table:number-columns-repeated="2" office:value-type="float" office:value="53.389999">
            <text:p>53.389999</text:p>
          </table:table-cell>
          <table:table-cell office:value-type="float" office:value="54370000">
            <text:p>54370000</text:p>
          </table:table-cell>
        </table:table-row>
        <table:table-row table:style-name="ro1" table:visibility="filter">
          <table:table-cell office:value-type="string">
            <text:p>1960-11-01</text:p>
          </table:table-cell>
          <table:table-cell office:value-type="float" office:value="53.939999">
            <text:p>53.939999</text:p>
          </table:table-cell>
          <table:table-cell office:value-type="float" office:value="56.43">
            <text:p>56.43</text:p>
          </table:table-cell>
          <table:table-cell office:value-type="float" office:value="53.939999">
            <text:p>53.939999</text:p>
          </table:table-cell>
          <table:table-cell table:number-columns-repeated="2" office:value-type="float" office:value="55.540001">
            <text:p>55.540001</text:p>
          </table:table-cell>
          <table:table-cell office:value-type="float" office:value="62010000">
            <text:p>62010000</text:p>
          </table:table-cell>
        </table:table-row>
        <table:table-row table:style-name="ro1" table:visibility="filter">
          <table:table-cell office:value-type="string">
            <text:p>1960-12-01</text:p>
          </table:table-cell>
          <table:table-cell office:value-type="float" office:value="55.299999">
            <text:p>55.299999</text:p>
          </table:table-cell>
          <table:table-cell office:value-type="float" office:value="58.110001">
            <text:p>58.110001</text:p>
          </table:table-cell>
          <table:table-cell office:value-type="float" office:value="55.299999">
            <text:p>55.299999</text:p>
          </table:table-cell>
          <table:table-cell table:number-columns-repeated="2" office:value-type="float" office:value="58.110001">
            <text:p>58.110001</text:p>
          </table:table-cell>
          <table:table-cell office:value-type="float" office:value="77330000">
            <text:p>77330000</text:p>
          </table:table-cell>
        </table:table-row>
        <table:table-row table:style-name="ro1" table:visibility="filter">
          <table:table-cell office:value-type="string">
            <text:p>1961-01-01</text:p>
          </table:table-cell>
          <table:table-cell office:value-type="float" office:value="57.57">
            <text:p>57.57</text:p>
          </table:table-cell>
          <table:table-cell office:value-type="float" office:value="61.970001">
            <text:p>61.970001</text:p>
          </table:table-cell>
          <table:table-cell office:value-type="float" office:value="57.57">
            <text:p>57.57</text:p>
          </table:table-cell>
          <table:table-cell table:number-columns-repeated="2" office:value-type="float" office:value="61.779999">
            <text:p>61.779999</text:p>
          </table:table-cell>
          <table:table-cell office:value-type="float" office:value="89010000">
            <text:p>89010000</text:p>
          </table:table-cell>
        </table:table-row>
        <table:table-row table:style-name="ro1" table:visibility="filter">
          <table:table-cell office:value-type="string">
            <text:p>1961-02-01</text:p>
          </table:table-cell>
          <table:table-cell office:value-type="float" office:value="61.900002">
            <text:p>61.900002</text:p>
          </table:table-cell>
          <table:table-cell office:value-type="float" office:value="63.439999">
            <text:p>63.439999</text:p>
          </table:table-cell>
          <table:table-cell office:value-type="float" office:value="61.139999">
            <text:p>61.139999</text:p>
          </table:table-cell>
          <table:table-cell table:number-columns-repeated="2" office:value-type="float" office:value="63.439999">
            <text:p>63.439999</text:p>
          </table:table-cell>
          <table:table-cell office:value-type="float" office:value="92730000">
            <text:p>92730000</text:p>
          </table:table-cell>
        </table:table-row>
        <table:table-row table:style-name="ro1" table:visibility="filter">
          <table:table-cell office:value-type="string">
            <text:p>1961-03-01</text:p>
          </table:table-cell>
          <table:table-cell office:value-type="float" office:value="63.43">
            <text:p>63.43</text:p>
          </table:table-cell>
          <table:table-cell office:value-type="float" office:value="65.059998">
            <text:p>65.059998</text:p>
          </table:table-cell>
          <table:table-cell office:value-type="float" office:value="63.380001">
            <text:p>63.380001</text:p>
          </table:table-cell>
          <table:table-cell table:number-columns-repeated="2" office:value-type="float" office:value="65.059998">
            <text:p>65.059998</text:p>
          </table:table-cell>
          <table:table-cell office:value-type="float" office:value="115050000">
            <text:p>115050000</text:p>
          </table:table-cell>
        </table:table-row>
        <table:table-row table:style-name="ro1">
          <table:table-cell office:value-type="string">
            <text:p>1961-04-01</text:p>
          </table:table-cell>
          <table:table-cell office:value-type="float" office:value="65.599998">
            <text:p>65.599998</text:p>
          </table:table-cell>
          <table:table-cell office:value-type="float" office:value="68.68">
            <text:p>68.68</text:p>
          </table:table-cell>
          <table:table-cell office:value-type="float" office:value="64.400002">
            <text:p>64.400002</text:p>
          </table:table-cell>
          <table:table-cell table:number-columns-repeated="2" office:value-type="float" office:value="65.309998">
            <text:p>65.309998</text:p>
          </table:table-cell>
          <table:table-cell office:value-type="float" office:value="101760000">
            <text:p>101760000</text:p>
          </table:table-cell>
        </table:table-row>
        <table:table-row table:style-name="ro1" table:visibility="filter">
          <table:table-cell office:value-type="string">
            <text:p>1961-05-01</text:p>
          </table:table-cell>
          <table:table-cell office:value-type="float" office:value="65.169998">
            <text:p>65.169998</text:p>
          </table:table-cell>
          <table:table-cell office:value-type="float" office:value="67.389999">
            <text:p>67.389999</text:p>
          </table:table-cell>
          <table:table-cell office:value-type="float" office:value="65.169998">
            <text:p>65.169998</text:p>
          </table:table-cell>
          <table:table-cell table:number-columns-repeated="2" office:value-type="float" office:value="66.559998">
            <text:p>66.559998</text:p>
          </table:table-cell>
          <table:table-cell office:value-type="float" office:value="96940000">
            <text:p>96940000</text:p>
          </table:table-cell>
        </table:table-row>
        <table:table-row table:style-name="ro1" table:visibility="filter">
          <table:table-cell office:value-type="string">
            <text:p>1961-06-01</text:p>
          </table:table-cell>
          <table:table-cell office:value-type="float" office:value="66.559998">
            <text:p>66.559998</text:p>
          </table:table-cell>
          <table:table-cell office:value-type="float" office:value="67.080002">
            <text:p>67.080002</text:p>
          </table:table-cell>
          <table:table-cell office:value-type="float" office:value="64.470001">
            <text:p>64.470001</text:p>
          </table:table-cell>
          <table:table-cell table:number-columns-repeated="2" office:value-type="float" office:value="64.639999">
            <text:p>64.639999</text:p>
          </table:table-cell>
          <table:table-cell office:value-type="float" office:value="73090000">
            <text:p>73090000</text:p>
          </table:table-cell>
        </table:table-row>
        <table:table-row table:style-name="ro1" table:visibility="filter">
          <table:table-cell office:value-type="string">
            <text:p>1961-07-01</text:p>
          </table:table-cell>
          <table:table-cell office:value-type="float" office:value="65.209999">
            <text:p>65.209999</text:p>
          </table:table-cell>
          <table:table-cell office:value-type="float" office:value="66.760002">
            <text:p>66.760002</text:p>
          </table:table-cell>
          <table:table-cell office:value-type="float" office:value="64.410004">
            <text:p>64.410004</text:p>
          </table:table-cell>
          <table:table-cell table:number-columns-repeated="2" office:value-type="float" office:value="66.760002">
            <text:p>66.760002</text:p>
          </table:table-cell>
          <table:table-cell office:value-type="float" office:value="60840000">
            <text:p>60840000</text:p>
          </table:table-cell>
        </table:table-row>
        <table:table-row table:style-name="ro1" table:visibility="filter">
          <table:table-cell office:value-type="string">
            <text:p>1961-08-01</text:p>
          </table:table-cell>
          <table:table-cell office:value-type="float" office:value="67.370003">
            <text:p>67.370003</text:p>
          </table:table-cell>
          <table:table-cell office:value-type="float" office:value="68.440002">
            <text:p>68.440002</text:p>
          </table:table-cell>
          <table:table-cell office:value-type="float" office:value="66.940002">
            <text:p>66.940002</text:p>
          </table:table-cell>
          <table:table-cell table:number-columns-repeated="2" office:value-type="float" office:value="68.07">
            <text:p>68.07</text:p>
          </table:table-cell>
          <table:table-cell office:value-type="float" office:value="81490000">
            <text:p>81490000</text:p>
          </table:table-cell>
        </table:table-row>
        <table:table-row table:style-name="ro1" table:visibility="filter">
          <table:table-cell office:value-type="string">
            <text:p>1961-09-01</text:p>
          </table:table-cell>
          <table:table-cell office:value-type="float" office:value="68.190002">
            <text:p>68.190002</text:p>
          </table:table-cell>
          <table:table-cell office:value-type="float" office:value="68.459999">
            <text:p>68.459999</text:p>
          </table:table-cell>
          <table:table-cell office:value-type="float" office:value="65.769997">
            <text:p>65.769997</text:p>
          </table:table-cell>
          <table:table-cell table:number-columns-repeated="2" office:value-type="float" office:value="66.730003">
            <text:p>66.730003</text:p>
          </table:table-cell>
          <table:table-cell office:value-type="float" office:value="63820000">
            <text:p>63820000</text:p>
          </table:table-cell>
        </table:table-row>
        <table:table-row table:style-name="ro1" table:visibility="filter">
          <table:table-cell office:value-type="string">
            <text:p>1961-10-01</text:p>
          </table:table-cell>
          <table:table-cell office:value-type="float" office:value="66.769997">
            <text:p>66.769997</text:p>
          </table:table-cell>
          <table:table-cell office:value-type="float" office:value="68.620003">
            <text:p>68.620003</text:p>
          </table:table-cell>
          <table:table-cell office:value-type="float" office:value="66.730003">
            <text:p>66.730003</text:p>
          </table:table-cell>
          <table:table-cell table:number-columns-repeated="2" office:value-type="float" office:value="68.620003">
            <text:p>68.620003</text:p>
          </table:table-cell>
          <table:table-cell office:value-type="float" office:value="72980000">
            <text:p>72980000</text:p>
          </table:table-cell>
        </table:table-row>
        <table:table-row table:style-name="ro1" table:visibility="filter">
          <table:table-cell office:value-type="string">
            <text:p>1961-11-01</text:p>
          </table:table-cell>
          <table:table-cell office:value-type="float" office:value="68.730003">
            <text:p>68.730003</text:p>
          </table:table-cell>
          <table:table-cell office:value-type="float" office:value="71.849998">
            <text:p>71.849998</text:p>
          </table:table-cell>
          <table:table-cell office:value-type="float" office:value="68.730003">
            <text:p>68.730003</text:p>
          </table:table-cell>
          <table:table-cell table:number-columns-repeated="2" office:value-type="float" office:value="71.32">
            <text:p>71.32</text:p>
          </table:table-cell>
          <table:table-cell office:value-type="float" office:value="87770000">
            <text:p>87770000</text:p>
          </table:table-cell>
        </table:table-row>
        <table:table-row table:style-name="ro1" table:visibility="filter">
          <table:table-cell office:value-type="string">
            <text:p>1961-12-01</text:p>
          </table:table-cell>
          <table:table-cell office:value-type="float" office:value="71.779999">
            <text:p>71.779999</text:p>
          </table:table-cell>
          <table:table-cell office:value-type="float" office:value="72.639999">
            <text:p>72.639999</text:p>
          </table:table-cell>
          <table:table-cell office:value-type="float" office:value="70.860001">
            <text:p>70.860001</text:p>
          </table:table-cell>
          <table:table-cell table:number-columns-repeated="2" office:value-type="float" office:value="71.550003">
            <text:p>71.550003</text:p>
          </table:table-cell>
          <table:table-cell office:value-type="float" office:value="82380000">
            <text:p>82380000</text:p>
          </table:table-cell>
        </table:table-row>
        <table:table-row table:style-name="ro1" table:visibility="filter">
          <table:table-cell office:value-type="string">
            <text:p>1962-01-01</text:p>
          </table:table-cell>
          <table:table-cell office:value-type="float" office:value="71.550003">
            <text:p>71.550003</text:p>
          </table:table-cell>
          <table:table-cell office:value-type="float" office:value="71.959999">
            <text:p>71.959999</text:p>
          </table:table-cell>
          <table:table-cell office:value-type="float" office:value="67.550003">
            <text:p>67.550003</text:p>
          </table:table-cell>
          <table:table-cell table:number-columns-repeated="2" office:value-type="float" office:value="68.839996">
            <text:p>68.839996</text:p>
          </table:table-cell>
          <table:table-cell office:value-type="float" office:value="80790000">
            <text:p>80790000</text:p>
          </table:table-cell>
        </table:table-row>
        <table:table-row table:style-name="ro1" table:visibility="filter">
          <table:table-cell office:value-type="string">
            <text:p>1962-02-01</text:p>
          </table:table-cell>
          <table:table-cell office:value-type="float" office:value="68.839996">
            <text:p>68.839996</text:p>
          </table:table-cell>
          <table:table-cell office:value-type="float" office:value="71.129997">
            <text:p>71.129997</text:p>
          </table:table-cell>
          <table:table-cell office:value-type="float" office:value="68.559998">
            <text:p>68.559998</text:p>
          </table:table-cell>
          <table:table-cell table:number-columns-repeated="2" office:value-type="float" office:value="69.959999">
            <text:p>69.959999</text:p>
          </table:table-cell>
          <table:table-cell office:value-type="float" office:value="66130000">
            <text:p>66130000</text:p>
          </table:table-cell>
        </table:table-row>
        <table:table-row table:style-name="ro1" table:visibility="filter">
          <table:table-cell office:value-type="string">
            <text:p>1962-03-01</text:p>
          </table:table-cell>
          <table:table-cell office:value-type="float" office:value="69.959999">
            <text:p>69.959999</text:p>
          </table:table-cell>
          <table:table-cell office:value-type="float" office:value="71.440002">
            <text:p>71.440002</text:p>
          </table:table-cell>
          <table:table-cell office:value-type="float" office:value="69.160004">
            <text:p>69.160004</text:p>
          </table:table-cell>
          <table:table-cell table:number-columns-repeated="2" office:value-type="float" office:value="69.550003">
            <text:p>69.550003</text:p>
          </table:table-cell>
          <table:table-cell office:value-type="float" office:value="68440000">
            <text:p>68440000</text:p>
          </table:table-cell>
        </table:table-row>
        <table:table-row table:style-name="ro1">
          <table:table-cell office:value-type="string">
            <text:p>1962-04-01</text:p>
          </table:table-cell>
          <table:table-cell office:value-type="float" office:value="69.550003">
            <text:p>69.550003</text:p>
          </table:table-cell>
          <table:table-cell office:value-type="float" office:value="69.82">
            <text:p>69.82</text:p>
          </table:table-cell>
          <table:table-cell office:value-type="float" office:value="64.949997">
            <text:p>64.949997</text:p>
          </table:table-cell>
          <table:table-cell table:number-columns-repeated="2" office:value-type="float" office:value="65.239998">
            <text:p>65.239998</text:p>
          </table:table-cell>
          <table:table-cell office:value-type="float" office:value="65240000">
            <text:p>65240000</text:p>
          </table:table-cell>
        </table:table-row>
        <table:table-row table:style-name="ro1" table:visibility="filter">
          <table:table-cell office:value-type="string">
            <text:p>1962-05-01</text:p>
          </table:table-cell>
          <table:table-cell office:value-type="float" office:value="65.239998">
            <text:p>65.239998</text:p>
          </table:table-cell>
          <table:table-cell office:value-type="float" office:value="66.93">
            <text:p>66.93</text:p>
          </table:table-cell>
          <table:table-cell office:value-type="float" office:value="53.130001">
            <text:p>53.130001</text:p>
          </table:table-cell>
          <table:table-cell table:number-columns-repeated="2" office:value-type="float" office:value="59.630001">
            <text:p>59.630001</text:p>
          </table:table-cell>
          <table:table-cell office:value-type="float" office:value="111030000">
            <text:p>111030000</text:p>
          </table:table-cell>
        </table:table-row>
        <table:table-row table:style-name="ro1" table:visibility="filter">
          <table:table-cell office:value-type="string">
            <text:p>1962-06-01</text:p>
          </table:table-cell>
          <table:table-cell office:value-type="float" office:value="59.630001">
            <text:p>59.630001</text:p>
          </table:table-cell>
          <table:table-cell office:value-type="float" office:value="59.959999">
            <text:p>59.959999</text:p>
          </table:table-cell>
          <table:table-cell office:value-type="float" office:value="51.349998">
            <text:p>51.349998</text:p>
          </table:table-cell>
          <table:table-cell table:number-columns-repeated="2" office:value-type="float" office:value="54.75">
            <text:p>54.75</text:p>
          </table:table-cell>
          <table:table-cell office:value-type="float" office:value="100160000">
            <text:p>100160000</text:p>
          </table:table-cell>
        </table:table-row>
        <table:table-row table:style-name="ro1" table:visibility="filter">
          <table:table-cell office:value-type="string">
            <text:p>1962-07-01</text:p>
          </table:table-cell>
          <table:table-cell office:value-type="float" office:value="54.75">
            <text:p>54.75</text:p>
          </table:table-cell>
          <table:table-cell office:value-type="float" office:value="58.669998">
            <text:p>58.669998</text:p>
          </table:table-cell>
          <table:table-cell office:value-type="float" office:value="54.470001">
            <text:p>54.470001</text:p>
          </table:table-cell>
          <table:table-cell table:number-columns-repeated="2" office:value-type="float" office:value="58.23">
            <text:p>58.23</text:p>
          </table:table-cell>
          <table:table-cell office:value-type="float" office:value="74160000">
            <text:p>74160000</text:p>
          </table:table-cell>
        </table:table-row>
        <table:table-row table:style-name="ro1" table:visibility="filter">
          <table:table-cell office:value-type="string">
            <text:p>1962-08-01</text:p>
          </table:table-cell>
          <table:table-cell office:value-type="float" office:value="58.23">
            <text:p>58.23</text:p>
          </table:table-cell>
          <table:table-cell office:value-type="float" office:value="60.330002">
            <text:p>60.330002</text:p>
          </table:table-cell>
          <table:table-cell office:value-type="float" office:value="56.759998">
            <text:p>56.759998</text:p>
          </table:table-cell>
          <table:table-cell table:number-columns-repeated="2" office:value-type="float" office:value="59.119999">
            <text:p>59.119999</text:p>
          </table:table-cell>
          <table:table-cell office:value-type="float" office:value="80400000">
            <text:p>80400000</text:p>
          </table:table-cell>
        </table:table-row>
        <table:table-row table:style-name="ro1" table:visibility="filter">
          <table:table-cell office:value-type="string">
            <text:p>1962-09-01</text:p>
          </table:table-cell>
          <table:table-cell office:value-type="float" office:value="59.119999">
            <text:p>59.119999</text:p>
          </table:table-cell>
          <table:table-cell office:value-type="float" office:value="59.540001">
            <text:p>59.540001</text:p>
          </table:table-cell>
          <table:table-cell office:value-type="float" office:value="55.529999">
            <text:p>55.529999</text:p>
          </table:table-cell>
          <table:table-cell table:number-columns-repeated="2" office:value-type="float" office:value="56.27">
            <text:p>56.27</text:p>
          </table:table-cell>
          <table:table-cell office:value-type="float" office:value="62890000">
            <text:p>62890000</text:p>
          </table:table-cell>
        </table:table-row>
        <table:table-row table:style-name="ro1" table:visibility="filter">
          <table:table-cell office:value-type="string">
            <text:p>1962-10-01</text:p>
          </table:table-cell>
          <table:table-cell office:value-type="float" office:value="56.27">
            <text:p>56.27</text:p>
          </table:table-cell>
          <table:table-cell office:value-type="float" office:value="57.830002">
            <text:p>57.830002</text:p>
          </table:table-cell>
          <table:table-cell office:value-type="float" office:value="52.549999">
            <text:p>52.549999</text:p>
          </table:table-cell>
          <table:table-cell table:number-columns-repeated="2" office:value-type="float" office:value="56.52">
            <text:p>56.52</text:p>
          </table:table-cell>
          <table:table-cell office:value-type="float" office:value="78690000">
            <text:p>78690000</text:p>
          </table:table-cell>
        </table:table-row>
        <table:table-row table:style-name="ro1" table:visibility="filter">
          <table:table-cell office:value-type="string">
            <text:p>1962-11-01</text:p>
          </table:table-cell>
          <table:table-cell office:value-type="float" office:value="56.52">
            <text:p>56.52</text:p>
          </table:table-cell>
          <table:table-cell office:value-type="float" office:value="62.779999">
            <text:p>62.779999</text:p>
          </table:table-cell>
          <table:table-cell office:value-type="float" office:value="55.900002">
            <text:p>55.900002</text:p>
          </table:table-cell>
          <table:table-cell table:number-columns-repeated="2" office:value-type="float" office:value="62.259998">
            <text:p>62.259998</text:p>
          </table:table-cell>
          <table:table-cell office:value-type="float" office:value="96020000">
            <text:p>96020000</text:p>
          </table:table-cell>
        </table:table-row>
        <table:table-row table:style-name="ro1" table:visibility="filter">
          <table:table-cell office:value-type="string">
            <text:p>1962-12-01</text:p>
          </table:table-cell>
          <table:table-cell office:value-type="float" office:value="62.259998">
            <text:p>62.259998</text:p>
          </table:table-cell>
          <table:table-cell office:value-type="float" office:value="63.5">
            <text:p>63.5</text:p>
          </table:table-cell>
          <table:table-cell office:value-type="float" office:value="61.279999">
            <text:p>61.279999</text:p>
          </table:table-cell>
          <table:table-cell table:number-columns-repeated="2" office:value-type="float" office:value="63.099998">
            <text:p>63.099998</text:p>
          </table:table-cell>
          <table:table-cell office:value-type="float" office:value="80870000">
            <text:p>80870000</text:p>
          </table:table-cell>
        </table:table-row>
        <table:table-row table:style-name="ro1" table:visibility="filter">
          <table:table-cell office:value-type="string">
            <text:p>1963-01-01</text:p>
          </table:table-cell>
          <table:table-cell office:value-type="float" office:value="63.099998">
            <text:p>63.099998</text:p>
          </table:table-cell>
          <table:table-cell office:value-type="float" office:value="66.589996">
            <text:p>66.589996</text:p>
          </table:table-cell>
          <table:table-cell office:value-type="float" office:value="62.32">
            <text:p>62.32</text:p>
          </table:table-cell>
          <table:table-cell table:number-columns-repeated="2" office:value-type="float" office:value="66.199997">
            <text:p>66.199997</text:p>
          </table:table-cell>
          <table:table-cell office:value-type="float" office:value="101970000">
            <text:p>101970000</text:p>
          </table:table-cell>
        </table:table-row>
        <table:table-row table:style-name="ro1" table:visibility="filter">
          <table:table-cell office:value-type="string">
            <text:p>1963-02-01</text:p>
          </table:table-cell>
          <table:table-cell office:value-type="float" office:value="66.309998">
            <text:p>66.309998</text:p>
          </table:table-cell>
          <table:table-cell office:value-type="float" office:value="66.959999">
            <text:p>66.959999</text:p>
          </table:table-cell>
          <table:table-cell office:value-type="float" office:value="64.080002">
            <text:p>64.080002</text:p>
          </table:table-cell>
          <table:table-cell table:number-columns-repeated="2" office:value-type="float" office:value="64.290001">
            <text:p>64.290001</text:p>
          </table:table-cell>
          <table:table-cell office:value-type="float" office:value="79120000">
            <text:p>79120000</text:p>
          </table:table-cell>
        </table:table-row>
        <table:table-row table:style-name="ro1" table:visibility="filter">
          <table:table-cell office:value-type="string">
            <text:p>1963-03-01</text:p>
          </table:table-cell>
          <table:table-cell office:value-type="float" office:value="64.290001">
            <text:p>64.290001</text:p>
          </table:table-cell>
          <table:table-cell office:value-type="float" office:value="67.010002">
            <text:p>67.010002</text:p>
          </table:table-cell>
          <table:table-cell office:value-type="float" office:value="63.799999">
            <text:p>63.799999</text:p>
          </table:table-cell>
          <table:table-cell table:number-columns-repeated="2" office:value-type="float" office:value="66.57">
            <text:p>66.57</text:p>
          </table:table-cell>
          <table:table-cell office:value-type="float" office:value="74760000">
            <text:p>74760000</text:p>
          </table:table-cell>
        </table:table-row>
        <table:table-row table:style-name="ro1">
          <table:table-cell office:value-type="string">
            <text:p>1963-04-01</text:p>
          </table:table-cell>
          <table:table-cell office:value-type="float" office:value="66.57">
            <text:p>66.57</text:p>
          </table:table-cell>
          <table:table-cell office:value-type="float" office:value="70.18">
            <text:p>70.18</text:p>
          </table:table-cell>
          <table:table-cell office:value-type="float" office:value="66.230003">
            <text:p>66.230003</text:p>
          </table:table-cell>
          <table:table-cell table:number-columns-repeated="2" office:value-type="float" office:value="69.800003">
            <text:p>69.800003</text:p>
          </table:table-cell>
          <table:table-cell office:value-type="float" office:value="106290000">
            <text:p>106290000</text:p>
          </table:table-cell>
        </table:table-row>
        <table:table-row table:style-name="ro1" table:visibility="filter">
          <table:table-cell office:value-type="string">
            <text:p>1963-05-01</text:p>
          </table:table-cell>
          <table:table-cell office:value-type="float" office:value="69.800003">
            <text:p>69.800003</text:p>
          </table:table-cell>
          <table:table-cell office:value-type="float" office:value="71.139999">
            <text:p>71.139999</text:p>
          </table:table-cell>
          <table:table-cell office:value-type="float" office:value="69.029999">
            <text:p>69.029999</text:p>
          </table:table-cell>
          <table:table-cell table:number-columns-repeated="2" office:value-type="float" office:value="70.800003">
            <text:p>70.800003</text:p>
          </table:table-cell>
          <table:table-cell office:value-type="float" office:value="105070000">
            <text:p>105070000</text:p>
          </table:table-cell>
        </table:table-row>
        <table:table-row table:style-name="ro1" table:visibility="filter">
          <table:table-cell office:value-type="string">
            <text:p>1963-06-01</text:p>
          </table:table-cell>
          <table:table-cell office:value-type="float" office:value="70.800003">
            <text:p>70.800003</text:p>
          </table:table-cell>
          <table:table-cell office:value-type="float" office:value="71.239998">
            <text:p>71.239998</text:p>
          </table:table-cell>
          <table:table-cell office:value-type="float" office:value="68.779999">
            <text:p>68.779999</text:p>
          </table:table-cell>
          <table:table-cell table:number-columns-repeated="2" office:value-type="float" office:value="69.370003">
            <text:p>69.370003</text:p>
          </table:table-cell>
          <table:table-cell office:value-type="float" office:value="90580000">
            <text:p>90580000</text:p>
          </table:table-cell>
        </table:table-row>
        <table:table-row table:style-name="ro1" table:visibility="filter">
          <table:table-cell office:value-type="string">
            <text:p>1963-07-01</text:p>
          </table:table-cell>
          <table:table-cell office:value-type="float" office:value="69.370003">
            <text:p>69.370003</text:p>
          </table:table-cell>
          <table:table-cell office:value-type="float" office:value="70.480003">
            <text:p>70.480003</text:p>
          </table:table-cell>
          <table:table-cell office:value-type="float" office:value="67.540001">
            <text:p>67.540001</text:p>
          </table:table-cell>
          <table:table-cell table:number-columns-repeated="2" office:value-type="float" office:value="69.129997">
            <text:p>69.129997</text:p>
          </table:table-cell>
          <table:table-cell office:value-type="float" office:value="76310000">
            <text:p>76310000</text:p>
          </table:table-cell>
        </table:table-row>
        <table:table-row table:style-name="ro1" table:visibility="filter">
          <table:table-cell office:value-type="string">
            <text:p>1963-08-01</text:p>
          </table:table-cell>
          <table:table-cell office:value-type="float" office:value="69.129997">
            <text:p>69.129997</text:p>
          </table:table-cell>
          <table:table-cell office:value-type="float" office:value="72.709999">
            <text:p>72.709999</text:p>
          </table:table-cell>
          <table:table-cell office:value-type="float" office:value="68.639999">
            <text:p>68.639999</text:p>
          </table:table-cell>
          <table:table-cell table:number-columns-repeated="2" office:value-type="float" office:value="72.5">
            <text:p>72.5</text:p>
          </table:table-cell>
          <table:table-cell office:value-type="float" office:value="91650000">
            <text:p>91650000</text:p>
          </table:table-cell>
        </table:table-row>
        <table:table-row table:style-name="ro1" table:visibility="filter">
          <table:table-cell office:value-type="string">
            <text:p>1963-09-01</text:p>
          </table:table-cell>
          <table:table-cell office:value-type="float" office:value="72.5">
            <text:p>72.5</text:p>
          </table:table-cell>
          <table:table-cell office:value-type="float" office:value="73.870003">
            <text:p>73.870003</text:p>
          </table:table-cell>
          <table:table-cell office:value-type="float" office:value="71.279999">
            <text:p>71.279999</text:p>
          </table:table-cell>
          <table:table-cell table:number-columns-repeated="2" office:value-type="float" office:value="71.699997">
            <text:p>71.699997</text:p>
          </table:table-cell>
          <table:table-cell office:value-type="float" office:value="106620000">
            <text:p>106620000</text:p>
          </table:table-cell>
        </table:table-row>
        <table:table-row table:style-name="ro1" table:visibility="filter">
          <table:table-cell office:value-type="string">
            <text:p>1963-10-01</text:p>
          </table:table-cell>
          <table:table-cell office:value-type="float" office:value="71.699997">
            <text:p>71.699997</text:p>
          </table:table-cell>
          <table:table-cell office:value-type="float" office:value="75.18">
            <text:p>75.18</text:p>
          </table:table-cell>
          <table:table-cell office:value-type="float" office:value="71.57">
            <text:p>71.57</text:p>
          </table:table-cell>
          <table:table-cell table:number-columns-repeated="2" office:value-type="float" office:value="74.010002">
            <text:p>74.010002</text:p>
          </table:table-cell>
          <table:table-cell office:value-type="float" office:value="122360000">
            <text:p>122360000</text:p>
          </table:table-cell>
        </table:table-row>
        <table:table-row table:style-name="ro1" table:visibility="filter">
          <table:table-cell office:value-type="string">
            <text:p>1963-11-01</text:p>
          </table:table-cell>
          <table:table-cell office:value-type="float" office:value="74.010002">
            <text:p>74.010002</text:p>
          </table:table-cell>
          <table:table-cell office:value-type="float" office:value="74.440002">
            <text:p>74.440002</text:p>
          </table:table-cell>
          <table:table-cell office:value-type="float" office:value="69.480003">
            <text:p>69.480003</text:p>
          </table:table-cell>
          <table:table-cell table:number-columns-repeated="2" office:value-type="float" office:value="73.230003">
            <text:p>73.230003</text:p>
          </table:table-cell>
          <table:table-cell office:value-type="float" office:value="93990000">
            <text:p>93990000</text:p>
          </table:table-cell>
        </table:table-row>
        <table:table-row table:style-name="ro1" table:visibility="filter">
          <table:table-cell office:value-type="string">
            <text:p>1963-12-01</text:p>
          </table:table-cell>
          <table:table-cell office:value-type="float" office:value="73.230003">
            <text:p>73.230003</text:p>
          </table:table-cell>
          <table:table-cell office:value-type="float" office:value="75.360001">
            <text:p>75.360001</text:p>
          </table:table-cell>
          <table:table-cell office:value-type="float" office:value="73.019997">
            <text:p>73.019997</text:p>
          </table:table-cell>
          <table:table-cell table:number-columns-repeated="2" office:value-type="float" office:value="75.019997">
            <text:p>75.019997</text:p>
          </table:table-cell>
          <table:table-cell office:value-type="float" office:value="98660000">
            <text:p>98660000</text:p>
          </table:table-cell>
        </table:table-row>
        <table:table-row table:style-name="ro1" table:visibility="filter">
          <table:table-cell office:value-type="string">
            <text:p>1964-01-01</text:p>
          </table:table-cell>
          <table:table-cell office:value-type="float" office:value="75.019997">
            <text:p>75.019997</text:p>
          </table:table-cell>
          <table:table-cell office:value-type="float" office:value="77.779999">
            <text:p>77.779999</text:p>
          </table:table-cell>
          <table:table-cell office:value-type="float" office:value="74.82">
            <text:p>74.82</text:p>
          </table:table-cell>
          <table:table-cell table:number-columns-repeated="2" office:value-type="float" office:value="77.040001">
            <text:p>77.040001</text:p>
          </table:table-cell>
          <table:table-cell office:value-type="float" office:value="116620000">
            <text:p>116620000</text:p>
          </table:table-cell>
        </table:table-row>
        <table:table-row table:style-name="ro1" table:visibility="filter">
          <table:table-cell office:value-type="string">
            <text:p>1964-02-01</text:p>
          </table:table-cell>
          <table:table-cell office:value-type="float" office:value="77.040001">
            <text:p>77.040001</text:p>
          </table:table-cell>
          <table:table-cell office:value-type="float" office:value="78.309998">
            <text:p>78.309998</text:p>
          </table:table-cell>
          <table:table-cell office:value-type="float" office:value="76.360001">
            <text:p>76.360001</text:p>
          </table:table-cell>
          <table:table-cell table:number-columns-repeated="2" office:value-type="float" office:value="77.800003">
            <text:p>77.800003</text:p>
          </table:table-cell>
          <table:table-cell office:value-type="float" office:value="88110000">
            <text:p>88110000</text:p>
          </table:table-cell>
        </table:table-row>
        <table:table-row table:style-name="ro1" table:visibility="filter">
          <table:table-cell office:value-type="string">
            <text:p>1964-03-01</text:p>
          </table:table-cell>
          <table:table-cell office:value-type="float" office:value="77.800003">
            <text:p>77.800003</text:p>
          </table:table-cell>
          <table:table-cell office:value-type="float" office:value="79.889999">
            <text:p>79.889999</text:p>
          </table:table-cell>
          <table:table-cell office:value-type="float" office:value="77.5">
            <text:p>77.5</text:p>
          </table:table-cell>
          <table:table-cell table:number-columns-repeated="2" office:value-type="float" office:value="78.980003">
            <text:p>78.980003</text:p>
          </table:table-cell>
          <table:table-cell office:value-type="float" office:value="113760000">
            <text:p>113760000</text:p>
          </table:table-cell>
        </table:table-row>
        <table:table-row table:style-name="ro1">
          <table:table-cell office:value-type="string">
            <text:p>1964-04-01</text:p>
          </table:table-cell>
          <table:table-cell office:value-type="float" office:value="78.980003">
            <text:p>78.980003</text:p>
          </table:table-cell>
          <table:table-cell office:value-type="float" office:value="81.199997">
            <text:p>81.199997</text:p>
          </table:table-cell>
          <table:table-cell office:value-type="float" office:value="78.669998">
            <text:p>78.669998</text:p>
          </table:table-cell>
          <table:table-cell table:number-columns-repeated="2" office:value-type="float" office:value="79.459999">
            <text:p>79.459999</text:p>
          </table:table-cell>
          <table:table-cell office:value-type="float" office:value="123490000">
            <text:p>123490000</text:p>
          </table:table-cell>
        </table:table-row>
        <table:table-row table:style-name="ro1" table:visibility="filter">
          <table:table-cell office:value-type="string">
            <text:p>1964-05-01</text:p>
          </table:table-cell>
          <table:table-cell office:value-type="float" office:value="79.459999">
            <text:p>79.459999</text:p>
          </table:table-cell>
          <table:table-cell office:value-type="float" office:value="81.809998">
            <text:p>81.809998</text:p>
          </table:table-cell>
          <table:table-cell office:value-type="float" office:value="79.459999">
            <text:p>79.459999</text:p>
          </table:table-cell>
          <table:table-cell table:number-columns-repeated="2" office:value-type="float" office:value="80.370003">
            <text:p>80.370003</text:p>
          </table:table-cell>
          <table:table-cell office:value-type="float" office:value="99150000">
            <text:p>99150000</text:p>
          </table:table-cell>
        </table:table-row>
        <table:table-row table:style-name="ro1" table:visibility="filter">
          <table:table-cell office:value-type="string">
            <text:p>1964-06-01</text:p>
          </table:table-cell>
          <table:table-cell office:value-type="float" office:value="80.370003">
            <text:p>80.370003</text:p>
          </table:table-cell>
          <table:table-cell office:value-type="float" office:value="82.099998">
            <text:p>82.099998</text:p>
          </table:table-cell>
          <table:table-cell office:value-type="float" office:value="78.150002">
            <text:p>78.150002</text:p>
          </table:table-cell>
          <table:table-cell table:number-columns-repeated="2" office:value-type="float" office:value="81.690002">
            <text:p>81.690002</text:p>
          </table:table-cell>
          <table:table-cell office:value-type="float" office:value="96150000">
            <text:p>96150000</text:p>
          </table:table-cell>
        </table:table-row>
        <table:table-row table:style-name="ro1" table:visibility="filter">
          <table:table-cell office:value-type="string">
            <text:p>1964-07-01</text:p>
          </table:table-cell>
          <table:table-cell office:value-type="float" office:value="81.690002">
            <text:p>81.690002</text:p>
          </table:table-cell>
          <table:table-cell office:value-type="float" office:value="84.330002">
            <text:p>84.330002</text:p>
          </table:table-cell>
          <table:table-cell office:value-type="float" office:value="81.459999">
            <text:p>81.459999</text:p>
          </table:table-cell>
          <table:table-cell table:number-columns-repeated="2" office:value-type="float" office:value="83.18">
            <text:p>83.18</text:p>
          </table:table-cell>
          <table:table-cell office:value-type="float" office:value="102590000">
            <text:p>102590000</text:p>
          </table:table-cell>
        </table:table-row>
        <table:table-row table:style-name="ro1" table:visibility="filter">
          <table:table-cell office:value-type="string">
            <text:p>1964-08-01</text:p>
          </table:table-cell>
          <table:table-cell office:value-type="float" office:value="83.18">
            <text:p>83.18</text:p>
          </table:table-cell>
          <table:table-cell office:value-type="float" office:value="83.489998">
            <text:p>83.489998</text:p>
          </table:table-cell>
          <table:table-cell office:value-type="float" office:value="80.800003">
            <text:p>80.800003</text:p>
          </table:table-cell>
          <table:table-cell table:number-columns-repeated="2" office:value-type="float" office:value="81.830002">
            <text:p>81.830002</text:p>
          </table:table-cell>
          <table:table-cell office:value-type="float" office:value="82280000">
            <text:p>82280000</text:p>
          </table:table-cell>
        </table:table-row>
        <table:table-row table:style-name="ro1" table:visibility="filter">
          <table:table-cell office:value-type="string">
            <text:p>1964-09-01</text:p>
          </table:table-cell>
          <table:table-cell office:value-type="float" office:value="81.830002">
            <text:p>81.830002</text:p>
          </table:table-cell>
          <table:table-cell office:value-type="float" office:value="84.800003">
            <text:p>84.800003</text:p>
          </table:table-cell>
          <table:table-cell office:value-type="float" office:value="81.57">
            <text:p>81.57</text:p>
          </table:table-cell>
          <table:table-cell table:number-columns-repeated="2" office:value-type="float" office:value="84.18">
            <text:p>84.18</text:p>
          </table:table-cell>
          <table:table-cell office:value-type="float" office:value="109770000">
            <text:p>109770000</text:p>
          </table:table-cell>
        </table:table-row>
        <table:table-row table:style-name="ro1" table:visibility="filter">
          <table:table-cell office:value-type="string">
            <text:p>1964-10-01</text:p>
          </table:table-cell>
          <table:table-cell office:value-type="float" office:value="84.18">
            <text:p>84.18</text:p>
          </table:table-cell>
          <table:table-cell office:value-type="float" office:value="85.699997">
            <text:p>85.699997</text:p>
          </table:table-cell>
          <table:table-cell office:value-type="float" office:value="83.650002">
            <text:p>83.650002</text:p>
          </table:table-cell>
          <table:table-cell table:number-columns-repeated="2" office:value-type="float" office:value="84.860001">
            <text:p>84.860001</text:p>
          </table:table-cell>
          <table:table-cell office:value-type="float" office:value="106550000">
            <text:p>106550000</text:p>
          </table:table-cell>
        </table:table-row>
        <table:table-row table:style-name="ro1" table:visibility="filter">
          <table:table-cell office:value-type="string">
            <text:p>1964-11-01</text:p>
          </table:table-cell>
          <table:table-cell office:value-type="float" office:value="84.860001">
            <text:p>84.860001</text:p>
          </table:table-cell>
          <table:table-cell office:value-type="float" office:value="86.800003">
            <text:p>86.800003</text:p>
          </table:table-cell>
          <table:table-cell office:value-type="float" office:value="84.099998">
            <text:p>84.099998</text:p>
          </table:table-cell>
          <table:table-cell table:number-columns-repeated="2" office:value-type="float" office:value="84.419998">
            <text:p>84.419998</text:p>
          </table:table-cell>
          <table:table-cell office:value-type="float" office:value="93640000">
            <text:p>93640000</text:p>
          </table:table-cell>
        </table:table-row>
        <table:table-row table:style-name="ro1" table:visibility="filter">
          <table:table-cell office:value-type="string">
            <text:p>1964-12-01</text:p>
          </table:table-cell>
          <table:table-cell office:value-type="float" office:value="84.419998">
            <text:p>84.419998</text:p>
          </table:table-cell>
          <table:table-cell office:value-type="float" office:value="85.18">
            <text:p>85.18</text:p>
          </table:table-cell>
          <table:table-cell office:value-type="float" office:value="82.650002">
            <text:p>82.650002</text:p>
          </table:table-cell>
          <table:table-cell table:number-columns-repeated="2" office:value-type="float" office:value="84.75">
            <text:p>84.75</text:p>
          </table:table-cell>
          <table:table-cell office:value-type="float" office:value="104010000">
            <text:p>104010000</text:p>
          </table:table-cell>
        </table:table-row>
        <table:table-row table:style-name="ro1" table:visibility="filter">
          <table:table-cell office:value-type="string">
            <text:p>1965-01-01</text:p>
          </table:table-cell>
          <table:table-cell office:value-type="float" office:value="84.75">
            <text:p>84.75</text:p>
          </table:table-cell>
          <table:table-cell office:value-type="float" office:value="88.190002">
            <text:p>88.190002</text:p>
          </table:table-cell>
          <table:table-cell office:value-type="float" office:value="83.769997">
            <text:p>83.769997</text:p>
          </table:table-cell>
          <table:table-cell table:number-columns-repeated="2" office:value-type="float" office:value="87.559998">
            <text:p>87.559998</text:p>
          </table:table-cell>
          <table:table-cell office:value-type="float" office:value="109130000">
            <text:p>109130000</text:p>
          </table:table-cell>
        </table:table-row>
        <table:table-row table:style-name="ro1" table:visibility="filter">
          <table:table-cell office:value-type="string">
            <text:p>1965-02-01</text:p>
          </table:table-cell>
          <table:table-cell office:value-type="float" office:value="87.559998">
            <text:p>87.559998</text:p>
          </table:table-cell>
          <table:table-cell office:value-type="float" office:value="88.059998">
            <text:p>88.059998</text:p>
          </table:table-cell>
          <table:table-cell office:value-type="float" office:value="85.25">
            <text:p>85.25</text:p>
          </table:table-cell>
          <table:table-cell table:number-columns-repeated="2" office:value-type="float" office:value="87.43">
            <text:p>87.43</text:p>
          </table:table-cell>
          <table:table-cell office:value-type="float" office:value="112280000">
            <text:p>112280000</text:p>
          </table:table-cell>
        </table:table-row>
        <table:table-row table:style-name="ro1" table:visibility="filter">
          <table:table-cell office:value-type="string">
            <text:p>1965-03-01</text:p>
          </table:table-cell>
          <table:table-cell office:value-type="float" office:value="87.43">
            <text:p>87.43</text:p>
          </table:table-cell>
          <table:table-cell office:value-type="float" office:value="87.93">
            <text:p>87.93</text:p>
          </table:table-cell>
          <table:table-cell office:value-type="float" office:value="85.650002">
            <text:p>85.650002</text:p>
          </table:table-cell>
          <table:table-cell table:number-columns-repeated="2" office:value-type="float" office:value="86.160004">
            <text:p>86.160004</text:p>
          </table:table-cell>
          <table:table-cell office:value-type="float" office:value="124830000">
            <text:p>124830000</text:p>
          </table:table-cell>
        </table:table-row>
        <table:table-row table:style-name="ro1">
          <table:table-cell office:value-type="string">
            <text:p>1965-04-01</text:p>
          </table:table-cell>
          <table:table-cell office:value-type="float" office:value="86.160004">
            <text:p>86.160004</text:p>
          </table:table-cell>
          <table:table-cell office:value-type="float" office:value="89.639999">
            <text:p>89.639999</text:p>
          </table:table-cell>
          <table:table-cell office:value-type="float" office:value="85.870003">
            <text:p>85.870003</text:p>
          </table:table-cell>
          <table:table-cell table:number-columns-repeated="2" office:value-type="float" office:value="89.110001">
            <text:p>89.110001</text:p>
          </table:table-cell>
          <table:table-cell office:value-type="float" office:value="119120000">
            <text:p>119120000</text:p>
          </table:table-cell>
        </table:table-row>
        <table:table-row table:style-name="ro1" table:visibility="filter">
          <table:table-cell office:value-type="string">
            <text:p>1965-05-01</text:p>
          </table:table-cell>
          <table:table-cell office:value-type="float" office:value="89.110001">
            <text:p>89.110001</text:p>
          </table:table-cell>
          <table:table-cell office:value-type="float" office:value="90.68">
            <text:p>90.68</text:p>
          </table:table-cell>
          <table:table-cell office:value-type="float" office:value="87.239998">
            <text:p>87.239998</text:p>
          </table:table-cell>
          <table:table-cell table:number-columns-repeated="2" office:value-type="float" office:value="88.419998">
            <text:p>88.419998</text:p>
          </table:table-cell>
          <table:table-cell office:value-type="float" office:value="110190000">
            <text:p>110190000</text:p>
          </table:table-cell>
        </table:table-row>
        <table:table-row table:style-name="ro1" table:visibility="filter">
          <table:table-cell office:value-type="string">
            <text:p>1965-06-01</text:p>
          </table:table-cell>
          <table:table-cell office:value-type="float" office:value="88.419998">
            <text:p>88.419998</text:p>
          </table:table-cell>
          <table:table-cell office:value-type="float" office:value="88.800003">
            <text:p>88.800003</text:p>
          </table:table-cell>
          <table:table-cell office:value-type="float" office:value="80.730003">
            <text:p>80.730003</text:p>
          </table:table-cell>
          <table:table-cell table:number-columns-repeated="2" office:value-type="float" office:value="84.120003">
            <text:p>84.120003</text:p>
          </table:table-cell>
          <table:table-cell office:value-type="float" office:value="128160000">
            <text:p>128160000</text:p>
          </table:table-cell>
        </table:table-row>
        <table:table-row table:style-name="ro1" table:visibility="filter">
          <table:table-cell office:value-type="string">
            <text:p>1965-07-01</text:p>
          </table:table-cell>
          <table:table-cell office:value-type="float" office:value="84.120003">
            <text:p>84.120003</text:p>
          </table:table-cell>
          <table:table-cell office:value-type="float" office:value="86.470001">
            <text:p>86.470001</text:p>
          </table:table-cell>
          <table:table-cell office:value-type="float" office:value="83.300003">
            <text:p>83.300003</text:p>
          </table:table-cell>
          <table:table-cell table:number-columns-repeated="2" office:value-type="float" office:value="85.25">
            <text:p>85.25</text:p>
          </table:table-cell>
          <table:table-cell office:value-type="float" office:value="85150000">
            <text:p>85150000</text:p>
          </table:table-cell>
        </table:table-row>
        <table:table-row table:style-name="ro1" table:visibility="filter">
          <table:table-cell office:value-type="string">
            <text:p>1965-08-01</text:p>
          </table:table-cell>
          <table:table-cell office:value-type="float" office:value="85.25">
            <text:p>85.25</text:p>
          </table:table-cell>
          <table:table-cell office:value-type="float" office:value="87.790001">
            <text:p>87.790001</text:p>
          </table:table-cell>
          <table:table-cell office:value-type="float" office:value="84.800003">
            <text:p>84.800003</text:p>
          </table:table-cell>
          <table:table-cell table:number-columns-repeated="2" office:value-type="float" office:value="87.169998">
            <text:p>87.169998</text:p>
          </table:table-cell>
          <table:table-cell office:value-type="float" office:value="109070000">
            <text:p>109070000</text:p>
          </table:table-cell>
        </table:table-row>
        <table:table-row table:style-name="ro1" table:visibility="filter">
          <table:table-cell office:value-type="string">
            <text:p>1965-09-01</text:p>
          </table:table-cell>
          <table:table-cell office:value-type="float" office:value="87.169998">
            <text:p>87.169998</text:p>
          </table:table-cell>
          <table:table-cell office:value-type="float" office:value="91.129997">
            <text:p>91.129997</text:p>
          </table:table-cell>
          <table:table-cell office:value-type="float" office:value="86.690002">
            <text:p>86.690002</text:p>
          </table:table-cell>
          <table:table-cell table:number-columns-repeated="2" office:value-type="float" office:value="89.959999">
            <text:p>89.959999</text:p>
          </table:table-cell>
          <table:table-cell office:value-type="float" office:value="155180000">
            <text:p>155180000</text:p>
          </table:table-cell>
        </table:table-row>
        <table:table-row table:style-name="ro1" table:visibility="filter">
          <table:table-cell office:value-type="string">
            <text:p>1965-10-01</text:p>
          </table:table-cell>
          <table:table-cell office:value-type="float" office:value="89.959999">
            <text:p>89.959999</text:p>
          </table:table-cell>
          <table:table-cell office:value-type="float" office:value="93.190002">
            <text:p>93.190002</text:p>
          </table:table-cell>
          <table:table-cell office:value-type="float" office:value="89.300003">
            <text:p>89.300003</text:p>
          </table:table-cell>
          <table:table-cell table:number-columns-repeated="2" office:value-type="float" office:value="92.419998">
            <text:p>92.419998</text:p>
          </table:table-cell>
          <table:table-cell office:value-type="float" office:value="164090000">
            <text:p>164090000</text:p>
          </table:table-cell>
        </table:table-row>
        <table:table-row table:style-name="ro1" table:visibility="filter">
          <table:table-cell office:value-type="string">
            <text:p>1965-11-01</text:p>
          </table:table-cell>
          <table:table-cell office:value-type="float" office:value="92.419998">
            <text:p>92.419998</text:p>
          </table:table-cell>
          <table:table-cell office:value-type="float" office:value="93.300003">
            <text:p>93.300003</text:p>
          </table:table-cell>
          <table:table-cell office:value-type="float" office:value="90.809998">
            <text:p>90.809998</text:p>
          </table:table-cell>
          <table:table-cell table:number-columns-repeated="2" office:value-type="float" office:value="91.610001">
            <text:p>91.610001</text:p>
          </table:table-cell>
          <table:table-cell office:value-type="float" office:value="147110000">
            <text:p>147110000</text:p>
          </table:table-cell>
        </table:table-row>
        <table:table-row table:style-name="ro1" table:visibility="filter">
          <table:table-cell office:value-type="string">
            <text:p>1965-12-01</text:p>
          </table:table-cell>
          <table:table-cell office:value-type="float" office:value="91.610001">
            <text:p>91.610001</text:p>
          </table:table-cell>
          <table:table-cell office:value-type="float" office:value="93.07">
            <text:p>93.07</text:p>
          </table:table-cell>
          <table:table-cell office:value-type="float" office:value="89.199997">
            <text:p>89.199997</text:p>
          </table:table-cell>
          <table:table-cell table:number-columns-repeated="2" office:value-type="float" office:value="92.43">
            <text:p>92.43</text:p>
          </table:table-cell>
          <table:table-cell office:value-type="float" office:value="191050000">
            <text:p>191050000</text:p>
          </table:table-cell>
        </table:table-row>
        <table:table-row table:style-name="ro1" table:visibility="filter">
          <table:table-cell office:value-type="string">
            <text:p>1966-01-01</text:p>
          </table:table-cell>
          <table:table-cell office:value-type="float" office:value="92.43">
            <text:p>92.43</text:p>
          </table:table-cell>
          <table:table-cell office:value-type="float" office:value="94.639999">
            <text:p>94.639999</text:p>
          </table:table-cell>
          <table:table-cell office:value-type="float" office:value="91.629997">
            <text:p>91.629997</text:p>
          </table:table-cell>
          <table:table-cell table:number-columns-repeated="2" office:value-type="float" office:value="92.879997">
            <text:p>92.879997</text:p>
          </table:table-cell>
          <table:table-cell office:value-type="float" office:value="182910000">
            <text:p>182910000</text:p>
          </table:table-cell>
        </table:table-row>
        <table:table-row table:style-name="ro1" table:visibility="filter">
          <table:table-cell office:value-type="string">
            <text:p>1966-02-01</text:p>
          </table:table-cell>
          <table:table-cell office:value-type="float" office:value="92.879997">
            <text:p>92.879997</text:p>
          </table:table-cell>
          <table:table-cell office:value-type="float" office:value="94.720001">
            <text:p>94.720001</text:p>
          </table:table-cell>
          <table:table-cell office:value-type="float" office:value="90.43">
            <text:p>90.43</text:p>
          </table:table-cell>
          <table:table-cell table:number-columns-repeated="2" office:value-type="float" office:value="91.220001">
            <text:p>91.220001</text:p>
          </table:table-cell>
          <table:table-cell office:value-type="float" office:value="165790000">
            <text:p>165790000</text:p>
          </table:table-cell>
        </table:table-row>
        <table:table-row table:style-name="ro1" table:visibility="filter">
          <table:table-cell office:value-type="string">
            <text:p>1966-03-01</text:p>
          </table:table-cell>
          <table:table-cell office:value-type="float" office:value="91.220001">
            <text:p>91.220001</text:p>
          </table:table-cell>
          <table:table-cell office:value-type="float" office:value="91.650002">
            <text:p>91.650002</text:p>
          </table:table-cell>
          <table:table-cell office:value-type="float" office:value="86.690002">
            <text:p>86.690002</text:p>
          </table:table-cell>
          <table:table-cell table:number-columns-repeated="2" office:value-type="float" office:value="89.230003">
            <text:p>89.230003</text:p>
          </table:table-cell>
          <table:table-cell office:value-type="float" office:value="191360000">
            <text:p>191360000</text:p>
          </table:table-cell>
        </table:table-row>
        <table:table-row table:style-name="ro1">
          <table:table-cell office:value-type="string">
            <text:p>1966-04-01</text:p>
          </table:table-cell>
          <table:table-cell office:value-type="float" office:value="89.230003">
            <text:p>89.230003</text:p>
          </table:table-cell>
          <table:table-cell office:value-type="float" office:value="93.019997">
            <text:p>93.019997</text:p>
          </table:table-cell>
          <table:table-cell office:value-type="float" office:value="88.959999">
            <text:p>88.959999</text:p>
          </table:table-cell>
          <table:table-cell table:number-columns-repeated="2" office:value-type="float" office:value="91.059998">
            <text:p>91.059998</text:p>
          </table:table-cell>
          <table:table-cell office:value-type="float" office:value="186160000">
            <text:p>186160000</text:p>
          </table:table-cell>
        </table:table-row>
        <table:table-row table:style-name="ro1" table:visibility="filter">
          <table:table-cell office:value-type="string">
            <text:p>1966-05-01</text:p>
          </table:table-cell>
          <table:table-cell office:value-type="float" office:value="91.059998">
            <text:p>91.059998</text:p>
          </table:table-cell>
          <table:table-cell office:value-type="float" office:value="91.75">
            <text:p>91.75</text:p>
          </table:table-cell>
          <table:table-cell office:value-type="float" office:value="83.18">
            <text:p>83.18</text:p>
          </table:table-cell>
          <table:table-cell table:number-columns-repeated="2" office:value-type="float" office:value="86.129997">
            <text:p>86.129997</text:p>
          </table:table-cell>
          <table:table-cell office:value-type="float" office:value="171290000">
            <text:p>171290000</text:p>
          </table:table-cell>
        </table:table-row>
        <table:table-row table:style-name="ro1" table:visibility="filter">
          <table:table-cell office:value-type="string">
            <text:p>1966-06-01</text:p>
          </table:table-cell>
          <table:table-cell office:value-type="float" office:value="86.129997">
            <text:p>86.129997</text:p>
          </table:table-cell>
          <table:table-cell office:value-type="float" office:value="87.739998">
            <text:p>87.739998</text:p>
          </table:table-cell>
          <table:table-cell office:value-type="float" office:value="83.75">
            <text:p>83.75</text:p>
          </table:table-cell>
          <table:table-cell table:number-columns-repeated="2" office:value-type="float" office:value="84.739998">
            <text:p>84.739998</text:p>
          </table:table-cell>
          <table:table-cell office:value-type="float" office:value="140450000">
            <text:p>140450000</text:p>
          </table:table-cell>
        </table:table-row>
        <table:table-row table:style-name="ro1" table:visibility="filter">
          <table:table-cell office:value-type="string">
            <text:p>1966-07-01</text:p>
          </table:table-cell>
          <table:table-cell office:value-type="float" office:value="84.739998">
            <text:p>84.739998</text:p>
          </table:table-cell>
          <table:table-cell office:value-type="float" office:value="88.190002">
            <text:p>88.190002</text:p>
          </table:table-cell>
          <table:table-cell office:value-type="float" office:value="83.050003">
            <text:p>83.050003</text:p>
          </table:table-cell>
          <table:table-cell table:number-columns-repeated="2" office:value-type="float" office:value="83.599998">
            <text:p>83.599998</text:p>
          </table:table-cell>
          <table:table-cell office:value-type="float" office:value="119810000">
            <text:p>119810000</text:p>
          </table:table-cell>
        </table:table-row>
        <table:table-row table:style-name="ro1" table:visibility="filter">
          <table:table-cell office:value-type="string">
            <text:p>1966-08-01</text:p>
          </table:table-cell>
          <table:table-cell office:value-type="float" office:value="83.5">
            <text:p>83.5</text:p>
          </table:table-cell>
          <table:table-cell office:value-type="float" office:value="84.699997">
            <text:p>84.699997</text:p>
          </table:table-cell>
          <table:table-cell office:value-type="float" office:value="73.910004">
            <text:p>73.910004</text:p>
          </table:table-cell>
          <table:table-cell table:number-columns-repeated="2" office:value-type="float" office:value="77.099998">
            <text:p>77.099998</text:p>
          </table:table-cell>
          <table:table-cell office:value-type="float" office:value="162430000">
            <text:p>162430000</text:p>
          </table:table-cell>
        </table:table-row>
        <table:table-row table:style-name="ro1" table:visibility="filter">
          <table:table-cell office:value-type="string">
            <text:p>1966-09-01</text:p>
          </table:table-cell>
          <table:table-cell office:value-type="float" office:value="77.099998">
            <text:p>77.099998</text:p>
          </table:table-cell>
          <table:table-cell office:value-type="float" office:value="80.809998">
            <text:p>80.809998</text:p>
          </table:table-cell>
          <table:table-cell office:value-type="float" office:value="75.029999">
            <text:p>75.029999</text:p>
          </table:table-cell>
          <table:table-cell table:number-columns-repeated="2" office:value-type="float" office:value="76.559998">
            <text:p>76.559998</text:p>
          </table:table-cell>
          <table:table-cell office:value-type="float" office:value="120030000">
            <text:p>120030000</text:p>
          </table:table-cell>
        </table:table-row>
        <table:table-row table:style-name="ro1" table:visibility="filter">
          <table:table-cell office:value-type="string">
            <text:p>1966-10-01</text:p>
          </table:table-cell>
          <table:table-cell office:value-type="float" office:value="76.559998">
            <text:p>76.559998</text:p>
          </table:table-cell>
          <table:table-cell office:value-type="float" office:value="80.910004">
            <text:p>80.910004</text:p>
          </table:table-cell>
          <table:table-cell office:value-type="float" office:value="72.279999">
            <text:p>72.279999</text:p>
          </table:table-cell>
          <table:table-cell table:number-columns-repeated="2" office:value-type="float" office:value="80.199997">
            <text:p>80.199997</text:p>
          </table:table-cell>
          <table:table-cell office:value-type="float" office:value="146210000">
            <text:p>146210000</text:p>
          </table:table-cell>
        </table:table-row>
        <table:table-row table:style-name="ro1" table:visibility="filter">
          <table:table-cell office:value-type="string">
            <text:p>1966-11-01</text:p>
          </table:table-cell>
          <table:table-cell office:value-type="float" office:value="80.199997">
            <text:p>80.199997</text:p>
          </table:table-cell>
          <table:table-cell office:value-type="float" office:value="83.010002">
            <text:p>83.010002</text:p>
          </table:table-cell>
          <table:table-cell office:value-type="float" office:value="78.889999">
            <text:p>78.889999</text:p>
          </table:table-cell>
          <table:table-cell table:number-columns-repeated="2" office:value-type="float" office:value="80.449997">
            <text:p>80.449997</text:p>
          </table:table-cell>
          <table:table-cell office:value-type="float" office:value="145780000">
            <text:p>145780000</text:p>
          </table:table-cell>
        </table:table-row>
        <table:table-row table:style-name="ro1" table:visibility="filter">
          <table:table-cell office:value-type="string">
            <text:p>1966-12-01</text:p>
          </table:table-cell>
          <table:table-cell office:value-type="float" office:value="80.449997">
            <text:p>80.449997</text:p>
          </table:table-cell>
          <table:table-cell office:value-type="float" office:value="83.879997">
            <text:p>83.879997</text:p>
          </table:table-cell>
          <table:table-cell office:value-type="float" office:value="79.489998">
            <text:p>79.489998</text:p>
          </table:table-cell>
          <table:table-cell table:number-columns-repeated="2" office:value-type="float" office:value="80.330002">
            <text:p>80.330002</text:p>
          </table:table-cell>
          <table:table-cell office:value-type="float" office:value="165070000">
            <text:p>165070000</text:p>
          </table:table-cell>
        </table:table-row>
        <table:table-row table:style-name="ro1" table:visibility="filter">
          <table:table-cell office:value-type="string">
            <text:p>1967-01-01</text:p>
          </table:table-cell>
          <table:table-cell office:value-type="float" office:value="80.330002">
            <text:p>80.330002</text:p>
          </table:table-cell>
          <table:table-cell office:value-type="float" office:value="88.169998">
            <text:p>88.169998</text:p>
          </table:table-cell>
          <table:table-cell office:value-type="float" office:value="79.43">
            <text:p>79.43</text:p>
          </table:table-cell>
          <table:table-cell table:number-columns-repeated="2" office:value-type="float" office:value="86.610001">
            <text:p>86.610001</text:p>
          </table:table-cell>
          <table:table-cell office:value-type="float" office:value="207410000">
            <text:p>207410000</text:p>
          </table:table-cell>
        </table:table-row>
        <table:table-row table:style-name="ro1" table:visibility="filter">
          <table:table-cell office:value-type="string">
            <text:p>1967-02-01</text:p>
          </table:table-cell>
          <table:table-cell office:value-type="float" office:value="86.610001">
            <text:p>86.610001</text:p>
          </table:table-cell>
          <table:table-cell office:value-type="float" office:value="89">
            <text:p>89</text:p>
          </table:table-cell>
          <table:table-cell office:value-type="float" office:value="85.610001">
            <text:p>85.610001</text:p>
          </table:table-cell>
          <table:table-cell table:number-columns-repeated="2" office:value-type="float" office:value="86.779999">
            <text:p>86.779999</text:p>
          </table:table-cell>
          <table:table-cell office:value-type="float" office:value="182950000">
            <text:p>182950000</text:p>
          </table:table-cell>
        </table:table-row>
        <table:table-row table:style-name="ro1" table:visibility="filter">
          <table:table-cell office:value-type="string">
            <text:p>1967-03-01</text:p>
          </table:table-cell>
          <table:table-cell office:value-type="float" office:value="86.779999">
            <text:p>86.779999</text:p>
          </table:table-cell>
          <table:table-cell office:value-type="float" office:value="91.720001">
            <text:p>91.720001</text:p>
          </table:table-cell>
          <table:table-cell office:value-type="float" office:value="86.669998">
            <text:p>86.669998</text:p>
          </table:table-cell>
          <table:table-cell table:number-columns-repeated="2" office:value-type="float" office:value="90.199997">
            <text:p>90.199997</text:p>
          </table:table-cell>
          <table:table-cell office:value-type="float" office:value="224640000">
            <text:p>224640000</text:p>
          </table:table-cell>
        </table:table-row>
        <table:table-row table:style-name="ro1">
          <table:table-cell office:value-type="string">
            <text:p>1967-04-01</text:p>
          </table:table-cell>
          <table:table-cell office:value-type="float" office:value="90.199997">
            <text:p>90.199997</text:p>
          </table:table-cell>
          <table:table-cell office:value-type="float" office:value="94.769997">
            <text:p>94.769997</text:p>
          </table:table-cell>
          <table:table-cell office:value-type="float" office:value="87.860001">
            <text:p>87.860001</text:p>
          </table:table-cell>
          <table:table-cell table:number-columns-repeated="2" office:value-type="float" office:value="94.010002">
            <text:p>94.010002</text:p>
          </table:table-cell>
          <table:table-cell office:value-type="float" office:value="187650000">
            <text:p>187650000</text:p>
          </table:table-cell>
        </table:table-row>
        <table:table-row table:style-name="ro1" table:visibility="filter">
          <table:table-cell office:value-type="string">
            <text:p>1967-05-01</text:p>
          </table:table-cell>
          <table:table-cell office:value-type="float" office:value="94.010002">
            <text:p>94.010002</text:p>
          </table:table-cell>
          <table:table-cell office:value-type="float" office:value="95.25">
            <text:p>95.25</text:p>
          </table:table-cell>
          <table:table-cell office:value-type="float" office:value="88.709999">
            <text:p>88.709999</text:p>
          </table:table-cell>
          <table:table-cell table:number-columns-repeated="2" office:value-type="float" office:value="89.080002">
            <text:p>89.080002</text:p>
          </table:table-cell>
          <table:table-cell office:value-type="float" office:value="218420000">
            <text:p>218420000</text:p>
          </table:table-cell>
        </table:table-row>
        <table:table-row table:style-name="ro1" table:visibility="filter">
          <table:table-cell office:value-type="string">
            <text:p>1967-06-01</text:p>
          </table:table-cell>
          <table:table-cell office:value-type="float" office:value="89.080002">
            <text:p>89.080002</text:p>
          </table:table-cell>
          <table:table-cell office:value-type="float" office:value="93.279999">
            <text:p>93.279999</text:p>
          </table:table-cell>
          <table:table-cell office:value-type="float" office:value="87.190002">
            <text:p>87.190002</text:p>
          </table:table-cell>
          <table:table-cell table:number-columns-repeated="2" office:value-type="float" office:value="90.639999">
            <text:p>90.639999</text:p>
          </table:table-cell>
          <table:table-cell office:value-type="float" office:value="212590000">
            <text:p>212590000</text:p>
          </table:table-cell>
        </table:table-row>
        <table:table-row table:style-name="ro1" table:visibility="filter">
          <table:table-cell office:value-type="string">
            <text:p>1967-07-01</text:p>
          </table:table-cell>
          <table:table-cell office:value-type="float" office:value="90.639999">
            <text:p>90.639999</text:p>
          </table:table-cell>
          <table:table-cell office:value-type="float" office:value="95.510002">
            <text:p>95.510002</text:p>
          </table:table-cell>
          <table:table-cell office:value-type="float" office:value="90.120003">
            <text:p>90.120003</text:p>
          </table:table-cell>
          <table:table-cell table:number-columns-repeated="2" office:value-type="float" office:value="94.75">
            <text:p>94.75</text:p>
          </table:table-cell>
          <table:table-cell office:value-type="float" office:value="216730000">
            <text:p>216730000</text:p>
          </table:table-cell>
        </table:table-row>
        <table:table-row table:style-name="ro1" table:visibility="filter">
          <table:table-cell office:value-type="string">
            <text:p>1967-08-01</text:p>
          </table:table-cell>
          <table:table-cell office:value-type="float" office:value="94.75">
            <text:p>94.75</text:p>
          </table:table-cell>
          <table:table-cell office:value-type="float" office:value="96.669998">
            <text:p>96.669998</text:p>
          </table:table-cell>
          <table:table-cell office:value-type="float" office:value="92.010002">
            <text:p>92.010002</text:p>
          </table:table-cell>
          <table:table-cell table:number-columns-repeated="2" office:value-type="float" office:value="93.639999">
            <text:p>93.639999</text:p>
          </table:table-cell>
          <table:table-cell office:value-type="float" office:value="207800000">
            <text:p>207800000</text:p>
          </table:table-cell>
        </table:table-row>
        <table:table-row table:style-name="ro1" table:visibility="filter">
          <table:table-cell office:value-type="string">
            <text:p>1967-09-01</text:p>
          </table:table-cell>
          <table:table-cell office:value-type="float" office:value="93.639999">
            <text:p>93.639999</text:p>
          </table:table-cell>
          <table:table-cell office:value-type="float" office:value="98.309998">
            <text:p>98.309998</text:p>
          </table:table-cell>
          <table:table-cell office:value-type="float" office:value="93">
            <text:p>93</text:p>
          </table:table-cell>
          <table:table-cell table:number-columns-repeated="2" office:value-type="float" office:value="96.709999">
            <text:p>96.709999</text:p>
          </table:table-cell>
          <table:table-cell office:value-type="float" office:value="204960000">
            <text:p>204960000</text:p>
          </table:table-cell>
        </table:table-row>
        <table:table-row table:style-name="ro1" table:visibility="filter">
          <table:table-cell office:value-type="string">
            <text:p>1967-10-01</text:p>
          </table:table-cell>
          <table:table-cell office:value-type="float" office:value="96.709999">
            <text:p>96.709999</text:p>
          </table:table-cell>
          <table:table-cell office:value-type="float" office:value="98.25">
            <text:p>98.25</text:p>
          </table:table-cell>
          <table:table-cell office:value-type="float" office:value="93.290001">
            <text:p>93.290001</text:p>
          </table:table-cell>
          <table:table-cell table:number-columns-repeated="2" office:value-type="float" office:value="93.300003">
            <text:p>93.300003</text:p>
          </table:table-cell>
          <table:table-cell office:value-type="float" office:value="224780000">
            <text:p>224780000</text:p>
          </table:table-cell>
        </table:table-row>
        <table:table-row table:style-name="ro1" table:visibility="filter">
          <table:table-cell office:value-type="string">
            <text:p>1967-11-01</text:p>
          </table:table-cell>
          <table:table-cell office:value-type="float" office:value="93.300003">
            <text:p>93.300003</text:p>
          </table:table-cell>
          <table:table-cell office:value-type="float" office:value="95.510002">
            <text:p>95.510002</text:p>
          </table:table-cell>
          <table:table-cell office:value-type="float" office:value="90.089996">
            <text:p>90.089996</text:p>
          </table:table-cell>
          <table:table-cell table:number-columns-repeated="2" office:value-type="float" office:value="94">
            <text:p>94</text:p>
          </table:table-cell>
          <table:table-cell office:value-type="float" office:value="211430000">
            <text:p>211430000</text:p>
          </table:table-cell>
        </table:table-row>
        <table:table-row table:style-name="ro1" table:visibility="filter">
          <table:table-cell office:value-type="string">
            <text:p>1967-12-01</text:p>
          </table:table-cell>
          <table:table-cell office:value-type="float" office:value="94">
            <text:p>94</text:p>
          </table:table-cell>
          <table:table-cell office:value-type="float" office:value="96.900002">
            <text:p>96.900002</text:p>
          </table:table-cell>
          <table:table-cell office:value-type="float" office:value="93.410004">
            <text:p>93.410004</text:p>
          </table:table-cell>
          <table:table-cell table:number-columns-repeated="2" office:value-type="float" office:value="96.470001">
            <text:p>96.470001</text:p>
          </table:table-cell>
          <table:table-cell office:value-type="float" office:value="229460000">
            <text:p>229460000</text:p>
          </table:table-cell>
        </table:table-row>
        <table:table-row table:style-name="ro1" table:visibility="filter">
          <table:table-cell office:value-type="string">
            <text:p>1968-01-01</text:p>
          </table:table-cell>
          <table:table-cell office:value-type="float" office:value="96.470001">
            <text:p>96.470001</text:p>
          </table:table-cell>
          <table:table-cell office:value-type="float" office:value="97.839996">
            <text:p>97.839996</text:p>
          </table:table-cell>
          <table:table-cell office:value-type="float" office:value="91.269997">
            <text:p>91.269997</text:p>
          </table:table-cell>
          <table:table-cell table:number-columns-repeated="2" office:value-type="float" office:value="92.239998">
            <text:p>92.239998</text:p>
          </table:table-cell>
          <table:table-cell office:value-type="float" office:value="262770000">
            <text:p>262770000</text:p>
          </table:table-cell>
        </table:table-row>
        <table:table-row table:style-name="ro1" table:visibility="filter">
          <table:table-cell office:value-type="string">
            <text:p>1968-02-01</text:p>
          </table:table-cell>
          <table:table-cell office:value-type="float" office:value="92.239998">
            <text:p>92.239998</text:p>
          </table:table-cell>
          <table:table-cell office:value-type="float" office:value="93.440002">
            <text:p>93.440002</text:p>
          </table:table-cell>
          <table:table-cell office:value-type="float" office:value="86.730003">
            <text:p>86.730003</text:p>
          </table:table-cell>
          <table:table-cell table:number-columns-repeated="2" office:value-type="float" office:value="89.360001">
            <text:p>89.360001</text:p>
          </table:table-cell>
          <table:table-cell office:value-type="float" office:value="174380000">
            <text:p>174380000</text:p>
          </table:table-cell>
        </table:table-row>
        <table:table-row table:style-name="ro1" table:visibility="filter">
          <table:table-cell office:value-type="string">
            <text:p>1968-03-01</text:p>
          </table:table-cell>
          <table:table-cell office:value-type="float" office:value="89.360001">
            <text:p>89.360001</text:p>
          </table:table-cell>
          <table:table-cell office:value-type="float" office:value="91.089996">
            <text:p>91.089996</text:p>
          </table:table-cell>
          <table:table-cell office:value-type="float" office:value="86.989998">
            <text:p>86.989998</text:p>
          </table:table-cell>
          <table:table-cell table:number-columns-repeated="2" office:value-type="float" office:value="90.199997">
            <text:p>90.199997</text:p>
          </table:table-cell>
          <table:table-cell office:value-type="float" office:value="192610000">
            <text:p>192610000</text:p>
          </table:table-cell>
        </table:table-row>
        <table:table-row table:style-name="ro1">
          <table:table-cell office:value-type="string">
            <text:p>1968-04-01</text:p>
          </table:table-cell>
          <table:table-cell office:value-type="float" office:value="91.110001">
            <text:p>91.110001</text:p>
          </table:table-cell>
          <table:table-cell office:value-type="float" office:value="98.610001">
            <text:p>98.610001</text:p>
          </table:table-cell>
          <table:table-cell office:value-type="float" office:value="91.110001">
            <text:p>91.110001</text:p>
          </table:table-cell>
          <table:table-cell table:number-columns-repeated="2" office:value-type="float" office:value="97.459999">
            <text:p>97.459999</text:p>
          </table:table-cell>
          <table:table-cell office:value-type="float" office:value="295420000">
            <text:p>295420000</text:p>
          </table:table-cell>
        </table:table-row>
        <table:table-row table:style-name="ro1" table:visibility="filter">
          <table:table-cell office:value-type="string">
            <text:p>1968-05-01</text:p>
          </table:table-cell>
          <table:table-cell office:value-type="float" office:value="97.459999">
            <text:p>97.459999</text:p>
          </table:table-cell>
          <table:table-cell office:value-type="float" office:value="100.190002">
            <text:p>100.190002</text:p>
          </table:table-cell>
          <table:table-cell office:value-type="float" office:value="95.800003">
            <text:p>95.800003</text:p>
          </table:table-cell>
          <table:table-cell table:number-columns-repeated="2" office:value-type="float" office:value="98.68">
            <text:p>98.68</text:p>
          </table:table-cell>
          <table:table-cell office:value-type="float" office:value="291980000">
            <text:p>291980000</text:p>
          </table:table-cell>
        </table:table-row>
        <table:table-row table:style-name="ro1" table:visibility="filter">
          <table:table-cell office:value-type="string">
            <text:p>1968-06-01</text:p>
          </table:table-cell>
          <table:table-cell office:value-type="float" office:value="98.720001">
            <text:p>98.720001</text:p>
          </table:table-cell>
          <table:table-cell office:value-type="float" office:value="102.839996">
            <text:p>102.839996</text:p>
          </table:table-cell>
          <table:table-cell office:value-type="float" office:value="98.720001">
            <text:p>98.720001</text:p>
          </table:table-cell>
          <table:table-cell table:number-columns-repeated="2" office:value-type="float" office:value="99.580002">
            <text:p>99.580002</text:p>
          </table:table-cell>
          <table:table-cell office:value-type="float" office:value="257290000">
            <text:p>257290000</text:p>
          </table:table-cell>
        </table:table-row>
        <table:table-row table:style-name="ro1" table:visibility="filter">
          <table:table-cell office:value-type="string">
            <text:p>1968-07-01</text:p>
          </table:table-cell>
          <table:table-cell office:value-type="float" office:value="99.580002">
            <text:p>99.580002</text:p>
          </table:table-cell>
          <table:table-cell office:value-type="float" office:value="103.669998">
            <text:p>103.669998</text:p>
          </table:table-cell>
          <table:table-cell office:value-type="float" office:value="96.839996">
            <text:p>96.839996</text:p>
          </table:table-cell>
          <table:table-cell table:number-columns-repeated="2" office:value-type="float" office:value="97.739998">
            <text:p>97.739998</text:p>
          </table:table-cell>
          <table:table-cell office:value-type="float" office:value="242450000">
            <text:p>242450000</text:p>
          </table:table-cell>
        </table:table-row>
        <table:table-row table:style-name="ro1" table:visibility="filter">
          <table:table-cell office:value-type="string">
            <text:p>1968-08-01</text:p>
          </table:table-cell>
          <table:table-cell office:value-type="float" office:value="97.739998">
            <text:p>97.739998</text:p>
          </table:table-cell>
          <table:table-cell office:value-type="float" office:value="99.669998">
            <text:p>99.669998</text:p>
          </table:table-cell>
          <table:table-cell office:value-type="float" office:value="95.790001">
            <text:p>95.790001</text:p>
          </table:table-cell>
          <table:table-cell table:number-columns-repeated="2" office:value-type="float" office:value="98.860001">
            <text:p>98.860001</text:p>
          </table:table-cell>
          <table:table-cell office:value-type="float" office:value="193970000">
            <text:p>193970000</text:p>
          </table:table-cell>
        </table:table-row>
        <table:table-row table:style-name="ro1" table:visibility="filter">
          <table:table-cell office:value-type="string">
            <text:p>1968-09-01</text:p>
          </table:table-cell>
          <table:table-cell office:value-type="float" office:value="98.860001">
            <text:p>98.860001</text:p>
          </table:table-cell>
          <table:table-cell office:value-type="float" office:value="103.629997">
            <text:p>103.629997</text:p>
          </table:table-cell>
          <table:table-cell office:value-type="float" office:value="98.309998">
            <text:p>98.309998</text:p>
          </table:table-cell>
          <table:table-cell table:number-columns-repeated="2" office:value-type="float" office:value="102.669998">
            <text:p>102.669998</text:p>
          </table:table-cell>
          <table:table-cell office:value-type="float" office:value="228300000">
            <text:p>228300000</text:p>
          </table:table-cell>
        </table:table-row>
        <table:table-row table:style-name="ro1" table:visibility="filter">
          <table:table-cell office:value-type="string">
            <text:p>1968-10-01</text:p>
          </table:table-cell>
          <table:table-cell office:value-type="float" office:value="102.669998">
            <text:p>102.669998</text:p>
          </table:table-cell>
          <table:table-cell office:value-type="float" office:value="105.779999">
            <text:p>105.779999</text:p>
          </table:table-cell>
          <table:table-cell office:value-type="float" office:value="101.800003">
            <text:p>101.800003</text:p>
          </table:table-cell>
          <table:table-cell table:number-columns-repeated="2" office:value-type="float" office:value="103.410004">
            <text:p>103.410004</text:p>
          </table:table-cell>
          <table:table-cell office:value-type="float" office:value="272200000">
            <text:p>272200000</text:p>
          </table:table-cell>
        </table:table-row>
        <table:table-row table:style-name="ro1" table:visibility="filter">
          <table:table-cell office:value-type="string">
            <text:p>1968-11-01</text:p>
          </table:table-cell>
          <table:table-cell office:value-type="float" office:value="103.410004">
            <text:p>103.410004</text:p>
          </table:table-cell>
          <table:table-cell office:value-type="float" office:value="109.089996">
            <text:p>109.089996</text:p>
          </table:table-cell>
          <table:table-cell office:value-type="float" office:value="101.849998">
            <text:p>101.849998</text:p>
          </table:table-cell>
          <table:table-cell table:number-columns-repeated="2" office:value-type="float" office:value="108.370003">
            <text:p>108.370003</text:p>
          </table:table-cell>
          <table:table-cell office:value-type="float" office:value="251850000">
            <text:p>251850000</text:p>
          </table:table-cell>
        </table:table-row>
        <table:table-row table:style-name="ro1" table:visibility="filter">
          <table:table-cell office:value-type="string">
            <text:p>1968-12-01</text:p>
          </table:table-cell>
          <table:table-cell office:value-type="float" office:value="108.370003">
            <text:p>108.370003</text:p>
          </table:table-cell>
          <table:table-cell office:value-type="float" office:value="109.370003">
            <text:p>109.370003</text:p>
          </table:table-cell>
          <table:table-cell office:value-type="float" office:value="102.980003">
            <text:p>102.980003</text:p>
          </table:table-cell>
          <table:table-cell table:number-columns-repeated="2" office:value-type="float" office:value="103.860001">
            <text:p>103.860001</text:p>
          </table:table-cell>
          <table:table-cell office:value-type="float" office:value="267480000">
            <text:p>267480000</text:p>
          </table:table-cell>
        </table:table-row>
        <table:table-row table:style-name="ro1" table:visibility="filter">
          <table:table-cell office:value-type="string">
            <text:p>1969-01-01</text:p>
          </table:table-cell>
          <table:table-cell office:value-type="float" office:value="103.860001">
            <text:p>103.860001</text:p>
          </table:table-cell>
          <table:table-cell office:value-type="float" office:value="104.870003">
            <text:p>104.870003</text:p>
          </table:table-cell>
          <table:table-cell office:value-type="float" office:value="96.629997">
            <text:p>96.629997</text:p>
          </table:table-cell>
          <table:table-cell table:number-columns-repeated="2" office:value-type="float" office:value="103.010002">
            <text:p>103.010002</text:p>
          </table:table-cell>
          <table:table-cell office:value-type="float" office:value="266600000">
            <text:p>266600000</text:p>
          </table:table-cell>
        </table:table-row>
        <table:table-row table:style-name="ro1" table:visibility="filter">
          <table:table-cell office:value-type="string">
            <text:p>1969-02-01</text:p>
          </table:table-cell>
          <table:table-cell office:value-type="float" office:value="103.010002">
            <text:p>103.010002</text:p>
          </table:table-cell>
          <table:table-cell office:value-type="float" office:value="104.610001">
            <text:p>104.610001</text:p>
          </table:table-cell>
          <table:table-cell office:value-type="float" office:value="97.360001">
            <text:p>97.360001</text:p>
          </table:table-cell>
          <table:table-cell table:number-columns-repeated="2" office:value-type="float" office:value="98.129997">
            <text:p>98.129997</text:p>
          </table:table-cell>
          <table:table-cell office:value-type="float" office:value="207490000">
            <text:p>207490000</text:p>
          </table:table-cell>
        </table:table-row>
        <table:table-row table:style-name="ro1" table:visibility="filter">
          <table:table-cell office:value-type="string">
            <text:p>1969-03-01</text:p>
          </table:table-cell>
          <table:table-cell office:value-type="float" office:value="98.129997">
            <text:p>98.129997</text:p>
          </table:table-cell>
          <table:table-cell office:value-type="float" office:value="102.349998">
            <text:p>102.349998</text:p>
          </table:table-cell>
          <table:table-cell office:value-type="float" office:value="97.059998">
            <text:p>97.059998</text:p>
          </table:table-cell>
          <table:table-cell table:number-columns-repeated="2" office:value-type="float" office:value="101.510002">
            <text:p>101.510002</text:p>
          </table:table-cell>
          <table:table-cell office:value-type="float" office:value="199110000">
            <text:p>199110000</text:p>
          </table:table-cell>
        </table:table-row>
        <table:table-row table:style-name="ro1">
          <table:table-cell office:value-type="string">
            <text:p>1969-04-01</text:p>
          </table:table-cell>
          <table:table-cell office:value-type="float" office:value="101.510002">
            <text:p>101.510002</text:p>
          </table:table-cell>
          <table:table-cell office:value-type="float" office:value="104.559998">
            <text:p>104.559998</text:p>
          </table:table-cell>
          <table:table-cell office:value-type="float" office:value="99.080002">
            <text:p>99.080002</text:p>
          </table:table-cell>
          <table:table-cell table:number-columns-repeated="2" office:value-type="float" office:value="103.690002">
            <text:p>103.690002</text:p>
          </table:table-cell>
          <table:table-cell office:value-type="float" office:value="236930000">
            <text:p>236930000</text:p>
          </table:table-cell>
        </table:table-row>
        <table:table-row table:style-name="ro1" table:visibility="filter">
          <table:table-cell office:value-type="string">
            <text:p>1969-05-01</text:p>
          </table:table-cell>
          <table:table-cell office:value-type="float" office:value="103.690002">
            <text:p>103.690002</text:p>
          </table:table-cell>
          <table:table-cell office:value-type="float" office:value="106.739998">
            <text:p>106.739998</text:p>
          </table:table-cell>
          <table:table-cell office:value-type="float" office:value="102.290001">
            <text:p>102.290001</text:p>
          </table:table-cell>
          <table:table-cell table:number-columns-repeated="2" office:value-type="float" office:value="103.459999">
            <text:p>103.459999</text:p>
          </table:table-cell>
          <table:table-cell office:value-type="float" office:value="256580000">
            <text:p>256580000</text:p>
          </table:table-cell>
        </table:table-row>
        <table:table-row table:style-name="ro1" table:visibility="filter">
          <table:table-cell office:value-type="string">
            <text:p>1969-06-01</text:p>
          </table:table-cell>
          <table:table-cell office:value-type="float" office:value="103.459999">
            <text:p>103.459999</text:p>
          </table:table-cell>
          <table:table-cell office:value-type="float" office:value="103.75">
            <text:p>103.75</text:p>
          </table:table-cell>
          <table:table-cell office:value-type="float" office:value="95.209999">
            <text:p>95.209999</text:p>
          </table:table-cell>
          <table:table-cell table:number-columns-repeated="2" office:value-type="float" office:value="97.709999">
            <text:p>97.709999</text:p>
          </table:table-cell>
          <table:table-cell office:value-type="float" office:value="235130000">
            <text:p>235130000</text:p>
          </table:table-cell>
        </table:table-row>
        <table:table-row table:style-name="ro1" table:visibility="filter">
          <table:table-cell office:value-type="string">
            <text:p>1969-07-01</text:p>
          </table:table-cell>
          <table:table-cell office:value-type="float" office:value="97.709999">
            <text:p>97.709999</text:p>
          </table:table-cell>
          <table:table-cell office:value-type="float" office:value="100.330002">
            <text:p>100.330002</text:p>
          </table:table-cell>
          <table:table-cell office:value-type="float" office:value="88.040001">
            <text:p>88.040001</text:p>
          </table:table-cell>
          <table:table-cell table:number-columns-repeated="2" office:value-type="float" office:value="91.830002">
            <text:p>91.830002</text:p>
          </table:table-cell>
          <table:table-cell office:value-type="float" office:value="228250000">
            <text:p>228250000</text:p>
          </table:table-cell>
        </table:table-row>
        <table:table-row table:style-name="ro1" table:visibility="filter">
          <table:table-cell office:value-type="string">
            <text:p>1969-08-01</text:p>
          </table:table-cell>
          <table:table-cell office:value-type="float" office:value="91.919998">
            <text:p>91.919998</text:p>
          </table:table-cell>
          <table:table-cell office:value-type="float" office:value="96.43">
            <text:p>96.43</text:p>
          </table:table-cell>
          <table:table-cell office:value-type="float" office:value="91.480003">
            <text:p>91.480003</text:p>
          </table:table-cell>
          <table:table-cell table:number-columns-repeated="2" office:value-type="float" office:value="95.510002">
            <text:p>95.510002</text:p>
          </table:table-cell>
          <table:table-cell office:value-type="float" office:value="201680000">
            <text:p>201680000</text:p>
          </table:table-cell>
        </table:table-row>
        <table:table-row table:style-name="ro1" table:visibility="filter">
          <table:table-cell office:value-type="string">
            <text:p>1969-09-01</text:p>
          </table:table-cell>
          <table:table-cell office:value-type="float" office:value="95.510002">
            <text:p>95.510002</text:p>
          </table:table-cell>
          <table:table-cell office:value-type="float" office:value="96.620003">
            <text:p>96.620003</text:p>
          </table:table-cell>
          <table:table-cell office:value-type="float" office:value="91.769997">
            <text:p>91.769997</text:p>
          </table:table-cell>
          <table:table-cell table:number-columns-repeated="2" office:value-type="float" office:value="93.120003">
            <text:p>93.120003</text:p>
          </table:table-cell>
          <table:table-cell office:value-type="float" office:value="219150000">
            <text:p>219150000</text:p>
          </table:table-cell>
        </table:table-row>
        <table:table-row table:style-name="ro1" table:visibility="filter">
          <table:table-cell office:value-type="string">
            <text:p>1969-10-01</text:p>
          </table:table-cell>
          <table:table-cell office:value-type="float" office:value="93.120003">
            <text:p>93.120003</text:p>
          </table:table-cell>
          <table:table-cell office:value-type="float" office:value="98.830002">
            <text:p>98.830002</text:p>
          </table:table-cell>
          <table:table-cell office:value-type="float" office:value="91.660004">
            <text:p>91.660004</text:p>
          </table:table-cell>
          <table:table-cell table:number-columns-repeated="2" office:value-type="float" office:value="97.120003">
            <text:p>97.120003</text:p>
          </table:table-cell>
          <table:table-cell office:value-type="float" office:value="310110000">
            <text:p>310110000</text:p>
          </table:table-cell>
        </table:table-row>
        <table:table-row table:style-name="ro1" table:visibility="filter">
          <table:table-cell office:value-type="string">
            <text:p>1969-11-01</text:p>
          </table:table-cell>
          <table:table-cell office:value-type="float" office:value="97.120003">
            <text:p>97.120003</text:p>
          </table:table-cell>
          <table:table-cell office:value-type="float" office:value="99.230003">
            <text:p>99.230003</text:p>
          </table:table-cell>
          <table:table-cell office:value-type="float" office:value="92.239998">
            <text:p>92.239998</text:p>
          </table:table-cell>
          <table:table-cell table:number-columns-repeated="2" office:value-type="float" office:value="93.809998">
            <text:p>93.809998</text:p>
          </table:table-cell>
          <table:table-cell office:value-type="float" office:value="213600000">
            <text:p>213600000</text:p>
          </table:table-cell>
        </table:table-row>
        <table:table-row table:style-name="ro1" table:visibility="filter">
          <table:table-cell office:value-type="string">
            <text:p>1969-12-01</text:p>
          </table:table-cell>
          <table:table-cell office:value-type="float" office:value="93.809998">
            <text:p>93.809998</text:p>
          </table:table-cell>
          <table:table-cell office:value-type="float" office:value="94.470001">
            <text:p>94.470001</text:p>
          </table:table-cell>
          <table:table-cell office:value-type="float" office:value="88.620003">
            <text:p>88.620003</text:p>
          </table:table-cell>
          <table:table-cell table:number-columns-repeated="2" office:value-type="float" office:value="92.059998">
            <text:p>92.059998</text:p>
          </table:table-cell>
          <table:table-cell office:value-type="float" office:value="272350000">
            <text:p>272350000</text:p>
          </table:table-cell>
        </table:table-row>
        <table:table-row table:style-name="ro1" table:visibility="filter">
          <table:table-cell office:value-type="string">
            <text:p>1970-01-01</text:p>
          </table:table-cell>
          <table:table-cell office:value-type="float" office:value="92.059998">
            <text:p>92.059998</text:p>
          </table:table-cell>
          <table:table-cell office:value-type="float" office:value="94.25">
            <text:p>94.25</text:p>
          </table:table-cell>
          <table:table-cell office:value-type="float" office:value="84.419998">
            <text:p>84.419998</text:p>
          </table:table-cell>
          <table:table-cell table:number-columns-repeated="2" office:value-type="float" office:value="85.019997">
            <text:p>85.019997</text:p>
          </table:table-cell>
          <table:table-cell office:value-type="float" office:value="221090000">
            <text:p>221090000</text:p>
          </table:table-cell>
        </table:table-row>
        <table:table-row table:style-name="ro1" table:visibility="filter">
          <table:table-cell office:value-type="string">
            <text:p>1970-02-01</text:p>
          </table:table-cell>
          <table:table-cell office:value-type="float" office:value="85.019997">
            <text:p>85.019997</text:p>
          </table:table-cell>
          <table:table-cell office:value-type="float" office:value="90.330002">
            <text:p>90.330002</text:p>
          </table:table-cell>
          <table:table-cell office:value-type="float" office:value="84.639999">
            <text:p>84.639999</text:p>
          </table:table-cell>
          <table:table-cell table:number-columns-repeated="2" office:value-type="float" office:value="89.5">
            <text:p>89.5</text:p>
          </table:table-cell>
          <table:table-cell office:value-type="float" office:value="228380000">
            <text:p>228380000</text:p>
          </table:table-cell>
        </table:table-row>
        <table:table-row table:style-name="ro1" table:visibility="filter">
          <table:table-cell office:value-type="string">
            <text:p>1970-03-01</text:p>
          </table:table-cell>
          <table:table-cell office:value-type="float" office:value="89.5">
            <text:p>89.5</text:p>
          </table:table-cell>
          <table:table-cell office:value-type="float" office:value="91.07">
            <text:p>91.07</text:p>
          </table:table-cell>
          <table:table-cell office:value-type="float" office:value="86.190002">
            <text:p>86.190002</text:p>
          </table:table-cell>
          <table:table-cell table:number-columns-repeated="2" office:value-type="float" office:value="89.629997">
            <text:p>89.629997</text:p>
          </table:table-cell>
          <table:table-cell office:value-type="float" office:value="212880000">
            <text:p>212880000</text:p>
          </table:table-cell>
        </table:table-row>
        <table:table-row table:style-name="ro1">
          <table:table-cell office:value-type="string">
            <text:p>1970-04-01</text:p>
          </table:table-cell>
          <table:table-cell office:value-type="float" office:value="89.629997">
            <text:p>89.629997</text:p>
          </table:table-cell>
          <table:table-cell office:value-type="float" office:value="90.699997">
            <text:p>90.699997</text:p>
          </table:table-cell>
          <table:table-cell office:value-type="float" office:value="79.309998">
            <text:p>79.309998</text:p>
          </table:table-cell>
          <table:table-cell table:number-columns-repeated="2" office:value-type="float" office:value="81.519997">
            <text:p>81.519997</text:p>
          </table:table-cell>
          <table:table-cell office:value-type="float" office:value="223120000">
            <text:p>223120000</text:p>
          </table:table-cell>
        </table:table-row>
        <table:table-row table:style-name="ro1" table:visibility="filter">
          <table:table-cell office:value-type="string">
            <text:p>1970-05-01</text:p>
          </table:table-cell>
          <table:table-cell office:value-type="float" office:value="81.519997">
            <text:p>81.519997</text:p>
          </table:table-cell>
          <table:table-cell office:value-type="float" office:value="82.32">
            <text:p>82.32</text:p>
          </table:table-cell>
          <table:table-cell office:value-type="float" office:value="68.610001">
            <text:p>68.610001</text:p>
          </table:table-cell>
          <table:table-cell table:number-columns-repeated="2" office:value-type="float" office:value="76.550003">
            <text:p>76.550003</text:p>
          </table:table-cell>
          <table:table-cell office:value-type="float" office:value="258220000">
            <text:p>258220000</text:p>
          </table:table-cell>
        </table:table-row>
        <table:table-row table:style-name="ro1" table:visibility="filter">
          <table:table-cell office:value-type="string">
            <text:p>1970-06-01</text:p>
          </table:table-cell>
          <table:table-cell office:value-type="float" office:value="76.550003">
            <text:p>76.550003</text:p>
          </table:table-cell>
          <table:table-cell office:value-type="float" office:value="79.959999">
            <text:p>79.959999</text:p>
          </table:table-cell>
          <table:table-cell office:value-type="float" office:value="72.25">
            <text:p>72.25</text:p>
          </table:table-cell>
          <table:table-cell table:number-columns-repeated="2" office:value-type="float" office:value="72.720001">
            <text:p>72.720001</text:p>
          </table:table-cell>
          <table:table-cell office:value-type="float" office:value="226420000">
            <text:p>226420000</text:p>
          </table:table-cell>
        </table:table-row>
        <table:table-row table:style-name="ro1" table:visibility="filter">
          <table:table-cell office:value-type="string">
            <text:p>1970-07-01</text:p>
          </table:table-cell>
          <table:table-cell office:value-type="float" office:value="72.720001">
            <text:p>72.720001</text:p>
          </table:table-cell>
          <table:table-cell office:value-type="float" office:value="79.029999">
            <text:p>79.029999</text:p>
          </table:table-cell>
          <table:table-cell office:value-type="float" office:value="70.690002">
            <text:p>70.690002</text:p>
          </table:table-cell>
          <table:table-cell table:number-columns-repeated="2" office:value-type="float" office:value="78.050003">
            <text:p>78.050003</text:p>
          </table:table-cell>
          <table:table-cell office:value-type="float" office:value="227740000">
            <text:p>227740000</text:p>
          </table:table-cell>
        </table:table-row>
        <table:table-row table:style-name="ro1" table:visibility="filter">
          <table:table-cell office:value-type="string">
            <text:p>1970-08-01</text:p>
          </table:table-cell>
          <table:table-cell office:value-type="float" office:value="78.050003">
            <text:p>78.050003</text:p>
          </table:table-cell>
          <table:table-cell office:value-type="float" office:value="82.470001">
            <text:p>82.470001</text:p>
          </table:table-cell>
          <table:table-cell office:value-type="float" office:value="74.129997">
            <text:p>74.129997</text:p>
          </table:table-cell>
          <table:table-cell table:number-columns-repeated="2" office:value-type="float" office:value="81.519997">
            <text:p>81.519997</text:p>
          </table:table-cell>
          <table:table-cell office:value-type="float" office:value="218690000">
            <text:p>218690000</text:p>
          </table:table-cell>
        </table:table-row>
        <table:table-row table:style-name="ro1" table:visibility="filter">
          <table:table-cell office:value-type="string">
            <text:p>1970-09-01</text:p>
          </table:table-cell>
          <table:table-cell office:value-type="float" office:value="81.519997">
            <text:p>81.519997</text:p>
          </table:table-cell>
          <table:table-cell office:value-type="float" office:value="84.989998">
            <text:p>84.989998</text:p>
          </table:table-cell>
          <table:table-cell office:value-type="float" office:value="79.949997">
            <text:p>79.949997</text:p>
          </table:table-cell>
          <table:table-cell table:number-columns-repeated="2" office:value-type="float" office:value="84.300003">
            <text:p>84.300003</text:p>
          </table:table-cell>
          <table:table-cell office:value-type="float" office:value="303290000">
            <text:p>303290000</text:p>
          </table:table-cell>
        </table:table-row>
        <table:table-row table:style-name="ro1" table:visibility="filter">
          <table:table-cell office:value-type="string">
            <text:p>1970-10-01</text:p>
          </table:table-cell>
          <table:table-cell office:value-type="float" office:value="84.300003">
            <text:p>84.300003</text:p>
          </table:table-cell>
          <table:table-cell office:value-type="float" office:value="87.75">
            <text:p>87.75</text:p>
          </table:table-cell>
          <table:table-cell office:value-type="float" office:value="82.290001">
            <text:p>82.290001</text:p>
          </table:table-cell>
          <table:table-cell table:number-columns-repeated="2" office:value-type="float" office:value="83.25">
            <text:p>83.25</text:p>
          </table:table-cell>
          <table:table-cell office:value-type="float" office:value="261370000">
            <text:p>261370000</text:p>
          </table:table-cell>
        </table:table-row>
        <table:table-row table:style-name="ro1" table:visibility="filter">
          <table:table-cell office:value-type="string">
            <text:p>1970-11-01</text:p>
          </table:table-cell>
          <table:table-cell office:value-type="float" office:value="83.25">
            <text:p>83.25</text:p>
          </table:table-cell>
          <table:table-cell office:value-type="float" office:value="87.599998">
            <text:p>87.599998</text:p>
          </table:table-cell>
          <table:table-cell office:value-type="float" office:value="82.230003">
            <text:p>82.230003</text:p>
          </table:table-cell>
          <table:table-cell table:number-columns-repeated="2" office:value-type="float" office:value="87.199997">
            <text:p>87.199997</text:p>
          </table:table-cell>
          <table:table-cell office:value-type="float" office:value="230290000">
            <text:p>230290000</text:p>
          </table:table-cell>
        </table:table-row>
        <table:table-row table:style-name="ro1" table:visibility="filter">
          <table:table-cell office:value-type="string">
            <text:p>1970-12-01</text:p>
          </table:table-cell>
          <table:table-cell office:value-type="float" office:value="87.199997">
            <text:p>87.199997</text:p>
          </table:table-cell>
          <table:table-cell office:value-type="float" office:value="92.989998">
            <text:p>92.989998</text:p>
          </table:table-cell>
          <table:table-cell office:value-type="float" office:value="86.110001">
            <text:p>86.110001</text:p>
          </table:table-cell>
          <table:table-cell table:number-columns-repeated="2" office:value-type="float" office:value="92.150002">
            <text:p>92.150002</text:p>
          </table:table-cell>
          <table:table-cell office:value-type="float" office:value="335240000">
            <text:p>335240000</text:p>
          </table:table-cell>
        </table:table-row>
        <table:table-row table:style-name="ro1" table:visibility="filter">
          <table:table-cell office:value-type="string">
            <text:p>1971-01-01</text:p>
          </table:table-cell>
          <table:table-cell office:value-type="float" office:value="92.150002">
            <text:p>92.150002</text:p>
          </table:table-cell>
          <table:table-cell office:value-type="float" office:value="96.489998">
            <text:p>96.489998</text:p>
          </table:table-cell>
          <table:table-cell office:value-type="float" office:value="90.639999">
            <text:p>90.639999</text:p>
          </table:table-cell>
          <table:table-cell table:number-columns-repeated="2" office:value-type="float" office:value="95.879997">
            <text:p>95.879997</text:p>
          </table:table-cell>
          <table:table-cell office:value-type="float" office:value="348490000">
            <text:p>348490000</text:p>
          </table:table-cell>
        </table:table-row>
        <table:table-row table:style-name="ro1" table:visibility="filter">
          <table:table-cell office:value-type="string">
            <text:p>1971-02-01</text:p>
          </table:table-cell>
          <table:table-cell office:value-type="float" office:value="95.879997">
            <text:p>95.879997</text:p>
          </table:table-cell>
          <table:table-cell office:value-type="float" office:value="99.589996">
            <text:p>99.589996</text:p>
          </table:table-cell>
          <table:table-cell office:value-type="float" office:value="94.919998">
            <text:p>94.919998</text:p>
          </table:table-cell>
          <table:table-cell table:number-columns-repeated="2" office:value-type="float" office:value="96.75">
            <text:p>96.75</text:p>
          </table:table-cell>
          <table:table-cell office:value-type="float" office:value="371190000">
            <text:p>371190000</text:p>
          </table:table-cell>
        </table:table-row>
        <table:table-row table:style-name="ro1" table:visibility="filter">
          <table:table-cell office:value-type="string">
            <text:p>1971-03-01</text:p>
          </table:table-cell>
          <table:table-cell office:value-type="float" office:value="96.75">
            <text:p>96.75</text:p>
          </table:table-cell>
          <table:table-cell office:value-type="float" office:value="102.029999">
            <text:p>102.029999</text:p>
          </table:table-cell>
          <table:table-cell office:value-type="float" office:value="96.110001">
            <text:p>96.110001</text:p>
          </table:table-cell>
          <table:table-cell table:number-columns-repeated="2" office:value-type="float" office:value="100.309998">
            <text:p>100.309998</text:p>
          </table:table-cell>
          <table:table-cell office:value-type="float" office:value="389880000">
            <text:p>389880000</text:p>
          </table:table-cell>
        </table:table-row>
        <table:table-row table:style-name="ro1">
          <table:table-cell office:value-type="string">
            <text:p>1971-04-01</text:p>
          </table:table-cell>
          <table:table-cell office:value-type="float" office:value="100.309998">
            <text:p>100.309998</text:p>
          </table:table-cell>
          <table:table-cell office:value-type="float" office:value="105.599998">
            <text:p>105.599998</text:p>
          </table:table-cell>
          <table:table-cell office:value-type="float" office:value="99.629997">
            <text:p>99.629997</text:p>
          </table:table-cell>
          <table:table-cell table:number-columns-repeated="2" office:value-type="float" office:value="103.949997">
            <text:p>103.949997</text:p>
          </table:table-cell>
          <table:table-cell office:value-type="float" office:value="401580000">
            <text:p>401580000</text:p>
          </table:table-cell>
        </table:table-row>
        <table:table-row table:style-name="ro1" table:visibility="filter">
          <table:table-cell office:value-type="string">
            <text:p>1971-05-01</text:p>
          </table:table-cell>
          <table:table-cell office:value-type="float" office:value="103.949997">
            <text:p>103.949997</text:p>
          </table:table-cell>
          <table:table-cell office:value-type="float" office:value="104.419998">
            <text:p>104.419998</text:p>
          </table:table-cell>
          <table:table-cell office:value-type="float" office:value="98.68">
            <text:p>98.68</text:p>
          </table:table-cell>
          <table:table-cell table:number-columns-repeated="2" office:value-type="float" office:value="99.629997">
            <text:p>99.629997</text:p>
          </table:table-cell>
          <table:table-cell office:value-type="float" office:value="307360000">
            <text:p>307360000</text:p>
          </table:table-cell>
        </table:table-row>
        <table:table-row table:style-name="ro1" table:visibility="filter">
          <table:table-cell office:value-type="string">
            <text:p>1971-06-01</text:p>
          </table:table-cell>
          <table:table-cell office:value-type="float" office:value="99.629997">
            <text:p>99.629997</text:p>
          </table:table-cell>
          <table:table-cell office:value-type="float" office:value="102.07">
            <text:p>102.07</text:p>
          </table:table-cell>
          <table:table-cell office:value-type="float" office:value="96.919998">
            <text:p>96.919998</text:p>
          </table:table-cell>
          <table:table-cell table:number-columns-repeated="2" office:value-type="float" office:value="98.699997">
            <text:p>98.699997</text:p>
          </table:table-cell>
          <table:table-cell office:value-type="float" office:value="303590000">
            <text:p>303590000</text:p>
          </table:table-cell>
        </table:table-row>
        <table:table-row table:style-name="ro1" table:visibility="filter">
          <table:table-cell office:value-type="string">
            <text:p>1971-07-01</text:p>
          </table:table-cell>
          <table:table-cell office:value-type="float" office:value="99.160004">
            <text:p>99.160004</text:p>
          </table:table-cell>
          <table:table-cell office:value-type="float" office:value="101.519997">
            <text:p>101.519997</text:p>
          </table:table-cell>
          <table:table-cell office:value-type="float" office:value="95.080002">
            <text:p>95.080002</text:p>
          </table:table-cell>
          <table:table-cell table:number-columns-repeated="2" office:value-type="float" office:value="95.580002">
            <text:p>95.580002</text:p>
          </table:table-cell>
          <table:table-cell office:value-type="float" office:value="265240000">
            <text:p>265240000</text:p>
          </table:table-cell>
        </table:table-row>
        <table:table-row table:style-name="ro1" table:visibility="filter">
          <table:table-cell office:value-type="string">
            <text:p>1971-08-01</text:p>
          </table:table-cell>
          <table:table-cell office:value-type="float" office:value="95.580002">
            <text:p>95.580002</text:p>
          </table:table-cell>
          <table:table-cell office:value-type="float" office:value="101.510002">
            <text:p>101.510002</text:p>
          </table:table-cell>
          <table:table-cell office:value-type="float" office:value="92.809998">
            <text:p>92.809998</text:p>
          </table:table-cell>
          <table:table-cell table:number-columns-repeated="2" office:value-type="float" office:value="99.029999">
            <text:p>99.029999</text:p>
          </table:table-cell>
          <table:table-cell office:value-type="float" office:value="320520000">
            <text:p>320520000</text:p>
          </table:table-cell>
        </table:table-row>
        <table:table-row table:style-name="ro1" table:visibility="filter">
          <table:table-cell office:value-type="string">
            <text:p>1971-09-01</text:p>
          </table:table-cell>
          <table:table-cell office:value-type="float" office:value="99.029999">
            <text:p>99.029999</text:p>
          </table:table-cell>
          <table:table-cell office:value-type="float" office:value="102.25">
            <text:p>102.25</text:p>
          </table:table-cell>
          <table:table-cell office:value-type="float" office:value="96.970001">
            <text:p>96.970001</text:p>
          </table:table-cell>
          <table:table-cell table:number-columns-repeated="2" office:value-type="float" office:value="98.339996">
            <text:p>98.339996</text:p>
          </table:table-cell>
          <table:table-cell office:value-type="float" office:value="252720000">
            <text:p>252720000</text:p>
          </table:table-cell>
        </table:table-row>
        <table:table-row table:style-name="ro1" table:visibility="filter">
          <table:table-cell office:value-type="string">
            <text:p>1971-10-01</text:p>
          </table:table-cell>
          <table:table-cell office:value-type="float" office:value="98.339996">
            <text:p>98.339996</text:p>
          </table:table-cell>
          <table:table-cell office:value-type="float" office:value="100.959999">
            <text:p>100.959999</text:p>
          </table:table-cell>
          <table:table-cell office:value-type="float" office:value="92.959999">
            <text:p>92.959999</text:p>
          </table:table-cell>
          <table:table-cell table:number-columns-repeated="2" office:value-type="float" office:value="94.230003">
            <text:p>94.230003</text:p>
          </table:table-cell>
          <table:table-cell office:value-type="float" office:value="280080000">
            <text:p>280080000</text:p>
          </table:table-cell>
        </table:table-row>
        <table:table-row table:style-name="ro1" table:visibility="filter">
          <table:table-cell office:value-type="string">
            <text:p>1971-11-01</text:p>
          </table:table-cell>
          <table:table-cell office:value-type="float" office:value="94.230003">
            <text:p>94.230003</text:p>
          </table:table-cell>
          <table:table-cell office:value-type="float" office:value="96.080002">
            <text:p>96.080002</text:p>
          </table:table-cell>
          <table:table-cell office:value-type="float" office:value="89.339996">
            <text:p>89.339996</text:p>
          </table:table-cell>
          <table:table-cell table:number-columns-repeated="2" office:value-type="float" office:value="93.989998">
            <text:p>93.989998</text:p>
          </table:table-cell>
          <table:table-cell office:value-type="float" office:value="276410000">
            <text:p>276410000</text:p>
          </table:table-cell>
        </table:table-row>
        <table:table-row table:style-name="ro1" table:visibility="filter">
          <table:table-cell office:value-type="string">
            <text:p>1971-12-01</text:p>
          </table:table-cell>
          <table:table-cell office:value-type="float" office:value="93.989998">
            <text:p>93.989998</text:p>
          </table:table-cell>
          <table:table-cell office:value-type="float" office:value="102.209999">
            <text:p>102.209999</text:p>
          </table:table-cell>
          <table:table-cell office:value-type="float" office:value="93.949997">
            <text:p>93.949997</text:p>
          </table:table-cell>
          <table:table-cell table:number-columns-repeated="2" office:value-type="float" office:value="102.089996">
            <text:p>102.089996</text:p>
          </table:table-cell>
          <table:table-cell office:value-type="float" office:value="377680000">
            <text:p>377680000</text:p>
          </table:table-cell>
        </table:table-row>
        <table:table-row table:style-name="ro1" table:visibility="filter">
          <table:table-cell office:value-type="string">
            <text:p>1972-01-01</text:p>
          </table:table-cell>
          <table:table-cell office:value-type="float" office:value="102.089996">
            <text:p>102.089996</text:p>
          </table:table-cell>
          <table:table-cell office:value-type="float" office:value="105">
            <text:p>105</text:p>
          </table:table-cell>
          <table:table-cell office:value-type="float" office:value="100.870003">
            <text:p>100.870003</text:p>
          </table:table-cell>
          <table:table-cell table:number-columns-repeated="2" office:value-type="float" office:value="103.940002">
            <text:p>103.940002</text:p>
          </table:table-cell>
          <table:table-cell office:value-type="float" office:value="379490000">
            <text:p>379490000</text:p>
          </table:table-cell>
        </table:table-row>
        <table:table-row table:style-name="ro1" table:visibility="filter">
          <table:table-cell office:value-type="string">
            <text:p>1972-02-01</text:p>
          </table:table-cell>
          <table:table-cell office:value-type="float" office:value="103.940002">
            <text:p>103.940002</text:p>
          </table:table-cell>
          <table:table-cell office:value-type="float" office:value="107.160004">
            <text:p>107.160004</text:p>
          </table:table-cell>
          <table:table-cell office:value-type="float" office:value="103.099998">
            <text:p>103.099998</text:p>
          </table:table-cell>
          <table:table-cell table:number-columns-repeated="2" office:value-type="float" office:value="106.57">
            <text:p>106.57</text:p>
          </table:table-cell>
          <table:table-cell office:value-type="float" office:value="376260000">
            <text:p>376260000</text:p>
          </table:table-cell>
        </table:table-row>
        <table:table-row table:style-name="ro1" table:visibility="filter">
          <table:table-cell office:value-type="string">
            <text:p>1972-03-01</text:p>
          </table:table-cell>
          <table:table-cell office:value-type="float" office:value="106.57">
            <text:p>106.57</text:p>
          </table:table-cell>
          <table:table-cell office:value-type="float" office:value="109.75">
            <text:p>109.75</text:p>
          </table:table-cell>
          <table:table-cell office:value-type="float" office:value="105.860001">
            <text:p>105.860001</text:p>
          </table:table-cell>
          <table:table-cell table:number-columns-repeated="2" office:value-type="float" office:value="107.199997">
            <text:p>107.199997</text:p>
          </table:table-cell>
          <table:table-cell office:value-type="float" office:value="403650000">
            <text:p>403650000</text:p>
          </table:table-cell>
        </table:table-row>
        <table:table-row table:style-name="ro1">
          <table:table-cell office:value-type="string">
            <text:p>1972-04-01</text:p>
          </table:table-cell>
          <table:table-cell office:value-type="float" office:value="107.199997">
            <text:p>107.199997</text:p>
          </table:table-cell>
          <table:table-cell office:value-type="float" office:value="111.110001">
            <text:p>111.110001</text:p>
          </table:table-cell>
          <table:table-cell office:value-type="float" office:value="106.18">
            <text:p>106.18</text:p>
          </table:table-cell>
          <table:table-cell table:number-columns-repeated="2" office:value-type="float" office:value="107.669998">
            <text:p>107.669998</text:p>
          </table:table-cell>
          <table:table-cell office:value-type="float" office:value="367990000">
            <text:p>367990000</text:p>
          </table:table-cell>
        </table:table-row>
        <table:table-row table:style-name="ro1" table:visibility="filter">
          <table:table-cell office:value-type="string">
            <text:p>1972-05-01</text:p>
          </table:table-cell>
          <table:table-cell office:value-type="float" office:value="107.669998">
            <text:p>107.669998</text:p>
          </table:table-cell>
          <table:table-cell office:value-type="float" office:value="111.480003">
            <text:p>111.480003</text:p>
          </table:table-cell>
          <table:table-cell office:value-type="float" office:value="103.830002">
            <text:p>103.830002</text:p>
          </table:table-cell>
          <table:table-cell table:number-columns-repeated="2" office:value-type="float" office:value="109.529999">
            <text:p>109.529999</text:p>
          </table:table-cell>
          <table:table-cell office:value-type="float" office:value="335850000">
            <text:p>335850000</text:p>
          </table:table-cell>
        </table:table-row>
        <table:table-row table:style-name="ro1" table:visibility="filter">
          <table:table-cell office:value-type="string">
            <text:p>1972-06-01</text:p>
          </table:table-cell>
          <table:table-cell office:value-type="float" office:value="109.529999">
            <text:p>109.529999</text:p>
          </table:table-cell>
          <table:table-cell office:value-type="float" office:value="110.510002">
            <text:p>110.510002</text:p>
          </table:table-cell>
          <table:table-cell office:value-type="float" office:value="105.940002">
            <text:p>105.940002</text:p>
          </table:table-cell>
          <table:table-cell table:number-columns-repeated="2" office:value-type="float" office:value="107.139999">
            <text:p>107.139999</text:p>
          </table:table-cell>
          <table:table-cell office:value-type="float" office:value="314510000">
            <text:p>314510000</text:p>
          </table:table-cell>
        </table:table-row>
        <table:table-row table:style-name="ro1" table:visibility="filter">
          <table:table-cell office:value-type="string">
            <text:p>1972-07-01</text:p>
          </table:table-cell>
          <table:table-cell office:value-type="float" office:value="107.139999">
            <text:p>107.139999</text:p>
          </table:table-cell>
          <table:table-cell office:value-type="float" office:value="110.269997">
            <text:p>110.269997</text:p>
          </table:table-cell>
          <table:table-cell office:value-type="float" office:value="104.43">
            <text:p>104.43</text:p>
          </table:table-cell>
          <table:table-cell table:number-columns-repeated="2" office:value-type="float" office:value="107.389999">
            <text:p>107.389999</text:p>
          </table:table-cell>
          <table:table-cell office:value-type="float" office:value="288900000">
            <text:p>288900000</text:p>
          </table:table-cell>
        </table:table-row>
        <table:table-row table:style-name="ro1" table:visibility="filter">
          <table:table-cell office:value-type="string">
            <text:p>1972-08-01</text:p>
          </table:table-cell>
          <table:table-cell office:value-type="float" office:value="107.389999">
            <text:p>107.389999</text:p>
          </table:table-cell>
          <table:table-cell office:value-type="float" office:value="113.449997">
            <text:p>113.449997</text:p>
          </table:table-cell>
          <table:table-cell office:value-type="float" office:value="107.059998">
            <text:p>107.059998</text:p>
          </table:table-cell>
          <table:table-cell table:number-columns-repeated="2" office:value-type="float" office:value="111.089996">
            <text:p>111.089996</text:p>
          </table:table-cell>
          <table:table-cell office:value-type="float" office:value="356930000">
            <text:p>356930000</text:p>
          </table:table-cell>
        </table:table-row>
        <table:table-row table:style-name="ro1" table:visibility="filter">
          <table:table-cell office:value-type="string">
            <text:p>1972-09-01</text:p>
          </table:table-cell>
          <table:table-cell office:value-type="float" office:value="111.089996">
            <text:p>111.089996</text:p>
          </table:table-cell>
          <table:table-cell office:value-type="float" office:value="112.120003">
            <text:p>112.120003</text:p>
          </table:table-cell>
          <table:table-cell office:value-type="float" office:value="107.349998">
            <text:p>107.349998</text:p>
          </table:table-cell>
          <table:table-cell table:number-columns-repeated="2" office:value-type="float" office:value="110.550003">
            <text:p>110.550003</text:p>
          </table:table-cell>
          <table:table-cell office:value-type="float" office:value="246190000">
            <text:p>246190000</text:p>
          </table:table-cell>
        </table:table-row>
        <table:table-row table:style-name="ro1" table:visibility="filter">
          <table:table-cell office:value-type="string">
            <text:p>1972-10-01</text:p>
          </table:table-cell>
          <table:table-cell office:value-type="float" office:value="110.550003">
            <text:p>110.550003</text:p>
          </table:table-cell>
          <table:table-cell office:value-type="float" office:value="112.260002">
            <text:p>112.260002</text:p>
          </table:table-cell>
          <table:table-cell office:value-type="float" office:value="106.269997">
            <text:p>106.269997</text:p>
          </table:table-cell>
          <table:table-cell table:number-columns-repeated="2" office:value-type="float" office:value="111.580002">
            <text:p>111.580002</text:p>
          </table:table-cell>
          <table:table-cell office:value-type="float" office:value="317300000">
            <text:p>317300000</text:p>
          </table:table-cell>
        </table:table-row>
        <table:table-row table:style-name="ro1" table:visibility="filter">
          <table:table-cell office:value-type="string">
            <text:p>1972-11-01</text:p>
          </table:table-cell>
          <table:table-cell office:value-type="float" office:value="111.580002">
            <text:p>111.580002</text:p>
          </table:table-cell>
          <table:table-cell office:value-type="float" office:value="117.910004">
            <text:p>117.910004</text:p>
          </table:table-cell>
          <table:table-cell office:value-type="float" office:value="111.32">
            <text:p>111.32</text:p>
          </table:table-cell>
          <table:table-cell table:number-columns-repeated="2" office:value-type="float" office:value="116.669998">
            <text:p>116.669998</text:p>
          </table:table-cell>
          <table:table-cell office:value-type="float" office:value="405570000">
            <text:p>405570000</text:p>
          </table:table-cell>
        </table:table-row>
        <table:table-row table:style-name="ro1" table:visibility="filter">
          <table:table-cell office:value-type="string">
            <text:p>1972-12-01</text:p>
          </table:table-cell>
          <table:table-cell office:value-type="float" office:value="116.669998">
            <text:p>116.669998</text:p>
          </table:table-cell>
          <table:table-cell office:value-type="float" office:value="119.790001">
            <text:p>119.790001</text:p>
          </table:table-cell>
          <table:table-cell office:value-type="float" office:value="114.629997">
            <text:p>114.629997</text:p>
          </table:table-cell>
          <table:table-cell table:number-columns-repeated="2" office:value-type="float" office:value="118.050003">
            <text:p>118.050003</text:p>
          </table:table-cell>
          <table:table-cell office:value-type="float" office:value="344730000">
            <text:p>344730000</text:p>
          </table:table-cell>
        </table:table-row>
        <table:table-row table:style-name="ro1" table:visibility="filter">
          <table:table-cell office:value-type="string">
            <text:p>1973-01-01</text:p>
          </table:table-cell>
          <table:table-cell office:value-type="float" office:value="118.059998">
            <text:p>118.059998</text:p>
          </table:table-cell>
          <table:table-cell office:value-type="float" office:value="121.739998">
            <text:p>121.739998</text:p>
          </table:table-cell>
          <table:table-cell office:value-type="float" office:value="114.970001">
            <text:p>114.970001</text:p>
          </table:table-cell>
          <table:table-cell table:number-columns-repeated="2" office:value-type="float" office:value="116.029999">
            <text:p>116.029999</text:p>
          </table:table-cell>
          <table:table-cell office:value-type="float" office:value="393750000">
            <text:p>393750000</text:p>
          </table:table-cell>
        </table:table-row>
        <table:table-row table:style-name="ro1" table:visibility="filter">
          <table:table-cell office:value-type="string">
            <text:p>1973-02-01</text:p>
          </table:table-cell>
          <table:table-cell office:value-type="float" office:value="116.029999">
            <text:p>116.029999</text:p>
          </table:table-cell>
          <table:table-cell office:value-type="float" office:value="118.980003">
            <text:p>118.980003</text:p>
          </table:table-cell>
          <table:table-cell office:value-type="float" office:value="109.800003">
            <text:p>109.800003</text:p>
          </table:table-cell>
          <table:table-cell table:number-columns-repeated="2" office:value-type="float" office:value="111.68">
            <text:p>111.68</text:p>
          </table:table-cell>
          <table:table-cell office:value-type="float" office:value="318190000">
            <text:p>318190000</text:p>
          </table:table-cell>
        </table:table-row>
        <table:table-row table:style-name="ro1" table:visibility="filter">
          <table:table-cell office:value-type="string">
            <text:p>1973-03-01</text:p>
          </table:table-cell>
          <table:table-cell office:value-type="float" office:value="111.68">
            <text:p>111.68</text:p>
          </table:table-cell>
          <table:table-cell office:value-type="float" office:value="115.610001">
            <text:p>115.610001</text:p>
          </table:table-cell>
          <table:table-cell office:value-type="float" office:value="107.410004">
            <text:p>107.410004</text:p>
          </table:table-cell>
          <table:table-cell table:number-columns-repeated="2" office:value-type="float" office:value="111.519997">
            <text:p>111.519997</text:p>
          </table:table-cell>
          <table:table-cell office:value-type="float" office:value="343400000">
            <text:p>343400000</text:p>
          </table:table-cell>
        </table:table-row>
        <table:table-row table:style-name="ro1">
          <table:table-cell office:value-type="string">
            <text:p>1973-04-01</text:p>
          </table:table-cell>
          <table:table-cell office:value-type="float" office:value="111.519997">
            <text:p>111.519997</text:p>
          </table:table-cell>
          <table:table-cell office:value-type="float" office:value="113.650002">
            <text:p>113.650002</text:p>
          </table:table-cell>
          <table:table-cell office:value-type="float" office:value="105.440002">
            <text:p>105.440002</text:p>
          </table:table-cell>
          <table:table-cell table:number-columns-repeated="2" office:value-type="float" office:value="106.970001">
            <text:p>106.970001</text:p>
          </table:table-cell>
          <table:table-cell office:value-type="float" office:value="277990000">
            <text:p>277990000</text:p>
          </table:table-cell>
        </table:table-row>
        <table:table-row table:style-name="ro1" table:visibility="filter">
          <table:table-cell office:value-type="string">
            <text:p>1973-05-01</text:p>
          </table:table-cell>
          <table:table-cell office:value-type="float" office:value="106.970001">
            <text:p>106.970001</text:p>
          </table:table-cell>
          <table:table-cell office:value-type="float" office:value="112.25">
            <text:p>112.25</text:p>
          </table:table-cell>
          <table:table-cell office:value-type="float" office:value="101.360001">
            <text:p>101.360001</text:p>
          </table:table-cell>
          <table:table-cell table:number-columns-repeated="2" office:value-type="float" office:value="104.949997">
            <text:p>104.949997</text:p>
          </table:table-cell>
          <table:table-cell office:value-type="float" office:value="337260000">
            <text:p>337260000</text:p>
          </table:table-cell>
        </table:table-row>
        <table:table-row table:style-name="ro1" table:visibility="filter">
          <table:table-cell office:value-type="string">
            <text:p>1973-06-01</text:p>
          </table:table-cell>
          <table:table-cell office:value-type="float" office:value="104.949997">
            <text:p>104.949997</text:p>
          </table:table-cell>
          <table:table-cell office:value-type="float" office:value="109.519997">
            <text:p>109.519997</text:p>
          </table:table-cell>
          <table:table-cell office:value-type="float" office:value="101.449997">
            <text:p>101.449997</text:p>
          </table:table-cell>
          <table:table-cell table:number-columns-repeated="2" office:value-type="float" office:value="104.260002">
            <text:p>104.260002</text:p>
          </table:table-cell>
          <table:table-cell office:value-type="float" office:value="268700000">
            <text:p>268700000</text:p>
          </table:table-cell>
        </table:table-row>
        <table:table-row table:style-name="ro1" table:visibility="filter">
          <table:table-cell office:value-type="string">
            <text:p>1973-07-01</text:p>
          </table:table-cell>
          <table:table-cell office:value-type="float" office:value="104.099998">
            <text:p>104.099998</text:p>
          </table:table-cell>
          <table:table-cell office:value-type="float" office:value="111.040001">
            <text:p>111.040001</text:p>
          </table:table-cell>
          <table:table-cell office:value-type="float" office:value="100.440002">
            <text:p>100.440002</text:p>
          </table:table-cell>
          <table:table-cell table:number-columns-repeated="2" office:value-type="float" office:value="108.220001">
            <text:p>108.220001</text:p>
          </table:table-cell>
          <table:table-cell office:value-type="float" office:value="307780000">
            <text:p>307780000</text:p>
          </table:table-cell>
        </table:table-row>
        <table:table-row table:style-name="ro1" table:visibility="filter">
          <table:table-cell office:value-type="string">
            <text:p>1973-08-01</text:p>
          </table:table-cell>
          <table:table-cell table:number-columns-repeated="2" office:value-type="float" office:value="108.169998">
            <text:p>108.169998</text:p>
          </table:table-cell>
          <table:table-cell office:value-type="float" office:value="99.739998">
            <text:p>99.739998</text:p>
          </table:table-cell>
          <table:table-cell table:number-columns-repeated="2" office:value-type="float" office:value="104.25">
            <text:p>104.25</text:p>
          </table:table-cell>
          <table:table-cell office:value-type="float" office:value="274460000">
            <text:p>274460000</text:p>
          </table:table-cell>
        </table:table-row>
        <table:table-row table:style-name="ro1" table:visibility="filter">
          <table:table-cell office:value-type="string">
            <text:p>1973-09-01</text:p>
          </table:table-cell>
          <table:table-cell office:value-type="float" office:value="104.25">
            <text:p>104.25</text:p>
          </table:table-cell>
          <table:table-cell office:value-type="float" office:value="110.449997">
            <text:p>110.449997</text:p>
          </table:table-cell>
          <table:table-cell office:value-type="float" office:value="102.129997">
            <text:p>102.129997</text:p>
          </table:table-cell>
          <table:table-cell table:number-columns-repeated="2" office:value-type="float" office:value="108.43">
            <text:p>108.43</text:p>
          </table:table-cell>
          <table:table-cell office:value-type="float" office:value="329070000">
            <text:p>329070000</text:p>
          </table:table-cell>
        </table:table-row>
        <table:table-row table:style-name="ro1" table:visibility="filter">
          <table:table-cell office:value-type="string">
            <text:p>1973-10-01</text:p>
          </table:table-cell>
          <table:table-cell office:value-type="float" office:value="108.43">
            <text:p>108.43</text:p>
          </table:table-cell>
          <table:table-cell office:value-type="float" office:value="112.82">
            <text:p>112.82</text:p>
          </table:table-cell>
          <table:table-cell office:value-type="float" office:value="107.080002">
            <text:p>107.080002</text:p>
          </table:table-cell>
          <table:table-cell table:number-columns-repeated="2" office:value-type="float" office:value="108.290001">
            <text:p>108.290001</text:p>
          </table:table-cell>
          <table:table-cell office:value-type="float" office:value="422900000">
            <text:p>422900000</text:p>
          </table:table-cell>
        </table:table-row>
        <table:table-row table:style-name="ro1" table:visibility="filter">
          <table:table-cell office:value-type="string">
            <text:p>1973-11-01</text:p>
          </table:table-cell>
          <table:table-cell office:value-type="float" office:value="108.290001">
            <text:p>108.290001</text:p>
          </table:table-cell>
          <table:table-cell office:value-type="float" office:value="109.199997">
            <text:p>109.199997</text:p>
          </table:table-cell>
          <table:table-cell office:value-type="float" office:value="94.879997">
            <text:p>94.879997</text:p>
          </table:table-cell>
          <table:table-cell table:number-columns-repeated="2" office:value-type="float" office:value="95.959999">
            <text:p>95.959999</text:p>
          </table:table-cell>
          <table:table-cell office:value-type="float" office:value="399900000">
            <text:p>399900000</text:p>
          </table:table-cell>
        </table:table-row>
        <table:table-row table:style-name="ro1" table:visibility="filter">
          <table:table-cell office:value-type="string">
            <text:p>1973-12-01</text:p>
          </table:table-cell>
          <table:table-cell office:value-type="float" office:value="95.830002">
            <text:p>95.830002</text:p>
          </table:table-cell>
          <table:table-cell office:value-type="float" office:value="99.089996">
            <text:p>99.089996</text:p>
          </table:table-cell>
          <table:table-cell office:value-type="float" office:value="91.050003">
            <text:p>91.050003</text:p>
          </table:table-cell>
          <table:table-cell table:number-columns-repeated="2" office:value-type="float" office:value="97.550003">
            <text:p>97.550003</text:p>
          </table:table-cell>
          <table:table-cell office:value-type="float" office:value="384380000">
            <text:p>384380000</text:p>
          </table:table-cell>
        </table:table-row>
        <table:table-row table:style-name="ro1" table:visibility="filter">
          <table:table-cell office:value-type="string">
            <text:p>1974-01-01</text:p>
          </table:table-cell>
          <table:table-cell office:value-type="float" office:value="97.550003">
            <text:p>97.550003</text:p>
          </table:table-cell>
          <table:table-cell office:value-type="float" office:value="100.940002">
            <text:p>100.940002</text:p>
          </table:table-cell>
          <table:table-cell office:value-type="float" office:value="91.620003">
            <text:p>91.620003</text:p>
          </table:table-cell>
          <table:table-cell table:number-columns-repeated="2" office:value-type="float" office:value="96.57">
            <text:p>96.57</text:p>
          </table:table-cell>
          <table:table-cell office:value-type="float" office:value="363150000">
            <text:p>363150000</text:p>
          </table:table-cell>
        </table:table-row>
        <table:table-row table:style-name="ro1" table:visibility="filter">
          <table:table-cell office:value-type="string">
            <text:p>1974-02-01</text:p>
          </table:table-cell>
          <table:table-cell office:value-type="float" office:value="96.57">
            <text:p>96.57</text:p>
          </table:table-cell>
          <table:table-cell office:value-type="float" office:value="97.43">
            <text:p>97.43</text:p>
          </table:table-cell>
          <table:table-cell office:value-type="float" office:value="89.529999">
            <text:p>89.529999</text:p>
          </table:table-cell>
          <table:table-cell table:number-columns-repeated="2" office:value-type="float" office:value="96.220001">
            <text:p>96.220001</text:p>
          </table:table-cell>
          <table:table-cell office:value-type="float" office:value="256810000">
            <text:p>256810000</text:p>
          </table:table-cell>
        </table:table-row>
        <table:table-row table:style-name="ro1" table:visibility="filter">
          <table:table-cell office:value-type="string">
            <text:p>1974-03-01</text:p>
          </table:table-cell>
          <table:table-cell office:value-type="float" office:value="96.220001">
            <text:p>96.220001</text:p>
          </table:table-cell>
          <table:table-cell office:value-type="float" office:value="101.050003">
            <text:p>101.050003</text:p>
          </table:table-cell>
          <table:table-cell office:value-type="float" office:value="93.440002">
            <text:p>93.440002</text:p>
          </table:table-cell>
          <table:table-cell table:number-columns-repeated="2" office:value-type="float" office:value="93.980003">
            <text:p>93.980003</text:p>
          </table:table-cell>
          <table:table-cell office:value-type="float" office:value="309600000">
            <text:p>309600000</text:p>
          </table:table-cell>
        </table:table-row>
        <table:table-row table:style-name="ro1">
          <table:table-cell office:value-type="string">
            <text:p>1974-04-01</text:p>
          </table:table-cell>
          <table:table-cell office:value-type="float" office:value="93.980003">
            <text:p>93.980003</text:p>
          </table:table-cell>
          <table:table-cell office:value-type="float" office:value="95.419998">
            <text:p>95.419998</text:p>
          </table:table-cell>
          <table:table-cell office:value-type="float" office:value="88.620003">
            <text:p>88.620003</text:p>
          </table:table-cell>
          <table:table-cell table:number-columns-repeated="2" office:value-type="float" office:value="90.309998">
            <text:p>90.309998</text:p>
          </table:table-cell>
          <table:table-cell office:value-type="float" office:value="254270000">
            <text:p>254270000</text:p>
          </table:table-cell>
        </table:table-row>
        <table:table-row table:style-name="ro1" table:visibility="filter">
          <table:table-cell office:value-type="string">
            <text:p>1974-05-01</text:p>
          </table:table-cell>
          <table:table-cell office:value-type="float" office:value="90.309998">
            <text:p>90.309998</text:p>
          </table:table-cell>
          <table:table-cell office:value-type="float" office:value="93.589996">
            <text:p>93.589996</text:p>
          </table:table-cell>
          <table:table-cell office:value-type="float" office:value="85.870003">
            <text:p>85.870003</text:p>
          </table:table-cell>
          <table:table-cell table:number-columns-repeated="2" office:value-type="float" office:value="87.279999">
            <text:p>87.279999</text:p>
          </table:table-cell>
          <table:table-cell office:value-type="float" office:value="275150000">
            <text:p>275150000</text:p>
          </table:table-cell>
        </table:table-row>
        <table:table-row table:style-name="ro1" table:visibility="filter">
          <table:table-cell office:value-type="string">
            <text:p>1974-06-01</text:p>
          </table:table-cell>
          <table:table-cell office:value-type="float" office:value="87.279999">
            <text:p>87.279999</text:p>
          </table:table-cell>
          <table:table-cell office:value-type="float" office:value="93.760002">
            <text:p>93.760002</text:p>
          </table:table-cell>
          <table:table-cell office:value-type="float" office:value="85.129997">
            <text:p>85.129997</text:p>
          </table:table-cell>
          <table:table-cell table:number-columns-repeated="2" office:value-type="float" office:value="86">
            <text:p>86</text:p>
          </table:table-cell>
          <table:table-cell office:value-type="float" office:value="245340000">
            <text:p>245340000</text:p>
          </table:table-cell>
        </table:table-row>
        <table:table-row table:style-name="ro1" table:visibility="filter">
          <table:table-cell office:value-type="string">
            <text:p>1974-07-01</text:p>
          </table:table-cell>
          <table:table-cell office:value-type="float" office:value="86">
            <text:p>86</text:p>
          </table:table-cell>
          <table:table-cell office:value-type="float" office:value="86.889999">
            <text:p>86.889999</text:p>
          </table:table-cell>
          <table:table-cell office:value-type="float" office:value="78.959999">
            <text:p>78.959999</text:p>
          </table:table-cell>
          <table:table-cell table:number-columns-repeated="2" office:value-type="float" office:value="79.309998">
            <text:p>79.309998</text:p>
          </table:table-cell>
          <table:table-cell office:value-type="float" office:value="274090000">
            <text:p>274090000</text:p>
          </table:table-cell>
        </table:table-row>
        <table:table-row table:style-name="ro1" table:visibility="filter">
          <table:table-cell office:value-type="string">
            <text:p>1974-08-01</text:p>
          </table:table-cell>
          <table:table-cell office:value-type="float" office:value="79.309998">
            <text:p>79.309998</text:p>
          </table:table-cell>
          <table:table-cell office:value-type="float" office:value="83.529999">
            <text:p>83.529999</text:p>
          </table:table-cell>
          <table:table-cell office:value-type="float" office:value="69.370003">
            <text:p>69.370003</text:p>
          </table:table-cell>
          <table:table-cell table:number-columns-repeated="2" office:value-type="float" office:value="72.150002">
            <text:p>72.150002</text:p>
          </table:table-cell>
          <table:table-cell office:value-type="float" office:value="280100000">
            <text:p>280100000</text:p>
          </table:table-cell>
        </table:table-row>
        <table:table-row table:style-name="ro1" table:visibility="filter">
          <table:table-cell office:value-type="string">
            <text:p>1974-09-01</text:p>
          </table:table-cell>
          <table:table-cell office:value-type="float" office:value="72.150002">
            <text:p>72.150002</text:p>
          </table:table-cell>
          <table:table-cell office:value-type="float" office:value="73.010002">
            <text:p>73.010002</text:p>
          </table:table-cell>
          <table:table-cell office:value-type="float" office:value="62.52">
            <text:p>62.52</text:p>
          </table:table-cell>
          <table:table-cell table:number-columns-repeated="2" office:value-type="float" office:value="63.540001">
            <text:p>63.540001</text:p>
          </table:table-cell>
          <table:table-cell office:value-type="float" office:value="280050000">
            <text:p>280050000</text:p>
          </table:table-cell>
        </table:table-row>
        <table:table-row table:style-name="ro1" table:visibility="filter">
          <table:table-cell office:value-type="string">
            <text:p>1974-10-01</text:p>
          </table:table-cell>
          <table:table-cell office:value-type="float" office:value="63.540001">
            <text:p>63.540001</text:p>
          </table:table-cell>
          <table:table-cell office:value-type="float" office:value="75.900002">
            <text:p>75.900002</text:p>
          </table:table-cell>
          <table:table-cell office:value-type="float" office:value="60.959999">
            <text:p>60.959999</text:p>
          </table:table-cell>
          <table:table-cell table:number-columns-repeated="2" office:value-type="float" office:value="73.900002">
            <text:p>73.900002</text:p>
          </table:table-cell>
          <table:table-cell office:value-type="float" office:value="377100000">
            <text:p>377100000</text:p>
          </table:table-cell>
        </table:table-row>
        <table:table-row table:style-name="ro1" table:visibility="filter">
          <table:table-cell office:value-type="string">
            <text:p>1974-11-01</text:p>
          </table:table-cell>
          <table:table-cell office:value-type="float" office:value="73.900002">
            <text:p>73.900002</text:p>
          </table:table-cell>
          <table:table-cell office:value-type="float" office:value="77.410004">
            <text:p>77.410004</text:p>
          </table:table-cell>
          <table:table-cell office:value-type="float" office:value="66.849998">
            <text:p>66.849998</text:p>
          </table:table-cell>
          <table:table-cell table:number-columns-repeated="2" office:value-type="float" office:value="69.970001">
            <text:p>69.970001</text:p>
          </table:table-cell>
          <table:table-cell office:value-type="float" office:value="286790000">
            <text:p>286790000</text:p>
          </table:table-cell>
        </table:table-row>
        <table:table-row table:style-name="ro1" table:visibility="filter">
          <table:table-cell office:value-type="string">
            <text:p>1974-12-01</text:p>
          </table:table-cell>
          <table:table-cell table:number-columns-repeated="2" office:value-type="float" office:value="69.800003">
            <text:p>69.800003</text:p>
          </table:table-cell>
          <table:table-cell office:value-type="float" office:value="64.129997">
            <text:p>64.129997</text:p>
          </table:table-cell>
          <table:table-cell table:number-columns-repeated="2" office:value-type="float" office:value="68.559998">
            <text:p>68.559998</text:p>
          </table:table-cell>
          <table:table-cell office:value-type="float" office:value="315150000">
            <text:p>315150000</text:p>
          </table:table-cell>
        </table:table-row>
        <table:table-row table:style-name="ro1" table:visibility="filter">
          <table:table-cell office:value-type="string">
            <text:p>1975-01-01</text:p>
          </table:table-cell>
          <table:table-cell office:value-type="float" office:value="68.650002">
            <text:p>68.650002</text:p>
          </table:table-cell>
          <table:table-cell office:value-type="float" office:value="78.690002">
            <text:p>78.690002</text:p>
          </table:table-cell>
          <table:table-cell office:value-type="float" office:value="68.650002">
            <text:p>68.650002</text:p>
          </table:table-cell>
          <table:table-cell table:number-columns-repeated="2" office:value-type="float" office:value="76.980003">
            <text:p>76.980003</text:p>
          </table:table-cell>
          <table:table-cell office:value-type="float" office:value="432550000">
            <text:p>432550000</text:p>
          </table:table-cell>
        </table:table-row>
        <table:table-row table:style-name="ro1" table:visibility="filter">
          <table:table-cell office:value-type="string">
            <text:p>1975-02-01</text:p>
          </table:table-cell>
          <table:table-cell office:value-type="float" office:value="76.980003">
            <text:p>76.980003</text:p>
          </table:table-cell>
          <table:table-cell office:value-type="float" office:value="83.559998">
            <text:p>83.559998</text:p>
          </table:table-cell>
          <table:table-cell office:value-type="float" office:value="76">
            <text:p>76</text:p>
          </table:table-cell>
          <table:table-cell table:number-columns-repeated="2" office:value-type="float" office:value="81.589996">
            <text:p>81.589996</text:p>
          </table:table-cell>
          <table:table-cell office:value-type="float" office:value="423640000">
            <text:p>423640000</text:p>
          </table:table-cell>
        </table:table-row>
        <table:table-row table:style-name="ro1" table:visibility="filter">
          <table:table-cell office:value-type="string">
            <text:p>1975-03-01</text:p>
          </table:table-cell>
          <table:table-cell office:value-type="float" office:value="81.589996">
            <text:p>81.589996</text:p>
          </table:table-cell>
          <table:table-cell office:value-type="float" office:value="87.080002">
            <text:p>87.080002</text:p>
          </table:table-cell>
          <table:table-cell office:value-type="float" office:value="80.080002">
            <text:p>80.080002</text:p>
          </table:table-cell>
          <table:table-cell table:number-columns-repeated="2" office:value-type="float" office:value="83.360001">
            <text:p>83.360001</text:p>
          </table:table-cell>
          <table:table-cell office:value-type="float" office:value="453610000">
            <text:p>453610000</text:p>
          </table:table-cell>
        </table:table-row>
        <table:table-row table:style-name="ro1">
          <table:table-cell office:value-type="string">
            <text:p>1975-04-01</text:p>
          </table:table-cell>
          <table:table-cell office:value-type="float" office:value="83.360001">
            <text:p>83.360001</text:p>
          </table:table-cell>
          <table:table-cell office:value-type="float" office:value="88.790001">
            <text:p>88.790001</text:p>
          </table:table-cell>
          <table:table-cell office:value-type="float" office:value="79.660004">
            <text:p>79.660004</text:p>
          </table:table-cell>
          <table:table-cell table:number-columns-repeated="2" office:value-type="float" office:value="87.300003">
            <text:p>87.300003</text:p>
          </table:table-cell>
          <table:table-cell office:value-type="float" office:value="451350000">
            <text:p>451350000</text:p>
          </table:table-cell>
        </table:table-row>
        <table:table-row table:style-name="ro1" table:visibility="filter">
          <table:table-cell office:value-type="string">
            <text:p>1975-05-01</text:p>
          </table:table-cell>
          <table:table-cell office:value-type="float" office:value="87.300003">
            <text:p>87.300003</text:p>
          </table:table-cell>
          <table:table-cell office:value-type="float" office:value="93.510002">
            <text:p>93.510002</text:p>
          </table:table-cell>
          <table:table-cell office:value-type="float" office:value="86.940002">
            <text:p>86.940002</text:p>
          </table:table-cell>
          <table:table-cell table:number-columns-repeated="2" office:value-type="float" office:value="91.150002">
            <text:p>91.150002</text:p>
          </table:table-cell>
          <table:table-cell office:value-type="float" office:value="457490000">
            <text:p>457490000</text:p>
          </table:table-cell>
        </table:table-row>
        <table:table-row table:style-name="ro1" table:visibility="filter">
          <table:table-cell office:value-type="string">
            <text:p>1975-06-01</text:p>
          </table:table-cell>
          <table:table-cell office:value-type="float" office:value="91.32">
            <text:p>91.32</text:p>
          </table:table-cell>
          <table:table-cell office:value-type="float" office:value="95.849998">
            <text:p>95.849998</text:p>
          </table:table-cell>
          <table:table-cell office:value-type="float" office:value="89.300003">
            <text:p>89.300003</text:p>
          </table:table-cell>
          <table:table-cell table:number-columns-repeated="2" office:value-type="float" office:value="95.190002">
            <text:p>95.190002</text:p>
          </table:table-cell>
          <table:table-cell office:value-type="float" office:value="447000000">
            <text:p>447000000</text:p>
          </table:table-cell>
        </table:table-row>
        <table:table-row table:style-name="ro1" table:visibility="filter">
          <table:table-cell office:value-type="string">
            <text:p>1975-07-01</text:p>
          </table:table-cell>
          <table:table-cell office:value-type="float" office:value="95.190002">
            <text:p>95.190002</text:p>
          </table:table-cell>
          <table:table-cell office:value-type="float" office:value="96.580002">
            <text:p>96.580002</text:p>
          </table:table-cell>
          <table:table-cell office:value-type="float" office:value="87.68">
            <text:p>87.68</text:p>
          </table:table-cell>
          <table:table-cell table:number-columns-repeated="2" office:value-type="float" office:value="88.75">
            <text:p>88.75</text:p>
          </table:table-cell>
          <table:table-cell office:value-type="float" office:value="441680000">
            <text:p>441680000</text:p>
          </table:table-cell>
        </table:table-row>
        <table:table-row table:style-name="ro1" table:visibility="filter">
          <table:table-cell office:value-type="string">
            <text:p>1975-08-01</text:p>
          </table:table-cell>
          <table:table-cell office:value-type="float" office:value="88.75">
            <text:p>88.75</text:p>
          </table:table-cell>
          <table:table-cell office:value-type="float" office:value="89.040001">
            <text:p>89.040001</text:p>
          </table:table-cell>
          <table:table-cell office:value-type="float" office:value="82.209999">
            <text:p>82.209999</text:p>
          </table:table-cell>
          <table:table-cell table:number-columns-repeated="2" office:value-type="float" office:value="86.879997">
            <text:p>86.879997</text:p>
          </table:table-cell>
          <table:table-cell office:value-type="float" office:value="281470000">
            <text:p>281470000</text:p>
          </table:table-cell>
        </table:table-row>
        <table:table-row table:style-name="ro1" table:visibility="filter">
          <table:table-cell office:value-type="string">
            <text:p>1975-09-01</text:p>
          </table:table-cell>
          <table:table-cell office:value-type="float" office:value="86.879997">
            <text:p>86.879997</text:p>
          </table:table-cell>
          <table:table-cell office:value-type="float" office:value="87.419998">
            <text:p>87.419998</text:p>
          </table:table-cell>
          <table:table-cell office:value-type="float" office:value="81.57">
            <text:p>81.57</text:p>
          </table:table-cell>
          <table:table-cell table:number-columns-repeated="2" office:value-type="float" office:value="83.870003">
            <text:p>83.870003</text:p>
          </table:table-cell>
          <table:table-cell office:value-type="float" office:value="275120000">
            <text:p>275120000</text:p>
          </table:table-cell>
        </table:table-row>
        <table:table-row table:style-name="ro1" table:visibility="filter">
          <table:table-cell office:value-type="string">
            <text:p>1975-10-01</text:p>
          </table:table-cell>
          <table:table-cell office:value-type="float" office:value="83.870003">
            <text:p>83.870003</text:p>
          </table:table-cell>
          <table:table-cell office:value-type="float" office:value="91.75">
            <text:p>91.75</text:p>
          </table:table-cell>
          <table:table-cell office:value-type="float" office:value="82.57">
            <text:p>82.57</text:p>
          </table:table-cell>
          <table:table-cell table:number-columns-repeated="2" office:value-type="float" office:value="89.040001">
            <text:p>89.040001</text:p>
          </table:table-cell>
          <table:table-cell office:value-type="float" office:value="365540000">
            <text:p>365540000</text:p>
          </table:table-cell>
        </table:table-row>
        <table:table-row table:style-name="ro1" table:visibility="filter">
          <table:table-cell office:value-type="string">
            <text:p>1975-11-01</text:p>
          </table:table-cell>
          <table:table-cell office:value-type="float" office:value="89.040001">
            <text:p>89.040001</text:p>
          </table:table-cell>
          <table:table-cell office:value-type="float" office:value="92.330002">
            <text:p>92.330002</text:p>
          </table:table-cell>
          <table:table-cell office:value-type="float" office:value="87.629997">
            <text:p>87.629997</text:p>
          </table:table-cell>
          <table:table-cell table:number-columns-repeated="2" office:value-type="float" office:value="91.239998">
            <text:p>91.239998</text:p>
          </table:table-cell>
          <table:table-cell office:value-type="float" office:value="318810000">
            <text:p>318810000</text:p>
          </table:table-cell>
        </table:table-row>
        <table:table-row table:style-name="ro1" table:visibility="filter">
          <table:table-cell office:value-type="string">
            <text:p>1975-12-01</text:p>
          </table:table-cell>
          <table:table-cell office:value-type="float" office:value="91.239998">
            <text:p>91.239998</text:p>
          </table:table-cell>
          <table:table-cell office:value-type="float" office:value="91.900002">
            <text:p>91.900002</text:p>
          </table:table-cell>
          <table:table-cell office:value-type="float" office:value="86.150002">
            <text:p>86.150002</text:p>
          </table:table-cell>
          <table:table-cell table:number-columns-repeated="2" office:value-type="float" office:value="90.190002">
            <text:p>90.190002</text:p>
          </table:table-cell>
          <table:table-cell office:value-type="float" office:value="348970000">
            <text:p>348970000</text:p>
          </table:table-cell>
        </table:table-row>
        <table:table-row table:style-name="ro1" table:visibility="filter">
          <table:table-cell office:value-type="string">
            <text:p>1976-01-01</text:p>
          </table:table-cell>
          <table:table-cell office:value-type="float" office:value="90.190002">
            <text:p>90.190002</text:p>
          </table:table-cell>
          <table:table-cell office:value-type="float" office:value="101.989998">
            <text:p>101.989998</text:p>
          </table:table-cell>
          <table:table-cell office:value-type="float" office:value="89.809998">
            <text:p>89.809998</text:p>
          </table:table-cell>
          <table:table-cell table:number-columns-repeated="2" office:value-type="float" office:value="100.860001">
            <text:p>100.860001</text:p>
          </table:table-cell>
          <table:table-cell office:value-type="float" office:value="635830000">
            <text:p>635830000</text:p>
          </table:table-cell>
        </table:table-row>
        <table:table-row table:style-name="ro1" table:visibility="filter">
          <table:table-cell office:value-type="string">
            <text:p>1976-02-01</text:p>
          </table:table-cell>
          <table:table-cell office:value-type="float" office:value="100.860001">
            <text:p>100.860001</text:p>
          </table:table-cell>
          <table:table-cell office:value-type="float" office:value="103.07">
            <text:p>103.07</text:p>
          </table:table-cell>
          <table:table-cell office:value-type="float" office:value="98.5">
            <text:p>98.5</text:p>
          </table:table-cell>
          <table:table-cell table:number-columns-repeated="2" office:value-type="float" office:value="99.709999">
            <text:p>99.709999</text:p>
          </table:table-cell>
          <table:table-cell office:value-type="float" office:value="596130000">
            <text:p>596130000</text:p>
          </table:table-cell>
        </table:table-row>
        <table:table-row table:style-name="ro1" table:visibility="filter">
          <table:table-cell office:value-type="string">
            <text:p>1976-03-01</text:p>
          </table:table-cell>
          <table:table-cell office:value-type="float" office:value="99.709999">
            <text:p>99.709999</text:p>
          </table:table-cell>
          <table:table-cell office:value-type="float" office:value="104.389999">
            <text:p>104.389999</text:p>
          </table:table-cell>
          <table:table-cell office:value-type="float" office:value="98.230003">
            <text:p>98.230003</text:p>
          </table:table-cell>
          <table:table-cell table:number-columns-repeated="2" office:value-type="float" office:value="102.769997">
            <text:p>102.769997</text:p>
          </table:table-cell>
          <table:table-cell office:value-type="float" office:value="529600000">
            <text:p>529600000</text:p>
          </table:table-cell>
        </table:table-row>
        <table:table-row table:style-name="ro1">
          <table:table-cell office:value-type="string">
            <text:p>1976-04-01</text:p>
          </table:table-cell>
          <table:table-cell office:value-type="float" office:value="102.769997">
            <text:p>102.769997</text:p>
          </table:table-cell>
          <table:table-cell office:value-type="float" office:value="104.629997">
            <text:p>104.629997</text:p>
          </table:table-cell>
          <table:table-cell office:value-type="float" office:value="99.57">
            <text:p>99.57</text:p>
          </table:table-cell>
          <table:table-cell table:number-columns-repeated="2" office:value-type="float" office:value="101.639999">
            <text:p>101.639999</text:p>
          </table:table-cell>
          <table:table-cell office:value-type="float" office:value="392260000">
            <text:p>392260000</text:p>
          </table:table-cell>
        </table:table-row>
        <table:table-row table:style-name="ro1" table:visibility="filter">
          <table:table-cell office:value-type="string">
            <text:p>1976-05-01</text:p>
          </table:table-cell>
          <table:table-cell office:value-type="float" office:value="101.639999">
            <text:p>101.639999</text:p>
          </table:table-cell>
          <table:table-cell office:value-type="float" office:value="103.989998">
            <text:p>103.989998</text:p>
          </table:table-cell>
          <table:table-cell office:value-type="float" office:value="98.260002">
            <text:p>98.260002</text:p>
          </table:table-cell>
          <table:table-cell table:number-columns-repeated="2" office:value-type="float" office:value="100.18">
            <text:p>100.18</text:p>
          </table:table-cell>
          <table:table-cell office:value-type="float" office:value="355910000">
            <text:p>355910000</text:p>
          </table:table-cell>
        </table:table-row>
        <table:table-row table:style-name="ro1" table:visibility="filter">
          <table:table-cell office:value-type="string">
            <text:p>1976-06-01</text:p>
          </table:table-cell>
          <table:table-cell office:value-type="float" office:value="100.18">
            <text:p>100.18</text:p>
          </table:table-cell>
          <table:table-cell office:value-type="float" office:value="105.07">
            <text:p>105.07</text:p>
          </table:table-cell>
          <table:table-cell office:value-type="float" office:value="97.970001">
            <text:p>97.970001</text:p>
          </table:table-cell>
          <table:table-cell table:number-columns-repeated="2" office:value-type="float" office:value="104.279999">
            <text:p>104.279999</text:p>
          </table:table-cell>
          <table:table-cell office:value-type="float" office:value="417230000">
            <text:p>417230000</text:p>
          </table:table-cell>
        </table:table-row>
        <table:table-row table:style-name="ro1" table:visibility="filter">
          <table:table-cell office:value-type="string">
            <text:p>1976-07-01</text:p>
          </table:table-cell>
          <table:table-cell office:value-type="float" office:value="104.279999">
            <text:p>104.279999</text:p>
          </table:table-cell>
          <table:table-cell office:value-type="float" office:value="106.779999">
            <text:p>106.779999</text:p>
          </table:table-cell>
          <table:table-cell office:value-type="float" office:value="102.309998">
            <text:p>102.309998</text:p>
          </table:table-cell>
          <table:table-cell table:number-columns-repeated="2" office:value-type="float" office:value="103.440002">
            <text:p>103.440002</text:p>
          </table:table-cell>
          <table:table-cell office:value-type="float" office:value="393760000">
            <text:p>393760000</text:p>
          </table:table-cell>
        </table:table-row>
        <table:table-row table:style-name="ro1" table:visibility="filter">
          <table:table-cell office:value-type="string">
            <text:p>1976-08-01</text:p>
          </table:table-cell>
          <table:table-cell office:value-type="float" office:value="103.440002">
            <text:p>103.440002</text:p>
          </table:table-cell>
          <table:table-cell office:value-type="float" office:value="105.410004">
            <text:p>105.410004</text:p>
          </table:table-cell>
          <table:table-cell office:value-type="float" office:value="100.43">
            <text:p>100.43</text:p>
          </table:table-cell>
          <table:table-cell table:number-columns-repeated="2" office:value-type="float" office:value="102.910004">
            <text:p>102.910004</text:p>
          </table:table-cell>
          <table:table-cell office:value-type="float" office:value="346680000">
            <text:p>346680000</text:p>
          </table:table-cell>
        </table:table-row>
        <table:table-row table:style-name="ro1" table:visibility="filter">
          <table:table-cell office:value-type="string">
            <text:p>1976-09-01</text:p>
          </table:table-cell>
          <table:table-cell office:value-type="float" office:value="102.910004">
            <text:p>102.910004</text:p>
          </table:table-cell>
          <table:table-cell office:value-type="float" office:value="108.720001">
            <text:p>108.720001</text:p>
          </table:table-cell>
          <table:table-cell office:value-type="float" office:value="102.599998">
            <text:p>102.599998</text:p>
          </table:table-cell>
          <table:table-cell table:number-columns-repeated="2" office:value-type="float" office:value="105.239998">
            <text:p>105.239998</text:p>
          </table:table-cell>
          <table:table-cell office:value-type="float" office:value="414750000">
            <text:p>414750000</text:p>
          </table:table-cell>
        </table:table-row>
        <table:table-row table:style-name="ro1" table:visibility="filter">
          <table:table-cell office:value-type="string">
            <text:p>1976-10-01</text:p>
          </table:table-cell>
          <table:table-cell office:value-type="float" office:value="105.239998">
            <text:p>105.239998</text:p>
          </table:table-cell>
          <table:table-cell office:value-type="float" office:value="105.75">
            <text:p>105.75</text:p>
          </table:table-cell>
          <table:table-cell office:value-type="float" office:value="99.209999">
            <text:p>99.209999</text:p>
          </table:table-cell>
          <table:table-cell table:number-columns-repeated="2" office:value-type="float" office:value="102.900002">
            <text:p>102.900002</text:p>
          </table:table-cell>
          <table:table-cell office:value-type="float" office:value="361390000">
            <text:p>361390000</text:p>
          </table:table-cell>
        </table:table-row>
        <table:table-row table:style-name="ro1" table:visibility="filter">
          <table:table-cell office:value-type="string">
            <text:p>1976-11-01</text:p>
          </table:table-cell>
          <table:table-cell office:value-type="float" office:value="102.900002">
            <text:p>102.900002</text:p>
          </table:table-cell>
          <table:table-cell office:value-type="float" office:value="103.779999">
            <text:p>103.779999</text:p>
          </table:table-cell>
          <table:table-cell office:value-type="float" office:value="98.18">
            <text:p>98.18</text:p>
          </table:table-cell>
          <table:table-cell table:number-columns-repeated="2" office:value-type="float" office:value="102.099998">
            <text:p>102.099998</text:p>
          </table:table-cell>
          <table:table-cell office:value-type="float" office:value="381020000">
            <text:p>381020000</text:p>
          </table:table-cell>
        </table:table-row>
        <table:table-row table:style-name="ro1" table:visibility="filter">
          <table:table-cell office:value-type="string">
            <text:p>1976-12-01</text:p>
          </table:table-cell>
          <table:table-cell office:value-type="float" office:value="102.099998">
            <text:p>102.099998</text:p>
          </table:table-cell>
          <table:table-cell office:value-type="float" office:value="107.82">
            <text:p>107.82</text:p>
          </table:table-cell>
          <table:table-cell office:value-type="float" office:value="101.620003">
            <text:p>101.620003</text:p>
          </table:table-cell>
          <table:table-cell table:number-columns-repeated="2" office:value-type="float" office:value="107.459999">
            <text:p>107.459999</text:p>
          </table:table-cell>
          <table:table-cell office:value-type="float" office:value="534550000">
            <text:p>534550000</text:p>
          </table:table-cell>
        </table:table-row>
        <table:table-row table:style-name="ro1" table:visibility="filter">
          <table:table-cell office:value-type="string">
            <text:p>1977-01-01</text:p>
          </table:table-cell>
          <table:table-cell office:value-type="float" office:value="107.459999">
            <text:p>107.459999</text:p>
          </table:table-cell>
          <table:table-cell office:value-type="float" office:value="107.970001">
            <text:p>107.970001</text:p>
          </table:table-cell>
          <table:table-cell office:value-type="float" office:value="100.910004">
            <text:p>100.910004</text:p>
          </table:table-cell>
          <table:table-cell table:number-columns-repeated="2" office:value-type="float" office:value="102.029999">
            <text:p>102.029999</text:p>
          </table:table-cell>
          <table:table-cell office:value-type="float" office:value="501620000">
            <text:p>501620000</text:p>
          </table:table-cell>
        </table:table-row>
        <table:table-row table:style-name="ro1" table:visibility="filter">
          <table:table-cell office:value-type="string">
            <text:p>1977-02-01</text:p>
          </table:table-cell>
          <table:table-cell office:value-type="float" office:value="102.029999">
            <text:p>102.029999</text:p>
          </table:table-cell>
          <table:table-cell office:value-type="float" office:value="103.32">
            <text:p>103.32</text:p>
          </table:table-cell>
          <table:table-cell office:value-type="float" office:value="98.82">
            <text:p>98.82</text:p>
          </table:table-cell>
          <table:table-cell table:number-columns-repeated="2" office:value-type="float" office:value="99.82">
            <text:p>99.82</text:p>
          </table:table-cell>
          <table:table-cell office:value-type="float" office:value="398440000">
            <text:p>398440000</text:p>
          </table:table-cell>
        </table:table-row>
        <table:table-row table:style-name="ro1" table:visibility="filter">
          <table:table-cell office:value-type="string">
            <text:p>1977-03-01</text:p>
          </table:table-cell>
          <table:table-cell office:value-type="float" office:value="99.82">
            <text:p>99.82</text:p>
          </table:table-cell>
          <table:table-cell office:value-type="float" office:value="102.699997">
            <text:p>102.699997</text:p>
          </table:table-cell>
          <table:table-cell office:value-type="float" office:value="97.800003">
            <text:p>97.800003</text:p>
          </table:table-cell>
          <table:table-cell table:number-columns-repeated="2" office:value-type="float" office:value="98.419998">
            <text:p>98.419998</text:p>
          </table:table-cell>
          <table:table-cell office:value-type="float" office:value="434690000">
            <text:p>434690000</text:p>
          </table:table-cell>
        </table:table-row>
        <table:table-row table:style-name="ro1">
          <table:table-cell office:value-type="string">
            <text:p>1977-04-01</text:p>
          </table:table-cell>
          <table:table-cell office:value-type="float" office:value="98.419998">
            <text:p>98.419998</text:p>
          </table:table-cell>
          <table:table-cell office:value-type="float" office:value="102.07">
            <text:p>102.07</text:p>
          </table:table-cell>
          <table:table-cell office:value-type="float" office:value="96.529999">
            <text:p>96.529999</text:p>
          </table:table-cell>
          <table:table-cell table:number-columns-repeated="2" office:value-type="float" office:value="98.440002">
            <text:p>98.440002</text:p>
          </table:table-cell>
          <table:table-cell office:value-type="float" office:value="403060000">
            <text:p>403060000</text:p>
          </table:table-cell>
        </table:table-row>
        <table:table-row table:style-name="ro1" table:visibility="filter">
          <table:table-cell office:value-type="string">
            <text:p>1977-05-01</text:p>
          </table:table-cell>
          <table:table-cell office:value-type="float" office:value="98.440002">
            <text:p>98.440002</text:p>
          </table:table-cell>
          <table:table-cell office:value-type="float" office:value="100.93">
            <text:p>100.93</text:p>
          </table:table-cell>
          <table:table-cell office:value-type="float" office:value="95.519997">
            <text:p>95.519997</text:p>
          </table:table-cell>
          <table:table-cell table:number-columns-repeated="2" office:value-type="float" office:value="96.120003">
            <text:p>96.120003</text:p>
          </table:table-cell>
          <table:table-cell office:value-type="float" office:value="425820000">
            <text:p>425820000</text:p>
          </table:table-cell>
        </table:table-row>
        <table:table-row table:style-name="ro1" table:visibility="filter">
          <table:table-cell office:value-type="string">
            <text:p>1977-06-01</text:p>
          </table:table-cell>
          <table:table-cell office:value-type="float" office:value="96.120003">
            <text:p>96.120003</text:p>
          </table:table-cell>
          <table:table-cell office:value-type="float" office:value="101.650002">
            <text:p>101.650002</text:p>
          </table:table-cell>
          <table:table-cell office:value-type="float" office:value="95.889999">
            <text:p>95.889999</text:p>
          </table:table-cell>
          <table:table-cell table:number-columns-repeated="2" office:value-type="float" office:value="100.480003">
            <text:p>100.480003</text:p>
          </table:table-cell>
          <table:table-cell office:value-type="float" office:value="485150000">
            <text:p>485150000</text:p>
          </table:table-cell>
        </table:table-row>
        <table:table-row table:style-name="ro1" table:visibility="filter">
          <table:table-cell office:value-type="string">
            <text:p>1977-07-01</text:p>
          </table:table-cell>
          <table:table-cell office:value-type="float" office:value="100.480003">
            <text:p>100.480003</text:p>
          </table:table-cell>
          <table:table-cell office:value-type="float" office:value="102.57">
            <text:p>102.57</text:p>
          </table:table-cell>
          <table:table-cell office:value-type="float" office:value="97.709999">
            <text:p>97.709999</text:p>
          </table:table-cell>
          <table:table-cell table:number-columns-repeated="2" office:value-type="float" office:value="98.849998">
            <text:p>98.849998</text:p>
          </table:table-cell>
          <table:table-cell office:value-type="float" office:value="452480000">
            <text:p>452480000</text:p>
          </table:table-cell>
        </table:table-row>
        <table:table-row table:style-name="ro1" table:visibility="filter">
          <table:table-cell office:value-type="string">
            <text:p>1977-08-01</text:p>
          </table:table-cell>
          <table:table-cell office:value-type="float" office:value="98.849998">
            <text:p>98.849998</text:p>
          </table:table-cell>
          <table:table-cell office:value-type="float" office:value="99.839996">
            <text:p>99.839996</text:p>
          </table:table-cell>
          <table:table-cell office:value-type="float" office:value="95.040001">
            <text:p>95.040001</text:p>
          </table:table-cell>
          <table:table-cell table:number-columns-repeated="2" office:value-type="float" office:value="96.769997">
            <text:p>96.769997</text:p>
          </table:table-cell>
          <table:table-cell office:value-type="float" office:value="433650000">
            <text:p>433650000</text:p>
          </table:table-cell>
        </table:table-row>
        <table:table-row table:style-name="ro1" table:visibility="filter">
          <table:table-cell office:value-type="string">
            <text:p>1977-09-01</text:p>
          </table:table-cell>
          <table:table-cell office:value-type="float" office:value="96.769997">
            <text:p>96.769997</text:p>
          </table:table-cell>
          <table:table-cell office:value-type="float" office:value="98.43">
            <text:p>98.43</text:p>
          </table:table-cell>
          <table:table-cell office:value-type="float" office:value="94.440002">
            <text:p>94.440002</text:p>
          </table:table-cell>
          <table:table-cell table:number-columns-repeated="2" office:value-type="float" office:value="96.529999">
            <text:p>96.529999</text:p>
          </table:table-cell>
          <table:table-cell office:value-type="float" office:value="383670000">
            <text:p>383670000</text:p>
          </table:table-cell>
        </table:table-row>
        <table:table-row table:style-name="ro1" table:visibility="filter">
          <table:table-cell office:value-type="string">
            <text:p>1977-10-01</text:p>
          </table:table-cell>
          <table:table-cell office:value-type="float" office:value="96.529999">
            <text:p>96.529999</text:p>
          </table:table-cell>
          <table:table-cell office:value-type="float" office:value="97.269997">
            <text:p>97.269997</text:p>
          </table:table-cell>
          <table:table-cell office:value-type="float" office:value="90.199997">
            <text:p>90.199997</text:p>
          </table:table-cell>
          <table:table-cell table:number-columns-repeated="2" office:value-type="float" office:value="92.339996">
            <text:p>92.339996</text:p>
          </table:table-cell>
          <table:table-cell office:value-type="float" office:value="413470000">
            <text:p>413470000</text:p>
          </table:table-cell>
        </table:table-row>
        <table:table-row table:style-name="ro1" table:visibility="filter">
          <table:table-cell office:value-type="string">
            <text:p>1977-11-01</text:p>
          </table:table-cell>
          <table:table-cell office:value-type="float" office:value="92.190002">
            <text:p>92.190002</text:p>
          </table:table-cell>
          <table:table-cell office:value-type="float" office:value="97.110001">
            <text:p>97.110001</text:p>
          </table:table-cell>
          <table:table-cell office:value-type="float" office:value="90.010002">
            <text:p>90.010002</text:p>
          </table:table-cell>
          <table:table-cell table:number-columns-repeated="2" office:value-type="float" office:value="94.830002">
            <text:p>94.830002</text:p>
          </table:table-cell>
          <table:table-cell office:value-type="float" office:value="494680000">
            <text:p>494680000</text:p>
          </table:table-cell>
        </table:table-row>
        <table:table-row table:style-name="ro1" table:visibility="filter">
          <table:table-cell office:value-type="string">
            <text:p>1977-12-01</text:p>
          </table:table-cell>
          <table:table-cell office:value-type="float" office:value="94.830002">
            <text:p>94.830002</text:p>
          </table:table-cell>
          <table:table-cell office:value-type="float" office:value="95.669998">
            <text:p>95.669998</text:p>
          </table:table-cell>
          <table:table-cell office:value-type="float" office:value="91.760002">
            <text:p>91.760002</text:p>
          </table:table-cell>
          <table:table-cell table:number-columns-repeated="2" office:value-type="float" office:value="95.099998">
            <text:p>95.099998</text:p>
          </table:table-cell>
          <table:table-cell office:value-type="float" office:value="450970000">
            <text:p>450970000</text:p>
          </table:table-cell>
        </table:table-row>
        <table:table-row table:style-name="ro1" table:visibility="filter">
          <table:table-cell office:value-type="string">
            <text:p>1978-01-01</text:p>
          </table:table-cell>
          <table:table-cell office:value-type="float" office:value="95.099998">
            <text:p>95.099998</text:p>
          </table:table-cell>
          <table:table-cell office:value-type="float" office:value="95.150002">
            <text:p>95.150002</text:p>
          </table:table-cell>
          <table:table-cell office:value-type="float" office:value="88.019997">
            <text:p>88.019997</text:p>
          </table:table-cell>
          <table:table-cell table:number-columns-repeated="2" office:value-type="float" office:value="89.25">
            <text:p>89.25</text:p>
          </table:table-cell>
          <table:table-cell office:value-type="float" office:value="428140000">
            <text:p>428140000</text:p>
          </table:table-cell>
        </table:table-row>
        <table:table-row table:style-name="ro1" table:visibility="filter">
          <table:table-cell office:value-type="string">
            <text:p>1978-02-01</text:p>
          </table:table-cell>
          <table:table-cell office:value-type="float" office:value="89.25">
            <text:p>89.25</text:p>
          </table:table-cell>
          <table:table-cell office:value-type="float" office:value="91.32">
            <text:p>91.32</text:p>
          </table:table-cell>
          <table:table-cell office:value-type="float" office:value="86.580002">
            <text:p>86.580002</text:p>
          </table:table-cell>
          <table:table-cell table:number-columns-repeated="2" office:value-type="float" office:value="87.040001">
            <text:p>87.040001</text:p>
          </table:table-cell>
          <table:table-cell office:value-type="float" office:value="368600000">
            <text:p>368600000</text:p>
          </table:table-cell>
        </table:table-row>
        <table:table-row table:style-name="ro1" table:visibility="filter">
          <table:table-cell office:value-type="string">
            <text:p>1978-03-01</text:p>
          </table:table-cell>
          <table:table-cell office:value-type="float" office:value="87.040001">
            <text:p>87.040001</text:p>
          </table:table-cell>
          <table:table-cell office:value-type="float" office:value="91.349998">
            <text:p>91.349998</text:p>
          </table:table-cell>
          <table:table-cell office:value-type="float" office:value="86.449997">
            <text:p>86.449997</text:p>
          </table:table-cell>
          <table:table-cell table:number-columns-repeated="2" office:value-type="float" office:value="89.209999">
            <text:p>89.209999</text:p>
          </table:table-cell>
          <table:table-cell office:value-type="float" office:value="497580000">
            <text:p>497580000</text:p>
          </table:table-cell>
        </table:table-row>
        <table:table-row table:style-name="ro1">
          <table:table-cell office:value-type="string">
            <text:p>1978-04-01</text:p>
          </table:table-cell>
          <table:table-cell office:value-type="float" office:value="89.199997">
            <text:p>89.199997</text:p>
          </table:table-cell>
          <table:table-cell office:value-type="float" office:value="97.910004">
            <text:p>97.910004</text:p>
          </table:table-cell>
          <table:table-cell office:value-type="float" office:value="88.07">
            <text:p>88.07</text:p>
          </table:table-cell>
          <table:table-cell table:number-columns-repeated="2" office:value-type="float" office:value="96.830002">
            <text:p>96.830002</text:p>
          </table:table-cell>
          <table:table-cell office:value-type="float" office:value="695600000">
            <text:p>695600000</text:p>
          </table:table-cell>
        </table:table-row>
        <table:table-row table:style-name="ro1" table:visibility="filter">
          <table:table-cell office:value-type="string">
            <text:p>1978-05-01</text:p>
          </table:table-cell>
          <table:table-cell office:value-type="float" office:value="96.830002">
            <text:p>96.830002</text:p>
          </table:table-cell>
          <table:table-cell office:value-type="float" office:value="100.32">
            <text:p>100.32</text:p>
          </table:table-cell>
          <table:table-cell office:value-type="float" office:value="94.57">
            <text:p>94.57</text:p>
          </table:table-cell>
          <table:table-cell table:number-columns-repeated="2" office:value-type="float" office:value="97.239998">
            <text:p>97.239998</text:p>
          </table:table-cell>
          <table:table-cell office:value-type="float" office:value="775750000">
            <text:p>775750000</text:p>
          </table:table-cell>
        </table:table-row>
        <table:table-row table:style-name="ro1" table:visibility="filter">
          <table:table-cell office:value-type="string">
            <text:p>1978-06-01</text:p>
          </table:table-cell>
          <table:table-cell office:value-type="float" office:value="97.239998">
            <text:p>97.239998</text:p>
          </table:table-cell>
          <table:table-cell office:value-type="float" office:value="101.839996">
            <text:p>101.839996</text:p>
          </table:table-cell>
          <table:table-cell office:value-type="float" office:value="93.989998">
            <text:p>93.989998</text:p>
          </table:table-cell>
          <table:table-cell table:number-columns-repeated="2" office:value-type="float" office:value="95.529999">
            <text:p>95.529999</text:p>
          </table:table-cell>
          <table:table-cell office:value-type="float" office:value="666290000">
            <text:p>666290000</text:p>
          </table:table-cell>
        </table:table-row>
        <table:table-row table:style-name="ro1" table:visibility="filter">
          <table:table-cell office:value-type="string">
            <text:p>1978-07-01</text:p>
          </table:table-cell>
          <table:table-cell office:value-type="float" office:value="95.529999">
            <text:p>95.529999</text:p>
          </table:table-cell>
          <table:table-cell office:value-type="float" office:value="101.18">
            <text:p>101.18</text:p>
          </table:table-cell>
          <table:table-cell office:value-type="float" office:value="93.589996">
            <text:p>93.589996</text:p>
          </table:table-cell>
          <table:table-cell table:number-columns-repeated="2" office:value-type="float" office:value="100.68">
            <text:p>100.68</text:p>
          </table:table-cell>
          <table:table-cell office:value-type="float" office:value="541490000">
            <text:p>541490000</text:p>
          </table:table-cell>
        </table:table-row>
        <table:table-row table:style-name="ro1" table:visibility="filter">
          <table:table-cell office:value-type="string">
            <text:p>1978-08-01</text:p>
          </table:table-cell>
          <table:table-cell office:value-type="float" office:value="100.68">
            <text:p>100.68</text:p>
          </table:table-cell>
          <table:table-cell office:value-type="float" office:value="106.269997">
            <text:p>106.269997</text:p>
          </table:table-cell>
          <table:table-cell office:value-type="float" office:value="99.949997">
            <text:p>99.949997</text:p>
          </table:table-cell>
          <table:table-cell table:number-columns-repeated="2" office:value-type="float" office:value="103.290001">
            <text:p>103.290001</text:p>
          </table:table-cell>
          <table:table-cell office:value-type="float" office:value="864950000">
            <text:p>864950000</text:p>
          </table:table-cell>
        </table:table-row>
        <table:table-row table:style-name="ro1" table:visibility="filter">
          <table:table-cell office:value-type="string">
            <text:p>1978-09-01</text:p>
          </table:table-cell>
          <table:table-cell office:value-type="float" office:value="103.290001">
            <text:p>103.290001</text:p>
          </table:table-cell>
          <table:table-cell office:value-type="float" office:value="108.050003">
            <text:p>108.050003</text:p>
          </table:table-cell>
          <table:table-cell office:value-type="float" office:value="100.660004">
            <text:p>100.660004</text:p>
          </table:table-cell>
          <table:table-cell table:number-columns-repeated="2" office:value-type="float" office:value="102.540001">
            <text:p>102.540001</text:p>
          </table:table-cell>
          <table:table-cell office:value-type="float" office:value="672290000">
            <text:p>672290000</text:p>
          </table:table-cell>
        </table:table-row>
        <table:table-row table:style-name="ro1" table:visibility="filter">
          <table:table-cell office:value-type="string">
            <text:p>1978-10-01</text:p>
          </table:table-cell>
          <table:table-cell office:value-type="float" office:value="102.540001">
            <text:p>102.540001</text:p>
          </table:table-cell>
          <table:table-cell office:value-type="float" office:value="106.230003">
            <text:p>106.230003</text:p>
          </table:table-cell>
          <table:table-cell office:value-type="float" office:value="91.650002">
            <text:p>91.650002</text:p>
          </table:table-cell>
          <table:table-cell table:number-columns-repeated="2" office:value-type="float" office:value="93.150002">
            <text:p>93.150002</text:p>
          </table:table-cell>
          <table:table-cell office:value-type="float" office:value="682340000">
            <text:p>682340000</text:p>
          </table:table-cell>
        </table:table-row>
        <table:table-row table:style-name="ro1" table:visibility="filter">
          <table:table-cell office:value-type="string">
            <text:p>1978-11-01</text:p>
          </table:table-cell>
          <table:table-cell office:value-type="float" office:value="94.129997">
            <text:p>94.129997</text:p>
          </table:table-cell>
          <table:table-cell office:value-type="float" office:value="97.410004">
            <text:p>97.410004</text:p>
          </table:table-cell>
          <table:table-cell office:value-type="float" office:value="91.769997">
            <text:p>91.769997</text:p>
          </table:table-cell>
          <table:table-cell table:number-columns-repeated="2" office:value-type="float" office:value="94.699997">
            <text:p>94.699997</text:p>
          </table:table-cell>
          <table:table-cell office:value-type="float" office:value="514610000">
            <text:p>514610000</text:p>
          </table:table-cell>
        </table:table-row>
        <table:table-row table:style-name="ro1" table:visibility="filter">
          <table:table-cell office:value-type="string">
            <text:p>1978-12-01</text:p>
          </table:table-cell>
          <table:table-cell office:value-type="float" office:value="95.010002">
            <text:p>95.010002</text:p>
          </table:table-cell>
          <table:table-cell office:value-type="float" office:value="98.580002">
            <text:p>98.580002</text:p>
          </table:table-cell>
          <table:table-cell office:value-type="float" office:value="92.639999">
            <text:p>92.639999</text:p>
          </table:table-cell>
          <table:table-cell table:number-columns-repeated="2" office:value-type="float" office:value="96.110001">
            <text:p>96.110001</text:p>
          </table:table-cell>
          <table:table-cell office:value-type="float" office:value="492440000">
            <text:p>492440000</text:p>
          </table:table-cell>
        </table:table-row>
        <table:table-row table:style-name="ro1" table:visibility="filter">
          <table:table-cell office:value-type="string">
            <text:p>1979-01-01</text:p>
          </table:table-cell>
          <table:table-cell office:value-type="float" office:value="96.110001">
            <text:p>96.110001</text:p>
          </table:table-cell>
          <table:table-cell office:value-type="float" office:value="102.589996">
            <text:p>102.589996</text:p>
          </table:table-cell>
          <table:table-cell office:value-type="float" office:value="95.220001">
            <text:p>95.220001</text:p>
          </table:table-cell>
          <table:table-cell table:number-columns-repeated="2" office:value-type="float" office:value="99.93">
            <text:p>99.93</text:p>
          </table:table-cell>
          <table:table-cell office:value-type="float" office:value="615730000">
            <text:p>615730000</text:p>
          </table:table-cell>
        </table:table-row>
        <table:table-row table:style-name="ro1" table:visibility="filter">
          <table:table-cell office:value-type="string">
            <text:p>1979-02-01</text:p>
          </table:table-cell>
          <table:table-cell office:value-type="float" office:value="99.93">
            <text:p>99.93</text:p>
          </table:table-cell>
          <table:table-cell office:value-type="float" office:value="100.519997">
            <text:p>100.519997</text:p>
          </table:table-cell>
          <table:table-cell office:value-type="float" office:value="95.379997">
            <text:p>95.379997</text:p>
          </table:table-cell>
          <table:table-cell table:number-columns-repeated="2" office:value-type="float" office:value="96.279999">
            <text:p>96.279999</text:p>
          </table:table-cell>
          <table:table-cell office:value-type="float" office:value="475710000">
            <text:p>475710000</text:p>
          </table:table-cell>
        </table:table-row>
        <table:table-row table:style-name="ro1" table:visibility="filter">
          <table:table-cell office:value-type="string">
            <text:p>1979-03-01</text:p>
          </table:table-cell>
          <table:table-cell office:value-type="float" office:value="96.279999">
            <text:p>96.279999</text:p>
          </table:table-cell>
          <table:table-cell office:value-type="float" office:value="103.309998">
            <text:p>103.309998</text:p>
          </table:table-cell>
          <table:table-cell office:value-type="float" office:value="95.980003">
            <text:p>95.980003</text:p>
          </table:table-cell>
          <table:table-cell table:number-columns-repeated="2" office:value-type="float" office:value="101.589996">
            <text:p>101.589996</text:p>
          </table:table-cell>
          <table:table-cell office:value-type="float" office:value="649800000">
            <text:p>649800000</text:p>
          </table:table-cell>
        </table:table-row>
        <table:table-row table:style-name="ro1">
          <table:table-cell office:value-type="string">
            <text:p>1979-04-01</text:p>
          </table:table-cell>
          <table:table-cell office:value-type="float" office:value="101.559998">
            <text:p>101.559998</text:p>
          </table:table-cell>
          <table:table-cell office:value-type="float" office:value="103.949997">
            <text:p>103.949997</text:p>
          </table:table-cell>
          <table:table-cell office:value-type="float" office:value="100.139999">
            <text:p>100.139999</text:p>
          </table:table-cell>
          <table:table-cell table:number-columns-repeated="2" office:value-type="float" office:value="101.760002">
            <text:p>101.760002</text:p>
          </table:table-cell>
          <table:table-cell office:value-type="float" office:value="620650000">
            <text:p>620650000</text:p>
          </table:table-cell>
        </table:table-row>
        <table:table-row table:style-name="ro1" table:visibility="filter">
          <table:table-cell office:value-type="string">
            <text:p>1979-05-01</text:p>
          </table:table-cell>
          <table:table-cell office:value-type="float" office:value="101.760002">
            <text:p>101.760002</text:p>
          </table:table-cell>
          <table:table-cell office:value-type="float" office:value="102.57">
            <text:p>102.57</text:p>
          </table:table-cell>
          <table:table-cell office:value-type="float" office:value="97.489998">
            <text:p>97.489998</text:p>
          </table:table-cell>
          <table:table-cell table:number-columns-repeated="2" office:value-type="float" office:value="99.080002">
            <text:p>99.080002</text:p>
          </table:table-cell>
          <table:table-cell office:value-type="float" office:value="623740000">
            <text:p>623740000</text:p>
          </table:table-cell>
        </table:table-row>
        <table:table-row table:style-name="ro1" table:visibility="filter">
          <table:table-cell office:value-type="string">
            <text:p>1979-06-01</text:p>
          </table:table-cell>
          <table:table-cell office:value-type="float" office:value="99.080002">
            <text:p>99.080002</text:p>
          </table:table-cell>
          <table:table-cell office:value-type="float" office:value="103.669998">
            <text:p>103.669998</text:p>
          </table:table-cell>
          <table:table-cell office:value-type="float" office:value="98.57">
            <text:p>98.57</text:p>
          </table:table-cell>
          <table:table-cell table:number-columns-repeated="2" office:value-type="float" office:value="102.910004">
            <text:p>102.910004</text:p>
          </table:table-cell>
          <table:table-cell office:value-type="float" office:value="735710000">
            <text:p>735710000</text:p>
          </table:table-cell>
        </table:table-row>
        <table:table-row table:style-name="ro1" table:visibility="filter">
          <table:table-cell office:value-type="string">
            <text:p>1979-07-01</text:p>
          </table:table-cell>
          <table:table-cell office:value-type="float" office:value="102.910004">
            <text:p>102.910004</text:p>
          </table:table-cell>
          <table:table-cell office:value-type="float" office:value="105.169998">
            <text:p>105.169998</text:p>
          </table:table-cell>
          <table:table-cell office:value-type="float" office:value="100.349998">
            <text:p>100.349998</text:p>
          </table:table-cell>
          <table:table-cell table:number-columns-repeated="2" office:value-type="float" office:value="103.809998">
            <text:p>103.809998</text:p>
          </table:table-cell>
          <table:table-cell office:value-type="float" office:value="680740000">
            <text:p>680740000</text:p>
          </table:table-cell>
        </table:table-row>
        <table:table-row table:style-name="ro1" table:visibility="filter">
          <table:table-cell office:value-type="string">
            <text:p>1979-08-01</text:p>
          </table:table-cell>
          <table:table-cell office:value-type="float" office:value="103.809998">
            <text:p>103.809998</text:p>
          </table:table-cell>
          <table:table-cell office:value-type="float" office:value="109.839996">
            <text:p>109.839996</text:p>
          </table:table-cell>
          <table:table-cell office:value-type="float" office:value="103.139999">
            <text:p>103.139999</text:p>
          </table:table-cell>
          <table:table-cell table:number-columns-repeated="2" office:value-type="float" office:value="109.32">
            <text:p>109.32</text:p>
          </table:table-cell>
          <table:table-cell office:value-type="float" office:value="825050000">
            <text:p>825050000</text:p>
          </table:table-cell>
        </table:table-row>
        <table:table-row table:style-name="ro1" table:visibility="filter">
          <table:table-cell office:value-type="string">
            <text:p>1979-09-01</text:p>
          </table:table-cell>
          <table:table-cell office:value-type="float" office:value="109.32">
            <text:p>109.32</text:p>
          </table:table-cell>
          <table:table-cell office:value-type="float" office:value="111.580002">
            <text:p>111.580002</text:p>
          </table:table-cell>
          <table:table-cell office:value-type="float" office:value="105.379997">
            <text:p>105.379997</text:p>
          </table:table-cell>
          <table:table-cell table:number-columns-repeated="2" office:value-type="float" office:value="109.32">
            <text:p>109.32</text:p>
          </table:table-cell>
          <table:table-cell office:value-type="float" office:value="713940000">
            <text:p>713940000</text:p>
          </table:table-cell>
        </table:table-row>
        <table:table-row table:style-name="ro1" table:visibility="filter">
          <table:table-cell office:value-type="string">
            <text:p>1979-10-01</text:p>
          </table:table-cell>
          <table:table-cell office:value-type="float" office:value="109.190002">
            <text:p>109.190002</text:p>
          </table:table-cell>
          <table:table-cell office:value-type="float" office:value="112.160004">
            <text:p>112.160004</text:p>
          </table:table-cell>
          <table:table-cell office:value-type="float" office:value="99.059998">
            <text:p>99.059998</text:p>
          </table:table-cell>
          <table:table-cell table:number-columns-repeated="2" office:value-type="float" office:value="101.82">
            <text:p>101.82</text:p>
          </table:table-cell>
          <table:table-cell office:value-type="float" office:value="857930000">
            <text:p>857930000</text:p>
          </table:table-cell>
        </table:table-row>
        <table:table-row table:style-name="ro1" table:visibility="filter">
          <table:table-cell office:value-type="string">
            <text:p>1979-11-01</text:p>
          </table:table-cell>
          <table:table-cell office:value-type="float" office:value="101.82">
            <text:p>101.82</text:p>
          </table:table-cell>
          <table:table-cell office:value-type="float" office:value="107.889999">
            <text:p>107.889999</text:p>
          </table:table-cell>
          <table:table-cell office:value-type="float" office:value="99.419998">
            <text:p>99.419998</text:p>
          </table:table-cell>
          <table:table-cell table:number-columns-repeated="2" office:value-type="float" office:value="106.160004">
            <text:p>106.160004</text:p>
          </table:table-cell>
          <table:table-cell office:value-type="float" office:value="653650000">
            <text:p>653650000</text:p>
          </table:table-cell>
        </table:table-row>
        <table:table-row table:style-name="ro1" table:visibility="filter">
          <table:table-cell office:value-type="string">
            <text:p>1979-12-01</text:p>
          </table:table-cell>
          <table:table-cell office:value-type="float" office:value="106.160004">
            <text:p>106.160004</text:p>
          </table:table-cell>
          <table:table-cell office:value-type="float" office:value="110.330002">
            <text:p>110.330002</text:p>
          </table:table-cell>
          <table:table-cell office:value-type="float" office:value="105.07">
            <text:p>105.07</text:p>
          </table:table-cell>
          <table:table-cell table:number-columns-repeated="2" office:value-type="float" office:value="107.940002">
            <text:p>107.940002</text:p>
          </table:table-cell>
          <table:table-cell office:value-type="float" office:value="710210000">
            <text:p>710210000</text:p>
          </table:table-cell>
        </table:table-row>
        <table:table-row table:style-name="ro1" table:visibility="filter">
          <table:table-cell office:value-type="string">
            <text:p>1980-01-01</text:p>
          </table:table-cell>
          <table:table-cell office:value-type="float" office:value="107.940002">
            <text:p>107.940002</text:p>
          </table:table-cell>
          <table:table-cell office:value-type="float" office:value="117.169998">
            <text:p>117.169998</text:p>
          </table:table-cell>
          <table:table-cell office:value-type="float" office:value="103.260002">
            <text:p>103.260002</text:p>
          </table:table-cell>
          <table:table-cell table:number-columns-repeated="2" office:value-type="float" office:value="114.160004">
            <text:p>114.160004</text:p>
          </table:table-cell>
          <table:table-cell office:value-type="float" office:value="1158240000">
            <text:p>1158240000</text:p>
          </table:table-cell>
        </table:table-row>
        <table:table-row table:style-name="ro1" table:visibility="filter">
          <table:table-cell office:value-type="string">
            <text:p>1980-02-01</text:p>
          </table:table-cell>
          <table:table-cell office:value-type="float" office:value="114.160004">
            <text:p>114.160004</text:p>
          </table:table-cell>
          <table:table-cell office:value-type="float" office:value="120.220001">
            <text:p>120.220001</text:p>
          </table:table-cell>
          <table:table-cell office:value-type="float" office:value="111.330002">
            <text:p>111.330002</text:p>
          </table:table-cell>
          <table:table-cell table:number-columns-repeated="2" office:value-type="float" office:value="113.660004">
            <text:p>113.660004</text:p>
          </table:table-cell>
          <table:table-cell office:value-type="float" office:value="956530000">
            <text:p>956530000</text:p>
          </table:table-cell>
        </table:table-row>
        <table:table-row table:style-name="ro1" table:visibility="filter">
          <table:table-cell office:value-type="string">
            <text:p>1980-03-01</text:p>
          </table:table-cell>
          <table:table-cell office:value-type="float" office:value="113.660004">
            <text:p>113.660004</text:p>
          </table:table-cell>
          <table:table-cell office:value-type="float" office:value="114.339996">
            <text:p>114.339996</text:p>
          </table:table-cell>
          <table:table-cell office:value-type="float" office:value="94.230003">
            <text:p>94.230003</text:p>
          </table:table-cell>
          <table:table-cell table:number-columns-repeated="2" office:value-type="float" office:value="102.089996">
            <text:p>102.089996</text:p>
          </table:table-cell>
          <table:table-cell office:value-type="float" office:value="876450000">
            <text:p>876450000</text:p>
          </table:table-cell>
        </table:table-row>
        <table:table-row table:style-name="ro1">
          <table:table-cell office:value-type="string">
            <text:p>1980-04-01</text:p>
          </table:table-cell>
          <table:table-cell office:value-type="float" office:value="102.089996">
            <text:p>102.089996</text:p>
          </table:table-cell>
          <table:table-cell office:value-type="float" office:value="106.790001">
            <text:p>106.790001</text:p>
          </table:table-cell>
          <table:table-cell office:value-type="float" office:value="98.949997">
            <text:p>98.949997</text:p>
          </table:table-cell>
          <table:table-cell table:number-columns-repeated="2" office:value-type="float" office:value="106.290001">
            <text:p>106.290001</text:p>
          </table:table-cell>
          <table:table-cell office:value-type="float" office:value="674140000">
            <text:p>674140000</text:p>
          </table:table-cell>
        </table:table-row>
        <table:table-row table:style-name="ro1" table:visibility="filter">
          <table:table-cell office:value-type="string">
            <text:p>1980-05-01</text:p>
          </table:table-cell>
          <table:table-cell office:value-type="float" office:value="106.290001">
            <text:p>106.290001</text:p>
          </table:table-cell>
          <table:table-cell office:value-type="float" office:value="112.720001">
            <text:p>112.720001</text:p>
          </table:table-cell>
          <table:table-cell office:value-type="float" office:value="103.5">
            <text:p>103.5</text:p>
          </table:table-cell>
          <table:table-cell table:number-columns-repeated="2" office:value-type="float" office:value="111.239998">
            <text:p>111.239998</text:p>
          </table:table-cell>
          <table:table-cell office:value-type="float" office:value="764920000">
            <text:p>764920000</text:p>
          </table:table-cell>
        </table:table-row>
        <table:table-row table:style-name="ro1" table:visibility="filter">
          <table:table-cell office:value-type="string">
            <text:p>1980-06-01</text:p>
          </table:table-cell>
          <table:table-cell office:value-type="float" office:value="111.239998">
            <text:p>111.239998</text:p>
          </table:table-cell>
          <table:table-cell office:value-type="float" office:value="117.980003">
            <text:p>117.980003</text:p>
          </table:table-cell>
          <table:table-cell office:value-type="float" office:value="109.769997">
            <text:p>109.769997</text:p>
          </table:table-cell>
          <table:table-cell table:number-columns-repeated="2" office:value-type="float" office:value="114.239998">
            <text:p>114.239998</text:p>
          </table:table-cell>
          <table:table-cell office:value-type="float" office:value="829660000">
            <text:p>829660000</text:p>
          </table:table-cell>
        </table:table-row>
        <table:table-row table:style-name="ro1" table:visibility="filter">
          <table:table-cell office:value-type="string">
            <text:p>1980-07-01</text:p>
          </table:table-cell>
          <table:table-cell office:value-type="float" office:value="114.239998">
            <text:p>114.239998</text:p>
          </table:table-cell>
          <table:table-cell office:value-type="float" office:value="123.93">
            <text:p>123.93</text:p>
          </table:table-cell>
          <table:table-cell office:value-type="float" office:value="113.540001">
            <text:p>113.540001</text:p>
          </table:table-cell>
          <table:table-cell table:number-columns-repeated="2" office:value-type="float" office:value="121.669998">
            <text:p>121.669998</text:p>
          </table:table-cell>
          <table:table-cell office:value-type="float" office:value="1021770000">
            <text:p>1021770000</text:p>
          </table:table-cell>
        </table:table-row>
        <table:table-row table:style-name="ro1" table:visibility="filter">
          <table:table-cell office:value-type="string">
            <text:p>1980-08-01</text:p>
          </table:table-cell>
          <table:table-cell office:value-type="float" office:value="121.669998">
            <text:p>121.669998</text:p>
          </table:table-cell>
          <table:table-cell office:value-type="float" office:value="127.779999">
            <text:p>127.779999</text:p>
          </table:table-cell>
          <table:table-cell office:value-type="float" office:value="119.419998">
            <text:p>119.419998</text:p>
          </table:table-cell>
          <table:table-cell table:number-columns-repeated="2" office:value-type="float" office:value="122.379997">
            <text:p>122.379997</text:p>
          </table:table-cell>
          <table:table-cell office:value-type="float" office:value="965660000">
            <text:p>965660000</text:p>
          </table:table-cell>
        </table:table-row>
        <table:table-row table:style-name="ro1" table:visibility="filter">
          <table:table-cell office:value-type="string">
            <text:p>1980-09-01</text:p>
          </table:table-cell>
          <table:table-cell office:value-type="float" office:value="122.379997">
            <text:p>122.379997</text:p>
          </table:table-cell>
          <table:table-cell office:value-type="float" office:value="132.169998">
            <text:p>132.169998</text:p>
          </table:table-cell>
          <table:table-cell office:value-type="float" office:value="121.790001">
            <text:p>121.790001</text:p>
          </table:table-cell>
          <table:table-cell table:number-columns-repeated="2" office:value-type="float" office:value="125.459999">
            <text:p>125.459999</text:p>
          </table:table-cell>
          <table:table-cell office:value-type="float" office:value="1057710000">
            <text:p>1057710000</text:p>
          </table:table-cell>
        </table:table-row>
        <table:table-row table:style-name="ro1" table:visibility="filter">
          <table:table-cell office:value-type="string">
            <text:p>1980-10-01</text:p>
          </table:table-cell>
          <table:table-cell office:value-type="float" office:value="125.459999">
            <text:p>125.459999</text:p>
          </table:table-cell>
          <table:table-cell office:value-type="float" office:value="135.880005">
            <text:p>135.880005</text:p>
          </table:table-cell>
          <table:table-cell office:value-type="float" office:value="124.660004">
            <text:p>124.660004</text:p>
          </table:table-cell>
          <table:table-cell table:number-columns-repeated="2" office:value-type="float" office:value="127.470001">
            <text:p>127.470001</text:p>
          </table:table-cell>
          <table:table-cell office:value-type="float" office:value="1031790000">
            <text:p>1031790000</text:p>
          </table:table-cell>
        </table:table-row>
        <table:table-row table:style-name="ro1" table:visibility="filter">
          <table:table-cell office:value-type="string">
            <text:p>1980-11-01</text:p>
          </table:table-cell>
          <table:table-cell office:value-type="float" office:value="127.470001">
            <text:p>127.470001</text:p>
          </table:table-cell>
          <table:table-cell office:value-type="float" office:value="141.960007">
            <text:p>141.960007</text:p>
          </table:table-cell>
          <table:table-cell office:value-type="float" office:value="127.230003">
            <text:p>127.230003</text:p>
          </table:table-cell>
          <table:table-cell table:number-columns-repeated="2" office:value-type="float" office:value="140.520004">
            <text:p>140.520004</text:p>
          </table:table-cell>
          <table:table-cell office:value-type="float" office:value="988110000">
            <text:p>988110000</text:p>
          </table:table-cell>
        </table:table-row>
        <table:table-row table:style-name="ro1" table:visibility="filter">
          <table:table-cell office:value-type="string">
            <text:p>1980-12-01</text:p>
          </table:table-cell>
          <table:table-cell office:value-type="float" office:value="140.520004">
            <text:p>140.520004</text:p>
          </table:table-cell>
          <table:table-cell office:value-type="float" office:value="140.660004">
            <text:p>140.660004</text:p>
          </table:table-cell>
          <table:table-cell office:value-type="float" office:value="125.32">
            <text:p>125.32</text:p>
          </table:table-cell>
          <table:table-cell table:number-columns-repeated="2" office:value-type="float" office:value="135.759995">
            <text:p>135.759995</text:p>
          </table:table-cell>
          <table:table-cell office:value-type="float" office:value="1025650000">
            <text:p>1025650000</text:p>
          </table:table-cell>
        </table:table-row>
        <table:table-row table:style-name="ro1" table:visibility="filter">
          <table:table-cell office:value-type="string">
            <text:p>1981-01-01</text:p>
          </table:table-cell>
          <table:table-cell office:value-type="float" office:value="135.759995">
            <text:p>135.759995</text:p>
          </table:table-cell>
          <table:table-cell office:value-type="float" office:value="140.320007">
            <text:p>140.320007</text:p>
          </table:table-cell>
          <table:table-cell office:value-type="float" office:value="128.570007">
            <text:p>128.570007</text:p>
          </table:table-cell>
          <table:table-cell table:number-columns-repeated="2" office:value-type="float" office:value="129.550003">
            <text:p>129.550003</text:p>
          </table:table-cell>
          <table:table-cell office:value-type="float" office:value="955520000">
            <text:p>955520000</text:p>
          </table:table-cell>
        </table:table-row>
        <table:table-row table:style-name="ro1" table:visibility="filter">
          <table:table-cell office:value-type="string">
            <text:p>1981-02-01</text:p>
          </table:table-cell>
          <table:table-cell office:value-type="float" office:value="129.479996">
            <text:p>129.479996</text:p>
          </table:table-cell>
          <table:table-cell office:value-type="float" office:value="132.020004">
            <text:p>132.020004</text:p>
          </table:table-cell>
          <table:table-cell office:value-type="float" office:value="124.660004">
            <text:p>124.660004</text:p>
          </table:table-cell>
          <table:table-cell table:number-columns-repeated="2" office:value-type="float" office:value="131.270004">
            <text:p>131.270004</text:p>
          </table:table-cell>
          <table:table-cell office:value-type="float" office:value="816310000">
            <text:p>816310000</text:p>
          </table:table-cell>
        </table:table-row>
        <table:table-row table:style-name="ro1" table:visibility="filter">
          <table:table-cell office:value-type="string">
            <text:p>1981-03-01</text:p>
          </table:table-cell>
          <table:table-cell office:value-type="float" office:value="131.270004">
            <text:p>131.270004</text:p>
          </table:table-cell>
          <table:table-cell office:value-type="float" office:value="138.380005">
            <text:p>138.380005</text:p>
          </table:table-cell>
          <table:table-cell office:value-type="float" office:value="128.559998">
            <text:p>128.559998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174530000">
            <text:p>1174530000</text:p>
          </table:table-cell>
        </table:table-row>
        <table:table-row table:style-name="ro1">
          <table:table-cell office:value-type="string">
            <text:p>1981-04-01</text:p>
          </table:table-cell>
          <table:table-cell office:value-type="float" office:value="136">
            <text:p>136</text:p>
          </table:table-cell>
          <table:table-cell office:value-type="float" office:value="137.720001">
            <text:p>137.720001</text:p>
          </table:table-cell>
          <table:table-cell office:value-type="float" office:value="131.580002">
            <text:p>131.580002</text:p>
          </table:table-cell>
          <table:table-cell table:number-columns-repeated="2" office:value-type="float" office:value="132.809998">
            <text:p>132.809998</text:p>
          </table:table-cell>
          <table:table-cell office:value-type="float" office:value="1123470000">
            <text:p>1123470000</text:p>
          </table:table-cell>
        </table:table-row>
        <table:table-row table:style-name="ro1" table:visibility="filter">
          <table:table-cell office:value-type="string">
            <text:p>1981-05-01</text:p>
          </table:table-cell>
          <table:table-cell office:value-type="float" office:value="132.809998">
            <text:p>132.809998</text:p>
          </table:table-cell>
          <table:table-cell office:value-type="float" office:value="134.919998">
            <text:p>134.919998</text:p>
          </table:table-cell>
          <table:table-cell office:value-type="float" office:value="128.779999">
            <text:p>128.779999</text:p>
          </table:table-cell>
          <table:table-cell table:number-columns-repeated="2" office:value-type="float" office:value="132.589996">
            <text:p>132.589996</text:p>
          </table:table-cell>
          <table:table-cell office:value-type="float" office:value="905430000">
            <text:p>905430000</text:p>
          </table:table-cell>
        </table:table-row>
        <table:table-row table:style-name="ro1" table:visibility="filter">
          <table:table-cell office:value-type="string">
            <text:p>1981-06-01</text:p>
          </table:table-cell>
          <table:table-cell office:value-type="float" office:value="132.589996">
            <text:p>132.589996</text:p>
          </table:table-cell>
          <table:table-cell office:value-type="float" office:value="135.669998">
            <text:p>135.669998</text:p>
          </table:table-cell>
          <table:table-cell office:value-type="float" office:value="128.770004">
            <text:p>128.770004</text:p>
          </table:table-cell>
          <table:table-cell table:number-columns-repeated="2" office:value-type="float" office:value="131.210007">
            <text:p>131.210007</text:p>
          </table:table-cell>
          <table:table-cell office:value-type="float" office:value="1100970000">
            <text:p>1100970000</text:p>
          </table:table-cell>
        </table:table-row>
        <table:table-row table:style-name="ro1" table:visibility="filter">
          <table:table-cell office:value-type="string">
            <text:p>1981-07-01</text:p>
          </table:table-cell>
          <table:table-cell office:value-type="float" office:value="131.210007">
            <text:p>131.210007</text:p>
          </table:table-cell>
          <table:table-cell office:value-type="float" office:value="131.779999">
            <text:p>131.779999</text:p>
          </table:table-cell>
          <table:table-cell office:value-type="float" office:value="125.959999">
            <text:p>125.959999</text:p>
          </table:table-cell>
          <table:table-cell table:number-columns-repeated="2" office:value-type="float" office:value="130.919998">
            <text:p>130.919998</text:p>
          </table:table-cell>
          <table:table-cell office:value-type="float" office:value="953970000">
            <text:p>953970000</text:p>
          </table:table-cell>
        </table:table-row>
        <table:table-row table:style-name="ro1" table:visibility="filter">
          <table:table-cell office:value-type="string">
            <text:p>1981-08-01</text:p>
          </table:table-cell>
          <table:table-cell office:value-type="float" office:value="130.919998">
            <text:p>130.919998</text:p>
          </table:table-cell>
          <table:table-cell office:value-type="float" office:value="135.179993">
            <text:p>135.179993</text:p>
          </table:table-cell>
          <table:table-cell office:value-type="float" office:value="122.290001">
            <text:p>122.290001</text:p>
          </table:table-cell>
          <table:table-cell table:number-columns-repeated="2" office:value-type="float" office:value="122.790001">
            <text:p>122.790001</text:p>
          </table:table-cell>
          <table:table-cell office:value-type="float" office:value="920550000">
            <text:p>920550000</text:p>
          </table:table-cell>
        </table:table-row>
        <table:table-row table:style-name="ro1" table:visibility="filter">
          <table:table-cell office:value-type="string">
            <text:p>1981-09-01</text:p>
          </table:table-cell>
          <table:table-cell office:value-type="float" office:value="122.790001">
            <text:p>122.790001</text:p>
          </table:table-cell>
          <table:table-cell office:value-type="float" office:value="124.580002">
            <text:p>124.580002</text:p>
          </table:table-cell>
          <table:table-cell office:value-type="float" office:value="110.190002">
            <text:p>110.190002</text:p>
          </table:table-cell>
          <table:table-cell table:number-columns-repeated="2" office:value-type="float" office:value="116.18">
            <text:p>116.18</text:p>
          </table:table-cell>
          <table:table-cell office:value-type="float" office:value="959140000">
            <text:p>959140000</text:p>
          </table:table-cell>
        </table:table-row>
        <table:table-row table:style-name="ro1" table:visibility="filter">
          <table:table-cell office:value-type="string">
            <text:p>1981-10-01</text:p>
          </table:table-cell>
          <table:table-cell office:value-type="float" office:value="116.18">
            <text:p>116.18</text:p>
          </table:table-cell>
          <table:table-cell office:value-type="float" office:value="123.279999">
            <text:p>123.279999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1.889999">
            <text:p>121.889999</text:p>
          </table:table-cell>
          <table:table-cell office:value-type="float" office:value="997560000">
            <text:p>997560000</text:p>
          </table:table-cell>
        </table:table-row>
        <table:table-row table:style-name="ro1" table:visibility="filter">
          <table:table-cell office:value-type="string">
            <text:p>1981-11-01</text:p>
          </table:table-cell>
          <table:table-cell office:value-type="float" office:value="122.349998">
            <text:p>122.349998</text:p>
          </table:table-cell>
          <table:table-cell office:value-type="float" office:value="126.970001">
            <text:p>126.970001</text:p>
          </table:table-cell>
          <table:table-cell office:value-type="float" office:value="119.129997">
            <text:p>119.129997</text:p>
          </table:table-cell>
          <table:table-cell table:number-columns-repeated="2" office:value-type="float" office:value="126.349998">
            <text:p>126.349998</text:p>
          </table:table-cell>
          <table:table-cell office:value-type="float" office:value="987920000">
            <text:p>987920000</text:p>
          </table:table-cell>
        </table:table-row>
        <table:table-row table:style-name="ro1" table:visibility="filter">
          <table:table-cell office:value-type="string">
            <text:p>1981-12-01</text:p>
          </table:table-cell>
          <table:table-cell office:value-type="float" office:value="126.349998">
            <text:p>126.349998</text:p>
          </table:table-cell>
          <table:table-cell office:value-type="float" office:value="127.32">
            <text:p>127.32</text:p>
          </table:table-cell>
          <table:table-cell office:value-type="float" office:value="121.040001">
            <text:p>121.040001</text:p>
          </table:table-cell>
          <table:table-cell table:number-columns-repeated="2" office:value-type="float" office:value="122.550003">
            <text:p>122.550003</text:p>
          </table:table-cell>
          <table:table-cell office:value-type="float" office:value="959470000">
            <text:p>959470000</text:p>
          </table:table-cell>
        </table:table-row>
        <table:table-row table:style-name="ro1" table:visibility="filter">
          <table:table-cell office:value-type="string">
            <text:p>1982-01-01</text:p>
          </table:table-cell>
          <table:table-cell office:value-type="float" office:value="122.550003">
            <text:p>122.550003</text:p>
          </table:table-cell>
          <table:table-cell office:value-type="float" office:value="123.720001">
            <text:p>123.720001</text:p>
          </table:table-cell>
          <table:table-cell office:value-type="float" office:value="113.629997">
            <text:p>113.629997</text:p>
          </table:table-cell>
          <table:table-cell table:number-columns-repeated="2" office:value-type="float" office:value="120.400002">
            <text:p>120.400002</text:p>
          </table:table-cell>
          <table:table-cell office:value-type="float" office:value="968340000">
            <text:p>968340000</text:p>
          </table:table-cell>
        </table:table-row>
        <table:table-row table:style-name="ro1" table:visibility="filter">
          <table:table-cell office:value-type="string">
            <text:p>1982-02-01</text:p>
          </table:table-cell>
          <table:table-cell table:number-columns-repeated="2" office:value-type="float" office:value="119.809998">
            <text:p>119.809998</text:p>
          </table:table-cell>
          <table:table-cell office:value-type="float" office:value="110.029999">
            <text:p>110.029999</text:p>
          </table:table-cell>
          <table:table-cell table:number-columns-repeated="2" office:value-type="float" office:value="113.110001">
            <text:p>113.110001</text:p>
          </table:table-cell>
          <table:table-cell office:value-type="float" office:value="972190000">
            <text:p>972190000</text:p>
          </table:table-cell>
        </table:table-row>
        <table:table-row table:style-name="ro1" table:visibility="filter">
          <table:table-cell office:value-type="string">
            <text:p>1982-03-01</text:p>
          </table:table-cell>
          <table:table-cell office:value-type="float" office:value="113.110001">
            <text:p>113.110001</text:p>
          </table:table-cell>
          <table:table-cell office:value-type="float" office:value="114.800003">
            <text:p>114.800003</text:p>
          </table:table-cell>
          <table:table-cell office:value-type="float" office:value="104.459999">
            <text:p>104.459999</text:p>
          </table:table-cell>
          <table:table-cell table:number-columns-repeated="2" office:value-type="float" office:value="111.959999">
            <text:p>111.959999</text:p>
          </table:table-cell>
          <table:table-cell office:value-type="float" office:value="1268690000">
            <text:p>1268690000</text:p>
          </table:table-cell>
        </table:table-row>
        <table:table-row table:style-name="ro1">
          <table:table-cell office:value-type="string">
            <text:p>1982-04-01</text:p>
          </table:table-cell>
          <table:table-cell office:value-type="float" office:value="111.959999">
            <text:p>111.959999</text:p>
          </table:table-cell>
          <table:table-cell office:value-type="float" office:value="119.330002">
            <text:p>119.330002</text:p>
          </table:table-cell>
          <table:table-cell office:value-type="float" office:value="111.480003">
            <text:p>111.480003</text:p>
          </table:table-cell>
          <table:table-cell table:number-columns-repeated="2" office:value-type="float" office:value="116.440002">
            <text:p>116.440002</text:p>
          </table:table-cell>
          <table:table-cell office:value-type="float" office:value="1136490000">
            <text:p>1136490000</text:p>
          </table:table-cell>
        </table:table-row>
        <table:table-row table:style-name="ro1" table:visibility="filter">
          <table:table-cell office:value-type="string">
            <text:p>1982-05-01</text:p>
          </table:table-cell>
          <table:table-cell office:value-type="float" office:value="115.959999">
            <text:p>115.959999</text:p>
          </table:table-cell>
          <table:table-cell office:value-type="float" office:value="119.919998">
            <text:p>119.919998</text:p>
          </table:table-cell>
          <table:table-cell office:value-type="float" office:value="111.660004">
            <text:p>111.660004</text:p>
          </table:table-cell>
          <table:table-cell table:number-columns-repeated="2" office:value-type="float" office:value="111.879997">
            <text:p>111.879997</text:p>
          </table:table-cell>
          <table:table-cell office:value-type="float" office:value="1026460000">
            <text:p>1026460000</text:p>
          </table:table-cell>
        </table:table-row>
        <table:table-row table:style-name="ro1" table:visibility="filter">
          <table:table-cell office:value-type="string">
            <text:p>1982-06-01</text:p>
          </table:table-cell>
          <table:table-cell office:value-type="float" office:value="111.970001">
            <text:p>111.970001</text:p>
          </table:table-cell>
          <table:table-cell office:value-type="float" office:value="112.480003">
            <text:p>112.480003</text:p>
          </table:table-cell>
          <table:table-cell office:value-type="float" office:value="107.010002">
            <text:p>107.010002</text:p>
          </table:table-cell>
          <table:table-cell table:number-columns-repeated="2" office:value-type="float" office:value="109.610001">
            <text:p>109.610001</text:p>
          </table:table-cell>
          <table:table-cell office:value-type="float" office:value="1110530000">
            <text:p>1110530000</text:p>
          </table:table-cell>
        </table:table-row>
        <table:table-row table:style-name="ro1" table:visibility="filter">
          <table:table-cell office:value-type="string">
            <text:p>1982-07-01</text:p>
          </table:table-cell>
          <table:table-cell office:value-type="float" office:value="109.519997">
            <text:p>109.519997</text:p>
          </table:table-cell>
          <table:table-cell office:value-type="float" office:value="112.389999">
            <text:p>112.389999</text:p>
          </table:table-cell>
          <table:table-cell office:value-type="float" office:value="105.57">
            <text:p>105.57</text:p>
          </table:table-cell>
          <table:table-cell table:number-columns-repeated="2" office:value-type="float" office:value="107.089996">
            <text:p>107.089996</text:p>
          </table:table-cell>
          <table:table-cell office:value-type="float" office:value="1145190000">
            <text:p>1145190000</text:p>
          </table:table-cell>
        </table:table-row>
        <table:table-row table:style-name="ro1" table:visibility="filter">
          <table:table-cell office:value-type="string">
            <text:p>1982-08-01</text:p>
          </table:table-cell>
          <table:table-cell office:value-type="float" office:value="107.709999">
            <text:p>107.709999</text:p>
          </table:table-cell>
          <table:table-cell office:value-type="float" office:value="120.260002">
            <text:p>120.260002</text:p>
          </table:table-cell>
          <table:table-cell office:value-type="float" office:value="102.199997">
            <text:p>102.199997</text:p>
          </table:table-cell>
          <table:table-cell table:number-columns-repeated="2" office:value-type="float" office:value="119.510002">
            <text:p>119.510002</text:p>
          </table:table-cell>
          <table:table-cell office:value-type="float" office:value="1672770000">
            <text:p>1672770000</text:p>
          </table:table-cell>
        </table:table-row>
        <table:table-row table:style-name="ro1" table:visibility="filter">
          <table:table-cell office:value-type="string">
            <text:p>1982-09-01</text:p>
          </table:table-cell>
          <table:table-cell office:value-type="float" office:value="119.519997">
            <text:p>119.519997</text:p>
          </table:table-cell>
          <table:table-cell office:value-type="float" office:value="126.43">
            <text:p>126.43</text:p>
          </table:table-cell>
          <table:table-cell office:value-type="float" office:value="117.839996">
            <text:p>117.839996</text:p>
          </table:table-cell>
          <table:table-cell table:number-columns-repeated="2" office:value-type="float" office:value="120.419998">
            <text:p>120.419998</text:p>
          </table:table-cell>
          <table:table-cell office:value-type="float" office:value="1548040000">
            <text:p>1548040000</text:p>
          </table:table-cell>
        </table:table-row>
        <table:table-row table:style-name="ro1" table:visibility="filter">
          <table:table-cell office:value-type="string">
            <text:p>1982-10-01</text:p>
          </table:table-cell>
          <table:table-cell office:value-type="float" office:value="120.400002">
            <text:p>120.400002</text:p>
          </table:table-cell>
          <table:table-cell office:value-type="float" office:value="140.399994">
            <text:p>140.399994</text:p>
          </table:table-cell>
          <table:table-cell office:value-type="float" office:value="120.150002">
            <text:p>120.150002</text:p>
          </table:table-cell>
          <table:table-cell table:number-columns-repeated="2" office:value-type="float" office:value="133.720001">
            <text:p>133.720001</text:p>
          </table:table-cell>
          <table:table-cell office:value-type="float" office:value="2068560000">
            <text:p>2068560000</text:p>
          </table:table-cell>
        </table:table-row>
        <table:table-row table:style-name="ro1" table:visibility="filter">
          <table:table-cell office:value-type="string">
            <text:p>1982-11-01</text:p>
          </table:table-cell>
          <table:table-cell office:value-type="float" office:value="133.720001">
            <text:p>133.720001</text:p>
          </table:table-cell>
          <table:table-cell office:value-type="float" office:value="144.360001">
            <text:p>144.360001</text:p>
          </table:table-cell>
          <table:table-cell office:value-type="float" office:value="132.889999">
            <text:p>132.889999</text:p>
          </table:table-cell>
          <table:table-cell table:number-columns-repeated="2" office:value-type="float" office:value="138.529999">
            <text:p>138.529999</text:p>
          </table:table-cell>
          <table:table-cell office:value-type="float" office:value="1857040000">
            <text:p>1857040000</text:p>
          </table:table-cell>
        </table:table-row>
        <table:table-row table:style-name="ro1" table:visibility="filter">
          <table:table-cell office:value-type="string">
            <text:p>1982-12-01</text:p>
          </table:table-cell>
          <table:table-cell office:value-type="float" office:value="138.559998">
            <text:p>138.559998</text:p>
          </table:table-cell>
          <table:table-cell office:value-type="float" office:value="143.679993">
            <text:p>143.679993</text:p>
          </table:table-cell>
          <table:table-cell office:value-type="float" office:value="134.789993">
            <text:p>134.789993</text:p>
          </table:table-cell>
          <table:table-cell table:number-columns-repeated="2" office:value-type="float" office:value="140.639999">
            <text:p>140.639999</text:p>
          </table:table-cell>
          <table:table-cell office:value-type="float" office:value="1682080000">
            <text:p>1682080000</text:p>
          </table:table-cell>
        </table:table-row>
        <table:table-row table:style-name="ro1" table:visibility="filter">
          <table:table-cell office:value-type="string">
            <text:p>1983-01-01</text:p>
          </table:table-cell>
          <table:table-cell office:value-type="float" office:value="140.649994">
            <text:p>140.649994</text:p>
          </table:table-cell>
          <table:table-cell office:value-type="float" office:value="148.360001">
            <text:p>148.360001</text:p>
          </table:table-cell>
          <table:table-cell office:value-type="float" office:value="138.080002">
            <text:p>138.080002</text:p>
          </table:table-cell>
          <table:table-cell table:number-columns-repeated="2" office:value-type="float" office:value="145.300003">
            <text:p>145.300003</text:p>
          </table:table-cell>
          <table:table-cell office:value-type="float" office:value="1857600000">
            <text:p>1857600000</text:p>
          </table:table-cell>
        </table:table-row>
        <table:table-row table:style-name="ro1" table:visibility="filter">
          <table:table-cell office:value-type="string">
            <text:p>1983-02-01</text:p>
          </table:table-cell>
          <table:table-cell office:value-type="float" office:value="145.289993">
            <text:p>145.289993</text:p>
          </table:table-cell>
          <table:table-cell office:value-type="float" office:value="150.880005">
            <text:p>150.880005</text:p>
          </table:table-cell>
          <table:table-cell office:value-type="float" office:value="141.899994">
            <text:p>141.899994</text:p>
          </table:table-cell>
          <table:table-cell table:number-columns-repeated="2" office:value-type="float" office:value="148.059998">
            <text:p>148.059998</text:p>
          </table:table-cell>
          <table:table-cell office:value-type="float" office:value="1615450000">
            <text:p>1615450000</text:p>
          </table:table-cell>
        </table:table-row>
        <table:table-row table:style-name="ro1" table:visibility="filter">
          <table:table-cell office:value-type="string">
            <text:p>1983-03-01</text:p>
          </table:table-cell>
          <table:table-cell office:value-type="float" office:value="148.070007">
            <text:p>148.070007</text:p>
          </table:table-cell>
          <table:table-cell office:value-type="float" office:value="155.020004">
            <text:p>155.020004</text:p>
          </table:table-cell>
          <table:table-cell office:value-type="float" office:value="148.070007">
            <text:p>148.070007</text:p>
          </table:table-cell>
          <table:table-cell table:number-columns-repeated="2" office:value-type="float" office:value="152.960007">
            <text:p>152.960007</text:p>
          </table:table-cell>
          <table:table-cell office:value-type="float" office:value="1901920000">
            <text:p>1901920000</text:p>
          </table:table-cell>
        </table:table-row>
        <table:table-row table:style-name="ro1">
          <table:table-cell office:value-type="string">
            <text:p>1983-04-01</text:p>
          </table:table-cell>
          <table:table-cell office:value-type="float" office:value="152.919998">
            <text:p>152.919998</text:p>
          </table:table-cell>
          <table:table-cell office:value-type="float" office:value="164.429993">
            <text:p>164.429993</text:p>
          </table:table-cell>
          <table:table-cell office:value-type="float" office:value="150.169998">
            <text:p>150.169998</text:p>
          </table:table-cell>
          <table:table-cell table:number-columns-repeated="2" office:value-type="float" office:value="164.429993">
            <text:p>164.429993</text:p>
          </table:table-cell>
          <table:table-cell office:value-type="float" office:value="1786870000">
            <text:p>1786870000</text:p>
          </table:table-cell>
        </table:table-row>
        <table:table-row table:style-name="ro1" table:visibility="filter">
          <table:table-cell office:value-type="string">
            <text:p>1983-05-01</text:p>
          </table:table-cell>
          <table:table-cell office:value-type="float" office:value="164.410004">
            <text:p>164.410004</text:p>
          </table:table-cell>
          <table:table-cell office:value-type="float" office:value="166.990005">
            <text:p>166.990005</text:p>
          </table:table-cell>
          <table:table-cell office:value-type="float" office:value="160.289993">
            <text:p>160.289993</text:p>
          </table:table-cell>
          <table:table-cell table:number-columns-repeated="2" office:value-type="float" office:value="162.389999">
            <text:p>162.389999</text:p>
          </table:table-cell>
          <table:table-cell office:value-type="float" office:value="1953130000">
            <text:p>1953130000</text:p>
          </table:table-cell>
        </table:table-row>
        <table:table-row table:style-name="ro1" table:visibility="filter">
          <table:table-cell office:value-type="string">
            <text:p>1983-06-01</text:p>
          </table:table-cell>
          <table:table-cell office:value-type="float" office:value="162.380005">
            <text:p>162.380005</text:p>
          </table:table-cell>
          <table:table-cell office:value-type="float" office:value="171.600006">
            <text:p>171.600006</text:p>
          </table:table-cell>
          <table:table-cell office:value-type="float" office:value="160.800003">
            <text:p>160.800003</text:p>
          </table:table-cell>
          <table:table-cell table:number-columns-repeated="2" office:value-type="float" office:value="167.639999">
            <text:p>167.639999</text:p>
          </table:table-cell>
          <table:table-cell office:value-type="float" office:value="1973860000">
            <text:p>1973860000</text:p>
          </table:table-cell>
        </table:table-row>
        <table:table-row table:style-name="ro1" table:visibility="filter">
          <table:table-cell office:value-type="string">
            <text:p>1983-07-01</text:p>
          </table:table-cell>
          <table:table-cell office:value-type="float" office:value="168.110001">
            <text:p>168.110001</text:p>
          </table:table-cell>
          <table:table-cell office:value-type="float" office:value="170.720001">
            <text:p>170.720001</text:p>
          </table:table-cell>
          <table:table-cell office:value-type="float" office:value="161.5">
            <text:p>161.5</text:p>
          </table:table-cell>
          <table:table-cell table:number-columns-repeated="2" office:value-type="float" office:value="162.559998">
            <text:p>162.559998</text:p>
          </table:table-cell>
          <table:table-cell office:value-type="float" office:value="1590170000">
            <text:p>1590170000</text:p>
          </table:table-cell>
        </table:table-row>
        <table:table-row table:style-name="ro1" table:visibility="filter">
          <table:table-cell office:value-type="string">
            <text:p>1983-08-01</text:p>
          </table:table-cell>
          <table:table-cell office:value-type="float" office:value="162.339996">
            <text:p>162.339996</text:p>
          </table:table-cell>
          <table:table-cell office:value-type="float" office:value="165.910004">
            <text:p>165.910004</text:p>
          </table:table-cell>
          <table:table-cell office:value-type="float" office:value="158.5">
            <text:p>158.5</text:p>
          </table:table-cell>
          <table:table-cell table:number-columns-repeated="2" office:value-type="float" office:value="164.399994">
            <text:p>164.399994</text:p>
          </table:table-cell>
          <table:table-cell office:value-type="float" office:value="1706430000">
            <text:p>1706430000</text:p>
          </table:table-cell>
        </table:table-row>
        <table:table-row table:style-name="ro1" table:visibility="filter">
          <table:table-cell office:value-type="string">
            <text:p>1983-09-01</text:p>
          </table:table-cell>
          <table:table-cell office:value-type="float" office:value="164.399994">
            <text:p>164.399994</text:p>
          </table:table-cell>
          <table:table-cell office:value-type="float" office:value="170.410004">
            <text:p>170.410004</text:p>
          </table:table-cell>
          <table:table-cell office:value-type="float" office:value="163.949997">
            <text:p>163.949997</text:p>
          </table:table-cell>
          <table:table-cell table:number-columns-repeated="2" office:value-type="float" office:value="166.070007">
            <text:p>166.070007</text:p>
          </table:table-cell>
          <table:table-cell office:value-type="float" office:value="1739810000">
            <text:p>1739810000</text:p>
          </table:table-cell>
        </table:table-row>
        <table:table-row table:style-name="ro1" table:visibility="filter">
          <table:table-cell office:value-type="string">
            <text:p>1983-10-01</text:p>
          </table:table-cell>
          <table:table-cell office:value-type="float" office:value="165.990005">
            <text:p>165.990005</text:p>
          </table:table-cell>
          <table:table-cell office:value-type="float" office:value="172.649994">
            <text:p>172.649994</text:p>
          </table:table-cell>
          <table:table-cell office:value-type="float" office:value="162.860001">
            <text:p>162.860001</text:p>
          </table:table-cell>
          <table:table-cell table:number-columns-repeated="2" office:value-type="float" office:value="163.550003">
            <text:p>163.550003</text:p>
          </table:table-cell>
          <table:table-cell office:value-type="float" office:value="1794620000">
            <text:p>1794620000</text:p>
          </table:table-cell>
        </table:table-row>
        <table:table-row table:style-name="ro1" table:visibility="filter">
          <table:table-cell office:value-type="string">
            <text:p>1983-11-01</text:p>
          </table:table-cell>
          <table:table-cell office:value-type="float" office:value="163.550003">
            <text:p>163.550003</text:p>
          </table:table-cell>
          <table:table-cell office:value-type="float" office:value="168.070007">
            <text:p>168.070007</text:p>
          </table:table-cell>
          <table:table-cell office:value-type="float" office:value="161.630005">
            <text:p>161.630005</text:p>
          </table:table-cell>
          <table:table-cell table:number-columns-repeated="2" office:value-type="float" office:value="166.399994">
            <text:p>166.399994</text:p>
          </table:table-cell>
          <table:table-cell office:value-type="float" office:value="1814610000">
            <text:p>1814610000</text:p>
          </table:table-cell>
        </table:table-row>
        <table:table-row table:style-name="ro1" table:visibility="filter">
          <table:table-cell office:value-type="string">
            <text:p>1983-12-01</text:p>
          </table:table-cell>
          <table:table-cell office:value-type="float" office:value="166.369995">
            <text:p>166.369995</text:p>
          </table:table-cell>
          <table:table-cell office:value-type="float" office:value="166.770004">
            <text:p>166.770004</text:p>
          </table:table-cell>
          <table:table-cell office:value-type="float" office:value="161.580002">
            <text:p>161.580002</text:p>
          </table:table-cell>
          <table:table-cell table:number-columns-repeated="2" office:value-type="float" office:value="164.929993">
            <text:p>164.929993</text:p>
          </table:table-cell>
          <table:table-cell office:value-type="float" office:value="1848860000">
            <text:p>1848860000</text:p>
          </table:table-cell>
        </table:table-row>
        <table:table-row table:style-name="ro1" table:visibility="filter">
          <table:table-cell office:value-type="string">
            <text:p>1984-01-01</text:p>
          </table:table-cell>
          <table:table-cell office:value-type="float" office:value="164.929993">
            <text:p>164.929993</text:p>
          </table:table-cell>
          <table:table-cell office:value-type="float" office:value="169.539993">
            <text:p>169.539993</text:p>
          </table:table-cell>
          <table:table-cell office:value-type="float" office:value="162.029999">
            <text:p>162.029999</text:p>
          </table:table-cell>
          <table:table-cell table:number-columns-repeated="2" office:value-type="float" office:value="163.410004">
            <text:p>163.410004</text:p>
          </table:table-cell>
          <table:table-cell office:value-type="float" office:value="2215660000">
            <text:p>2215660000</text:p>
          </table:table-cell>
        </table:table-row>
        <table:table-row table:style-name="ro1" table:visibility="filter">
          <table:table-cell office:value-type="string">
            <text:p>1984-02-01</text:p>
          </table:table-cell>
          <table:table-cell office:value-type="float" office:value="163.410004">
            <text:p>163.410004</text:p>
          </table:table-cell>
          <table:table-cell office:value-type="float" office:value="164">
            <text:p>164</text:p>
          </table:table-cell>
          <table:table-cell office:value-type="float" office:value="152.130005">
            <text:p>152.130005</text:p>
          </table:table-cell>
          <table:table-cell table:number-columns-repeated="2" office:value-type="float" office:value="157.059998">
            <text:p>157.059998</text:p>
          </table:table-cell>
          <table:table-cell office:value-type="float" office:value="1932810000">
            <text:p>1932810000</text:p>
          </table:table-cell>
        </table:table-row>
        <table:table-row table:style-name="ro1" table:visibility="filter">
          <table:table-cell office:value-type="string">
            <text:p>1984-03-01</text:p>
          </table:table-cell>
          <table:table-cell office:value-type="float" office:value="157.059998">
            <text:p>157.059998</text:p>
          </table:table-cell>
          <table:table-cell office:value-type="float" office:value="160.460007">
            <text:p>160.460007</text:p>
          </table:table-cell>
          <table:table-cell office:value-type="float" office:value="153.770004">
            <text:p>153.770004</text:p>
          </table:table-cell>
          <table:table-cell table:number-columns-repeated="2" office:value-type="float" office:value="159.179993">
            <text:p>159.179993</text:p>
          </table:table-cell>
          <table:table-cell office:value-type="float" office:value="1854920000">
            <text:p>1854920000</text:p>
          </table:table-cell>
        </table:table-row>
        <table:table-row table:style-name="ro1">
          <table:table-cell office:value-type="string">
            <text:p>1984-04-01</text:p>
          </table:table-cell>
          <table:table-cell office:value-type="float" office:value="159.179993">
            <text:p>159.179993</text:p>
          </table:table-cell>
          <table:table-cell office:value-type="float" office:value="160.690002">
            <text:p>160.690002</text:p>
          </table:table-cell>
          <table:table-cell office:value-type="float" office:value="154.119995">
            <text:p>154.119995</text:p>
          </table:table-cell>
          <table:table-cell table:number-columns-repeated="2" office:value-type="float" office:value="160.050003">
            <text:p>160.050003</text:p>
          </table:table-cell>
          <table:table-cell office:value-type="float" office:value="1717530000">
            <text:p>1717530000</text:p>
          </table:table-cell>
        </table:table-row>
        <table:table-row table:style-name="ro1" table:visibility="filter">
          <table:table-cell office:value-type="string">
            <text:p>1984-05-01</text:p>
          </table:table-cell>
          <table:table-cell office:value-type="float" office:value="160.050003">
            <text:p>160.050003</text:p>
          </table:table-cell>
          <table:table-cell office:value-type="float" office:value="162.110001">
            <text:p>162.110001</text:p>
          </table:table-cell>
          <table:table-cell office:value-type="float" office:value="148.679993">
            <text:p>148.679993</text:p>
          </table:table-cell>
          <table:table-cell table:number-columns-repeated="2" office:value-type="float" office:value="150.550003">
            <text:p>150.550003</text:p>
          </table:table-cell>
          <table:table-cell office:value-type="float" office:value="1939550000">
            <text:p>1939550000</text:p>
          </table:table-cell>
        </table:table-row>
        <table:table-row table:style-name="ro1" table:visibility="filter">
          <table:table-cell office:value-type="string">
            <text:p>1984-06-01</text:p>
          </table:table-cell>
          <table:table-cell office:value-type="float" office:value="150.550003">
            <text:p>150.550003</text:p>
          </table:table-cell>
          <table:table-cell office:value-type="float" office:value="155.639999">
            <text:p>155.639999</text:p>
          </table:table-cell>
          <table:table-cell office:value-type="float" office:value="148.529999">
            <text:p>148.529999</text:p>
          </table:table-cell>
          <table:table-cell table:number-columns-repeated="2" office:value-type="float" office:value="153.179993">
            <text:p>153.179993</text:p>
          </table:table-cell>
          <table:table-cell office:value-type="float" office:value="1812870000">
            <text:p>1812870000</text:p>
          </table:table-cell>
        </table:table-row>
        <table:table-row table:style-name="ro1" table:visibility="filter">
          <table:table-cell office:value-type="string">
            <text:p>1984-07-01</text:p>
          </table:table-cell>
          <table:table-cell office:value-type="float" office:value="153.160004">
            <text:p>153.160004</text:p>
          </table:table-cell>
          <table:table-cell office:value-type="float" office:value="153.869995">
            <text:p>153.869995</text:p>
          </table:table-cell>
          <table:table-cell office:value-type="float" office:value="147.259995">
            <text:p>147.259995</text:p>
          </table:table-cell>
          <table:table-cell table:number-columns-repeated="2" office:value-type="float" office:value="150.660004">
            <text:p>150.660004</text:p>
          </table:table-cell>
          <table:table-cell office:value-type="float" office:value="1662200000">
            <text:p>1662200000</text:p>
          </table:table-cell>
        </table:table-row>
        <table:table-row table:style-name="ro1" table:visibility="filter">
          <table:table-cell office:value-type="string">
            <text:p>1984-08-01</text:p>
          </table:table-cell>
          <table:table-cell office:value-type="float" office:value="150.660004">
            <text:p>150.660004</text:p>
          </table:table-cell>
          <table:table-cell office:value-type="float" office:value="168.800003">
            <text:p>168.800003</text:p>
          </table:table-cell>
          <table:table-cell office:value-type="float" office:value="150.660004">
            <text:p>150.660004</text:p>
          </table:table-cell>
          <table:table-cell table:number-columns-repeated="2" office:value-type="float" office:value="166.679993">
            <text:p>166.679993</text:p>
          </table:table-cell>
          <table:table-cell office:value-type="float" office:value="2526920000">
            <text:p>2526920000</text:p>
          </table:table-cell>
        </table:table-row>
        <table:table-row table:style-name="ro1" table:visibility="filter">
          <table:table-cell office:value-type="string">
            <text:p>1984-09-01</text:p>
          </table:table-cell>
          <table:table-cell office:value-type="float" office:value="166.679993">
            <text:p>166.679993</text:p>
          </table:table-cell>
          <table:table-cell office:value-type="float" office:value="169.649994">
            <text:p>169.649994</text:p>
          </table:table-cell>
          <table:table-cell office:value-type="float" office:value="163.059998">
            <text:p>163.059998</text:p>
          </table:table-cell>
          <table:table-cell table:number-columns-repeated="2" office:value-type="float" office:value="166.100006">
            <text:p>166.100006</text:p>
          </table:table-cell>
          <table:table-cell office:value-type="float" office:value="1768660000">
            <text:p>1768660000</text:p>
          </table:table-cell>
        </table:table-row>
        <table:table-row table:style-name="ro1" table:visibility="filter">
          <table:table-cell office:value-type="string">
            <text:p>1984-10-01</text:p>
          </table:table-cell>
          <table:table-cell office:value-type="float" office:value="166.100006">
            <text:p>166.100006</text:p>
          </table:table-cell>
          <table:table-cell office:value-type="float" office:value="169.619995">
            <text:p>169.619995</text:p>
          </table:table-cell>
          <table:table-cell office:value-type="float" office:value="160.020004">
            <text:p>160.020004</text:p>
          </table:table-cell>
          <table:table-cell table:number-columns-repeated="2" office:value-type="float" office:value="166.089996">
            <text:p>166.089996</text:p>
          </table:table-cell>
          <table:table-cell office:value-type="float" office:value="2110230000">
            <text:p>2110230000</text:p>
          </table:table-cell>
        </table:table-row>
        <table:table-row table:style-name="ro1" table:visibility="filter">
          <table:table-cell office:value-type="string">
            <text:p>1984-11-01</text:p>
          </table:table-cell>
          <table:table-cell office:value-type="float" office:value="166.089996">
            <text:p>166.089996</text:p>
          </table:table-cell>
          <table:table-cell office:value-type="float" office:value="170.410004">
            <text:p>170.410004</text:p>
          </table:table-cell>
          <table:table-cell office:value-type="float" office:value="162.990005">
            <text:p>162.990005</text:p>
          </table:table-cell>
          <table:table-cell table:number-columns-repeated="2" office:value-type="float" office:value="163.580002">
            <text:p>163.580002</text:p>
          </table:table-cell>
          <table:table-cell office:value-type="float" office:value="1757280000">
            <text:p>1757280000</text:p>
          </table:table-cell>
        </table:table-row>
        <table:table-row table:style-name="ro1" table:visibility="filter">
          <table:table-cell office:value-type="string">
            <text:p>1984-12-01</text:p>
          </table:table-cell>
          <table:table-cell office:value-type="float" office:value="163.580002">
            <text:p>163.580002</text:p>
          </table:table-cell>
          <table:table-cell office:value-type="float" office:value="169.029999">
            <text:p>169.029999</text:p>
          </table:table-cell>
          <table:table-cell office:value-type="float" office:value="161.539993">
            <text:p>161.539993</text:p>
          </table:table-cell>
          <table:table-cell table:number-columns-repeated="2" office:value-type="float" office:value="167.240005">
            <text:p>167.240005</text:p>
          </table:table-cell>
          <table:table-cell office:value-type="float" office:value="1781000000">
            <text:p>1781000000</text:p>
          </table:table-cell>
        </table:table-row>
        <table:table-row table:style-name="ro1" table:visibility="filter">
          <table:table-cell office:value-type="string">
            <text:p>1985-01-01</text:p>
          </table:table-cell>
          <table:table-cell office:value-type="float" office:value="167.199997">
            <text:p>167.199997</text:p>
          </table:table-cell>
          <table:table-cell office:value-type="float" office:value="180.270004">
            <text:p>180.270004</text:p>
          </table:table-cell>
          <table:table-cell office:value-type="float" office:value="163.360001">
            <text:p>163.360001</text:p>
          </table:table-cell>
          <table:table-cell table:number-columns-repeated="2" office:value-type="float" office:value="179.630005">
            <text:p>179.630005</text:p>
          </table:table-cell>
          <table:table-cell office:value-type="float" office:value="2673710000">
            <text:p>2673710000</text:p>
          </table:table-cell>
        </table:table-row>
        <table:table-row table:style-name="ro1" table:visibility="filter">
          <table:table-cell office:value-type="string">
            <text:p>1985-02-01</text:p>
          </table:table-cell>
          <table:table-cell office:value-type="float" office:value="179.630005">
            <text:p>179.630005</text:p>
          </table:table-cell>
          <table:table-cell office:value-type="float" office:value="183.949997">
            <text:p>183.949997</text:p>
          </table:table-cell>
          <table:table-cell office:value-type="float" office:value="177.75">
            <text:p>177.75</text:p>
          </table:table-cell>
          <table:table-cell table:number-columns-repeated="2" office:value-type="float" office:value="181.179993">
            <text:p>181.179993</text:p>
          </table:table-cell>
          <table:table-cell office:value-type="float" office:value="2194620000">
            <text:p>2194620000</text:p>
          </table:table-cell>
        </table:table-row>
        <table:table-row table:style-name="ro1" table:visibility="filter">
          <table:table-cell office:value-type="string">
            <text:p>1985-03-01</text:p>
          </table:table-cell>
          <table:table-cell office:value-type="float" office:value="181.179993">
            <text:p>181.179993</text:p>
          </table:table-cell>
          <table:table-cell office:value-type="float" office:value="183.889999">
            <text:p>183.889999</text:p>
          </table:table-cell>
          <table:table-cell office:value-type="float" office:value="176.529999">
            <text:p>176.529999</text:p>
          </table:table-cell>
          <table:table-cell table:number-columns-repeated="2" office:value-type="float" office:value="180.660004">
            <text:p>180.660004</text:p>
          </table:table-cell>
          <table:table-cell office:value-type="float" office:value="2153090000">
            <text:p>2153090000</text:p>
          </table:table-cell>
        </table:table-row>
        <table:table-row table:style-name="ro1">
          <table:table-cell office:value-type="string">
            <text:p>1985-04-01</text:p>
          </table:table-cell>
          <table:table-cell office:value-type="float" office:value="180.660004">
            <text:p>180.660004</text:p>
          </table:table-cell>
          <table:table-cell office:value-type="float" office:value="183.610001">
            <text:p>183.610001</text:p>
          </table:table-cell>
          <table:table-cell office:value-type="float" office:value="177.860001">
            <text:p>177.860001</text:p>
          </table:table-cell>
          <table:table-cell table:number-columns-repeated="2" office:value-type="float" office:value="179.830002">
            <text:p>179.830002</text:p>
          </table:table-cell>
          <table:table-cell office:value-type="float" office:value="1981880000">
            <text:p>1981880000</text:p>
          </table:table-cell>
        </table:table-row>
        <table:table-row table:style-name="ro1" table:visibility="filter">
          <table:table-cell office:value-type="string">
            <text:p>1985-05-01</text:p>
          </table:table-cell>
          <table:table-cell office:value-type="float" office:value="179.830002">
            <text:p>179.830002</text:p>
          </table:table-cell>
          <table:table-cell office:value-type="float" office:value="189.979996">
            <text:p>189.979996</text:p>
          </table:table-cell>
          <table:table-cell office:value-type="float" office:value="178.350006">
            <text:p>178.350006</text:p>
          </table:table-cell>
          <table:table-cell table:number-columns-repeated="2" office:value-type="float" office:value="189.550003">
            <text:p>189.550003</text:p>
          </table:table-cell>
          <table:table-cell office:value-type="float" office:value="2350340000">
            <text:p>2350340000</text:p>
          </table:table-cell>
        </table:table-row>
        <table:table-row table:style-name="ro1" table:visibility="filter">
          <table:table-cell office:value-type="string">
            <text:p>1985-06-01</text:p>
          </table:table-cell>
          <table:table-cell office:value-type="float" office:value="189.550003">
            <text:p>189.550003</text:p>
          </table:table-cell>
          <table:table-cell office:value-type="float" office:value="191.850006">
            <text:p>191.850006</text:p>
          </table:table-cell>
          <table:table-cell office:value-type="float" office:value="185.029999">
            <text:p>185.029999</text:p>
          </table:table-cell>
          <table:table-cell table:number-columns-repeated="2" office:value-type="float" office:value="191.850006">
            <text:p>191.850006</text:p>
          </table:table-cell>
          <table:table-cell office:value-type="float" office:value="2117000000">
            <text:p>2117000000</text:p>
          </table:table-cell>
        </table:table-row>
        <table:table-row table:style-name="ro1" table:visibility="filter">
          <table:table-cell office:value-type="string">
            <text:p>1985-07-01</text:p>
          </table:table-cell>
          <table:table-cell office:value-type="float" office:value="191.850006">
            <text:p>191.850006</text:p>
          </table:table-cell>
          <table:table-cell office:value-type="float" office:value="196.070007">
            <text:p>196.070007</text:p>
          </table:table-cell>
          <table:table-cell office:value-type="float" office:value="189.300003">
            <text:p>189.300003</text:p>
          </table:table-cell>
          <table:table-cell table:number-columns-repeated="2" office:value-type="float" office:value="190.919998">
            <text:p>190.919998</text:p>
          </table:table-cell>
          <table:table-cell office:value-type="float" office:value="2463070000">
            <text:p>2463070000</text:p>
          </table:table-cell>
        </table:table-row>
        <table:table-row table:style-name="ro1" table:visibility="filter">
          <table:table-cell office:value-type="string">
            <text:p>1985-08-01</text:p>
          </table:table-cell>
          <table:table-cell office:value-type="float" office:value="190.919998">
            <text:p>190.919998</text:p>
          </table:table-cell>
          <table:table-cell office:value-type="float" office:value="192.169998">
            <text:p>192.169998</text:p>
          </table:table-cell>
          <table:table-cell office:value-type="float" office:value="186.100006">
            <text:p>186.100006</text:p>
          </table:table-cell>
          <table:table-cell table:number-columns-repeated="2" office:value-type="float" office:value="188.630005">
            <text:p>188.630005</text:p>
          </table:table-cell>
          <table:table-cell office:value-type="float" office:value="1923200000">
            <text:p>1923200000</text:p>
          </table:table-cell>
        </table:table-row>
        <table:table-row table:style-name="ro1" table:visibility="filter">
          <table:table-cell office:value-type="string">
            <text:p>1985-09-01</text:p>
          </table:table-cell>
          <table:table-cell office:value-type="float" office:value="188.630005">
            <text:p>188.630005</text:p>
          </table:table-cell>
          <table:table-cell office:value-type="float" office:value="188.800003">
            <text:p>188.800003</text:p>
          </table:table-cell>
          <table:table-cell office:value-type="float" office:value="179.449997">
            <text:p>179.449997</text:p>
          </table:table-cell>
          <table:table-cell table:number-columns-repeated="2" office:value-type="float" office:value="182.080002">
            <text:p>182.080002</text:p>
          </table:table-cell>
          <table:table-cell office:value-type="float" office:value="1860160000">
            <text:p>1860160000</text:p>
          </table:table-cell>
        </table:table-row>
        <table:table-row table:style-name="ro1" table:visibility="filter">
          <table:table-cell office:value-type="string">
            <text:p>1985-10-01</text:p>
          </table:table-cell>
          <table:table-cell office:value-type="float" office:value="182.059998">
            <text:p>182.059998</text:p>
          </table:table-cell>
          <table:table-cell office:value-type="float" office:value="190.149994">
            <text:p>190.149994</text:p>
          </table:table-cell>
          <table:table-cell office:value-type="float" office:value="181.160004">
            <text:p>181.160004</text:p>
          </table:table-cell>
          <table:table-cell table:number-columns-repeated="2" office:value-type="float" office:value="189.820007">
            <text:p>189.820007</text:p>
          </table:table-cell>
          <table:table-cell office:value-type="float" office:value="2543240000">
            <text:p>2543240000</text:p>
          </table:table-cell>
        </table:table-row>
        <table:table-row table:style-name="ro1" table:visibility="filter">
          <table:table-cell office:value-type="string">
            <text:p>1985-11-01</text:p>
          </table:table-cell>
          <table:table-cell office:value-type="float" office:value="189.820007">
            <text:p>189.820007</text:p>
          </table:table-cell>
          <table:table-cell office:value-type="float" office:value="203.399994">
            <text:p>203.399994</text:p>
          </table:table-cell>
          <table:table-cell office:value-type="float" office:value="189.369995">
            <text:p>189.369995</text:p>
          </table:table-cell>
          <table:table-cell table:number-columns-repeated="2" office:value-type="float" office:value="202.169998">
            <text:p>202.169998</text:p>
          </table:table-cell>
          <table:table-cell office:value-type="float" office:value="2445370000">
            <text:p>2445370000</text:p>
          </table:table-cell>
        </table:table-row>
        <table:table-row table:style-name="ro1" table:visibility="filter">
          <table:table-cell office:value-type="string">
            <text:p>1985-12-01</text:p>
          </table:table-cell>
          <table:table-cell office:value-type="float" office:value="202.169998">
            <text:p>202.169998</text:p>
          </table:table-cell>
          <table:table-cell office:value-type="float" office:value="213.080002">
            <text:p>213.080002</text:p>
          </table:table-cell>
          <table:table-cell office:value-type="float" office:value="200.100006">
            <text:p>200.100006</text:p>
          </table:table-cell>
          <table:table-cell table:number-columns-repeated="2" office:value-type="float" office:value="211.279999">
            <text:p>211.279999</text:p>
          </table:table-cell>
          <table:table-cell office:value-type="float" office:value="2804380000">
            <text:p>2804380000</text:p>
          </table:table-cell>
        </table:table-row>
        <table:table-row table:style-name="ro1" table:visibility="filter">
          <table:table-cell office:value-type="string">
            <text:p>1986-01-01</text:p>
          </table:table-cell>
          <table:table-cell office:value-type="float" office:value="211.279999">
            <text:p>211.279999</text:p>
          </table:table-cell>
          <table:table-cell office:value-type="float" office:value="214.570007">
            <text:p>214.570007</text:p>
          </table:table-cell>
          <table:table-cell office:value-type="float" office:value="202.600006">
            <text:p>202.600006</text:p>
          </table:table-cell>
          <table:table-cell table:number-columns-repeated="2" office:value-type="float" office:value="211.779999">
            <text:p>211.779999</text:p>
          </table:table-cell>
          <table:table-cell office:value-type="float" office:value="2879010000">
            <text:p>2879010000</text:p>
          </table:table-cell>
        </table:table-row>
        <table:table-row table:style-name="ro1" table:visibility="filter">
          <table:table-cell office:value-type="string">
            <text:p>1986-02-01</text:p>
          </table:table-cell>
          <table:table-cell office:value-type="float" office:value="211.779999">
            <text:p>211.779999</text:p>
          </table:table-cell>
          <table:table-cell office:value-type="float" office:value="227.919998">
            <text:p>227.919998</text:p>
          </table:table-cell>
          <table:table-cell office:value-type="float" office:value="210.820007">
            <text:p>210.820007</text:p>
          </table:table-cell>
          <table:table-cell table:number-columns-repeated="2" office:value-type="float" office:value="226.919998">
            <text:p>226.919998</text:p>
          </table:table-cell>
          <table:table-cell office:value-type="float" office:value="2899100000">
            <text:p>2899100000</text:p>
          </table:table-cell>
        </table:table-row>
        <table:table-row table:style-name="ro1" table:visibility="filter">
          <table:table-cell office:value-type="string">
            <text:p>1986-03-01</text:p>
          </table:table-cell>
          <table:table-cell office:value-type="float" office:value="226.919998">
            <text:p>226.919998</text:p>
          </table:table-cell>
          <table:table-cell office:value-type="float" office:value="240.110001">
            <text:p>240.110001</text:p>
          </table:table-cell>
          <table:table-cell office:value-type="float" office:value="222.179993">
            <text:p>222.179993</text:p>
          </table:table-cell>
          <table:table-cell table:number-columns-repeated="2" office:value-type="float" office:value="238.899994">
            <text:p>238.899994</text:p>
          </table:table-cell>
          <table:table-cell office:value-type="float" office:value="3214600000">
            <text:p>3214600000</text:p>
          </table:table-cell>
        </table:table-row>
        <table:table-row table:style-name="ro1">
          <table:table-cell office:value-type="string">
            <text:p>1986-04-01</text:p>
          </table:table-cell>
          <table:table-cell office:value-type="float" office:value="238.899994">
            <text:p>238.899994</text:p>
          </table:table-cell>
          <table:table-cell office:value-type="float" office:value="245.470001">
            <text:p>245.470001</text:p>
          </table:table-cell>
          <table:table-cell office:value-type="float" office:value="226.300003">
            <text:p>226.300003</text:p>
          </table:table-cell>
          <table:table-cell table:number-columns-repeated="2" office:value-type="float" office:value="235.520004">
            <text:p>235.520004</text:p>
          </table:table-cell>
          <table:table-cell office:value-type="float" office:value="3240400000">
            <text:p>3240400000</text:p>
          </table:table-cell>
        </table:table-row>
        <table:table-row table:style-name="ro1" table:visibility="filter">
          <table:table-cell office:value-type="string">
            <text:p>1986-05-01</text:p>
          </table:table-cell>
          <table:table-cell office:value-type="float" office:value="235.520004">
            <text:p>235.520004</text:p>
          </table:table-cell>
          <table:table-cell office:value-type="float" office:value="249.190002">
            <text:p>249.190002</text:p>
          </table:table-cell>
          <table:table-cell office:value-type="float" office:value="232.259995">
            <text:p>232.259995</text:p>
          </table:table-cell>
          <table:table-cell table:number-columns-repeated="2" office:value-type="float" office:value="247.350006">
            <text:p>247.350006</text:p>
          </table:table-cell>
          <table:table-cell office:value-type="float" office:value="2680240000">
            <text:p>2680240000</text:p>
          </table:table-cell>
        </table:table-row>
        <table:table-row table:style-name="ro1" table:visibility="filter">
          <table:table-cell office:value-type="string">
            <text:p>1986-06-01</text:p>
          </table:table-cell>
          <table:table-cell office:value-type="float" office:value="246.039993">
            <text:p>246.039993</text:p>
          </table:table-cell>
          <table:table-cell office:value-type="float" office:value="251.809998">
            <text:p>251.809998</text:p>
          </table:table-cell>
          <table:table-cell office:value-type="float" office:value="238.229996">
            <text:p>238.229996</text:p>
          </table:table-cell>
          <table:table-cell table:number-columns-repeated="2" office:value-type="float" office:value="250.839996">
            <text:p>250.839996</text:p>
          </table:table-cell>
          <table:table-cell office:value-type="float" office:value="2649600000">
            <text:p>2649600000</text:p>
          </table:table-cell>
        </table:table-row>
        <table:table-row table:style-name="ro1" table:visibility="filter">
          <table:table-cell office:value-type="string">
            <text:p>1986-07-01</text:p>
          </table:table-cell>
          <table:table-cell office:value-type="float" office:value="250.669998">
            <text:p>250.669998</text:p>
          </table:table-cell>
          <table:table-cell office:value-type="float" office:value="253.199997">
            <text:p>253.199997</text:p>
          </table:table-cell>
          <table:table-cell office:value-type="float" office:value="233.070007">
            <text:p>233.070007</text:p>
          </table:table-cell>
          <table:table-cell table:number-columns-repeated="2" office:value-type="float" office:value="236.119995">
            <text:p>236.119995</text:p>
          </table:table-cell>
          <table:table-cell office:value-type="float" office:value="3029900000">
            <text:p>3029900000</text:p>
          </table:table-cell>
        </table:table-row>
        <table:table-row table:style-name="ro1" table:visibility="filter">
          <table:table-cell office:value-type="string">
            <text:p>1986-08-01</text:p>
          </table:table-cell>
          <table:table-cell office:value-type="float" office:value="236.119995">
            <text:p>236.119995</text:p>
          </table:table-cell>
          <table:table-cell office:value-type="float" office:value="254.240005">
            <text:p>254.240005</text:p>
          </table:table-cell>
          <table:table-cell office:value-type="float" office:value="231.919998">
            <text:p>231.919998</text:p>
          </table:table-cell>
          <table:table-cell table:number-columns-repeated="2" office:value-type="float" office:value="252.929993">
            <text:p>252.929993</text:p>
          </table:table-cell>
          <table:table-cell office:value-type="float" office:value="2701900000">
            <text:p>2701900000</text:p>
          </table:table-cell>
        </table:table-row>
        <table:table-row table:style-name="ro1" table:visibility="filter">
          <table:table-cell office:value-type="string">
            <text:p>1986-09-01</text:p>
          </table:table-cell>
          <table:table-cell office:value-type="float" office:value="252.929993">
            <text:p>252.929993</text:p>
          </table:table-cell>
          <table:table-cell office:value-type="float" office:value="254.130005">
            <text:p>254.130005</text:p>
          </table:table-cell>
          <table:table-cell office:value-type="float" office:value="228.080002">
            <text:p>228.080002</text:p>
          </table:table-cell>
          <table:table-cell table:number-columns-repeated="2" office:value-type="float" office:value="231.320007">
            <text:p>231.320007</text:p>
          </table:table-cell>
          <table:table-cell office:value-type="float" office:value="3166300000">
            <text:p>3166300000</text:p>
          </table:table-cell>
        </table:table-row>
        <table:table-row table:style-name="ro1" table:visibility="filter">
          <table:table-cell office:value-type="string">
            <text:p>1986-10-01</text:p>
          </table:table-cell>
          <table:table-cell office:value-type="float" office:value="231.320007">
            <text:p>231.320007</text:p>
          </table:table-cell>
          <table:table-cell office:value-type="float" office:value="244.509995">
            <text:p>244.509995</text:p>
          </table:table-cell>
          <table:table-cell office:value-type="float" office:value="231.320007">
            <text:p>231.320007</text:p>
          </table:table-cell>
          <table:table-cell table:number-columns-repeated="2" office:value-type="float" office:value="243.979996">
            <text:p>243.979996</text:p>
          </table:table-cell>
          <table:table-cell office:value-type="float" office:value="3016740000">
            <text:p>3016740000</text:p>
          </table:table-cell>
        </table:table-row>
        <table:table-row table:style-name="ro1" table:visibility="filter">
          <table:table-cell office:value-type="string">
            <text:p>1986-11-01</text:p>
          </table:table-cell>
          <table:table-cell office:value-type="float" office:value="243.970001">
            <text:p>243.970001</text:p>
          </table:table-cell>
          <table:table-cell office:value-type="float" office:value="249.220001">
            <text:p>249.220001</text:p>
          </table:table-cell>
          <table:table-cell office:value-type="float" office:value="235.509995">
            <text:p>235.509995</text:p>
          </table:table-cell>
          <table:table-cell table:number-columns-repeated="2" office:value-type="float" office:value="249.220001">
            <text:p>249.220001</text:p>
          </table:table-cell>
          <table:table-cell office:value-type="float" office:value="2940830000">
            <text:p>2940830000</text:p>
          </table:table-cell>
        </table:table-row>
        <table:table-row table:style-name="ro1" table:visibility="filter">
          <table:table-cell office:value-type="string">
            <text:p>1986-12-01</text:p>
          </table:table-cell>
          <table:table-cell office:value-type="float" office:value="249.220001">
            <text:p>249.220001</text:p>
          </table:table-cell>
          <table:table-cell office:value-type="float" office:value="254.869995">
            <text:p>254.869995</text:p>
          </table:table-cell>
          <table:table-cell office:value-type="float" office:value="241.279999">
            <text:p>241.279999</text:p>
          </table:table-cell>
          <table:table-cell table:number-columns-repeated="2" office:value-type="float" office:value="242.169998">
            <text:p>242.169998</text:p>
          </table:table-cell>
          <table:table-cell office:value-type="float" office:value="3260870000">
            <text:p>3260870000</text:p>
          </table:table-cell>
        </table:table-row>
        <table:table-row table:style-name="ro1" table:visibility="filter">
          <table:table-cell office:value-type="string">
            <text:p>1987-01-01</text:p>
          </table:table-cell>
          <table:table-cell office:value-type="float" office:value="242.169998">
            <text:p>242.169998</text:p>
          </table:table-cell>
          <table:table-cell office:value-type="float" office:value="280.959991">
            <text:p>280.959991</text:p>
          </table:table-cell>
          <table:table-cell office:value-type="float" office:value="242.169998">
            <text:p>242.169998</text:p>
          </table:table-cell>
          <table:table-cell table:number-columns-repeated="2" office:value-type="float" office:value="274.079987">
            <text:p>274.079987</text:p>
          </table:table-cell>
          <table:table-cell office:value-type="float" office:value="4040880000">
            <text:p>4040880000</text:p>
          </table:table-cell>
        </table:table-row>
        <table:table-row table:style-name="ro1" table:visibility="filter">
          <table:table-cell office:value-type="string">
            <text:p>1987-02-01</text:p>
          </table:table-cell>
          <table:table-cell office:value-type="float" office:value="274.079987">
            <text:p>274.079987</text:p>
          </table:table-cell>
          <table:table-cell office:value-type="float" office:value="287.549988">
            <text:p>287.549988</text:p>
          </table:table-cell>
          <table:table-cell office:value-type="float" office:value="273.160004">
            <text:p>273.160004</text:p>
          </table:table-cell>
          <table:table-cell table:number-columns-repeated="2" office:value-type="float" office:value="284.200012">
            <text:p>284.200012</text:p>
          </table:table-cell>
          <table:table-cell office:value-type="float" office:value="3485300000">
            <text:p>3485300000</text:p>
          </table:table-cell>
        </table:table-row>
        <table:table-row table:style-name="ro1" table:visibility="filter">
          <table:table-cell office:value-type="string">
            <text:p>1987-03-01</text:p>
          </table:table-cell>
          <table:table-cell office:value-type="float" office:value="284.170013">
            <text:p>284.170013</text:p>
          </table:table-cell>
          <table:table-cell office:value-type="float" office:value="302.720001">
            <text:p>302.720001</text:p>
          </table:table-cell>
          <table:table-cell office:value-type="float" office:value="282.299988">
            <text:p>282.299988</text:p>
          </table:table-cell>
          <table:table-cell table:number-columns-repeated="2" office:value-type="float" office:value="291.700012">
            <text:p>291.700012</text:p>
          </table:table-cell>
          <table:table-cell office:value-type="float" office:value="3965100000">
            <text:p>3965100000</text:p>
          </table:table-cell>
        </table:table-row>
        <table:table-row table:style-name="ro1">
          <table:table-cell office:value-type="string">
            <text:p>1987-04-01</text:p>
          </table:table-cell>
          <table:table-cell office:value-type="float" office:value="291.589996">
            <text:p>291.589996</text:p>
          </table:table-cell>
          <table:table-cell office:value-type="float" office:value="303.649994">
            <text:p>303.649994</text:p>
          </table:table-cell>
          <table:table-cell office:value-type="float" office:value="275.670013">
            <text:p>275.670013</text:p>
          </table:table-cell>
          <table:table-cell table:number-columns-repeated="2" office:value-type="float" office:value="288.359985">
            <text:p>288.359985</text:p>
          </table:table-cell>
          <table:table-cell office:value-type="float" office:value="3931700000">
            <text:p>3931700000</text:p>
          </table:table-cell>
        </table:table-row>
        <table:table-row table:style-name="ro1" table:visibility="filter">
          <table:table-cell office:value-type="string">
            <text:p>1987-05-01</text:p>
          </table:table-cell>
          <table:table-cell office:value-type="float" office:value="286.98999">
            <text:p>286.98999</text:p>
          </table:table-cell>
          <table:table-cell office:value-type="float" office:value="298.690002">
            <text:p>298.690002</text:p>
          </table:table-cell>
          <table:table-cell office:value-type="float" office:value="277.01001">
            <text:p>277.01001</text:p>
          </table:table-cell>
          <table:table-cell table:number-columns-repeated="2" office:value-type="float" office:value="290.100006">
            <text:p>290.100006</text:p>
          </table:table-cell>
          <table:table-cell office:value-type="float" office:value="3417700000">
            <text:p>3417700000</text:p>
          </table:table-cell>
        </table:table-row>
        <table:table-row table:style-name="ro1" table:visibility="filter">
          <table:table-cell office:value-type="string">
            <text:p>1987-06-01</text:p>
          </table:table-cell>
          <table:table-cell office:value-type="float" office:value="290.119995">
            <text:p>290.119995</text:p>
          </table:table-cell>
          <table:table-cell office:value-type="float" office:value="310.269989">
            <text:p>310.269989</text:p>
          </table:table-cell>
          <table:table-cell office:value-type="float" office:value="286.929993">
            <text:p>286.929993</text:p>
          </table:table-cell>
          <table:table-cell table:number-columns-repeated="2" office:value-type="float" office:value="304">
            <text:p>304</text:p>
          </table:table-cell>
          <table:table-cell office:value-type="float" office:value="3595000000">
            <text:p>3595000000</text:p>
          </table:table-cell>
        </table:table-row>
        <table:table-row table:style-name="ro1" table:visibility="filter">
          <table:table-cell office:value-type="string">
            <text:p>1987-07-01</text:p>
          </table:table-cell>
          <table:table-cell office:value-type="float" office:value="303.98999">
            <text:p>303.98999</text:p>
          </table:table-cell>
          <table:table-cell office:value-type="float" office:value="318.850006">
            <text:p>318.850006</text:p>
          </table:table-cell>
          <table:table-cell office:value-type="float" office:value="302.529999">
            <text:p>302.529999</text:p>
          </table:table-cell>
          <table:table-cell table:number-columns-repeated="2" office:value-type="float" office:value="318.660004">
            <text:p>318.660004</text:p>
          </table:table-cell>
          <table:table-cell office:value-type="float" office:value="3966400000">
            <text:p>3966400000</text:p>
          </table:table-cell>
        </table:table-row>
        <table:table-row table:style-name="ro1" table:visibility="filter">
          <table:table-cell office:value-type="string">
            <text:p>1987-08-01</text:p>
          </table:table-cell>
          <table:table-cell office:value-type="float" office:value="318.619995">
            <text:p>318.619995</text:p>
          </table:table-cell>
          <table:table-cell office:value-type="float" office:value="337.890015">
            <text:p>337.890015</text:p>
          </table:table-cell>
          <table:table-cell office:value-type="float" office:value="314.51001">
            <text:p>314.51001</text:p>
          </table:table-cell>
          <table:table-cell table:number-columns-repeated="2" office:value-type="float" office:value="329.799988">
            <text:p>329.799988</text:p>
          </table:table-cell>
          <table:table-cell office:value-type="float" office:value="4062400000">
            <text:p>4062400000</text:p>
          </table:table-cell>
        </table:table-row>
        <table:table-row table:style-name="ro1" table:visibility="filter">
          <table:table-cell office:value-type="string">
            <text:p>1987-09-01</text:p>
          </table:table-cell>
          <table:table-cell office:value-type="float" office:value="329.809998">
            <text:p>329.809998</text:p>
          </table:table-cell>
          <table:table-cell office:value-type="float" office:value="332.179993">
            <text:p>332.179993</text:p>
          </table:table-cell>
          <table:table-cell office:value-type="float" office:value="308.559998">
            <text:p>308.559998</text:p>
          </table:table-cell>
          <table:table-cell table:number-columns-repeated="2" office:value-type="float" office:value="321.829987">
            <text:p>321.829987</text:p>
          </table:table-cell>
          <table:table-cell office:value-type="float" office:value="3723200000">
            <text:p>3723200000</text:p>
          </table:table-cell>
        </table:table-row>
        <table:table-row table:style-name="ro1" table:visibility="filter">
          <table:table-cell office:value-type="string">
            <text:p>1987-10-01</text:p>
          </table:table-cell>
          <table:table-cell office:value-type="float" office:value="321.829987">
            <text:p>321.829987</text:p>
          </table:table-cell>
          <table:table-cell office:value-type="float" office:value="328.940002">
            <text:p>328.940002</text:p>
          </table:table-cell>
          <table:table-cell office:value-type="float" office:value="216.460007">
            <text:p>216.460007</text:p>
          </table:table-cell>
          <table:table-cell table:number-columns-repeated="2" office:value-type="float" office:value="251.789993">
            <text:p>251.789993</text:p>
          </table:table-cell>
          <table:table-cell office:value-type="float" office:value="6094500000">
            <text:p>6094500000</text:p>
          </table:table-cell>
        </table:table-row>
        <table:table-row table:style-name="ro1" table:visibility="filter">
          <table:table-cell office:value-type="string">
            <text:p>1987-11-01</text:p>
          </table:table-cell>
          <table:table-cell office:value-type="float" office:value="251.729996">
            <text:p>251.729996</text:p>
          </table:table-cell>
          <table:table-cell office:value-type="float" office:value="257.209991">
            <text:p>257.209991</text:p>
          </table:table-cell>
          <table:table-cell office:value-type="float" office:value="225.75">
            <text:p>225.75</text:p>
          </table:table-cell>
          <table:table-cell table:number-columns-repeated="2" office:value-type="float" office:value="230.300003">
            <text:p>230.300003</text:p>
          </table:table-cell>
          <table:table-cell office:value-type="float" office:value="3589530000">
            <text:p>3589530000</text:p>
          </table:table-cell>
        </table:table-row>
        <table:table-row table:style-name="ro1" table:visibility="filter">
          <table:table-cell office:value-type="string">
            <text:p>1987-12-01</text:p>
          </table:table-cell>
          <table:table-cell office:value-type="float" office:value="230.320007">
            <text:p>230.320007</text:p>
          </table:table-cell>
          <table:table-cell office:value-type="float" office:value="253.350006">
            <text:p>253.350006</text:p>
          </table:table-cell>
          <table:table-cell office:value-type="float" office:value="221.240005">
            <text:p>221.240005</text:p>
          </table:table-cell>
          <table:table-cell table:number-columns-repeated="2" office:value-type="float" office:value="247.080002">
            <text:p>247.080002</text:p>
          </table:table-cell>
          <table:table-cell office:value-type="float" office:value="3926750000">
            <text:p>3926750000</text:p>
          </table:table-cell>
        </table:table-row>
        <table:table-row table:style-name="ro1" table:visibility="filter">
          <table:table-cell office:value-type="string">
            <text:p>1988-01-01</text:p>
          </table:table-cell>
          <table:table-cell office:value-type="float" office:value="247.100006">
            <text:p>247.100006</text:p>
          </table:table-cell>
          <table:table-cell office:value-type="float" office:value="261.779999">
            <text:p>261.779999</text:p>
          </table:table-cell>
          <table:table-cell office:value-type="float" office:value="240.169998">
            <text:p>240.169998</text:p>
          </table:table-cell>
          <table:table-cell table:number-columns-repeated="2" office:value-type="float" office:value="257.070007">
            <text:p>257.070007</text:p>
          </table:table-cell>
          <table:table-cell office:value-type="float" office:value="3494700000">
            <text:p>3494700000</text:p>
          </table:table-cell>
        </table:table-row>
        <table:table-row table:style-name="ro1" table:visibility="filter">
          <table:table-cell office:value-type="string">
            <text:p>1988-02-01</text:p>
          </table:table-cell>
          <table:table-cell office:value-type="float" office:value="257.049988">
            <text:p>257.049988</text:p>
          </table:table-cell>
          <table:table-cell office:value-type="float" office:value="267.820007">
            <text:p>267.820007</text:p>
          </table:table-cell>
          <table:table-cell office:value-type="float" office:value="247.820007">
            <text:p>247.820007</text:p>
          </table:table-cell>
          <table:table-cell table:number-columns-repeated="2" office:value-type="float" office:value="267.820007">
            <text:p>267.820007</text:p>
          </table:table-cell>
          <table:table-cell office:value-type="float" office:value="3693240000">
            <text:p>3693240000</text:p>
          </table:table-cell>
        </table:table-row>
        <table:table-row table:style-name="ro1" table:visibility="filter">
          <table:table-cell office:value-type="string">
            <text:p>1988-03-01</text:p>
          </table:table-cell>
          <table:table-cell office:value-type="float" office:value="267.820007">
            <text:p>267.820007</text:p>
          </table:table-cell>
          <table:table-cell office:value-type="float" office:value="272.640015">
            <text:p>272.640015</text:p>
          </table:table-cell>
          <table:table-cell office:value-type="float" office:value="256.070007">
            <text:p>256.070007</text:p>
          </table:table-cell>
          <table:table-cell table:number-columns-repeated="2" office:value-type="float" office:value="258.890015">
            <text:p>258.890015</text:p>
          </table:table-cell>
          <table:table-cell office:value-type="float" office:value="4052970000">
            <text:p>4052970000</text:p>
          </table:table-cell>
        </table:table-row>
        <table:table-row table:style-name="ro1">
          <table:table-cell office:value-type="string">
            <text:p>1988-04-01</text:p>
          </table:table-cell>
          <table:table-cell office:value-type="float" office:value="258.890015">
            <text:p>258.890015</text:p>
          </table:table-cell>
          <table:table-cell office:value-type="float" office:value="272.049988">
            <text:p>272.049988</text:p>
          </table:table-cell>
          <table:table-cell office:value-type="float" office:value="254.710007">
            <text:p>254.710007</text:p>
          </table:table-cell>
          <table:table-cell table:number-columns-repeated="2" office:value-type="float" office:value="261.329987">
            <text:p>261.329987</text:p>
          </table:table-cell>
          <table:table-cell office:value-type="float" office:value="3260760000">
            <text:p>3260760000</text:p>
          </table:table-cell>
        </table:table-row>
        <table:table-row table:style-name="ro1" table:visibility="filter">
          <table:table-cell office:value-type="string">
            <text:p>1988-05-01</text:p>
          </table:table-cell>
          <table:table-cell office:value-type="float" office:value="261.359985">
            <text:p>261.359985</text:p>
          </table:table-cell>
          <table:table-cell office:value-type="float" office:value="263.700012">
            <text:p>263.700012</text:p>
          </table:table-cell>
          <table:table-cell office:value-type="float" office:value="248.850006">
            <text:p>248.850006</text:p>
          </table:table-cell>
          <table:table-cell table:number-columns-repeated="2" office:value-type="float" office:value="262.160004">
            <text:p>262.160004</text:p>
          </table:table-cell>
          <table:table-cell office:value-type="float" office:value="3231370000">
            <text:p>3231370000</text:p>
          </table:table-cell>
        </table:table-row>
        <table:table-row table:style-name="ro1" table:visibility="filter">
          <table:table-cell office:value-type="string">
            <text:p>1988-06-01</text:p>
          </table:table-cell>
          <table:table-cell office:value-type="float" office:value="262.160004">
            <text:p>262.160004</text:p>
          </table:table-cell>
          <table:table-cell office:value-type="float" office:value="276.880005">
            <text:p>276.880005</text:p>
          </table:table-cell>
          <table:table-cell office:value-type="float" office:value="262.100006">
            <text:p>262.100006</text:p>
          </table:table-cell>
          <table:table-cell table:number-columns-repeated="2" office:value-type="float" office:value="273.5">
            <text:p>273.5</text:p>
          </table:table-cell>
          <table:table-cell office:value-type="float" office:value="4306710000">
            <text:p>4306710000</text:p>
          </table:table-cell>
        </table:table-row>
        <table:table-row table:style-name="ro1" table:visibility="filter">
          <table:table-cell office:value-type="string">
            <text:p>1988-07-01</text:p>
          </table:table-cell>
          <table:table-cell office:value-type="float" office:value="273.5">
            <text:p>273.5</text:p>
          </table:table-cell>
          <table:table-cell office:value-type="float" office:value="276.359985">
            <text:p>276.359985</text:p>
          </table:table-cell>
          <table:table-cell office:value-type="float" office:value="262.480011">
            <text:p>262.480011</text:p>
          </table:table-cell>
          <table:table-cell table:number-columns-repeated="2" office:value-type="float" office:value="272.019989">
            <text:p>272.019989</text:p>
          </table:table-cell>
          <table:table-cell office:value-type="float" office:value="3338470000">
            <text:p>3338470000</text:p>
          </table:table-cell>
        </table:table-row>
        <table:table-row table:style-name="ro1" table:visibility="filter">
          <table:table-cell office:value-type="string">
            <text:p>1988-08-01</text:p>
          </table:table-cell>
          <table:table-cell office:value-type="float" office:value="272.029999">
            <text:p>272.029999</text:p>
          </table:table-cell>
          <table:table-cell office:value-type="float" office:value="274.200012">
            <text:p>274.200012</text:p>
          </table:table-cell>
          <table:table-cell office:value-type="float" office:value="256.529999">
            <text:p>256.529999</text:p>
          </table:table-cell>
          <table:table-cell table:number-columns-repeated="2" office:value-type="float" office:value="261.519989">
            <text:p>261.519989</text:p>
          </table:table-cell>
          <table:table-cell office:value-type="float" office:value="3327470000">
            <text:p>3327470000</text:p>
          </table:table-cell>
        </table:table-row>
        <table:table-row table:style-name="ro1" table:visibility="filter">
          <table:table-cell office:value-type="string">
            <text:p>1988-09-01</text:p>
          </table:table-cell>
          <table:table-cell office:value-type="float" office:value="261.519989">
            <text:p>261.519989</text:p>
          </table:table-cell>
          <table:table-cell office:value-type="float" office:value="274.869995">
            <text:p>274.869995</text:p>
          </table:table-cell>
          <table:table-cell office:value-type="float" office:value="256.980011">
            <text:p>256.980011</text:p>
          </table:table-cell>
          <table:table-cell table:number-columns-repeated="2" office:value-type="float" office:value="271.910004">
            <text:p>271.910004</text:p>
          </table:table-cell>
          <table:table-cell office:value-type="float" office:value="3059450000">
            <text:p>3059450000</text:p>
          </table:table-cell>
        </table:table-row>
        <table:table-row table:style-name="ro1" table:visibility="filter">
          <table:table-cell office:value-type="string">
            <text:p>1988-10-01</text:p>
          </table:table-cell>
          <table:table-cell office:value-type="float" office:value="271.890015">
            <text:p>271.890015</text:p>
          </table:table-cell>
          <table:table-cell office:value-type="float" office:value="283.950012">
            <text:p>283.950012</text:p>
          </table:table-cell>
          <table:table-cell office:value-type="float" office:value="268.839996">
            <text:p>268.839996</text:p>
          </table:table-cell>
          <table:table-cell table:number-columns-repeated="2" office:value-type="float" office:value="278.970001">
            <text:p>278.970001</text:p>
          </table:table-cell>
          <table:table-cell office:value-type="float" office:value="3415160000">
            <text:p>3415160000</text:p>
          </table:table-cell>
        </table:table-row>
        <table:table-row table:style-name="ro1" table:visibility="filter">
          <table:table-cell office:value-type="string">
            <text:p>1988-11-01</text:p>
          </table:table-cell>
          <table:table-cell office:value-type="float" office:value="278.970001">
            <text:p>278.970001</text:p>
          </table:table-cell>
          <table:table-cell office:value-type="float" office:value="280.369995">
            <text:p>280.369995</text:p>
          </table:table-cell>
          <table:table-cell office:value-type="float" office:value="262.850006">
            <text:p>262.850006</text:p>
          </table:table-cell>
          <table:table-cell table:number-columns-repeated="2" office:value-type="float" office:value="273.700012">
            <text:p>273.700012</text:p>
          </table:table-cell>
          <table:table-cell office:value-type="float" office:value="2822820000">
            <text:p>2822820000</text:p>
          </table:table-cell>
        </table:table-row>
        <table:table-row table:style-name="ro1" table:visibility="filter">
          <table:table-cell office:value-type="string">
            <text:p>1988-12-01</text:p>
          </table:table-cell>
          <table:table-cell office:value-type="float" office:value="273.679993">
            <text:p>273.679993</text:p>
          </table:table-cell>
          <table:table-cell office:value-type="float" office:value="280.450012">
            <text:p>280.450012</text:p>
          </table:table-cell>
          <table:table-cell office:value-type="float" office:value="270.470001">
            <text:p>270.470001</text:p>
          </table:table-cell>
          <table:table-cell table:number-columns-repeated="2" office:value-type="float" office:value="277.720001">
            <text:p>277.720001</text:p>
          </table:table-cell>
          <table:table-cell office:value-type="float" office:value="2844900000">
            <text:p>2844900000</text:p>
          </table:table-cell>
        </table:table-row>
        <table:table-row table:style-name="ro1" table:visibility="filter">
          <table:table-cell office:value-type="string">
            <text:p>1989-01-01</text:p>
          </table:table-cell>
          <table:table-cell office:value-type="float" office:value="277.720001">
            <text:p>277.720001</text:p>
          </table:table-cell>
          <table:table-cell office:value-type="float" office:value="297.51001">
            <text:p>297.51001</text:p>
          </table:table-cell>
          <table:table-cell office:value-type="float" office:value="273.809998">
            <text:p>273.809998</text:p>
          </table:table-cell>
          <table:table-cell table:number-columns-repeated="2" office:value-type="float" office:value="297.470001">
            <text:p>297.470001</text:p>
          </table:table-cell>
          <table:table-cell office:value-type="float" office:value="3532220000">
            <text:p>3532220000</text:p>
          </table:table-cell>
        </table:table-row>
        <table:table-row table:style-name="ro1" table:visibility="filter">
          <table:table-cell office:value-type="string">
            <text:p>1989-02-01</text:p>
          </table:table-cell>
          <table:table-cell office:value-type="float" office:value="297.470001">
            <text:p>297.470001</text:p>
          </table:table-cell>
          <table:table-cell office:value-type="float" office:value="300.570007">
            <text:p>300.570007</text:p>
          </table:table-cell>
          <table:table-cell office:value-type="float" office:value="286.26001">
            <text:p>286.26001</text:p>
          </table:table-cell>
          <table:table-cell table:number-columns-repeated="2" office:value-type="float" office:value="288.859985">
            <text:p>288.859985</text:p>
          </table:table-cell>
          <table:table-cell office:value-type="float" office:value="3216280000">
            <text:p>3216280000</text:p>
          </table:table-cell>
        </table:table-row>
        <table:table-row table:style-name="ro1" table:visibility="filter">
          <table:table-cell office:value-type="string">
            <text:p>1989-03-01</text:p>
          </table:table-cell>
          <table:table-cell office:value-type="float" office:value="288.859985">
            <text:p>288.859985</text:p>
          </table:table-cell>
          <table:table-cell office:value-type="float" office:value="299.98999">
            <text:p>299.98999</text:p>
          </table:table-cell>
          <table:table-cell office:value-type="float" office:value="286.459991">
            <text:p>286.459991</text:p>
          </table:table-cell>
          <table:table-cell table:number-columns-repeated="2" office:value-type="float" office:value="294.869995">
            <text:p>294.869995</text:p>
          </table:table-cell>
          <table:table-cell office:value-type="float" office:value="3504530000">
            <text:p>3504530000</text:p>
          </table:table-cell>
        </table:table-row>
        <table:table-row table:style-name="ro1">
          <table:table-cell office:value-type="string">
            <text:p>1989-04-01</text:p>
          </table:table-cell>
          <table:table-cell office:value-type="float" office:value="294.869995">
            <text:p>294.869995</text:p>
          </table:table-cell>
          <table:table-cell office:value-type="float" office:value="310.450012">
            <text:p>310.450012</text:p>
          </table:table-cell>
          <table:table-cell office:value-type="float" office:value="294.350006">
            <text:p>294.350006</text:p>
          </table:table-cell>
          <table:table-cell table:number-columns-repeated="2" office:value-type="float" office:value="309.640015">
            <text:p>309.640015</text:p>
          </table:table-cell>
          <table:table-cell office:value-type="float" office:value="3237250000">
            <text:p>3237250000</text:p>
          </table:table-cell>
        </table:table-row>
        <table:table-row table:style-name="ro1" table:visibility="filter">
          <table:table-cell office:value-type="string">
            <text:p>1989-05-01</text:p>
          </table:table-cell>
          <table:table-cell office:value-type="float" office:value="309.640015">
            <text:p>309.640015</text:p>
          </table:table-cell>
          <table:table-cell office:value-type="float" office:value="323.059998">
            <text:p>323.059998</text:p>
          </table:table-cell>
          <table:table-cell office:value-type="float" office:value="304.059998">
            <text:p>304.059998</text:p>
          </table:table-cell>
          <table:table-cell table:number-columns-repeated="2" office:value-type="float" office:value="320.519989">
            <text:p>320.519989</text:p>
          </table:table-cell>
          <table:table-cell office:value-type="float" office:value="3747320000">
            <text:p>3747320000</text:p>
          </table:table-cell>
        </table:table-row>
        <table:table-row table:style-name="ro1" table:visibility="filter">
          <table:table-cell office:value-type="string">
            <text:p>1989-06-01</text:p>
          </table:table-cell>
          <table:table-cell office:value-type="float" office:value="320.51001">
            <text:p>320.51001</text:p>
          </table:table-cell>
          <table:table-cell office:value-type="float" office:value="329.190002">
            <text:p>329.190002</text:p>
          </table:table-cell>
          <table:table-cell office:value-type="float" office:value="314.380005">
            <text:p>314.380005</text:p>
          </table:table-cell>
          <table:table-cell table:number-columns-repeated="2" office:value-type="float" office:value="317.980011">
            <text:p>317.980011</text:p>
          </table:table-cell>
          <table:table-cell office:value-type="float" office:value="3966590000">
            <text:p>3966590000</text:p>
          </table:table-cell>
        </table:table-row>
        <table:table-row table:style-name="ro1" table:visibility="filter">
          <table:table-cell office:value-type="string">
            <text:p>1989-07-01</text:p>
          </table:table-cell>
          <table:table-cell office:value-type="float" office:value="317.980011">
            <text:p>317.980011</text:p>
          </table:table-cell>
          <table:table-cell office:value-type="float" office:value="346.079987">
            <text:p>346.079987</text:p>
          </table:table-cell>
          <table:table-cell office:value-type="float" office:value="317.26001">
            <text:p>317.26001</text:p>
          </table:table-cell>
          <table:table-cell table:number-columns-repeated="2" office:value-type="float" office:value="346.079987">
            <text:p>346.079987</text:p>
          </table:table-cell>
          <table:table-cell office:value-type="float" office:value="3249030000">
            <text:p>3249030000</text:p>
          </table:table-cell>
        </table:table-row>
        <table:table-row table:style-name="ro1" table:visibility="filter">
          <table:table-cell office:value-type="string">
            <text:p>1989-08-01</text:p>
          </table:table-cell>
          <table:table-cell office:value-type="float" office:value="346.079987">
            <text:p>346.079987</text:p>
          </table:table-cell>
          <table:table-cell office:value-type="float" office:value="352.730011">
            <text:p>352.730011</text:p>
          </table:table-cell>
          <table:table-cell office:value-type="float" office:value="339">
            <text:p>339</text:p>
          </table:table-cell>
          <table:table-cell table:number-columns-repeated="2" office:value-type="float" office:value="351.450012">
            <text:p>351.450012</text:p>
          </table:table-cell>
          <table:table-cell office:value-type="float" office:value="3949100000">
            <text:p>3949100000</text:p>
          </table:table-cell>
        </table:table-row>
        <table:table-row table:style-name="ro1" table:visibility="filter">
          <table:table-cell office:value-type="string">
            <text:p>1989-09-01</text:p>
          </table:table-cell>
          <table:table-cell office:value-type="float" office:value="351.450012">
            <text:p>351.450012</text:p>
          </table:table-cell>
          <table:table-cell office:value-type="float" office:value="354.130005">
            <text:p>354.130005</text:p>
          </table:table-cell>
          <table:table-cell office:value-type="float" office:value="341.369995">
            <text:p>341.369995</text:p>
          </table:table-cell>
          <table:table-cell table:number-columns-repeated="2" office:value-type="float" office:value="349.149994">
            <text:p>349.149994</text:p>
          </table:table-cell>
          <table:table-cell office:value-type="float" office:value="3035020000">
            <text:p>3035020000</text:p>
          </table:table-cell>
        </table:table-row>
        <table:table-row table:style-name="ro1" table:visibility="filter">
          <table:table-cell office:value-type="string">
            <text:p>1989-10-01</text:p>
          </table:table-cell>
          <table:table-cell office:value-type="float" office:value="349.149994">
            <text:p>349.149994</text:p>
          </table:table-cell>
          <table:table-cell office:value-type="float" office:value="360.440002">
            <text:p>360.440002</text:p>
          </table:table-cell>
          <table:table-cell office:value-type="float" office:value="327.119995">
            <text:p>327.119995</text:p>
          </table:table-cell>
          <table:table-cell table:number-columns-repeated="2" office:value-type="float" office:value="340.359985">
            <text:p>340.359985</text:p>
          </table:table-cell>
          <table:table-cell office:value-type="float" office:value="4012670000">
            <text:p>4012670000</text:p>
          </table:table-cell>
        </table:table-row>
        <table:table-row table:style-name="ro1" table:visibility="filter">
          <table:table-cell office:value-type="string">
            <text:p>1989-11-01</text:p>
          </table:table-cell>
          <table:table-cell office:value-type="float" office:value="340.359985">
            <text:p>340.359985</text:p>
          </table:table-cell>
          <table:table-cell office:value-type="float" office:value="346.5">
            <text:p>346.5</text:p>
          </table:table-cell>
          <table:table-cell office:value-type="float" office:value="330.910004">
            <text:p>330.910004</text:p>
          </table:table-cell>
          <table:table-cell table:number-columns-repeated="2" office:value-type="float" office:value="345.98999">
            <text:p>345.98999</text:p>
          </table:table-cell>
          <table:table-cell office:value-type="float" office:value="3032160000">
            <text:p>3032160000</text:p>
          </table:table-cell>
        </table:table-row>
        <table:table-row table:style-name="ro1" table:visibility="filter">
          <table:table-cell office:value-type="string">
            <text:p>1989-12-01</text:p>
          </table:table-cell>
          <table:table-cell office:value-type="float" office:value="346.01001">
            <text:p>346.01001</text:p>
          </table:table-cell>
          <table:table-cell office:value-type="float" office:value="354.100006">
            <text:p>354.100006</text:p>
          </table:table-cell>
          <table:table-cell office:value-type="float" office:value="339.630005">
            <text:p>339.630005</text:p>
          </table:table-cell>
          <table:table-cell table:number-columns-repeated="2" office:value-type="float" office:value="353.399994">
            <text:p>353.399994</text:p>
          </table:table-cell>
          <table:table-cell office:value-type="float" office:value="3213420000">
            <text:p>3213420000</text:p>
          </table:table-cell>
        </table:table-row>
        <table:table-row table:style-name="ro1" table:visibility="filter">
          <table:table-cell office:value-type="string">
            <text:p>1990-01-01</text:p>
          </table:table-cell>
          <table:table-cell office:value-type="float" office:value="353.399994">
            <text:p>353.399994</text:p>
          </table:table-cell>
          <table:table-cell office:value-type="float" office:value="360.589996">
            <text:p>360.589996</text:p>
          </table:table-cell>
          <table:table-cell office:value-type="float" office:value="319.829987">
            <text:p>319.829987</text:p>
          </table:table-cell>
          <table:table-cell table:number-columns-repeated="2" office:value-type="float" office:value="329.079987">
            <text:p>329.079987</text:p>
          </table:table-cell>
          <table:table-cell office:value-type="float" office:value="3793250000">
            <text:p>3793250000</text:p>
          </table:table-cell>
        </table:table-row>
        <table:table-row table:style-name="ro1" table:visibility="filter">
          <table:table-cell office:value-type="string">
            <text:p>1990-02-01</text:p>
          </table:table-cell>
          <table:table-cell office:value-type="float" office:value="329.079987">
            <text:p>329.079987</text:p>
          </table:table-cell>
          <table:table-cell office:value-type="float" office:value="336.089996">
            <text:p>336.089996</text:p>
          </table:table-cell>
          <table:table-cell office:value-type="float" office:value="322.100006">
            <text:p>322.100006</text:p>
          </table:table-cell>
          <table:table-cell table:number-columns-repeated="2" office:value-type="float" office:value="331.890015">
            <text:p>331.890015</text:p>
          </table:table-cell>
          <table:table-cell office:value-type="float" office:value="2961970000">
            <text:p>2961970000</text:p>
          </table:table-cell>
        </table:table-row>
        <table:table-row table:style-name="ro1" table:visibility="filter">
          <table:table-cell office:value-type="string">
            <text:p>1990-03-01</text:p>
          </table:table-cell>
          <table:table-cell office:value-type="float" office:value="331.890015">
            <text:p>331.890015</text:p>
          </table:table-cell>
          <table:table-cell office:value-type="float" office:value="344.48999">
            <text:p>344.48999</text:p>
          </table:table-cell>
          <table:table-cell office:value-type="float" office:value="331.079987">
            <text:p>331.079987</text:p>
          </table:table-cell>
          <table:table-cell table:number-columns-repeated="2" office:value-type="float" office:value="339.940002">
            <text:p>339.940002</text:p>
          </table:table-cell>
          <table:table-cell office:value-type="float" office:value="3283280000">
            <text:p>3283280000</text:p>
          </table:table-cell>
        </table:table-row>
        <table:table-row table:style-name="ro1">
          <table:table-cell office:value-type="string">
            <text:p>1990-04-01</text:p>
          </table:table-cell>
          <table:table-cell office:value-type="float" office:value="339.940002">
            <text:p>339.940002</text:p>
          </table:table-cell>
          <table:table-cell office:value-type="float" office:value="347.299988">
            <text:p>347.299988</text:p>
          </table:table-cell>
          <table:table-cell office:value-type="float" office:value="327.76001">
            <text:p>327.76001</text:p>
          </table:table-cell>
          <table:table-cell table:number-columns-repeated="2" office:value-type="float" office:value="330.799988">
            <text:p>330.799988</text:p>
          </table:table-cell>
          <table:table-cell office:value-type="float" office:value="2801220000">
            <text:p>2801220000</text:p>
          </table:table-cell>
        </table:table-row>
        <table:table-row table:style-name="ro1" table:visibility="filter">
          <table:table-cell office:value-type="string">
            <text:p>1990-05-01</text:p>
          </table:table-cell>
          <table:table-cell office:value-type="float" office:value="330.799988">
            <text:p>330.799988</text:p>
          </table:table-cell>
          <table:table-cell office:value-type="float" office:value="362.26001">
            <text:p>362.26001</text:p>
          </table:table-cell>
          <table:table-cell office:value-type="float" office:value="330.799988">
            <text:p>330.799988</text:p>
          </table:table-cell>
          <table:table-cell table:number-columns-repeated="2" office:value-type="float" office:value="361.230011">
            <text:p>361.230011</text:p>
          </table:table-cell>
          <table:table-cell office:value-type="float" office:value="3596680000">
            <text:p>3596680000</text:p>
          </table:table-cell>
        </table:table-row>
        <table:table-row table:style-name="ro1" table:visibility="filter">
          <table:table-cell office:value-type="string">
            <text:p>1990-06-01</text:p>
          </table:table-cell>
          <table:table-cell office:value-type="float" office:value="361.26001">
            <text:p>361.26001</text:p>
          </table:table-cell>
          <table:table-cell office:value-type="float" office:value="368.779999">
            <text:p>368.779999</text:p>
          </table:table-cell>
          <table:table-cell office:value-type="float" office:value="351.230011">
            <text:p>351.230011</text:p>
          </table:table-cell>
          <table:table-cell table:number-columns-repeated="2" office:value-type="float" office:value="358.019989">
            <text:p>358.019989</text:p>
          </table:table-cell>
          <table:table-cell office:value-type="float" office:value="3226280000">
            <text:p>3226280000</text:p>
          </table:table-cell>
        </table:table-row>
        <table:table-row table:style-name="ro1" table:visibility="filter">
          <table:table-cell office:value-type="string">
            <text:p>1990-07-01</text:p>
          </table:table-cell>
          <table:table-cell office:value-type="float" office:value="358.019989">
            <text:p>358.019989</text:p>
          </table:table-cell>
          <table:table-cell office:value-type="float" office:value="369.779999">
            <text:p>369.779999</text:p>
          </table:table-cell>
          <table:table-cell office:value-type="float" office:value="350.089996">
            <text:p>350.089996</text:p>
          </table:table-cell>
          <table:table-cell table:number-columns-repeated="2" office:value-type="float" office:value="356.149994">
            <text:p>356.149994</text:p>
          </table:table-cell>
          <table:table-cell office:value-type="float" office:value="3373540000">
            <text:p>3373540000</text:p>
          </table:table-cell>
        </table:table-row>
        <table:table-row table:style-name="ro1" table:visibility="filter">
          <table:table-cell office:value-type="string">
            <text:p>1990-08-01</text:p>
          </table:table-cell>
          <table:table-cell office:value-type="float" office:value="356.149994">
            <text:p>356.149994</text:p>
          </table:table-cell>
          <table:table-cell office:value-type="float" office:value="357.350006">
            <text:p>357.350006</text:p>
          </table:table-cell>
          <table:table-cell office:value-type="float" office:value="306.179993">
            <text:p>306.179993</text:p>
          </table:table-cell>
          <table:table-cell table:number-columns-repeated="2" office:value-type="float" office:value="322.559998">
            <text:p>322.559998</text:p>
          </table:table-cell>
          <table:table-cell office:value-type="float" office:value="4020730000">
            <text:p>4020730000</text:p>
          </table:table-cell>
        </table:table-row>
        <table:table-row table:style-name="ro1" table:visibility="filter">
          <table:table-cell office:value-type="string">
            <text:p>1990-09-01</text:p>
          </table:table-cell>
          <table:table-cell office:value-type="float" office:value="322.559998">
            <text:p>322.559998</text:p>
          </table:table-cell>
          <table:table-cell office:value-type="float" office:value="326.529999">
            <text:p>326.529999</text:p>
          </table:table-cell>
          <table:table-cell office:value-type="float" office:value="295.980011">
            <text:p>295.980011</text:p>
          </table:table-cell>
          <table:table-cell table:number-columns-repeated="2" office:value-type="float" office:value="306.049988">
            <text:p>306.049988</text:p>
          </table:table-cell>
          <table:table-cell office:value-type="float" office:value="2687280000">
            <text:p>2687280000</text:p>
          </table:table-cell>
        </table:table-row>
        <table:table-row table:style-name="ro1" table:visibility="filter">
          <table:table-cell office:value-type="string">
            <text:p>1990-10-01</text:p>
          </table:table-cell>
          <table:table-cell office:value-type="float" office:value="306.100006">
            <text:p>306.100006</text:p>
          </table:table-cell>
          <table:table-cell office:value-type="float" office:value="319.690002">
            <text:p>319.690002</text:p>
          </table:table-cell>
          <table:table-cell office:value-type="float" office:value="294.51001">
            <text:p>294.51001</text:p>
          </table:table-cell>
          <table:table-cell table:number-columns-repeated="2" office:value-type="float" office:value="304">
            <text:p>304</text:p>
          </table:table-cell>
          <table:table-cell office:value-type="float" office:value="3671900000">
            <text:p>3671900000</text:p>
          </table:table-cell>
        </table:table-row>
        <table:table-row table:style-name="ro1" table:visibility="filter">
          <table:table-cell office:value-type="string">
            <text:p>1990-11-01</text:p>
          </table:table-cell>
          <table:table-cell office:value-type="float" office:value="303.98999">
            <text:p>303.98999</text:p>
          </table:table-cell>
          <table:table-cell office:value-type="float" office:value="323.019989">
            <text:p>323.019989</text:p>
          </table:table-cell>
          <table:table-cell office:value-type="float" office:value="301.609985">
            <text:p>301.609985</text:p>
          </table:table-cell>
          <table:table-cell table:number-columns-repeated="2" office:value-type="float" office:value="322.220001">
            <text:p>322.220001</text:p>
          </table:table-cell>
          <table:table-cell office:value-type="float" office:value="3149770000">
            <text:p>3149770000</text:p>
          </table:table-cell>
        </table:table-row>
        <table:table-row table:style-name="ro1" table:visibility="filter">
          <table:table-cell office:value-type="string">
            <text:p>1990-12-01</text:p>
          </table:table-cell>
          <table:table-cell office:value-type="float" office:value="322.230011">
            <text:p>322.230011</text:p>
          </table:table-cell>
          <table:table-cell office:value-type="float" office:value="333.980011">
            <text:p>333.980011</text:p>
          </table:table-cell>
          <table:table-cell office:value-type="float" office:value="321.970001">
            <text:p>321.970001</text:p>
          </table:table-cell>
          <table:table-cell table:number-columns-repeated="2" office:value-type="float" office:value="330.220001">
            <text:p>330.220001</text:p>
          </table:table-cell>
          <table:table-cell office:value-type="float" office:value="3116830000">
            <text:p>3116830000</text:p>
          </table:table-cell>
        </table:table-row>
        <table:table-row table:style-name="ro1" table:visibility="filter">
          <table:table-cell office:value-type="string">
            <text:p>1991-01-01</text:p>
          </table:table-cell>
          <table:table-cell office:value-type="float" office:value="330.200012">
            <text:p>330.200012</text:p>
          </table:table-cell>
          <table:table-cell office:value-type="float" office:value="343.929993">
            <text:p>343.929993</text:p>
          </table:table-cell>
          <table:table-cell office:value-type="float" office:value="309.350006">
            <text:p>309.350006</text:p>
          </table:table-cell>
          <table:table-cell table:number-columns-repeated="2" office:value-type="float" office:value="343.929993">
            <text:p>343.929993</text:p>
          </table:table-cell>
          <table:table-cell office:value-type="float" office:value="3660240000">
            <text:p>3660240000</text:p>
          </table:table-cell>
        </table:table-row>
        <table:table-row table:style-name="ro1" table:visibility="filter">
          <table:table-cell office:value-type="string">
            <text:p>1991-02-01</text:p>
          </table:table-cell>
          <table:table-cell office:value-type="float" office:value="343.910004">
            <text:p>343.910004</text:p>
          </table:table-cell>
          <table:table-cell office:value-type="float" office:value="370.959991">
            <text:p>370.959991</text:p>
          </table:table-cell>
          <table:table-cell office:value-type="float" office:value="340.369995">
            <text:p>340.369995</text:p>
          </table:table-cell>
          <table:table-cell table:number-columns-repeated="2" office:value-type="float" office:value="367.070007">
            <text:p>367.070007</text:p>
          </table:table-cell>
          <table:table-cell office:value-type="float" office:value="4303170000">
            <text:p>4303170000</text:p>
          </table:table-cell>
        </table:table-row>
        <table:table-row table:style-name="ro1" table:visibility="filter">
          <table:table-cell office:value-type="string">
            <text:p>1991-03-01</text:p>
          </table:table-cell>
          <table:table-cell office:value-type="float" office:value="367.070007">
            <text:p>367.070007</text:p>
          </table:table-cell>
          <table:table-cell office:value-type="float" office:value="379.660004">
            <text:p>379.660004</text:p>
          </table:table-cell>
          <table:table-cell office:value-type="float" office:value="363.730011">
            <text:p>363.730011</text:p>
          </table:table-cell>
          <table:table-cell table:number-columns-repeated="2" office:value-type="float" office:value="375.220001">
            <text:p>375.220001</text:p>
          </table:table-cell>
          <table:table-cell office:value-type="float" office:value="3927920000">
            <text:p>3927920000</text:p>
          </table:table-cell>
        </table:table-row>
        <table:table-row table:style-name="ro1">
          <table:table-cell office:value-type="string">
            <text:p>1991-04-01</text:p>
          </table:table-cell>
          <table:table-cell office:value-type="float" office:value="375.220001">
            <text:p>375.220001</text:p>
          </table:table-cell>
          <table:table-cell office:value-type="float" office:value="391.26001">
            <text:p>391.26001</text:p>
          </table:table-cell>
          <table:table-cell office:value-type="float" office:value="370.269989">
            <text:p>370.269989</text:p>
          </table:table-cell>
          <table:table-cell table:number-columns-repeated="2" office:value-type="float" office:value="375.339996">
            <text:p>375.339996</text:p>
          </table:table-cell>
          <table:table-cell office:value-type="float" office:value="4017200000">
            <text:p>4017200000</text:p>
          </table:table-cell>
        </table:table-row>
        <table:table-row table:style-name="ro1" table:visibility="filter">
          <table:table-cell office:value-type="string">
            <text:p>1991-05-01</text:p>
          </table:table-cell>
          <table:table-cell office:value-type="float" office:value="375.350006">
            <text:p>375.350006</text:p>
          </table:table-cell>
          <table:table-cell office:value-type="float" office:value="389.850006">
            <text:p>389.850006</text:p>
          </table:table-cell>
          <table:table-cell office:value-type="float" office:value="365.829987">
            <text:p>365.829987</text:p>
          </table:table-cell>
          <table:table-cell table:number-columns-repeated="2" office:value-type="float" office:value="389.829987">
            <text:p>389.829987</text:p>
          </table:table-cell>
          <table:table-cell office:value-type="float" office:value="3739700000">
            <text:p>3739700000</text:p>
          </table:table-cell>
        </table:table-row>
        <table:table-row table:style-name="ro1" table:visibility="filter">
          <table:table-cell office:value-type="string">
            <text:p>1991-06-01</text:p>
          </table:table-cell>
          <table:table-cell table:number-columns-repeated="2" office:value-type="float" office:value="389.809998">
            <text:p>389.809998</text:p>
          </table:table-cell>
          <table:table-cell office:value-type="float" office:value="367.980011">
            <text:p>367.980011</text:p>
          </table:table-cell>
          <table:table-cell table:number-columns-repeated="2" office:value-type="float" office:value="371.160004">
            <text:p>371.160004</text:p>
          </table:table-cell>
          <table:table-cell office:value-type="float" office:value="3258730000">
            <text:p>3258730000</text:p>
          </table:table-cell>
        </table:table-row>
        <table:table-row table:style-name="ro1" table:visibility="filter">
          <table:table-cell office:value-type="string">
            <text:p>1991-07-01</text:p>
          </table:table-cell>
          <table:table-cell office:value-type="float" office:value="371.179993">
            <text:p>371.179993</text:p>
          </table:table-cell>
          <table:table-cell office:value-type="float" office:value="387.809998">
            <text:p>387.809998</text:p>
          </table:table-cell>
          <table:table-cell office:value-type="float" office:value="370.920013">
            <text:p>370.920013</text:p>
          </table:table-cell>
          <table:table-cell table:number-columns-repeated="2" office:value-type="float" office:value="387.809998">
            <text:p>387.809998</text:p>
          </table:table-cell>
          <table:table-cell office:value-type="float" office:value="3481570000">
            <text:p>3481570000</text:p>
          </table:table-cell>
        </table:table-row>
        <table:table-row table:style-name="ro1" table:visibility="filter">
          <table:table-cell office:value-type="string">
            <text:p>1991-08-01</text:p>
          </table:table-cell>
          <table:table-cell office:value-type="float" office:value="387.809998">
            <text:p>387.809998</text:p>
          </table:table-cell>
          <table:table-cell office:value-type="float" office:value="396.820007">
            <text:p>396.820007</text:p>
          </table:table-cell>
          <table:table-cell office:value-type="float" office:value="374.089996">
            <text:p>374.089996</text:p>
          </table:table-cell>
          <table:table-cell table:number-columns-repeated="2" office:value-type="float" office:value="395.429993">
            <text:p>395.429993</text:p>
          </table:table-cell>
          <table:table-cell office:value-type="float" office:value="3713820000">
            <text:p>3713820000</text:p>
          </table:table-cell>
        </table:table-row>
        <table:table-row table:style-name="ro1" table:visibility="filter">
          <table:table-cell office:value-type="string">
            <text:p>1991-09-01</text:p>
          </table:table-cell>
          <table:table-cell office:value-type="float" office:value="395.429993">
            <text:p>395.429993</text:p>
          </table:table-cell>
          <table:table-cell office:value-type="float" office:value="397.619995">
            <text:p>397.619995</text:p>
          </table:table-cell>
          <table:table-cell office:value-type="float" office:value="382.769989">
            <text:p>382.769989</text:p>
          </table:table-cell>
          <table:table-cell table:number-columns-repeated="2" office:value-type="float" office:value="387.859985">
            <text:p>387.859985</text:p>
          </table:table-cell>
          <table:table-cell office:value-type="float" office:value="3260990000">
            <text:p>3260990000</text:p>
          </table:table-cell>
        </table:table-row>
        <table:table-row table:style-name="ro1" table:visibility="filter">
          <table:table-cell office:value-type="string">
            <text:p>1991-10-01</text:p>
          </table:table-cell>
          <table:table-cell office:value-type="float" office:value="387.859985">
            <text:p>387.859985</text:p>
          </table:table-cell>
          <table:table-cell office:value-type="float" office:value="393.809998">
            <text:p>393.809998</text:p>
          </table:table-cell>
          <table:table-cell office:value-type="float" office:value="376.109985">
            <text:p>376.109985</text:p>
          </table:table-cell>
          <table:table-cell table:number-columns-repeated="2" office:value-type="float" office:value="392.450012">
            <text:p>392.450012</text:p>
          </table:table-cell>
          <table:table-cell office:value-type="float" office:value="4082380000">
            <text:p>4082380000</text:p>
          </table:table-cell>
        </table:table-row>
        <table:table-row table:style-name="ro1" table:visibility="filter">
          <table:table-cell office:value-type="string">
            <text:p>1991-11-01</text:p>
          </table:table-cell>
          <table:table-cell office:value-type="float" office:value="392.459991">
            <text:p>392.459991</text:p>
          </table:table-cell>
          <table:table-cell office:value-type="float" office:value="398.220001">
            <text:p>398.220001</text:p>
          </table:table-cell>
          <table:table-cell office:value-type="float" office:value="371.630005">
            <text:p>371.630005</text:p>
          </table:table-cell>
          <table:table-cell table:number-columns-repeated="2" office:value-type="float" office:value="375.220001">
            <text:p>375.220001</text:p>
          </table:table-cell>
          <table:table-cell office:value-type="float" office:value="3737620000">
            <text:p>3737620000</text:p>
          </table:table-cell>
        </table:table-row>
        <table:table-row table:style-name="ro1" table:visibility="filter">
          <table:table-cell office:value-type="string">
            <text:p>1991-12-01</text:p>
          </table:table-cell>
          <table:table-cell office:value-type="float" office:value="375.109985">
            <text:p>375.109985</text:p>
          </table:table-cell>
          <table:table-cell office:value-type="float" office:value="418.320007">
            <text:p>418.320007</text:p>
          </table:table-cell>
          <table:table-cell office:value-type="float" office:value="371.359985">
            <text:p>371.359985</text:p>
          </table:table-cell>
          <table:table-cell table:number-columns-repeated="2" office:value-type="float" office:value="417.089996">
            <text:p>417.089996</text:p>
          </table:table-cell>
          <table:table-cell office:value-type="float" office:value="4155310000">
            <text:p>4155310000</text:p>
          </table:table-cell>
        </table:table-row>
        <table:table-row table:style-name="ro1" table:visibility="filter">
          <table:table-cell office:value-type="string">
            <text:p>1992-01-01</text:p>
          </table:table-cell>
          <table:table-cell office:value-type="float" office:value="417.029999">
            <text:p>417.029999</text:p>
          </table:table-cell>
          <table:table-cell office:value-type="float" office:value="421.179993">
            <text:p>421.179993</text:p>
          </table:table-cell>
          <table:table-cell office:value-type="float" office:value="408.640015">
            <text:p>408.640015</text:p>
          </table:table-cell>
          <table:table-cell table:number-columns-repeated="2" office:value-type="float" office:value="408.779999">
            <text:p>408.779999</text:p>
          </table:table-cell>
          <table:table-cell office:value-type="float" office:value="5286280000">
            <text:p>5286280000</text:p>
          </table:table-cell>
        </table:table-row>
        <table:table-row table:style-name="ro1" table:visibility="filter">
          <table:table-cell office:value-type="string">
            <text:p>1992-02-01</text:p>
          </table:table-cell>
          <table:table-cell office:value-type="float" office:value="408.790009">
            <text:p>408.790009</text:p>
          </table:table-cell>
          <table:table-cell office:value-type="float" office:value="418.079987">
            <text:p>418.079987</text:p>
          </table:table-cell>
          <table:table-cell office:value-type="float" office:value="406.339996">
            <text:p>406.339996</text:p>
          </table:table-cell>
          <table:table-cell table:number-columns-repeated="2" office:value-type="float" office:value="412.700012">
            <text:p>412.700012</text:p>
          </table:table-cell>
          <table:table-cell office:value-type="float" office:value="4267610000">
            <text:p>4267610000</text:p>
          </table:table-cell>
        </table:table-row>
        <table:table-row table:style-name="ro1" table:visibility="filter">
          <table:table-cell office:value-type="string">
            <text:p>1992-03-01</text:p>
          </table:table-cell>
          <table:table-cell office:value-type="float" office:value="412.679993">
            <text:p>412.679993</text:p>
          </table:table-cell>
          <table:table-cell office:value-type="float" office:value="413.779999">
            <text:p>413.779999</text:p>
          </table:table-cell>
          <table:table-cell office:value-type="float" office:value="401.940002">
            <text:p>401.940002</text:p>
          </table:table-cell>
          <table:table-cell table:number-columns-repeated="2" office:value-type="float" office:value="403.690002">
            <text:p>403.690002</text:p>
          </table:table-cell>
          <table:table-cell office:value-type="float" office:value="4066240000">
            <text:p>4066240000</text:p>
          </table:table-cell>
        </table:table-row>
        <table:table-row table:style-name="ro1">
          <table:table-cell office:value-type="string">
            <text:p>1992-04-01</text:p>
          </table:table-cell>
          <table:table-cell office:value-type="float" office:value="403.670013">
            <text:p>403.670013</text:p>
          </table:table-cell>
          <table:table-cell office:value-type="float" office:value="416.279999">
            <text:p>416.279999</text:p>
          </table:table-cell>
          <table:table-cell office:value-type="float" office:value="392.410004">
            <text:p>392.410004</text:p>
          </table:table-cell>
          <table:table-cell table:number-columns-repeated="2" office:value-type="float" office:value="414.950012">
            <text:p>414.950012</text:p>
          </table:table-cell>
          <table:table-cell office:value-type="float" office:value="4315840000">
            <text:p>4315840000</text:p>
          </table:table-cell>
        </table:table-row>
        <table:table-row table:style-name="ro1" table:visibility="filter">
          <table:table-cell office:value-type="string">
            <text:p>1992-05-01</text:p>
          </table:table-cell>
          <table:table-cell office:value-type="float" office:value="414.950012">
            <text:p>414.950012</text:p>
          </table:table-cell>
          <table:table-cell office:value-type="float" office:value="418.75">
            <text:p>418.75</text:p>
          </table:table-cell>
          <table:table-cell office:value-type="float" office:value="409.850006">
            <text:p>409.850006</text:p>
          </table:table-cell>
          <table:table-cell table:number-columns-repeated="2" office:value-type="float" office:value="415.350006">
            <text:p>415.350006</text:p>
          </table:table-cell>
          <table:table-cell office:value-type="float" office:value="3643980000">
            <text:p>3643980000</text:p>
          </table:table-cell>
        </table:table-row>
        <table:table-row table:style-name="ro1" table:visibility="filter">
          <table:table-cell office:value-type="string">
            <text:p>1992-06-01</text:p>
          </table:table-cell>
          <table:table-cell office:value-type="float" office:value="415.350006">
            <text:p>415.350006</text:p>
          </table:table-cell>
          <table:table-cell office:value-type="float" office:value="417.299988">
            <text:p>417.299988</text:p>
          </table:table-cell>
          <table:table-cell office:value-type="float" office:value="399.920013">
            <text:p>399.920013</text:p>
          </table:table-cell>
          <table:table-cell table:number-columns-repeated="2" office:value-type="float" office:value="408.140015">
            <text:p>408.140015</text:p>
          </table:table-cell>
          <table:table-cell office:value-type="float" office:value="4259830000">
            <text:p>4259830000</text:p>
          </table:table-cell>
        </table:table-row>
        <table:table-row table:style-name="ro1" table:visibility="filter">
          <table:table-cell office:value-type="string">
            <text:p>1992-07-01</text:p>
          </table:table-cell>
          <table:table-cell office:value-type="float" office:value="408.200012">
            <text:p>408.200012</text:p>
          </table:table-cell>
          <table:table-cell office:value-type="float" office:value="424.799988">
            <text:p>424.799988</text:p>
          </table:table-cell>
          <table:table-cell office:value-type="float" office:value="407.200012">
            <text:p>407.200012</text:p>
          </table:table-cell>
          <table:table-cell table:number-columns-repeated="2" office:value-type="float" office:value="424.209991">
            <text:p>424.209991</text:p>
          </table:table-cell>
          <table:table-cell office:value-type="float" office:value="4265220000">
            <text:p>4265220000</text:p>
          </table:table-cell>
        </table:table-row>
        <table:table-row table:style-name="ro1" table:visibility="filter">
          <table:table-cell office:value-type="string">
            <text:p>1992-08-01</text:p>
          </table:table-cell>
          <table:table-cell office:value-type="float" office:value="424.190002">
            <text:p>424.190002</text:p>
          </table:table-cell>
          <table:table-cell office:value-type="float" office:value="425.140015">
            <text:p>425.140015</text:p>
          </table:table-cell>
          <table:table-cell office:value-type="float" office:value="408.299988">
            <text:p>408.299988</text:p>
          </table:table-cell>
          <table:table-cell table:number-columns-repeated="2" office:value-type="float" office:value="414.029999">
            <text:p>414.029999</text:p>
          </table:table-cell>
          <table:table-cell office:value-type="float" office:value="3653820000">
            <text:p>3653820000</text:p>
          </table:table-cell>
        </table:table-row>
        <table:table-row table:style-name="ro1" table:visibility="filter">
          <table:table-cell office:value-type="string">
            <text:p>1992-09-01</text:p>
          </table:table-cell>
          <table:table-cell office:value-type="float" office:value="414.029999">
            <text:p>414.029999</text:p>
          </table:table-cell>
          <table:table-cell office:value-type="float" office:value="425.269989">
            <text:p>425.269989</text:p>
          </table:table-cell>
          <table:table-cell office:value-type="float" office:value="412.709991">
            <text:p>412.709991</text:p>
          </table:table-cell>
          <table:table-cell table:number-columns-repeated="2" office:value-type="float" office:value="417.799988">
            <text:p>417.799988</text:p>
          </table:table-cell>
          <table:table-cell office:value-type="float" office:value="4023850000">
            <text:p>4023850000</text:p>
          </table:table-cell>
        </table:table-row>
        <table:table-row table:style-name="ro1" table:visibility="filter">
          <table:table-cell office:value-type="string">
            <text:p>1992-10-01</text:p>
          </table:table-cell>
          <table:table-cell office:value-type="float" office:value="417.799988">
            <text:p>417.799988</text:p>
          </table:table-cell>
          <table:table-cell office:value-type="float" office:value="421.160004">
            <text:p>421.160004</text:p>
          </table:table-cell>
          <table:table-cell office:value-type="float" office:value="396.799988">
            <text:p>396.799988</text:p>
          </table:table-cell>
          <table:table-cell table:number-columns-repeated="2" office:value-type="float" office:value="418.679993">
            <text:p>418.679993</text:p>
          </table:table-cell>
          <table:table-cell office:value-type="float" office:value="4507010000">
            <text:p>4507010000</text:p>
          </table:table-cell>
        </table:table-row>
        <table:table-row table:style-name="ro1" table:visibility="filter">
          <table:table-cell office:value-type="string">
            <text:p>1992-11-01</text:p>
          </table:table-cell>
          <table:table-cell office:value-type="float" office:value="418.660004">
            <text:p>418.660004</text:p>
          </table:table-cell>
          <table:table-cell office:value-type="float" office:value="431.929993">
            <text:p>431.929993</text:p>
          </table:table-cell>
          <table:table-cell office:value-type="float" office:value="415.579987">
            <text:p>415.579987</text:p>
          </table:table-cell>
          <table:table-cell table:number-columns-repeated="2" office:value-type="float" office:value="431.350006">
            <text:p>431.350006</text:p>
          </table:table-cell>
          <table:table-cell office:value-type="float" office:value="4148770000">
            <text:p>4148770000</text:p>
          </table:table-cell>
        </table:table-row>
        <table:table-row table:style-name="ro1" table:visibility="filter">
          <table:table-cell office:value-type="string">
            <text:p>1992-12-01</text:p>
          </table:table-cell>
          <table:table-cell office:value-type="float" office:value="431.350006">
            <text:p>431.350006</text:p>
          </table:table-cell>
          <table:table-cell office:value-type="float" office:value="442.649994">
            <text:p>442.649994</text:p>
          </table:table-cell>
          <table:table-cell office:value-type="float" office:value="428.609985">
            <text:p>428.609985</text:p>
          </table:table-cell>
          <table:table-cell table:number-columns-repeated="2" office:value-type="float" office:value="435.709991">
            <text:p>435.709991</text:p>
          </table:table-cell>
          <table:table-cell office:value-type="float" office:value="4876150000">
            <text:p>4876150000</text:p>
          </table:table-cell>
        </table:table-row>
        <table:table-row table:style-name="ro1" table:visibility="filter">
          <table:table-cell office:value-type="string">
            <text:p>1993-01-01</text:p>
          </table:table-cell>
          <table:table-cell office:value-type="float" office:value="435.700012">
            <text:p>435.700012</text:p>
          </table:table-cell>
          <table:table-cell office:value-type="float" office:value="442.660004">
            <text:p>442.660004</text:p>
          </table:table-cell>
          <table:table-cell office:value-type="float" office:value="426.880005">
            <text:p>426.880005</text:p>
          </table:table-cell>
          <table:table-cell table:number-columns-repeated="2" office:value-type="float" office:value="438.779999">
            <text:p>438.779999</text:p>
          </table:table-cell>
          <table:table-cell office:value-type="float" office:value="5280850000">
            <text:p>5280850000</text:p>
          </table:table-cell>
        </table:table-row>
        <table:table-row table:style-name="ro1" table:visibility="filter">
          <table:table-cell office:value-type="string">
            <text:p>1993-02-01</text:p>
          </table:table-cell>
          <table:table-cell office:value-type="float" office:value="438.779999">
            <text:p>438.779999</text:p>
          </table:table-cell>
          <table:table-cell office:value-type="float" office:value="450.040009">
            <text:p>450.040009</text:p>
          </table:table-cell>
          <table:table-cell office:value-type="float" office:value="428.25">
            <text:p>428.25</text:p>
          </table:table-cell>
          <table:table-cell table:number-columns-repeated="2" office:value-type="float" office:value="443.380005">
            <text:p>443.380005</text:p>
          </table:table-cell>
          <table:table-cell office:value-type="float" office:value="5442450000">
            <text:p>5442450000</text:p>
          </table:table-cell>
        </table:table-row>
        <table:table-row table:style-name="ro1" table:visibility="filter">
          <table:table-cell office:value-type="string">
            <text:p>1993-03-01</text:p>
          </table:table-cell>
          <table:table-cell office:value-type="float" office:value="443.380005">
            <text:p>443.380005</text:p>
          </table:table-cell>
          <table:table-cell office:value-type="float" office:value="456.76001">
            <text:p>456.76001</text:p>
          </table:table-cell>
          <table:table-cell office:value-type="float" office:value="441.070007">
            <text:p>441.070007</text:p>
          </table:table-cell>
          <table:table-cell table:number-columns-repeated="2" office:value-type="float" office:value="451.670013">
            <text:p>451.670013</text:p>
          </table:table-cell>
          <table:table-cell office:value-type="float" office:value="5766950000">
            <text:p>5766950000</text:p>
          </table:table-cell>
        </table:table-row>
        <table:table-row table:style-name="ro1">
          <table:table-cell office:value-type="string">
            <text:p>1993-04-01</text:p>
          </table:table-cell>
          <table:table-cell office:value-type="float" office:value="451.670013">
            <text:p>451.670013</text:p>
          </table:table-cell>
          <table:table-cell office:value-type="float" office:value="452.630005">
            <text:p>452.630005</text:p>
          </table:table-cell>
          <table:table-cell office:value-type="float" office:value="432.299988">
            <text:p>432.299988</text:p>
          </table:table-cell>
          <table:table-cell table:number-columns-repeated="2" office:value-type="float" office:value="440.190002">
            <text:p>440.190002</text:p>
          </table:table-cell>
          <table:table-cell office:value-type="float" office:value="5853170000">
            <text:p>5853170000</text:p>
          </table:table-cell>
        </table:table-row>
        <table:table-row table:style-name="ro1" table:visibility="filter">
          <table:table-cell office:value-type="string">
            <text:p>1993-05-01</text:p>
          </table:table-cell>
          <table:table-cell office:value-type="float" office:value="440.190002">
            <text:p>440.190002</text:p>
          </table:table-cell>
          <table:table-cell office:value-type="float" office:value="454.549988">
            <text:p>454.549988</text:p>
          </table:table-cell>
          <table:table-cell office:value-type="float" office:value="436.859985">
            <text:p>436.859985</text:p>
          </table:table-cell>
          <table:table-cell table:number-columns-repeated="2" office:value-type="float" office:value="450.190002">
            <text:p>450.190002</text:p>
          </table:table-cell>
          <table:table-cell office:value-type="float" office:value="5108640000">
            <text:p>5108640000</text:p>
          </table:table-cell>
        </table:table-row>
        <table:table-row table:style-name="ro1" table:visibility="filter">
          <table:table-cell office:value-type="string">
            <text:p>1993-06-01</text:p>
          </table:table-cell>
          <table:table-cell office:value-type="float" office:value="450.230011">
            <text:p>450.230011</text:p>
          </table:table-cell>
          <table:table-cell office:value-type="float" office:value="455.630005">
            <text:p>455.630005</text:p>
          </table:table-cell>
          <table:table-cell office:value-type="float" office:value="442.5">
            <text:p>442.5</text:p>
          </table:table-cell>
          <table:table-cell table:number-columns-repeated="2" office:value-type="float" office:value="450.529999">
            <text:p>450.529999</text:p>
          </table:table-cell>
          <table:table-cell office:value-type="float" office:value="5544400000">
            <text:p>5544400000</text:p>
          </table:table-cell>
        </table:table-row>
        <table:table-row table:style-name="ro1" table:visibility="filter">
          <table:table-cell office:value-type="string">
            <text:p>1993-07-01</text:p>
          </table:table-cell>
          <table:table-cell office:value-type="float" office:value="450.540009">
            <text:p>450.540009</text:p>
          </table:table-cell>
          <table:table-cell office:value-type="float" office:value="451.149994">
            <text:p>451.149994</text:p>
          </table:table-cell>
          <table:table-cell office:value-type="float" office:value="441.399994">
            <text:p>441.399994</text:p>
          </table:table-cell>
          <table:table-cell table:number-columns-repeated="2" office:value-type="float" office:value="448.130005">
            <text:p>448.130005</text:p>
          </table:table-cell>
          <table:table-cell office:value-type="float" office:value="5308530000">
            <text:p>5308530000</text:p>
          </table:table-cell>
        </table:table-row>
        <table:table-row table:style-name="ro1" table:visibility="filter">
          <table:table-cell office:value-type="string">
            <text:p>1993-08-01</text:p>
          </table:table-cell>
          <table:table-cell office:value-type="float" office:value="448.130005">
            <text:p>448.130005</text:p>
          </table:table-cell>
          <table:table-cell office:value-type="float" office:value="463.559998">
            <text:p>463.559998</text:p>
          </table:table-cell>
          <table:table-cell office:value-type="float" office:value="446.940002">
            <text:p>446.940002</text:p>
          </table:table-cell>
          <table:table-cell table:number-columns-repeated="2" office:value-type="float" office:value="463.559998">
            <text:p>463.559998</text:p>
          </table:table-cell>
          <table:table-cell office:value-type="float" office:value="5506200000">
            <text:p>5506200000</text:p>
          </table:table-cell>
        </table:table-row>
        <table:table-row table:style-name="ro1" table:visibility="filter">
          <table:table-cell office:value-type="string">
            <text:p>1993-09-01</text:p>
          </table:table-cell>
          <table:table-cell office:value-type="float" office:value="463.549988">
            <text:p>463.549988</text:p>
          </table:table-cell>
          <table:table-cell office:value-type="float" office:value="463.799988">
            <text:p>463.799988</text:p>
          </table:table-cell>
          <table:table-cell office:value-type="float" office:value="449.640015">
            <text:p>449.640015</text:p>
          </table:table-cell>
          <table:table-cell table:number-columns-repeated="2" office:value-type="float" office:value="458.929993">
            <text:p>458.929993</text:p>
          </table:table-cell>
          <table:table-cell office:value-type="float" office:value="5552720000">
            <text:p>5552720000</text:p>
          </table:table-cell>
        </table:table-row>
        <table:table-row table:style-name="ro1" table:visibility="filter">
          <table:table-cell office:value-type="string">
            <text:p>1993-10-01</text:p>
          </table:table-cell>
          <table:table-cell office:value-type="float" office:value="458.929993">
            <text:p>458.929993</text:p>
          </table:table-cell>
          <table:table-cell office:value-type="float" office:value="471.100006">
            <text:p>471.100006</text:p>
          </table:table-cell>
          <table:table-cell office:value-type="float" office:value="456.399994">
            <text:p>456.399994</text:p>
          </table:table-cell>
          <table:table-cell table:number-columns-repeated="2" office:value-type="float" office:value="467.829987">
            <text:p>467.829987</text:p>
          </table:table-cell>
          <table:table-cell office:value-type="float" office:value="5940460000">
            <text:p>5940460000</text:p>
          </table:table-cell>
        </table:table-row>
        <table:table-row table:style-name="ro1" table:visibility="filter">
          <table:table-cell office:value-type="string">
            <text:p>1993-11-01</text:p>
          </table:table-cell>
          <table:table-cell office:value-type="float" office:value="467.829987">
            <text:p>467.829987</text:p>
          </table:table-cell>
          <table:table-cell office:value-type="float" office:value="469.109985">
            <text:p>469.109985</text:p>
          </table:table-cell>
          <table:table-cell office:value-type="float" office:value="454.359985">
            <text:p>454.359985</text:p>
          </table:table-cell>
          <table:table-cell table:number-columns-repeated="2" office:value-type="float" office:value="461.790009">
            <text:p>461.790009</text:p>
          </table:table-cell>
          <table:table-cell office:value-type="float" office:value="5876610000">
            <text:p>5876610000</text:p>
          </table:table-cell>
        </table:table-row>
        <table:table-row table:style-name="ro1" table:visibility="filter">
          <table:table-cell office:value-type="string">
            <text:p>1993-12-01</text:p>
          </table:table-cell>
          <table:table-cell office:value-type="float" office:value="461.929993">
            <text:p>461.929993</text:p>
          </table:table-cell>
          <table:table-cell office:value-type="float" office:value="471.290009">
            <text:p>471.290009</text:p>
          </table:table-cell>
          <table:table-cell office:value-type="float" office:value="461.450012">
            <text:p>461.450012</text:p>
          </table:table-cell>
          <table:table-cell table:number-columns-repeated="2" office:value-type="float" office:value="466.450012">
            <text:p>466.450012</text:p>
          </table:table-cell>
          <table:table-cell office:value-type="float" office:value="5791210000">
            <text:p>5791210000</text:p>
          </table:table-cell>
        </table:table-row>
        <table:table-row table:style-name="ro1" table:visibility="filter">
          <table:table-cell office:value-type="string">
            <text:p>1994-01-01</text:p>
          </table:table-cell>
          <table:table-cell office:value-type="float" office:value="466.51001">
            <text:p>466.51001</text:p>
          </table:table-cell>
          <table:table-cell office:value-type="float" office:value="482.850006">
            <text:p>482.850006</text:p>
          </table:table-cell>
          <table:table-cell office:value-type="float" office:value="464.359985">
            <text:p>464.359985</text:p>
          </table:table-cell>
          <table:table-cell table:number-columns-repeated="2" office:value-type="float" office:value="481.609985">
            <text:p>481.609985</text:p>
          </table:table-cell>
          <table:table-cell office:value-type="float" office:value="6627390000">
            <text:p>6627390000</text:p>
          </table:table-cell>
        </table:table-row>
        <table:table-row table:style-name="ro1" table:visibility="filter">
          <table:table-cell office:value-type="string">
            <text:p>1994-02-01</text:p>
          </table:table-cell>
          <table:table-cell office:value-type="float" office:value="481.600006">
            <text:p>481.600006</text:p>
          </table:table-cell>
          <table:table-cell office:value-type="float" office:value="482.230011">
            <text:p>482.230011</text:p>
          </table:table-cell>
          <table:table-cell office:value-type="float" office:value="464.26001">
            <text:p>464.26001</text:p>
          </table:table-cell>
          <table:table-cell table:number-columns-repeated="2" office:value-type="float" office:value="467.140015">
            <text:p>467.140015</text:p>
          </table:table-cell>
          <table:table-cell office:value-type="float" office:value="5853100000">
            <text:p>5853100000</text:p>
          </table:table-cell>
        </table:table-row>
        <table:table-row table:style-name="ro1" table:visibility="filter">
          <table:table-cell office:value-type="string">
            <text:p>1994-03-01</text:p>
          </table:table-cell>
          <table:table-cell office:value-type="float" office:value="467.190002">
            <text:p>467.190002</text:p>
          </table:table-cell>
          <table:table-cell office:value-type="float" office:value="471.089996">
            <text:p>471.089996</text:p>
          </table:table-cell>
          <table:table-cell office:value-type="float" office:value="436.160004">
            <text:p>436.160004</text:p>
          </table:table-cell>
          <table:table-cell table:number-columns-repeated="2" office:value-type="float" office:value="445.769989">
            <text:p>445.769989</text:p>
          </table:table-cell>
          <table:table-cell office:value-type="float" office:value="7225010000">
            <text:p>7225010000</text:p>
          </table:table-cell>
        </table:table-row>
        <table:table-row table:style-name="ro1">
          <table:table-cell office:value-type="string">
            <text:p>1994-04-01</text:p>
          </table:table-cell>
          <table:table-cell office:value-type="float" office:value="445.660004">
            <text:p>445.660004</text:p>
          </table:table-cell>
          <table:table-cell office:value-type="float" office:value="452.790009">
            <text:p>452.790009</text:p>
          </table:table-cell>
          <table:table-cell office:value-type="float" office:value="435.859985">
            <text:p>435.859985</text:p>
          </table:table-cell>
          <table:table-cell table:number-columns-repeated="2" office:value-type="float" office:value="450.910004">
            <text:p>450.910004</text:p>
          </table:table-cell>
          <table:table-cell office:value-type="float" office:value="5735010000">
            <text:p>5735010000</text:p>
          </table:table-cell>
        </table:table-row>
        <table:table-row table:style-name="ro1" table:visibility="filter">
          <table:table-cell office:value-type="string">
            <text:p>1994-05-01</text:p>
          </table:table-cell>
          <table:table-cell office:value-type="float" office:value="450.910004">
            <text:p>450.910004</text:p>
          </table:table-cell>
          <table:table-cell office:value-type="float" office:value="457.769989">
            <text:p>457.769989</text:p>
          </table:table-cell>
          <table:table-cell office:value-type="float" office:value="440.779999">
            <text:p>440.779999</text:p>
          </table:table-cell>
          <table:table-cell table:number-columns-repeated="2" office:value-type="float" office:value="456.5">
            <text:p>456.5</text:p>
          </table:table-cell>
          <table:table-cell office:value-type="float" office:value="5675970000">
            <text:p>5675970000</text:p>
          </table:table-cell>
        </table:table-row>
        <table:table-row table:style-name="ro1" table:visibility="filter">
          <table:table-cell office:value-type="string">
            <text:p>1994-06-01</text:p>
          </table:table-cell>
          <table:table-cell office:value-type="float" office:value="456.5">
            <text:p>456.5</text:p>
          </table:table-cell>
          <table:table-cell office:value-type="float" office:value="463.230011">
            <text:p>463.230011</text:p>
          </table:table-cell>
          <table:table-cell office:value-type="float" office:value="439.829987">
            <text:p>439.829987</text:p>
          </table:table-cell>
          <table:table-cell table:number-columns-repeated="2" office:value-type="float" office:value="444.269989">
            <text:p>444.269989</text:p>
          </table:table-cell>
          <table:table-cell office:value-type="float" office:value="5852670000">
            <text:p>5852670000</text:p>
          </table:table-cell>
        </table:table-row>
        <table:table-row table:style-name="ro1" table:visibility="filter">
          <table:table-cell office:value-type="string">
            <text:p>1994-07-01</text:p>
          </table:table-cell>
          <table:table-cell office:value-type="float" office:value="444.269989">
            <text:p>444.269989</text:p>
          </table:table-cell>
          <table:table-cell office:value-type="float" office:value="459.329987">
            <text:p>459.329987</text:p>
          </table:table-cell>
          <table:table-cell office:value-type="float" office:value="443.579987">
            <text:p>443.579987</text:p>
          </table:table-cell>
          <table:table-cell table:number-columns-repeated="2" office:value-type="float" office:value="458.26001">
            <text:p>458.26001</text:p>
          </table:table-cell>
          <table:table-cell office:value-type="float" office:value="4980100000">
            <text:p>4980100000</text:p>
          </table:table-cell>
        </table:table-row>
        <table:table-row table:style-name="ro1" table:visibility="filter">
          <table:table-cell office:value-type="string">
            <text:p>1994-08-01</text:p>
          </table:table-cell>
          <table:table-cell office:value-type="float" office:value="458.279999">
            <text:p>458.279999</text:p>
          </table:table-cell>
          <table:table-cell office:value-type="float" office:value="477.589996">
            <text:p>477.589996</text:p>
          </table:table-cell>
          <table:table-cell office:value-type="float" office:value="456.079987">
            <text:p>456.079987</text:p>
          </table:table-cell>
          <table:table-cell table:number-columns-repeated="2" office:value-type="float" office:value="475.48999">
            <text:p>475.48999</text:p>
          </table:table-cell>
          <table:table-cell office:value-type="float" office:value="6398750000">
            <text:p>6398750000</text:p>
          </table:table-cell>
        </table:table-row>
        <table:table-row table:style-name="ro1" table:visibility="filter">
          <table:table-cell office:value-type="string">
            <text:p>1994-09-01</text:p>
          </table:table-cell>
          <table:table-cell table:number-columns-repeated="2" office:value-type="float" office:value="475.48999">
            <text:p>475.48999</text:p>
          </table:table-cell>
          <table:table-cell office:value-type="float" office:value="458.470001">
            <text:p>458.470001</text:p>
          </table:table-cell>
          <table:table-cell table:number-columns-repeated="2" office:value-type="float" office:value="462.709991">
            <text:p>462.709991</text:p>
          </table:table-cell>
          <table:table-cell office:value-type="float" office:value="6152870000">
            <text:p>6152870000</text:p>
          </table:table-cell>
        </table:table-row>
        <table:table-row table:style-name="ro1" table:visibility="filter">
          <table:table-cell office:value-type="string">
            <text:p>1994-10-01</text:p>
          </table:table-cell>
          <table:table-cell office:value-type="float" office:value="462.690002">
            <text:p>462.690002</text:p>
          </table:table-cell>
          <table:table-cell office:value-type="float" office:value="474.73999">
            <text:p>474.73999</text:p>
          </table:table-cell>
          <table:table-cell office:value-type="float" office:value="449.269989">
            <text:p>449.269989</text:p>
          </table:table-cell>
          <table:table-cell table:number-columns-repeated="2" office:value-type="float" office:value="472.350006">
            <text:p>472.350006</text:p>
          </table:table-cell>
          <table:table-cell office:value-type="float" office:value="6344700000">
            <text:p>6344700000</text:p>
          </table:table-cell>
        </table:table-row>
        <table:table-row table:style-name="ro1" table:visibility="filter">
          <table:table-cell office:value-type="string">
            <text:p>1994-11-01</text:p>
          </table:table-cell>
          <table:table-cell table:number-columns-repeated="2" office:value-type="float" office:value="472.26001">
            <text:p>472.26001</text:p>
          </table:table-cell>
          <table:table-cell office:value-type="float" office:value="444.179993">
            <text:p>444.179993</text:p>
          </table:table-cell>
          <table:table-cell table:number-columns-repeated="2" office:value-type="float" office:value="453.690002">
            <text:p>453.690002</text:p>
          </table:table-cell>
          <table:table-cell office:value-type="float" office:value="6251240000">
            <text:p>6251240000</text:p>
          </table:table-cell>
        </table:table-row>
        <table:table-row table:style-name="ro1" table:visibility="filter">
          <table:table-cell office:value-type="string">
            <text:p>1994-12-01</text:p>
          </table:table-cell>
          <table:table-cell office:value-type="float" office:value="453.549988">
            <text:p>453.549988</text:p>
          </table:table-cell>
          <table:table-cell office:value-type="float" office:value="462.730011">
            <text:p>462.730011</text:p>
          </table:table-cell>
          <table:table-cell office:value-type="float" office:value="442.880005">
            <text:p>442.880005</text:p>
          </table:table-cell>
          <table:table-cell table:number-columns-repeated="2" office:value-type="float" office:value="459.269989">
            <text:p>459.269989</text:p>
          </table:table-cell>
          <table:table-cell office:value-type="float" office:value="6351530000">
            <text:p>6351530000</text:p>
          </table:table-cell>
        </table:table-row>
        <table:table-row table:style-name="ro1" table:visibility="filter">
          <table:table-cell office:value-type="string">
            <text:p>1995-01-01</text:p>
          </table:table-cell>
          <table:table-cell office:value-type="float" office:value="459.209991">
            <text:p>459.209991</text:p>
          </table:table-cell>
          <table:table-cell office:value-type="float" office:value="471.359985">
            <text:p>471.359985</text:p>
          </table:table-cell>
          <table:table-cell office:value-type="float" office:value="457.200012">
            <text:p>457.200012</text:p>
          </table:table-cell>
          <table:table-cell table:number-columns-repeated="2" office:value-type="float" office:value="470.420013">
            <text:p>470.420013</text:p>
          </table:table-cell>
          <table:table-cell office:value-type="float" office:value="6852060000">
            <text:p>6852060000</text:p>
          </table:table-cell>
        </table:table-row>
        <table:table-row table:style-name="ro1" table:visibility="filter">
          <table:table-cell office:value-type="string">
            <text:p>1995-02-01</text:p>
          </table:table-cell>
          <table:table-cell office:value-type="float" office:value="470.420013">
            <text:p>470.420013</text:p>
          </table:table-cell>
          <table:table-cell office:value-type="float" office:value="489.190002">
            <text:p>489.190002</text:p>
          </table:table-cell>
          <table:table-cell office:value-type="float" office:value="469.290009">
            <text:p>469.290009</text:p>
          </table:table-cell>
          <table:table-cell table:number-columns-repeated="2" office:value-type="float" office:value="487.390015">
            <text:p>487.390015</text:p>
          </table:table-cell>
          <table:table-cell office:value-type="float" office:value="6330100000">
            <text:p>6330100000</text:p>
          </table:table-cell>
        </table:table-row>
        <table:table-row table:style-name="ro1" table:visibility="filter">
          <table:table-cell office:value-type="string">
            <text:p>1995-03-01</text:p>
          </table:table-cell>
          <table:table-cell office:value-type="float" office:value="487.390015">
            <text:p>487.390015</text:p>
          </table:table-cell>
          <table:table-cell office:value-type="float" office:value="508.149994">
            <text:p>508.149994</text:p>
          </table:table-cell>
          <table:table-cell office:value-type="float" office:value="479.700012">
            <text:p>479.700012</text:p>
          </table:table-cell>
          <table:table-cell table:number-columns-repeated="2" office:value-type="float" office:value="500.709991">
            <text:p>500.709991</text:p>
          </table:table-cell>
          <table:table-cell office:value-type="float" office:value="7792400000">
            <text:p>7792400000</text:p>
          </table:table-cell>
        </table:table-row>
        <table:table-row table:style-name="ro1">
          <table:table-cell office:value-type="string">
            <text:p>1995-04-01</text:p>
          </table:table-cell>
          <table:table-cell office:value-type="float" office:value="500.700012">
            <text:p>500.700012</text:p>
          </table:table-cell>
          <table:table-cell office:value-type="float" office:value="515.289978">
            <text:p>515.289978</text:p>
          </table:table-cell>
          <table:table-cell office:value-type="float" office:value="500.200012">
            <text:p>500.200012</text:p>
          </table:table-cell>
          <table:table-cell table:number-columns-repeated="2" office:value-type="float" office:value="514.710022">
            <text:p>514.710022</text:p>
          </table:table-cell>
          <table:table-cell office:value-type="float" office:value="6307030000">
            <text:p>6307030000</text:p>
          </table:table-cell>
        </table:table-row>
        <table:table-row table:style-name="ro1" table:visibility="filter">
          <table:table-cell office:value-type="string">
            <text:p>1995-05-01</text:p>
          </table:table-cell>
          <table:table-cell office:value-type="float" office:value="514.76001">
            <text:p>514.76001</text:p>
          </table:table-cell>
          <table:table-cell office:value-type="float" office:value="533.409973">
            <text:p>533.409973</text:p>
          </table:table-cell>
          <table:table-cell office:value-type="float" office:value="513.030029">
            <text:p>513.030029</text:p>
          </table:table-cell>
          <table:table-cell table:number-columns-repeated="2" office:value-type="float" office:value="533.400024">
            <text:p>533.400024</text:p>
          </table:table-cell>
          <table:table-cell office:value-type="float" office:value="7555690000">
            <text:p>7555690000</text:p>
          </table:table-cell>
        </table:table-row>
        <table:table-row table:style-name="ro1" table:visibility="filter">
          <table:table-cell office:value-type="string">
            <text:p>1995-06-01</text:p>
          </table:table-cell>
          <table:table-cell office:value-type="float" office:value="533.400024">
            <text:p>533.400024</text:p>
          </table:table-cell>
          <table:table-cell office:value-type="float" office:value="551.070007">
            <text:p>551.070007</text:p>
          </table:table-cell>
          <table:table-cell office:value-type="float" office:value="526">
            <text:p>526</text:p>
          </table:table-cell>
          <table:table-cell table:number-columns-repeated="2" office:value-type="float" office:value="544.75">
            <text:p>544.75</text:p>
          </table:table-cell>
          <table:table-cell office:value-type="float" office:value="7555650000">
            <text:p>7555650000</text:p>
          </table:table-cell>
        </table:table-row>
        <table:table-row table:style-name="ro1" table:visibility="filter">
          <table:table-cell office:value-type="string">
            <text:p>1995-07-01</text:p>
          </table:table-cell>
          <table:table-cell office:value-type="float" office:value="544.75">
            <text:p>544.75</text:p>
          </table:table-cell>
          <table:table-cell office:value-type="float" office:value="565.400024">
            <text:p>565.400024</text:p>
          </table:table-cell>
          <table:table-cell office:value-type="float" office:value="542.51001">
            <text:p>542.51001</text:p>
          </table:table-cell>
          <table:table-cell table:number-columns-repeated="2" office:value-type="float" office:value="562.059998">
            <text:p>562.059998</text:p>
          </table:table-cell>
          <table:table-cell office:value-type="float" office:value="7307960000">
            <text:p>7307960000</text:p>
          </table:table-cell>
        </table:table-row>
        <table:table-row table:style-name="ro1" table:visibility="filter">
          <table:table-cell office:value-type="string">
            <text:p>1995-08-01</text:p>
          </table:table-cell>
          <table:table-cell office:value-type="float" office:value="562.059998">
            <text:p>562.059998</text:p>
          </table:table-cell>
          <table:table-cell office:value-type="float" office:value="565.619995">
            <text:p>565.619995</text:p>
          </table:table-cell>
          <table:table-cell office:value-type="float" office:value="553.039978">
            <text:p>553.039978</text:p>
          </table:table-cell>
          <table:table-cell table:number-columns-repeated="2" office:value-type="float" office:value="561.880005">
            <text:p>561.880005</text:p>
          </table:table-cell>
          <table:table-cell office:value-type="float" office:value="7146620000">
            <text:p>7146620000</text:p>
          </table:table-cell>
        </table:table-row>
        <table:table-row table:style-name="ro1" table:visibility="filter">
          <table:table-cell office:value-type="string">
            <text:p>1995-09-01</text:p>
          </table:table-cell>
          <table:table-cell office:value-type="float" office:value="561.880005">
            <text:p>561.880005</text:p>
          </table:table-cell>
          <table:table-cell office:value-type="float" office:value="587.609985">
            <text:p>587.609985</text:p>
          </table:table-cell>
          <table:table-cell office:value-type="float" office:value="561.01001">
            <text:p>561.01001</text:p>
          </table:table-cell>
          <table:table-cell table:number-columns-repeated="2" office:value-type="float" office:value="584.409973">
            <text:p>584.409973</text:p>
          </table:table-cell>
          <table:table-cell office:value-type="float" office:value="7052830000">
            <text:p>7052830000</text:p>
          </table:table-cell>
        </table:table-row>
        <table:table-row table:style-name="ro1" table:visibility="filter">
          <table:table-cell office:value-type="string">
            <text:p>1995-10-01</text:p>
          </table:table-cell>
          <table:table-cell office:value-type="float" office:value="584.409973">
            <text:p>584.409973</text:p>
          </table:table-cell>
          <table:table-cell office:value-type="float" office:value="590.659973">
            <text:p>590.659973</text:p>
          </table:table-cell>
          <table:table-cell office:value-type="float" office:value="571.549988">
            <text:p>571.549988</text:p>
          </table:table-cell>
          <table:table-cell table:number-columns-repeated="2" office:value-type="float" office:value="581.5">
            <text:p>581.5</text:p>
          </table:table-cell>
          <table:table-cell office:value-type="float" office:value="8043320000">
            <text:p>8043320000</text:p>
          </table:table-cell>
        </table:table-row>
        <table:table-row table:style-name="ro1" table:visibility="filter">
          <table:table-cell office:value-type="string">
            <text:p>1995-11-01</text:p>
          </table:table-cell>
          <table:table-cell office:value-type="float" office:value="581.5">
            <text:p>581.5</text:p>
          </table:table-cell>
          <table:table-cell office:value-type="float" office:value="608.690002">
            <text:p>608.690002</text:p>
          </table:table-cell>
          <table:table-cell office:value-type="float" office:value="581.039978">
            <text:p>581.039978</text:p>
          </table:table-cell>
          <table:table-cell table:number-columns-repeated="2" office:value-type="float" office:value="605.369995">
            <text:p>605.369995</text:p>
          </table:table-cell>
          <table:table-cell office:value-type="float" office:value="7602150000">
            <text:p>7602150000</text:p>
          </table:table-cell>
        </table:table-row>
        <table:table-row table:style-name="ro1" table:visibility="filter">
          <table:table-cell office:value-type="string">
            <text:p>1995-12-01</text:p>
          </table:table-cell>
          <table:table-cell office:value-type="float" office:value="605.369995">
            <text:p>605.369995</text:p>
          </table:table-cell>
          <table:table-cell office:value-type="float" office:value="622.880005">
            <text:p>622.880005</text:p>
          </table:table-cell>
          <table:table-cell office:value-type="float" office:value="605.049988">
            <text:p>605.049988</text:p>
          </table:table-cell>
          <table:table-cell table:number-columns-repeated="2" office:value-type="float" office:value="615.929993">
            <text:p>615.929993</text:p>
          </table:table-cell>
          <table:table-cell office:value-type="float" office:value="7697540000">
            <text:p>7697540000</text:p>
          </table:table-cell>
        </table:table-row>
        <table:table-row table:style-name="ro1" table:visibility="filter">
          <table:table-cell office:value-type="string">
            <text:p>1996-01-01</text:p>
          </table:table-cell>
          <table:table-cell office:value-type="float" office:value="615.929993">
            <text:p>615.929993</text:p>
          </table:table-cell>
          <table:table-cell office:value-type="float" office:value="636.179993">
            <text:p>636.179993</text:p>
          </table:table-cell>
          <table:table-cell office:value-type="float" office:value="597.289978">
            <text:p>597.289978</text:p>
          </table:table-cell>
          <table:table-cell table:number-columns-repeated="2" office:value-type="float" office:value="636.02002">
            <text:p>636.02002</text:p>
          </table:table-cell>
          <table:table-cell office:value-type="float" office:value="9188050000">
            <text:p>9188050000</text:p>
          </table:table-cell>
        </table:table-row>
        <table:table-row table:style-name="ro1" table:visibility="filter">
          <table:table-cell office:value-type="string">
            <text:p>1996-02-01</text:p>
          </table:table-cell>
          <table:table-cell office:value-type="float" office:value="636.02002">
            <text:p>636.02002</text:p>
          </table:table-cell>
          <table:table-cell office:value-type="float" office:value="664.22998">
            <text:p>664.22998</text:p>
          </table:table-cell>
          <table:table-cell office:value-type="float" office:value="633.710022">
            <text:p>633.710022</text:p>
          </table:table-cell>
          <table:table-cell table:number-columns-repeated="2" office:value-type="float" office:value="640.429993">
            <text:p>640.429993</text:p>
          </table:table-cell>
          <table:table-cell office:value-type="float" office:value="8749960000">
            <text:p>8749960000</text:p>
          </table:table-cell>
        </table:table-row>
        <table:table-row table:style-name="ro1" table:visibility="filter">
          <table:table-cell office:value-type="string">
            <text:p>1996-03-01</text:p>
          </table:table-cell>
          <table:table-cell office:value-type="float" office:value="640.429993">
            <text:p>640.429993</text:p>
          </table:table-cell>
          <table:table-cell office:value-type="float" office:value="656.969971">
            <text:p>656.969971</text:p>
          </table:table-cell>
          <table:table-cell office:value-type="float" office:value="627.630005">
            <text:p>627.630005</text:p>
          </table:table-cell>
          <table:table-cell table:number-columns-repeated="2" office:value-type="float" office:value="645.5">
            <text:p>645.5</text:p>
          </table:table-cell>
          <table:table-cell office:value-type="float" office:value="8984200000">
            <text:p>8984200000</text:p>
          </table:table-cell>
        </table:table-row>
        <table:table-row table:style-name="ro1">
          <table:table-cell office:value-type="string">
            <text:p>1996-04-01</text:p>
          </table:table-cell>
          <table:table-cell office:value-type="float" office:value="645.5">
            <text:p>645.5</text:p>
          </table:table-cell>
          <table:table-cell office:value-type="float" office:value="656.679993">
            <text:p>656.679993</text:p>
          </table:table-cell>
          <table:table-cell office:value-type="float" office:value="624.140015">
            <text:p>624.140015</text:p>
          </table:table-cell>
          <table:table-cell table:number-columns-repeated="2" office:value-type="float" office:value="654.169983">
            <text:p>654.169983</text:p>
          </table:table-cell>
          <table:table-cell office:value-type="float" office:value="8875580000">
            <text:p>8875580000</text:p>
          </table:table-cell>
        </table:table-row>
        <table:table-row table:style-name="ro1" table:visibility="filter">
          <table:table-cell office:value-type="string">
            <text:p>1996-05-01</text:p>
          </table:table-cell>
          <table:table-cell office:value-type="float" office:value="654.169983">
            <text:p>654.169983</text:p>
          </table:table-cell>
          <table:table-cell office:value-type="float" office:value="681.099976">
            <text:p>681.099976</text:p>
          </table:table-cell>
          <table:table-cell office:value-type="float" office:value="630.070007">
            <text:p>630.070007</text:p>
          </table:table-cell>
          <table:table-cell table:number-columns-repeated="2" office:value-type="float" office:value="669.119995">
            <text:p>669.119995</text:p>
          </table:table-cell>
          <table:table-cell office:value-type="float" office:value="8921140000">
            <text:p>8921140000</text:p>
          </table:table-cell>
        </table:table-row>
        <table:table-row table:style-name="ro1" table:visibility="filter">
          <table:table-cell office:value-type="string">
            <text:p>1996-06-01</text:p>
          </table:table-cell>
          <table:table-cell office:value-type="float" office:value="669.119995">
            <text:p>669.119995</text:p>
          </table:table-cell>
          <table:table-cell office:value-type="float" office:value="680.320007">
            <text:p>680.320007</text:p>
          </table:table-cell>
          <table:table-cell office:value-type="float" office:value="658.75">
            <text:p>658.75</text:p>
          </table:table-cell>
          <table:table-cell table:number-columns-repeated="2" office:value-type="float" office:value="670.630005">
            <text:p>670.630005</text:p>
          </table:table-cell>
          <table:table-cell office:value-type="float" office:value="7930840000">
            <text:p>7930840000</text:p>
          </table:table-cell>
        </table:table-row>
        <table:table-row table:style-name="ro1" table:visibility="filter">
          <table:table-cell office:value-type="string">
            <text:p>1996-07-01</text:p>
          </table:table-cell>
          <table:table-cell office:value-type="float" office:value="670.630005">
            <text:p>670.630005</text:p>
          </table:table-cell>
          <table:table-cell office:value-type="float" office:value="675.880005">
            <text:p>675.880005</text:p>
          </table:table-cell>
          <table:table-cell office:value-type="float" office:value="605.880005">
            <text:p>605.880005</text:p>
          </table:table-cell>
          <table:table-cell table:number-columns-repeated="2" office:value-type="float" office:value="639.950012">
            <text:p>639.950012</text:p>
          </table:table-cell>
          <table:table-cell office:value-type="float" office:value="8849860000">
            <text:p>8849860000</text:p>
          </table:table-cell>
        </table:table-row>
        <table:table-row table:style-name="ro1" table:visibility="filter">
          <table:table-cell office:value-type="string">
            <text:p>1996-08-01</text:p>
          </table:table-cell>
          <table:table-cell office:value-type="float" office:value="639.950012">
            <text:p>639.950012</text:p>
          </table:table-cell>
          <table:table-cell office:value-type="float" office:value="670.679993">
            <text:p>670.679993</text:p>
          </table:table-cell>
          <table:table-cell office:value-type="float" office:value="639.48999">
            <text:p>639.48999</text:p>
          </table:table-cell>
          <table:table-cell table:number-columns-repeated="2" office:value-type="float" office:value="651.98999">
            <text:p>651.98999</text:p>
          </table:table-cell>
          <table:table-cell office:value-type="float" office:value="7380320000">
            <text:p>7380320000</text:p>
          </table:table-cell>
        </table:table-row>
        <table:table-row table:style-name="ro1" table:visibility="filter">
          <table:table-cell office:value-type="string">
            <text:p>1996-09-01</text:p>
          </table:table-cell>
          <table:table-cell office:value-type="float" office:value="651.98999">
            <text:p>651.98999</text:p>
          </table:table-cell>
          <table:table-cell office:value-type="float" office:value="690.880005">
            <text:p>690.880005</text:p>
          </table:table-cell>
          <table:table-cell office:value-type="float" office:value="643.969971">
            <text:p>643.969971</text:p>
          </table:table-cell>
          <table:table-cell table:number-columns-repeated="2" office:value-type="float" office:value="687.330017">
            <text:p>687.330017</text:p>
          </table:table-cell>
          <table:table-cell office:value-type="float" office:value="8064070000">
            <text:p>8064070000</text:p>
          </table:table-cell>
        </table:table-row>
        <table:table-row table:style-name="ro1" table:visibility="filter">
          <table:table-cell office:value-type="string">
            <text:p>1996-10-01</text:p>
          </table:table-cell>
          <table:table-cell office:value-type="float" office:value="687.309998">
            <text:p>687.309998</text:p>
          </table:table-cell>
          <table:table-cell office:value-type="float" office:value="714.099976">
            <text:p>714.099976</text:p>
          </table:table-cell>
          <table:table-cell office:value-type="float" office:value="684.440002">
            <text:p>684.440002</text:p>
          </table:table-cell>
          <table:table-cell table:number-columns-repeated="2" office:value-type="float" office:value="705.27002">
            <text:p>705.27002</text:p>
          </table:table-cell>
          <table:table-cell office:value-type="float" office:value="9703670000">
            <text:p>9703670000</text:p>
          </table:table-cell>
        </table:table-row>
        <table:table-row table:style-name="ro1" table:visibility="filter">
          <table:table-cell office:value-type="string">
            <text:p>1996-11-01</text:p>
          </table:table-cell>
          <table:table-cell office:value-type="float" office:value="705.27002">
            <text:p>705.27002</text:p>
          </table:table-cell>
          <table:table-cell office:value-type="float" office:value="762.119995">
            <text:p>762.119995</text:p>
          </table:table-cell>
          <table:table-cell office:value-type="float" office:value="701.299988">
            <text:p>701.299988</text:p>
          </table:table-cell>
          <table:table-cell table:number-columns-repeated="2" office:value-type="float" office:value="757.02002">
            <text:p>757.02002</text:p>
          </table:table-cell>
          <table:table-cell office:value-type="float" office:value="8763850000">
            <text:p>8763850000</text:p>
          </table:table-cell>
        </table:table-row>
        <table:table-row table:style-name="ro1" table:visibility="filter">
          <table:table-cell office:value-type="string">
            <text:p>1996-12-01</text:p>
          </table:table-cell>
          <table:table-cell office:value-type="float" office:value="757.02002">
            <text:p>757.02002</text:p>
          </table:table-cell>
          <table:table-cell office:value-type="float" office:value="761.75">
            <text:p>761.75</text:p>
          </table:table-cell>
          <table:table-cell office:value-type="float" office:value="716.690002">
            <text:p>716.690002</text:p>
          </table:table-cell>
          <table:table-cell table:number-columns-repeated="2" office:value-type="float" office:value="740.73999">
            <text:p>740.73999</text:p>
          </table:table-cell>
          <table:table-cell office:value-type="float" office:value="9089170000">
            <text:p>9089170000</text:p>
          </table:table-cell>
        </table:table-row>
        <table:table-row table:style-name="ro1" table:visibility="filter">
          <table:table-cell office:value-type="string">
            <text:p>1997-01-01</text:p>
          </table:table-cell>
          <table:table-cell office:value-type="float" office:value="740.73999">
            <text:p>740.73999</text:p>
          </table:table-cell>
          <table:table-cell office:value-type="float" office:value="794.669983">
            <text:p>794.669983</text:p>
          </table:table-cell>
          <table:table-cell office:value-type="float" office:value="729.549988">
            <text:p>729.549988</text:p>
          </table:table-cell>
          <table:table-cell table:number-columns-repeated="2" office:value-type="float" office:value="786.159973">
            <text:p>786.159973</text:p>
          </table:table-cell>
          <table:table-cell office:value-type="float" office:value="11635830000">
            <text:p>11635830000</text:p>
          </table:table-cell>
        </table:table-row>
        <table:table-row table:style-name="ro1" table:visibility="filter">
          <table:table-cell office:value-type="string">
            <text:p>1997-02-01</text:p>
          </table:table-cell>
          <table:table-cell office:value-type="float" office:value="786.159973">
            <text:p>786.159973</text:p>
          </table:table-cell>
          <table:table-cell office:value-type="float" office:value="817.679993">
            <text:p>817.679993</text:p>
          </table:table-cell>
          <table:table-cell office:value-type="float" office:value="773.429993">
            <text:p>773.429993</text:p>
          </table:table-cell>
          <table:table-cell table:number-columns-repeated="2" office:value-type="float" office:value="790.820007">
            <text:p>790.820007</text:p>
          </table:table-cell>
          <table:table-cell office:value-type="float" office:value="9715930000">
            <text:p>9715930000</text:p>
          </table:table-cell>
        </table:table-row>
        <table:table-row table:style-name="ro1" table:visibility="filter">
          <table:table-cell office:value-type="string">
            <text:p>1997-03-01</text:p>
          </table:table-cell>
          <table:table-cell office:value-type="float" office:value="790.820007">
            <text:p>790.820007</text:p>
          </table:table-cell>
          <table:table-cell office:value-type="float" office:value="814.900024">
            <text:p>814.900024</text:p>
          </table:table-cell>
          <table:table-cell office:value-type="float" office:value="756.130005">
            <text:p>756.130005</text:p>
          </table:table-cell>
          <table:table-cell table:number-columns-repeated="2" office:value-type="float" office:value="757.119995">
            <text:p>757.119995</text:p>
          </table:table-cell>
          <table:table-cell office:value-type="float" office:value="10120760000">
            <text:p>10120760000</text:p>
          </table:table-cell>
        </table:table-row>
        <table:table-row table:style-name="ro1">
          <table:table-cell office:value-type="string">
            <text:p>1997-04-01</text:p>
          </table:table-cell>
          <table:table-cell office:value-type="float" office:value="757.119995">
            <text:p>757.119995</text:p>
          </table:table-cell>
          <table:table-cell office:value-type="float" office:value="804.130005">
            <text:p>804.130005</text:p>
          </table:table-cell>
          <table:table-cell office:value-type="float" office:value="733.539978">
            <text:p>733.539978</text:p>
          </table:table-cell>
          <table:table-cell table:number-columns-repeated="2" office:value-type="float" office:value="801.340027">
            <text:p>801.340027</text:p>
          </table:table-cell>
          <table:table-cell office:value-type="float" office:value="10454880000">
            <text:p>10454880000</text:p>
          </table:table-cell>
        </table:table-row>
        <table:table-row table:style-name="ro1" table:visibility="filter">
          <table:table-cell office:value-type="string">
            <text:p>1997-05-01</text:p>
          </table:table-cell>
          <table:table-cell office:value-type="float" office:value="801.340027">
            <text:p>801.340027</text:p>
          </table:table-cell>
          <table:table-cell office:value-type="float" office:value="851.869995">
            <text:p>851.869995</text:p>
          </table:table-cell>
          <table:table-cell office:value-type="float" office:value="793.210022">
            <text:p>793.210022</text:p>
          </table:table-cell>
          <table:table-cell table:number-columns-repeated="2" office:value-type="float" office:value="848.280029">
            <text:p>848.280029</text:p>
          </table:table-cell>
          <table:table-cell office:value-type="float" office:value="10106650000">
            <text:p>10106650000</text:p>
          </table:table-cell>
        </table:table-row>
        <table:table-row table:style-name="ro1" table:visibility="filter">
          <table:table-cell office:value-type="string">
            <text:p>1997-06-01</text:p>
          </table:table-cell>
          <table:table-cell office:value-type="float" office:value="848.280029">
            <text:p>848.280029</text:p>
          </table:table-cell>
          <table:table-cell office:value-type="float" office:value="902.090027">
            <text:p>902.090027</text:p>
          </table:table-cell>
          <table:table-cell office:value-type="float" office:value="838.820007">
            <text:p>838.820007</text:p>
          </table:table-cell>
          <table:table-cell table:number-columns-repeated="2" office:value-type="float" office:value="885.140015">
            <text:p>885.140015</text:p>
          </table:table-cell>
          <table:table-cell office:value-type="float" office:value="10857950000">
            <text:p>10857950000</text:p>
          </table:table-cell>
        </table:table-row>
        <table:table-row table:style-name="ro1" table:visibility="filter">
          <table:table-cell office:value-type="string">
            <text:p>1997-07-01</text:p>
          </table:table-cell>
          <table:table-cell office:value-type="float" office:value="885.140015">
            <text:p>885.140015</text:p>
          </table:table-cell>
          <table:table-cell office:value-type="float" office:value="957.72998">
            <text:p>957.72998</text:p>
          </table:table-cell>
          <table:table-cell office:value-type="float" office:value="884.539978">
            <text:p>884.539978</text:p>
          </table:table-cell>
          <table:table-cell table:number-columns-repeated="2" office:value-type="float" office:value="954.309998">
            <text:p>954.309998</text:p>
          </table:table-cell>
          <table:table-cell office:value-type="float" office:value="11958120000">
            <text:p>11958120000</text:p>
          </table:table-cell>
        </table:table-row>
        <table:table-row table:style-name="ro1" table:visibility="filter">
          <table:table-cell office:value-type="string">
            <text:p>1997-08-01</text:p>
          </table:table-cell>
          <table:table-cell office:value-type="float" office:value="954.289978">
            <text:p>954.289978</text:p>
          </table:table-cell>
          <table:table-cell office:value-type="float" office:value="964.169983">
            <text:p>964.169983</text:p>
          </table:table-cell>
          <table:table-cell office:value-type="float" office:value="893.340027">
            <text:p>893.340027</text:p>
          </table:table-cell>
          <table:table-cell table:number-columns-repeated="2" office:value-type="float" office:value="899.469971">
            <text:p>899.469971</text:p>
          </table:table-cell>
          <table:table-cell office:value-type="float" office:value="10606100000">
            <text:p>10606100000</text:p>
          </table:table-cell>
        </table:table-row>
        <table:table-row table:style-name="ro1" table:visibility="filter">
          <table:table-cell office:value-type="string">
            <text:p>1997-09-01</text:p>
          </table:table-cell>
          <table:table-cell office:value-type="float" office:value="899.469971">
            <text:p>899.469971</text:p>
          </table:table-cell>
          <table:table-cell office:value-type="float" office:value="960.590027">
            <text:p>960.590027</text:p>
          </table:table-cell>
          <table:table-cell office:value-type="float" office:value="899.469971">
            <text:p>899.469971</text:p>
          </table:table-cell>
          <table:table-cell table:number-columns-repeated="2" office:value-type="float" office:value="947.280029">
            <text:p>947.280029</text:p>
          </table:table-cell>
          <table:table-cell office:value-type="float" office:value="11383000000">
            <text:p>11383000000</text:p>
          </table:table-cell>
        </table:table-row>
        <table:table-row table:style-name="ro1" table:visibility="filter">
          <table:table-cell office:value-type="string">
            <text:p>1997-10-01</text:p>
          </table:table-cell>
          <table:table-cell office:value-type="float" office:value="947.280029">
            <text:p>947.280029</text:p>
          </table:table-cell>
          <table:table-cell office:value-type="float" office:value="983.119995">
            <text:p>983.119995</text:p>
          </table:table-cell>
          <table:table-cell office:value-type="float" office:value="855.27002">
            <text:p>855.27002</text:p>
          </table:table-cell>
          <table:table-cell table:number-columns-repeated="2" office:value-type="float" office:value="914.619995">
            <text:p>914.619995</text:p>
          </table:table-cell>
          <table:table-cell office:value-type="float" office:value="14017260000">
            <text:p>14017260000</text:p>
          </table:table-cell>
        </table:table-row>
        <table:table-row table:style-name="ro1" table:visibility="filter">
          <table:table-cell office:value-type="string">
            <text:p>1997-11-01</text:p>
          </table:table-cell>
          <table:table-cell office:value-type="float" office:value="914.619995">
            <text:p>914.619995</text:p>
          </table:table-cell>
          <table:table-cell office:value-type="float" office:value="964.549988">
            <text:p>964.549988</text:p>
          </table:table-cell>
          <table:table-cell office:value-type="float" office:value="900.609985">
            <text:p>900.609985</text:p>
          </table:table-cell>
          <table:table-cell table:number-columns-repeated="2" office:value-type="float" office:value="955.400024">
            <text:p>955.400024</text:p>
          </table:table-cell>
          <table:table-cell office:value-type="float" office:value="10173620000">
            <text:p>10173620000</text:p>
          </table:table-cell>
        </table:table-row>
        <table:table-row table:style-name="ro1" table:visibility="filter">
          <table:table-cell office:value-type="string">
            <text:p>1997-12-01</text:p>
          </table:table-cell>
          <table:table-cell office:value-type="float" office:value="955.400024">
            <text:p>955.400024</text:p>
          </table:table-cell>
          <table:table-cell office:value-type="float" office:value="986.25">
            <text:p>986.25</text:p>
          </table:table-cell>
          <table:table-cell office:value-type="float" office:value="924.919983">
            <text:p>924.919983</text:p>
          </table:table-cell>
          <table:table-cell table:number-columns-repeated="2" office:value-type="float" office:value="970.429993">
            <text:p>970.429993</text:p>
          </table:table-cell>
          <table:table-cell office:value-type="float" office:value="11958880000">
            <text:p>11958880000</text:p>
          </table:table-cell>
        </table:table-row>
        <table:table-row table:style-name="ro1" table:visibility="filter">
          <table:table-cell office:value-type="string">
            <text:p>1998-01-01</text:p>
          </table:table-cell>
          <table:table-cell office:value-type="float" office:value="970.429993">
            <text:p>970.429993</text:p>
          </table:table-cell>
          <table:table-cell office:value-type="float" office:value="992.650024">
            <text:p>992.650024</text:p>
          </table:table-cell>
          <table:table-cell office:value-type="float" office:value="912.830017">
            <text:p>912.830017</text:p>
          </table:table-cell>
          <table:table-cell table:number-columns-repeated="2" office:value-type="float" office:value="980.280029">
            <text:p>980.280029</text:p>
          </table:table-cell>
          <table:table-cell office:value-type="float" office:value="12733830000">
            <text:p>12733830000</text:p>
          </table:table-cell>
        </table:table-row>
        <table:table-row table:style-name="ro1" table:visibility="filter">
          <table:table-cell office:value-type="string">
            <text:p>1998-02-01</text:p>
          </table:table-cell>
          <table:table-cell office:value-type="float" office:value="980.280029">
            <text:p>980.280029</text:p>
          </table:table-cell>
          <table:table-cell office:value-type="float" office:value="1051.660034">
            <text:p>1051.660034</text:p>
          </table:table-cell>
          <table:table-cell office:value-type="float" office:value="980.280029">
            <text:p>980.280029</text:p>
          </table:table-cell>
          <table:table-cell table:number-columns-repeated="2" office:value-type="float" office:value="1049.339966">
            <text:p>1049.339966</text:p>
          </table:table-cell>
          <table:table-cell office:value-type="float" office:value="11656550000">
            <text:p>11656550000</text:p>
          </table:table-cell>
        </table:table-row>
        <table:table-row table:style-name="ro1" table:visibility="filter">
          <table:table-cell office:value-type="string">
            <text:p>1998-03-01</text:p>
          </table:table-cell>
          <table:table-cell office:value-type="float" office:value="1049.339966">
            <text:p>1049.339966</text:p>
          </table:table-cell>
          <table:table-cell office:value-type="float" office:value="1113.069946">
            <text:p>1113.069946</text:p>
          </table:table-cell>
          <table:table-cell office:value-type="float" office:value="1030.869995">
            <text:p>1030.869995</text:p>
          </table:table-cell>
          <table:table-cell table:number-columns-repeated="2" office:value-type="float" office:value="1101.75">
            <text:p>1101.75</text:p>
          </table:table-cell>
          <table:table-cell office:value-type="float" office:value="13719590000">
            <text:p>13719590000</text:p>
          </table:table-cell>
        </table:table-row>
        <table:table-row table:style-name="ro1">
          <table:table-cell office:value-type="string">
            <text:p>1998-04-01</text:p>
          </table:table-cell>
          <table:table-cell office:value-type="float" office:value="1101.75">
            <text:p>1101.75</text:p>
          </table:table-cell>
          <table:table-cell office:value-type="float" office:value="1132.97998">
            <text:p>1132.97998</text:p>
          </table:table-cell>
          <table:table-cell office:value-type="float" office:value="1076.699951">
            <text:p>1076.699951</text:p>
          </table:table-cell>
          <table:table-cell table:number-columns-repeated="2" office:value-type="float" office:value="1111.75">
            <text:p>1111.75</text:p>
          </table:table-cell>
          <table:table-cell office:value-type="float" office:value="13656060000">
            <text:p>13656060000</text:p>
          </table:table-cell>
        </table:table-row>
        <table:table-row table:style-name="ro1" table:visibility="filter">
          <table:table-cell office:value-type="string">
            <text:p>1998-05-01</text:p>
          </table:table-cell>
          <table:table-cell office:value-type="float" office:value="1111.75">
            <text:p>1111.75</text:p>
          </table:table-cell>
          <table:table-cell office:value-type="float" office:value="1130.52002">
            <text:p>1130.52002</text:p>
          </table:table-cell>
          <table:table-cell office:value-type="float" office:value="1074.390015">
            <text:p>1074.390015</text:p>
          </table:table-cell>
          <table:table-cell table:number-columns-repeated="2" office:value-type="float" office:value="1090.819946">
            <text:p>1090.819946</text:p>
          </table:table-cell>
          <table:table-cell office:value-type="float" office:value="11477140000">
            <text:p>11477140000</text:p>
          </table:table-cell>
        </table:table-row>
        <table:table-row table:style-name="ro1" table:visibility="filter">
          <table:table-cell office:value-type="string">
            <text:p>1998-06-01</text:p>
          </table:table-cell>
          <table:table-cell office:value-type="float" office:value="1090.819946">
            <text:p>1090.819946</text:p>
          </table:table-cell>
          <table:table-cell office:value-type="float" office:value="1145.150024">
            <text:p>1145.150024</text:p>
          </table:table-cell>
          <table:table-cell office:value-type="float" office:value="1074.670044">
            <text:p>1074.670044</text:p>
          </table:table-cell>
          <table:table-cell table:number-columns-repeated="2" office:value-type="float" office:value="1133.839966">
            <text:p>1133.839966</text:p>
          </table:table-cell>
          <table:table-cell office:value-type="float" office:value="13551970000">
            <text:p>13551970000</text:p>
          </table:table-cell>
        </table:table-row>
        <table:table-row table:style-name="ro1" table:visibility="filter">
          <table:table-cell office:value-type="string">
            <text:p>1998-07-01</text:p>
          </table:table-cell>
          <table:table-cell office:value-type="float" office:value="1133.839966">
            <text:p>1133.839966</text:p>
          </table:table-cell>
          <table:table-cell office:value-type="float" office:value="1190.579956">
            <text:p>1190.579956</text:p>
          </table:table-cell>
          <table:table-cell office:value-type="float" office:value="1114.300049">
            <text:p>1114.300049</text:p>
          </table:table-cell>
          <table:table-cell table:number-columns-repeated="2" office:value-type="float" office:value="1120.670044">
            <text:p>1120.670044</text:p>
          </table:table-cell>
          <table:table-cell office:value-type="float" office:value="14194800000">
            <text:p>14194800000</text:p>
          </table:table-cell>
        </table:table-row>
        <table:table-row table:style-name="ro1" table:visibility="filter">
          <table:table-cell office:value-type="string">
            <text:p>1998-08-01</text:p>
          </table:table-cell>
          <table:table-cell office:value-type="float" office:value="1120.670044">
            <text:p>1120.670044</text:p>
          </table:table-cell>
          <table:table-cell office:value-type="float" office:value="1121.790039">
            <text:p>1121.790039</text:p>
          </table:table-cell>
          <table:table-cell table:number-columns-repeated="3" office:value-type="float" office:value="957.280029">
            <text:p>957.280029</text:p>
          </table:table-cell>
          <table:table-cell office:value-type="float" office:value="15071550000">
            <text:p>15071550000</text:p>
          </table:table-cell>
        </table:table-row>
        <table:table-row table:style-name="ro1" table:visibility="filter">
          <table:table-cell office:value-type="string">
            <text:p>1998-09-01</text:p>
          </table:table-cell>
          <table:table-cell office:value-type="float" office:value="957.280029">
            <text:p>957.280029</text:p>
          </table:table-cell>
          <table:table-cell office:value-type="float" office:value="1066.109985">
            <text:p>1066.109985</text:p>
          </table:table-cell>
          <table:table-cell office:value-type="float" office:value="939.97998">
            <text:p>939.97998</text:p>
          </table:table-cell>
          <table:table-cell table:number-columns-repeated="2" office:value-type="float" office:value="1017.01001">
            <text:p>1017.01001</text:p>
          </table:table-cell>
          <table:table-cell office:value-type="float" office:value="16714080000">
            <text:p>16714080000</text:p>
          </table:table-cell>
        </table:table-row>
        <table:table-row table:style-name="ro1" table:visibility="filter">
          <table:table-cell office:value-type="string">
            <text:p>1998-10-01</text:p>
          </table:table-cell>
          <table:table-cell office:value-type="float" office:value="1017.01001">
            <text:p>1017.01001</text:p>
          </table:table-cell>
          <table:table-cell office:value-type="float" office:value="1103.780029">
            <text:p>1103.780029</text:p>
          </table:table-cell>
          <table:table-cell office:value-type="float" office:value="923.320007">
            <text:p>923.320007</text:p>
          </table:table-cell>
          <table:table-cell table:number-columns-repeated="2" office:value-type="float" office:value="1098.670044">
            <text:p>1098.670044</text:p>
          </table:table-cell>
          <table:table-cell office:value-type="float" office:value="18001650000">
            <text:p>18001650000</text:p>
          </table:table-cell>
        </table:table-row>
        <table:table-row table:style-name="ro1" table:visibility="filter">
          <table:table-cell office:value-type="string">
            <text:p>1998-11-01</text:p>
          </table:table-cell>
          <table:table-cell office:value-type="float" office:value="1098.670044">
            <text:p>1098.670044</text:p>
          </table:table-cell>
          <table:table-cell office:value-type="float" office:value="1192.969971">
            <text:p>1192.969971</text:p>
          </table:table-cell>
          <table:table-cell office:value-type="float" office:value="1098.670044">
            <text:p>1098.670044</text:p>
          </table:table-cell>
          <table:table-cell table:number-columns-repeated="2" office:value-type="float" office:value="1163.630005">
            <text:p>1163.630005</text:p>
          </table:table-cell>
          <table:table-cell office:value-type="float" office:value="13451280000">
            <text:p>13451280000</text:p>
          </table:table-cell>
        </table:table-row>
        <table:table-row table:style-name="ro1" table:visibility="filter">
          <table:table-cell office:value-type="string">
            <text:p>1998-12-01</text:p>
          </table:table-cell>
          <table:table-cell office:value-type="float" office:value="1163.630005">
            <text:p>1163.630005</text:p>
          </table:table-cell>
          <table:table-cell office:value-type="float" office:value="1244.930054">
            <text:p>1244.930054</text:p>
          </table:table-cell>
          <table:table-cell office:value-type="float" office:value="1136.890015">
            <text:p>1136.890015</text:p>
          </table:table-cell>
          <table:table-cell table:number-columns-repeated="2" office:value-type="float" office:value="1229.22998">
            <text:p>1229.22998</text:p>
          </table:table-cell>
          <table:table-cell office:value-type="float" office:value="15181450000">
            <text:p>15181450000</text:p>
          </table:table-cell>
        </table:table-row>
        <table:table-row table:style-name="ro1" table:visibility="filter">
          <table:table-cell office:value-type="string">
            <text:p>1999-01-01</text:p>
          </table:table-cell>
          <table:table-cell office:value-type="float" office:value="1229.22998">
            <text:p>1229.22998</text:p>
          </table:table-cell>
          <table:table-cell office:value-type="float" office:value="1280.369995">
            <text:p>1280.369995</text:p>
          </table:table-cell>
          <table:table-cell office:value-type="float" office:value="1205.459961">
            <text:p>1205.459961</text:p>
          </table:table-cell>
          <table:table-cell table:number-columns-repeated="2" office:value-type="float" office:value="1279.640015">
            <text:p>1279.640015</text:p>
          </table:table-cell>
          <table:table-cell office:value-type="float" office:value="16213500000">
            <text:p>16213500000</text:p>
          </table:table-cell>
        </table:table-row>
        <table:table-row table:style-name="ro1" table:visibility="filter">
          <table:table-cell office:value-type="string">
            <text:p>1999-02-01</text:p>
          </table:table-cell>
          <table:table-cell office:value-type="float" office:value="1279.640015">
            <text:p>1279.640015</text:p>
          </table:table-cell>
          <table:table-cell office:value-type="float" office:value="1283.839966">
            <text:p>1283.839966</text:p>
          </table:table-cell>
          <table:table-cell office:value-type="float" office:value="1211.890015">
            <text:p>1211.890015</text:p>
          </table:table-cell>
          <table:table-cell table:number-columns-repeated="2" office:value-type="float" office:value="1238.329956">
            <text:p>1238.329956</text:p>
          </table:table-cell>
          <table:table-cell office:value-type="float" office:value="14555860000">
            <text:p>14555860000</text:p>
          </table:table-cell>
        </table:table-row>
        <table:table-row table:style-name="ro1" table:visibility="filter">
          <table:table-cell office:value-type="string">
            <text:p>1999-03-01</text:p>
          </table:table-cell>
          <table:table-cell office:value-type="float" office:value="1238.329956">
            <text:p>1238.329956</text:p>
          </table:table-cell>
          <table:table-cell office:value-type="float" office:value="1323.819946">
            <text:p>1323.819946</text:p>
          </table:table-cell>
          <table:table-cell office:value-type="float" office:value="1216.030029">
            <text:p>1216.030029</text:p>
          </table:table-cell>
          <table:table-cell table:number-columns-repeated="2" office:value-type="float" office:value="1286.369995">
            <text:p>1286.369995</text:p>
          </table:table-cell>
          <table:table-cell office:value-type="float" office:value="18002500000">
            <text:p>18002500000</text:p>
          </table:table-cell>
        </table:table-row>
        <table:table-row table:style-name="ro1">
          <table:table-cell office:value-type="string">
            <text:p>1999-04-01</text:p>
          </table:table-cell>
          <table:table-cell office:value-type="float" office:value="1286.369995">
            <text:p>1286.369995</text:p>
          </table:table-cell>
          <table:table-cell office:value-type="float" office:value="1371.560059">
            <text:p>1371.560059</text:p>
          </table:table-cell>
          <table:table-cell office:value-type="float" office:value="1282.560059">
            <text:p>1282.560059</text:p>
          </table:table-cell>
          <table:table-cell table:number-columns-repeated="2" office:value-type="float" office:value="1335.180054">
            <text:p>1335.180054</text:p>
          </table:table-cell>
          <table:table-cell office:value-type="float" office:value="18523200000">
            <text:p>18523200000</text:p>
          </table:table-cell>
        </table:table-row>
        <table:table-row table:style-name="ro1" table:visibility="filter">
          <table:table-cell office:value-type="string">
            <text:p>1999-05-01</text:p>
          </table:table-cell>
          <table:table-cell office:value-type="float" office:value="1335.180054">
            <text:p>1335.180054</text:p>
          </table:table-cell>
          <table:table-cell office:value-type="float" office:value="1375.97998">
            <text:p>1375.97998</text:p>
          </table:table-cell>
          <table:table-cell office:value-type="float" office:value="1277.310059">
            <text:p>1277.310059</text:p>
          </table:table-cell>
          <table:table-cell table:number-columns-repeated="2" office:value-type="float" office:value="1301.839966">
            <text:p>1301.839966</text:p>
          </table:table-cell>
          <table:table-cell office:value-type="float" office:value="15880260000">
            <text:p>15880260000</text:p>
          </table:table-cell>
        </table:table-row>
        <table:table-row table:style-name="ro1" table:visibility="filter">
          <table:table-cell office:value-type="string">
            <text:p>1999-06-01</text:p>
          </table:table-cell>
          <table:table-cell office:value-type="float" office:value="1301.839966">
            <text:p>1301.839966</text:p>
          </table:table-cell>
          <table:table-cell office:value-type="float" office:value="1372.930054">
            <text:p>1372.930054</text:p>
          </table:table-cell>
          <table:table-cell office:value-type="float" office:value="1277.469971">
            <text:p>1277.469971</text:p>
          </table:table-cell>
          <table:table-cell table:number-columns-repeated="2" office:value-type="float" office:value="1372.709961">
            <text:p>1372.709961</text:p>
          </table:table-cell>
          <table:table-cell office:value-type="float" office:value="16079170000">
            <text:p>16079170000</text:p>
          </table:table-cell>
        </table:table-row>
        <table:table-row table:style-name="ro1" table:visibility="filter">
          <table:table-cell office:value-type="string">
            <text:p>1999-07-01</text:p>
          </table:table-cell>
          <table:table-cell office:value-type="float" office:value="1372.709961">
            <text:p>1372.709961</text:p>
          </table:table-cell>
          <table:table-cell office:value-type="float" office:value="1420.329956">
            <text:p>1420.329956</text:p>
          </table:table-cell>
          <table:table-cell office:value-type="float" office:value="1328.48999">
            <text:p>1328.48999</text:p>
          </table:table-cell>
          <table:table-cell table:number-columns-repeated="2" office:value-type="float" office:value="1328.719971">
            <text:p>1328.719971</text:p>
          </table:table-cell>
          <table:table-cell office:value-type="float" office:value="15332930000">
            <text:p>15332930000</text:p>
          </table:table-cell>
        </table:table-row>
        <table:table-row table:style-name="ro1" table:visibility="filter">
          <table:table-cell office:value-type="string">
            <text:p>1999-08-01</text:p>
          </table:table-cell>
          <table:table-cell office:value-type="float" office:value="1328.719971">
            <text:p>1328.719971</text:p>
          </table:table-cell>
          <table:table-cell office:value-type="float" office:value="1382.839966">
            <text:p>1382.839966</text:p>
          </table:table-cell>
          <table:table-cell office:value-type="float" office:value="1267.72998">
            <text:p>1267.72998</text:p>
          </table:table-cell>
          <table:table-cell table:number-columns-repeated="2" office:value-type="float" office:value="1320.410034">
            <text:p>1320.410034</text:p>
          </table:table-cell>
          <table:table-cell office:value-type="float" office:value="15818550000">
            <text:p>15818550000</text:p>
          </table:table-cell>
        </table:table-row>
        <table:table-row table:style-name="ro1" table:visibility="filter">
          <table:table-cell office:value-type="string">
            <text:p>1999-09-01</text:p>
          </table:table-cell>
          <table:table-cell office:value-type="float" office:value="1320.410034">
            <text:p>1320.410034</text:p>
          </table:table-cell>
          <table:table-cell office:value-type="float" office:value="1361.390015">
            <text:p>1361.390015</text:p>
          </table:table-cell>
          <table:table-cell office:value-type="float" office:value="1256.26001">
            <text:p>1256.26001</text:p>
          </table:table-cell>
          <table:table-cell table:number-columns-repeated="2" office:value-type="float" office:value="1282.709961">
            <text:p>1282.709961</text:p>
          </table:table-cell>
          <table:table-cell office:value-type="float" office:value="16438700000">
            <text:p>16438700000</text:p>
          </table:table-cell>
        </table:table-row>
        <table:table-row table:style-name="ro1" table:visibility="filter">
          <table:table-cell office:value-type="string">
            <text:p>1999-10-01</text:p>
          </table:table-cell>
          <table:table-cell office:value-type="float" office:value="1282.709961">
            <text:p>1282.709961</text:p>
          </table:table-cell>
          <table:table-cell office:value-type="float" office:value="1373.170044">
            <text:p>1373.170044</text:p>
          </table:table-cell>
          <table:table-cell office:value-type="float" office:value="1233.699951">
            <text:p>1233.699951</text:p>
          </table:table-cell>
          <table:table-cell table:number-columns-repeated="2" office:value-type="float" office:value="1362.930054">
            <text:p>1362.930054</text:p>
          </table:table-cell>
          <table:table-cell office:value-type="float" office:value="18832000000">
            <text:p>18832000000</text:p>
          </table:table-cell>
        </table:table-row>
        <table:table-row table:style-name="ro1" table:visibility="filter">
          <table:table-cell office:value-type="string">
            <text:p>1999-11-01</text:p>
          </table:table-cell>
          <table:table-cell office:value-type="float" office:value="1362.930054">
            <text:p>1362.930054</text:p>
          </table:table-cell>
          <table:table-cell office:value-type="float" office:value="1425.310059">
            <text:p>1425.310059</text:p>
          </table:table-cell>
          <table:table-cell office:value-type="float" office:value="1346.410034">
            <text:p>1346.410034</text:p>
          </table:table-cell>
          <table:table-cell table:number-columns-repeated="2" office:value-type="float" office:value="1388.910034">
            <text:p>1388.910034</text:p>
          </table:table-cell>
          <table:table-cell office:value-type="float" office:value="18384820000">
            <text:p>18384820000</text:p>
          </table:table-cell>
        </table:table-row>
        <table:table-row table:style-name="ro1" table:visibility="filter">
          <table:table-cell office:value-type="string">
            <text:p>1999-12-01</text:p>
          </table:table-cell>
          <table:table-cell office:value-type="float" office:value="1388.910034">
            <text:p>1388.910034</text:p>
          </table:table-cell>
          <table:table-cell office:value-type="float" office:value="1473.099976">
            <text:p>1473.099976</text:p>
          </table:table-cell>
          <table:table-cell office:value-type="float" office:value="1387.380005">
            <text:p>1387.380005</text:p>
          </table:table-cell>
          <table:table-cell table:number-columns-repeated="2" office:value-type="float" office:value="1469.25">
            <text:p>1469.25</text:p>
          </table:table-cell>
          <table:table-cell office:value-type="float" office:value="19640690000">
            <text:p>19640690000</text:p>
          </table:table-cell>
        </table:table-row>
        <table:table-row table:style-name="ro1" table:visibility="filter">
          <table:table-cell office:value-type="string">
            <text:p>2000-01-01</text:p>
          </table:table-cell>
          <table:table-cell office:value-type="float" office:value="1469.25">
            <text:p>1469.25</text:p>
          </table:table-cell>
          <table:table-cell office:value-type="float" office:value="1478">
            <text:p>1478</text:p>
          </table:table-cell>
          <table:table-cell office:value-type="float" office:value="1350.140015">
            <text:p>1350.140015</text:p>
          </table:table-cell>
          <table:table-cell table:number-columns-repeated="2" office:value-type="float" office:value="1394.459961">
            <text:p>1394.459961</text:p>
          </table:table-cell>
          <table:table-cell office:value-type="float" office:value="21494400000">
            <text:p>21494400000</text:p>
          </table:table-cell>
        </table:table-row>
        <table:table-row table:style-name="ro1" table:visibility="filter">
          <table:table-cell office:value-type="string">
            <text:p>2000-02-01</text:p>
          </table:table-cell>
          <table:table-cell office:value-type="float" office:value="1394.459961">
            <text:p>1394.459961</text:p>
          </table:table-cell>
          <table:table-cell office:value-type="float" office:value="1444.550049">
            <text:p>1444.550049</text:p>
          </table:table-cell>
          <table:table-cell office:value-type="float" office:value="1325.069946">
            <text:p>1325.069946</text:p>
          </table:table-cell>
          <table:table-cell table:number-columns-repeated="2" office:value-type="float" office:value="1366.420044">
            <text:p>1366.420044</text:p>
          </table:table-cell>
          <table:table-cell office:value-type="float" office:value="20912000000">
            <text:p>20912000000</text:p>
          </table:table-cell>
        </table:table-row>
        <table:table-row table:style-name="ro1" table:visibility="filter">
          <table:table-cell office:value-type="string">
            <text:p>2000-03-01</text:p>
          </table:table-cell>
          <table:table-cell office:value-type="float" office:value="1366.420044">
            <text:p>1366.420044</text:p>
          </table:table-cell>
          <table:table-cell office:value-type="float" office:value="1552.869995">
            <text:p>1552.869995</text:p>
          </table:table-cell>
          <table:table-cell office:value-type="float" office:value="1346.619995">
            <text:p>1346.619995</text:p>
          </table:table-cell>
          <table:table-cell table:number-columns-repeated="2" office:value-type="float" office:value="1498.579956">
            <text:p>1498.579956</text:p>
          </table:table-cell>
          <table:table-cell office:value-type="float" office:value="26156200000">
            <text:p>26156200000</text:p>
          </table:table-cell>
        </table:table-row>
        <table:table-row table:style-name="ro1">
          <table:table-cell office:value-type="string">
            <text:p>2000-04-01</text:p>
          </table:table-cell>
          <table:table-cell office:value-type="float" office:value="1498.579956">
            <text:p>1498.579956</text:p>
          </table:table-cell>
          <table:table-cell office:value-type="float" office:value="1527.189941">
            <text:p>1527.189941</text:p>
          </table:table-cell>
          <table:table-cell office:value-type="float" office:value="1339.400024">
            <text:p>1339.400024</text:p>
          </table:table-cell>
          <table:table-cell table:number-columns-repeated="2" office:value-type="float" office:value="1452.430054">
            <text:p>1452.430054</text:p>
          </table:table-cell>
          <table:table-cell office:value-type="float" office:value="20106460000">
            <text:p>20106460000</text:p>
          </table:table-cell>
        </table:table-row>
        <table:table-row table:style-name="ro1" table:visibility="filter">
          <table:table-cell office:value-type="string">
            <text:p>2000-05-01</text:p>
          </table:table-cell>
          <table:table-cell office:value-type="float" office:value="1452.430054">
            <text:p>1452.430054</text:p>
          </table:table-cell>
          <table:table-cell office:value-type="float" office:value="1481.51001">
            <text:p>1481.51001</text:p>
          </table:table-cell>
          <table:table-cell office:value-type="float" office:value="1361.089966">
            <text:p>1361.089966</text:p>
          </table:table-cell>
          <table:table-cell table:number-columns-repeated="2" office:value-type="float" office:value="1420.599976">
            <text:p>1420.599976</text:p>
          </table:table-cell>
          <table:table-cell office:value-type="float" office:value="19898300000">
            <text:p>19898300000</text:p>
          </table:table-cell>
        </table:table-row>
        <table:table-row table:style-name="ro1" table:visibility="filter">
          <table:table-cell office:value-type="string">
            <text:p>2000-06-01</text:p>
          </table:table-cell>
          <table:table-cell office:value-type="float" office:value="1420.599976">
            <text:p>1420.599976</text:p>
          </table:table-cell>
          <table:table-cell office:value-type="float" office:value="1488.930054">
            <text:p>1488.930054</text:p>
          </table:table-cell>
          <table:table-cell office:value-type="float" office:value="1420.599976">
            <text:p>1420.599976</text:p>
          </table:table-cell>
          <table:table-cell table:number-columns-repeated="2" office:value-type="float" office:value="1454.599976">
            <text:p>1454.599976</text:p>
          </table:table-cell>
          <table:table-cell office:value-type="float" office:value="21738300000">
            <text:p>21738300000</text:p>
          </table:table-cell>
        </table:table-row>
        <table:table-row table:style-name="ro1" table:visibility="filter">
          <table:table-cell office:value-type="string">
            <text:p>2000-07-01</text:p>
          </table:table-cell>
          <table:table-cell office:value-type="float" office:value="1454.599976">
            <text:p>1454.599976</text:p>
          </table:table-cell>
          <table:table-cell office:value-type="float" office:value="1517.319946">
            <text:p>1517.319946</text:p>
          </table:table-cell>
          <table:table-cell office:value-type="float" office:value="1413.890015">
            <text:p>1413.890015</text:p>
          </table:table-cell>
          <table:table-cell table:number-columns-repeated="2" office:value-type="float" office:value="1430.829956">
            <text:p>1430.829956</text:p>
          </table:table-cell>
          <table:table-cell office:value-type="float" office:value="19089100000">
            <text:p>19089100000</text:p>
          </table:table-cell>
        </table:table-row>
        <table:table-row table:style-name="ro1" table:visibility="filter">
          <table:table-cell office:value-type="string">
            <text:p>2000-08-01</text:p>
          </table:table-cell>
          <table:table-cell office:value-type="float" office:value="1430.829956">
            <text:p>1430.829956</text:p>
          </table:table-cell>
          <table:table-cell office:value-type="float" office:value="1525.209961">
            <text:p>1525.209961</text:p>
          </table:table-cell>
          <table:table-cell office:value-type="float" office:value="1425.430054">
            <text:p>1425.430054</text:p>
          </table:table-cell>
          <table:table-cell table:number-columns-repeated="2" office:value-type="float" office:value="1517.680054">
            <text:p>1517.680054</text:p>
          </table:table-cell>
          <table:table-cell office:value-type="float" office:value="20363700000">
            <text:p>20363700000</text:p>
          </table:table-cell>
        </table:table-row>
        <table:table-row table:style-name="ro1" table:visibility="filter">
          <table:table-cell office:value-type="string">
            <text:p>2000-09-01</text:p>
          </table:table-cell>
          <table:table-cell office:value-type="float" office:value="1517.680054">
            <text:p>1517.680054</text:p>
          </table:table-cell>
          <table:table-cell office:value-type="float" office:value="1530.089966">
            <text:p>1530.089966</text:p>
          </table:table-cell>
          <table:table-cell office:value-type="float" office:value="1419.439941">
            <text:p>1419.439941</text:p>
          </table:table-cell>
          <table:table-cell table:number-columns-repeated="2" office:value-type="float" office:value="1436.51001">
            <text:p>1436.51001</text:p>
          </table:table-cell>
          <table:table-cell office:value-type="float" office:value="20838300000">
            <text:p>20838300000</text:p>
          </table:table-cell>
        </table:table-row>
        <table:table-row table:style-name="ro1" table:visibility="filter">
          <table:table-cell office:value-type="string">
            <text:p>2000-10-01</text:p>
          </table:table-cell>
          <table:table-cell office:value-type="float" office:value="1436.52002">
            <text:p>1436.52002</text:p>
          </table:table-cell>
          <table:table-cell office:value-type="float" office:value="1454.819946">
            <text:p>1454.819946</text:p>
          </table:table-cell>
          <table:table-cell office:value-type="float" office:value="1305.790039">
            <text:p>1305.790039</text:p>
          </table:table-cell>
          <table:table-cell table:number-columns-repeated="2" office:value-type="float" office:value="1429.400024">
            <text:p>1429.400024</text:p>
          </table:table-cell>
          <table:table-cell office:value-type="float" office:value="25951400000">
            <text:p>25951400000</text:p>
          </table:table-cell>
        </table:table-row>
        <table:table-row table:style-name="ro1" table:visibility="filter">
          <table:table-cell office:value-type="string">
            <text:p>2000-11-01</text:p>
          </table:table-cell>
          <table:table-cell office:value-type="float" office:value="1429.400024">
            <text:p>1429.400024</text:p>
          </table:table-cell>
          <table:table-cell office:value-type="float" office:value="1438.459961">
            <text:p>1438.459961</text:p>
          </table:table-cell>
          <table:table-cell office:value-type="float" office:value="1294.900024">
            <text:p>1294.900024</text:p>
          </table:table-cell>
          <table:table-cell table:number-columns-repeated="2" office:value-type="float" office:value="1314.949951">
            <text:p>1314.949951</text:p>
          </table:table-cell>
          <table:table-cell office:value-type="float" office:value="20532300000">
            <text:p>20532300000</text:p>
          </table:table-cell>
        </table:table-row>
        <table:table-row table:style-name="ro1" table:visibility="filter">
          <table:table-cell office:value-type="string">
            <text:p>2000-12-01</text:p>
          </table:table-cell>
          <table:table-cell office:value-type="float" office:value="1314.949951">
            <text:p>1314.949951</text:p>
          </table:table-cell>
          <table:table-cell office:value-type="float" office:value="1389.050049">
            <text:p>1389.050049</text:p>
          </table:table-cell>
          <table:table-cell office:value-type="float" office:value="1254.069946">
            <text:p>1254.069946</text:p>
          </table:table-cell>
          <table:table-cell table:number-columns-repeated="2" office:value-type="float" office:value="1320.280029">
            <text:p>1320.280029</text:p>
          </table:table-cell>
          <table:table-cell office:value-type="float" office:value="23610800000">
            <text:p>23610800000</text:p>
          </table:table-cell>
        </table:table-row>
        <table:table-row table:style-name="ro1" table:visibility="filter">
          <table:table-cell office:value-type="string">
            <text:p>2001-01-01</text:p>
          </table:table-cell>
          <table:table-cell office:value-type="float" office:value="1320.280029">
            <text:p>1320.280029</text:p>
          </table:table-cell>
          <table:table-cell office:value-type="float" office:value="1383.369995">
            <text:p>1383.369995</text:p>
          </table:table-cell>
          <table:table-cell office:value-type="float" office:value="1274.619995">
            <text:p>1274.619995</text:p>
          </table:table-cell>
          <table:table-cell table:number-columns-repeated="2" office:value-type="float" office:value="1366.01001">
            <text:p>1366.01001</text:p>
          </table:table-cell>
          <table:table-cell office:value-type="float" office:value="27829800000">
            <text:p>27829800000</text:p>
          </table:table-cell>
        </table:table-row>
        <table:table-row table:style-name="ro1" table:visibility="filter">
          <table:table-cell office:value-type="string">
            <text:p>2001-02-01</text:p>
          </table:table-cell>
          <table:table-cell office:value-type="float" office:value="1366.01001">
            <text:p>1366.01001</text:p>
          </table:table-cell>
          <table:table-cell office:value-type="float" office:value="1376.380005">
            <text:p>1376.380005</text:p>
          </table:table-cell>
          <table:table-cell office:value-type="float" office:value="1215.439941">
            <text:p>1215.439941</text:p>
          </table:table-cell>
          <table:table-cell table:number-columns-repeated="2" office:value-type="float" office:value="1239.939941">
            <text:p>1239.939941</text:p>
          </table:table-cell>
          <table:table-cell office:value-type="float" office:value="21644400000">
            <text:p>21644400000</text:p>
          </table:table-cell>
        </table:table-row>
        <table:table-row table:style-name="ro1" table:visibility="filter">
          <table:table-cell office:value-type="string">
            <text:p>2001-03-01</text:p>
          </table:table-cell>
          <table:table-cell office:value-type="float" office:value="1239.939941">
            <text:p>1239.939941</text:p>
          </table:table-cell>
          <table:table-cell office:value-type="float" office:value="1267.420044">
            <text:p>1267.420044</text:p>
          </table:table-cell>
          <table:table-cell office:value-type="float" office:value="1081.189941">
            <text:p>1081.189941</text:p>
          </table:table-cell>
          <table:table-cell table:number-columns-repeated="2" office:value-type="float" office:value="1160.329956">
            <text:p>1160.329956</text:p>
          </table:table-cell>
          <table:table-cell office:value-type="float" office:value="27806610000">
            <text:p>27806610000</text:p>
          </table:table-cell>
        </table:table-row>
        <table:table-row table:style-name="ro1">
          <table:table-cell office:value-type="string">
            <text:p>2001-04-01</text:p>
          </table:table-cell>
          <table:table-cell office:value-type="float" office:value="1160.329956">
            <text:p>1160.329956</text:p>
          </table:table-cell>
          <table:table-cell office:value-type="float" office:value="1269.300049">
            <text:p>1269.300049</text:p>
          </table:table-cell>
          <table:table-cell office:value-type="float" office:value="1091.98999">
            <text:p>1091.98999</text:p>
          </table:table-cell>
          <table:table-cell table:number-columns-repeated="2" office:value-type="float" office:value="1249.459961">
            <text:p>1249.459961</text:p>
          </table:table-cell>
          <table:table-cell office:value-type="float" office:value="25409990000">
            <text:p>25409990000</text:p>
          </table:table-cell>
        </table:table-row>
        <table:table-row table:style-name="ro1" table:visibility="filter">
          <table:table-cell office:value-type="string">
            <text:p>2001-05-01</text:p>
          </table:table-cell>
          <table:table-cell office:value-type="float" office:value="1249.459961">
            <text:p>1249.459961</text:p>
          </table:table-cell>
          <table:table-cell office:value-type="float" office:value="1315.930054">
            <text:p>1315.930054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1255.819946">
            <text:p>1255.819946</text:p>
          </table:table-cell>
          <table:table-cell office:value-type="float" office:value="24525900000">
            <text:p>24525900000</text:p>
          </table:table-cell>
        </table:table-row>
        <table:table-row table:style-name="ro1" table:visibility="filter">
          <table:table-cell office:value-type="string">
            <text:p>2001-06-01</text:p>
          </table:table-cell>
          <table:table-cell office:value-type="float" office:value="1255.819946">
            <text:p>1255.819946</text:p>
          </table:table-cell>
          <table:table-cell office:value-type="float" office:value="1286.619995">
            <text:p>1286.619995</text:p>
          </table:table-cell>
          <table:table-cell office:value-type="float" office:value="1203.030029">
            <text:p>1203.030029</text:p>
          </table:table-cell>
          <table:table-cell table:number-columns-repeated="2" office:value-type="float" office:value="1224.380005">
            <text:p>1224.380005</text:p>
          </table:table-cell>
          <table:table-cell office:value-type="float" office:value="24748030000">
            <text:p>24748030000</text:p>
          </table:table-cell>
        </table:table-row>
        <table:table-row table:style-name="ro1" table:visibility="filter">
          <table:table-cell office:value-type="string">
            <text:p>2001-07-01</text:p>
          </table:table-cell>
          <table:table-cell office:value-type="float" office:value="1224.420044">
            <text:p>1224.420044</text:p>
          </table:table-cell>
          <table:table-cell office:value-type="float" office:value="1239.780029">
            <text:p>1239.780029</text:p>
          </table:table-cell>
          <table:table-cell office:value-type="float" office:value="1165.540039">
            <text:p>1165.540039</text:p>
          </table:table-cell>
          <table:table-cell table:number-columns-repeated="2" office:value-type="float" office:value="1211.22998">
            <text:p>1211.22998</text:p>
          </table:table-cell>
          <table:table-cell office:value-type="float" office:value="23793710000">
            <text:p>23793710000</text:p>
          </table:table-cell>
        </table:table-row>
        <table:table-row table:style-name="ro1" table:visibility="filter">
          <table:table-cell office:value-type="string">
            <text:p>2001-08-01</text:p>
          </table:table-cell>
          <table:table-cell office:value-type="float" office:value="1211.22998">
            <text:p>1211.22998</text:p>
          </table:table-cell>
          <table:table-cell office:value-type="float" office:value="1226.27002">
            <text:p>1226.27002</text:p>
          </table:table-cell>
          <table:table-cell office:value-type="float" office:value="1124.869995">
            <text:p>1124.869995</text:p>
          </table:table-cell>
          <table:table-cell table:number-columns-repeated="2" office:value-type="float" office:value="1133.579956">
            <text:p>1133.579956</text:p>
          </table:table-cell>
          <table:table-cell office:value-type="float" office:value="23359200000">
            <text:p>23359200000</text:p>
          </table:table-cell>
        </table:table-row>
        <table:table-row table:style-name="ro1" table:visibility="filter">
          <table:table-cell office:value-type="string">
            <text:p>2001-09-01</text:p>
          </table:table-cell>
          <table:table-cell office:value-type="float" office:value="1133.579956">
            <text:p>1133.579956</text:p>
          </table:table-cell>
          <table:table-cell office:value-type="float" office:value="1155.400024">
            <text:p>1155.400024</text:p>
          </table:table-cell>
          <table:table-cell office:value-type="float" office:value="944.75">
            <text:p>944.75</text:p>
          </table:table-cell>
          <table:table-cell table:number-columns-repeated="2" office:value-type="float" office:value="1040.939941">
            <text:p>1040.939941</text:p>
          </table:table-cell>
          <table:table-cell office:value-type="float" office:value="25025290000">
            <text:p>25025290000</text:p>
          </table:table-cell>
        </table:table-row>
        <table:table-row table:style-name="ro1" table:visibility="filter">
          <table:table-cell office:value-type="string">
            <text:p>2001-10-01</text:p>
          </table:table-cell>
          <table:table-cell office:value-type="float" office:value="1040.939941">
            <text:p>1040.939941</text:p>
          </table:table-cell>
          <table:table-cell office:value-type="float" office:value="1110.609985">
            <text:p>1110.609985</text:p>
          </table:table-cell>
          <table:table-cell office:value-type="float" office:value="1026.76001">
            <text:p>1026.76001</text:p>
          </table:table-cell>
          <table:table-cell table:number-columns-repeated="2" office:value-type="float" office:value="1059.780029">
            <text:p>1059.780029</text:p>
          </table:table-cell>
          <table:table-cell office:value-type="float" office:value="29951280000">
            <text:p>29951280000</text:p>
          </table:table-cell>
        </table:table-row>
        <table:table-row table:style-name="ro1" table:visibility="filter">
          <table:table-cell office:value-type="string">
            <text:p>2001-11-01</text:p>
          </table:table-cell>
          <table:table-cell office:value-type="float" office:value="1059.780029">
            <text:p>1059.780029</text:p>
          </table:table-cell>
          <table:table-cell office:value-type="float" office:value="1163.380005">
            <text:p>1163.380005</text:p>
          </table:table-cell>
          <table:table-cell office:value-type="float" office:value="1054.310059">
            <text:p>1054.310059</text:p>
          </table:table-cell>
          <table:table-cell table:number-columns-repeated="2" office:value-type="float" office:value="1139.449951">
            <text:p>1139.449951</text:p>
          </table:table-cell>
          <table:table-cell office:value-type="float" office:value="26330000000">
            <text:p>26330000000</text:p>
          </table:table-cell>
        </table:table-row>
        <table:table-row table:style-name="ro1" table:visibility="filter">
          <table:table-cell office:value-type="string">
            <text:p>2001-12-01</text:p>
          </table:table-cell>
          <table:table-cell office:value-type="float" office:value="1139.449951">
            <text:p>1139.449951</text:p>
          </table:table-cell>
          <table:table-cell office:value-type="float" office:value="1173.619995">
            <text:p>1173.619995</text:p>
          </table:table-cell>
          <table:table-cell office:value-type="float" office:value="1114.530029">
            <text:p>1114.530029</text:p>
          </table:table-cell>
          <table:table-cell table:number-columns-repeated="2" office:value-type="float" office:value="1148.079956">
            <text:p>1148.079956</text:p>
          </table:table-cell>
          <table:table-cell office:value-type="float" office:value="25128570000">
            <text:p>25128570000</text:p>
          </table:table-cell>
        </table:table-row>
        <table:table-row table:style-name="ro1" table:visibility="filter">
          <table:table-cell office:value-type="string">
            <text:p>2002-01-01</text:p>
          </table:table-cell>
          <table:table-cell office:value-type="float" office:value="1148.079956">
            <text:p>1148.079956</text:p>
          </table:table-cell>
          <table:table-cell office:value-type="float" office:value="1176.969971">
            <text:p>1176.969971</text:p>
          </table:table-cell>
          <table:table-cell office:value-type="float" office:value="1081.660034">
            <text:p>1081.660034</text:p>
          </table:table-cell>
          <table:table-cell table:number-columns-repeated="2" office:value-type="float" office:value="1130.199951">
            <text:p>1130.199951</text:p>
          </table:table-cell>
          <table:table-cell office:value-type="float" office:value="29746200000">
            <text:p>29746200000</text:p>
          </table:table-cell>
        </table:table-row>
        <table:table-row table:style-name="ro1" table:visibility="filter">
          <table:table-cell office:value-type="string">
            <text:p>2002-02-01</text:p>
          </table:table-cell>
          <table:table-cell table:number-columns-repeated="2" office:value-type="float" office:value="1130.199951">
            <text:p>1130.199951</text:p>
          </table:table-cell>
          <table:table-cell office:value-type="float" office:value="1074.359985">
            <text:p>1074.359985</text:p>
          </table:table-cell>
          <table:table-cell table:number-columns-repeated="2" office:value-type="float" office:value="1106.72998">
            <text:p>1106.72998</text:p>
          </table:table-cell>
          <table:table-cell office:value-type="float" office:value="26047600000">
            <text:p>26047600000</text:p>
          </table:table-cell>
        </table:table-row>
        <table:table-row table:style-name="ro1" table:visibility="filter">
          <table:table-cell office:value-type="string">
            <text:p>2002-03-01</text:p>
          </table:table-cell>
          <table:table-cell office:value-type="float" office:value="1106.72998">
            <text:p>1106.72998</text:p>
          </table:table-cell>
          <table:table-cell office:value-type="float" office:value="1173.939941">
            <text:p>1173.939941</text:p>
          </table:table-cell>
          <table:table-cell office:value-type="float" office:value="1106.72998">
            <text:p>1106.72998</text:p>
          </table:table-cell>
          <table:table-cell table:number-columns-repeated="2" office:value-type="float" office:value="1147.390015">
            <text:p>1147.390015</text:p>
          </table:table-cell>
          <table:table-cell office:value-type="float" office:value="26563200000">
            <text:p>26563200000</text:p>
          </table:table-cell>
        </table:table-row>
        <table:table-row table:style-name="ro1">
          <table:table-cell office:value-type="string">
            <text:p>2002-04-01</text:p>
          </table:table-cell>
          <table:table-cell office:value-type="float" office:value="1147.390015">
            <text:p>1147.390015</text:p>
          </table:table-cell>
          <table:table-cell office:value-type="float" office:value="1147.839966">
            <text:p>1147.839966</text:p>
          </table:table-cell>
          <table:table-cell office:value-type="float" office:value="1063.459961">
            <text:p>1063.459961</text:p>
          </table:table-cell>
          <table:table-cell table:number-columns-repeated="2" office:value-type="float" office:value="1076.920044">
            <text:p>1076.920044</text:p>
          </table:table-cell>
          <table:table-cell office:value-type="float" office:value="28568900000">
            <text:p>28568900000</text:p>
          </table:table-cell>
        </table:table-row>
        <table:table-row table:style-name="ro1" table:visibility="filter">
          <table:table-cell office:value-type="string">
            <text:p>2002-05-01</text:p>
          </table:table-cell>
          <table:table-cell office:value-type="float" office:value="1076.920044">
            <text:p>1076.920044</text:p>
          </table:table-cell>
          <table:table-cell office:value-type="float" office:value="1106.589966">
            <text:p>1106.589966</text:p>
          </table:table-cell>
          <table:table-cell office:value-type="float" office:value="1048.959961">
            <text:p>1048.959961</text:p>
          </table:table-cell>
          <table:table-cell table:number-columns-repeated="2" office:value-type="float" office:value="1067.140015">
            <text:p>1067.140015</text:p>
          </table:table-cell>
          <table:table-cell office:value-type="float" office:value="26905500000">
            <text:p>26905500000</text:p>
          </table:table-cell>
        </table:table-row>
        <table:table-row table:style-name="ro1" table:visibility="filter">
          <table:table-cell office:value-type="string">
            <text:p>2002-06-01</text:p>
          </table:table-cell>
          <table:table-cell office:value-type="float" office:value="1067.140015">
            <text:p>1067.140015</text:p>
          </table:table-cell>
          <table:table-cell office:value-type="float" office:value="1070.73999">
            <text:p>1070.73999</text:p>
          </table:table-cell>
          <table:table-cell office:value-type="float" office:value="952.919983">
            <text:p>952.919983</text:p>
          </table:table-cell>
          <table:table-cell table:number-columns-repeated="2" office:value-type="float" office:value="989.820007">
            <text:p>989.820007</text:p>
          </table:table-cell>
          <table:table-cell office:value-type="float" office:value="29981510000">
            <text:p>29981510000</text:p>
          </table:table-cell>
        </table:table-row>
        <table:table-row table:style-name="ro1" table:visibility="filter">
          <table:table-cell office:value-type="string">
            <text:p>2002-07-01</text:p>
          </table:table-cell>
          <table:table-cell office:value-type="float" office:value="989.820007">
            <text:p>989.820007</text:p>
          </table:table-cell>
          <table:table-cell office:value-type="float" office:value="994.460022">
            <text:p>994.460022</text:p>
          </table:table-cell>
          <table:table-cell office:value-type="float" office:value="775.679993">
            <text:p>775.679993</text:p>
          </table:table-cell>
          <table:table-cell table:number-columns-repeated="2" office:value-type="float" office:value="911.619995">
            <text:p>911.619995</text:p>
          </table:table-cell>
          <table:table-cell office:value-type="float" office:value="42228720000">
            <text:p>42228720000</text:p>
          </table:table-cell>
        </table:table-row>
        <table:table-row table:style-name="ro1" table:visibility="filter">
          <table:table-cell office:value-type="string">
            <text:p>2002-08-01</text:p>
          </table:table-cell>
          <table:table-cell office:value-type="float" office:value="911.619995">
            <text:p>911.619995</text:p>
          </table:table-cell>
          <table:table-cell office:value-type="float" office:value="965">
            <text:p>965</text:p>
          </table:table-cell>
          <table:table-cell office:value-type="float" office:value="833.440002">
            <text:p>833.440002</text:p>
          </table:table-cell>
          <table:table-cell table:number-columns-repeated="2" office:value-type="float" office:value="916.070007">
            <text:p>916.070007</text:p>
          </table:table-cell>
          <table:table-cell office:value-type="float" office:value="29298400000">
            <text:p>29298400000</text:p>
          </table:table-cell>
        </table:table-row>
        <table:table-row table:style-name="ro1" table:visibility="filter">
          <table:table-cell office:value-type="string">
            <text:p>2002-09-01</text:p>
          </table:table-cell>
          <table:table-cell office:value-type="float" office:value="916.070007">
            <text:p>916.070007</text:p>
          </table:table-cell>
          <table:table-cell office:value-type="float" office:value="924.02002">
            <text:p>924.02002</text:p>
          </table:table-cell>
          <table:table-cell office:value-type="float" office:value="800.200012">
            <text:p>800.200012</text:p>
          </table:table-cell>
          <table:table-cell table:number-columns-repeated="2" office:value-type="float" office:value="815.280029">
            <text:p>815.280029</text:p>
          </table:table-cell>
          <table:table-cell office:value-type="float" office:value="27723710000">
            <text:p>27723710000</text:p>
          </table:table-cell>
        </table:table-row>
        <table:table-row table:style-name="ro1" table:visibility="filter">
          <table:table-cell office:value-type="string">
            <text:p>2002-10-01</text:p>
          </table:table-cell>
          <table:table-cell office:value-type="float" office:value="815.280029">
            <text:p>815.280029</text:p>
          </table:table-cell>
          <table:table-cell office:value-type="float" office:value="907.440002">
            <text:p>907.440002</text:p>
          </table:table-cell>
          <table:table-cell office:value-type="float" office:value="768.630005">
            <text:p>768.630005</text:p>
          </table:table-cell>
          <table:table-cell table:number-columns-repeated="2" office:value-type="float" office:value="885.76001">
            <text:p>885.76001</text:p>
          </table:table-cell>
          <table:table-cell office:value-type="float" office:value="37856310000">
            <text:p>37856310000</text:p>
          </table:table-cell>
        </table:table-row>
        <table:table-row table:style-name="ro1" table:visibility="filter">
          <table:table-cell office:value-type="string">
            <text:p>2002-11-01</text:p>
          </table:table-cell>
          <table:table-cell office:value-type="float" office:value="885.76001">
            <text:p>885.76001</text:p>
          </table:table-cell>
          <table:table-cell office:value-type="float" office:value="941.820007">
            <text:p>941.820007</text:p>
          </table:table-cell>
          <table:table-cell office:value-type="float" office:value="872.049988">
            <text:p>872.049988</text:p>
          </table:table-cell>
          <table:table-cell table:number-columns-repeated="2" office:value-type="float" office:value="936.309998">
            <text:p>936.309998</text:p>
          </table:table-cell>
          <table:table-cell office:value-type="float" office:value="29200960000">
            <text:p>29200960000</text:p>
          </table:table-cell>
        </table:table-row>
        <table:table-row table:style-name="ro1" table:visibility="filter">
          <table:table-cell office:value-type="string">
            <text:p>2002-12-01</text:p>
          </table:table-cell>
          <table:table-cell office:value-type="float" office:value="936.309998">
            <text:p>936.309998</text:p>
          </table:table-cell>
          <table:table-cell office:value-type="float" office:value="954.280029">
            <text:p>954.280029</text:p>
          </table:table-cell>
          <table:table-cell office:value-type="float" office:value="869.450012">
            <text:p>869.450012</text:p>
          </table:table-cell>
          <table:table-cell table:number-columns-repeated="2" office:value-type="float" office:value="879.820007">
            <text:p>879.820007</text:p>
          </table:table-cell>
          <table:table-cell office:value-type="float" office:value="25993640000">
            <text:p>25993640000</text:p>
          </table:table-cell>
        </table:table-row>
        <table:table-row table:style-name="ro1" table:visibility="filter">
          <table:table-cell office:value-type="string">
            <text:p>2003-01-01</text:p>
          </table:table-cell>
          <table:table-cell office:value-type="float" office:value="879.820007">
            <text:p>879.820007</text:p>
          </table:table-cell>
          <table:table-cell office:value-type="float" office:value="935.049988">
            <text:p>935.049988</text:p>
          </table:table-cell>
          <table:table-cell office:value-type="float" office:value="840.340027">
            <text:p>840.340027</text:p>
          </table:table-cell>
          <table:table-cell table:number-columns-repeated="2" office:value-type="float" office:value="855.700012">
            <text:p>855.700012</text:p>
          </table:table-cell>
          <table:table-cell office:value-type="float" office:value="30749580000">
            <text:p>30749580000</text:p>
          </table:table-cell>
        </table:table-row>
        <table:table-row table:style-name="ro1" table:visibility="filter">
          <table:table-cell office:value-type="string">
            <text:p>2003-02-01</text:p>
          </table:table-cell>
          <table:table-cell office:value-type="float" office:value="855.700012">
            <text:p>855.700012</text:p>
          </table:table-cell>
          <table:table-cell office:value-type="float" office:value="864.640015">
            <text:p>864.640015</text:p>
          </table:table-cell>
          <table:table-cell office:value-type="float" office:value="806.289978">
            <text:p>806.289978</text:p>
          </table:table-cell>
          <table:table-cell table:number-columns-repeated="2" office:value-type="float" office:value="841.150024">
            <text:p>841.150024</text:p>
          </table:table-cell>
          <table:table-cell office:value-type="float" office:value="25235300000">
            <text:p>25235300000</text:p>
          </table:table-cell>
        </table:table-row>
        <table:table-row table:style-name="ro1" table:visibility="filter">
          <table:table-cell office:value-type="string">
            <text:p>2003-03-01</text:p>
          </table:table-cell>
          <table:table-cell office:value-type="float" office:value="841.150024">
            <text:p>841.150024</text:p>
          </table:table-cell>
          <table:table-cell office:value-type="float" office:value="895.900024">
            <text:p>895.900024</text:p>
          </table:table-cell>
          <table:table-cell office:value-type="float" office:value="788.900024">
            <text:p>788.900024</text:p>
          </table:table-cell>
          <table:table-cell table:number-columns-repeated="2" office:value-type="float" office:value="848.179993">
            <text:p>848.179993</text:p>
          </table:table-cell>
          <table:table-cell office:value-type="float" office:value="30080030000">
            <text:p>30080030000</text:p>
          </table:table-cell>
        </table:table-row>
        <table:table-row table:style-name="ro1">
          <table:table-cell office:value-type="string">
            <text:p>2003-04-01</text:p>
          </table:table-cell>
          <table:table-cell office:value-type="float" office:value="848.179993">
            <text:p>848.179993</text:p>
          </table:table-cell>
          <table:table-cell office:value-type="float" office:value="924.23999">
            <text:p>924.23999</text:p>
          </table:table-cell>
          <table:table-cell office:value-type="float" office:value="847.849976">
            <text:p>847.849976</text:p>
          </table:table-cell>
          <table:table-cell table:number-columns-repeated="2" office:value-type="float" office:value="916.919983">
            <text:p>916.919983</text:p>
          </table:table-cell>
          <table:table-cell office:value-type="float" office:value="29669610000">
            <text:p>29669610000</text:p>
          </table:table-cell>
        </table:table-row>
        <table:table-row table:style-name="ro1" table:visibility="filter">
          <table:table-cell office:value-type="string">
            <text:p>2003-05-01</text:p>
          </table:table-cell>
          <table:table-cell office:value-type="float" office:value="916.919983">
            <text:p>916.919983</text:p>
          </table:table-cell>
          <table:table-cell office:value-type="float" office:value="965.380005">
            <text:p>965.380005</text:p>
          </table:table-cell>
          <table:table-cell office:value-type="float" office:value="902.830017">
            <text:p>902.830017</text:p>
          </table:table-cell>
          <table:table-cell table:number-columns-repeated="2" office:value-type="float" office:value="963.590027">
            <text:p>963.590027</text:p>
          </table:table-cell>
          <table:table-cell office:value-type="float" office:value="30952100000">
            <text:p>30952100000</text:p>
          </table:table-cell>
        </table:table-row>
        <table:table-row table:style-name="ro1" table:visibility="filter">
          <table:table-cell office:value-type="string">
            <text:p>2003-06-01</text:p>
          </table:table-cell>
          <table:table-cell office:value-type="float" office:value="963.590027">
            <text:p>963.590027</text:p>
          </table:table-cell>
          <table:table-cell office:value-type="float" office:value="1015.330017">
            <text:p>1015.330017</text:p>
          </table:table-cell>
          <table:table-cell office:value-type="float" office:value="963.590027">
            <text:p>963.590027</text:p>
          </table:table-cell>
          <table:table-cell table:number-columns-repeated="2" office:value-type="float" office:value="974.5">
            <text:p>974.5</text:p>
          </table:table-cell>
          <table:table-cell office:value-type="float" office:value="31219400000">
            <text:p>31219400000</text:p>
          </table:table-cell>
        </table:table-row>
        <table:table-row table:style-name="ro1" table:visibility="filter">
          <table:table-cell office:value-type="string">
            <text:p>2003-07-01</text:p>
          </table:table-cell>
          <table:table-cell office:value-type="float" office:value="974.5">
            <text:p>974.5</text:p>
          </table:table-cell>
          <table:table-cell office:value-type="float" office:value="1015.409973">
            <text:p>1015.409973</text:p>
          </table:table-cell>
          <table:table-cell office:value-type="float" office:value="962.099976">
            <text:p>962.099976</text:p>
          </table:table-cell>
          <table:table-cell table:number-columns-repeated="2" office:value-type="float" office:value="990.309998">
            <text:p>990.309998</text:p>
          </table:table-cell>
          <table:table-cell office:value-type="float" office:value="31553200000">
            <text:p>31553200000</text:p>
          </table:table-cell>
        </table:table-row>
        <table:table-row table:style-name="ro1" table:visibility="filter">
          <table:table-cell office:value-type="string">
            <text:p>2003-08-01</text:p>
          </table:table-cell>
          <table:table-cell office:value-type="float" office:value="990.309998">
            <text:p>990.309998</text:p>
          </table:table-cell>
          <table:table-cell office:value-type="float" office:value="1011.01001">
            <text:p>1011.01001</text:p>
          </table:table-cell>
          <table:table-cell office:value-type="float" office:value="960.840027">
            <text:p>960.840027</text:p>
          </table:table-cell>
          <table:table-cell table:number-columns-repeated="2" office:value-type="float" office:value="1008.01001">
            <text:p>1008.01001</text:p>
          </table:table-cell>
          <table:table-cell office:value-type="float" office:value="24881470000">
            <text:p>24881470000</text:p>
          </table:table-cell>
        </table:table-row>
        <table:table-row table:style-name="ro1" table:visibility="filter">
          <table:table-cell office:value-type="string">
            <text:p>2003-09-01</text:p>
          </table:table-cell>
          <table:table-cell office:value-type="float" office:value="1008.01001">
            <text:p>1008.01001</text:p>
          </table:table-cell>
          <table:table-cell office:value-type="float" office:value="1040.290039">
            <text:p>1040.290039</text:p>
          </table:table-cell>
          <table:table-cell office:value-type="float" office:value="990.359985">
            <text:p>990.359985</text:p>
          </table:table-cell>
          <table:table-cell table:number-columns-repeated="2" office:value-type="float" office:value="995.969971">
            <text:p>995.969971</text:p>
          </table:table-cell>
          <table:table-cell office:value-type="float" office:value="29940110000">
            <text:p>29940110000</text:p>
          </table:table-cell>
        </table:table-row>
        <table:table-row table:style-name="ro1" table:visibility="filter">
          <table:table-cell office:value-type="string">
            <text:p>2003-10-01</text:p>
          </table:table-cell>
          <table:table-cell office:value-type="float" office:value="995.969971">
            <text:p>995.969971</text:p>
          </table:table-cell>
          <table:table-cell office:value-type="float" office:value="1053.790039">
            <text:p>1053.790039</text:p>
          </table:table-cell>
          <table:table-cell office:value-type="float" office:value="995.969971">
            <text:p>995.969971</text:p>
          </table:table-cell>
          <table:table-cell table:number-columns-repeated="2" office:value-type="float" office:value="1050.709961">
            <text:p>1050.709961</text:p>
          </table:table-cell>
          <table:table-cell office:value-type="float" office:value="32298500000">
            <text:p>32298500000</text:p>
          </table:table-cell>
        </table:table-row>
        <table:table-row table:style-name="ro1" table:visibility="filter">
          <table:table-cell office:value-type="string">
            <text:p>2003-11-01</text:p>
          </table:table-cell>
          <table:table-cell office:value-type="float" office:value="1050.709961">
            <text:p>1050.709961</text:p>
          </table:table-cell>
          <table:table-cell office:value-type="float" office:value="1063.650024">
            <text:p>1063.650024</text:p>
          </table:table-cell>
          <table:table-cell office:value-type="float" office:value="1031.199951">
            <text:p>1031.199951</text:p>
          </table:table-cell>
          <table:table-cell table:number-columns-repeated="2" office:value-type="float" office:value="1058.199951">
            <text:p>1058.199951</text:p>
          </table:table-cell>
          <table:table-cell office:value-type="float" office:value="24463220000">
            <text:p>24463220000</text:p>
          </table:table-cell>
        </table:table-row>
        <table:table-row table:style-name="ro1" table:visibility="filter">
          <table:table-cell office:value-type="string">
            <text:p>2003-12-01</text:p>
          </table:table-cell>
          <table:table-cell office:value-type="float" office:value="1058.199951">
            <text:p>1058.199951</text:p>
          </table:table-cell>
          <table:table-cell office:value-type="float" office:value="1112.560059">
            <text:p>1112.560059</text:p>
          </table:table-cell>
          <table:table-cell office:value-type="float" office:value="1053.410034">
            <text:p>1053.410034</text:p>
          </table:table-cell>
          <table:table-cell table:number-columns-repeated="2" office:value-type="float" office:value="1111.920044">
            <text:p>1111.920044</text:p>
          </table:table-cell>
          <table:table-cell office:value-type="float" office:value="27839130000">
            <text:p>27839130000</text:p>
          </table:table-cell>
        </table:table-row>
        <table:table-row table:style-name="ro1" table:visibility="filter">
          <table:table-cell office:value-type="string">
            <text:p>2004-01-01</text:p>
          </table:table-cell>
          <table:table-cell office:value-type="float" office:value="1111.920044">
            <text:p>1111.920044</text:p>
          </table:table-cell>
          <table:table-cell office:value-type="float" office:value="1155.380005">
            <text:p>1155.380005</text:p>
          </table:table-cell>
          <table:table-cell office:value-type="float" office:value="1105.079956">
            <text:p>1105.079956</text:p>
          </table:table-cell>
          <table:table-cell table:number-columns-repeated="2" office:value-type="float" office:value="1131.130005">
            <text:p>1131.130005</text:p>
          </table:table-cell>
          <table:table-cell office:value-type="float" office:value="32820000000">
            <text:p>32820000000</text:p>
          </table:table-cell>
        </table:table-row>
        <table:table-row table:style-name="ro1" table:visibility="filter">
          <table:table-cell office:value-type="string">
            <text:p>2004-02-01</text:p>
          </table:table-cell>
          <table:table-cell office:value-type="float" office:value="1131.130005">
            <text:p>1131.130005</text:p>
          </table:table-cell>
          <table:table-cell office:value-type="float" office:value="1158.97998">
            <text:p>1158.97998</text:p>
          </table:table-cell>
          <table:table-cell office:value-type="float" office:value="1124.439941">
            <text:p>1124.439941</text:p>
          </table:table-cell>
          <table:table-cell table:number-columns-repeated="2" office:value-type="float" office:value="1144.939941">
            <text:p>1144.939941</text:p>
          </table:table-cell>
          <table:table-cell office:value-type="float" office:value="27985600000">
            <text:p>27985600000</text:p>
          </table:table-cell>
        </table:table-row>
        <table:table-row table:style-name="ro1" table:visibility="filter">
          <table:table-cell office:value-type="string">
            <text:p>2004-03-01</text:p>
          </table:table-cell>
          <table:table-cell office:value-type="float" office:value="1144.939941">
            <text:p>1144.939941</text:p>
          </table:table-cell>
          <table:table-cell office:value-type="float" office:value="1163.22998">
            <text:p>1163.22998</text:p>
          </table:table-cell>
          <table:table-cell office:value-type="float" office:value="1087.160034">
            <text:p>1087.160034</text:p>
          </table:table-cell>
          <table:table-cell table:number-columns-repeated="2" office:value-type="float" office:value="1126.209961">
            <text:p>1126.209961</text:p>
          </table:table-cell>
          <table:table-cell office:value-type="float" office:value="33597900000">
            <text:p>33597900000</text:p>
          </table:table-cell>
        </table:table-row>
        <table:table-row table:style-name="ro1">
          <table:table-cell office:value-type="string">
            <text:p>2004-04-01</text:p>
          </table:table-cell>
          <table:table-cell office:value-type="float" office:value="1126.209961">
            <text:p>1126.209961</text:p>
          </table:table-cell>
          <table:table-cell office:value-type="float" office:value="1150.569946">
            <text:p>1150.569946</text:p>
          </table:table-cell>
          <table:table-cell office:value-type="float" office:value="1107.22998">
            <text:p>1107.22998</text:p>
          </table:table-cell>
          <table:table-cell table:number-columns-repeated="2" office:value-type="float" office:value="1107.300049">
            <text:p>1107.300049</text:p>
          </table:table-cell>
          <table:table-cell office:value-type="float" office:value="31611900000">
            <text:p>31611900000</text:p>
          </table:table-cell>
        </table:table-row>
        <table:table-row table:style-name="ro1" table:visibility="filter">
          <table:table-cell office:value-type="string">
            <text:p>2004-05-01</text:p>
          </table:table-cell>
          <table:table-cell office:value-type="float" office:value="1107.300049">
            <text:p>1107.300049</text:p>
          </table:table-cell>
          <table:table-cell office:value-type="float" office:value="1127.73999">
            <text:p>1127.73999</text:p>
          </table:table-cell>
          <table:table-cell office:value-type="float" office:value="1076.319946">
            <text:p>1076.319946</text:p>
          </table:table-cell>
          <table:table-cell table:number-columns-repeated="2" office:value-type="float" office:value="1120.680054">
            <text:p>1120.680054</text:p>
          </table:table-cell>
          <table:table-cell office:value-type="float" office:value="29326400000">
            <text:p>29326400000</text:p>
          </table:table-cell>
        </table:table-row>
        <table:table-row table:style-name="ro1" table:visibility="filter">
          <table:table-cell office:value-type="string">
            <text:p>2004-06-01</text:p>
          </table:table-cell>
          <table:table-cell office:value-type="float" office:value="1120.680054">
            <text:p>1120.680054</text:p>
          </table:table-cell>
          <table:table-cell office:value-type="float" office:value="1146.339966">
            <text:p>1146.339966</text:p>
          </table:table-cell>
          <table:table-cell office:value-type="float" office:value="1113.319946">
            <text:p>1113.319946</text:p>
          </table:table-cell>
          <table:table-cell table:number-columns-repeated="2" office:value-type="float" office:value="1140.839966">
            <text:p>1140.839966</text:p>
          </table:table-cell>
          <table:table-cell office:value-type="float" office:value="27529500000">
            <text:p>27529500000</text:p>
          </table:table-cell>
        </table:table-row>
        <table:table-row table:style-name="ro1" table:visibility="filter">
          <table:table-cell office:value-type="string">
            <text:p>2004-07-01</text:p>
          </table:table-cell>
          <table:table-cell table:number-columns-repeated="2" office:value-type="float" office:value="1140.839966">
            <text:p>1140.839966</text:p>
          </table:table-cell>
          <table:table-cell office:value-type="float" office:value="1078.780029">
            <text:p>1078.780029</text:p>
          </table:table-cell>
          <table:table-cell table:number-columns-repeated="2" office:value-type="float" office:value="1101.719971">
            <text:p>1101.719971</text:p>
          </table:table-cell>
          <table:table-cell office:value-type="float" office:value="29285600000">
            <text:p>29285600000</text:p>
          </table:table-cell>
        </table:table-row>
        <table:table-row table:style-name="ro1" table:visibility="filter">
          <table:table-cell office:value-type="string">
            <text:p>2004-08-01</text:p>
          </table:table-cell>
          <table:table-cell office:value-type="float" office:value="1101.719971">
            <text:p>1101.719971</text:p>
          </table:table-cell>
          <table:table-cell office:value-type="float" office:value="1109.680054">
            <text:p>1109.680054</text:p>
          </table:table-cell>
          <table:table-cell office:value-type="float" office:value="1060.719971">
            <text:p>1060.719971</text:p>
          </table:table-cell>
          <table:table-cell table:number-columns-repeated="2" office:value-type="float" office:value="1104.23999">
            <text:p>1104.23999</text:p>
          </table:table-cell>
          <table:table-cell office:value-type="float" office:value="26586800000">
            <text:p>26586800000</text:p>
          </table:table-cell>
        </table:table-row>
        <table:table-row table:style-name="ro1" table:visibility="filter">
          <table:table-cell office:value-type="string">
            <text:p>2004-09-01</text:p>
          </table:table-cell>
          <table:table-cell office:value-type="float" office:value="1104.23999">
            <text:p>1104.23999</text:p>
          </table:table-cell>
          <table:table-cell office:value-type="float" office:value="1131.540039">
            <text:p>1131.540039</text:p>
          </table:table-cell>
          <table:table-cell office:value-type="float" office:value="1099.180054">
            <text:p>1099.180054</text:p>
          </table:table-cell>
          <table:table-cell table:number-columns-repeated="2" office:value-type="float" office:value="1114.579956">
            <text:p>1114.579956</text:p>
          </table:table-cell>
          <table:table-cell office:value-type="float" office:value="26829870000">
            <text:p>26829870000</text:p>
          </table:table-cell>
        </table:table-row>
        <table:table-row table:style-name="ro1" table:visibility="filter">
          <table:table-cell office:value-type="string">
            <text:p>2004-10-01</text:p>
          </table:table-cell>
          <table:table-cell office:value-type="float" office:value="1114.579956">
            <text:p>1114.579956</text:p>
          </table:table-cell>
          <table:table-cell office:value-type="float" office:value="1142.050049">
            <text:p>1142.050049</text:p>
          </table:table-cell>
          <table:table-cell office:value-type="float" office:value="1090.290039">
            <text:p>1090.290039</text:p>
          </table:table-cell>
          <table:table-cell table:number-columns-repeated="2" office:value-type="float" office:value="1130.199951">
            <text:p>1130.199951</text:p>
          </table:table-cell>
          <table:table-cell office:value-type="float" office:value="31511000000">
            <text:p>31511000000</text:p>
          </table:table-cell>
        </table:table-row>
        <table:table-row table:style-name="ro1" table:visibility="filter">
          <table:table-cell office:value-type="string">
            <text:p>2004-11-01</text:p>
          </table:table-cell>
          <table:table-cell office:value-type="float" office:value="1130.199951">
            <text:p>1130.199951</text:p>
          </table:table-cell>
          <table:table-cell office:value-type="float" office:value="1188.459961">
            <text:p>1188.459961</text:p>
          </table:table-cell>
          <table:table-cell office:value-type="float" office:value="1127.599976">
            <text:p>1127.599976</text:p>
          </table:table-cell>
          <table:table-cell table:number-columns-repeated="2" office:value-type="float" office:value="1173.819946">
            <text:p>1173.819946</text:p>
          </table:table-cell>
          <table:table-cell office:value-type="float" office:value="30460280000">
            <text:p>30460280000</text:p>
          </table:table-cell>
        </table:table-row>
        <table:table-row table:style-name="ro1" table:visibility="filter">
          <table:table-cell office:value-type="string">
            <text:p>2004-12-01</text:p>
          </table:table-cell>
          <table:table-cell office:value-type="float" office:value="1173.780029">
            <text:p>1173.780029</text:p>
          </table:table-cell>
          <table:table-cell office:value-type="float" office:value="1217.329956">
            <text:p>1217.329956</text:p>
          </table:table-cell>
          <table:table-cell office:value-type="float" office:value="1173.780029">
            <text:p>1173.780029</text:p>
          </table:table-cell>
          <table:table-cell table:number-columns-repeated="2" office:value-type="float" office:value="1211.920044">
            <text:p>1211.920044</text:p>
          </table:table-cell>
          <table:table-cell office:value-type="float" office:value="31102500000">
            <text:p>31102500000</text:p>
          </table:table-cell>
        </table:table-row>
        <table:table-row table:style-name="ro1" table:visibility="filter">
          <table:table-cell office:value-type="string">
            <text:p>2005-01-01</text:p>
          </table:table-cell>
          <table:table-cell office:value-type="float" office:value="1211.920044">
            <text:p>1211.920044</text:p>
          </table:table-cell>
          <table:table-cell office:value-type="float" office:value="1217.800049">
            <text:p>1217.800049</text:p>
          </table:table-cell>
          <table:table-cell office:value-type="float" office:value="1163.75">
            <text:p>1163.75</text:p>
          </table:table-cell>
          <table:table-cell table:number-columns-repeated="2" office:value-type="float" office:value="1181.27002">
            <text:p>1181.27002</text:p>
          </table:table-cell>
          <table:table-cell office:value-type="float" office:value="31498800000">
            <text:p>31498800000</text:p>
          </table:table-cell>
        </table:table-row>
        <table:table-row table:style-name="ro1" table:visibility="filter">
          <table:table-cell office:value-type="string">
            <text:p>2005-02-01</text:p>
          </table:table-cell>
          <table:table-cell office:value-type="float" office:value="1181.27002">
            <text:p>1181.27002</text:p>
          </table:table-cell>
          <table:table-cell office:value-type="float" office:value="1212.439941">
            <text:p>1212.439941</text:p>
          </table:table-cell>
          <table:table-cell office:value-type="float" office:value="1180.949951">
            <text:p>1180.949951</text:p>
          </table:table-cell>
          <table:table-cell table:number-columns-repeated="2" office:value-type="float" office:value="1203.599976">
            <text:p>1203.599976</text:p>
          </table:table-cell>
          <table:table-cell office:value-type="float" office:value="29297410000">
            <text:p>29297410000</text:p>
          </table:table-cell>
        </table:table-row>
        <table:table-row table:style-name="ro1" table:visibility="filter">
          <table:table-cell office:value-type="string">
            <text:p>2005-03-01</text:p>
          </table:table-cell>
          <table:table-cell office:value-type="float" office:value="1203.599976">
            <text:p>1203.599976</text:p>
          </table:table-cell>
          <table:table-cell office:value-type="float" office:value="1229.109985">
            <text:p>1229.109985</text:p>
          </table:table-cell>
          <table:table-cell office:value-type="float" office:value="1163.689941">
            <text:p>1163.689941</text:p>
          </table:table-cell>
          <table:table-cell table:number-columns-repeated="2" office:value-type="float" office:value="1180.589966">
            <text:p>1180.589966</text:p>
          </table:table-cell>
          <table:table-cell office:value-type="float" office:value="39014150000">
            <text:p>39014150000</text:p>
          </table:table-cell>
        </table:table-row>
        <table:table-row table:style-name="ro1">
          <table:table-cell office:value-type="string">
            <text:p>2005-04-01</text:p>
          </table:table-cell>
          <table:table-cell office:value-type="float" office:value="1180.589966">
            <text:p>1180.589966</text:p>
          </table:table-cell>
          <table:table-cell office:value-type="float" office:value="1191.880005">
            <text:p>1191.880005</text:p>
          </table:table-cell>
          <table:table-cell office:value-type="float" office:value="1136.150024">
            <text:p>1136.150024</text:p>
          </table:table-cell>
          <table:table-cell table:number-columns-repeated="2" office:value-type="float" office:value="1156.849976">
            <text:p>1156.849976</text:p>
          </table:table-cell>
          <table:table-cell office:value-type="float" office:value="43424270000">
            <text:p>43424270000</text:p>
          </table:table-cell>
        </table:table-row>
        <table:table-row table:style-name="ro1" table:visibility="filter">
          <table:table-cell office:value-type="string">
            <text:p>2005-05-01</text:p>
          </table:table-cell>
          <table:table-cell office:value-type="float" office:value="1156.849976">
            <text:p>1156.849976</text:p>
          </table:table-cell>
          <table:table-cell office:value-type="float" office:value="1199.560059">
            <text:p>1199.560059</text:p>
          </table:table-cell>
          <table:table-cell office:value-type="float" office:value="1146.180054">
            <text:p>1146.180054</text:p>
          </table:table-cell>
          <table:table-cell table:number-columns-repeated="2" office:value-type="float" office:value="1191.5">
            <text:p>1191.5</text:p>
          </table:table-cell>
          <table:table-cell office:value-type="float" office:value="39321990000">
            <text:p>39321990000</text:p>
          </table:table-cell>
        </table:table-row>
        <table:table-row table:style-name="ro1" table:visibility="filter">
          <table:table-cell office:value-type="string">
            <text:p>2005-06-01</text:p>
          </table:table-cell>
          <table:table-cell office:value-type="float" office:value="1191.5">
            <text:p>1191.5</text:p>
          </table:table-cell>
          <table:table-cell office:value-type="float" office:value="1219.589966">
            <text:p>1219.589966</text:p>
          </table:table-cell>
          <table:table-cell office:value-type="float" office:value="1188.300049">
            <text:p>1188.300049</text:p>
          </table:table-cell>
          <table:table-cell table:number-columns-repeated="2" office:value-type="float" office:value="1191.329956">
            <text:p>1191.329956</text:p>
          </table:table-cell>
          <table:table-cell office:value-type="float" office:value="40334040000">
            <text:p>40334040000</text:p>
          </table:table-cell>
        </table:table-row>
        <table:table-row table:style-name="ro1" table:visibility="filter">
          <table:table-cell office:value-type="string">
            <text:p>2005-07-01</text:p>
          </table:table-cell>
          <table:table-cell office:value-type="float" office:value="1191.329956">
            <text:p>1191.329956</text:p>
          </table:table-cell>
          <table:table-cell office:value-type="float" office:value="1245.150024">
            <text:p>1245.150024</text:p>
          </table:table-cell>
          <table:table-cell office:value-type="float" office:value="1183.550049">
            <text:p>1183.550049</text:p>
          </table:table-cell>
          <table:table-cell table:number-columns-repeated="2" office:value-type="float" office:value="1234.180054">
            <text:p>1234.180054</text:p>
          </table:table-cell>
          <table:table-cell office:value-type="float" office:value="37464670000">
            <text:p>37464670000</text:p>
          </table:table-cell>
        </table:table-row>
        <table:table-row table:style-name="ro1" table:visibility="filter">
          <table:table-cell office:value-type="string">
            <text:p>2005-08-01</text:p>
          </table:table-cell>
          <table:table-cell office:value-type="float" office:value="1234.180054">
            <text:p>1234.180054</text:p>
          </table:table-cell>
          <table:table-cell office:value-type="float" office:value="1245.859985">
            <text:p>1245.859985</text:p>
          </table:table-cell>
          <table:table-cell office:value-type="float" office:value="1201.069946">
            <text:p>1201.069946</text:p>
          </table:table-cell>
          <table:table-cell table:number-columns-repeated="2" office:value-type="float" office:value="1220.329956">
            <text:p>1220.329956</text:p>
          </table:table-cell>
          <table:table-cell office:value-type="float" office:value="42030090000">
            <text:p>42030090000</text:p>
          </table:table-cell>
        </table:table-row>
        <table:table-row table:style-name="ro1" table:visibility="filter">
          <table:table-cell office:value-type="string">
            <text:p>2005-09-01</text:p>
          </table:table-cell>
          <table:table-cell office:value-type="float" office:value="1220.329956">
            <text:p>1220.329956</text:p>
          </table:table-cell>
          <table:table-cell office:value-type="float" office:value="1243.130005">
            <text:p>1243.130005</text:p>
          </table:table-cell>
          <table:table-cell office:value-type="float" office:value="1205.349976">
            <text:p>1205.349976</text:p>
          </table:table-cell>
          <table:table-cell table:number-columns-repeated="2" office:value-type="float" office:value="1228.810059">
            <text:p>1228.810059</text:p>
          </table:table-cell>
          <table:table-cell office:value-type="float" office:value="44777510000">
            <text:p>44777510000</text:p>
          </table:table-cell>
        </table:table-row>
        <table:table-row table:style-name="ro1" table:visibility="filter">
          <table:table-cell office:value-type="string">
            <text:p>2005-10-01</text:p>
          </table:table-cell>
          <table:table-cell office:value-type="float" office:value="1228.810059">
            <text:p>1228.810059</text:p>
          </table:table-cell>
          <table:table-cell office:value-type="float" office:value="1233.339966">
            <text:p>1233.339966</text:p>
          </table:table-cell>
          <table:table-cell office:value-type="float" office:value="1168.199951">
            <text:p>1168.199951</text:p>
          </table:table-cell>
          <table:table-cell table:number-columns-repeated="2" office:value-type="float" office:value="1207.01001">
            <text:p>1207.01001</text:p>
          </table:table-cell>
          <table:table-cell office:value-type="float" office:value="49793790000">
            <text:p>49793790000</text:p>
          </table:table-cell>
        </table:table-row>
        <table:table-row table:style-name="ro1" table:visibility="filter">
          <table:table-cell office:value-type="string">
            <text:p>2005-11-01</text:p>
          </table:table-cell>
          <table:table-cell office:value-type="float" office:value="1207.01001">
            <text:p>1207.01001</text:p>
          </table:table-cell>
          <table:table-cell office:value-type="float" office:value="1270.640015">
            <text:p>1270.640015</text:p>
          </table:table-cell>
          <table:table-cell office:value-type="float" office:value="1201.069946">
            <text:p>1201.069946</text:p>
          </table:table-cell>
          <table:table-cell table:number-columns-repeated="2" office:value-type="float" office:value="1249.47998">
            <text:p>1249.47998</text:p>
          </table:table-cell>
          <table:table-cell office:value-type="float" office:value="45102870000">
            <text:p>45102870000</text:p>
          </table:table-cell>
        </table:table-row>
        <table:table-row table:style-name="ro1" table:visibility="filter">
          <table:table-cell office:value-type="string">
            <text:p>2005-12-01</text:p>
          </table:table-cell>
          <table:table-cell office:value-type="float" office:value="1249.47998">
            <text:p>1249.47998</text:p>
          </table:table-cell>
          <table:table-cell office:value-type="float" office:value="1275.800049">
            <text:p>1275.800049</text:p>
          </table:table-cell>
          <table:table-cell office:value-type="float" office:value="1246.589966">
            <text:p>1246.589966</text:p>
          </table:table-cell>
          <table:table-cell table:number-columns-repeated="2" office:value-type="float" office:value="1248.290039">
            <text:p>1248.290039</text:p>
          </table:table-cell>
          <table:table-cell office:value-type="float" office:value="41756130000">
            <text:p>41756130000</text:p>
          </table:table-cell>
        </table:table-row>
        <table:table-row table:style-name="ro1" table:visibility="filter">
          <table:table-cell office:value-type="string">
            <text:p>2006-01-01</text:p>
          </table:table-cell>
          <table:table-cell office:value-type="float" office:value="1248.290039">
            <text:p>1248.290039</text:p>
          </table:table-cell>
          <table:table-cell office:value-type="float" office:value="1294.900024">
            <text:p>1294.900024</text:p>
          </table:table-cell>
          <table:table-cell office:value-type="float" office:value="1245.73999">
            <text:p>1245.73999</text:p>
          </table:table-cell>
          <table:table-cell table:number-columns-repeated="2" office:value-type="float" office:value="1280.079956">
            <text:p>1280.079956</text:p>
          </table:table-cell>
          <table:table-cell office:value-type="float" office:value="49211650000">
            <text:p>49211650000</text:p>
          </table:table-cell>
        </table:table-row>
        <table:table-row table:style-name="ro1" table:visibility="filter">
          <table:table-cell office:value-type="string">
            <text:p>2006-02-01</text:p>
          </table:table-cell>
          <table:table-cell office:value-type="float" office:value="1280.079956">
            <text:p>1280.079956</text:p>
          </table:table-cell>
          <table:table-cell office:value-type="float" office:value="1297.569946">
            <text:p>1297.569946</text:p>
          </table:table-cell>
          <table:table-cell office:value-type="float" office:value="1253.609985">
            <text:p>1253.609985</text:p>
          </table:table-cell>
          <table:table-cell table:number-columns-repeated="2" office:value-type="float" office:value="1280.660034">
            <text:p>1280.660034</text:p>
          </table:table-cell>
          <table:table-cell office:value-type="float" office:value="42859940000">
            <text:p>42859940000</text:p>
          </table:table-cell>
        </table:table-row>
        <table:table-row table:style-name="ro1" table:visibility="filter">
          <table:table-cell office:value-type="string">
            <text:p>2006-03-01</text:p>
          </table:table-cell>
          <table:table-cell office:value-type="float" office:value="1280.660034">
            <text:p>1280.660034</text:p>
          </table:table-cell>
          <table:table-cell office:value-type="float" office:value="1310.880005">
            <text:p>1310.880005</text:p>
          </table:table-cell>
          <table:table-cell office:value-type="float" office:value="1268.420044">
            <text:p>1268.420044</text:p>
          </table:table-cell>
          <table:table-cell table:number-columns-repeated="2" office:value-type="float" office:value="1294.869995">
            <text:p>1294.869995</text:p>
          </table:table-cell>
          <table:table-cell office:value-type="float" office:value="50905040000">
            <text:p>50905040000</text:p>
          </table:table-cell>
        </table:table-row>
        <table:table-row table:style-name="ro1">
          <table:table-cell office:value-type="string">
            <text:p>2006-04-01</text:p>
          </table:table-cell>
          <table:table-cell office:value-type="float" office:value="1302.880005">
            <text:p>1302.880005</text:p>
          </table:table-cell>
          <table:table-cell office:value-type="float" office:value="1318.160034">
            <text:p>1318.160034</text:p>
          </table:table-cell>
          <table:table-cell office:value-type="float" office:value="1280.73999">
            <text:p>1280.73999</text:p>
          </table:table-cell>
          <table:table-cell table:number-columns-repeated="2" office:value-type="float" office:value="1310.609985">
            <text:p>1310.609985</text:p>
          </table:table-cell>
          <table:table-cell office:value-type="float" office:value="43308430000">
            <text:p>43308430000</text:p>
          </table:table-cell>
        </table:table-row>
        <table:table-row table:style-name="ro1" table:visibility="filter">
          <table:table-cell office:value-type="string">
            <text:p>2006-05-01</text:p>
          </table:table-cell>
          <table:table-cell office:value-type="float" office:value="1310.609985">
            <text:p>1310.609985</text:p>
          </table:table-cell>
          <table:table-cell office:value-type="float" office:value="1326.699951">
            <text:p>1326.699951</text:p>
          </table:table-cell>
          <table:table-cell office:value-type="float" office:value="1245.339966">
            <text:p>1245.339966</text:p>
          </table:table-cell>
          <table:table-cell table:number-columns-repeated="2" office:value-type="float" office:value="1270.089966">
            <text:p>1270.089966</text:p>
          </table:table-cell>
          <table:table-cell office:value-type="float" office:value="54312830000">
            <text:p>54312830000</text:p>
          </table:table-cell>
        </table:table-row>
        <table:table-row table:style-name="ro1" table:visibility="filter">
          <table:table-cell office:value-type="string">
            <text:p>2006-06-01</text:p>
          </table:table-cell>
          <table:table-cell office:value-type="float" office:value="1270.050049">
            <text:p>1270.050049</text:p>
          </table:table-cell>
          <table:table-cell office:value-type="float" office:value="1290.680054">
            <text:p>1290.680054</text:p>
          </table:table-cell>
          <table:table-cell office:value-type="float" office:value="1219.290039">
            <text:p>1219.290039</text:p>
          </table:table-cell>
          <table:table-cell table:number-columns-repeated="2" office:value-type="float" office:value="1270.199951">
            <text:p>1270.199951</text:p>
          </table:table-cell>
          <table:table-cell office:value-type="float" office:value="54873260000">
            <text:p>54873260000</text:p>
          </table:table-cell>
        </table:table-row>
        <table:table-row table:style-name="ro1" table:visibility="filter">
          <table:table-cell office:value-type="string">
            <text:p>2006-07-01</text:p>
          </table:table-cell>
          <table:table-cell office:value-type="float" office:value="1270.060059">
            <text:p>1270.060059</text:p>
          </table:table-cell>
          <table:table-cell office:value-type="float" office:value="1280.420044">
            <text:p>1280.420044</text:p>
          </table:table-cell>
          <table:table-cell office:value-type="float" office:value="1224.540039">
            <text:p>1224.540039</text:p>
          </table:table-cell>
          <table:table-cell table:number-columns-repeated="2" office:value-type="float" office:value="1276.660034">
            <text:p>1276.660034</text:p>
          </table:table-cell>
          <table:table-cell office:value-type="float" office:value="46348220000">
            <text:p>46348220000</text:p>
          </table:table-cell>
        </table:table-row>
        <table:table-row table:style-name="ro1" table:visibility="filter">
          <table:table-cell office:value-type="string">
            <text:p>2006-08-01</text:p>
          </table:table-cell>
          <table:table-cell office:value-type="float" office:value="1278.530029">
            <text:p>1278.530029</text:p>
          </table:table-cell>
          <table:table-cell office:value-type="float" office:value="1306.73999">
            <text:p>1306.73999</text:p>
          </table:table-cell>
          <table:table-cell office:value-type="float" office:value="1261.300049">
            <text:p>1261.300049</text:p>
          </table:table-cell>
          <table:table-cell table:number-columns-repeated="2" office:value-type="float" office:value="1303.819946">
            <text:p>1303.819946</text:p>
          </table:table-cell>
          <table:table-cell office:value-type="float" office:value="50485620000">
            <text:p>50485620000</text:p>
          </table:table-cell>
        </table:table-row>
        <table:table-row table:style-name="ro1" table:visibility="filter">
          <table:table-cell office:value-type="string">
            <text:p>2006-09-01</text:p>
          </table:table-cell>
          <table:table-cell office:value-type="float" office:value="1303.800049">
            <text:p>1303.800049</text:p>
          </table:table-cell>
          <table:table-cell office:value-type="float" office:value="1340.280029">
            <text:p>1340.280029</text:p>
          </table:table-cell>
          <table:table-cell office:value-type="float" office:value="1290.930054">
            <text:p>1290.930054</text:p>
          </table:table-cell>
          <table:table-cell table:number-columns-repeated="2" office:value-type="float" office:value="1335.849976">
            <text:p>1335.849976</text:p>
          </table:table-cell>
          <table:table-cell office:value-type="float" office:value="49001440000">
            <text:p>49001440000</text:p>
          </table:table-cell>
        </table:table-row>
        <table:table-row table:style-name="ro1" table:visibility="filter">
          <table:table-cell office:value-type="string">
            <text:p>2006-10-01</text:p>
          </table:table-cell>
          <table:table-cell office:value-type="float" office:value="1335.819946">
            <text:p>1335.819946</text:p>
          </table:table-cell>
          <table:table-cell office:value-type="float" office:value="1389.449951">
            <text:p>1389.449951</text:p>
          </table:table-cell>
          <table:table-cell office:value-type="float" office:value="1327.099976">
            <text:p>1327.099976</text:p>
          </table:table-cell>
          <table:table-cell table:number-columns-repeated="2" office:value-type="float" office:value="1377.939941">
            <text:p>1377.939941</text:p>
          </table:table-cell>
          <table:table-cell office:value-type="float" office:value="56793620000">
            <text:p>56793620000</text:p>
          </table:table-cell>
        </table:table-row>
        <table:table-row table:style-name="ro1" table:visibility="filter">
          <table:table-cell office:value-type="string">
            <text:p>2006-11-01</text:p>
          </table:table-cell>
          <table:table-cell office:value-type="float" office:value="1377.76001">
            <text:p>1377.76001</text:p>
          </table:table-cell>
          <table:table-cell office:value-type="float" office:value="1407.890015">
            <text:p>1407.890015</text:p>
          </table:table-cell>
          <table:table-cell office:value-type="float" office:value="1360.97998">
            <text:p>1360.97998</text:p>
          </table:table-cell>
          <table:table-cell table:number-columns-repeated="2" office:value-type="float" office:value="1400.630005">
            <text:p>1400.630005</text:p>
          </table:table-cell>
          <table:table-cell office:value-type="float" office:value="55343930000">
            <text:p>55343930000</text:p>
          </table:table-cell>
        </table:table-row>
        <table:table-row table:style-name="ro1" table:visibility="filter">
          <table:table-cell office:value-type="string">
            <text:p>2006-12-01</text:p>
          </table:table-cell>
          <table:table-cell office:value-type="float" office:value="1400.630005">
            <text:p>1400.630005</text:p>
          </table:table-cell>
          <table:table-cell office:value-type="float" office:value="1431.810059">
            <text:p>1431.810059</text:p>
          </table:table-cell>
          <table:table-cell office:value-type="float" office:value="1385.930054">
            <text:p>1385.930054</text:p>
          </table:table-cell>
          <table:table-cell table:number-columns-repeated="2" office:value-type="float" office:value="1418.300049">
            <text:p>1418.300049</text:p>
          </table:table-cell>
          <table:table-cell office:value-type="float" office:value="47578780000">
            <text:p>47578780000</text:p>
          </table:table-cell>
        </table:table-row>
        <table:table-row table:style-name="ro1" table:visibility="filter">
          <table:table-cell office:value-type="string">
            <text:p>2007-01-01</text:p>
          </table:table-cell>
          <table:table-cell office:value-type="float" office:value="1418.030029">
            <text:p>1418.030029</text:p>
          </table:table-cell>
          <table:table-cell office:value-type="float" office:value="1441.609985">
            <text:p>1441.609985</text:p>
          </table:table-cell>
          <table:table-cell office:value-type="float" office:value="1403.969971">
            <text:p>1403.969971</text:p>
          </table:table-cell>
          <table:table-cell table:number-columns-repeated="2" office:value-type="float" office:value="1438.23999">
            <text:p>1438.23999</text:p>
          </table:table-cell>
          <table:table-cell office:value-type="float" office:value="56686200000">
            <text:p>56686200000</text:p>
          </table:table-cell>
        </table:table-row>
        <table:table-row table:style-name="ro1" table:visibility="filter">
          <table:table-cell office:value-type="string">
            <text:p>2007-02-01</text:p>
          </table:table-cell>
          <table:table-cell office:value-type="float" office:value="1437.900024">
            <text:p>1437.900024</text:p>
          </table:table-cell>
          <table:table-cell office:value-type="float" office:value="1461.569946">
            <text:p>1461.569946</text:p>
          </table:table-cell>
          <table:table-cell office:value-type="float" office:value="1389.420044">
            <text:p>1389.420044</text:p>
          </table:table-cell>
          <table:table-cell table:number-columns-repeated="2" office:value-type="float" office:value="1406.819946">
            <text:p>1406.819946</text:p>
          </table:table-cell>
          <table:table-cell office:value-type="float" office:value="51844990000">
            <text:p>51844990000</text:p>
          </table:table-cell>
        </table:table-row>
        <table:table-row table:style-name="ro1" table:visibility="filter">
          <table:table-cell office:value-type="string">
            <text:p>2007-03-01</text:p>
          </table:table-cell>
          <table:table-cell office:value-type="float" office:value="1406.800049">
            <text:p>1406.800049</text:p>
          </table:table-cell>
          <table:table-cell office:value-type="float" office:value="1438.890015">
            <text:p>1438.890015</text:p>
          </table:table-cell>
          <table:table-cell office:value-type="float" office:value="1363.97998">
            <text:p>1363.97998</text:p>
          </table:table-cell>
          <table:table-cell table:number-columns-repeated="2" office:value-type="float" office:value="1420.859985">
            <text:p>1420.859985</text:p>
          </table:table-cell>
          <table:table-cell office:value-type="float" office:value="67622250000">
            <text:p>67622250000</text:p>
          </table:table-cell>
        </table:table-row>
        <table:table-row table:style-name="ro1">
          <table:table-cell office:value-type="string">
            <text:p>2007-04-01</text:p>
          </table:table-cell>
          <table:table-cell office:value-type="float" office:value="1420.829956">
            <text:p>1420.829956</text:p>
          </table:table-cell>
          <table:table-cell office:value-type="float" office:value="1498.02002">
            <text:p>1498.02002</text:p>
          </table:table-cell>
          <table:table-cell office:value-type="float" office:value="1416.369995">
            <text:p>1416.369995</text:p>
          </table:table-cell>
          <table:table-cell table:number-columns-repeated="2" office:value-type="float" office:value="1482.369995">
            <text:p>1482.369995</text:p>
          </table:table-cell>
          <table:table-cell office:value-type="float" office:value="57032470000">
            <text:p>57032470000</text:p>
          </table:table-cell>
        </table:table-row>
        <table:table-row table:style-name="ro1" table:visibility="filter">
          <table:table-cell office:value-type="string">
            <text:p>2007-05-01</text:p>
          </table:table-cell>
          <table:table-cell office:value-type="float" office:value="1482.369995">
            <text:p>1482.369995</text:p>
          </table:table-cell>
          <table:table-cell office:value-type="float" office:value="1535.560059">
            <text:p>1535.560059</text:p>
          </table:table-cell>
          <table:table-cell office:value-type="float" office:value="1476.699951">
            <text:p>1476.699951</text:p>
          </table:table-cell>
          <table:table-cell table:number-columns-repeated="2" office:value-type="float" office:value="1530.619995">
            <text:p>1530.619995</text:p>
          </table:table-cell>
          <table:table-cell office:value-type="float" office:value="64958050000">
            <text:p>64958050000</text:p>
          </table:table-cell>
        </table:table-row>
        <table:table-row table:style-name="ro1" table:visibility="filter">
          <table:table-cell office:value-type="string">
            <text:p>2007-06-01</text:p>
          </table:table-cell>
          <table:table-cell office:value-type="float" office:value="1530.619995">
            <text:p>1530.619995</text:p>
          </table:table-cell>
          <table:table-cell office:value-type="float" office:value="1540.560059">
            <text:p>1540.560059</text:p>
          </table:table-cell>
          <table:table-cell office:value-type="float" office:value="1484.180054">
            <text:p>1484.180054</text:p>
          </table:table-cell>
          <table:table-cell table:number-columns-repeated="2" office:value-type="float" office:value="1503.349976">
            <text:p>1503.349976</text:p>
          </table:table-cell>
          <table:table-cell office:value-type="float" office:value="65322800000">
            <text:p>65322800000</text:p>
          </table:table-cell>
        </table:table-row>
        <table:table-row table:style-name="ro1" table:visibility="filter">
          <table:table-cell office:value-type="string">
            <text:p>2007-07-01</text:p>
          </table:table-cell>
          <table:table-cell office:value-type="float" office:value="1504.660034">
            <text:p>1504.660034</text:p>
          </table:table-cell>
          <table:table-cell office:value-type="float" office:value="1555.900024">
            <text:p>1555.900024</text:p>
          </table:table-cell>
          <table:table-cell office:value-type="float" office:value="1454.25">
            <text:p>1454.25</text:p>
          </table:table-cell>
          <table:table-cell table:number-columns-repeated="2" office:value-type="float" office:value="1455.27002">
            <text:p>1455.27002</text:p>
          </table:table-cell>
          <table:table-cell office:value-type="float" office:value="70337430000">
            <text:p>70337430000</text:p>
          </table:table-cell>
        </table:table-row>
        <table:table-row table:style-name="ro1" table:visibility="filter">
          <table:table-cell office:value-type="string">
            <text:p>2007-08-01</text:p>
          </table:table-cell>
          <table:table-cell office:value-type="float" office:value="1455.180054">
            <text:p>1455.180054</text:p>
          </table:table-cell>
          <table:table-cell office:value-type="float" office:value="1503.890015">
            <text:p>1503.890015</text:p>
          </table:table-cell>
          <table:table-cell office:value-type="float" office:value="1370.599976">
            <text:p>1370.599976</text:p>
          </table:table-cell>
          <table:table-cell table:number-columns-repeated="2" office:value-type="float" office:value="1473.98999">
            <text:p>1473.98999</text:p>
          </table:table-cell>
          <table:table-cell office:value-type="float" office:value="91381760000">
            <text:p>91381760000</text:p>
          </table:table-cell>
        </table:table-row>
        <table:table-row table:style-name="ro1" table:visibility="filter">
          <table:table-cell office:value-type="string">
            <text:p>2007-09-01</text:p>
          </table:table-cell>
          <table:table-cell office:value-type="float" office:value="1473.959961">
            <text:p>1473.959961</text:p>
          </table:table-cell>
          <table:table-cell office:value-type="float" office:value="1538.73999">
            <text:p>1538.73999</text:p>
          </table:table-cell>
          <table:table-cell office:value-type="float" office:value="1439.290039">
            <text:p>1439.290039</text:p>
          </table:table-cell>
          <table:table-cell table:number-columns-repeated="2" office:value-type="float" office:value="1526.75">
            <text:p>1526.75</text:p>
          </table:table-cell>
          <table:table-cell office:value-type="float" office:value="57809700000">
            <text:p>57809700000</text:p>
          </table:table-cell>
        </table:table-row>
        <table:table-row table:style-name="ro1" table:visibility="filter">
          <table:table-cell office:value-type="string">
            <text:p>2007-10-01</text:p>
          </table:table-cell>
          <table:table-cell office:value-type="float" office:value="1527.290039">
            <text:p>1527.290039</text:p>
          </table:table-cell>
          <table:table-cell office:value-type="float" office:value="1576.089966">
            <text:p>1576.089966</text:p>
          </table:table-cell>
          <table:table-cell office:value-type="float" office:value="1489.560059">
            <text:p>1489.560059</text:p>
          </table:table-cell>
          <table:table-cell table:number-columns-repeated="2" office:value-type="float" office:value="1549.380005">
            <text:p>1549.380005</text:p>
          </table:table-cell>
          <table:table-cell office:value-type="float" office:value="76022580000">
            <text:p>76022580000</text:p>
          </table:table-cell>
        </table:table-row>
        <table:table-row table:style-name="ro1" table:visibility="filter">
          <table:table-cell office:value-type="string">
            <text:p>2007-11-01</text:p>
          </table:table-cell>
          <table:table-cell table:number-columns-repeated="2" office:value-type="float" office:value="1545.790039">
            <text:p>1545.790039</text:p>
          </table:table-cell>
          <table:table-cell office:value-type="float" office:value="1406.099976">
            <text:p>1406.099976</text:p>
          </table:table-cell>
          <table:table-cell table:number-columns-repeated="2" office:value-type="float" office:value="1481.140015">
            <text:p>1481.140015</text:p>
          </table:table-cell>
          <table:table-cell office:value-type="float" office:value="86246950000">
            <text:p>86246950000</text:p>
          </table:table-cell>
        </table:table-row>
        <table:table-row table:style-name="ro1" table:visibility="filter">
          <table:table-cell office:value-type="string">
            <text:p>2007-12-01</text:p>
          </table:table-cell>
          <table:table-cell office:value-type="float" office:value="1479.630005">
            <text:p>1479.630005</text:p>
          </table:table-cell>
          <table:table-cell office:value-type="float" office:value="1523.569946">
            <text:p>1523.569946</text:p>
          </table:table-cell>
          <table:table-cell office:value-type="float" office:value="1435.650024">
            <text:p>1435.650024</text:p>
          </table:table-cell>
          <table:table-cell table:number-columns-repeated="2" office:value-type="float" office:value="1468.359985">
            <text:p>1468.359985</text:p>
          </table:table-cell>
          <table:table-cell office:value-type="float" office:value="64821670000">
            <text:p>64821670000</text:p>
          </table:table-cell>
        </table:table-row>
        <table:table-row table:style-name="ro1" table:visibility="filter">
          <table:table-cell office:value-type="string">
            <text:p>2008-01-01</text:p>
          </table:table-cell>
          <table:table-cell office:value-type="float" office:value="1467.969971">
            <text:p>1467.969971</text:p>
          </table:table-cell>
          <table:table-cell office:value-type="float" office:value="1471.77002">
            <text:p>1471.77002</text:p>
          </table:table-cell>
          <table:table-cell office:value-type="float" office:value="1270.050049">
            <text:p>1270.050049</text:p>
          </table:table-cell>
          <table:table-cell table:number-columns-repeated="2" office:value-type="float" office:value="1378.550049">
            <text:p>1378.550049</text:p>
          </table:table-cell>
          <table:table-cell office:value-type="float" office:value="98475340000">
            <text:p>98475340000</text:p>
          </table:table-cell>
        </table:table-row>
        <table:table-row table:style-name="ro1" table:visibility="filter">
          <table:table-cell office:value-type="string">
            <text:p>2008-02-01</text:p>
          </table:table-cell>
          <table:table-cell office:value-type="float" office:value="1378.599976">
            <text:p>1378.599976</text:p>
          </table:table-cell>
          <table:table-cell office:value-type="float" office:value="1396.02002">
            <text:p>1396.02002</text:p>
          </table:table-cell>
          <table:table-cell office:value-type="float" office:value="1316.75">
            <text:p>1316.75</text:p>
          </table:table-cell>
          <table:table-cell table:number-columns-repeated="2" office:value-type="float" office:value="1330.630005">
            <text:p>1330.630005</text:p>
          </table:table-cell>
          <table:table-cell office:value-type="float" office:value="78536130000">
            <text:p>78536130000</text:p>
          </table:table-cell>
        </table:table-row>
        <table:table-row table:style-name="ro1" table:visibility="filter">
          <table:table-cell office:value-type="string">
            <text:p>2008-03-01</text:p>
          </table:table-cell>
          <table:table-cell office:value-type="float" office:value="1330.449951">
            <text:p>1330.449951</text:p>
          </table:table-cell>
          <table:table-cell office:value-type="float" office:value="1359.680054">
            <text:p>1359.680054</text:p>
          </table:table-cell>
          <table:table-cell office:value-type="float" office:value="1256.97998">
            <text:p>1256.97998</text:p>
          </table:table-cell>
          <table:table-cell table:number-columns-repeated="2" office:value-type="float" office:value="1322.699951">
            <text:p>1322.699951</text:p>
          </table:table-cell>
          <table:table-cell office:value-type="float" office:value="93189170000">
            <text:p>93189170000</text:p>
          </table:table-cell>
        </table:table-row>
        <table:table-row table:style-name="ro1">
          <table:table-cell office:value-type="string">
            <text:p>2008-04-01</text:p>
          </table:table-cell>
          <table:table-cell office:value-type="float" office:value="1326.410034">
            <text:p>1326.410034</text:p>
          </table:table-cell>
          <table:table-cell office:value-type="float" office:value="1404.569946">
            <text:p>1404.569946</text:p>
          </table:table-cell>
          <table:table-cell office:value-type="float" office:value="1324.349976">
            <text:p>1324.349976</text:p>
          </table:table-cell>
          <table:table-cell table:number-columns-repeated="2" office:value-type="float" office:value="1385.589966">
            <text:p>1385.589966</text:p>
          </table:table-cell>
          <table:table-cell office:value-type="float" office:value="85978630000">
            <text:p>85978630000</text:p>
          </table:table-cell>
        </table:table-row>
        <table:table-row table:style-name="ro1" table:visibility="filter">
          <table:table-cell office:value-type="string">
            <text:p>2008-05-01</text:p>
          </table:table-cell>
          <table:table-cell office:value-type="float" office:value="1385.969971">
            <text:p>1385.969971</text:p>
          </table:table-cell>
          <table:table-cell office:value-type="float" office:value="1440.23999">
            <text:p>1440.23999</text:p>
          </table:table-cell>
          <table:table-cell office:value-type="float" office:value="1373.069946">
            <text:p>1373.069946</text:p>
          </table:table-cell>
          <table:table-cell table:number-columns-repeated="2" office:value-type="float" office:value="1400.380005">
            <text:p>1400.380005</text:p>
          </table:table-cell>
          <table:table-cell office:value-type="float" office:value="80990480000">
            <text:p>80990480000</text:p>
          </table:table-cell>
        </table:table-row>
        <table:table-row table:style-name="ro1" table:visibility="filter">
          <table:table-cell office:value-type="string">
            <text:p>2008-06-01</text:p>
          </table:table-cell>
          <table:table-cell office:value-type="float" office:value="1399.619995">
            <text:p>1399.619995</text:p>
          </table:table-cell>
          <table:table-cell office:value-type="float" office:value="1404.050049">
            <text:p>1404.050049</text:p>
          </table:table-cell>
          <table:table-cell office:value-type="float" office:value="1272">
            <text:p>1272</text:p>
          </table:table-cell>
          <table:table-cell table:number-columns-repeated="2" office:value-type="float" office:value="1280">
            <text:p>1280</text:p>
          </table:table-cell>
          <table:table-cell office:value-type="float" office:value="96614040000">
            <text:p>96614040000</text:p>
          </table:table-cell>
        </table:table-row>
        <table:table-row table:style-name="ro1" table:visibility="filter">
          <table:table-cell office:value-type="string">
            <text:p>2008-07-01</text:p>
          </table:table-cell>
          <table:table-cell office:value-type="float" office:value="1276.689941">
            <text:p>1276.689941</text:p>
          </table:table-cell>
          <table:table-cell office:value-type="float" office:value="1292.170044">
            <text:p>1292.170044</text:p>
          </table:table-cell>
          <table:table-cell office:value-type="float" office:value="1200.439941">
            <text:p>1200.439941</text:p>
          </table:table-cell>
          <table:table-cell table:number-columns-repeated="2" office:value-type="float" office:value="1267.380005">
            <text:p>1267.380005</text:p>
          </table:table-cell>
          <table:table-cell office:value-type="float" office:value="124980570000">
            <text:p>124980570000</text:p>
          </table:table-cell>
        </table:table-row>
        <table:table-row table:style-name="ro1" table:visibility="filter">
          <table:table-cell office:value-type="string">
            <text:p>2008-08-01</text:p>
          </table:table-cell>
          <table:table-cell office:value-type="float" office:value="1269.420044">
            <text:p>1269.420044</text:p>
          </table:table-cell>
          <table:table-cell office:value-type="float" office:value="1313.150024">
            <text:p>1313.150024</text:p>
          </table:table-cell>
          <table:table-cell office:value-type="float" office:value="1247.449951">
            <text:p>1247.449951</text:p>
          </table:table-cell>
          <table:table-cell table:number-columns-repeated="2" office:value-type="float" office:value="1282.829956">
            <text:p>1282.829956</text:p>
          </table:table-cell>
          <table:table-cell office:value-type="float" office:value="86266010000">
            <text:p>86266010000</text:p>
          </table:table-cell>
        </table:table-row>
        <table:table-row table:style-name="ro1" table:visibility="filter">
          <table:table-cell office:value-type="string">
            <text:p>2008-09-01</text:p>
          </table:table-cell>
          <table:table-cell office:value-type="float" office:value="1287.829956">
            <text:p>1287.829956</text:p>
          </table:table-cell>
          <table:table-cell office:value-type="float" office:value="1303.040039">
            <text:p>1303.040039</text:p>
          </table:table-cell>
          <table:table-cell office:value-type="float" office:value="1106.420044">
            <text:p>1106.420044</text:p>
          </table:table-cell>
          <table:table-cell table:number-columns-repeated="2" office:value-type="float" office:value="1166.359985">
            <text:p>1166.359985</text:p>
          </table:table-cell>
          <table:table-cell office:value-type="float" office:value="140007320000">
            <text:p>140007320000</text:p>
          </table:table-cell>
        </table:table-row>
        <table:table-row table:style-name="ro1" table:visibility="filter">
          <table:table-cell office:value-type="string">
            <text:p>2008-10-01</text:p>
          </table:table-cell>
          <table:table-cell office:value-type="float" office:value="1164.170044">
            <text:p>1164.170044</text:p>
          </table:table-cell>
          <table:table-cell office:value-type="float" office:value="1167.030029">
            <text:p>1167.030029</text:p>
          </table:table-cell>
          <table:table-cell office:value-type="float" office:value="839.799988">
            <text:p>839.799988</text:p>
          </table:table-cell>
          <table:table-cell table:number-columns-repeated="2" office:value-type="float" office:value="968.75">
            <text:p>968.75</text:p>
          </table:table-cell>
          <table:table-cell office:value-type="float" office:value="159823030000">
            <text:p>159823030000</text:p>
          </table:table-cell>
        </table:table-row>
        <table:table-row table:style-name="ro1" table:visibility="filter">
          <table:table-cell office:value-type="string">
            <text:p>2008-11-01</text:p>
          </table:table-cell>
          <table:table-cell office:value-type="float" office:value="968.669983">
            <text:p>968.669983</text:p>
          </table:table-cell>
          <table:table-cell office:value-type="float" office:value="1007.51001">
            <text:p>1007.51001</text:p>
          </table:table-cell>
          <table:table-cell office:value-type="float" office:value="741.02002">
            <text:p>741.02002</text:p>
          </table:table-cell>
          <table:table-cell table:number-columns-repeated="2" office:value-type="float" office:value="896.23999">
            <text:p>896.23999</text:p>
          </table:table-cell>
          <table:table-cell office:value-type="float" office:value="115660210000">
            <text:p>115660210000</text:p>
          </table:table-cell>
        </table:table-row>
        <table:table-row table:style-name="ro1" table:visibility="filter">
          <table:table-cell office:value-type="string">
            <text:p>2008-12-01</text:p>
          </table:table-cell>
          <table:table-cell office:value-type="float" office:value="888.609985">
            <text:p>888.609985</text:p>
          </table:table-cell>
          <table:table-cell office:value-type="float" office:value="918.849976">
            <text:p>918.849976</text:p>
          </table:table-cell>
          <table:table-cell office:value-type="float" office:value="815.690002">
            <text:p>815.690002</text:p>
          </table:table-cell>
          <table:table-cell table:number-columns-repeated="2" office:value-type="float" office:value="903.25">
            <text:p>903.25</text:p>
          </table:table-cell>
          <table:table-cell office:value-type="float" office:value="112884470000">
            <text:p>112884470000</text:p>
          </table:table-cell>
        </table:table-row>
        <table:table-row table:style-name="ro1" table:visibility="filter">
          <table:table-cell office:value-type="string">
            <text:p>2009-01-01</text:p>
          </table:table-cell>
          <table:table-cell office:value-type="float" office:value="902.98999">
            <text:p>902.98999</text:p>
          </table:table-cell>
          <table:table-cell office:value-type="float" office:value="943.849976">
            <text:p>943.849976</text:p>
          </table:table-cell>
          <table:table-cell office:value-type="float" office:value="804.299988">
            <text:p>804.299988</text:p>
          </table:table-cell>
          <table:table-cell table:number-columns-repeated="2" office:value-type="float" office:value="825.880005">
            <text:p>825.880005</text:p>
          </table:table-cell>
          <table:table-cell office:value-type="float" office:value="112090640000">
            <text:p>112090640000</text:p>
          </table:table-cell>
        </table:table-row>
        <table:table-row table:style-name="ro1" table:visibility="filter">
          <table:table-cell office:value-type="string">
            <text:p>2009-02-01</text:p>
          </table:table-cell>
          <table:table-cell office:value-type="float" office:value="823.090027">
            <text:p>823.090027</text:p>
          </table:table-cell>
          <table:table-cell office:value-type="float" office:value="875.01001">
            <text:p>875.01001</text:p>
          </table:table-cell>
          <table:table-cell office:value-type="float" office:value="734.52002">
            <text:p>734.52002</text:p>
          </table:table-cell>
          <table:table-cell table:number-columns-repeated="2" office:value-type="float" office:value="735.090027">
            <text:p>735.090027</text:p>
          </table:table-cell>
          <table:table-cell office:value-type="float" office:value="124492210000">
            <text:p>124492210000</text:p>
          </table:table-cell>
        </table:table-row>
        <table:table-row table:style-name="ro1" table:visibility="filter">
          <table:table-cell office:value-type="string">
            <text:p>2009-03-01</text:p>
          </table:table-cell>
          <table:table-cell office:value-type="float" office:value="729.570007">
            <text:p>729.570007</text:p>
          </table:table-cell>
          <table:table-cell office:value-type="float" office:value="832.97998">
            <text:p>832.97998</text:p>
          </table:table-cell>
          <table:table-cell office:value-type="float" office:value="666.789978">
            <text:p>666.789978</text:p>
          </table:table-cell>
          <table:table-cell table:number-columns-repeated="2" office:value-type="float" office:value="797.869995">
            <text:p>797.869995</text:p>
          </table:table-cell>
          <table:table-cell office:value-type="float" office:value="161843640000">
            <text:p>161843640000</text:p>
          </table:table-cell>
        </table:table-row>
        <table:table-row table:style-name="ro1">
          <table:table-cell office:value-type="string">
            <text:p>2009-04-01</text:p>
          </table:table-cell>
          <table:table-cell office:value-type="float" office:value="793.590027">
            <text:p>793.590027</text:p>
          </table:table-cell>
          <table:table-cell office:value-type="float" office:value="888.700012">
            <text:p>888.700012</text:p>
          </table:table-cell>
          <table:table-cell office:value-type="float" office:value="783.320007">
            <text:p>783.320007</text:p>
          </table:table-cell>
          <table:table-cell table:number-columns-repeated="2" office:value-type="float" office:value="872.809998">
            <text:p>872.809998</text:p>
          </table:table-cell>
          <table:table-cell office:value-type="float" office:value="138855320000">
            <text:p>138855320000</text:p>
          </table:table-cell>
        </table:table-row>
        <table:table-row table:style-name="ro1" table:visibility="filter">
          <table:table-cell office:value-type="string">
            <text:p>2009-05-01</text:p>
          </table:table-cell>
          <table:table-cell office:value-type="float" office:value="872.73999">
            <text:p>872.73999</text:p>
          </table:table-cell>
          <table:table-cell office:value-type="float" office:value="930.169983">
            <text:p>930.169983</text:p>
          </table:table-cell>
          <table:table-cell office:value-type="float" office:value="866.099976">
            <text:p>866.099976</text:p>
          </table:table-cell>
          <table:table-cell table:number-columns-repeated="2" office:value-type="float" office:value="919.140015">
            <text:p>919.140015</text:p>
          </table:table-cell>
          <table:table-cell office:value-type="float" office:value="131614940000">
            <text:p>131614940000</text:p>
          </table:table-cell>
        </table:table-row>
        <table:table-row table:style-name="ro1" table:visibility="filter">
          <table:table-cell office:value-type="string">
            <text:p>2009-06-01</text:p>
          </table:table-cell>
          <table:table-cell office:value-type="float" office:value="923.26001">
            <text:p>923.26001</text:p>
          </table:table-cell>
          <table:table-cell office:value-type="float" office:value="956.22998">
            <text:p>956.22998</text:p>
          </table:table-cell>
          <table:table-cell office:value-type="float" office:value="888.859985">
            <text:p>888.859985</text:p>
          </table:table-cell>
          <table:table-cell table:number-columns-repeated="2" office:value-type="float" office:value="919.320007">
            <text:p>919.320007</text:p>
          </table:table-cell>
          <table:table-cell office:value-type="float" office:value="112653150000">
            <text:p>112653150000</text:p>
          </table:table-cell>
        </table:table-row>
        <table:table-row table:style-name="ro1" table:visibility="filter">
          <table:table-cell office:value-type="string">
            <text:p>2009-07-01</text:p>
          </table:table-cell>
          <table:table-cell office:value-type="float" office:value="920.820007">
            <text:p>920.820007</text:p>
          </table:table-cell>
          <table:table-cell office:value-type="float" office:value="996.679993">
            <text:p>996.679993</text:p>
          </table:table-cell>
          <table:table-cell office:value-type="float" office:value="869.320007">
            <text:p>869.320007</text:p>
          </table:table-cell>
          <table:table-cell table:number-columns-repeated="2" office:value-type="float" office:value="987.47998">
            <text:p>987.47998</text:p>
          </table:table-cell>
          <table:table-cell office:value-type="float" office:value="106635790000">
            <text:p>106635790000</text:p>
          </table:table-cell>
        </table:table-row>
        <table:table-row table:style-name="ro1" table:visibility="filter">
          <table:table-cell office:value-type="string">
            <text:p>2009-08-01</text:p>
          </table:table-cell>
          <table:table-cell office:value-type="float" office:value="990.219971">
            <text:p>990.219971</text:p>
          </table:table-cell>
          <table:table-cell office:value-type="float" office:value="1039.469971">
            <text:p>1039.469971</text:p>
          </table:table-cell>
          <table:table-cell office:value-type="float" office:value="978.51001">
            <text:p>978.51001</text:p>
          </table:table-cell>
          <table:table-cell table:number-columns-repeated="2" office:value-type="float" office:value="1020.619995">
            <text:p>1020.619995</text:p>
          </table:table-cell>
          <table:table-cell office:value-type="float" office:value="116059270000">
            <text:p>116059270000</text:p>
          </table:table-cell>
        </table:table-row>
        <table:table-row table:style-name="ro1" table:visibility="filter">
          <table:table-cell office:value-type="string">
            <text:p>2009-09-01</text:p>
          </table:table-cell>
          <table:table-cell office:value-type="float" office:value="1019.52002">
            <text:p>1019.52002</text:p>
          </table:table-cell>
          <table:table-cell office:value-type="float" office:value="1080.150024">
            <text:p>1080.150024</text:p>
          </table:table-cell>
          <table:table-cell office:value-type="float" office:value="991.969971">
            <text:p>991.969971</text:p>
          </table:table-cell>
          <table:table-cell table:number-columns-repeated="2" office:value-type="float" office:value="1057.079956">
            <text:p>1057.079956</text:p>
          </table:table-cell>
          <table:table-cell office:value-type="float" office:value="112295490000">
            <text:p>112295490000</text:p>
          </table:table-cell>
        </table:table-row>
        <table:table-row table:style-name="ro1" table:visibility="filter">
          <table:table-cell office:value-type="string">
            <text:p>2009-10-01</text:p>
          </table:table-cell>
          <table:table-cell office:value-type="float" office:value="1054.910034">
            <text:p>1054.910034</text:p>
          </table:table-cell>
          <table:table-cell office:value-type="float" office:value="1101.359985">
            <text:p>1101.359985</text:p>
          </table:table-cell>
          <table:table-cell office:value-type="float" office:value="1019.950012">
            <text:p>1019.950012</text:p>
          </table:table-cell>
          <table:table-cell table:number-columns-repeated="2" office:value-type="float" office:value="1036.189941">
            <text:p>1036.189941</text:p>
          </table:table-cell>
          <table:table-cell office:value-type="float" office:value="113410990000">
            <text:p>113410990000</text:p>
          </table:table-cell>
        </table:table-row>
        <table:table-row table:style-name="ro1" table:visibility="filter">
          <table:table-cell office:value-type="string">
            <text:p>2009-11-01</text:p>
          </table:table-cell>
          <table:table-cell office:value-type="float" office:value="1036.180054">
            <text:p>1036.180054</text:p>
          </table:table-cell>
          <table:table-cell office:value-type="float" office:value="1113.689941">
            <text:p>1113.689941</text:p>
          </table:table-cell>
          <table:table-cell office:value-type="float" office:value="1029.380005">
            <text:p>1029.380005</text:p>
          </table:table-cell>
          <table:table-cell table:number-columns-repeated="2" office:value-type="float" office:value="1095.630005">
            <text:p>1095.630005</text:p>
          </table:table-cell>
          <table:table-cell office:value-type="float" office:value="84981530000">
            <text:p>84981530000</text:p>
          </table:table-cell>
        </table:table-row>
        <table:table-row table:style-name="ro1" table:visibility="filter">
          <table:table-cell office:value-type="string">
            <text:p>2009-12-01</text:p>
          </table:table-cell>
          <table:table-cell office:value-type="float" office:value="1098.890015">
            <text:p>1098.890015</text:p>
          </table:table-cell>
          <table:table-cell office:value-type="float" office:value="1130.380005">
            <text:p>1130.380005</text:p>
          </table:table-cell>
          <table:table-cell office:value-type="float" office:value="1085.890015">
            <text:p>1085.890015</text:p>
          </table:table-cell>
          <table:table-cell table:number-columns-repeated="2" office:value-type="float" office:value="1115.099976">
            <text:p>1115.099976</text:p>
          </table:table-cell>
          <table:table-cell office:value-type="float" office:value="89515330000">
            <text:p>89515330000</text:p>
          </table:table-cell>
        </table:table-row>
        <table:table-row table:style-name="ro1" table:visibility="filter">
          <table:table-cell office:value-type="string">
            <text:p>2010-01-01</text:p>
          </table:table-cell>
          <table:table-cell office:value-type="float" office:value="1116.560059">
            <text:p>1116.560059</text:p>
          </table:table-cell>
          <table:table-cell office:value-type="float" office:value="1150.449951">
            <text:p>1150.449951</text:p>
          </table:table-cell>
          <table:table-cell office:value-type="float" office:value="1071.589966">
            <text:p>1071.589966</text:p>
          </table:table-cell>
          <table:table-cell table:number-columns-repeated="2" office:value-type="float" office:value="1073.869995">
            <text:p>1073.869995</text:p>
          </table:table-cell>
          <table:table-cell office:value-type="float" office:value="90947580000">
            <text:p>90947580000</text:p>
          </table:table-cell>
        </table:table-row>
        <table:table-row table:style-name="ro1" table:visibility="filter">
          <table:table-cell office:value-type="string">
            <text:p>2010-02-01</text:p>
          </table:table-cell>
          <table:table-cell office:value-type="float" office:value="1073.890015">
            <text:p>1073.890015</text:p>
          </table:table-cell>
          <table:table-cell office:value-type="float" office:value="1112.420044">
            <text:p>1112.420044</text:p>
          </table:table-cell>
          <table:table-cell office:value-type="float" office:value="1044.5">
            <text:p>1044.5</text:p>
          </table:table-cell>
          <table:table-cell table:number-columns-repeated="2" office:value-type="float" office:value="1104.48999">
            <text:p>1104.48999</text:p>
          </table:table-cell>
          <table:table-cell office:value-type="float" office:value="84561340000">
            <text:p>84561340000</text:p>
          </table:table-cell>
        </table:table-row>
        <table:table-row table:style-name="ro1" table:visibility="filter">
          <table:table-cell office:value-type="string">
            <text:p>2010-03-01</text:p>
          </table:table-cell>
          <table:table-cell office:value-type="float" office:value="1105.359985">
            <text:p>1105.359985</text:p>
          </table:table-cell>
          <table:table-cell office:value-type="float" office:value="1180.689941">
            <text:p>1180.689941</text:p>
          </table:table-cell>
          <table:table-cell office:value-type="float" office:value="1105.359985">
            <text:p>1105.359985</text:p>
          </table:table-cell>
          <table:table-cell table:number-columns-repeated="2" office:value-type="float" office:value="1169.430054">
            <text:p>1169.430054</text:p>
          </table:table-cell>
          <table:table-cell office:value-type="float" office:value="103683550000">
            <text:p>103683550000</text:p>
          </table:table-cell>
        </table:table-row>
        <table:table-row table:style-name="ro1">
          <table:table-cell office:value-type="string">
            <text:p>2010-04-01</text:p>
          </table:table-cell>
          <table:table-cell office:value-type="float" office:value="1171.22998">
            <text:p>1171.22998</text:p>
          </table:table-cell>
          <table:table-cell office:value-type="float" office:value="1219.800049">
            <text:p>1219.800049</text:p>
          </table:table-cell>
          <table:table-cell office:value-type="float" office:value="1170.689941">
            <text:p>1170.689941</text:p>
          </table:table-cell>
          <table:table-cell table:number-columns-repeated="2" office:value-type="float" office:value="1186.689941">
            <text:p>1186.689941</text:p>
          </table:table-cell>
          <table:table-cell office:value-type="float" office:value="116741910000">
            <text:p>116741910000</text:p>
          </table:table-cell>
        </table:table-row>
        <table:table-row table:style-name="ro1" table:visibility="filter">
          <table:table-cell office:value-type="string">
            <text:p>2010-05-01</text:p>
          </table:table-cell>
          <table:table-cell office:value-type="float" office:value="1188.579956">
            <text:p>1188.579956</text:p>
          </table:table-cell>
          <table:table-cell office:value-type="float" office:value="1205.130005">
            <text:p>1205.130005</text:p>
          </table:table-cell>
          <table:table-cell office:value-type="float" office:value="1040.780029">
            <text:p>1040.780029</text:p>
          </table:table-cell>
          <table:table-cell table:number-columns-repeated="2" office:value-type="float" office:value="1089.410034">
            <text:p>1089.410034</text:p>
          </table:table-cell>
          <table:table-cell office:value-type="float" office:value="127662780000">
            <text:p>127662780000</text:p>
          </table:table-cell>
        </table:table-row>
        <table:table-row table:style-name="ro1" table:visibility="filter">
          <table:table-cell office:value-type="string">
            <text:p>2010-06-01</text:p>
          </table:table-cell>
          <table:table-cell office:value-type="float" office:value="1087.300049">
            <text:p>1087.300049</text:p>
          </table:table-cell>
          <table:table-cell office:value-type="float" office:value="1131.22998">
            <text:p>1131.22998</text:p>
          </table:table-cell>
          <table:table-cell office:value-type="float" office:value="1028.329956">
            <text:p>1028.329956</text:p>
          </table:table-cell>
          <table:table-cell table:number-columns-repeated="2" office:value-type="float" office:value="1030.709961">
            <text:p>1030.709961</text:p>
          </table:table-cell>
          <table:table-cell office:value-type="float" office:value="110106750000">
            <text:p>110106750000</text:p>
          </table:table-cell>
        </table:table-row>
        <table:table-row table:style-name="ro1" table:visibility="filter">
          <table:table-cell office:value-type="string">
            <text:p>2010-07-01</text:p>
          </table:table-cell>
          <table:table-cell office:value-type="float" office:value="1031.099976">
            <text:p>1031.099976</text:p>
          </table:table-cell>
          <table:table-cell office:value-type="float" office:value="1120.949951">
            <text:p>1120.949951</text:p>
          </table:table-cell>
          <table:table-cell office:value-type="float" office:value="1010.909973">
            <text:p>1010.909973</text:p>
          </table:table-cell>
          <table:table-cell table:number-columns-repeated="2" office:value-type="float" office:value="1101.599976">
            <text:p>1101.599976</text:p>
          </table:table-cell>
          <table:table-cell office:value-type="float" office:value="94778110000">
            <text:p>94778110000</text:p>
          </table:table-cell>
        </table:table-row>
        <table:table-row table:style-name="ro1" table:visibility="filter">
          <table:table-cell office:value-type="string">
            <text:p>2010-08-01</text:p>
          </table:table-cell>
          <table:table-cell office:value-type="float" office:value="1107.530029">
            <text:p>1107.530029</text:p>
          </table:table-cell>
          <table:table-cell office:value-type="float" office:value="1129.23999">
            <text:p>1129.23999</text:p>
          </table:table-cell>
          <table:table-cell office:value-type="float" office:value="1039.699951">
            <text:p>1039.699951</text:p>
          </table:table-cell>
          <table:table-cell table:number-columns-repeated="2" office:value-type="float" office:value="1049.329956">
            <text:p>1049.329956</text:p>
          </table:table-cell>
          <table:table-cell office:value-type="float" office:value="85738250000">
            <text:p>85738250000</text:p>
          </table:table-cell>
        </table:table-row>
        <table:table-row table:style-name="ro1" table:visibility="filter">
          <table:table-cell office:value-type="string">
            <text:p>2010-09-01</text:p>
          </table:table-cell>
          <table:table-cell office:value-type="float" office:value="1049.719971">
            <text:p>1049.719971</text:p>
          </table:table-cell>
          <table:table-cell office:value-type="float" office:value="1157.160034">
            <text:p>1157.160034</text:p>
          </table:table-cell>
          <table:table-cell office:value-type="float" office:value="1049.719971">
            <text:p>1049.719971</text:p>
          </table:table-cell>
          <table:table-cell table:number-columns-repeated="2" office:value-type="float" office:value="1141.199951">
            <text:p>1141.199951</text:p>
          </table:table-cell>
          <table:table-cell office:value-type="float" office:value="79589450000">
            <text:p>79589450000</text:p>
          </table:table-cell>
        </table:table-row>
        <table:table-row table:style-name="ro1" table:visibility="filter">
          <table:table-cell office:value-type="string">
            <text:p>2010-10-01</text:p>
          </table:table-cell>
          <table:table-cell office:value-type="float" office:value="1143.48999">
            <text:p>1143.48999</text:p>
          </table:table-cell>
          <table:table-cell office:value-type="float" office:value="1196.140015">
            <text:p>1196.140015</text:p>
          </table:table-cell>
          <table:table-cell office:value-type="float" office:value="1131.869995">
            <text:p>1131.869995</text:p>
          </table:table-cell>
          <table:table-cell table:number-columns-repeated="2" office:value-type="float" office:value="1183.26001">
            <text:p>1183.26001</text:p>
          </table:table-cell>
          <table:table-cell office:value-type="float" office:value="89536270000">
            <text:p>89536270000</text:p>
          </table:table-cell>
        </table:table-row>
        <table:table-row table:style-name="ro1" table:visibility="filter">
          <table:table-cell office:value-type="string">
            <text:p>2010-11-01</text:p>
          </table:table-cell>
          <table:table-cell office:value-type="float" office:value="1185.709961">
            <text:p>1185.709961</text:p>
          </table:table-cell>
          <table:table-cell office:value-type="float" office:value="1227.079956">
            <text:p>1227.079956</text:p>
          </table:table-cell>
          <table:table-cell office:value-type="float" office:value="1173">
            <text:p>1173</text:p>
          </table:table-cell>
          <table:table-cell table:number-columns-repeated="2" office:value-type="float" office:value="1180.550049">
            <text:p>1180.550049</text:p>
          </table:table-cell>
          <table:table-cell office:value-type="float" office:value="87151070000">
            <text:p>87151070000</text:p>
          </table:table-cell>
        </table:table-row>
        <table:table-row table:style-name="ro1" table:visibility="filter">
          <table:table-cell office:value-type="string">
            <text:p>2010-12-01</text:p>
          </table:table-cell>
          <table:table-cell office:value-type="float" office:value="1186.599976">
            <text:p>1186.599976</text:p>
          </table:table-cell>
          <table:table-cell office:value-type="float" office:value="1262.599976">
            <text:p>1262.599976</text:p>
          </table:table-cell>
          <table:table-cell office:value-type="float" office:value="1186.599976">
            <text:p>1186.599976</text:p>
          </table:table-cell>
          <table:table-cell table:number-columns-repeated="2" office:value-type="float" office:value="1257.640015">
            <text:p>1257.640015</text:p>
          </table:table-cell>
          <table:table-cell office:value-type="float" office:value="80984530000">
            <text:p>80984530000</text:p>
          </table:table-cell>
        </table:table-row>
        <table:table-row table:style-name="ro1" table:visibility="filter">
          <table:table-cell office:value-type="string">
            <text:p>2011-01-01</text:p>
          </table:table-cell>
          <table:table-cell office:value-type="float" office:value="1257.619995">
            <text:p>1257.619995</text:p>
          </table:table-cell>
          <table:table-cell office:value-type="float" office:value="1302.670044">
            <text:p>1302.670044</text:p>
          </table:table-cell>
          <table:table-cell office:value-type="float" office:value="1257.619995">
            <text:p>1257.619995</text:p>
          </table:table-cell>
          <table:table-cell table:number-columns-repeated="2" office:value-type="float" office:value="1286.119995">
            <text:p>1286.119995</text:p>
          </table:table-cell>
          <table:table-cell office:value-type="float" office:value="92164940000">
            <text:p>92164940000</text:p>
          </table:table-cell>
        </table:table-row>
        <table:table-row table:style-name="ro1" table:visibility="filter">
          <table:table-cell office:value-type="string">
            <text:p>2011-02-01</text:p>
          </table:table-cell>
          <table:table-cell office:value-type="float" office:value="1289.140015">
            <text:p>1289.140015</text:p>
          </table:table-cell>
          <table:table-cell office:value-type="float" office:value="1344.069946">
            <text:p>1344.069946</text:p>
          </table:table-cell>
          <table:table-cell office:value-type="float" office:value="1289.140015">
            <text:p>1289.140015</text:p>
          </table:table-cell>
          <table:table-cell table:number-columns-repeated="2" office:value-type="float" office:value="1327.219971">
            <text:p>1327.219971</text:p>
          </table:table-cell>
          <table:table-cell office:value-type="float" office:value="59223660000">
            <text:p>59223660000</text:p>
          </table:table-cell>
        </table:table-row>
        <table:table-row table:style-name="ro1" table:visibility="filter">
          <table:table-cell office:value-type="string">
            <text:p>2011-03-01</text:p>
          </table:table-cell>
          <table:table-cell office:value-type="float" office:value="1328.640015">
            <text:p>1328.640015</text:p>
          </table:table-cell>
          <table:table-cell office:value-type="float" office:value="1332.280029">
            <text:p>1332.280029</text:p>
          </table:table-cell>
          <table:table-cell office:value-type="float" office:value="1249.050049">
            <text:p>1249.050049</text:p>
          </table:table-cell>
          <table:table-cell table:number-columns-repeated="2" office:value-type="float" office:value="1325.829956">
            <text:p>1325.829956</text:p>
          </table:table-cell>
          <table:table-cell office:value-type="float" office:value="89507640000">
            <text:p>89507640000</text:p>
          </table:table-cell>
        </table:table-row>
        <table:table-row table:style-name="ro1">
          <table:table-cell office:value-type="string">
            <text:p>2011-04-01</text:p>
          </table:table-cell>
          <table:table-cell office:value-type="float" office:value="1329.47998">
            <text:p>1329.47998</text:p>
          </table:table-cell>
          <table:table-cell office:value-type="float" office:value="1364.560059">
            <text:p>1364.560059</text:p>
          </table:table-cell>
          <table:table-cell office:value-type="float" office:value="1294.699951">
            <text:p>1294.699951</text:p>
          </table:table-cell>
          <table:table-cell table:number-columns-repeated="2" office:value-type="float" office:value="1363.609985">
            <text:p>1363.609985</text:p>
          </table:table-cell>
          <table:table-cell office:value-type="float" office:value="77364810000">
            <text:p>77364810000</text:p>
          </table:table-cell>
        </table:table-row>
        <table:table-row table:style-name="ro1" table:visibility="filter">
          <table:table-cell office:value-type="string">
            <text:p>2011-05-01</text:p>
          </table:table-cell>
          <table:table-cell office:value-type="float" office:value="1365.209961">
            <text:p>1365.209961</text:p>
          </table:table-cell>
          <table:table-cell office:value-type="float" office:value="1370.579956">
            <text:p>1370.579956</text:p>
          </table:table-cell>
          <table:table-cell office:value-type="float" office:value="1311.800049">
            <text:p>1311.800049</text:p>
          </table:table-cell>
          <table:table-cell table:number-columns-repeated="2" office:value-type="float" office:value="1345.199951">
            <text:p>1345.199951</text:p>
          </table:table-cell>
          <table:table-cell office:value-type="float" office:value="81708980000">
            <text:p>81708980000</text:p>
          </table:table-cell>
        </table:table-row>
        <table:table-row table:style-name="ro1" table:visibility="filter">
          <table:table-cell office:value-type="string">
            <text:p>2011-06-01</text:p>
          </table:table-cell>
          <table:table-cell table:number-columns-repeated="2" office:value-type="float" office:value="1345.199951">
            <text:p>1345.199951</text:p>
          </table:table-cell>
          <table:table-cell office:value-type="float" office:value="1258.069946">
            <text:p>1258.069946</text:p>
          </table:table-cell>
          <table:table-cell table:number-columns-repeated="2" office:value-type="float" office:value="1320.640015">
            <text:p>1320.640015</text:p>
          </table:table-cell>
          <table:table-cell office:value-type="float" office:value="86122730000">
            <text:p>86122730000</text:p>
          </table:table-cell>
        </table:table-row>
        <table:table-row table:style-name="ro1" table:visibility="filter">
          <table:table-cell office:value-type="string">
            <text:p>2011-07-01</text:p>
          </table:table-cell>
          <table:table-cell office:value-type="float" office:value="1320.640015">
            <text:p>1320.640015</text:p>
          </table:table-cell>
          <table:table-cell office:value-type="float" office:value="1356.47998">
            <text:p>1356.47998</text:p>
          </table:table-cell>
          <table:table-cell office:value-type="float" office:value="1282.859985">
            <text:p>1282.859985</text:p>
          </table:table-cell>
          <table:table-cell table:number-columns-repeated="2" office:value-type="float" office:value="1292.280029">
            <text:p>1292.280029</text:p>
          </table:table-cell>
          <table:table-cell office:value-type="float" office:value="81102170000">
            <text:p>81102170000</text:p>
          </table:table-cell>
        </table:table-row>
        <table:table-row table:style-name="ro1" table:visibility="filter">
          <table:table-cell office:value-type="string">
            <text:p>2011-08-01</text:p>
          </table:table-cell>
          <table:table-cell office:value-type="float" office:value="1292.589966">
            <text:p>1292.589966</text:p>
          </table:table-cell>
          <table:table-cell office:value-type="float" office:value="1307.380005">
            <text:p>1307.380005</text:p>
          </table:table-cell>
          <table:table-cell office:value-type="float" office:value="1101.540039">
            <text:p>1101.540039</text:p>
          </table:table-cell>
          <table:table-cell table:number-columns-repeated="2" office:value-type="float" office:value="1218.890015">
            <text:p>1218.890015</text:p>
          </table:table-cell>
          <table:table-cell office:value-type="float" office:value="108419170000">
            <text:p>108419170000</text:p>
          </table:table-cell>
        </table:table-row>
        <table:table-row table:style-name="ro1" table:visibility="filter">
          <table:table-cell office:value-type="string">
            <text:p>2011-09-01</text:p>
          </table:table-cell>
          <table:table-cell office:value-type="float" office:value="1219.119995">
            <text:p>1219.119995</text:p>
          </table:table-cell>
          <table:table-cell office:value-type="float" office:value="1229.290039">
            <text:p>1229.290039</text:p>
          </table:table-cell>
          <table:table-cell office:value-type="float" office:value="1114.219971">
            <text:p>1114.219971</text:p>
          </table:table-cell>
          <table:table-cell table:number-columns-repeated="2" office:value-type="float" office:value="1131.420044">
            <text:p>1131.420044</text:p>
          </table:table-cell>
          <table:table-cell office:value-type="float" office:value="102786820000">
            <text:p>102786820000</text:p>
          </table:table-cell>
        </table:table-row>
        <table:table-row table:style-name="ro1" table:visibility="filter">
          <table:table-cell office:value-type="string">
            <text:p>2011-10-01</text:p>
          </table:table-cell>
          <table:table-cell office:value-type="float" office:value="1131.209961">
            <text:p>1131.209961</text:p>
          </table:table-cell>
          <table:table-cell office:value-type="float" office:value="1292.660034">
            <text:p>1292.660034</text:p>
          </table:table-cell>
          <table:table-cell office:value-type="float" office:value="1074.77002">
            <text:p>1074.77002</text:p>
          </table:table-cell>
          <table:table-cell table:number-columns-repeated="2" office:value-type="float" office:value="1253.300049">
            <text:p>1253.300049</text:p>
          </table:table-cell>
          <table:table-cell office:value-type="float" office:value="98063670000">
            <text:p>98063670000</text:p>
          </table:table-cell>
        </table:table-row>
        <table:table-row table:style-name="ro1" table:visibility="filter">
          <table:table-cell office:value-type="string">
            <text:p>2011-11-01</text:p>
          </table:table-cell>
          <table:table-cell office:value-type="float" office:value="1251">
            <text:p>1251</text:p>
          </table:table-cell>
          <table:table-cell office:value-type="float" office:value="1277.550049">
            <text:p>1277.550049</text:p>
          </table:table-cell>
          <table:table-cell office:value-type="float" office:value="1158.660034">
            <text:p>1158.660034</text:p>
          </table:table-cell>
          <table:table-cell table:number-columns-repeated="2" office:value-type="float" office:value="1246.959961">
            <text:p>1246.959961</text:p>
          </table:table-cell>
          <table:table-cell office:value-type="float" office:value="84275050000">
            <text:p>84275050000</text:p>
          </table:table-cell>
        </table:table-row>
        <table:table-row table:style-name="ro1" table:visibility="filter">
          <table:table-cell office:value-type="string">
            <text:p>2011-12-01</text:p>
          </table:table-cell>
          <table:table-cell office:value-type="float" office:value="1246.910034">
            <text:p>1246.910034</text:p>
          </table:table-cell>
          <table:table-cell office:value-type="float" office:value="1269.369995">
            <text:p>1269.369995</text:p>
          </table:table-cell>
          <table:table-cell office:value-type="float" office:value="1202.369995">
            <text:p>1202.369995</text:p>
          </table:table-cell>
          <table:table-cell table:number-columns-repeated="2" office:value-type="float" office:value="1257.599976">
            <text:p>1257.599976</text:p>
          </table:table-cell>
          <table:table-cell office:value-type="float" office:value="74742430000">
            <text:p>74742430000</text:p>
          </table:table-cell>
        </table:table-row>
        <table:table-row table:style-name="ro1" table:visibility="filter">
          <table:table-cell office:value-type="string">
            <text:p>2012-01-01</text:p>
          </table:table-cell>
          <table:table-cell office:value-type="float" office:value="1258.859985">
            <text:p>1258.859985</text:p>
          </table:table-cell>
          <table:table-cell office:value-type="float" office:value="1333.469971">
            <text:p>1333.469971</text:p>
          </table:table-cell>
          <table:table-cell office:value-type="float" office:value="1258.859985">
            <text:p>1258.859985</text:p>
          </table:table-cell>
          <table:table-cell table:number-columns-repeated="2" office:value-type="float" office:value="1312.410034">
            <text:p>1312.410034</text:p>
          </table:table-cell>
          <table:table-cell office:value-type="float" office:value="79567560000">
            <text:p>79567560000</text:p>
          </table:table-cell>
        </table:table-row>
        <table:table-row table:style-name="ro1" table:visibility="filter">
          <table:table-cell office:value-type="string">
            <text:p>2012-02-01</text:p>
          </table:table-cell>
          <table:table-cell office:value-type="float" office:value="1312.449951">
            <text:p>1312.449951</text:p>
          </table:table-cell>
          <table:table-cell office:value-type="float" office:value="1378.040039">
            <text:p>1378.040039</text:p>
          </table:table-cell>
          <table:table-cell office:value-type="float" office:value="1312.449951">
            <text:p>1312.449951</text:p>
          </table:table-cell>
          <table:table-cell table:number-columns-repeated="2" office:value-type="float" office:value="1365.680054">
            <text:p>1365.680054</text:p>
          </table:table-cell>
          <table:table-cell office:value-type="float" office:value="78385710000">
            <text:p>78385710000</text:p>
          </table:table-cell>
        </table:table-row>
        <table:table-row table:style-name="ro1" table:visibility="filter">
          <table:table-cell office:value-type="string">
            <text:p>2012-03-01</text:p>
          </table:table-cell>
          <table:table-cell office:value-type="float" office:value="1365.900024">
            <text:p>1365.900024</text:p>
          </table:table-cell>
          <table:table-cell office:value-type="float" office:value="1419.150024">
            <text:p>1419.150024</text:p>
          </table:table-cell>
          <table:table-cell office:value-type="float" office:value="1340.030029">
            <text:p>1340.030029</text:p>
          </table:table-cell>
          <table:table-cell table:number-columns-repeated="2" office:value-type="float" office:value="1408.469971">
            <text:p>1408.469971</text:p>
          </table:table-cell>
          <table:table-cell office:value-type="float" office:value="83899660000">
            <text:p>83899660000</text:p>
          </table:table-cell>
        </table:table-row>
        <table:table-row table:style-name="ro1">
          <table:table-cell office:value-type="string">
            <text:p>2012-04-01</text:p>
          </table:table-cell>
          <table:table-cell office:value-type="float" office:value="1408.469971">
            <text:p>1408.469971</text:p>
          </table:table-cell>
          <table:table-cell office:value-type="float" office:value="1422.380005">
            <text:p>1422.380005</text:p>
          </table:table-cell>
          <table:table-cell office:value-type="float" office:value="1357.380005">
            <text:p>1357.380005</text:p>
          </table:table-cell>
          <table:table-cell table:number-columns-repeated="2" office:value-type="float" office:value="1397.910034">
            <text:p>1397.910034</text:p>
          </table:table-cell>
          <table:table-cell office:value-type="float" office:value="74761710000">
            <text:p>74761710000</text:p>
          </table:table-cell>
        </table:table-row>
        <table:table-row table:style-name="ro1" table:visibility="filter">
          <table:table-cell office:value-type="string">
            <text:p>2012-05-01</text:p>
          </table:table-cell>
          <table:table-cell office:value-type="float" office:value="1397.859985">
            <text:p>1397.859985</text:p>
          </table:table-cell>
          <table:table-cell office:value-type="float" office:value="1415.319946">
            <text:p>1415.319946</text:p>
          </table:table-cell>
          <table:table-cell office:value-type="float" office:value="1291.97998">
            <text:p>1291.97998</text:p>
          </table:table-cell>
          <table:table-cell table:number-columns-repeated="2" office:value-type="float" office:value="1310.329956">
            <text:p>1310.329956</text:p>
          </table:table-cell>
          <table:table-cell office:value-type="float" office:value="86920490000">
            <text:p>86920490000</text:p>
          </table:table-cell>
        </table:table-row>
        <table:table-row table:style-name="ro1" table:visibility="filter">
          <table:table-cell office:value-type="string">
            <text:p>2012-06-01</text:p>
          </table:table-cell>
          <table:table-cell office:value-type="float" office:value="1309.869995">
            <text:p>1309.869995</text:p>
          </table:table-cell>
          <table:table-cell office:value-type="float" office:value="1363.459961">
            <text:p>1363.459961</text:p>
          </table:table-cell>
          <table:table-cell office:value-type="float" office:value="1266.73999">
            <text:p>1266.73999</text:p>
          </table:table-cell>
          <table:table-cell table:number-columns-repeated="2" office:value-type="float" office:value="1362.160034">
            <text:p>1362.160034</text:p>
          </table:table-cell>
          <table:table-cell office:value-type="float" office:value="81582440000">
            <text:p>81582440000</text:p>
          </table:table-cell>
        </table:table-row>
        <table:table-row table:style-name="ro1" table:visibility="filter">
          <table:table-cell office:value-type="string">
            <text:p>2012-07-01</text:p>
          </table:table-cell>
          <table:table-cell office:value-type="float" office:value="1362.329956">
            <text:p>1362.329956</text:p>
          </table:table-cell>
          <table:table-cell office:value-type="float" office:value="1391.73999">
            <text:p>1391.73999</text:p>
          </table:table-cell>
          <table:table-cell office:value-type="float" office:value="1325.410034">
            <text:p>1325.410034</text:p>
          </table:table-cell>
          <table:table-cell table:number-columns-repeated="2" office:value-type="float" office:value="1379.319946">
            <text:p>1379.319946</text:p>
          </table:table-cell>
          <table:table-cell office:value-type="float" office:value="73103810000">
            <text:p>73103810000</text:p>
          </table:table-cell>
        </table:table-row>
        <table:table-row table:style-name="ro1" table:visibility="filter">
          <table:table-cell office:value-type="string">
            <text:p>2012-08-01</text:p>
          </table:table-cell>
          <table:table-cell office:value-type="float" office:value="1379.319946">
            <text:p>1379.319946</text:p>
          </table:table-cell>
          <table:table-cell office:value-type="float" office:value="1426.680054">
            <text:p>1426.680054</text:p>
          </table:table-cell>
          <table:table-cell office:value-type="float" office:value="1354.650024">
            <text:p>1354.650024</text:p>
          </table:table-cell>
          <table:table-cell table:number-columns-repeated="2" office:value-type="float" office:value="1406.579956">
            <text:p>1406.579956</text:p>
          </table:table-cell>
          <table:table-cell office:value-type="float" office:value="70283810000">
            <text:p>70283810000</text:p>
          </table:table-cell>
        </table:table-row>
        <table:table-row table:style-name="ro1" table:visibility="filter">
          <table:table-cell office:value-type="string">
            <text:p>2012-09-01</text:p>
          </table:table-cell>
          <table:table-cell office:value-type="float" office:value="1406.540039">
            <text:p>1406.540039</text:p>
          </table:table-cell>
          <table:table-cell office:value-type="float" office:value="1474.51001">
            <text:p>1474.51001</text:p>
          </table:table-cell>
          <table:table-cell office:value-type="float" office:value="1396.560059">
            <text:p>1396.560059</text:p>
          </table:table-cell>
          <table:table-cell table:number-columns-repeated="2" office:value-type="float" office:value="1440.670044">
            <text:p>1440.670044</text:p>
          </table:table-cell>
          <table:table-cell office:value-type="float" office:value="69784280000">
            <text:p>69784280000</text:p>
          </table:table-cell>
        </table:table-row>
        <table:table-row table:style-name="ro1" table:visibility="filter">
          <table:table-cell office:value-type="string">
            <text:p>2012-10-01</text:p>
          </table:table-cell>
          <table:table-cell office:value-type="float" office:value="1440.900024">
            <text:p>1440.900024</text:p>
          </table:table-cell>
          <table:table-cell office:value-type="float" office:value="1470.959961">
            <text:p>1470.959961</text:p>
          </table:table-cell>
          <table:table-cell office:value-type="float" office:value="1403.280029">
            <text:p>1403.280029</text:p>
          </table:table-cell>
          <table:table-cell table:number-columns-repeated="2" office:value-type="float" office:value="1412.160034">
            <text:p>1412.160034</text:p>
          </table:table-cell>
          <table:table-cell office:value-type="float" office:value="71752320000">
            <text:p>71752320000</text:p>
          </table:table-cell>
        </table:table-row>
        <table:table-row table:style-name="ro1" table:visibility="filter">
          <table:table-cell office:value-type="string">
            <text:p>2012-11-01</text:p>
          </table:table-cell>
          <table:table-cell office:value-type="float" office:value="1412.199951">
            <text:p>1412.199951</text:p>
          </table:table-cell>
          <table:table-cell office:value-type="float" office:value="1434.27002">
            <text:p>1434.27002</text:p>
          </table:table-cell>
          <table:table-cell office:value-type="float" office:value="1343.349976">
            <text:p>1343.349976</text:p>
          </table:table-cell>
          <table:table-cell table:number-columns-repeated="2" office:value-type="float" office:value="1416.180054">
            <text:p>1416.180054</text:p>
          </table:table-cell>
          <table:table-cell office:value-type="float" office:value="71489310000">
            <text:p>71489310000</text:p>
          </table:table-cell>
        </table:table-row>
        <table:table-row table:style-name="ro1" table:visibility="filter">
          <table:table-cell office:value-type="string">
            <text:p>2012-12-01</text:p>
          </table:table-cell>
          <table:table-cell office:value-type="float" office:value="1416.339966">
            <text:p>1416.339966</text:p>
          </table:table-cell>
          <table:table-cell office:value-type="float" office:value="1448">
            <text:p>1448</text:p>
          </table:table-cell>
          <table:table-cell office:value-type="float" office:value="1398.109985">
            <text:p>1398.109985</text:p>
          </table:table-cell>
          <table:table-cell table:number-columns-repeated="2" office:value-type="float" office:value="1426.189941">
            <text:p>1426.189941</text:p>
          </table:table-cell>
          <table:table-cell office:value-type="float" office:value="66388180000">
            <text:p>66388180000</text:p>
          </table:table-cell>
        </table:table-row>
        <table:table-row table:style-name="ro1" table:visibility="filter">
          <table:table-cell office:value-type="string">
            <text:p>2013-01-01</text:p>
          </table:table-cell>
          <table:table-cell office:value-type="float" office:value="1426.189941">
            <text:p>1426.189941</text:p>
          </table:table-cell>
          <table:table-cell office:value-type="float" office:value="1509.939941">
            <text:p>1509.939941</text:p>
          </table:table-cell>
          <table:table-cell office:value-type="float" office:value="1426.189941">
            <text:p>1426.189941</text:p>
          </table:table-cell>
          <table:table-cell table:number-columns-repeated="2" office:value-type="float" office:value="1498.109985">
            <text:p>1498.109985</text:p>
          </table:table-cell>
          <table:table-cell office:value-type="float" office:value="75848510000">
            <text:p>75848510000</text:p>
          </table:table-cell>
        </table:table-row>
        <table:table-row table:style-name="ro1" table:visibility="filter">
          <table:table-cell office:value-type="string">
            <text:p>2013-02-01</text:p>
          </table:table-cell>
          <table:table-cell office:value-type="float" office:value="1498.109985">
            <text:p>1498.109985</text:p>
          </table:table-cell>
          <table:table-cell office:value-type="float" office:value="1530.939941">
            <text:p>1530.939941</text:p>
          </table:table-cell>
          <table:table-cell office:value-type="float" office:value="1485.01001">
            <text:p>1485.01001</text:p>
          </table:table-cell>
          <table:table-cell table:number-columns-repeated="2" office:value-type="float" office:value="1514.680054">
            <text:p>1514.680054</text:p>
          </table:table-cell>
          <table:table-cell office:value-type="float" office:value="69273480000">
            <text:p>69273480000</text:p>
          </table:table-cell>
        </table:table-row>
        <table:table-row table:style-name="ro1" table:visibility="filter">
          <table:table-cell office:value-type="string">
            <text:p>2013-03-01</text:p>
          </table:table-cell>
          <table:table-cell office:value-type="float" office:value="1514.680054">
            <text:p>1514.680054</text:p>
          </table:table-cell>
          <table:table-cell office:value-type="float" office:value="1570.280029">
            <text:p>1570.280029</text:p>
          </table:table-cell>
          <table:table-cell office:value-type="float" office:value="1501.47998">
            <text:p>1501.47998</text:p>
          </table:table-cell>
          <table:table-cell table:number-columns-repeated="2" office:value-type="float" office:value="1569.189941">
            <text:p>1569.189941</text:p>
          </table:table-cell>
          <table:table-cell office:value-type="float" office:value="68527110000">
            <text:p>68527110000</text:p>
          </table:table-cell>
        </table:table-row>
        <table:table-row table:style-name="ro1">
          <table:table-cell office:value-type="string">
            <text:p>2013-04-01</text:p>
          </table:table-cell>
          <table:table-cell office:value-type="float" office:value="1569.180054">
            <text:p>1569.180054</text:p>
          </table:table-cell>
          <table:table-cell office:value-type="float" office:value="1597.569946">
            <text:p>1597.569946</text:p>
          </table:table-cell>
          <table:table-cell office:value-type="float" office:value="1536.030029">
            <text:p>1536.030029</text:p>
          </table:table-cell>
          <table:table-cell table:number-columns-repeated="2" office:value-type="float" office:value="1597.569946">
            <text:p>1597.569946</text:p>
          </table:table-cell>
          <table:table-cell office:value-type="float" office:value="77098000000">
            <text:p>77098000000</text:p>
          </table:table-cell>
        </table:table-row>
        <table:table-row table:style-name="ro1" table:visibility="filter">
          <table:table-cell office:value-type="string">
            <text:p>2013-05-01</text:p>
          </table:table-cell>
          <table:table-cell office:value-type="float" office:value="1597.550049">
            <text:p>1597.550049</text:p>
          </table:table-cell>
          <table:table-cell office:value-type="float" office:value="1687.180054">
            <text:p>1687.180054</text:p>
          </table:table-cell>
          <table:table-cell office:value-type="float" office:value="1581.280029">
            <text:p>1581.280029</text:p>
          </table:table-cell>
          <table:table-cell table:number-columns-repeated="2" office:value-type="float" office:value="1630.73999">
            <text:p>1630.73999</text:p>
          </table:table-cell>
          <table:table-cell office:value-type="float" office:value="76447250000">
            <text:p>76447250000</text:p>
          </table:table-cell>
        </table:table-row>
        <table:table-row table:style-name="ro1" table:visibility="filter">
          <table:table-cell office:value-type="string">
            <text:p>2013-06-01</text:p>
          </table:table-cell>
          <table:table-cell office:value-type="float" office:value="1631.709961">
            <text:p>1631.709961</text:p>
          </table:table-cell>
          <table:table-cell office:value-type="float" office:value="1654.189941">
            <text:p>1654.189941</text:p>
          </table:table-cell>
          <table:table-cell office:value-type="float" office:value="1560.329956">
            <text:p>1560.329956</text:p>
          </table:table-cell>
          <table:table-cell table:number-columns-repeated="2" office:value-type="float" office:value="1606.280029">
            <text:p>1606.280029</text:p>
          </table:table-cell>
          <table:table-cell office:value-type="float" office:value="74946790000">
            <text:p>74946790000</text:p>
          </table:table-cell>
        </table:table-row>
        <table:table-row table:style-name="ro1" table:visibility="filter">
          <table:table-cell office:value-type="string">
            <text:p>2013-07-01</text:p>
          </table:table-cell>
          <table:table-cell office:value-type="float" office:value="1609.780029">
            <text:p>1609.780029</text:p>
          </table:table-cell>
          <table:table-cell office:value-type="float" office:value="1698.780029">
            <text:p>1698.780029</text:p>
          </table:table-cell>
          <table:table-cell office:value-type="float" office:value="1604.569946">
            <text:p>1604.569946</text:p>
          </table:table-cell>
          <table:table-cell table:number-columns-repeated="2" office:value-type="float" office:value="1685.72998">
            <text:p>1685.72998</text:p>
          </table:table-cell>
          <table:table-cell office:value-type="float" office:value="68106820000">
            <text:p>68106820000</text:p>
          </table:table-cell>
        </table:table-row>
        <table:table-row table:style-name="ro1" table:visibility="filter">
          <table:table-cell office:value-type="string">
            <text:p>2013-08-01</text:p>
          </table:table-cell>
          <table:table-cell office:value-type="float" office:value="1689.420044">
            <text:p>1689.420044</text:p>
          </table:table-cell>
          <table:table-cell office:value-type="float" office:value="1709.670044">
            <text:p>1709.670044</text:p>
          </table:table-cell>
          <table:table-cell office:value-type="float" office:value="1627.469971">
            <text:p>1627.469971</text:p>
          </table:table-cell>
          <table:table-cell table:number-columns-repeated="2" office:value-type="float" office:value="1632.969971">
            <text:p>1632.969971</text:p>
          </table:table-cell>
          <table:table-cell office:value-type="float" office:value="64802810000">
            <text:p>64802810000</text:p>
          </table:table-cell>
        </table:table-row>
        <table:table-row table:style-name="ro1" table:visibility="filter">
          <table:table-cell office:value-type="string">
            <text:p>2013-09-01</text:p>
          </table:table-cell>
          <table:table-cell office:value-type="float" office:value="1635.949951">
            <text:p>1635.949951</text:p>
          </table:table-cell>
          <table:table-cell office:value-type="float" office:value="1729.859985">
            <text:p>1729.859985</text:p>
          </table:table-cell>
          <table:table-cell office:value-type="float" office:value="1633.410034">
            <text:p>1633.410034</text:p>
          </table:table-cell>
          <table:table-cell table:number-columns-repeated="2" office:value-type="float" office:value="1681.550049">
            <text:p>1681.550049</text:p>
          </table:table-cell>
          <table:table-cell office:value-type="float" office:value="66174410000">
            <text:p>66174410000</text:p>
          </table:table-cell>
        </table:table-row>
        <table:table-row table:style-name="ro1" table:visibility="filter">
          <table:table-cell office:value-type="string">
            <text:p>2013-10-01</text:p>
          </table:table-cell>
          <table:table-cell office:value-type="float" office:value="1682.410034">
            <text:p>1682.410034</text:p>
          </table:table-cell>
          <table:table-cell office:value-type="float" office:value="1775.219971">
            <text:p>1775.219971</text:p>
          </table:table-cell>
          <table:table-cell office:value-type="float" office:value="1646.469971">
            <text:p>1646.469971</text:p>
          </table:table-cell>
          <table:table-cell table:number-columns-repeated="2" office:value-type="float" office:value="1756.540039">
            <text:p>1756.540039</text:p>
          </table:table-cell>
          <table:table-cell office:value-type="float" office:value="76647400000">
            <text:p>76647400000</text:p>
          </table:table-cell>
        </table:table-row>
        <table:table-row table:style-name="ro1" table:visibility="filter">
          <table:table-cell office:value-type="string">
            <text:p>2013-11-01</text:p>
          </table:table-cell>
          <table:table-cell office:value-type="float" office:value="1758.699951">
            <text:p>1758.699951</text:p>
          </table:table-cell>
          <table:table-cell office:value-type="float" office:value="1813.550049">
            <text:p>1813.550049</text:p>
          </table:table-cell>
          <table:table-cell office:value-type="float" office:value="1746.199951">
            <text:p>1746.199951</text:p>
          </table:table-cell>
          <table:table-cell table:number-columns-repeated="2" office:value-type="float" office:value="1805.810059">
            <text:p>1805.810059</text:p>
          </table:table-cell>
          <table:table-cell office:value-type="float" office:value="63628190000">
            <text:p>63628190000</text:p>
          </table:table-cell>
        </table:table-row>
        <table:table-row table:style-name="ro1" table:visibility="filter">
          <table:table-cell office:value-type="string">
            <text:p>2013-12-01</text:p>
          </table:table-cell>
          <table:table-cell office:value-type="float" office:value="1806.550049">
            <text:p>1806.550049</text:p>
          </table:table-cell>
          <table:table-cell office:value-type="float" office:value="1849.439941">
            <text:p>1849.439941</text:p>
          </table:table-cell>
          <table:table-cell office:value-type="float" office:value="1767.98999">
            <text:p>1767.98999</text:p>
          </table:table-cell>
          <table:table-cell table:number-columns-repeated="2" office:value-type="float" office:value="1848.359985">
            <text:p>1848.359985</text:p>
          </table:table-cell>
          <table:table-cell office:value-type="float" office:value="64958820000">
            <text:p>64958820000</text:p>
          </table:table-cell>
        </table:table-row>
        <table:table-row table:style-name="ro1" table:visibility="filter">
          <table:table-cell office:value-type="string">
            <text:p>2014-01-01</text:p>
          </table:table-cell>
          <table:table-cell office:value-type="float" office:value="1845.859985">
            <text:p>1845.859985</text:p>
          </table:table-cell>
          <table:table-cell office:value-type="float" office:value="1850.839966">
            <text:p>1850.839966</text:p>
          </table:table-cell>
          <table:table-cell office:value-type="float" office:value="1770.449951">
            <text:p>1770.449951</text:p>
          </table:table-cell>
          <table:table-cell table:number-columns-repeated="2" office:value-type="float" office:value="1782.589966">
            <text:p>1782.589966</text:p>
          </table:table-cell>
          <table:table-cell office:value-type="float" office:value="75871910000">
            <text:p>75871910000</text:p>
          </table:table-cell>
        </table:table-row>
        <table:table-row table:style-name="ro1" table:visibility="filter">
          <table:table-cell office:value-type="string">
            <text:p>2014-02-01</text:p>
          </table:table-cell>
          <table:table-cell office:value-type="float" office:value="1782.680054">
            <text:p>1782.680054</text:p>
          </table:table-cell>
          <table:table-cell office:value-type="float" office:value="1867.920044">
            <text:p>1867.920044</text:p>
          </table:table-cell>
          <table:table-cell office:value-type="float" office:value="1737.920044">
            <text:p>1737.920044</text:p>
          </table:table-cell>
          <table:table-cell table:number-columns-repeated="2" office:value-type="float" office:value="1859.449951">
            <text:p>1859.449951</text:p>
          </table:table-cell>
          <table:table-cell office:value-type="float" office:value="69725590000">
            <text:p>69725590000</text:p>
          </table:table-cell>
        </table:table-row>
        <table:table-row table:style-name="ro1" table:visibility="filter">
          <table:table-cell office:value-type="string">
            <text:p>2014-03-01</text:p>
          </table:table-cell>
          <table:table-cell office:value-type="float" office:value="1857.680054">
            <text:p>1857.680054</text:p>
          </table:table-cell>
          <table:table-cell office:value-type="float" office:value="1883.969971">
            <text:p>1883.969971</text:p>
          </table:table-cell>
          <table:table-cell office:value-type="float" office:value="1834.439941">
            <text:p>1834.439941</text:p>
          </table:table-cell>
          <table:table-cell table:number-columns-repeated="2" office:value-type="float" office:value="1872.339966">
            <text:p>1872.339966</text:p>
          </table:table-cell>
          <table:table-cell office:value-type="float" office:value="71885030000">
            <text:p>71885030000</text:p>
          </table:table-cell>
        </table:table-row>
        <table:table-row table:style-name="ro1">
          <table:table-cell office:value-type="string">
            <text:p>2014-04-01</text:p>
          </table:table-cell>
          <table:table-cell office:value-type="float" office:value="1873.959961">
            <text:p>1873.959961</text:p>
          </table:table-cell>
          <table:table-cell office:value-type="float" office:value="1897.280029">
            <text:p>1897.280029</text:p>
          </table:table-cell>
          <table:table-cell office:value-type="float" office:value="1814.359985">
            <text:p>1814.359985</text:p>
          </table:table-cell>
          <table:table-cell table:number-columns-repeated="2" office:value-type="float" office:value="1883.949951">
            <text:p>1883.949951</text:p>
          </table:table-cell>
          <table:table-cell office:value-type="float" office:value="71595810000">
            <text:p>71595810000</text:p>
          </table:table-cell>
        </table:table-row>
        <table:table-row table:style-name="ro1" table:visibility="filter">
          <table:table-cell office:value-type="string">
            <text:p>2014-05-01</text:p>
          </table:table-cell>
          <table:table-cell office:value-type="float" office:value="1884.390015">
            <text:p>1884.390015</text:p>
          </table:table-cell>
          <table:table-cell office:value-type="float" office:value="1924.030029">
            <text:p>1924.030029</text:p>
          </table:table-cell>
          <table:table-cell office:value-type="float" office:value="1859.790039">
            <text:p>1859.790039</text:p>
          </table:table-cell>
          <table:table-cell table:number-columns-repeated="2" office:value-type="float" office:value="1923.569946">
            <text:p>1923.569946</text:p>
          </table:table-cell>
          <table:table-cell office:value-type="float" office:value="63623630000">
            <text:p>63623630000</text:p>
          </table:table-cell>
        </table:table-row>
        <table:table-row table:style-name="ro1" table:visibility="filter">
          <table:table-cell office:value-type="string">
            <text:p>2014-06-01</text:p>
          </table:table-cell>
          <table:table-cell office:value-type="float" office:value="1923.869995">
            <text:p>1923.869995</text:p>
          </table:table-cell>
          <table:table-cell office:value-type="float" office:value="1968.170044">
            <text:p>1968.170044</text:p>
          </table:table-cell>
          <table:table-cell office:value-type="float" office:value="1915.97998">
            <text:p>1915.97998</text:p>
          </table:table-cell>
          <table:table-cell table:number-columns-repeated="2" office:value-type="float" office:value="1960.22998">
            <text:p>1960.22998</text:p>
          </table:table-cell>
          <table:table-cell office:value-type="float" office:value="63283380000">
            <text:p>63283380000</text:p>
          </table:table-cell>
        </table:table-row>
        <table:table-row table:style-name="ro1" table:visibility="filter">
          <table:table-cell office:value-type="string">
            <text:p>2014-07-01</text:p>
          </table:table-cell>
          <table:table-cell office:value-type="float" office:value="1962.290039">
            <text:p>1962.290039</text:p>
          </table:table-cell>
          <table:table-cell office:value-type="float" office:value="1991.390015">
            <text:p>1991.390015</text:p>
          </table:table-cell>
          <table:table-cell table:number-columns-repeated="3" office:value-type="float" office:value="1930.670044">
            <text:p>1930.670044</text:p>
          </table:table-cell>
          <table:table-cell office:value-type="float" office:value="66524690000">
            <text:p>66524690000</text:p>
          </table:table-cell>
        </table:table-row>
        <table:table-row table:style-name="ro1" table:visibility="filter">
          <table:table-cell office:value-type="string">
            <text:p>2014-08-01</text:p>
          </table:table-cell>
          <table:table-cell office:value-type="float" office:value="1929.800049">
            <text:p>1929.800049</text:p>
          </table:table-cell>
          <table:table-cell office:value-type="float" office:value="2005.040039">
            <text:p>2005.040039</text:p>
          </table:table-cell>
          <table:table-cell office:value-type="float" office:value="1904.780029">
            <text:p>1904.780029</text:p>
          </table:table-cell>
          <table:table-cell table:number-columns-repeated="2" office:value-type="float" office:value="2003.369995">
            <text:p>2003.369995</text:p>
          </table:table-cell>
          <table:table-cell office:value-type="float" office:value="58131140000">
            <text:p>58131140000</text:p>
          </table:table-cell>
        </table:table-row>
        <table:table-row table:style-name="ro1" table:visibility="filter">
          <table:table-cell office:value-type="string">
            <text:p>2014-09-01</text:p>
          </table:table-cell>
          <table:table-cell office:value-type="float" office:value="2004.069946">
            <text:p>2004.069946</text:p>
          </table:table-cell>
          <table:table-cell office:value-type="float" office:value="2019.26001">
            <text:p>2019.26001</text:p>
          </table:table-cell>
          <table:table-cell office:value-type="float" office:value="1964.040039">
            <text:p>1964.040039</text:p>
          </table:table-cell>
          <table:table-cell table:number-columns-repeated="2" office:value-type="float" office:value="1972.290039">
            <text:p>1972.290039</text:p>
          </table:table-cell>
          <table:table-cell office:value-type="float" office:value="66706000000">
            <text:p>66706000000</text:p>
          </table:table-cell>
        </table:table-row>
        <table:table-row table:style-name="ro1" table:visibility="filter">
          <table:table-cell office:value-type="string">
            <text:p>2014-10-01</text:p>
          </table:table-cell>
          <table:table-cell office:value-type="float" office:value="1971.439941">
            <text:p>1971.439941</text:p>
          </table:table-cell>
          <table:table-cell office:value-type="float" office:value="2018.189941">
            <text:p>2018.189941</text:p>
          </table:table-cell>
          <table:table-cell office:value-type="float" office:value="1820.660034">
            <text:p>1820.660034</text:p>
          </table:table-cell>
          <table:table-cell table:number-columns-repeated="2" office:value-type="float" office:value="2018.050049">
            <text:p>2018.050049</text:p>
          </table:table-cell>
          <table:table-cell office:value-type="float" office:value="93714040000">
            <text:p>93714040000</text:p>
          </table:table-cell>
        </table:table-row>
        <table:table-row table:style-name="ro1" table:visibility="filter">
          <table:table-cell office:value-type="string">
            <text:p>2014-11-01</text:p>
          </table:table-cell>
          <table:table-cell office:value-type="float" office:value="2018.209961">
            <text:p>2018.209961</text:p>
          </table:table-cell>
          <table:table-cell office:value-type="float" office:value="2075.76001">
            <text:p>2075.76001</text:p>
          </table:table-cell>
          <table:table-cell office:value-type="float" office:value="2001.01001">
            <text:p>2001.01001</text:p>
          </table:table-cell>
          <table:table-cell table:number-columns-repeated="2" office:value-type="float" office:value="2067.560059">
            <text:p>2067.560059</text:p>
          </table:table-cell>
          <table:table-cell office:value-type="float" office:value="63600190000">
            <text:p>63600190000</text:p>
          </table:table-cell>
        </table:table-row>
        <table:table-row table:style-name="ro1" table:visibility="filter">
          <table:table-cell office:value-type="string">
            <text:p>2014-12-01</text:p>
          </table:table-cell>
          <table:table-cell office:value-type="float" office:value="2065.780029">
            <text:p>2065.780029</text:p>
          </table:table-cell>
          <table:table-cell office:value-type="float" office:value="2093.550049">
            <text:p>2093.550049</text:p>
          </table:table-cell>
          <table:table-cell office:value-type="float" office:value="1972.560059">
            <text:p>1972.560059</text:p>
          </table:table-cell>
          <table:table-cell table:number-columns-repeated="2" office:value-type="float" office:value="2058.899902">
            <text:p>2058.899902</text:p>
          </table:table-cell>
          <table:table-cell office:value-type="float" office:value="80743820000">
            <text:p>80743820000</text:p>
          </table:table-cell>
        </table:table-row>
        <table:table-row table:style-name="ro1" table:visibility="filter">
          <table:table-cell office:value-type="string">
            <text:p>2015-01-01</text:p>
          </table:table-cell>
          <table:table-cell office:value-type="float" office:value="2058.899902">
            <text:p>2058.899902</text:p>
          </table:table-cell>
          <table:table-cell office:value-type="float" office:value="2072.360107">
            <text:p>2072.360107</text:p>
          </table:table-cell>
          <table:table-cell office:value-type="float" office:value="1988.119995">
            <text:p>1988.119995</text:p>
          </table:table-cell>
          <table:table-cell table:number-columns-repeated="2" office:value-type="float" office:value="1994.98999">
            <text:p>1994.98999</text:p>
          </table:table-cell>
          <table:table-cell office:value-type="float" office:value="77330040000">
            <text:p>77330040000</text:p>
          </table:table-cell>
        </table:table-row>
        <table:table-row table:style-name="ro1" table:visibility="filter">
          <table:table-cell office:value-type="string">
            <text:p>2015-02-01</text:p>
          </table:table-cell>
          <table:table-cell office:value-type="float" office:value="1996.670044">
            <text:p>1996.670044</text:p>
          </table:table-cell>
          <table:table-cell office:value-type="float" office:value="2119.590088">
            <text:p>2119.590088</text:p>
          </table:table-cell>
          <table:table-cell office:value-type="float" office:value="1980.900024">
            <text:p>1980.900024</text:p>
          </table:table-cell>
          <table:table-cell table:number-columns-repeated="2" office:value-type="float" office:value="2104.5">
            <text:p>2104.5</text:p>
          </table:table-cell>
          <table:table-cell office:value-type="float" office:value="68775560000">
            <text:p>68775560000</text:p>
          </table:table-cell>
        </table:table-row>
        <table:table-row table:style-name="ro1" table:visibility="filter">
          <table:table-cell office:value-type="string">
            <text:p>2015-03-01</text:p>
          </table:table-cell>
          <table:table-cell office:value-type="float" office:value="2105.22998">
            <text:p>2105.22998</text:p>
          </table:table-cell>
          <table:table-cell office:value-type="float" office:value="2117.52002">
            <text:p>2117.52002</text:p>
          </table:table-cell>
          <table:table-cell office:value-type="float" office:value="2039.689941">
            <text:p>2039.689941</text:p>
          </table:table-cell>
          <table:table-cell table:number-columns-repeated="2" office:value-type="float" office:value="2067.889893">
            <text:p>2067.889893</text:p>
          </table:table-cell>
          <table:table-cell office:value-type="float" office:value="76675850000">
            <text:p>76675850000</text:p>
          </table:table-cell>
        </table:table-row>
        <table:table-row table:style-name="ro1">
          <table:table-cell office:value-type="string">
            <text:p>2015-04-01</text:p>
          </table:table-cell>
          <table:table-cell office:value-type="float" office:value="2067.629883">
            <text:p>2067.629883</text:p>
          </table:table-cell>
          <table:table-cell office:value-type="float" office:value="2125.919922">
            <text:p>2125.919922</text:p>
          </table:table-cell>
          <table:table-cell office:value-type="float" office:value="2048.379883">
            <text:p>2048.379883</text:p>
          </table:table-cell>
          <table:table-cell table:number-columns-repeated="2" office:value-type="float" office:value="2085.51001">
            <text:p>2085.51001</text:p>
          </table:table-cell>
          <table:table-cell office:value-type="float" office:value="72060940000">
            <text:p>72060940000</text:p>
          </table:table-cell>
        </table:table-row>
        <table:table-row table:style-name="ro1" table:visibility="filter">
          <table:table-cell office:value-type="string">
            <text:p>2015-05-01</text:p>
          </table:table-cell>
          <table:table-cell office:value-type="float" office:value="2087.379883">
            <text:p>2087.379883</text:p>
          </table:table-cell>
          <table:table-cell office:value-type="float" office:value="2134.719971">
            <text:p>2134.719971</text:p>
          </table:table-cell>
          <table:table-cell office:value-type="float" office:value="2067.929932">
            <text:p>2067.929932</text:p>
          </table:table-cell>
          <table:table-cell table:number-columns-repeated="2" office:value-type="float" office:value="2107.389893">
            <text:p>2107.389893</text:p>
          </table:table-cell>
          <table:table-cell office:value-type="float" office:value="65187730000">
            <text:p>65187730000</text:p>
          </table:table-cell>
        </table:table-row>
        <table:table-row table:style-name="ro1" table:visibility="filter">
          <table:table-cell office:value-type="string">
            <text:p>2015-06-01</text:p>
          </table:table-cell>
          <table:table-cell office:value-type="float" office:value="2108.639893">
            <text:p>2108.639893</text:p>
          </table:table-cell>
          <table:table-cell office:value-type="float" office:value="2129.870117">
            <text:p>2129.870117</text:p>
          </table:table-cell>
          <table:table-cell office:value-type="float" office:value="2056.320068">
            <text:p>2056.320068</text:p>
          </table:table-cell>
          <table:table-cell table:number-columns-repeated="2" office:value-type="float" office:value="2063.110107">
            <text:p>2063.110107</text:p>
          </table:table-cell>
          <table:table-cell office:value-type="float" office:value="73213980000">
            <text:p>73213980000</text:p>
          </table:table-cell>
        </table:table-row>
        <table:table-row table:style-name="ro1" table:visibility="filter">
          <table:table-cell office:value-type="string">
            <text:p>2015-07-01</text:p>
          </table:table-cell>
          <table:table-cell office:value-type="float" office:value="2067">
            <text:p>2067</text:p>
          </table:table-cell>
          <table:table-cell office:value-type="float" office:value="2132.820068">
            <text:p>2132.820068</text:p>
          </table:table-cell>
          <table:table-cell office:value-type="float" office:value="2044.02002">
            <text:p>2044.02002</text:p>
          </table:table-cell>
          <table:table-cell table:number-columns-repeated="2" office:value-type="float" office:value="2103.840088">
            <text:p>2103.840088</text:p>
          </table:table-cell>
          <table:table-cell office:value-type="float" office:value="77920590000">
            <text:p>77920590000</text:p>
          </table:table-cell>
        </table:table-row>
        <table:table-row table:style-name="ro1" table:visibility="filter">
          <table:table-cell office:value-type="string">
            <text:p>2015-08-01</text:p>
          </table:table-cell>
          <table:table-cell office:value-type="float" office:value="2104.48999">
            <text:p>2104.48999</text:p>
          </table:table-cell>
          <table:table-cell office:value-type="float" office:value="2112.659912">
            <text:p>2112.659912</text:p>
          </table:table-cell>
          <table:table-cell office:value-type="float" office:value="1867.01001">
            <text:p>1867.01001</text:p>
          </table:table-cell>
          <table:table-cell table:number-columns-repeated="2" office:value-type="float" office:value="1972.180054">
            <text:p>1972.180054</text:p>
          </table:table-cell>
          <table:table-cell office:value-type="float" office:value="84626790000">
            <text:p>84626790000</text:p>
          </table:table-cell>
        </table:table-row>
        <table:table-row table:style-name="ro1" table:visibility="filter">
          <table:table-cell office:value-type="string">
            <text:p>2015-09-01</text:p>
          </table:table-cell>
          <table:table-cell office:value-type="float" office:value="1970.089966">
            <text:p>1970.089966</text:p>
          </table:table-cell>
          <table:table-cell office:value-type="float" office:value="2020.859985">
            <text:p>2020.859985</text:p>
          </table:table-cell>
          <table:table-cell office:value-type="float" office:value="1871.910034">
            <text:p>1871.910034</text:p>
          </table:table-cell>
          <table:table-cell table:number-columns-repeated="2" office:value-type="float" office:value="1920.030029">
            <text:p>1920.030029</text:p>
          </table:table-cell>
          <table:table-cell office:value-type="float" office:value="79989370000">
            <text:p>79989370000</text:p>
          </table:table-cell>
        </table:table-row>
        <table:table-row table:style-name="ro1" table:visibility="filter">
          <table:table-cell office:value-type="string">
            <text:p>2015-10-01</text:p>
          </table:table-cell>
          <table:table-cell office:value-type="float" office:value="1919.650024">
            <text:p>1919.650024</text:p>
          </table:table-cell>
          <table:table-cell office:value-type="float" office:value="2094.320068">
            <text:p>2094.320068</text:p>
          </table:table-cell>
          <table:table-cell office:value-type="float" office:value="1893.699951">
            <text:p>1893.699951</text:p>
          </table:table-cell>
          <table:table-cell table:number-columns-repeated="2" office:value-type="float" office:value="2079.360107">
            <text:p>2079.360107</text:p>
          </table:table-cell>
          <table:table-cell office:value-type="float" office:value="85844900000">
            <text:p>85844900000</text:p>
          </table:table-cell>
        </table:table-row>
        <table:table-row table:style-name="ro1" table:visibility="filter">
          <table:table-cell office:value-type="string">
            <text:p>2015-11-01</text:p>
          </table:table-cell>
          <table:table-cell office:value-type="float" office:value="2080.76001">
            <text:p>2080.76001</text:p>
          </table:table-cell>
          <table:table-cell office:value-type="float" office:value="2116.47998">
            <text:p>2116.47998</text:p>
          </table:table-cell>
          <table:table-cell office:value-type="float" office:value="2019.390015">
            <text:p>2019.390015</text:p>
          </table:table-cell>
          <table:table-cell table:number-columns-repeated="2" office:value-type="float" office:value="2080.409912">
            <text:p>2080.409912</text:p>
          </table:table-cell>
          <table:table-cell office:value-type="float" office:value="75943590000">
            <text:p>75943590000</text:p>
          </table:table-cell>
        </table:table-row>
        <table:table-row table:style-name="ro1" table:visibility="filter">
          <table:table-cell office:value-type="string">
            <text:p>2015-12-01</text:p>
          </table:table-cell>
          <table:table-cell office:value-type="float" office:value="2082.929932">
            <text:p>2082.929932</text:p>
          </table:table-cell>
          <table:table-cell office:value-type="float" office:value="2104.27002">
            <text:p>2104.27002</text:p>
          </table:table-cell>
          <table:table-cell office:value-type="float" office:value="1993.26001">
            <text:p>1993.26001</text:p>
          </table:table-cell>
          <table:table-cell table:number-columns-repeated="2" office:value-type="float" office:value="2043.939941">
            <text:p>2043.939941</text:p>
          </table:table-cell>
          <table:table-cell office:value-type="float" office:value="83649260000">
            <text:p>83649260000</text:p>
          </table:table-cell>
        </table:table-row>
        <table:table-row table:style-name="ro1" table:visibility="filter">
          <table:table-cell office:value-type="string">
            <text:p>2016-01-01</text:p>
          </table:table-cell>
          <table:table-cell table:number-columns-repeated="2" office:value-type="float" office:value="2038.199951">
            <text:p>2038.199951</text:p>
          </table:table-cell>
          <table:table-cell office:value-type="float" office:value="1812.290039">
            <text:p>1812.290039</text:p>
          </table:table-cell>
          <table:table-cell table:number-columns-repeated="2" office:value-type="float" office:value="1940.23999">
            <text:p>1940.23999</text:p>
          </table:table-cell>
          <table:table-cell office:value-type="float" office:value="92409770000">
            <text:p>92409770000</text:p>
          </table:table-cell>
        </table:table-row>
        <table:table-row table:style-name="ro1" table:visibility="filter">
          <table:table-cell office:value-type="string">
            <text:p>2016-02-01</text:p>
          </table:table-cell>
          <table:table-cell office:value-type="float" office:value="1936.939941">
            <text:p>1936.939941</text:p>
          </table:table-cell>
          <table:table-cell office:value-type="float" office:value="1962.959961">
            <text:p>1962.959961</text:p>
          </table:table-cell>
          <table:table-cell office:value-type="float" office:value="1810.099976">
            <text:p>1810.099976</text:p>
          </table:table-cell>
          <table:table-cell table:number-columns-repeated="2" office:value-type="float" office:value="1932.22998">
            <text:p>1932.22998</text:p>
          </table:table-cell>
          <table:table-cell office:value-type="float" office:value="93049560000">
            <text:p>93049560000</text:p>
          </table:table-cell>
        </table:table-row>
        <table:table-row table:style-name="ro1" table:visibility="filter">
          <table:table-cell office:value-type="string">
            <text:p>2016-03-01</text:p>
          </table:table-cell>
          <table:table-cell office:value-type="float" office:value="1937.089966">
            <text:p>1937.089966</text:p>
          </table:table-cell>
          <table:table-cell office:value-type="float" office:value="2072.209961">
            <text:p>2072.209961</text:p>
          </table:table-cell>
          <table:table-cell office:value-type="float" office:value="1937.089966">
            <text:p>1937.089966</text:p>
          </table:table-cell>
          <table:table-cell table:number-columns-repeated="2" office:value-type="float" office:value="2059.73999">
            <text:p>2059.73999</text:p>
          </table:table-cell>
          <table:table-cell office:value-type="float" office:value="92639420000">
            <text:p>92639420000</text:p>
          </table:table-cell>
        </table:table-row>
        <table:table-row table:style-name="ro1">
          <table:table-cell office:value-type="string">
            <text:p>2016-04-01</text:p>
          </table:table-cell>
          <table:table-cell office:value-type="float" office:value="2056.620117">
            <text:p>2056.620117</text:p>
          </table:table-cell>
          <table:table-cell office:value-type="float" office:value="2111.050049">
            <text:p>2111.050049</text:p>
          </table:table-cell>
          <table:table-cell office:value-type="float" office:value="2033.800049">
            <text:p>2033.800049</text:p>
          </table:table-cell>
          <table:table-cell table:number-columns-repeated="2" office:value-type="float" office:value="2065.300049">
            <text:p>2065.300049</text:p>
          </table:table-cell>
          <table:table-cell office:value-type="float" office:value="81124990000">
            <text:p>81124990000</text:p>
          </table:table-cell>
        </table:table-row>
        <table:table-row table:style-name="ro1" table:visibility="filter">
          <table:table-cell office:value-type="string">
            <text:p>2016-05-01</text:p>
          </table:table-cell>
          <table:table-cell office:value-type="float" office:value="2067.169922">
            <text:p>2067.169922</text:p>
          </table:table-cell>
          <table:table-cell office:value-type="float" office:value="2103.47998">
            <text:p>2103.47998</text:p>
          </table:table-cell>
          <table:table-cell office:value-type="float" office:value="2025.910034">
            <text:p>2025.910034</text:p>
          </table:table-cell>
          <table:table-cell table:number-columns-repeated="2" office:value-type="float" office:value="2096.949951">
            <text:p>2096.949951</text:p>
          </table:table-cell>
          <table:table-cell office:value-type="float" office:value="78883600000">
            <text:p>78883600000</text:p>
          </table:table-cell>
        </table:table-row>
        <table:table-row table:style-name="ro1" table:visibility="filter">
          <table:table-cell office:value-type="string">
            <text:p>2016-06-01</text:p>
          </table:table-cell>
          <table:table-cell office:value-type="float" office:value="2093.939941">
            <text:p>2093.939941</text:p>
          </table:table-cell>
          <table:table-cell office:value-type="float" office:value="2120.550049">
            <text:p>2120.550049</text:p>
          </table:table-cell>
          <table:table-cell office:value-type="float" office:value="1991.680054">
            <text:p>1991.680054</text:p>
          </table:table-cell>
          <table:table-cell table:number-columns-repeated="2" office:value-type="float" office:value="2098.860107">
            <text:p>2098.860107</text:p>
          </table:table-cell>
          <table:table-cell office:value-type="float" office:value="86852700000">
            <text:p>86852700000</text:p>
          </table:table-cell>
        </table:table-row>
        <table:table-row table:style-name="ro1" table:visibility="filter">
          <table:table-cell office:value-type="string">
            <text:p>2016-07-01</text:p>
          </table:table-cell>
          <table:table-cell office:value-type="float" office:value="2099.340088">
            <text:p>2099.340088</text:p>
          </table:table-cell>
          <table:table-cell office:value-type="float" office:value="2177.090088">
            <text:p>2177.090088</text:p>
          </table:table-cell>
          <table:table-cell office:value-type="float" office:value="2074.02002">
            <text:p>2074.02002</text:p>
          </table:table-cell>
          <table:table-cell table:number-columns-repeated="2" office:value-type="float" office:value="2173.600098">
            <text:p>2173.600098</text:p>
          </table:table-cell>
          <table:table-cell office:value-type="float" office:value="69530250000">
            <text:p>69530250000</text:p>
          </table:table-cell>
        </table:table-row>
        <table:table-row table:style-name="ro1" table:visibility="filter">
          <table:table-cell office:value-type="string">
            <text:p>2016-08-01</text:p>
          </table:table-cell>
          <table:table-cell office:value-type="float" office:value="2173.149902">
            <text:p>2173.149902</text:p>
          </table:table-cell>
          <table:table-cell office:value-type="float" office:value="2193.810059">
            <text:p>2193.810059</text:p>
          </table:table-cell>
          <table:table-cell office:value-type="float" office:value="2147.580078">
            <text:p>2147.580078</text:p>
          </table:table-cell>
          <table:table-cell table:number-columns-repeated="2" office:value-type="float" office:value="2170.949951">
            <text:p>2170.949951</text:p>
          </table:table-cell>
          <table:table-cell office:value-type="float" office:value="75610310000">
            <text:p>75610310000</text:p>
          </table:table-cell>
        </table:table-row>
        <table:table-row table:style-name="ro1" table:visibility="filter">
          <table:table-cell office:value-type="string">
            <text:p>2016-09-01</text:p>
          </table:table-cell>
          <table:table-cell office:value-type="float" office:value="2171.330078">
            <text:p>2171.330078</text:p>
          </table:table-cell>
          <table:table-cell office:value-type="float" office:value="2187.870117">
            <text:p>2187.870117</text:p>
          </table:table-cell>
          <table:table-cell office:value-type="float" office:value="2119.120117">
            <text:p>2119.120117</text:p>
          </table:table-cell>
          <table:table-cell table:number-columns-repeated="2" office:value-type="float" office:value="2168.27002">
            <text:p>2168.27002</text:p>
          </table:table-cell>
          <table:table-cell office:value-type="float" office:value="77270240000">
            <text:p>77270240000</text:p>
          </table:table-cell>
        </table:table-row>
        <table:table-row table:style-name="ro1" table:visibility="filter">
          <table:table-cell office:value-type="string">
            <text:p>2016-10-01</text:p>
          </table:table-cell>
          <table:table-cell office:value-type="float" office:value="2164.330078">
            <text:p>2164.330078</text:p>
          </table:table-cell>
          <table:table-cell office:value-type="float" office:value="2169.600098">
            <text:p>2169.600098</text:p>
          </table:table-cell>
          <table:table-cell office:value-type="float" office:value="2114.719971">
            <text:p>2114.719971</text:p>
          </table:table-cell>
          <table:table-cell table:number-columns-repeated="2" office:value-type="float" office:value="2126.149902">
            <text:p>2126.149902</text:p>
          </table:table-cell>
          <table:table-cell office:value-type="float" office:value="73196630000">
            <text:p>73196630000</text:p>
          </table:table-cell>
        </table:table-row>
        <table:table-row table:style-name="ro1" table:visibility="filter">
          <table:table-cell office:value-type="string">
            <text:p>2016-11-01</text:p>
          </table:table-cell>
          <table:table-cell office:value-type="float" office:value="2128.679932">
            <text:p>2128.679932</text:p>
          </table:table-cell>
          <table:table-cell office:value-type="float" office:value="2214.100098">
            <text:p>2214.100098</text:p>
          </table:table-cell>
          <table:table-cell office:value-type="float" office:value="2083.790039">
            <text:p>2083.790039</text:p>
          </table:table-cell>
          <table:table-cell table:number-columns-repeated="2" office:value-type="float" office:value="2198.810059">
            <text:p>2198.810059</text:p>
          </table:table-cell>
          <table:table-cell office:value-type="float" office:value="88299760000">
            <text:p>88299760000</text:p>
          </table:table-cell>
        </table:table-row>
        <table:table-row table:style-name="ro1" table:visibility="filter">
          <table:table-cell office:value-type="string">
            <text:p>2016-12-01</text:p>
          </table:table-cell>
          <table:table-cell office:value-type="float" office:value="2200.169922">
            <text:p>2200.169922</text:p>
          </table:table-cell>
          <table:table-cell office:value-type="float" office:value="2277.530029">
            <text:p>2277.530029</text:p>
          </table:table-cell>
          <table:table-cell office:value-type="float" office:value="2187.439941">
            <text:p>2187.439941</text:p>
          </table:table-cell>
          <table:table-cell table:number-columns-repeated="2" office:value-type="float" office:value="2238.830078">
            <text:p>2238.830078</text:p>
          </table:table-cell>
          <table:table-cell office:value-type="float" office:value="75251240000">
            <text:p>75251240000</text:p>
          </table:table-cell>
        </table:table-row>
        <table:table-row table:style-name="ro1" table:visibility="filter">
          <table:table-cell office:value-type="string">
            <text:p>2017-01-01</text:p>
          </table:table-cell>
          <table:table-cell office:value-type="float" office:value="2251.570068">
            <text:p>2251.570068</text:p>
          </table:table-cell>
          <table:table-cell office:value-type="float" office:value="2300.98999">
            <text:p>2300.98999</text:p>
          </table:table-cell>
          <table:table-cell office:value-type="float" office:value="2245.129883">
            <text:p>2245.129883</text:p>
          </table:table-cell>
          <table:table-cell table:number-columns-repeated="2" office:value-type="float" office:value="2278.870117">
            <text:p>2278.870117</text:p>
          </table:table-cell>
          <table:table-cell office:value-type="float" office:value="70483180000">
            <text:p>70483180000</text:p>
          </table:table-cell>
        </table:table-row>
        <table:table-row table:style-name="ro1" table:visibility="filter">
          <table:table-cell office:value-type="string">
            <text:p>2017-02-01</text:p>
          </table:table-cell>
          <table:table-cell office:value-type="float" office:value="2285.590088">
            <text:p>2285.590088</text:p>
          </table:table-cell>
          <table:table-cell office:value-type="float" office:value="2371.540039">
            <text:p>2371.540039</text:p>
          </table:table-cell>
          <table:table-cell office:value-type="float" office:value="2271.649902">
            <text:p>2271.649902</text:p>
          </table:table-cell>
          <table:table-cell table:number-columns-repeated="2" office:value-type="float" office:value="2363.639893">
            <text:p>2363.639893</text:p>
          </table:table-cell>
          <table:table-cell office:value-type="float" office:value="69162420000">
            <text:p>69162420000</text:p>
          </table:table-cell>
        </table:table-row>
        <table:table-row table:style-name="ro1" table:visibility="filter">
          <table:table-cell office:value-type="string">
            <text:p>2017-03-01</text:p>
          </table:table-cell>
          <table:table-cell office:value-type="float" office:value="2380.129883">
            <text:p>2380.129883</text:p>
          </table:table-cell>
          <table:table-cell office:value-type="float" office:value="2400.97998">
            <text:p>2400.97998</text:p>
          </table:table-cell>
          <table:table-cell office:value-type="float" office:value="2322.25">
            <text:p>2322.25</text:p>
          </table:table-cell>
          <table:table-cell table:number-columns-repeated="2" office:value-type="float" office:value="2362.719971">
            <text:p>2362.719971</text:p>
          </table:table-cell>
          <table:table-cell office:value-type="float" office:value="81547770000">
            <text:p>81547770000</text:p>
          </table:table-cell>
        </table:table-row>
        <table:table-row table:style-name="ro1">
          <table:table-cell office:value-type="string">
            <text:p>2017-04-01</text:p>
          </table:table-cell>
          <table:table-cell office:value-type="float" office:value="2362.340088">
            <text:p>2362.340088</text:p>
          </table:table-cell>
          <table:table-cell office:value-type="float" office:value="2398.159912">
            <text:p>2398.159912</text:p>
          </table:table-cell>
          <table:table-cell office:value-type="float" office:value="2328.949951">
            <text:p>2328.949951</text:p>
          </table:table-cell>
          <table:table-cell table:number-columns-repeated="2" office:value-type="float" office:value="2384.199951">
            <text:p>2384.199951</text:p>
          </table:table-cell>
          <table:table-cell office:value-type="float" office:value="65265670000">
            <text:p>65265670000</text:p>
          </table:table-cell>
        </table:table-row>
        <table:table-row table:style-name="ro1" table:visibility="filter">
          <table:table-cell office:value-type="string">
            <text:p>2017-05-01</text:p>
          </table:table-cell>
          <table:table-cell office:value-type="float" office:value="2388.5">
            <text:p>2388.5</text:p>
          </table:table-cell>
          <table:table-cell office:value-type="float" office:value="2418.709961">
            <text:p>2418.709961</text:p>
          </table:table-cell>
          <table:table-cell office:value-type="float" office:value="2352.719971">
            <text:p>2352.719971</text:p>
          </table:table-cell>
          <table:table-cell table:number-columns-repeated="2" office:value-type="float" office:value="2411.800049">
            <text:p>2411.800049</text:p>
          </table:table-cell>
          <table:table-cell office:value-type="float" office:value="79607170000">
            <text:p>79607170000</text:p>
          </table:table-cell>
        </table:table-row>
        <table:table-row table:style-name="ro1" table:visibility="filter">
          <table:table-cell office:value-type="string">
            <text:p>2017-06-01</text:p>
          </table:table-cell>
          <table:table-cell office:value-type="float" office:value="2415.649902">
            <text:p>2415.649902</text:p>
          </table:table-cell>
          <table:table-cell office:value-type="float" office:value="2453.820068">
            <text:p>2453.820068</text:p>
          </table:table-cell>
          <table:table-cell office:value-type="float" office:value="2405.699951">
            <text:p>2405.699951</text:p>
          </table:table-cell>
          <table:table-cell table:number-columns-repeated="2" office:value-type="float" office:value="2423.409912">
            <text:p>2423.409912</text:p>
          </table:table-cell>
          <table:table-cell office:value-type="float" office:value="81002490000">
            <text:p>81002490000</text:p>
          </table:table-cell>
        </table:table-row>
        <table:table-row table:style-name="ro1" table:visibility="filter">
          <table:table-cell office:value-type="string">
            <text:p>2017-07-01</text:p>
          </table:table-cell>
          <table:table-cell office:value-type="float" office:value="2431.389893">
            <text:p>2431.389893</text:p>
          </table:table-cell>
          <table:table-cell office:value-type="float" office:value="2484.040039">
            <text:p>2484.040039</text:p>
          </table:table-cell>
          <table:table-cell office:value-type="float" office:value="2407.699951">
            <text:p>2407.699951</text:p>
          </table:table-cell>
          <table:table-cell table:number-columns-repeated="2" office:value-type="float" office:value="2470.300049">
            <text:p>2470.300049</text:p>
          </table:table-cell>
          <table:table-cell office:value-type="float" office:value="63169400000">
            <text:p>63169400000</text:p>
          </table:table-cell>
        </table:table-row>
        <table:table-row table:style-name="ro1" table:visibility="filter">
          <table:table-cell office:value-type="string">
            <text:p>2017-08-01</text:p>
          </table:table-cell>
          <table:table-cell office:value-type="float" office:value="2477.100098">
            <text:p>2477.100098</text:p>
          </table:table-cell>
          <table:table-cell office:value-type="float" office:value="2490.870117">
            <text:p>2490.870117</text:p>
          </table:table-cell>
          <table:table-cell office:value-type="float" office:value="2417.350098">
            <text:p>2417.350098</text:p>
          </table:table-cell>
          <table:table-cell table:number-columns-repeated="2" office:value-type="float" office:value="2471.649902">
            <text:p>2471.649902</text:p>
          </table:table-cell>
          <table:table-cell office:value-type="float" office:value="70616030000">
            <text:p>70616030000</text:p>
          </table:table-cell>
        </table:table-row>
        <table:table-row table:style-name="ro1" table:visibility="filter">
          <table:table-cell office:value-type="string">
            <text:p>2017-09-01</text:p>
          </table:table-cell>
          <table:table-cell office:value-type="float" office:value="2474.419922">
            <text:p>2474.419922</text:p>
          </table:table-cell>
          <table:table-cell office:value-type="float" office:value="2519.439941">
            <text:p>2519.439941</text:p>
          </table:table-cell>
          <table:table-cell office:value-type="float" office:value="2446.550049">
            <text:p>2446.550049</text:p>
          </table:table-cell>
          <table:table-cell table:number-columns-repeated="2" office:value-type="float" office:value="2519.360107">
            <text:p>2519.360107</text:p>
          </table:table-cell>
          <table:table-cell office:value-type="float" office:value="66337980000">
            <text:p>66337980000</text:p>
          </table:table-cell>
        </table:table-row>
        <table:table-row table:style-name="ro1" table:visibility="filter">
          <table:table-cell office:value-type="string">
            <text:p>2017-10-01</text:p>
          </table:table-cell>
          <table:table-cell office:value-type="float" office:value="2521.199951">
            <text:p>2521.199951</text:p>
          </table:table-cell>
          <table:table-cell office:value-type="float" office:value="2582.97998">
            <text:p>2582.97998</text:p>
          </table:table-cell>
          <table:table-cell office:value-type="float" office:value="2520.399902">
            <text:p>2520.399902</text:p>
          </table:table-cell>
          <table:table-cell table:number-columns-repeated="2" office:value-type="float" office:value="2575.26001">
            <text:p>2575.26001</text:p>
          </table:table-cell>
          <table:table-cell office:value-type="float" office:value="70871570000">
            <text:p>70871570000</text:p>
          </table:table-cell>
        </table:table-row>
        <table:table-row table:style-name="ro1" table:visibility="filter">
          <table:table-cell office:value-type="string">
            <text:p>2017-11-01</text:p>
          </table:table-cell>
          <table:table-cell office:value-type="float" office:value="2583.209961">
            <text:p>2583.209961</text:p>
          </table:table-cell>
          <table:table-cell office:value-type="float" office:value="2657.73999">
            <text:p>2657.73999</text:p>
          </table:table-cell>
          <table:table-cell office:value-type="float" office:value="2557.449951">
            <text:p>2557.449951</text:p>
          </table:table-cell>
          <table:table-cell table:number-columns-repeated="2" office:value-type="float" office:value="2584.840088">
            <text:p>2584.840088</text:p>
          </table:table-cell>
          <table:table-cell office:value-type="float" office:value="95142800000">
            <text:p>95142800000</text:p>
          </table:table-cell>
        </table:table-row>
        <table:table-row table:style-name="ro1" table:visibility="filter">
          <table:table-cell office:value-type="string">
            <text:p>2017-12-01</text:p>
          </table:table-cell>
          <table:table-cell office:value-type="float" office:value="2645.100098">
            <text:p>2645.100098</text:p>
          </table:table-cell>
          <table:table-cell office:value-type="float" office:value="2694.969971">
            <text:p>2694.969971</text:p>
          </table:table-cell>
          <table:table-cell office:value-type="float" office:value="2605.52002">
            <text:p>2605.52002</text:p>
          </table:table-cell>
          <table:table-cell table:number-columns-repeated="2" office:value-type="float" office:value="2673.610107">
            <text:p>2673.610107</text:p>
          </table:table-cell>
          <table:table-cell office:value-type="float" office:value="65251190000">
            <text:p>65251190000</text:p>
          </table:table-cell>
        </table:table-row>
        <table:table-row table:style-name="ro1" table:visibility="filter">
          <table:table-cell office:value-type="string">
            <text:p>2018-01-01</text:p>
          </table:table-cell>
          <table:table-cell office:value-type="float" office:value="2683.72998">
            <text:p>2683.72998</text:p>
          </table:table-cell>
          <table:table-cell office:value-type="float" office:value="2872.870117">
            <text:p>2872.870117</text:p>
          </table:table-cell>
          <table:table-cell office:value-type="float" office:value="2682.360107">
            <text:p>2682.360107</text:p>
          </table:table-cell>
          <table:table-cell table:number-columns-repeated="2" office:value-type="float" office:value="2823.810059">
            <text:p>2823.810059</text:p>
          </table:table-cell>
          <table:table-cell office:value-type="float" office:value="76860120000">
            <text:p>76860120000</text:p>
          </table:table-cell>
        </table:table-row>
        <table:table-row table:style-name="ro1" table:visibility="filter">
          <table:table-cell office:value-type="string">
            <text:p>2018-02-01</text:p>
          </table:table-cell>
          <table:table-cell office:value-type="float" office:value="2816.449951">
            <text:p>2816.449951</text:p>
          </table:table-cell>
          <table:table-cell office:value-type="float" office:value="2835.959961">
            <text:p>2835.959961</text:p>
          </table:table-cell>
          <table:table-cell office:value-type="float" office:value="2532.689941">
            <text:p>2532.689941</text:p>
          </table:table-cell>
          <table:table-cell table:number-columns-repeated="2" office:value-type="float" office:value="2713.830078">
            <text:p>2713.830078</text:p>
          </table:table-cell>
          <table:table-cell office:value-type="float" office:value="79579410000">
            <text:p>79579410000</text:p>
          </table:table-cell>
        </table:table-row>
        <table:table-row table:style-name="ro1" table:visibility="filter">
          <table:table-cell office:value-type="string">
            <text:p>2018-03-01</text:p>
          </table:table-cell>
          <table:table-cell office:value-type="float" office:value="2715.219971">
            <text:p>2715.219971</text:p>
          </table:table-cell>
          <table:table-cell office:value-type="float" office:value="2801.899902">
            <text:p>2801.899902</text:p>
          </table:table-cell>
          <table:table-cell office:value-type="float" office:value="2585.889893">
            <text:p>2585.889893</text:p>
          </table:table-cell>
          <table:table-cell table:number-columns-repeated="2" office:value-type="float" office:value="2640.870117">
            <text:p>2640.870117</text:p>
          </table:table-cell>
          <table:table-cell office:value-type="float" office:value="76369800000">
            <text:p>76369800000</text:p>
          </table:table-cell>
        </table:table-row>
        <table:table-row table:style-name="ro1">
          <table:table-cell office:value-type="string">
            <text:p>2018-04-01</text:p>
          </table:table-cell>
          <table:table-cell office:value-type="float" office:value="2633.449951">
            <text:p>2633.449951</text:p>
          </table:table-cell>
          <table:table-cell office:value-type="float" office:value="2717.48999">
            <text:p>2717.48999</text:p>
          </table:table-cell>
          <table:table-cell office:value-type="float" office:value="2553.800049">
            <text:p>2553.800049</text:p>
          </table:table-cell>
          <table:table-cell table:number-columns-repeated="2" office:value-type="float" office:value="2648.050049">
            <text:p>2648.050049</text:p>
          </table:table-cell>
          <table:table-cell office:value-type="float" office:value="69648590000">
            <text:p>69648590000</text:p>
          </table:table-cell>
        </table:table-row>
        <table:table-row table:style-name="ro1" table:visibility="filter">
          <table:table-cell office:value-type="string">
            <text:p>2018-05-01</text:p>
          </table:table-cell>
          <table:table-cell office:value-type="float" office:value="2642.959961">
            <text:p>2642.959961</text:p>
          </table:table-cell>
          <table:table-cell office:value-type="float" office:value="2742.23999">
            <text:p>2742.23999</text:p>
          </table:table-cell>
          <table:table-cell office:value-type="float" office:value="2594.620117">
            <text:p>2594.620117</text:p>
          </table:table-cell>
          <table:table-cell table:number-columns-repeated="2" office:value-type="float" office:value="2705.27002">
            <text:p>2705.27002</text:p>
          </table:table-cell>
          <table:table-cell office:value-type="float" office:value="75617280000">
            <text:p>75617280000</text:p>
          </table:table-cell>
        </table:table-row>
        <table:table-row table:style-name="ro1" table:visibility="filter">
          <table:table-cell office:value-type="string">
            <text:p>2018-06-01</text:p>
          </table:table-cell>
          <table:table-cell office:value-type="float" office:value="2718.699951">
            <text:p>2718.699951</text:p>
          </table:table-cell>
          <table:table-cell office:value-type="float" office:value="2791.469971">
            <text:p>2791.469971</text:p>
          </table:table-cell>
          <table:table-cell office:value-type="float" office:value="2691.98999">
            <text:p>2691.98999</text:p>
          </table:table-cell>
          <table:table-cell table:number-columns-repeated="2" office:value-type="float" office:value="2718.370117">
            <text:p>2718.370117</text:p>
          </table:table-cell>
          <table:table-cell office:value-type="float" office:value="77439710000">
            <text:p>77439710000</text:p>
          </table:table-cell>
        </table:table-row>
        <table:table-row table:style-name="ro1" table:visibility="filter">
          <table:table-cell office:value-type="string">
            <text:p>2018-07-01</text:p>
          </table:table-cell>
          <table:table-cell office:value-type="float" office:value="2704.949951">
            <text:p>2704.949951</text:p>
          </table:table-cell>
          <table:table-cell office:value-type="float" office:value="2848.030029">
            <text:p>2848.030029</text:p>
          </table:table-cell>
          <table:table-cell office:value-type="float" office:value="2698.949951">
            <text:p>2698.949951</text:p>
          </table:table-cell>
          <table:table-cell table:number-columns-repeated="2" office:value-type="float" office:value="2816.290039">
            <text:p>2816.290039</text:p>
          </table:table-cell>
          <table:table-cell office:value-type="float" office:value="64542170000">
            <text:p>64542170000</text:p>
          </table:table-cell>
        </table:table-row>
        <table:table-row table:style-name="ro1" table:visibility="filter">
          <table:table-cell office:value-type="string">
            <text:p>2018-08-01</text:p>
          </table:table-cell>
          <table:table-cell office:value-type="float" office:value="2821.169922">
            <text:p>2821.169922</text:p>
          </table:table-cell>
          <table:table-cell office:value-type="float" office:value="2916.5">
            <text:p>2916.5</text:p>
          </table:table-cell>
          <table:table-cell office:value-type="float" office:value="2796.340088">
            <text:p>2796.340088</text:p>
          </table:table-cell>
          <table:table-cell table:number-columns-repeated="2" office:value-type="float" office:value="2901.52002">
            <text:p>2901.52002</text:p>
          </table:table-cell>
          <table:table-cell office:value-type="float" office:value="69238220000">
            <text:p>69238220000</text:p>
          </table:table-cell>
        </table:table-row>
        <table:table-row table:style-name="ro1" table:visibility="filter">
          <table:table-cell office:value-type="string">
            <text:p>2018-09-01</text:p>
          </table:table-cell>
          <table:table-cell office:value-type="float" office:value="2896.959961">
            <text:p>2896.959961</text:p>
          </table:table-cell>
          <table:table-cell office:value-type="float" office:value="2940.909912">
            <text:p>2940.909912</text:p>
          </table:table-cell>
          <table:table-cell office:value-type="float" office:value="2864.120117">
            <text:p>2864.120117</text:p>
          </table:table-cell>
          <table:table-cell table:number-columns-repeated="2" office:value-type="float" office:value="2913.97998">
            <text:p>2913.97998</text:p>
          </table:table-cell>
          <table:table-cell office:value-type="float" office:value="62492080000">
            <text:p>62492080000</text:p>
          </table:table-cell>
        </table:table-row>
        <table:table-row table:style-name="ro1" table:visibility="filter">
          <table:table-cell office:value-type="string">
            <text:p>2018-10-01</text:p>
          </table:table-cell>
          <table:table-cell office:value-type="float" office:value="2926.290039">
            <text:p>2926.290039</text:p>
          </table:table-cell>
          <table:table-cell office:value-type="float" office:value="2939.860107">
            <text:p>2939.860107</text:p>
          </table:table-cell>
          <table:table-cell office:value-type="float" office:value="2603.540039">
            <text:p>2603.540039</text:p>
          </table:table-cell>
          <table:table-cell table:number-columns-repeated="2" office:value-type="float" office:value="2711.73999">
            <text:p>2711.73999</text:p>
          </table:table-cell>
          <table:table-cell office:value-type="float" office:value="91327930000">
            <text:p>91327930000</text:p>
          </table:table-cell>
        </table:table-row>
        <table:table-row table:style-name="ro1" table:visibility="filter">
          <table:table-cell office:value-type="string">
            <text:p>2018-11-01</text:p>
          </table:table-cell>
          <table:table-cell office:value-type="float" office:value="2717.580078">
            <text:p>2717.580078</text:p>
          </table:table-cell>
          <table:table-cell office:value-type="float" office:value="2815.149902">
            <text:p>2815.149902</text:p>
          </table:table-cell>
          <table:table-cell office:value-type="float" office:value="2631.090088">
            <text:p>2631.090088</text:p>
          </table:table-cell>
          <table:table-cell table:number-columns-repeated="2" office:value-type="float" office:value="2760.169922">
            <text:p>2760.169922</text:p>
          </table:table-cell>
          <table:table-cell office:value-type="float" office:value="80080110000">
            <text:p>80080110000</text:p>
          </table:table-cell>
        </table:table-row>
        <table:table-row table:style-name="ro1" table:visibility="filter">
          <table:table-cell office:value-type="string">
            <text:p>2018-12-01</text:p>
          </table:table-cell>
          <table:table-cell office:value-type="float" office:value="2790.5">
            <text:p>2790.5</text:p>
          </table:table-cell>
          <table:table-cell office:value-type="float" office:value="2800.179932">
            <text:p>2800.179932</text:p>
          </table:table-cell>
          <table:table-cell office:value-type="float" office:value="2346.580078">
            <text:p>2346.580078</text:p>
          </table:table-cell>
          <table:table-cell table:number-columns-repeated="2" office:value-type="float" office:value="2506.850098">
            <text:p>2506.850098</text:p>
          </table:table-cell>
          <table:table-cell office:value-type="float" office:value="83519570000">
            <text:p>83519570000</text:p>
          </table:table-cell>
        </table:table-row>
        <table:table-row table:style-name="ro1" table:visibility="filter">
          <table:table-cell office:value-type="string">
            <text:p>2019-01-01</text:p>
          </table:table-cell>
          <table:table-cell office:value-type="float" office:value="2476.959961">
            <text:p>2476.959961</text:p>
          </table:table-cell>
          <table:table-cell office:value-type="float" office:value="2708.949951">
            <text:p>2708.949951</text:p>
          </table:table-cell>
          <table:table-cell office:value-type="float" office:value="2443.959961">
            <text:p>2443.959961</text:p>
          </table:table-cell>
          <table:table-cell table:number-columns-repeated="2" office:value-type="float" office:value="2704.100098">
            <text:p>2704.100098</text:p>
          </table:table-cell>
          <table:table-cell office:value-type="float" office:value="80391630000">
            <text:p>80391630000</text:p>
          </table:table-cell>
        </table:table-row>
        <table:table-row table:style-name="ro1" table:visibility="filter">
          <table:table-cell office:value-type="string">
            <text:p>2019-02-01</text:p>
          </table:table-cell>
          <table:table-cell office:value-type="float" office:value="2702.320068">
            <text:p>2702.320068</text:p>
          </table:table-cell>
          <table:table-cell office:value-type="float" office:value="2813.48999">
            <text:p>2813.48999</text:p>
          </table:table-cell>
          <table:table-cell office:value-type="float" office:value="2681.830078">
            <text:p>2681.830078</text:p>
          </table:table-cell>
          <table:table-cell table:number-columns-repeated="2" office:value-type="float" office:value="2784.48999">
            <text:p>2784.48999</text:p>
          </table:table-cell>
          <table:table-cell office:value-type="float" office:value="70183430000">
            <text:p>70183430000</text:p>
          </table:table-cell>
        </table:table-row>
        <table:table-row table:style-name="ro1" table:visibility="filter">
          <table:table-cell office:value-type="string">
            <text:p>2019-03-01</text:p>
          </table:table-cell>
          <table:table-cell office:value-type="float" office:value="2798.219971">
            <text:p>2798.219971</text:p>
          </table:table-cell>
          <table:table-cell office:value-type="float" office:value="2860.310059">
            <text:p>2860.310059</text:p>
          </table:table-cell>
          <table:table-cell office:value-type="float" office:value="2722.27002">
            <text:p>2722.27002</text:p>
          </table:table-cell>
          <table:table-cell table:number-columns-repeated="2" office:value-type="float" office:value="2834.399902">
            <text:p>2834.399902</text:p>
          </table:table-cell>
          <table:table-cell office:value-type="float" office:value="78596280000">
            <text:p>78596280000</text:p>
          </table:table-cell>
        </table:table-row>
        <table:table-row table:style-name="ro1">
          <table:table-cell office:value-type="string">
            <text:p>2019-04-01</text:p>
          </table:table-cell>
          <table:table-cell office:value-type="float" office:value="2848.629883">
            <text:p>2848.629883</text:p>
          </table:table-cell>
          <table:table-cell office:value-type="float" office:value="2910.540039">
            <text:p>2910.540039</text:p>
          </table:table-cell>
          <table:table-cell office:value-type="float" office:value="2848.629883">
            <text:p>2848.629883</text:p>
          </table:table-cell>
          <table:table-cell table:number-columns-repeated="2" office:value-type="float" office:value="2905.580078">
            <text:p>2905.580078</text:p>
          </table:table-cell>
          <table:table-cell office:value-type="float" office:value="35299650000">
            <text:p>35299650000</text:p>
          </table:table-cell>
        </table:table-row>
      </table:table>
      <table:table table:name="SP500-Gold" table:style-name="ta1" table:print="false"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Year</text:p>
          </table:table-cell>
          <table:table-cell table:style-name="Default" office:value-type="string">
            <text:p>SP 500 ($)</text:p>
          </table:table-cell>
          <table:table-cell office:value-type="string">
            <text:p>Gold ($ / oz)</text:p>
          </table:table-cell>
          <table:table-cell office:value-type="string">
            <text:p>SP500 (1oz Gold)</text:p>
          </table:table-cell>
          <table:table-cell/>
          <table:table-cell>
            <draw:frame table:end-cell-address="'SP500-Gold'.T27" table:end-x="0.215in" table:end-y="0.178in" draw:z-index="0" draw:style-name="gr1" draw:text-style-name="P1" svg:width="12.6205in" svg:height="4.7303in" svg:x="0.0409in" svg:y="0.0705in">
              <draw:object draw:notify-on-update-of-ranges="'SP500-Gold'.A2:'SP500-Gold'.A71 'SP500-Gold'.D1:'SP500-Gold'.D1 'SP500-Gold'.D2:'SP500-Gold'.D7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8.07">
            <text:p>18.07</text:p>
          </table:table-cell>
          <table:table-cell office:value-type="float" office:value="35">
            <text:p>35</text:p>
          </table:table-cell>
          <table:table-cell table:formula="of:=ROUND(([.B2]/[.C2]);2)" office:value-type="float" office:value="0.52">
            <text:p>0.52</text:p>
          </table:table-cell>
          <table:table-cell table:number-columns-repeated="2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22.43">
            <text:p>22.43</text:p>
          </table:table-cell>
          <table:table-cell office:value-type="float" office:value="35">
            <text:p>35</text:p>
          </table:table-cell>
          <table:table-cell table:formula="of:=ROUND(([.B3]/[.C3]);2)"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23.32">
            <text:p>23.32</text:p>
          </table:table-cell>
          <table:table-cell office:value-type="float" office:value="35">
            <text:p>35</text:p>
          </table:table-cell>
          <table:table-cell table:formula="of:=ROUND(([.B4]/[.C4]);2)" office:value-type="float" office:value="0.67">
            <text:p>0.67</text:p>
          </table:table-cell>
          <table:table-cell table:number-columns-repeated="2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4.620001">
            <text:p>24.62</text:p>
          </table:table-cell>
          <table:table-cell office:value-type="float" office:value="35">
            <text:p>35</text:p>
          </table:table-cell>
          <table:table-cell table:formula="of:=ROUND(([.B5]/[.C5]);2)"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28.26">
            <text:p>28.26</text:p>
          </table:table-cell>
          <table:table-cell office:value-type="float" office:value="35">
            <text:p>35</text:p>
          </table:table-cell>
          <table:table-cell table:formula="of:=ROUND(([.B6]/[.C6]);2)"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37.959999">
            <text:p>37.96</text:p>
          </table:table-cell>
          <table:table-cell office:value-type="float" office:value="35">
            <text:p>35</text:p>
          </table:table-cell>
          <table:table-cell table:formula="of:=ROUND(([.B7]/[.C7]);2)" office:value-type="float" office:value="1.08">
            <text:p>1.08</text:p>
          </table:table-cell>
          <table:table-cell table:number-columns-repeated="2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48.380001">
            <text:p>48.38</text:p>
          </table:table-cell>
          <table:table-cell office:value-type="float" office:value="35">
            <text:p>35</text:p>
          </table:table-cell>
          <table:table-cell table:formula="of:=ROUND(([.B8]/[.C8]);2)" office:value-type="float" office:value="1.38">
            <text:p>1.38</text:p>
          </table:table-cell>
          <table:table-cell table:number-columns-repeated="2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45.740002">
            <text:p>45.74</text:p>
          </table:table-cell>
          <table:table-cell office:value-type="float" office:value="35">
            <text:p>35</text:p>
          </table:table-cell>
          <table:table-cell table:formula="of:=ROUND(([.B9]/[.C9]);2)" office:value-type="float" office:value="1.31">
            <text:p>1.31</text:p>
          </table:table-cell>
          <table:table-cell table:number-columns-repeated="2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43.439999">
            <text:p>43.44</text:p>
          </table:table-cell>
          <table:table-cell office:value-type="float" office:value="35">
            <text:p>35</text:p>
          </table:table-cell>
          <table:table-cell table:formula="of:=ROUND(([.B10]/[.C10]);2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57.59">
            <text:p>57.59</text:p>
          </table:table-cell>
          <table:table-cell office:value-type="float" office:value="35">
            <text:p>35</text:p>
          </table:table-cell>
          <table:table-cell table:formula="of:=ROUND(([.B11]/[.C11]);2)" office:value-type="float" office:value="1.65">
            <text:p>1.65</text:p>
          </table:table-cell>
          <table:table-cell table:number-columns-repeated="2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54.369999">
            <text:p>54.37</text:p>
          </table:table-cell>
          <table:table-cell office:value-type="float" office:value="35">
            <text:p>35</text:p>
          </table:table-cell>
          <table:table-cell table:formula="of:=ROUND(([.B12]/[.C12]);2)" office:value-type="float" office:value="1.55">
            <text:p>1.55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5.309998">
            <text:p>65.31</text:p>
          </table:table-cell>
          <table:table-cell office:value-type="float" office:value="35">
            <text:p>35</text:p>
          </table:table-cell>
          <table:table-cell table:formula="of:=ROUND(([.B13]/[.C13]);2)" office:value-type="float" office:value="1.87">
            <text:p>1.87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65.239998">
            <text:p>65.24</text:p>
          </table:table-cell>
          <table:table-cell office:value-type="float" office:value="35">
            <text:p>35</text:p>
          </table:table-cell>
          <table:table-cell table:formula="of:=ROUND(([.B14]/[.C14]);2)" office:value-type="float" office:value="1.86">
            <text:p>1.86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69.800003">
            <text:p>69.80</text:p>
          </table:table-cell>
          <table:table-cell office:value-type="float" office:value="35">
            <text:p>35</text:p>
          </table:table-cell>
          <table:table-cell table:formula="of:=ROUND(([.B15]/[.C15]);2)" office:value-type="float" office:value="1.99">
            <text:p>1.99</text:p>
          </table:table-cell>
          <table:table-cell table:number-columns-repeated="2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79.459999">
            <text:p>79.46</text:p>
          </table:table-cell>
          <table:table-cell office:value-type="float" office:value="35">
            <text:p>35</text:p>
          </table:table-cell>
          <table:table-cell table:formula="of:=ROUND(([.B16]/[.C16]);2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89.110001">
            <text:p>89.11</text:p>
          </table:table-cell>
          <table:table-cell office:value-type="float" office:value="35">
            <text:p>35</text:p>
          </table:table-cell>
          <table:table-cell table:formula="of:=ROUND(([.B17]/[.C17]);2)" office:value-type="float" office:value="2.55">
            <text:p>2.55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1.059998">
            <text:p>91.06</text:p>
          </table:table-cell>
          <table:table-cell office:value-type="float" office:value="35">
            <text:p>35</text:p>
          </table:table-cell>
          <table:table-cell table:formula="of:=ROUND(([.B18]/[.C18]);2)" office:value-type="float" office:value="2.6">
            <text:p>2.6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94.010002">
            <text:p>94.01</text:p>
          </table:table-cell>
          <table:table-cell office:value-type="float" office:value="35">
            <text:p>35</text:p>
          </table:table-cell>
          <table:table-cell table:formula="of:=ROUND(([.B19]/[.C19]);2)" office:value-type="float" office:value="2.69">
            <text:p>2.69</text:p>
          </table:table-cell>
          <table:table-cell table:number-columns-repeated="2"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97.459999">
            <text:p>97.46</text:p>
          </table:table-cell>
          <table:table-cell office:value-type="float" office:value="39.26">
            <text:p>39.26</text:p>
          </table:table-cell>
          <table:table-cell table:formula="of:=ROUND(([.B20]/[.C20]);2)" office:value-type="float" office:value="2.48">
            <text:p>2.48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3.690002">
            <text:p>103.69</text:p>
          </table:table-cell>
          <table:table-cell office:value-type="float" office:value="41.51">
            <text:p>41.51</text:p>
          </table:table-cell>
          <table:table-cell table:formula="of:=ROUND(([.B21]/[.C21]);2)" office:value-type="float" office:value="2.5">
            <text:p>2.5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1.519997">
            <text:p>81.52</text:p>
          </table:table-cell>
          <table:table-cell office:value-type="float" office:value="36.41">
            <text:p>36.41</text:p>
          </table:table-cell>
          <table:table-cell table:formula="of:=ROUND(([.B22]/[.C22]);2)" office:value-type="float" office:value="2.24">
            <text:p>2.24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3.949997">
            <text:p>103.95</text:p>
          </table:table-cell>
          <table:table-cell office:value-type="float" office:value="41.25">
            <text:p>41.25</text:p>
          </table:table-cell>
          <table:table-cell table:formula="of:=ROUND(([.B23]/[.C23]);2)" office:value-type="float" office:value="2.52">
            <text:p>2.52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7.669998">
            <text:p>107.67</text:p>
          </table:table-cell>
          <table:table-cell office:value-type="float" office:value="58.6">
            <text:p>58.6</text:p>
          </table:table-cell>
          <table:table-cell table:formula="of:=ROUND(([.B24]/[.C24]);2)" office:value-type="float" office:value="1.84">
            <text:p>1.84</text:p>
          </table:table-cell>
          <table:table-cell table:number-columns-repeated="2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6.970001">
            <text:p>106.97</text:p>
          </table:table-cell>
          <table:table-cell office:value-type="float" office:value="97.81">
            <text:p>97.81</text:p>
          </table:table-cell>
          <table:table-cell table:formula="of:=ROUND(([.B25]/[.C25]);2)" office:value-type="float" office:value="1.09">
            <text:p>1.09</text:p>
          </table:table-cell>
          <table:table-cell table:number-columns-repeated="2"/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90.309998">
            <text:p>90.31</text:p>
          </table:table-cell>
          <table:table-cell office:value-type="float" office:value="159.74">
            <text:p>159.74</text:p>
          </table:table-cell>
          <table:table-cell table:formula="of:=ROUND(([.B26]/[.C26]);2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87.300003">
            <text:p>87.30</text:p>
          </table:table-cell>
          <table:table-cell office:value-type="float" office:value="161.49">
            <text:p>161.49</text:p>
          </table:table-cell>
          <table:table-cell table:formula="of:=ROUND(([.B27]/[.C27]);2)"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1.639999">
            <text:p>101.64</text:p>
          </table:table-cell>
          <table:table-cell office:value-type="float" office:value="125.32">
            <text:p>125.32</text:p>
          </table:table-cell>
          <table:table-cell table:formula="of:=ROUND(([.B28]/[.C28]);2)"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8.440002">
            <text:p>98.44</text:p>
          </table:table-cell>
          <table:table-cell office:value-type="float" office:value="148.31">
            <text:p>148.31</text:p>
          </table:table-cell>
          <table:table-cell table:formula="of:=ROUND(([.B29]/[.C29]);2)" office:value-type="float" office:value="0.66">
            <text:p>0.66</text:p>
          </table:table-cell>
          <table:table-cell table:number-columns-repeated="2"/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96.830002">
            <text:p>96.83</text:p>
          </table:table-cell>
          <table:table-cell office:value-type="float" office:value="193.55">
            <text:p>193.55</text:p>
          </table:table-cell>
          <table:table-cell table:formula="of:=ROUND(([.B30]/[.C30]);2)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01.760002">
            <text:p>101.76</text:p>
          </table:table-cell>
          <table:table-cell office:value-type="float" office:value="307.5">
            <text:p>307.5</text:p>
          </table:table-cell>
          <table:table-cell table:formula="of:=ROUND(([.B31]/[.C31]);2)" office:value-type="float" office:value="0.33">
            <text:p>0.33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6.290001">
            <text:p>106.29</text:p>
          </table:table-cell>
          <table:table-cell office:value-type="float" office:value="612.56">
            <text:p>612.56</text:p>
          </table:table-cell>
          <table:table-cell table:formula="of:=ROUND(([.B32]/[.C32]);2)" office:value-type="float" office:value="0.17">
            <text:p>0.17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32.809998">
            <text:p>132.81</text:p>
          </table:table-cell>
          <table:table-cell office:value-type="float" office:value="459.64">
            <text:p>459.64</text:p>
          </table:table-cell>
          <table:table-cell table:formula="of:=ROUND(([.B33]/[.C33]);2)"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6.440002">
            <text:p>116.44</text:p>
          </table:table-cell>
          <table:table-cell office:value-type="float" office:value="375.91">
            <text:p>375.91</text:p>
          </table:table-cell>
          <table:table-cell table:formula="of:=ROUND(([.B34]/[.C34]);2)"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64.429993">
            <text:p>164.43</text:p>
          </table:table-cell>
          <table:table-cell office:value-type="float" office:value="424">
            <text:p>424</text:p>
          </table:table-cell>
          <table:table-cell table:formula="of:=ROUND(([.B35]/[.C35]);2)" office:value-type="float" office:value="0.39">
            <text:p>0.39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60.050003">
            <text:p>160.05</text:p>
          </table:table-cell>
          <table:table-cell office:value-type="float" office:value="360.66">
            <text:p>360.66</text:p>
          </table:table-cell>
          <table:table-cell table:formula="of:=ROUND(([.B36]/[.C36]);2)" office:value-type="float" office:value="0.44">
            <text:p>0.44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79.830002">
            <text:p>179.83</text:p>
          </table:table-cell>
          <table:table-cell office:value-type="float" office:value="317.66">
            <text:p>317.66</text:p>
          </table:table-cell>
          <table:table-cell table:formula="of:=ROUND(([.B37]/[.C37]);2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35.520004">
            <text:p>235.52</text:p>
          </table:table-cell>
          <table:table-cell office:value-type="float" office:value="368.24">
            <text:p>368.24</text:p>
          </table:table-cell>
          <table:table-cell table:formula="of:=ROUND(([.B38]/[.C38]);2)"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88.359985">
            <text:p>288.36</text:p>
          </table:table-cell>
          <table:table-cell office:value-type="float" office:value="447.95">
            <text:p>447.95</text:p>
          </table:table-cell>
          <table:table-cell table:formula="of:=ROUND(([.B39]/[.C39]);2)"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61.329987">
            <text:p>261.33</text:p>
          </table:table-cell>
          <table:table-cell office:value-type="float" office:value="438.31">
            <text:p>438.31</text:p>
          </table:table-cell>
          <table:table-cell table:formula="of:=ROUND(([.B40]/[.C40]);2)"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09.640015">
            <text:p>309.64</text:p>
          </table:table-cell>
          <table:table-cell office:value-type="float" office:value="382.58">
            <text:p>382.58</text:p>
          </table:table-cell>
          <table:table-cell table:formula="of:=ROUND(([.B41]/[.C41]);2)" office:value-type="float" office:value="0.81">
            <text:p>0.81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30.799988">
            <text:p>330.80</text:p>
          </table:table-cell>
          <table:table-cell office:value-type="float" office:value="384.93">
            <text:p>384.93</text:p>
          </table:table-cell>
          <table:table-cell table:formula="of:=ROUND(([.B42]/[.C42]);2)" office:value-type="float" office:value="0.86">
            <text:p>0.86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75.339996">
            <text:p>375.34</text:p>
          </table:table-cell>
          <table:table-cell office:value-type="float" office:value="363.29">
            <text:p>363.29</text:p>
          </table:table-cell>
          <table:table-cell table:formula="of:=ROUND(([.B43]/[.C43]);2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14.950012">
            <text:p>414.95</text:p>
          </table:table-cell>
          <table:table-cell office:value-type="float" office:value="344.97">
            <text:p>344.97</text:p>
          </table:table-cell>
          <table:table-cell table:formula="of:=ROUND(([.B44]/[.C44]);2)" office:value-type="float" office:value="1.2">
            <text:p>1.2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440.190002">
            <text:p>440.19</text:p>
          </table:table-cell>
          <table:table-cell office:value-type="float" office:value="360.91">
            <text:p>360.91</text:p>
          </table:table-cell>
          <table:table-cell table:formula="of:=ROUND(([.B45]/[.C45]);2)" office:value-type="float" office:value="1.22">
            <text:p>1.22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50.910004">
            <text:p>450.91</text:p>
          </table:table-cell>
          <table:table-cell office:value-type="float" office:value="385.42">
            <text:p>385.42</text:p>
          </table:table-cell>
          <table:table-cell table:formula="of:=ROUND(([.B46]/[.C46]);2)" office:value-type="float" office:value="1.17">
            <text:p>1.17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514.710022">
            <text:p>514.71</text:p>
          </table:table-cell>
          <table:table-cell office:value-type="float" office:value="385.5">
            <text:p>385.5</text:p>
          </table:table-cell>
          <table:table-cell table:formula="of:=ROUND(([.B47]/[.C47]);2)" office:value-type="float" office:value="1.34">
            <text:p>1.34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654.169983">
            <text:p>654.17</text:p>
          </table:table-cell>
          <table:table-cell office:value-type="float" office:value="389.09">
            <text:p>389.09</text:p>
          </table:table-cell>
          <table:table-cell table:formula="of:=ROUND(([.B48]/[.C48]);2)" office:value-type="float" office:value="1.68">
            <text:p>1.68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801.340027">
            <text:p>801.34</text:p>
          </table:table-cell>
          <table:table-cell office:value-type="float" office:value="332.39">
            <text:p>332.39</text:p>
          </table:table-cell>
          <table:table-cell table:formula="of:=ROUND(([.B49]/[.C49]);2)" office:value-type="float" office:value="2.41">
            <text:p>2.41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111.75">
            <text:p>1111.75</text:p>
          </table:table-cell>
          <table:table-cell office:value-type="float" office:value="295.24">
            <text:p>295.24</text:p>
          </table:table-cell>
          <table:table-cell table:formula="of:=ROUND(([.B50]/[.C50]);2)" office:value-type="float" office:value="3.77">
            <text:p>3.77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335.180054">
            <text:p>1335.18</text:p>
          </table:table-cell>
          <table:table-cell office:value-type="float" office:value="279.91">
            <text:p>279.91</text:p>
          </table:table-cell>
          <table:table-cell table:formula="of:=ROUND(([.B51]/[.C51]);2)" office:value-type="float" office:value="4.77">
            <text:p>4.77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52.430054">
            <text:p>1452.43</text:p>
          </table:table-cell>
          <table:table-cell office:value-type="float" office:value="280.1">
            <text:p>280.1</text:p>
          </table:table-cell>
          <table:table-cell table:formula="of:=ROUND(([.B52]/[.C52]);2)" office:value-type="float" office:value="5.19">
            <text:p>5.19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249.459961">
            <text:p>1249.46</text:p>
          </table:table-cell>
          <table:table-cell office:value-type="float" office:value="272.22">
            <text:p>272.22</text:p>
          </table:table-cell>
          <table:table-cell table:formula="of:=ROUND(([.B53]/[.C53]);2)" office:value-type="float" office:value="4.59">
            <text:p>4.59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76.920044">
            <text:p>1076.92</text:p>
          </table:table-cell>
          <table:table-cell office:value-type="float" office:value="311.33">
            <text:p>311.33</text:p>
          </table:table-cell>
          <table:table-cell table:formula="of:=ROUND(([.B54]/[.C54]);2)" office:value-type="float" office:value="3.46">
            <text:p>3.4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16.919983">
            <text:p>916.92</text:p>
          </table:table-cell>
          <table:table-cell office:value-type="float" office:value="364.8">
            <text:p>364.8</text:p>
          </table:table-cell>
          <table:table-cell table:formula="of:=ROUND(([.B55]/[.C55]);2)" office:value-type="float" office:value="2.51">
            <text:p>2.51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07.300049">
            <text:p>1107.30</text:p>
          </table:table-cell>
          <table:table-cell office:value-type="float" office:value="410.52">
            <text:p>410.52</text:p>
          </table:table-cell>
          <table:table-cell table:formula="of:=ROUND(([.B56]/[.C56]);2)" office:value-type="float" office:value="2.7">
            <text:p>2.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156.849976">
            <text:p>1156.85</text:p>
          </table:table-cell>
          <table:table-cell office:value-type="float" office:value="446">
            <text:p>446</text:p>
          </table:table-cell>
          <table:table-cell table:formula="of:=ROUND(([.B57]/[.C57]);2)" office:value-type="float" office:value="2.59">
            <text:p>2.59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310.609985">
            <text:p>1310.61</text:p>
          </table:table-cell>
          <table:table-cell office:value-type="float" office:value="606">
            <text:p>606</text:p>
          </table:table-cell>
          <table:table-cell table:formula="of:=ROUND(([.B58]/[.C58]);2)" office:value-type="float" office:value="2.16">
            <text:p>2.1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482.369995">
            <text:p>1482.37</text:p>
          </table:table-cell>
          <table:table-cell office:value-type="float" office:value="699">
            <text:p>699</text:p>
          </table:table-cell>
          <table:table-cell table:formula="of:=ROUND(([.B59]/[.C59]);2)" office:value-type="float" office:value="2.12">
            <text:p>2.12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385.589966">
            <text:p>1385.59</text:p>
          </table:table-cell>
          <table:table-cell office:value-type="float" office:value="874">
            <text:p>874</text:p>
          </table:table-cell>
          <table:table-cell table:formula="of:=ROUND(([.B60]/[.C60]);2)" office:value-type="float" office:value="1.59">
            <text:p>1.59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872.809998">
            <text:p>872.81</text:p>
          </table:table-cell>
          <table:table-cell office:value-type="float" office:value="975">
            <text:p>975</text:p>
          </table:table-cell>
          <table:table-cell table:formula="of:=ROUND(([.B61]/[.C61]);2)"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186.689941">
            <text:p>1186.69</text:p>
          </table:table-cell>
          <table:table-cell office:value-type="float" office:value="1227">
            <text:p>1227</text:p>
          </table:table-cell>
          <table:table-cell table:formula="of:=ROUND(([.B62]/[.C62]);2)" office:value-type="float" office:value="0.97">
            <text:p>0.97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363.609985">
            <text:p>1363.61</text:p>
          </table:table-cell>
          <table:table-cell office:value-type="float" office:value="1572">
            <text:p>1572</text:p>
          </table:table-cell>
          <table:table-cell table:formula="of:=ROUND(([.B63]/[.C63]);2)" office:value-type="float" office:value="0.87">
            <text:p>0.87</text:p>
          </table:table-cell>
          <table:table-cell table:number-columns-repeated="2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397.910034">
            <text:p>1397.91</text:p>
          </table:table-cell>
          <table:table-cell office:value-type="float" office:value="1700">
            <text:p>1700</text:p>
          </table:table-cell>
          <table:table-cell table:formula="of:=ROUND(([.B64]/[.C64]);2)"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597.569946">
            <text:p>1597.57</text:p>
          </table:table-cell>
          <table:table-cell office:value-type="float" office:value="1415">
            <text:p>1415</text:p>
          </table:table-cell>
          <table:table-cell table:formula="of:=ROUND(([.B65]/[.C65]);2)" office:value-type="float" office:value="1.13">
            <text:p>1.13</text:p>
          </table:table-cell>
          <table:table-cell table:number-columns-repeated="2"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883.949951">
            <text:p>1883.95</text:p>
          </table:table-cell>
          <table:table-cell office:value-type="float" office:value="1269">
            <text:p>1269</text:p>
          </table:table-cell>
          <table:table-cell table:formula="of:=ROUND(([.B66]/[.C66]);2)" office:value-type="float" office:value="1.48">
            <text:p>1.48</text:p>
          </table:table-cell>
          <table:table-cell table:number-columns-repeated="2"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085.51001">
            <text:p>2085.51</text:p>
          </table:table-cell>
          <table:table-cell office:value-type="float" office:value="1163">
            <text:p>1163</text:p>
          </table:table-cell>
          <table:table-cell table:formula="of:=ROUND(([.B67]/[.C67]);2)" office:value-type="float" office:value="1.79">
            <text:p>1.79</text:p>
          </table:table-cell>
          <table:table-cell table:number-columns-repeated="2"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065.300049">
            <text:p>2065.30</text:p>
          </table:table-cell>
          <table:table-cell office:value-type="float" office:value="1252">
            <text:p>1252</text:p>
          </table:table-cell>
          <table:table-cell table:formula="of:=ROUND(([.B68]/[.C68]);2)" office:value-type="float" office:value="1.65">
            <text:p>1.65</text:p>
          </table:table-cell>
          <table:table-cell table:number-columns-repeated="2"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384.199951">
            <text:p>2384.20</text:p>
          </table:table-cell>
          <table:table-cell office:value-type="float" office:value="1260">
            <text:p>1260</text:p>
          </table:table-cell>
          <table:table-cell table:formula="of:=ROUND(([.B69]/[.C69]);2)" office:value-type="float" office:value="1.89">
            <text:p>1.89</text:p>
          </table:table-cell>
          <table:table-cell table:number-columns-repeated="2"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2648.050049">
            <text:p>2648.05</text:p>
          </table:table-cell>
          <table:table-cell office:value-type="float" office:value="1316">
            <text:p>1316</text:p>
          </table:table-cell>
          <table:table-cell table:formula="of:=ROUND(([.B70]/[.C70]);2)" office:value-type="float" office:value="2.01">
            <text:p>2.01</text:p>
          </table:table-cell>
          <table:table-cell table:number-columns-repeated="2"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2905.580078">
            <text:p>2905.58</text:p>
          </table:table-cell>
          <table:table-cell office:value-type="float" office:value="1274">
            <text:p>1274</text:p>
          </table:table-cell>
          <table:table-cell table:formula="of:=ROUND(([.B71]/[.C71]);2)" office:value-type="float" office:value="2.28">
            <text:p>2.28</text:p>
          </table:table-cell>
          <table:table-cell table:number-columns-repeated="2"/>
        </table:table-row>
      </table:table>
      <table:table table:name="DJIA-GOLD" table:style-name="ta1" table:print="false">
        <table:table-column table:style-name="co4" table:default-cell-style-name="ce3"/>
        <table:table-column table:style-name="co6" table:default-cell-style-name="ce7"/>
        <table:table-column table:style-name="co6" table:default-cell-style-name="ce10"/>
        <table:table-column table:style-name="co6" table:default-cell-style-name="ce15"/>
        <table:table-column table:style-name="co5" table:default-cell-style-name="ce15"/>
        <table:table-column table:style-name="co7" table:default-cell-style-name="ce20"/>
        <table:table-column table:style-name="co8" table:default-cell-style-name="ce15"/>
        <table:table-column table:style-name="co9" table:default-cell-style-name="Default"/>
        <table:table-column table:style-name="co4" table:number-columns-repeated="18" table:default-cell-style-name="Default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DJIA ($)</text:p>
          </table:table-cell>
          <table:table-cell table:style-name="ce2" office:value-type="string">
            <text:p>Gold ($/oz)</text:p>
          </table:table-cell>
          <table:table-cell table:style-name="ce2" office:value-type="string">
            <text:p>DJIA (1oz Gold)</text:p>
          </table:table-cell>
          <table:table-cell table:style-name="ce2" office:value-type="string">
            <text:p>DJIA (D) / Gold (G)</text:p>
          </table:table-cell>
          <table:table-cell table:style-name="ce2" office:value-type="string">
            <text:p>Investment Value (1oz Gold)</text:p>
          </table:table-cell>
          <table:table-cell table:number-columns-repeated="2"/>
          <table:table-cell>
            <draw:frame table:end-cell-address="'DJIA-GOLD'.W27" table:end-x="0.8661in" table:end-y="0.0315in" draw:z-index="0" draw:style-name="gr1" draw:text-style-name="P1" svg:width="12.3957in" svg:height="4.6256in" svg:x="0.0276in" svg:y="0.0287in">
              <draw:object draw:notify-on-update-of-ranges="'DJIA-GOLD'.A2:'DJIA-GOLD'.A121 'DJIA-GOLD'.E1:'DJIA-GOLD'.E1 'DJIA-GOLD'.E2:'DJIA-GOLD'.E1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1900">
            <text:p>1900</text:p>
          </table:table-cell>
          <table:table-cell office:value-type="date" office:date-value="2000-02-04">
            <text:p>02/04/00</text:p>
          </table:table-cell>
          <table:table-cell office:value-type="float" office:value="48.0196">
            <text:p>48.020</text:p>
          </table:table-cell>
          <table:table-cell office:value-type="float" office:value="20.67">
            <text:p>20.67</text:p>
          </table:table-cell>
          <table:table-cell table:formula="of:=ROUND(([.C2]/[.D2]);2)" office:value-type="float" office:value="2.32">
            <text:p>2.32</text:p>
          </table:table-cell>
          <table:table-cell table:style-name="ce18" office:value-type="string">
            <text:p>D</text:p>
          </table:table-cell>
          <table:table-cell office:value-type="float" office:value="1">
            <text:p>1.00</text:p>
          </table:table-cell>
          <table:table-cell table:number-columns-repeated="19"/>
        </table:table-row>
        <table:table-row table:style-name="ro1">
          <table:table-cell office:value-type="float" office:value="1901">
            <text:p>1901</text:p>
          </table:table-cell>
          <table:table-cell office:value-type="date" office:date-value="2001-02-04">
            <text:p>02/04/01</text:p>
          </table:table-cell>
          <table:table-cell office:value-type="float" office:value="52.0267">
            <text:p>52.027</text:p>
          </table:table-cell>
          <table:table-cell office:value-type="float" office:value="20.67">
            <text:p>20.67</text:p>
          </table:table-cell>
          <table:table-cell table:formula="of:=ROUND(([.C3]/[.D3]);2)" office:value-type="float" office:value="2.52">
            <text:p>2.52</text:p>
          </table:table-cell>
          <table:table-cell table:style-name="ce18" office:value-type="string">
            <text:p>D</text:p>
          </table:table-cell>
          <table:table-cell table:formula="of:=IF([.F3]=&quot;D&quot;;ROUND(([.G2] * [.E3] / [.E2]);2))" office:value-type="float" office:value="1.09">
            <text:p>1.09</text:p>
          </table:table-cell>
          <table:table-cell table:number-columns-repeated="19"/>
        </table:table-row>
        <table:table-row table:style-name="ro1">
          <table:table-cell office:value-type="float" office:value="1902">
            <text:p>1902</text:p>
          </table:table-cell>
          <table:table-cell office:value-type="date" office:date-value="2002-02-04">
            <text:p>02/04/02</text:p>
          </table:table-cell>
          <table:table-cell office:value-type="float" office:value="49.2063">
            <text:p>49.206</text:p>
          </table:table-cell>
          <table:table-cell office:value-type="float" office:value="20.67">
            <text:p>20.67</text:p>
          </table:table-cell>
          <table:table-cell table:formula="of:=ROUND(([.C4]/[.D4]);2)" office:value-type="float" office:value="2.38">
            <text:p>2.38</text:p>
          </table:table-cell>
          <table:table-cell table:style-name="ce18" office:value-type="string">
            <text:p>D</text:p>
          </table:table-cell>
          <table:table-cell table:formula="of:=IF([.F4]=&quot;D&quot;;ROUND(([.G3] * [.E4] / [.E3]);2))" office:value-type="float" office:value="1.03">
            <text:p>1.03</text:p>
          </table:table-cell>
          <table:table-cell table:number-columns-repeated="19"/>
        </table:table-row>
        <table:table-row table:style-name="ro1">
          <table:table-cell office:value-type="float" office:value="1903">
            <text:p>1903</text:p>
          </table:table-cell>
          <table:table-cell office:value-type="date" office:date-value="2003-02-04">
            <text:p>02/04/03</text:p>
          </table:table-cell>
          <table:table-cell office:value-type="float" office:value="45.8805">
            <text:p>45.881</text:p>
          </table:table-cell>
          <table:table-cell office:value-type="float" office:value="20.67">
            <text:p>20.67</text:p>
          </table:table-cell>
          <table:table-cell table:formula="of:=ROUND(([.C5]/[.D5]);2)" office:value-type="float" office:value="2.22">
            <text:p>2.22</text:p>
          </table:table-cell>
          <table:table-cell table:style-name="ce18" office:value-type="string">
            <text:p>D</text:p>
          </table:table-cell>
          <table:table-cell table:formula="of:=IF([.F5]=&quot;D&quot;;ROUND(([.G4] * [.E5] / [.E4]);2))" office:value-type="float" office:value="0.96">
            <text:p>0.96</text:p>
          </table:table-cell>
          <table:table-cell table:number-columns-repeated="19"/>
        </table:table-row>
        <table:table-row table:style-name="ro1">
          <table:table-cell office:value-type="float" office:value="1904">
            <text:p>1904</text:p>
          </table:table-cell>
          <table:table-cell office:value-type="date" office:date-value="2004-02-04">
            <text:p>02/04/04</text:p>
          </table:table-cell>
          <table:table-cell office:value-type="float" office:value="35.9543">
            <text:p>35.954</text:p>
          </table:table-cell>
          <table:table-cell office:value-type="float" office:value="20.67">
            <text:p>20.67</text:p>
          </table:table-cell>
          <table:table-cell table:formula="of:=ROUND(([.C6]/[.D6]);2)" office:value-type="float" office:value="1.74">
            <text:p>1.74</text:p>
          </table:table-cell>
          <table:table-cell table:style-name="ce18" office:value-type="string">
            <text:p>D</text:p>
          </table:table-cell>
          <table:table-cell table:formula="of:=IF([.F6]=&quot;D&quot;;ROUND(([.G5] * [.E6] / [.E5]);2))" office:value-type="float" office:value="0.75">
            <text:p>0.75</text:p>
          </table:table-cell>
          <table:table-cell table:number-columns-repeated="19"/>
        </table:table-row>
        <table:table-row table:style-name="ro1">
          <table:table-cell office:value-type="float" office:value="1905">
            <text:p>1905</text:p>
          </table:table-cell>
          <table:table-cell office:value-type="date" office:date-value="1905-03-04">
            <text:p>03/04/05</text:p>
          </table:table-cell>
          <table:table-cell office:value-type="float" office:value="59.4329">
            <text:p>59.433</text:p>
          </table:table-cell>
          <table:table-cell office:value-type="float" office:value="20.67">
            <text:p>20.67</text:p>
          </table:table-cell>
          <table:table-cell table:formula="of:=ROUND(([.C7]/[.D7]);2)" office:value-type="float" office:value="2.88">
            <text:p>2.88</text:p>
          </table:table-cell>
          <table:table-cell table:style-name="ce18" office:value-type="string">
            <text:p>D</text:p>
          </table:table-cell>
          <table:table-cell table:formula="of:=IF([.F7]=&quot;D&quot;;ROUND(([.G6] * [.E7] / [.E6]);2))" office:value-type="float" office:value="1.24">
            <text:p>1.24</text:p>
          </table:table-cell>
          <table:table-cell table:number-columns-repeated="19"/>
        </table:table-row>
        <table:table-row table:style-name="ro1">
          <table:table-cell office:value-type="float" office:value="1906">
            <text:p>1906</text:p>
          </table:table-cell>
          <table:table-cell office:value-type="date" office:date-value="2006-02-04">
            <text:p>02/04/06</text:p>
          </table:table-cell>
          <table:table-cell office:value-type="float" office:value="71.6741">
            <text:p>71.674</text:p>
          </table:table-cell>
          <table:table-cell office:value-type="float" office:value="20.67">
            <text:p>20.67</text:p>
          </table:table-cell>
          <table:table-cell table:formula="of:=ROUND(([.C8]/[.D8]);2)" office:value-type="float" office:value="3.47">
            <text:p>3.47</text:p>
          </table:table-cell>
          <table:table-cell table:style-name="ce18" office:value-type="string">
            <text:p>D</text:p>
          </table:table-cell>
          <table:table-cell table:formula="of:=IF([.F8]=&quot;D&quot;;ROUND(([.G7] * [.E8] / [.E7]);2))" office:value-type="float" office:value="1.49">
            <text:p>1.49</text:p>
          </table:table-cell>
          <table:table-cell table:number-columns-repeated="19"/>
        </table:table-row>
        <table:table-row table:style-name="ro1">
          <table:table-cell office:value-type="float" office:value="1907">
            <text:p>1907</text:p>
          </table:table-cell>
          <table:table-cell office:value-type="date" office:date-value="2007-02-04">
            <text:p>02/04/07</text:p>
          </table:table-cell>
          <table:table-cell office:value-type="float" office:value="59.9531">
            <text:p>59.953</text:p>
          </table:table-cell>
          <table:table-cell office:value-type="float" office:value="20.67">
            <text:p>20.67</text:p>
          </table:table-cell>
          <table:table-cell table:formula="of:=ROUND(([.C9]/[.D9]);2)" office:value-type="float" office:value="2.9">
            <text:p>2.90</text:p>
          </table:table-cell>
          <table:table-cell table:style-name="ce18" office:value-type="string">
            <text:p>D</text:p>
          </table:table-cell>
          <table:table-cell table:formula="of:=IF([.F9]=&quot;D&quot;;ROUND(([.G8] * [.E9] / [.E8]);2))" office:value-type="float" office:value="1.25">
            <text:p>1.25</text:p>
          </table:table-cell>
          <table:table-cell table:number-columns-repeated="19"/>
        </table:table-row>
        <table:table-row table:style-name="ro1">
          <table:table-cell office:value-type="float" office:value="1908">
            <text:p>1908</text:p>
          </table:table-cell>
          <table:table-cell office:value-type="date" office:date-value="2008-02-04">
            <text:p>02/04/08</text:p>
          </table:table-cell>
          <table:table-cell office:value-type="float" office:value="49.6825">
            <text:p>49.683</text:p>
          </table:table-cell>
          <table:table-cell office:value-type="float" office:value="20.67">
            <text:p>20.67</text:p>
          </table:table-cell>
          <table:table-cell table:formula="of:=ROUND(([.C10]/[.D10]);2)" office:value-type="float" office:value="2.4">
            <text:p>2.40</text:p>
          </table:table-cell>
          <table:table-cell table:style-name="ce18" office:value-type="string">
            <text:p>D</text:p>
          </table:table-cell>
          <table:table-cell table:formula="of:=IF([.F10]=&quot;D&quot;;ROUND(([.G9] * [.E10] / [.E9]);2))" office:value-type="float" office:value="1.03">
            <text:p>1.03</text:p>
          </table:table-cell>
          <table:table-cell table:number-columns-repeated="19"/>
        </table:table-row>
        <table:table-row table:style-name="ro1">
          <table:table-cell office:value-type="float" office:value="1909">
            <text:p>1909</text:p>
          </table:table-cell>
          <table:table-cell office:value-type="date" office:date-value="2009-02-04">
            <text:p>02/04/09</text:p>
          </table:table-cell>
          <table:table-cell office:value-type="float" office:value="62.539">
            <text:p>62.539</text:p>
          </table:table-cell>
          <table:table-cell office:value-type="float" office:value="20.67">
            <text:p>20.67</text:p>
          </table:table-cell>
          <table:table-cell table:formula="of:=ROUND(([.C11]/[.D11]);2)" office:value-type="float" office:value="3.03">
            <text:p>3.03</text:p>
          </table:table-cell>
          <table:table-cell table:style-name="ce18" office:value-type="string">
            <text:p>D</text:p>
          </table:table-cell>
          <table:table-cell table:formula="of:=IF([.F11]=&quot;D&quot;;ROUND(([.G10] * [.E11] / [.E10]);2))" office:value-type="float" office:value="1.3">
            <text:p>1.30</text:p>
          </table:table-cell>
          <table:table-cell table:number-columns-repeated="19"/>
        </table:table-row>
        <table:table-row table:style-name="ro1">
          <table:table-cell office:value-type="float" office:value="1910">
            <text:p>1910</text:p>
          </table:table-cell>
          <table:table-cell office:value-type="date" office:date-value="2010-02-04">
            <text:p>02/04/10</text:p>
          </table:table-cell>
          <table:table-cell office:value-type="float" office:value="65.7184">
            <text:p>65.718</text:p>
          </table:table-cell>
          <table:table-cell office:value-type="float" office:value="20.67">
            <text:p>20.67</text:p>
          </table:table-cell>
          <table:table-cell table:formula="of:=ROUND(([.C12]/[.D12]);2)" office:value-type="float" office:value="3.18">
            <text:p>3.18</text:p>
          </table:table-cell>
          <table:table-cell table:style-name="ce18" office:value-type="string">
            <text:p>D</text:p>
          </table:table-cell>
          <table:table-cell table:formula="of:=IF([.F12]=&quot;D&quot;;ROUND(([.G11] * [.E12] / [.E11]);2))" office:value-type="float" office:value="1.36">
            <text:p>1.36</text:p>
          </table:table-cell>
          <table:table-cell table:number-columns-repeated="19"/>
        </table:table-row>
        <table:table-row table:style-name="ro1">
          <table:table-cell office:value-type="float" office:value="1911">
            <text:p>1911</text:p>
          </table:table-cell>
          <table:table-cell office:value-type="date" office:date-value="1911-03-04">
            <text:p>03/04/11</text:p>
          </table:table-cell>
          <table:table-cell office:value-type="float" office:value="61.0446">
            <text:p>61.045</text:p>
          </table:table-cell>
          <table:table-cell office:value-type="float" office:value="20.67">
            <text:p>20.67</text:p>
          </table:table-cell>
          <table:table-cell table:formula="of:=ROUND(([.C13]/[.D13]);2)" office:value-type="float" office:value="2.95">
            <text:p>2.95</text:p>
          </table:table-cell>
          <table:table-cell table:style-name="ce18" office:value-type="string">
            <text:p>D</text:p>
          </table:table-cell>
          <table:table-cell table:formula="of:=IF([.F13]=&quot;D&quot;;ROUND(([.G12] * [.E13] / [.E12]);2))" office:value-type="float" office:value="1.26">
            <text:p>1.26</text:p>
          </table:table-cell>
          <table:table-cell table:number-columns-repeated="19"/>
        </table:table-row>
        <table:table-row table:style-name="ro1">
          <table:table-cell office:value-type="float" office:value="1912">
            <text:p>1912</text:p>
          </table:table-cell>
          <table:table-cell office:value-type="date" office:date-value="2012-02-04">
            <text:p>02/04/12</text:p>
          </table:table-cell>
          <table:table-cell office:value-type="float" office:value="65.0664">
            <text:p>65.066</text:p>
          </table:table-cell>
          <table:table-cell office:value-type="float" office:value="20.67">
            <text:p>20.67</text:p>
          </table:table-cell>
          <table:table-cell table:formula="of:=ROUND(([.C14]/[.D14]);2)" office:value-type="float" office:value="3.15">
            <text:p>3.15</text:p>
          </table:table-cell>
          <table:table-cell table:style-name="ce18" office:value-type="string">
            <text:p>D</text:p>
          </table:table-cell>
          <table:table-cell table:formula="of:=IF([.F14]=&quot;D&quot;;ROUND(([.G13] * [.E14] / [.E13]);2))" office:value-type="float" office:value="1.35">
            <text:p>1.35</text:p>
          </table:table-cell>
          <table:table-cell table:number-columns-repeated="19"/>
        </table:table-row>
        <table:table-row table:style-name="ro1">
          <table:table-cell office:value-type="float" office:value="1913">
            <text:p>1913</text:p>
          </table:table-cell>
          <table:table-cell office:value-type="date" office:date-value="2013-02-04">
            <text:p>02/04/13</text:p>
          </table:table-cell>
          <table:table-cell office:value-type="float" office:value="59.8945">
            <text:p>59.895</text:p>
          </table:table-cell>
          <table:table-cell office:value-type="float" office:value="20.67">
            <text:p>20.67</text:p>
          </table:table-cell>
          <table:table-cell table:formula="of:=ROUND(([.C15]/[.D15]);2)" office:value-type="float" office:value="2.9">
            <text:p>2.90</text:p>
          </table:table-cell>
          <table:table-cell table:style-name="ce18" office:value-type="string">
            <text:p>D</text:p>
          </table:table-cell>
          <table:table-cell table:formula="of:=IF([.F15]=&quot;D&quot;;ROUND(([.G14] * [.E15] / [.E14]);2))" office:value-type="float" office:value="1.24">
            <text:p>1.24</text:p>
          </table:table-cell>
          <table:table-cell table:number-columns-repeated="19"/>
        </table:table-row>
        <table:table-row table:style-name="ro1">
          <table:table-cell office:value-type="float" office:value="1914">
            <text:p>1914</text:p>
          </table:table-cell>
          <table:table-cell office:value-type="date" office:date-value="2014-02-04">
            <text:p>02/04/14</text:p>
          </table:table-cell>
          <table:table-cell office:value-type="float" office:value="60.4146">
            <text:p>60.415</text:p>
          </table:table-cell>
          <table:table-cell office:value-type="float" office:value="20.67">
            <text:p>20.67</text:p>
          </table:table-cell>
          <table:table-cell table:formula="of:=ROUND(([.C16]/[.D16]);2)" office:value-type="float" office:value="2.92">
            <text:p>2.92</text:p>
          </table:table-cell>
          <table:table-cell table:style-name="ce18" office:value-type="string">
            <text:p>D</text:p>
          </table:table-cell>
          <table:table-cell table:formula="of:=IF([.F16]=&quot;D&quot;;ROUND(([.G15] * [.E16] / [.E15]);2))" office:value-type="float" office:value="1.25">
            <text:p>1.25</text:p>
          </table:table-cell>
          <table:table-cell table:number-columns-repeated="19"/>
        </table:table-row>
        <table:table-row table:style-name="ro1">
          <table:table-cell office:value-type="float" office:value="1915">
            <text:p>1915</text:p>
          </table:table-cell>
          <table:table-cell office:value-type="date" office:date-value="1915-03-04">
            <text:p>03/04/15</text:p>
          </table:table-cell>
          <table:table-cell office:value-type="float" office:value="61.49">
            <text:p>61.490</text:p>
          </table:table-cell>
          <table:table-cell office:value-type="float" office:value="20.67">
            <text:p>20.67</text:p>
          </table:table-cell>
          <table:table-cell table:formula="of:=ROUND(([.C17]/[.D17]);2)" office:value-type="float" office:value="2.97">
            <text:p>2.97</text:p>
          </table:table-cell>
          <table:table-cell table:style-name="ce18" office:value-type="string">
            <text:p>D</text:p>
          </table:table-cell>
          <table:table-cell table:formula="of:=IF([.F17]=&quot;D&quot;;ROUND(([.G16] * [.E17] / [.E16]);2))" office:value-type="float" office:value="1.27">
            <text:p>1.27</text:p>
          </table:table-cell>
          <table:table-cell table:number-columns-repeated="19"/>
        </table:table-row>
        <table:table-row table:style-name="ro1">
          <table:table-cell office:value-type="float" office:value="1916">
            <text:p>1916</text:p>
          </table:table-cell>
          <table:table-cell office:value-type="date" office:date-value="1916-03-04">
            <text:p>03/04/16</text:p>
          </table:table-cell>
          <table:table-cell office:value-type="float" office:value="94.13">
            <text:p>94.130</text:p>
          </table:table-cell>
          <table:table-cell office:value-type="float" office:value="20.67">
            <text:p>20.67</text:p>
          </table:table-cell>
          <table:table-cell table:formula="of:=ROUND(([.C18]/[.D18]);2)" office:value-type="float" office:value="4.55">
            <text:p>4.55</text:p>
          </table:table-cell>
          <table:table-cell table:style-name="ce18" office:value-type="string">
            <text:p>D</text:p>
          </table:table-cell>
          <table:table-cell table:formula="of:=IF([.F18]=&quot;D&quot;;ROUND(([.G17] * [.E18] / [.E17]);2))" office:value-type="float" office:value="1.95">
            <text:p>1.95</text:p>
          </table:table-cell>
          <table:table-cell table:number-columns-repeated="19"/>
        </table:table-row>
        <table:table-row table:style-name="ro1">
          <table:table-cell office:value-type="float" office:value="1917">
            <text:p>1917</text:p>
          </table:table-cell>
          <table:table-cell office:value-type="date" office:date-value="2017-02-04">
            <text:p>02/04/17</text:p>
          </table:table-cell>
          <table:table-cell office:value-type="float" office:value="97.06">
            <text:p>97.060</text:p>
          </table:table-cell>
          <table:table-cell office:value-type="float" office:value="20.67">
            <text:p>20.67</text:p>
          </table:table-cell>
          <table:table-cell table:formula="of:=ROUND(([.C19]/[.D19]);2)" office:value-type="float" office:value="4.7">
            <text:p>4.70</text:p>
          </table:table-cell>
          <table:table-cell table:style-name="ce18" office:value-type="string">
            <text:p>D</text:p>
          </table:table-cell>
          <table:table-cell table:formula="of:=IF([.F19]=&quot;D&quot;;ROUND(([.G18] * [.E19] / [.E18]);2))" office:value-type="float" office:value="2.01">
            <text:p>2.01</text:p>
          </table:table-cell>
          <table:table-cell table:number-columns-repeated="19"/>
        </table:table-row>
        <table:table-row table:style-name="ro1">
          <table:table-cell office:value-type="float" office:value="1918">
            <text:p>1918</text:p>
          </table:table-cell>
          <table:table-cell office:value-type="date" office:date-value="2018-02-04">
            <text:p>02/04/18</text:p>
          </table:table-cell>
          <table:table-cell office:value-type="float" office:value="76.69">
            <text:p>76.690</text:p>
          </table:table-cell>
          <table:table-cell office:value-type="float" office:value="20.67">
            <text:p>20.67</text:p>
          </table:table-cell>
          <table:table-cell table:formula="of:=ROUND(([.C20]/[.D20]);2)" office:value-type="float" office:value="3.71">
            <text:p>3.71</text:p>
          </table:table-cell>
          <table:table-cell table:style-name="ce18" office:value-type="string">
            <text:p>D</text:p>
          </table:table-cell>
          <table:table-cell table:formula="of:=IF([.F20]=&quot;D&quot;;ROUND(([.G19] * [.E20] / [.E19]);2))" office:value-type="float" office:value="1.59">
            <text:p>1.59</text:p>
          </table:table-cell>
          <table:table-cell table:number-columns-repeated="19"/>
        </table:table-row>
        <table:table-row table:style-name="ro1">
          <table:table-cell office:value-type="float" office:value="1919">
            <text:p>1919</text:p>
          </table:table-cell>
          <table:table-cell office:value-type="date" office:date-value="2019-02-04">
            <text:p>02/04/19</text:p>
          </table:table-cell>
          <table:table-cell office:value-type="float" office:value="89.3">
            <text:p>89.300</text:p>
          </table:table-cell>
          <table:table-cell office:value-type="float" office:value="20.67">
            <text:p>20.67</text:p>
          </table:table-cell>
          <table:table-cell table:formula="of:=ROUND(([.C21]/[.D21]);2)" office:value-type="float" office:value="4.32">
            <text:p>4.32</text:p>
          </table:table-cell>
          <table:table-cell table:style-name="ce18" office:value-type="string">
            <text:p>D</text:p>
          </table:table-cell>
          <table:table-cell table:formula="of:=IF([.F21]=&quot;D&quot;;ROUND(([.G20] * [.E21] / [.E20]);2))" office:value-type="float" office:value="1.85">
            <text:p>1.85</text:p>
          </table:table-cell>
          <table:table-cell table:number-columns-repeated="19"/>
        </table:table-row>
        <table:table-row table:style-name="ro1">
          <table:table-cell office:value-type="float" office:value="1920">
            <text:p>1920</text:p>
          </table:table-cell>
          <table:table-cell office:value-type="date" office:date-value="1920-01-04">
            <text:p>01/04/20</text:p>
          </table:table-cell>
          <table:table-cell office:value-type="float" office:value="102.66">
            <text:p>102.660</text:p>
          </table:table-cell>
          <table:table-cell office:value-type="float" office:value="20.67">
            <text:p>20.67</text:p>
          </table:table-cell>
          <table:table-cell table:formula="of:=ROUND(([.C22]/[.D22]);2)" office:value-type="float" office:value="4.97">
            <text:p>4.97</text:p>
          </table:table-cell>
          <table:table-cell table:style-name="ce18" office:value-type="string">
            <text:p>D</text:p>
          </table:table-cell>
          <table:table-cell table:formula="of:=IF([.F22]=&quot;D&quot;;ROUND(([.G21] * [.E22] / [.E21]);2))" office:value-type="float" office:value="2.13">
            <text:p>2.13</text:p>
          </table:table-cell>
          <table:table-cell table:number-columns-repeated="19"/>
        </table:table-row>
        <table:table-row table:style-name="ro1">
          <table:table-cell office:value-type="float" office:value="1921">
            <text:p>1921</text:p>
          </table:table-cell>
          <table:table-cell office:value-type="date" office:date-value="2021-02-04">
            <text:p>02/04/21</text:p>
          </table:table-cell>
          <table:table-cell office:value-type="float" office:value="75.27">
            <text:p>75.270</text:p>
          </table:table-cell>
          <table:table-cell office:value-type="float" office:value="20.67">
            <text:p>20.67</text:p>
          </table:table-cell>
          <table:table-cell table:formula="of:=ROUND(([.C23]/[.D23]);2)" office:value-type="float" office:value="3.64">
            <text:p>3.64</text:p>
          </table:table-cell>
          <table:table-cell table:style-name="ce18" office:value-type="string">
            <text:p>D</text:p>
          </table:table-cell>
          <table:table-cell table:formula="of:=IF([.F23]=&quot;D&quot;;ROUND(([.G22] * [.E23] / [.E22]);2))" office:value-type="float" office:value="1.56">
            <text:p>1.56</text:p>
          </table:table-cell>
          <table:table-cell table:number-columns-repeated="19"/>
        </table:table-row>
        <table:table-row table:style-name="ro1">
          <table:table-cell office:value-type="float" office:value="1922">
            <text:p>1922</text:p>
          </table:table-cell>
          <table:table-cell office:value-type="date" office:date-value="1922-03-04">
            <text:p>03/04/22</text:p>
          </table:table-cell>
          <table:table-cell office:value-type="float" office:value="90.05">
            <text:p>90.050</text:p>
          </table:table-cell>
          <table:table-cell office:value-type="float" office:value="20.67">
            <text:p>20.67</text:p>
          </table:table-cell>
          <table:table-cell table:formula="of:=ROUND(([.C24]/[.D24]);2)" office:value-type="float" office:value="4.36">
            <text:p>4.36</text:p>
          </table:table-cell>
          <table:table-cell table:style-name="ce18" office:value-type="string">
            <text:p>D</text:p>
          </table:table-cell>
          <table:table-cell table:formula="of:=IF([.F24]=&quot;D&quot;;ROUND(([.G23] * [.E24] / [.E23]);2))" office:value-type="float" office:value="1.87">
            <text:p>1.87</text:p>
          </table:table-cell>
          <table:table-cell table:number-columns-repeated="19"/>
        </table:table-row>
        <table:table-row table:style-name="ro1">
          <table:table-cell office:value-type="float" office:value="1923">
            <text:p>1923</text:p>
          </table:table-cell>
          <table:table-cell office:value-type="date" office:date-value="2023-02-04">
            <text:p>02/04/23</text:p>
          </table:table-cell>
          <table:table-cell office:value-type="float" office:value="101.51">
            <text:p>101.510</text:p>
          </table:table-cell>
          <table:table-cell office:value-type="float" office:value="20.67">
            <text:p>20.67</text:p>
          </table:table-cell>
          <table:table-cell table:formula="of:=ROUND(([.C25]/[.D25]);2)" office:value-type="float" office:value="4.91">
            <text:p>4.91</text:p>
          </table:table-cell>
          <table:table-cell table:style-name="ce18" office:value-type="string">
            <text:p>D</text:p>
          </table:table-cell>
          <table:table-cell table:formula="of:=IF([.F25]=&quot;D&quot;;ROUND(([.G24] * [.E25] / [.E24]);2))" office:value-type="float" office:value="2.11">
            <text:p>2.11</text:p>
          </table:table-cell>
          <table:table-cell table:number-columns-repeated="19"/>
        </table:table-row>
        <table:table-row table:style-name="ro1">
          <table:table-cell office:value-type="float" office:value="1924">
            <text:p>1924</text:p>
          </table:table-cell>
          <table:table-cell office:value-type="date" office:date-value="2024-02-04">
            <text:p>02/04/24</text:p>
          </table:table-cell>
          <table:table-cell office:value-type="float" office:value="94.5">
            <text:p>94.500</text:p>
          </table:table-cell>
          <table:table-cell office:value-type="float" office:value="20.67">
            <text:p>20.67</text:p>
          </table:table-cell>
          <table:table-cell table:formula="of:=ROUND(([.C26]/[.D26]);2)" office:value-type="float" office:value="4.57">
            <text:p>4.57</text:p>
          </table:table-cell>
          <table:table-cell table:style-name="ce18" office:value-type="string">
            <text:p>D</text:p>
          </table:table-cell>
          <table:table-cell table:formula="of:=IF([.F26]=&quot;D&quot;;ROUND(([.G25] * [.E26] / [.E25]);2))" office:value-type="float" office:value="1.96">
            <text:p>1.96</text:p>
          </table:table-cell>
          <table:table-cell table:number-columns-repeated="19"/>
        </table:table-row>
        <table:table-row table:style-name="ro1">
          <table:table-cell office:value-type="float" office:value="1925">
            <text:p>1925</text:p>
          </table:table-cell>
          <table:table-cell office:value-type="date" office:date-value="2025-02-04">
            <text:p>02/04/25</text:p>
          </table:table-cell>
          <table:table-cell office:value-type="float" office:value="117.61">
            <text:p>117.610</text:p>
          </table:table-cell>
          <table:table-cell office:value-type="float" office:value="20.67">
            <text:p>20.67</text:p>
          </table:table-cell>
          <table:table-cell table:formula="of:=ROUND(([.C27]/[.D27]);2)" office:value-type="float" office:value="5.69">
            <text:p>5.69</text:p>
          </table:table-cell>
          <table:table-cell table:style-name="ce18" office:value-type="string">
            <text:p>D</text:p>
          </table:table-cell>
          <table:table-cell table:formula="of:=IF([.F27]=&quot;D&quot;;ROUND(([.G26] * [.E27] / [.E26]);2))" office:value-type="float" office:value="2.44">
            <text:p>2.44</text:p>
          </table:table-cell>
          <table:table-cell table:number-columns-repeated="19"/>
        </table:table-row>
        <table:table-row table:style-name="ro1">
          <table:table-cell office:value-type="float" office:value="1926">
            <text:p>1926</text:p>
          </table:table-cell>
          <table:table-cell office:value-type="date" office:date-value="1926-03-04">
            <text:p>03/04/26</text:p>
          </table:table-cell>
          <table:table-cell office:value-type="float" office:value="140.39">
            <text:p>140.390</text:p>
          </table:table-cell>
          <table:table-cell office:value-type="float" office:value="20.67">
            <text:p>20.67</text:p>
          </table:table-cell>
          <table:table-cell table:formula="of:=ROUND(([.C28]/[.D28]);2)" office:value-type="float" office:value="6.79">
            <text:p>6.79</text:p>
          </table:table-cell>
          <table:table-cell table:style-name="ce18" office:value-type="string">
            <text:p>D</text:p>
          </table:table-cell>
          <table:table-cell table:formula="of:=IF([.F28]=&quot;D&quot;;ROUND(([.G27] * [.E28] / [.E27]);2))" office:value-type="float" office:value="2.91">
            <text:p>2.91</text:p>
          </table:table-cell>
          <table:table-cell table:number-columns-repeated="2"/>
          <table:table-cell>
            <draw:frame table:end-cell-address="'DJIA-GOLD'.W47" table:end-x="0.8441in" table:end-y="0.1736in" draw:z-index="1" draw:style-name="gr1" draw:text-style-name="P1" svg:width="12.374in" svg:height="3.5421in" svg:x="0.0272in" svg:y="0.0098in">
              <draw:object draw:notify-on-update-of-ranges="'DJIA-GOLD'.A2:'DJIA-GOLD'.A121 'DJIA-GOLD'.C1:'DJIA-GOLD'.C1 'DJIA-GOLD'.C2:'DJIA-GOLD'.C12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1927">
            <text:p>1927</text:p>
          </table:table-cell>
          <table:table-cell office:value-type="date" office:date-value="2027-02-04">
            <text:p>02/04/27</text:p>
          </table:table-cell>
          <table:table-cell office:value-type="float" office:value="160.66">
            <text:p>160.660</text:p>
          </table:table-cell>
          <table:table-cell office:value-type="float" office:value="20.67">
            <text:p>20.67</text:p>
          </table:table-cell>
          <table:table-cell table:formula="of:=ROUND(([.C29]/[.D29]);2)" office:value-type="float" office:value="7.77">
            <text:p>7.77</text:p>
          </table:table-cell>
          <table:table-cell table:style-name="ce18" office:value-type="string">
            <text:p>D</text:p>
          </table:table-cell>
          <table:table-cell table:formula="of:=IF([.F29]=&quot;D&quot;;ROUND(([.G28] * [.E29] / [.E28]);2))" office:value-type="float" office:value="3.33">
            <text:p>3.33</text:p>
          </table:table-cell>
          <table:table-cell table:number-columns-repeated="19"/>
        </table:table-row>
        <table:table-row table:style-name="ro1">
          <table:table-cell office:value-type="float" office:value="1928">
            <text:p>1928</text:p>
          </table:table-cell>
          <table:table-cell office:value-type="date" office:date-value="2028-02-04">
            <text:p>02/04/28</text:p>
          </table:table-cell>
          <table:table-cell office:value-type="float" office:value="209.33">
            <text:p>209.330</text:p>
          </table:table-cell>
          <table:table-cell office:value-type="float" office:value="20.67">
            <text:p>20.67</text:p>
          </table:table-cell>
          <table:table-cell table:formula="of:=ROUND(([.C30]/[.D30]);2)" office:value-type="float" office:value="10.13">
            <text:p>10.13</text:p>
          </table:table-cell>
          <table:table-cell table:style-name="ce18" office:value-type="string">
            <text:p>D</text:p>
          </table:table-cell>
          <table:table-cell table:formula="of:=IF([.F30]=&quot;D&quot;;ROUND(([.G29] * [.E30] / [.E29]);2))" office:value-type="float" office:value="4.34">
            <text:p>4.34</text:p>
          </table:table-cell>
          <table:table-cell table:number-columns-repeated="19"/>
        </table:table-row>
        <table:table-row table:style-name="ro1">
          <table:table-cell table:style-name="ce4" office:value-type="float" office:value="1929">
            <text:p>1929</text:p>
          </table:table-cell>
          <table:table-cell table:style-name="ce8" office:value-type="date" office:date-value="2029-02-04">
            <text:p>02/04/29</text:p>
          </table:table-cell>
          <table:table-cell table:style-name="ce11" office:value-type="float" office:value="303.49">
            <text:p>303.490</text:p>
          </table:table-cell>
          <table:table-cell table:style-name="ce16" office:value-type="float" office:value="20.67">
            <text:p>20.67</text:p>
          </table:table-cell>
          <table:table-cell table:style-name="ce16" table:formula="of:=ROUND(([.C31]/[.D31]);2)" office:value-type="float" office:value="14.68">
            <text:p>14.68</text:p>
          </table:table-cell>
          <table:table-cell table:style-name="ce19" office:value-type="string">
            <text:p>D to G</text:p>
          </table:table-cell>
          <table:table-cell table:style-name="ce16" table:formula="of:=ROUND(([.G30] * [.E31] / [.E30]))" office:value-type="float" office:value="6">
            <text:p>6.00</text:p>
          </table:table-cell>
          <table:table-cell table:number-columns-repeated="19"/>
        </table:table-row>
        <table:table-row table:style-name="ro1">
          <table:table-cell office:value-type="float" office:value="1930">
            <text:p>1930</text:p>
          </table:table-cell>
          <table:table-cell office:value-type="date" office:date-value="1930-02-04">
            <text:p>02/04/30</text:p>
          </table:table-cell>
          <table:table-cell office:value-type="float" office:value="285.27">
            <text:p>285.270</text:p>
          </table:table-cell>
          <table:table-cell office:value-type="float" office:value="20.67">
            <text:p>20.67</text:p>
          </table:table-cell>
          <table:table-cell table:formula="of:=ROUND(([.C32]/[.D32]);2)" office:value-type="float" office:value="13.8">
            <text:p>13.80</text:p>
          </table:table-cell>
          <table:table-cell office:value-type="string">
            <text:p>G</text:p>
          </table:table-cell>
          <table:table-cell table:formula="of:=[.G31]" office:value-type="float" office:value="6">
            <text:p>6.00</text:p>
          </table:table-cell>
          <table:table-cell table:number-columns-repeated="19"/>
        </table:table-row>
        <table:table-row table:style-name="ro1">
          <table:table-cell office:value-type="float" office:value="1931">
            <text:p>1931</text:p>
          </table:table-cell>
          <table:table-cell office:value-type="date" office:date-value="1931-02-04">
            <text:p>02/04/31</text:p>
          </table:table-cell>
          <table:table-cell office:value-type="float" office:value="169.89">
            <text:p>169.890</text:p>
          </table:table-cell>
          <table:table-cell office:value-type="float" office:value="20.67">
            <text:p>20.67</text:p>
          </table:table-cell>
          <table:table-cell table:formula="of:=ROUND(([.C33]/[.D33]);2)" office:value-type="float" office:value="8.22">
            <text:p>8.22</text:p>
          </table:table-cell>
          <table:table-cell office:value-type="string">
            <text:p>G</text:p>
          </table:table-cell>
          <table:table-cell table:formula="of:=[.G32]" office:value-type="float" office:value="6">
            <text:p>6.00</text:p>
          </table:table-cell>
          <table:table-cell table:number-columns-repeated="19"/>
        </table:table-row>
        <table:table-row table:style-name="ro1">
          <table:table-cell office:value-type="float" office:value="1932">
            <text:p>1932</text:p>
          </table:table-cell>
          <table:table-cell office:value-type="date" office:date-value="1932-02-04">
            <text:p>02/04/32</text:p>
          </table:table-cell>
          <table:table-cell office:value-type="float" office:value="71.3">
            <text:p>71.300</text:p>
          </table:table-cell>
          <table:table-cell office:value-type="float" office:value="20.67">
            <text:p>20.67</text:p>
          </table:table-cell>
          <table:table-cell table:formula="of:=ROUND(([.C34]/[.D34]);2)" office:value-type="float" office:value="3.45">
            <text:p>3.45</text:p>
          </table:table-cell>
          <table:table-cell office:value-type="string">
            <text:p>G</text:p>
          </table:table-cell>
          <table:table-cell table:formula="of:=[.G33]" office:value-type="float" office:value="6">
            <text:p>6.00</text:p>
          </table:table-cell>
          <table:table-cell table:number-columns-repeated="19"/>
        </table:table-row>
        <table:table-row table:style-name="ro1">
          <table:table-cell table:style-name="ce4" office:value-type="float" office:value="1933">
            <text:p>1933</text:p>
          </table:table-cell>
          <table:table-cell table:style-name="ce8" office:value-type="date" office:date-value="1933-03-04">
            <text:p>03/04/33</text:p>
          </table:table-cell>
          <table:table-cell table:style-name="ce11" office:value-type="float" office:value="55.69">
            <text:p>55.690</text:p>
          </table:table-cell>
          <table:table-cell table:style-name="ce16" office:value-type="float" office:value="24.44">
            <text:p>24.44</text:p>
          </table:table-cell>
          <table:table-cell table:style-name="ce16" table:formula="of:=ROUND(([.C35]/[.D35]);2)" office:value-type="float" office:value="2.28">
            <text:p>2.28</text:p>
          </table:table-cell>
          <table:table-cell table:style-name="ce21" office:value-type="string">
            <text:p>G to D</text:p>
          </table:table-cell>
          <table:table-cell table:style-name="ce16" table:formula="of:=[.G34]" office:value-type="float" office:value="6">
            <text:p>6.00</text:p>
          </table:table-cell>
          <table:table-cell table:number-columns-repeated="19"/>
        </table:table-row>
        <table:table-row table:style-name="ro1">
          <table:table-cell office:value-type="float" office:value="1934">
            <text:p>1934</text:p>
          </table:table-cell>
          <table:table-cell office:value-type="date" office:date-value="1934-02-04">
            <text:p>02/04/34</text:p>
          </table:table-cell>
          <table:table-cell office:value-type="float" office:value="101.96">
            <text:p>101.960</text:p>
          </table:table-cell>
          <table:table-cell office:value-type="float" office:value="34.94">
            <text:p>34.94</text:p>
          </table:table-cell>
          <table:table-cell table:formula="of:=ROUND(([.C36]/[.D36]);2)" office:value-type="float" office:value="2.92">
            <text:p>2.92</text:p>
          </table:table-cell>
          <table:table-cell office:value-type="string">
            <text:p>D</text:p>
          </table:table-cell>
          <table:table-cell table:formula="of:=IF([.F36]=&quot;D&quot;;ROUND(([.G35] * [.E36] / [.E35]);2))" office:value-type="float" office:value="7.68">
            <text:p>7.68</text:p>
          </table:table-cell>
          <table:table-cell table:number-columns-repeated="19"/>
        </table:table-row>
        <table:table-row table:style-name="ro1">
          <table:table-cell office:value-type="float" office:value="1935">
            <text:p>1935</text:p>
          </table:table-cell>
          <table:table-cell office:value-type="date" office:date-value="1935-02-04">
            <text:p>02/04/35</text:p>
          </table:table-cell>
          <table:table-cell office:value-type="float" office:value="101">
            <text:p>101.000</text:p>
          </table:table-cell>
          <table:table-cell office:value-type="float" office:value="35">
            <text:p>35.00</text:p>
          </table:table-cell>
          <table:table-cell table:formula="of:=ROUND(([.C37]/[.D37]);2)" office:value-type="float" office:value="2.89">
            <text:p>2.89</text:p>
          </table:table-cell>
          <table:table-cell office:value-type="string">
            <text:p>D</text:p>
          </table:table-cell>
          <table:table-cell table:formula="of:=IF([.F37]=&quot;D&quot;;ROUND(([.G36] * [.E37] / [.E36]);2))" office:value-type="float" office:value="7.6">
            <text:p>7.60</text:p>
          </table:table-cell>
          <table:table-cell table:number-columns-repeated="19"/>
        </table:table-row>
        <table:table-row table:style-name="ro1">
          <table:table-cell office:value-type="float" office:value="1936">
            <text:p>1936</text:p>
          </table:table-cell>
          <table:table-cell office:value-type="date" office:date-value="1936-02-04">
            <text:p>02/04/36</text:p>
          </table:table-cell>
          <table:table-cell office:value-type="float" office:value="160.43">
            <text:p>160.430</text:p>
          </table:table-cell>
          <table:table-cell office:value-type="float" office:value="35">
            <text:p>35.00</text:p>
          </table:table-cell>
          <table:table-cell table:formula="of:=ROUND(([.C38]/[.D38]);2)" office:value-type="float" office:value="4.58">
            <text:p>4.58</text:p>
          </table:table-cell>
          <table:table-cell office:value-type="string">
            <text:p>D</text:p>
          </table:table-cell>
          <table:table-cell table:formula="of:=IF([.F38]=&quot;D&quot;;ROUND(([.G37] * [.E38] / [.E37]);2))" office:value-type="float" office:value="12.04">
            <text:p>12.04</text:p>
          </table:table-cell>
          <table:table-cell table:number-columns-repeated="19"/>
        </table:table-row>
        <table:table-row table:style-name="ro1">
          <table:table-cell office:value-type="float" office:value="1937">
            <text:p>1937</text:p>
          </table:table-cell>
          <table:table-cell office:value-type="date" office:date-value="1937-02-04">
            <text:p>02/04/37</text:p>
          </table:table-cell>
          <table:table-cell office:value-type="float" office:value="182.75">
            <text:p>182.750</text:p>
          </table:table-cell>
          <table:table-cell office:value-type="float" office:value="35">
            <text:p>35.00</text:p>
          </table:table-cell>
          <table:table-cell table:formula="of:=ROUND(([.C39]/[.D39]);2)" office:value-type="float" office:value="5.22">
            <text:p>5.22</text:p>
          </table:table-cell>
          <table:table-cell office:value-type="string">
            <text:p>D</text:p>
          </table:table-cell>
          <table:table-cell table:formula="of:=IF([.F39]=&quot;D&quot;;ROUND(([.G38] * [.E39] / [.E38]);2))" office:value-type="float" office:value="13.72">
            <text:p>13.72</text:p>
          </table:table-cell>
          <table:table-cell table:number-columns-repeated="19"/>
        </table:table-row>
        <table:table-row table:style-name="ro1">
          <table:table-cell office:value-type="float" office:value="1938">
            <text:p>1938</text:p>
          </table:table-cell>
          <table:table-cell office:value-type="date" office:date-value="1938-02-04">
            <text:p>02/04/38</text:p>
          </table:table-cell>
          <table:table-cell office:value-type="float" office:value="106.11">
            <text:p>106.110</text:p>
          </table:table-cell>
          <table:table-cell office:value-type="float" office:value="35">
            <text:p>35.00</text:p>
          </table:table-cell>
          <table:table-cell table:formula="of:=ROUND(([.C40]/[.D40]);2)" office:value-type="float" office:value="3.03">
            <text:p>3.03</text:p>
          </table:table-cell>
          <table:table-cell office:value-type="string">
            <text:p>D</text:p>
          </table:table-cell>
          <table:table-cell table:formula="of:=IF([.F40]=&quot;D&quot;;ROUND(([.G39] * [.E40] / [.E39]);2))" office:value-type="float" office:value="7.96">
            <text:p>7.96</text:p>
          </table:table-cell>
          <table:table-cell table:number-columns-repeated="19"/>
        </table:table-row>
        <table:table-row table:style-name="ro1">
          <table:table-cell office:value-type="float" office:value="1939">
            <text:p>1939</text:p>
          </table:table-cell>
          <table:table-cell office:value-type="date" office:date-value="1939-03-04">
            <text:p>03/04/39</text:p>
          </table:table-cell>
          <table:table-cell office:value-type="float" office:value="132.25">
            <text:p>132.250</text:p>
          </table:table-cell>
          <table:table-cell office:value-type="float" office:value="35">
            <text:p>35.00</text:p>
          </table:table-cell>
          <table:table-cell table:formula="of:=ROUND(([.C41]/[.D41]);2)" office:value-type="float" office:value="3.78">
            <text:p>3.78</text:p>
          </table:table-cell>
          <table:table-cell office:value-type="string">
            <text:p>D</text:p>
          </table:table-cell>
          <table:table-cell table:formula="of:=IF([.F41]=&quot;D&quot;;ROUND(([.G40] * [.E41] / [.E40]);2))" office:value-type="float" office:value="9.93">
            <text:p>9.93</text:p>
          </table:table-cell>
          <table:table-cell table:number-columns-repeated="19"/>
        </table:table-row>
        <table:table-row table:style-name="ro1">
          <table:table-cell office:value-type="float" office:value="1940">
            <text:p>1940</text:p>
          </table:table-cell>
          <table:table-cell office:value-type="date" office:date-value="1940-02-04">
            <text:p>02/04/40</text:p>
          </table:table-cell>
          <table:table-cell office:value-type="float" office:value="147.92">
            <text:p>147.920</text:p>
          </table:table-cell>
          <table:table-cell office:value-type="float" office:value="35">
            <text:p>35.00</text:p>
          </table:table-cell>
          <table:table-cell table:formula="of:=ROUND(([.C42]/[.D42]);2)" office:value-type="float" office:value="4.23">
            <text:p>4.23</text:p>
          </table:table-cell>
          <table:table-cell office:value-type="string">
            <text:p>D</text:p>
          </table:table-cell>
          <table:table-cell table:formula="of:=IF([.F42]=&quot;D&quot;;ROUND(([.G41] * [.E42] / [.E41]);2))" office:value-type="float" office:value="11.11">
            <text:p>11.11</text:p>
          </table:table-cell>
          <table:table-cell table:number-columns-repeated="19"/>
        </table:table-row>
        <table:table-row table:style-name="ro1">
          <table:table-cell office:value-type="float" office:value="1941">
            <text:p>1941</text:p>
          </table:table-cell>
          <table:table-cell office:value-type="date" office:date-value="1941-02-04">
            <text:p>02/04/41</text:p>
          </table:table-cell>
          <table:table-cell office:value-type="float" office:value="123.43">
            <text:p>123.430</text:p>
          </table:table-cell>
          <table:table-cell office:value-type="float" office:value="35">
            <text:p>35.00</text:p>
          </table:table-cell>
          <table:table-cell table:formula="of:=ROUND(([.C43]/[.D43]);2)" office:value-type="float" office:value="3.53">
            <text:p>3.53</text:p>
          </table:table-cell>
          <table:table-cell office:value-type="string">
            <text:p>D</text:p>
          </table:table-cell>
          <table:table-cell table:formula="of:=IF([.F43]=&quot;D&quot;;ROUND(([.G42] * [.E43] / [.E42]);2))" office:value-type="float" office:value="9.27">
            <text:p>9.27</text:p>
          </table:table-cell>
          <table:table-cell table:number-columns-repeated="19"/>
        </table:table-row>
        <table:table-row table:style-name="ro1">
          <table:table-cell office:value-type="float" office:value="1942">
            <text:p>1942</text:p>
          </table:table-cell>
          <table:table-cell office:value-type="date" office:date-value="1942-02-04">
            <text:p>02/04/42</text:p>
          </table:table-cell>
          <table:table-cell office:value-type="float" office:value="100.89">
            <text:p>100.890</text:p>
          </table:table-cell>
          <table:table-cell office:value-type="float" office:value="35">
            <text:p>35.00</text:p>
          </table:table-cell>
          <table:table-cell table:formula="of:=ROUND(([.C44]/[.D44]);2)" office:value-type="float" office:value="2.88">
            <text:p>2.88</text:p>
          </table:table-cell>
          <table:table-cell office:value-type="string">
            <text:p>D</text:p>
          </table:table-cell>
          <table:table-cell table:formula="of:=IF([.F44]=&quot;D&quot;;ROUND(([.G43] * [.E44] / [.E43]);2))" office:value-type="float" office:value="7.56">
            <text:p>7.56</text:p>
          </table:table-cell>
          <table:table-cell table:number-columns-repeated="19"/>
        </table:table-row>
        <table:table-row table:style-name="ro1">
          <table:table-cell office:value-type="float" office:value="1943">
            <text:p>1943</text:p>
          </table:table-cell>
          <table:table-cell office:value-type="date" office:date-value="1943-02-04">
            <text:p>02/04/43</text:p>
          </table:table-cell>
          <table:table-cell office:value-type="float" office:value="135.67">
            <text:p>135.670</text:p>
          </table:table-cell>
          <table:table-cell office:value-type="float" office:value="35">
            <text:p>35.00</text:p>
          </table:table-cell>
          <table:table-cell table:formula="of:=ROUND(([.C45]/[.D45]);2)" office:value-type="float" office:value="3.88">
            <text:p>3.88</text:p>
          </table:table-cell>
          <table:table-cell office:value-type="string">
            <text:p>D</text:p>
          </table:table-cell>
          <table:table-cell table:formula="of:=IF([.F45]=&quot;D&quot;;ROUND(([.G44] * [.E45] / [.E44]);2))" office:value-type="float" office:value="10.19">
            <text:p>10.19</text:p>
          </table:table-cell>
          <table:table-cell table:number-columns-repeated="19"/>
        </table:table-row>
        <table:table-row table:style-name="ro1">
          <table:table-cell office:value-type="float" office:value="1944">
            <text:p>1944</text:p>
          </table:table-cell>
          <table:table-cell office:value-type="date" office:date-value="1944-03-04">
            <text:p>03/04/44</text:p>
          </table:table-cell>
          <table:table-cell office:value-type="float" office:value="138.01">
            <text:p>138.010</text:p>
          </table:table-cell>
          <table:table-cell office:value-type="float" office:value="35">
            <text:p>35.00</text:p>
          </table:table-cell>
          <table:table-cell table:formula="of:=ROUND(([.C46]/[.D46]);2)" office:value-type="float" office:value="3.94">
            <text:p>3.94</text:p>
          </table:table-cell>
          <table:table-cell office:value-type="string">
            <text:p>D</text:p>
          </table:table-cell>
          <table:table-cell table:formula="of:=IF([.F46]=&quot;D&quot;;ROUND(([.G45] * [.E46] / [.E45]);2))" office:value-type="float" office:value="10.35">
            <text:p>10.35</text:p>
          </table:table-cell>
          <table:table-cell table:number-columns-repeated="19"/>
        </table:table-row>
        <table:table-row table:style-name="ro1">
          <table:table-cell office:value-type="float" office:value="1945">
            <text:p>1945</text:p>
          </table:table-cell>
          <table:table-cell office:value-type="date" office:date-value="1945-02-04">
            <text:p>02/04/45</text:p>
          </table:table-cell>
          <table:table-cell office:value-type="float" office:value="155.86">
            <text:p>155.860</text:p>
          </table:table-cell>
          <table:table-cell office:value-type="float" office:value="35">
            <text:p>35.00</text:p>
          </table:table-cell>
          <table:table-cell table:formula="of:=ROUND(([.C47]/[.D47]);2)" office:value-type="float" office:value="4.45">
            <text:p>4.45</text:p>
          </table:table-cell>
          <table:table-cell office:value-type="string">
            <text:p>D</text:p>
          </table:table-cell>
          <table:table-cell table:formula="of:=IF([.F47]=&quot;D&quot;;ROUND(([.G46] * [.E47] / [.E46]);2))" office:value-type="float" office:value="11.69">
            <text:p>11.69</text:p>
          </table:table-cell>
          <table:table-cell table:number-columns-repeated="2"/>
          <table:table-cell>
            <draw:frame table:end-cell-address="'DJIA-GOLD'.W76" table:end-x="0.8815in" table:end-y="0.0839in" draw:z-index="2" draw:style-name="gr1" draw:text-style-name="P1" svg:width="12.4012in" svg:height="5.0965in" svg:x="0.0374in" svg:y="0.1437in">
              <draw:object draw:notify-on-update-of-ranges="'DJIA-GOLD'.A2:'DJIA-GOLD'.A121 'DJIA-GOLD'.D1:'DJIA-GOLD'.D1 'DJIA-GOLD'.D2:'DJIA-GOLD'.D12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float" office:value="1946">
            <text:p>1946</text:p>
          </table:table-cell>
          <table:table-cell office:value-type="date" office:date-value="1946-02-04">
            <text:p>02/04/46</text:p>
          </table:table-cell>
          <table:table-cell office:value-type="float" office:value="199.83">
            <text:p>199.830</text:p>
          </table:table-cell>
          <table:table-cell office:value-type="float" office:value="35">
            <text:p>35.00</text:p>
          </table:table-cell>
          <table:table-cell table:formula="of:=ROUND(([.C48]/[.D48]);2)" office:value-type="float" office:value="5.71">
            <text:p>5.71</text:p>
          </table:table-cell>
          <table:table-cell office:value-type="string">
            <text:p>D</text:p>
          </table:table-cell>
          <table:table-cell table:formula="of:=IF([.F48]=&quot;D&quot;;ROUND(([.G47] * [.E48] / [.E47]);2))" office:value-type="float" office:value="15">
            <text:p>15.00</text:p>
          </table:table-cell>
          <table:table-cell table:number-columns-repeated="19"/>
        </table:table-row>
        <table:table-row table:style-name="ro1">
          <table:table-cell office:value-type="float" office:value="1947">
            <text:p>1947</text:p>
          </table:table-cell>
          <table:table-cell office:value-type="date" office:date-value="1947-02-04">
            <text:p>02/04/47</text:p>
          </table:table-cell>
          <table:table-cell office:value-type="float" office:value="177.32">
            <text:p>177.320</text:p>
          </table:table-cell>
          <table:table-cell office:value-type="float" office:value="35">
            <text:p>35.00</text:p>
          </table:table-cell>
          <table:table-cell table:formula="of:=ROUND(([.C49]/[.D49]);2)" office:value-type="float" office:value="5.07">
            <text:p>5.07</text:p>
          </table:table-cell>
          <table:table-cell office:value-type="string">
            <text:p>D</text:p>
          </table:table-cell>
          <table:table-cell table:formula="of:=IF([.F49]=&quot;D&quot;;ROUND(([.G48] * [.E49] / [.E48]);2))" office:value-type="float" office:value="13.32">
            <text:p>13.32</text:p>
          </table:table-cell>
          <table:table-cell table:number-columns-repeated="19"/>
        </table:table-row>
        <table:table-row table:style-name="ro1">
          <table:table-cell office:value-type="float" office:value="1948">
            <text:p>1948</text:p>
          </table:table-cell>
          <table:table-cell office:value-type="date" office:date-value="1948-02-04">
            <text:p>02/04/48</text:p>
          </table:table-cell>
          <table:table-cell office:value-type="float" office:value="177.32">
            <text:p>177.320</text:p>
          </table:table-cell>
          <table:table-cell office:value-type="float" office:value="35">
            <text:p>35.00</text:p>
          </table:table-cell>
          <table:table-cell table:formula="of:=ROUND(([.C50]/[.D50]);2)" office:value-type="float" office:value="5.07">
            <text:p>5.07</text:p>
          </table:table-cell>
          <table:table-cell office:value-type="string">
            <text:p>D</text:p>
          </table:table-cell>
          <table:table-cell table:formula="of:=IF([.F50]=&quot;D&quot;;ROUND(([.G49] * [.E50] / [.E49]);2))" office:value-type="float" office:value="13.32">
            <text:p>13.32</text:p>
          </table:table-cell>
          <table:table-cell table:number-columns-repeated="19"/>
        </table:table-row>
        <table:table-row table:style-name="ro1">
          <table:table-cell office:value-type="float" office:value="1949">
            <text:p>1949</text:p>
          </table:table-cell>
          <table:table-cell office:value-type="date" office:date-value="1949-02-04">
            <text:p>02/04/49</text:p>
          </table:table-cell>
          <table:table-cell office:value-type="float" office:value="176.88">
            <text:p>176.880</text:p>
          </table:table-cell>
          <table:table-cell office:value-type="float" office:value="35">
            <text:p>35.00</text:p>
          </table:table-cell>
          <table:table-cell table:formula="of:=ROUND(([.C51]/[.D51]);2)" office:value-type="float" office:value="5.05">
            <text:p>5.05</text:p>
          </table:table-cell>
          <table:table-cell office:value-type="string">
            <text:p>D</text:p>
          </table:table-cell>
          <table:table-cell table:formula="of:=IF([.F51]=&quot;D&quot;;ROUND(([.G50] * [.E51] / [.E50]);2))" office:value-type="float" office:value="13.27">
            <text:p>13.27</text:p>
          </table:table-cell>
          <table:table-cell table:number-columns-repeated="19"/>
        </table:table-row>
        <table:table-row table:style-name="ro1">
          <table:table-cell office:value-type="float" office:value="1950">
            <text:p>1950</text:p>
          </table:table-cell>
          <table:table-cell office:value-type="date" office:date-value="1950-03-04">
            <text:p>03/04/50</text:p>
          </table:table-cell>
          <table:table-cell office:value-type="float" office:value="208.44">
            <text:p>208.440</text:p>
          </table:table-cell>
          <table:table-cell office:value-type="float" office:value="35">
            <text:p>35.00</text:p>
          </table:table-cell>
          <table:table-cell table:formula="of:=ROUND(([.C52]/[.D52]);2)" office:value-type="float" office:value="5.96">
            <text:p>5.96</text:p>
          </table:table-cell>
          <table:table-cell office:value-type="string">
            <text:p>D</text:p>
          </table:table-cell>
          <table:table-cell table:formula="of:=IF([.F52]=&quot;D&quot;;ROUND(([.G51] * [.E52] / [.E51]);2))" office:value-type="float" office:value="15.66">
            <text:p>15.66</text:p>
          </table:table-cell>
          <table:table-cell table:number-columns-repeated="18"/>
          <table:table-cell table:style-name="ce23"/>
        </table:table-row>
        <table:table-row table:style-name="ro1">
          <table:table-cell office:value-type="float" office:value="1951">
            <text:p>1951</text:p>
          </table:table-cell>
          <table:table-cell office:value-type="date" office:date-value="1951-02-04">
            <text:p>02/04/51</text:p>
          </table:table-cell>
          <table:table-cell office:value-type="float" office:value="246.63">
            <text:p>246.630</text:p>
          </table:table-cell>
          <table:table-cell office:value-type="float" office:value="35">
            <text:p>35.00</text:p>
          </table:table-cell>
          <table:table-cell table:formula="of:=ROUND(([.C53]/[.D53]);2)" office:value-type="float" office:value="7.05">
            <text:p>7.05</text:p>
          </table:table-cell>
          <table:table-cell office:value-type="string">
            <text:p>D</text:p>
          </table:table-cell>
          <table:table-cell table:formula="of:=IF([.F53]=&quot;D&quot;;ROUND(([.G52] * [.E53] / [.E52]);2))" office:value-type="float" office:value="18.52">
            <text:p>18.52</text:p>
          </table:table-cell>
          <table:table-cell table:number-columns-repeated="19"/>
        </table:table-row>
        <table:table-row table:style-name="ro1">
          <table:table-cell office:value-type="float" office:value="1952">
            <text:p>1952</text:p>
          </table:table-cell>
          <table:table-cell office:value-type="date" office:date-value="1952-02-04">
            <text:p>02/04/52</text:p>
          </table:table-cell>
          <table:table-cell office:value-type="float" office:value="267.03">
            <text:p>267.030</text:p>
          </table:table-cell>
          <table:table-cell office:value-type="float" office:value="35">
            <text:p>35.00</text:p>
          </table:table-cell>
          <table:table-cell table:formula="of:=ROUND(([.C54]/[.D54]);2)" office:value-type="float" office:value="7.63">
            <text:p>7.63</text:p>
          </table:table-cell>
          <table:table-cell office:value-type="string">
            <text:p>D</text:p>
          </table:table-cell>
          <table:table-cell table:formula="of:=IF([.F54]=&quot;D&quot;;ROUND(([.G53] * [.E54] / [.E53]);2))" office:value-type="float" office:value="20.04">
            <text:p>20.04</text:p>
          </table:table-cell>
          <table:table-cell table:number-columns-repeated="19"/>
        </table:table-row>
        <table:table-row table:style-name="ro1">
          <table:table-cell office:value-type="float" office:value="1953">
            <text:p>1953</text:p>
          </table:table-cell>
          <table:table-cell office:value-type="date" office:date-value="1953-02-04">
            <text:p>02/04/53</text:p>
          </table:table-cell>
          <table:table-cell office:value-type="float" office:value="280.03">
            <text:p>280.030</text:p>
          </table:table-cell>
          <table:table-cell office:value-type="float" office:value="35">
            <text:p>35.00</text:p>
          </table:table-cell>
          <table:table-cell table:formula="of:=ROUND(([.C55]/[.D55]);2)" office:value-type="float" office:value="8">
            <text:p>8.00</text:p>
          </table:table-cell>
          <table:table-cell office:value-type="string">
            <text:p>D</text:p>
          </table:table-cell>
          <table:table-cell table:formula="of:=IF([.F55]=&quot;D&quot;;ROUND(([.G54] * [.E55] / [.E54]);2))" office:value-type="float" office:value="21.01">
            <text:p>21.01</text:p>
          </table:table-cell>
          <table:table-cell table:number-columns-repeated="19"/>
        </table:table-row>
        <table:table-row table:style-name="ro1">
          <table:table-cell office:value-type="float" office:value="1954">
            <text:p>1954</text:p>
          </table:table-cell>
          <table:table-cell office:value-type="date" office:date-value="1954-02-04">
            <text:p>02/04/54</text:p>
          </table:table-cell>
          <table:table-cell office:value-type="float" office:value="306.67">
            <text:p>306.670</text:p>
          </table:table-cell>
          <table:table-cell office:value-type="float" office:value="35">
            <text:p>35.00</text:p>
          </table:table-cell>
          <table:table-cell table:formula="of:=ROUND(([.C56]/[.D56]);2)" office:value-type="float" office:value="8.76">
            <text:p>8.76</text:p>
          </table:table-cell>
          <table:table-cell office:value-type="string">
            <text:p>D</text:p>
          </table:table-cell>
          <table:table-cell table:formula="of:=IF([.F56]=&quot;D&quot;;ROUND(([.G55] * [.E56] / [.E55]);2))" office:value-type="float" office:value="23.01">
            <text:p>23.01</text:p>
          </table:table-cell>
          <table:table-cell table:number-columns-repeated="19"/>
        </table:table-row>
        <table:table-row table:style-name="ro1">
          <table:table-cell office:value-type="float" office:value="1955">
            <text:p>1955</text:p>
          </table:table-cell>
          <table:table-cell office:value-type="date" office:date-value="1955-01-04">
            <text:p>01/04/55</text:p>
          </table:table-cell>
          <table:table-cell office:value-type="float" office:value="413.84">
            <text:p>413.840</text:p>
          </table:table-cell>
          <table:table-cell office:value-type="float" office:value="35">
            <text:p>35.00</text:p>
          </table:table-cell>
          <table:table-cell table:formula="of:=ROUND(([.C57]/[.D57]);2)" office:value-type="float" office:value="11.82">
            <text:p>11.82</text:p>
          </table:table-cell>
          <table:table-cell office:value-type="string">
            <text:p>D</text:p>
          </table:table-cell>
          <table:table-cell table:formula="of:=IF([.F57]=&quot;D&quot;;ROUND(([.G56] * [.E57] / [.E56]);2))" office:value-type="float" office:value="31.05">
            <text:p>31.05</text:p>
          </table:table-cell>
          <table:table-cell table:number-columns-repeated="19"/>
        </table:table-row>
        <table:table-row table:style-name="ro1">
          <table:table-cell office:value-type="float" office:value="1956">
            <text:p>1956</text:p>
          </table:table-cell>
          <table:table-cell office:value-type="date" office:date-value="1956-02-04">
            <text:p>02/04/56</text:p>
          </table:table-cell>
          <table:table-cell office:value-type="float" office:value="515.1">
            <text:p>515.100</text:p>
          </table:table-cell>
          <table:table-cell office:value-type="float" office:value="35">
            <text:p>35.00</text:p>
          </table:table-cell>
          <table:table-cell table:formula="of:=ROUND(([.C58]/[.D58]);2)" office:value-type="float" office:value="14.72">
            <text:p>14.72</text:p>
          </table:table-cell>
          <table:table-cell office:value-type="string">
            <text:p>D</text:p>
          </table:table-cell>
          <table:table-cell table:formula="of:=IF([.F58]=&quot;D&quot;;ROUND(([.G57] * [.E58] / [.E57]);2))" office:value-type="float" office:value="38.67">
            <text:p>38.67</text:p>
          </table:table-cell>
          <table:table-cell table:number-columns-repeated="19"/>
        </table:table-row>
        <table:table-row table:style-name="ro1">
          <table:table-cell office:value-type="float" office:value="1957">
            <text:p>1957</text:p>
          </table:table-cell>
          <table:table-cell office:value-type="date" office:date-value="1957-02-04">
            <text:p>02/04/57</text:p>
          </table:table-cell>
          <table:table-cell office:value-type="float" office:value="477.55">
            <text:p>477.550</text:p>
          </table:table-cell>
          <table:table-cell office:value-type="float" office:value="35">
            <text:p>35.00</text:p>
          </table:table-cell>
          <table:table-cell table:formula="of:=ROUND(([.C59]/[.D59]);2)" office:value-type="float" office:value="13.64">
            <text:p>13.64</text:p>
          </table:table-cell>
          <table:table-cell office:value-type="string">
            <text:p>D</text:p>
          </table:table-cell>
          <table:table-cell table:formula="of:=IF([.F59]=&quot;D&quot;;ROUND(([.G58] * [.E59] / [.E58]);2))" office:value-type="float" office:value="35.83">
            <text:p>35.83</text:p>
          </table:table-cell>
          <table:table-cell table:number-columns-repeated="19"/>
        </table:table-row>
        <table:table-row table:style-name="ro1">
          <table:table-cell office:value-type="float" office:value="1958">
            <text:p>1958</text:p>
          </table:table-cell>
          <table:table-cell office:value-type="date" office:date-value="1958-02-04">
            <text:p>02/04/58</text:p>
          </table:table-cell>
          <table:table-cell office:value-type="float" office:value="441.21">
            <text:p>441.210</text:p>
          </table:table-cell>
          <table:table-cell office:value-type="float" office:value="35">
            <text:p>35.00</text:p>
          </table:table-cell>
          <table:table-cell table:formula="of:=ROUND(([.C60]/[.D60]);2)" office:value-type="float" office:value="12.61">
            <text:p>12.61</text:p>
          </table:table-cell>
          <table:table-cell office:value-type="string">
            <text:p>D</text:p>
          </table:table-cell>
          <table:table-cell table:formula="of:=IF([.F60]=&quot;D&quot;;ROUND(([.G59] * [.E60] / [.E59]);2))" office:value-type="float" office:value="33.12">
            <text:p>33.12</text:p>
          </table:table-cell>
          <table:table-cell table:number-columns-repeated="19"/>
        </table:table-row>
        <table:table-row table:style-name="ro1">
          <table:table-cell office:value-type="float" office:value="1959">
            <text:p>1959</text:p>
          </table:table-cell>
          <table:table-cell office:value-type="date" office:date-value="1959-02-04">
            <text:p>02/04/59</text:p>
          </table:table-cell>
          <table:table-cell office:value-type="float" office:value="607.52">
            <text:p>607.520</text:p>
          </table:table-cell>
          <table:table-cell office:value-type="float" office:value="35">
            <text:p>35.00</text:p>
          </table:table-cell>
          <table:table-cell table:formula="of:=ROUND(([.C61]/[.D61]);2)" office:value-type="float" office:value="17.36">
            <text:p>17.36</text:p>
          </table:table-cell>
          <table:table-cell office:value-type="string">
            <text:p>D</text:p>
          </table:table-cell>
          <table:table-cell table:formula="of:=IF([.F61]=&quot;D&quot;;ROUND(([.G60] * [.E61] / [.E60]);2))" office:value-type="float" office:value="45.6">
            <text:p>45.60</text:p>
          </table:table-cell>
          <table:table-cell table:number-columns-repeated="19"/>
        </table:table-row>
        <table:table-row table:style-name="ro1">
          <table:table-cell office:value-type="float" office:value="1960">
            <text:p>1960</text:p>
          </table:table-cell>
          <table:table-cell office:value-type="date" office:date-value="1960-01-04">
            <text:p>01/04/60</text:p>
          </table:table-cell>
          <table:table-cell office:value-type="float" office:value="615.98">
            <text:p>615.980</text:p>
          </table:table-cell>
          <table:table-cell office:value-type="float" office:value="35">
            <text:p>35.00</text:p>
          </table:table-cell>
          <table:table-cell table:formula="of:=ROUND(([.C62]/[.D62]);2)" office:value-type="float" office:value="17.6">
            <text:p>17.60</text:p>
          </table:table-cell>
          <table:table-cell office:value-type="string">
            <text:p>D</text:p>
          </table:table-cell>
          <table:table-cell table:formula="of:=IF([.F62]=&quot;D&quot;;ROUND(([.G61] * [.E62] / [.E61]);2))" office:value-type="float" office:value="46.23">
            <text:p>46.23</text:p>
          </table:table-cell>
          <table:table-cell table:number-columns-repeated="19"/>
        </table:table-row>
        <table:table-row table:style-name="ro1">
          <table:table-cell office:value-type="float" office:value="1961">
            <text:p>1961</text:p>
          </table:table-cell>
          <table:table-cell office:value-type="date" office:date-value="1961-03-04">
            <text:p>03/04/61</text:p>
          </table:table-cell>
          <table:table-cell office:value-type="float" office:value="677.59">
            <text:p>677.590</text:p>
          </table:table-cell>
          <table:table-cell office:value-type="float" office:value="35">
            <text:p>35.00</text:p>
          </table:table-cell>
          <table:table-cell table:formula="of:=ROUND(([.C63]/[.D63]);2)" office:value-type="float" office:value="19.36">
            <text:p>19.36</text:p>
          </table:table-cell>
          <table:table-cell office:value-type="string">
            <text:p>D</text:p>
          </table:table-cell>
          <table:table-cell table:formula="of:=IF([.F63]=&quot;D&quot;;ROUND(([.G62] * [.E63] / [.E62]);2))" office:value-type="float" office:value="50.85">
            <text:p>50.85</text:p>
          </table:table-cell>
          <table:table-cell table:number-columns-repeated="19"/>
        </table:table-row>
        <table:table-row table:style-name="ro1">
          <table:table-cell office:value-type="float" office:value="1962">
            <text:p>1962</text:p>
          </table:table-cell>
          <table:table-cell office:value-type="date" office:date-value="1962-02-04">
            <text:p>02/04/62</text:p>
          </table:table-cell>
          <table:table-cell office:value-type="float" office:value="705.42">
            <text:p>705.420</text:p>
          </table:table-cell>
          <table:table-cell office:value-type="float" office:value="35">
            <text:p>35.00</text:p>
          </table:table-cell>
          <table:table-cell table:formula="of:=ROUND(([.C64]/[.D64]);2)" office:value-type="float" office:value="20.15">
            <text:p>20.15</text:p>
          </table:table-cell>
          <table:table-cell office:value-type="string">
            <text:p>D</text:p>
          </table:table-cell>
          <table:table-cell table:formula="of:=IF([.F64]=&quot;D&quot;;ROUND(([.G63] * [.E64] / [.E63]);2))" office:value-type="float" office:value="52.92">
            <text:p>52.92</text:p>
          </table:table-cell>
          <table:table-cell table:number-columns-repeated="19"/>
        </table:table-row>
        <table:table-row table:style-name="ro1">
          <table:table-cell office:value-type="float" office:value="1963">
            <text:p>1963</text:p>
          </table:table-cell>
          <table:table-cell office:value-type="date" office:date-value="1963-02-04">
            <text:p>02/04/63</text:p>
          </table:table-cell>
          <table:table-cell office:value-type="float" office:value="684.27">
            <text:p>684.270</text:p>
          </table:table-cell>
          <table:table-cell office:value-type="float" office:value="35">
            <text:p>35.00</text:p>
          </table:table-cell>
          <table:table-cell table:formula="of:=ROUND(([.C65]/[.D65]);2)" office:value-type="float" office:value="19.55">
            <text:p>19.55</text:p>
          </table:table-cell>
          <table:table-cell office:value-type="string">
            <text:p>D</text:p>
          </table:table-cell>
          <table:table-cell table:formula="of:=IF([.F65]=&quot;D&quot;;ROUND(([.G64] * [.E65] / [.E64]);2))" office:value-type="float" office:value="51.34">
            <text:p>51.34</text:p>
          </table:table-cell>
          <table:table-cell table:number-columns-repeated="19"/>
        </table:table-row>
        <table:table-row table:style-name="ro1">
          <table:table-cell office:value-type="float" office:value="1964">
            <text:p>1964</text:p>
          </table:table-cell>
          <table:table-cell office:value-type="date" office:date-value="1964-02-04">
            <text:p>02/04/64</text:p>
          </table:table-cell>
          <table:table-cell office:value-type="float" office:value="820.87">
            <text:p>820.870</text:p>
          </table:table-cell>
          <table:table-cell office:value-type="float" office:value="35">
            <text:p>35.00</text:p>
          </table:table-cell>
          <table:table-cell table:formula="of:=ROUND(([.C66]/[.D66]);2)" office:value-type="float" office:value="23.45">
            <text:p>23.45</text:p>
          </table:table-cell>
          <table:table-cell office:value-type="string">
            <text:p>D</text:p>
          </table:table-cell>
          <table:table-cell table:formula="of:=IF([.F66]=&quot;D&quot;;ROUND(([.G65] * [.E66] / [.E65]);2))" office:value-type="float" office:value="61.58">
            <text:p>61.58</text:p>
          </table:table-cell>
          <table:table-cell table:number-columns-repeated="19"/>
        </table:table-row>
        <table:table-row table:style-name="ro1">
          <table:table-cell office:value-type="float" office:value="1965">
            <text:p>1965</text:p>
          </table:table-cell>
          <table:table-cell office:value-type="date" office:date-value="1965-02-04">
            <text:p>02/04/65</text:p>
          </table:table-cell>
          <table:table-cell office:value-type="float" office:value="893.38">
            <text:p>893.380</text:p>
          </table:table-cell>
          <table:table-cell office:value-type="float" office:value="35">
            <text:p>35.00</text:p>
          </table:table-cell>
          <table:table-cell table:formula="of:=ROUND(([.C67]/[.D67]);2)" office:value-type="float" office:value="25.53">
            <text:p>25.53</text:p>
          </table:table-cell>
          <table:table-cell office:value-type="string">
            <text:p>D</text:p>
          </table:table-cell>
          <table:table-cell table:formula="of:=IF([.F67]=&quot;D&quot;;ROUND(([.G66] * [.E67] / [.E66]);2))" office:value-type="float" office:value="67.04">
            <text:p>67.04</text:p>
          </table:table-cell>
          <table:table-cell table:number-columns-repeated="19"/>
        </table:table-row>
        <table:table-row table:style-name="ro1">
          <table:table-cell table:style-name="ce4" office:value-type="float" office:value="1966">
            <text:p>1966</text:p>
          </table:table-cell>
          <table:table-cell table:style-name="ce8" office:value-type="date" office:date-value="1966-01-04">
            <text:p>01/04/66</text:p>
          </table:table-cell>
          <table:table-cell table:style-name="ce11" office:value-type="float" office:value="931.29">
            <text:p>931.290</text:p>
          </table:table-cell>
          <table:table-cell table:style-name="ce16" office:value-type="float" office:value="35">
            <text:p>35.00</text:p>
          </table:table-cell>
          <table:table-cell table:style-name="ce16" table:formula="of:=ROUND(([.C68]/[.D68]);2)" office:value-type="float" office:value="26.61">
            <text:p>26.61</text:p>
          </table:table-cell>
          <table:table-cell table:style-name="ce21" office:value-type="string">
            <text:p>D to G</text:p>
          </table:table-cell>
          <table:table-cell table:style-name="ce16" table:formula="of:=ROUND(([.G67] * [.E68] / [.E67]))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67">
            <text:p>1967</text:p>
          </table:table-cell>
          <table:table-cell office:value-type="date" office:date-value="1967-03-04">
            <text:p>03/04/67</text:p>
          </table:table-cell>
          <table:table-cell office:value-type="float" office:value="859.97">
            <text:p>859.970</text:p>
          </table:table-cell>
          <table:table-cell office:value-type="float" office:value="35">
            <text:p>35.00</text:p>
          </table:table-cell>
          <table:table-cell table:formula="of:=ROUND(([.C69]/[.D69]);2)" office:value-type="float" office:value="24.57">
            <text:p>24.57</text:p>
          </table:table-cell>
          <table:table-cell office:value-type="string">
            <text:p>G</text:p>
          </table:table-cell>
          <table:table-cell table:formula="of:=[.G68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68">
            <text:p>1968</text:p>
          </table:table-cell>
          <table:table-cell office:value-type="date" office:date-value="1968-02-04">
            <text:p>02/04/68</text:p>
          </table:table-cell>
          <table:table-cell office:value-type="float" office:value="863.96">
            <text:p>863.960</text:p>
          </table:table-cell>
          <table:table-cell office:value-type="float" office:value="39.26">
            <text:p>39.26</text:p>
          </table:table-cell>
          <table:table-cell table:formula="of:=ROUND(([.C70]/[.D70]);2)" office:value-type="float" office:value="22.01">
            <text:p>22.01</text:p>
          </table:table-cell>
          <table:table-cell office:value-type="string">
            <text:p>G</text:p>
          </table:table-cell>
          <table:table-cell table:formula="of:=[.G69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table:style-name="ce5" office:value-type="float" office:value="1969">
            <text:p>1969</text:p>
          </table:table-cell>
          <table:table-cell table:style-name="ce9" office:value-type="date" office:date-value="1969-02-04">
            <text:p>02/04/69</text:p>
          </table:table-cell>
          <table:table-cell table:style-name="ce12" office:value-type="float" office:value="930.92">
            <text:p>930.920</text:p>
          </table:table-cell>
          <table:table-cell table:style-name="ce17" office:value-type="float" office:value="41.51">
            <text:p>41.51</text:p>
          </table:table-cell>
          <table:table-cell table:style-name="ce17" table:formula="of:=ROUND(([.C71]/[.D71]);2)" office:value-type="float" office:value="22.43">
            <text:p>22.43</text:p>
          </table:table-cell>
          <table:table-cell table:style-name="ce22" office:value-type="string">
            <text:p>G</text:p>
          </table:table-cell>
          <table:table-cell table:formula="of:=[.G70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0">
            <text:p>1970</text:p>
          </table:table-cell>
          <table:table-cell office:value-type="date" office:date-value="1970-02-04">
            <text:p>02/04/70</text:p>
          </table:table-cell>
          <table:table-cell office:value-type="float" office:value="792.37">
            <text:p>792.370</text:p>
          </table:table-cell>
          <table:table-cell office:value-type="float" office:value="36.41">
            <text:p>36.41</text:p>
          </table:table-cell>
          <table:table-cell table:formula="of:=ROUND(([.C72]/[.D72]);2)" office:value-type="float" office:value="21.76">
            <text:p>21.76</text:p>
          </table:table-cell>
          <table:table-cell office:value-type="string">
            <text:p>G</text:p>
          </table:table-cell>
          <table:table-cell table:formula="of:=[.G71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1">
            <text:p>1971</text:p>
          </table:table-cell>
          <table:table-cell office:value-type="date" office:date-value="1971-02-04">
            <text:p>02/04/71</text:p>
          </table:table-cell>
          <table:table-cell office:value-type="float" office:value="903.04">
            <text:p>903.040</text:p>
          </table:table-cell>
          <table:table-cell office:value-type="float" office:value="41.25">
            <text:p>41.25</text:p>
          </table:table-cell>
          <table:table-cell table:formula="of:=ROUND(([.C73]/[.D73]);2)" office:value-type="float" office:value="21.89">
            <text:p>21.89</text:p>
          </table:table-cell>
          <table:table-cell office:value-type="string">
            <text:p>G</text:p>
          </table:table-cell>
          <table:table-cell table:formula="of:=[.G72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2">
            <text:p>1972</text:p>
          </table:table-cell>
          <table:table-cell office:value-type="date" office:date-value="1972-03-04">
            <text:p>03/04/72</text:p>
          </table:table-cell>
          <table:table-cell office:value-type="float" office:value="940.92">
            <text:p>940.920</text:p>
          </table:table-cell>
          <table:table-cell office:value-type="float" office:value="58.6">
            <text:p>58.60</text:p>
          </table:table-cell>
          <table:table-cell table:formula="of:=ROUND(([.C74]/[.D74]);2)" office:value-type="float" office:value="16.06">
            <text:p>16.06</text:p>
          </table:table-cell>
          <table:table-cell office:value-type="string">
            <text:p>G</text:p>
          </table:table-cell>
          <table:table-cell table:formula="of:=[.G73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3">
            <text:p>1973</text:p>
          </table:table-cell>
          <table:table-cell office:value-type="date" office:date-value="1973-02-04">
            <text:p>02/04/73</text:p>
          </table:table-cell>
          <table:table-cell office:value-type="float" office:value="936.18">
            <text:p>936.180</text:p>
          </table:table-cell>
          <table:table-cell office:value-type="float" office:value="97.81">
            <text:p>97.81</text:p>
          </table:table-cell>
          <table:table-cell table:formula="of:=ROUND(([.C75]/[.D75]);2)" office:value-type="float" office:value="9.57">
            <text:p>9.57</text:p>
          </table:table-cell>
          <table:table-cell office:value-type="string">
            <text:p>G</text:p>
          </table:table-cell>
          <table:table-cell table:formula="of:=[.G74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4">
            <text:p>1974</text:p>
          </table:table-cell>
          <table:table-cell office:value-type="date" office:date-value="1974-02-04">
            <text:p>02/04/74</text:p>
          </table:table-cell>
          <table:table-cell office:value-type="float" office:value="846.61">
            <text:p>846.610</text:p>
          </table:table-cell>
          <table:table-cell office:value-type="float" office:value="159.74">
            <text:p>159.74</text:p>
          </table:table-cell>
          <table:table-cell table:formula="of:=ROUND(([.C76]/[.D76]);2)" office:value-type="float" office:value="5.3">
            <text:p>5.30</text:p>
          </table:table-cell>
          <table:table-cell office:value-type="string">
            <text:p>G</text:p>
          </table:table-cell>
          <table:table-cell table:formula="of:=[.G75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5">
            <text:p>1975</text:p>
          </table:table-cell>
          <table:table-cell office:value-type="date" office:date-value="1975-02-04">
            <text:p>02/04/75</text:p>
          </table:table-cell>
          <table:table-cell office:value-type="float" office:value="760.56">
            <text:p>760.560</text:p>
          </table:table-cell>
          <table:table-cell office:value-type="float" office:value="161.49">
            <text:p>161.49</text:p>
          </table:table-cell>
          <table:table-cell table:formula="of:=ROUND(([.C77]/[.D77]);2)" office:value-type="float" office:value="4.71">
            <text:p>4.71</text:p>
          </table:table-cell>
          <table:table-cell office:value-type="string">
            <text:p>G</text:p>
          </table:table-cell>
          <table:table-cell table:formula="of:=[.G76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6">
            <text:p>1976</text:p>
          </table:table-cell>
          <table:table-cell office:value-type="date" office:date-value="1976-02-04">
            <text:p>02/04/76</text:p>
          </table:table-cell>
          <table:table-cell office:value-type="float" office:value="991.58">
            <text:p>991.580</text:p>
          </table:table-cell>
          <table:table-cell office:value-type="float" office:value="125.32">
            <text:p>125.32</text:p>
          </table:table-cell>
          <table:table-cell table:formula="of:=ROUND(([.C78]/[.D78]);2)" office:value-type="float" office:value="7.91">
            <text:p>7.91</text:p>
          </table:table-cell>
          <table:table-cell office:value-type="string">
            <text:p>G</text:p>
          </table:table-cell>
          <table:table-cell table:formula="of:=[.G77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7">
            <text:p>1977</text:p>
          </table:table-cell>
          <table:table-cell office:value-type="date" office:date-value="1977-01-04">
            <text:p>01/04/77</text:p>
          </table:table-cell>
          <table:table-cell office:value-type="float" office:value="927.36">
            <text:p>927.360</text:p>
          </table:table-cell>
          <table:table-cell office:value-type="float" office:value="148.31">
            <text:p>148.31</text:p>
          </table:table-cell>
          <table:table-cell table:formula="of:=ROUND(([.C79]/[.D79]);2)" office:value-type="float" office:value="6.25">
            <text:p>6.25</text:p>
          </table:table-cell>
          <table:table-cell office:value-type="string">
            <text:p>G</text:p>
          </table:table-cell>
          <table:table-cell table:formula="of:=[.G78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8">
            <text:p>1978</text:p>
          </table:table-cell>
          <table:table-cell office:value-type="date" office:date-value="1978-03-04">
            <text:p>03/04/78</text:p>
          </table:table-cell>
          <table:table-cell office:value-type="float" office:value="751.04">
            <text:p>751.040</text:p>
          </table:table-cell>
          <table:table-cell office:value-type="float" office:value="193.55">
            <text:p>193.55</text:p>
          </table:table-cell>
          <table:table-cell table:formula="of:=ROUND(([.C80]/[.D80]);2)" office:value-type="float" office:value="3.88">
            <text:p>3.88</text:p>
          </table:table-cell>
          <table:table-cell office:value-type="string">
            <text:p>G</text:p>
          </table:table-cell>
          <table:table-cell table:formula="of:=[.G79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79">
            <text:p>1979</text:p>
          </table:table-cell>
          <table:table-cell office:value-type="date" office:date-value="1979-02-04">
            <text:p>02/04/79</text:p>
          </table:table-cell>
          <table:table-cell office:value-type="float" office:value="855.25">
            <text:p>855.250</text:p>
          </table:table-cell>
          <table:table-cell office:value-type="float" office:value="307.5">
            <text:p>307.50</text:p>
          </table:table-cell>
          <table:table-cell table:formula="of:=ROUND(([.C81]/[.D81]);2)" office:value-type="float" office:value="2.78">
            <text:p>2.78</text:p>
          </table:table-cell>
          <table:table-cell office:value-type="string">
            <text:p>G</text:p>
          </table:table-cell>
          <table:table-cell table:formula="of:=[.G80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table:style-name="ce4" office:value-type="float" office:value="1980">
            <text:p>1980</text:p>
          </table:table-cell>
          <table:table-cell table:style-name="ce8" office:value-type="date" office:date-value="1980-02-04">
            <text:p>02/04/80</text:p>
          </table:table-cell>
          <table:table-cell table:style-name="ce11" office:value-type="float" office:value="787.8">
            <text:p>787.800</text:p>
          </table:table-cell>
          <table:table-cell table:style-name="ce16" office:value-type="float" office:value="612.56">
            <text:p>612.56</text:p>
          </table:table-cell>
          <table:table-cell table:style-name="ce16" table:formula="of:=ROUND(([.C82]/[.D82]);2)" office:value-type="float" office:value="1.29">
            <text:p>1.29</text:p>
          </table:table-cell>
          <table:table-cell table:style-name="ce21" office:value-type="string">
            <text:p>G to D</text:p>
          </table:table-cell>
          <table:table-cell table:style-name="ce16" table:formula="of:=[.G81]" office:value-type="float" office:value="70">
            <text:p>70.00</text:p>
          </table:table-cell>
          <table:table-cell table:number-columns-repeated="19"/>
        </table:table-row>
        <table:table-row table:style-name="ro1">
          <table:table-cell office:value-type="float" office:value="1981">
            <text:p>1981</text:p>
          </table:table-cell>
          <table:table-cell office:value-type="date" office:date-value="1981-02-04">
            <text:p>02/04/81</text:p>
          </table:table-cell>
          <table:table-cell office:value-type="float" office:value="1009.01">
            <text:p>1009.010</text:p>
          </table:table-cell>
          <table:table-cell office:value-type="float" office:value="459.64">
            <text:p>459.64</text:p>
          </table:table-cell>
          <table:table-cell table:formula="of:=ROUND(([.C83]/[.D83]);2)" office:value-type="float" office:value="2.2">
            <text:p>2.20</text:p>
          </table:table-cell>
          <table:table-cell office:value-type="string">
            <text:p>D</text:p>
          </table:table-cell>
          <table:table-cell table:formula="of:=IF([.F83]=&quot;D&quot;;ROUND(([.G82] * [.E83] / [.E82]);2))" office:value-type="float" office:value="119.38">
            <text:p>119.38</text:p>
          </table:table-cell>
          <table:table-cell table:number-columns-repeated="19"/>
        </table:table-row>
        <table:table-row table:style-name="ro1">
          <table:table-cell office:value-type="float" office:value="1982">
            <text:p>1982</text:p>
          </table:table-cell>
          <table:table-cell office:value-type="date" office:date-value="1982-02-04">
            <text:p>02/04/82</text:p>
          </table:table-cell>
          <table:table-cell office:value-type="float" office:value="838.57">
            <text:p>838.570</text:p>
          </table:table-cell>
          <table:table-cell office:value-type="float" office:value="375.91">
            <text:p>375.91</text:p>
          </table:table-cell>
          <table:table-cell table:formula="of:=ROUND(([.C84]/[.D84]);2)" office:value-type="float" office:value="2.23">
            <text:p>2.23</text:p>
          </table:table-cell>
          <table:table-cell office:value-type="string">
            <text:p>D</text:p>
          </table:table-cell>
          <table:table-cell table:formula="of:=IF([.F84]=&quot;D&quot;;ROUND(([.G83] * [.E84] / [.E83]);2))" office:value-type="float" office:value="121.01">
            <text:p>121.01</text:p>
          </table:table-cell>
          <table:table-cell table:number-columns-repeated="19"/>
        </table:table-row>
        <table:table-row table:style-name="ro1">
          <table:table-cell office:value-type="float" office:value="1983">
            <text:p>1983</text:p>
          </table:table-cell>
          <table:table-cell office:value-type="date" office:date-value="1983-04-04">
            <text:p>04/04/83</text:p>
          </table:table-cell>
          <table:table-cell office:value-type="float" office:value="1127.61">
            <text:p>1127.610</text:p>
          </table:table-cell>
          <table:table-cell office:value-type="float" office:value="424">
            <text:p>424.00</text:p>
          </table:table-cell>
          <table:table-cell table:formula="of:=ROUND(([.C85]/[.D85]);2)" office:value-type="float" office:value="2.66">
            <text:p>2.66</text:p>
          </table:table-cell>
          <table:table-cell office:value-type="string">
            <text:p>D</text:p>
          </table:table-cell>
          <table:table-cell table:formula="of:=IF([.F85]=&quot;D&quot;;ROUND(([.G84] * [.E85] / [.E84]);2))" office:value-type="float" office:value="144.34">
            <text:p>144.34</text:p>
          </table:table-cell>
          <table:table-cell table:number-columns-repeated="19"/>
        </table:table-row>
        <table:table-row table:style-name="ro1">
          <table:table-cell office:value-type="float" office:value="1984">
            <text:p>1984</text:p>
          </table:table-cell>
          <table:table-cell office:value-type="date" office:date-value="1984-02-04">
            <text:p>02/04/84</text:p>
          </table:table-cell>
          <table:table-cell office:value-type="float" office:value="1153.16">
            <text:p>1153.160</text:p>
          </table:table-cell>
          <table:table-cell office:value-type="float" office:value="360.66">
            <text:p>360.66</text:p>
          </table:table-cell>
          <table:table-cell table:formula="of:=ROUND(([.C86]/[.D86]);2)" office:value-type="float" office:value="3.2">
            <text:p>3.20</text:p>
          </table:table-cell>
          <table:table-cell office:value-type="string">
            <text:p>D</text:p>
          </table:table-cell>
          <table:table-cell table:formula="of:=IF([.F86]=&quot;D&quot;;ROUND(([.G85] * [.E86] / [.E85]);2))" office:value-type="float" office:value="173.64">
            <text:p>173.64</text:p>
          </table:table-cell>
          <table:table-cell table:number-columns-repeated="19"/>
        </table:table-row>
        <table:table-row table:style-name="ro1">
          <table:table-cell office:value-type="float" office:value="1985">
            <text:p>1985</text:p>
          </table:table-cell>
          <table:table-cell office:value-type="date" office:date-value="1985-02-04">
            <text:p>02/04/85</text:p>
          </table:table-cell>
          <table:table-cell office:value-type="float" office:value="1265.68">
            <text:p>1265.680</text:p>
          </table:table-cell>
          <table:table-cell office:value-type="float" office:value="317.66">
            <text:p>317.66</text:p>
          </table:table-cell>
          <table:table-cell table:formula="of:=ROUND(([.C87]/[.D87]);2)" office:value-type="float" office:value="3.98">
            <text:p>3.98</text:p>
          </table:table-cell>
          <table:table-cell office:value-type="string">
            <text:p>D</text:p>
          </table:table-cell>
          <table:table-cell table:formula="of:=IF([.F87]=&quot;D&quot;;ROUND(([.G86] * [.E87] / [.E86]);2))" office:value-type="float" office:value="215.96">
            <text:p>215.96</text:p>
          </table:table-cell>
          <table:table-cell table:number-columns-repeated="19"/>
        </table:table-row>
        <table:table-row table:style-name="ro1">
          <table:table-cell office:value-type="float" office:value="1986">
            <text:p>1986</text:p>
          </table:table-cell>
          <table:table-cell office:value-type="date" office:date-value="1986-02-04">
            <text:p>02/04/86</text:p>
          </table:table-cell>
          <table:table-cell office:value-type="float" office:value="1795.26">
            <text:p>1795.260</text:p>
          </table:table-cell>
          <table:table-cell office:value-type="float" office:value="368.24">
            <text:p>368.24</text:p>
          </table:table-cell>
          <table:table-cell table:formula="of:=ROUND(([.C88]/[.D88]);2)" office:value-type="float" office:value="4.88">
            <text:p>4.88</text:p>
          </table:table-cell>
          <table:table-cell office:value-type="string">
            <text:p>D</text:p>
          </table:table-cell>
          <table:table-cell table:formula="of:=IF([.F88]=&quot;D&quot;;ROUND(([.G87] * [.E88] / [.E87]);2))" office:value-type="float" office:value="264.8">
            <text:p>264.80</text:p>
          </table:table-cell>
          <table:table-cell table:number-columns-repeated="19"/>
        </table:table-row>
        <table:table-row table:style-name="ro1">
          <table:table-cell office:value-type="float" office:value="1987">
            <text:p>1987</text:p>
          </table:table-cell>
          <table:table-cell office:value-type="date" office:date-value="1987-02-04">
            <text:p>02/04/87</text:p>
          </table:table-cell>
          <table:table-cell office:value-type="float" office:value="2320.45">
            <text:p>2320.450</text:p>
          </table:table-cell>
          <table:table-cell office:value-type="float" office:value="447.95">
            <text:p>447.95</text:p>
          </table:table-cell>
          <table:table-cell table:formula="of:=ROUND(([.C89]/[.D89]);2)" office:value-type="float" office:value="5.18">
            <text:p>5.18</text:p>
          </table:table-cell>
          <table:table-cell office:value-type="string">
            <text:p>D</text:p>
          </table:table-cell>
          <table:table-cell table:formula="of:=IF([.F89]=&quot;D&quot;;ROUND(([.G88] * [.E89] / [.E88]);2))" office:value-type="float" office:value="281.08">
            <text:p>281.08</text:p>
          </table:table-cell>
          <table:table-cell table:number-columns-repeated="19"/>
        </table:table-row>
        <table:table-row table:style-name="ro1">
          <table:table-cell office:value-type="float" office:value="1988">
            <text:p>1988</text:p>
          </table:table-cell>
          <table:table-cell office:value-type="date" office:date-value="1988-04-04">
            <text:p>04/04/88</text:p>
          </table:table-cell>
          <table:table-cell office:value-type="float" office:value="1980.6">
            <text:p>1980.600</text:p>
          </table:table-cell>
          <table:table-cell office:value-type="float" office:value="438.31">
            <text:p>438.31</text:p>
          </table:table-cell>
          <table:table-cell table:formula="of:=ROUND(([.C90]/[.D90]);2)" office:value-type="float" office:value="4.52">
            <text:p>4.52</text:p>
          </table:table-cell>
          <table:table-cell office:value-type="string">
            <text:p>D</text:p>
          </table:table-cell>
          <table:table-cell table:formula="of:=IF([.F90]=&quot;D&quot;;ROUND(([.G89] * [.E90] / [.E89]);2))" office:value-type="float" office:value="245.27">
            <text:p>245.27</text:p>
          </table:table-cell>
          <table:table-cell table:number-columns-repeated="19"/>
        </table:table-row>
        <table:table-row table:style-name="ro1">
          <table:table-cell office:value-type="float" office:value="1989">
            <text:p>1989</text:p>
          </table:table-cell>
          <table:table-cell office:value-type="date" office:date-value="1989-03-04">
            <text:p>03/04/89</text:p>
          </table:table-cell>
          <table:table-cell office:value-type="float" office:value="2304.8">
            <text:p>2304.800</text:p>
          </table:table-cell>
          <table:table-cell office:value-type="float" office:value="382.58">
            <text:p>382.58</text:p>
          </table:table-cell>
          <table:table-cell table:formula="of:=ROUND(([.C91]/[.D91]);2)" office:value-type="float" office:value="6.02">
            <text:p>6.02</text:p>
          </table:table-cell>
          <table:table-cell office:value-type="string">
            <text:p>D</text:p>
          </table:table-cell>
          <table:table-cell table:formula="of:=IF([.F91]=&quot;D&quot;;ROUND(([.G90] * [.E91] / [.E90]);2))" office:value-type="float" office:value="326.66">
            <text:p>326.66</text:p>
          </table:table-cell>
          <table:table-cell table:number-columns-repeated="19"/>
        </table:table-row>
        <table:table-row table:style-name="ro1">
          <table:table-cell office:value-type="float" office:value="1990">
            <text:p>1990</text:p>
          </table:table-cell>
          <table:table-cell office:value-type="date" office:date-value="1990-02-04">
            <text:p>02/04/90</text:p>
          </table:table-cell>
          <table:table-cell office:value-type="float" office:value="2700.45">
            <text:p>2700.450</text:p>
          </table:table-cell>
          <table:table-cell office:value-type="float" office:value="384.93">
            <text:p>384.93</text:p>
          </table:table-cell>
          <table:table-cell table:formula="of:=ROUND(([.C92]/[.D92]);2)" office:value-type="float" office:value="7.02">
            <text:p>7.02</text:p>
          </table:table-cell>
          <table:table-cell office:value-type="string">
            <text:p>D</text:p>
          </table:table-cell>
          <table:table-cell table:formula="of:=IF([.F92]=&quot;D&quot;;ROUND(([.G91] * [.E92] / [.E91]);2))" office:value-type="float" office:value="380.92">
            <text:p>380.92</text:p>
          </table:table-cell>
          <table:table-cell table:number-columns-repeated="19"/>
        </table:table-row>
        <table:table-row table:style-name="ro1">
          <table:table-cell office:value-type="float" office:value="1991">
            <text:p>1991</text:p>
          </table:table-cell>
          <table:table-cell office:value-type="date" office:date-value="1991-02-04">
            <text:p>02/04/91</text:p>
          </table:table-cell>
          <table:table-cell office:value-type="float" office:value="2945.05">
            <text:p>2945.050</text:p>
          </table:table-cell>
          <table:table-cell office:value-type="float" office:value="363.29">
            <text:p>363.29</text:p>
          </table:table-cell>
          <table:table-cell table:formula="of:=ROUND(([.C93]/[.D93]);2)" office:value-type="float" office:value="8.11">
            <text:p>8.11</text:p>
          </table:table-cell>
          <table:table-cell office:value-type="string">
            <text:p>D</text:p>
          </table:table-cell>
          <table:table-cell table:formula="of:=IF([.F93]=&quot;D&quot;;ROUND(([.G92] * [.E93] / [.E92]);2))" office:value-type="float" office:value="440.07">
            <text:p>440.07</text:p>
          </table:table-cell>
          <table:table-cell table:number-columns-repeated="19"/>
        </table:table-row>
        <table:table-row table:style-name="ro1">
          <table:table-cell office:value-type="float" office:value="1992">
            <text:p>1992</text:p>
          </table:table-cell>
          <table:table-cell office:value-type="date" office:date-value="1992-02-04">
            <text:p>02/04/92</text:p>
          </table:table-cell>
          <table:table-cell office:value-type="float" office:value="3234.12">
            <text:p>3234.120</text:p>
          </table:table-cell>
          <table:table-cell office:value-type="float" office:value="344.97">
            <text:p>344.97</text:p>
          </table:table-cell>
          <table:table-cell table:formula="of:=ROUND(([.C94]/[.D94]);2)" office:value-type="float" office:value="9.38">
            <text:p>9.38</text:p>
          </table:table-cell>
          <table:table-cell office:value-type="string">
            <text:p>D</text:p>
          </table:table-cell>
          <table:table-cell table:formula="of:=IF([.F94]=&quot;D&quot;;ROUND(([.G93] * [.E94] / [.E93]);2))" office:value-type="float" office:value="508.98">
            <text:p>508.98</text:p>
          </table:table-cell>
          <table:table-cell table:number-columns-repeated="19"/>
        </table:table-row>
        <table:table-row table:style-name="ro1">
          <table:table-cell office:value-type="float" office:value="1993">
            <text:p>1993</text:p>
          </table:table-cell>
          <table:table-cell office:value-type="date" office:date-value="1993-02-04">
            <text:p>02/04/93</text:p>
          </table:table-cell>
          <table:table-cell office:value-type="float" office:value="3370.81">
            <text:p>3370.810</text:p>
          </table:table-cell>
          <table:table-cell office:value-type="float" office:value="360.91">
            <text:p>360.91</text:p>
          </table:table-cell>
          <table:table-cell table:formula="of:=ROUND(([.C95]/[.D95]);2)" office:value-type="float" office:value="9.34">
            <text:p>9.34</text:p>
          </table:table-cell>
          <table:table-cell office:value-type="string">
            <text:p>D</text:p>
          </table:table-cell>
          <table:table-cell table:formula="of:=IF([.F95]=&quot;D&quot;;ROUND(([.G94] * [.E95] / [.E94]);2))" office:value-type="float" office:value="506.81">
            <text:p>506.81</text:p>
          </table:table-cell>
          <table:table-cell table:number-columns-repeated="19"/>
        </table:table-row>
        <table:table-row table:style-name="ro1">
          <table:table-cell office:value-type="float" office:value="1994">
            <text:p>1994</text:p>
          </table:table-cell>
          <table:table-cell office:value-type="date" office:date-value="1994-04-04">
            <text:p>04/04/94</text:p>
          </table:table-cell>
          <table:table-cell office:value-type="float" office:value="3593.35">
            <text:p>3593.350</text:p>
          </table:table-cell>
          <table:table-cell office:value-type="float" office:value="385.42">
            <text:p>385.42</text:p>
          </table:table-cell>
          <table:table-cell table:formula="of:=ROUND(([.C96]/[.D96]);2)" office:value-type="float" office:value="9.32">
            <text:p>9.32</text:p>
          </table:table-cell>
          <table:table-cell office:value-type="string">
            <text:p>D</text:p>
          </table:table-cell>
          <table:table-cell table:formula="of:=IF([.F96]=&quot;D&quot;;ROUND(([.G95] * [.E96] / [.E95]);2))" office:value-type="float" office:value="505.72">
            <text:p>505.72</text:p>
          </table:table-cell>
          <table:table-cell table:number-columns-repeated="19"/>
        </table:table-row>
        <table:table-row table:style-name="ro1">
          <table:table-cell office:value-type="float" office:value="1995">
            <text:p>1995</text:p>
          </table:table-cell>
          <table:table-cell office:value-type="date" office:date-value="1995-03-04">
            <text:p>03/04/95</text:p>
          </table:table-cell>
          <table:table-cell office:value-type="float" office:value="4168.41">
            <text:p>4168.410</text:p>
          </table:table-cell>
          <table:table-cell office:value-type="float" office:value="385.5">
            <text:p>385.50</text:p>
          </table:table-cell>
          <table:table-cell table:formula="of:=ROUND(([.C97]/[.D97]);2)" office:value-type="float" office:value="10.81">
            <text:p>10.81</text:p>
          </table:table-cell>
          <table:table-cell office:value-type="string">
            <text:p>D</text:p>
          </table:table-cell>
          <table:table-cell table:formula="of:=IF([.F97]=&quot;D&quot;;ROUND(([.G96] * [.E97] / [.E96]);2))" office:value-type="float" office:value="586.57">
            <text:p>586.57</text:p>
          </table:table-cell>
          <table:table-cell table:number-columns-repeated="2"/>
          <table:table-cell office:value-type="string">
            <text:p>CAGR %</text:p>
          </table:table-cell>
          <table:table-cell office:value-type="float" office:value="20">
            <text:p>20</text:p>
          </table:table-cell>
          <table:table-cell table:number-columns-repeated="15"/>
        </table:table-row>
        <table:table-row table:style-name="ro1">
          <table:table-cell office:value-type="float" office:value="1996">
            <text:p>1996</text:p>
          </table:table-cell>
          <table:table-cell office:value-type="date" office:date-value="1996-02-04">
            <text:p>02/04/96</text:p>
          </table:table-cell>
          <table:table-cell office:value-type="float" office:value="5671.68">
            <text:p>5671.680</text:p>
          </table:table-cell>
          <table:table-cell office:value-type="float" office:value="389.09">
            <text:p>389.09</text:p>
          </table:table-cell>
          <table:table-cell table:formula="of:=ROUND(([.C98]/[.D98]);2)" office:value-type="float" office:value="14.58">
            <text:p>14.58</text:p>
          </table:table-cell>
          <table:table-cell office:value-type="string">
            <text:p>D</text:p>
          </table:table-cell>
          <table:table-cell table:formula="of:=IF([.F98]=&quot;D&quot;;ROUND(([.G97] * [.E98] / [.E97]);2))" office:value-type="float" office:value="791.14">
            <text:p>791.14</text:p>
          </table:table-cell>
          <table:table-cell table:number-columns-repeated="2"/>
          <table:table-cell office:value-type="string">
            <text:p>Term years</text:p>
          </table:table-cell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office:value-type="float" office:value="1997">
            <text:p>1997</text:p>
          </table:table-cell>
          <table:table-cell office:value-type="date" office:date-value="1997-02-04">
            <text:p>02/04/97</text:p>
          </table:table-cell>
          <table:table-cell office:value-type="float" office:value="6517.01">
            <text:p>6517.010</text:p>
          </table:table-cell>
          <table:table-cell office:value-type="float" office:value="332.39">
            <text:p>332.39</text:p>
          </table:table-cell>
          <table:table-cell table:formula="of:=ROUND(([.C99]/[.D99]);2)" office:value-type="float" office:value="19.61">
            <text:p>19.61</text:p>
          </table:table-cell>
          <table:table-cell office:value-type="string">
            <text:p>D</text:p>
          </table:table-cell>
          <table:table-cell table:formula="of:=IF([.F99]=&quot;D&quot;;ROUND(([.G98] * [.E99] / [.E98]);2))" office:value-type="float" office:value="1064.08">
            <text:p>1064.08</text:p>
          </table:table-cell>
          <table:table-cell table:number-columns-repeated="19"/>
        </table:table-row>
        <table:table-row table:style-name="ro1">
          <table:table-cell office:value-type="float" office:value="1998">
            <text:p>1998</text:p>
          </table:table-cell>
          <table:table-cell office:value-type="date" office:date-value="1998-02-04">
            <text:p>02/04/98</text:p>
          </table:table-cell>
          <table:table-cell office:value-type="float" office:value="8986.64">
            <text:p>8986.640</text:p>
          </table:table-cell>
          <table:table-cell office:value-type="float" office:value="295.24">
            <text:p>295.24</text:p>
          </table:table-cell>
          <table:table-cell table:formula="of:=ROUND(([.C100]/[.D100]);2)" office:value-type="float" office:value="30.44">
            <text:p>30.44</text:p>
          </table:table-cell>
          <table:table-cell office:value-type="string">
            <text:p>D</text:p>
          </table:table-cell>
          <table:table-cell table:formula="of:=IF([.F100]=&quot;D&quot;;ROUND(([.G99] * [.E100] / [.E99]);2))" office:value-type="float" office:value="1651.74">
            <text:p>1651.74</text:p>
          </table:table-cell>
          <table:table-cell table:number-columns-repeated="2"/>
          <table:table-cell office:value-type="string">
            <text:p>Gain X</text:p>
          </table:table-cell>
          <table:table-cell table:formula="of:=ROUND(((100 +[.K97])/100) ^ [.K98];2)" office:value-type="float" office:value="82817974.52">
            <text:p>82817974.52</text:p>
          </table:table-cell>
          <table:table-cell table:number-columns-repeated="15"/>
        </table:table-row>
        <table:table-row table:style-name="ro1">
          <table:table-cell office:value-type="float" office:value="1999">
            <text:p>1999</text:p>
          </table:table-cell>
          <table:table-cell office:value-type="date" office:date-value="1999-01-04">
            <text:p>01/04/99</text:p>
          </table:table-cell>
          <table:table-cell office:value-type="float" office:value="9832.51">
            <text:p>9832.510</text:p>
          </table:table-cell>
          <table:table-cell office:value-type="float" office:value="279.91">
            <text:p>279.91</text:p>
          </table:table-cell>
          <table:table-cell table:formula="of:=ROUND(([.C101]/[.D101]);2)" office:value-type="float" office:value="35.13">
            <text:p>35.13</text:p>
          </table:table-cell>
          <table:table-cell office:value-type="string">
            <text:p>D</text:p>
          </table:table-cell>
          <table:table-cell table:formula="of:=IF([.F101]=&quot;D&quot;;ROUND(([.G100] * [.E101] / [.E100]);2))" office:value-type="float" office:value="1906.23">
            <text:p>1906.23</text:p>
          </table:table-cell>
          <table:table-cell table:number-columns-repeated="2"/>
          <table:table-cell office:value-type="string">
            <text:p>Gain KX</text:p>
          </table:table-cell>
          <table:table-cell table:formula="of:=ROUND([.K100]/1000;2)" office:value-type="float" office:value="82817.97">
            <text:p>82817.97</text:p>
          </table:table-cell>
          <table:table-cell table:number-columns-repeated="15"/>
        </table:table-row>
        <table:table-row table:style-name="ro1">
          <table:table-cell table:style-name="ce4" office:value-type="float" office:value="2000">
            <text:p>2000</text:p>
          </table:table-cell>
          <table:table-cell table:style-name="ce8" office:value-type="date" office:date-value="2000-03-04">
            <text:p>03/04/00</text:p>
          </table:table-cell>
          <table:table-cell table:style-name="ce11" office:value-type="float" office:value="11221.93">
            <text:p>11221.930</text:p>
          </table:table-cell>
          <table:table-cell table:style-name="ce16" office:value-type="float" office:value="280.1">
            <text:p>280.10</text:p>
          </table:table-cell>
          <table:table-cell table:style-name="ce16" table:formula="of:=ROUND(([.C102]/[.D102]);2)" office:value-type="float" office:value="40.06">
            <text:p>40.06</text:p>
          </table:table-cell>
          <table:table-cell table:style-name="ce21" office:value-type="string">
            <text:p>D to G</text:p>
          </table:table-cell>
          <table:table-cell table:style-name="ce16" table:formula="of:=ROUND(([.G101] * [.E102] / [.E101]))" office:value-type="float" office:value="2174">
            <text:p>2174.00</text:p>
          </table:table-cell>
          <table:table-cell table:number-columns-repeated="2"/>
          <table:table-cell office:value-type="string">
            <text:p>Gain 1MX</text:p>
          </table:table-cell>
          <table:table-cell table:formula="of:=ROUND([.K101]/1000)" office:value-type="float" office:value="83">
            <text:p>83</text:p>
          </table:table-cell>
          <table:table-cell table:number-columns-repeated="15"/>
        </table:table-row>
        <table:table-row table:style-name="ro1">
          <table:table-cell office:value-type="float" office:value="2001">
            <text:p>2001</text:p>
          </table:table-cell>
          <table:table-cell office:value-type="date" office:date-value="2001-02-04">
            <text:p>02/04/01</text:p>
          </table:table-cell>
          <table:table-cell office:value-type="float" office:value="9777.93">
            <text:p>9777.930</text:p>
          </table:table-cell>
          <table:table-cell office:value-type="float" office:value="272.22">
            <text:p>272.22</text:p>
          </table:table-cell>
          <table:table-cell table:formula="of:=ROUND(([.C103]/[.D103]);2)" office:value-type="float" office:value="35.92">
            <text:p>35.92</text:p>
          </table:table-cell>
          <table:table-cell office:value-type="string">
            <text:p>G</text:p>
          </table:table-cell>
          <table:table-cell table:formula="of:=[.G102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2">
            <text:p>2002</text:p>
          </table:table-cell>
          <table:table-cell office:value-type="date" office:date-value="2002-02-04">
            <text:p>02/04/02</text:p>
          </table:table-cell>
          <table:table-cell office:value-type="float" office:value="10313.71">
            <text:p>10313.710</text:p>
          </table:table-cell>
          <table:table-cell office:value-type="float" office:value="311.33">
            <text:p>311.33</text:p>
          </table:table-cell>
          <table:table-cell table:formula="of:=ROUND(([.C104]/[.D104]);2)" office:value-type="float" office:value="33.13">
            <text:p>33.13</text:p>
          </table:table-cell>
          <table:table-cell office:value-type="string">
            <text:p>G</text:p>
          </table:table-cell>
          <table:table-cell table:formula="of:=[.G103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3">
            <text:p>2003</text:p>
          </table:table-cell>
          <table:table-cell office:value-type="date" office:date-value="2003-02-04">
            <text:p>02/04/03</text:p>
          </table:table-cell>
          <table:table-cell office:value-type="float" office:value="8285.06">
            <text:p>8285.060</text:p>
          </table:table-cell>
          <table:table-cell office:value-type="float" office:value="364.8">
            <text:p>364.80</text:p>
          </table:table-cell>
          <table:table-cell table:formula="of:=ROUND(([.C105]/[.D105]);2)" office:value-type="float" office:value="22.71">
            <text:p>22.71</text:p>
          </table:table-cell>
          <table:table-cell office:value-type="string">
            <text:p>G</text:p>
          </table:table-cell>
          <table:table-cell table:formula="of:=[.G104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4">
            <text:p>2004</text:p>
          </table:table-cell>
          <table:table-cell office:value-type="date" office:date-value="2004-02-04">
            <text:p>02/04/04</text:p>
          </table:table-cell>
          <table:table-cell office:value-type="float" office:value="10470.59">
            <text:p>10470.590</text:p>
          </table:table-cell>
          <table:table-cell office:value-type="float" office:value="410.52">
            <text:p>410.52</text:p>
          </table:table-cell>
          <table:table-cell table:formula="of:=ROUND(([.C106]/[.D106]);2)" office:value-type="float" office:value="25.51">
            <text:p>25.51</text:p>
          </table:table-cell>
          <table:table-cell office:value-type="string">
            <text:p>G</text:p>
          </table:table-cell>
          <table:table-cell table:formula="of:=[.G105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5">
            <text:p>2005</text:p>
          </table:table-cell>
          <table:table-cell office:value-type="date" office:date-value="2005-01-04">
            <text:p>01/04/05</text:p>
          </table:table-cell>
          <table:table-cell office:value-type="float" office:value="10404.3">
            <text:p>10404.300</text:p>
          </table:table-cell>
          <table:table-cell office:value-type="float" office:value="446">
            <text:p>446.00</text:p>
          </table:table-cell>
          <table:table-cell table:formula="of:=ROUND(([.C107]/[.D107]);2)" office:value-type="float" office:value="23.33">
            <text:p>23.33</text:p>
          </table:table-cell>
          <table:table-cell office:value-type="string">
            <text:p>G</text:p>
          </table:table-cell>
          <table:table-cell table:formula="of:=[.G106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6">
            <text:p>2006</text:p>
          </table:table-cell>
          <table:table-cell office:value-type="date" office:date-value="2006-03-04">
            <text:p>03/04/06</text:p>
          </table:table-cell>
          <table:table-cell office:value-type="float" office:value="11144.94">
            <text:p>11144.940</text:p>
          </table:table-cell>
          <table:table-cell office:value-type="float" office:value="606">
            <text:p>606.00</text:p>
          </table:table-cell>
          <table:table-cell table:formula="of:=ROUND(([.C108]/[.D108]);2)" office:value-type="float" office:value="18.39">
            <text:p>18.39</text:p>
          </table:table-cell>
          <table:table-cell office:value-type="string">
            <text:p>G</text:p>
          </table:table-cell>
          <table:table-cell table:formula="of:=[.G107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7">
            <text:p>2007</text:p>
          </table:table-cell>
          <table:table-cell office:value-type="date" office:date-value="2007-02-04">
            <text:p>02/04/07</text:p>
          </table:table-cell>
          <table:table-cell office:value-type="float" office:value="12382.3">
            <text:p>12382.300</text:p>
          </table:table-cell>
          <table:table-cell office:value-type="float" office:value="699">
            <text:p>699.00</text:p>
          </table:table-cell>
          <table:table-cell table:formula="of:=ROUND(([.C109]/[.D109]);2)" office:value-type="float" office:value="17.71">
            <text:p>17.71</text:p>
          </table:table-cell>
          <table:table-cell office:value-type="string">
            <text:p>G</text:p>
          </table:table-cell>
          <table:table-cell table:formula="of:=[.G108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8">
            <text:p>2008</text:p>
          </table:table-cell>
          <table:table-cell office:value-type="date" office:date-value="2008-02-04">
            <text:p>02/04/08</text:p>
          </table:table-cell>
          <table:table-cell office:value-type="float" office:value="12608.92">
            <text:p>12608.920</text:p>
          </table:table-cell>
          <table:table-cell office:value-type="float" office:value="874">
            <text:p>874.00</text:p>
          </table:table-cell>
          <table:table-cell table:formula="of:=ROUND(([.C110]/[.D110]);2)" office:value-type="float" office:value="14.43">
            <text:p>14.43</text:p>
          </table:table-cell>
          <table:table-cell office:value-type="string">
            <text:p>G</text:p>
          </table:table-cell>
          <table:table-cell table:formula="of:=[.G109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09">
            <text:p>2009</text:p>
          </table:table-cell>
          <table:table-cell office:value-type="date" office:date-value="2009-02-04">
            <text:p>02/04/09</text:p>
          </table:table-cell>
          <table:table-cell office:value-type="float" office:value="7978.08">
            <text:p>7978.080</text:p>
          </table:table-cell>
          <table:table-cell office:value-type="float" office:value="975">
            <text:p>975.00</text:p>
          </table:table-cell>
          <table:table-cell table:formula="of:=ROUND(([.C111]/[.D111]);2)" office:value-type="float" office:value="8.18">
            <text:p>8.18</text:p>
          </table:table-cell>
          <table:table-cell office:value-type="string">
            <text:p>G</text:p>
          </table:table-cell>
          <table:table-cell table:formula="of:=[.G110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10">
            <text:p>2010</text:p>
          </table:table-cell>
          <table:table-cell office:value-type="date" office:date-value="2010-01-04">
            <text:p>01/04/10</text:p>
          </table:table-cell>
          <table:table-cell office:value-type="float" office:value="10927.07">
            <text:p>10927.070</text:p>
          </table:table-cell>
          <table:table-cell office:value-type="float" office:value="1227">
            <text:p>1227.00</text:p>
          </table:table-cell>
          <table:table-cell table:formula="of:=ROUND(([.C112]/[.D112]);2)" office:value-type="float" office:value="8.91">
            <text:p>8.91</text:p>
          </table:table-cell>
          <table:table-cell office:value-type="string">
            <text:p>G</text:p>
          </table:table-cell>
          <table:table-cell table:formula="of:=[.G111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11">
            <text:p>2011</text:p>
          </table:table-cell>
          <table:table-cell office:value-type="date" office:date-value="2011-01-04">
            <text:p>01/04/11</text:p>
          </table:table-cell>
          <table:table-cell office:value-type="float" office:value="12376.72">
            <text:p>12376.720</text:p>
          </table:table-cell>
          <table:table-cell office:value-type="float" office:value="1572">
            <text:p>1572.00</text:p>
          </table:table-cell>
          <table:table-cell table:formula="of:=ROUND(([.C113]/[.D113]);2)" office:value-type="float" office:value="7.87">
            <text:p>7.87</text:p>
          </table:table-cell>
          <table:table-cell office:value-type="string">
            <text:p>G</text:p>
          </table:table-cell>
          <table:table-cell table:formula="of:=[.G112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table:style-name="ce4" office:value-type="float" office:value="2012">
            <text:p>2012</text:p>
          </table:table-cell>
          <table:table-cell table:style-name="ce8" office:value-type="date" office:date-value="2012-02-04">
            <text:p>02/04/12</text:p>
          </table:table-cell>
          <table:table-cell table:style-name="ce11" office:value-type="float" office:value="13264.49">
            <text:p>13264.490</text:p>
          </table:table-cell>
          <table:table-cell table:style-name="ce16" office:value-type="float" office:value="1700">
            <text:p>1700.00</text:p>
          </table:table-cell>
          <table:table-cell table:style-name="ce16" table:formula="of:=ROUND(([.C114]/[.D114]);2)" office:value-type="float" office:value="7.8">
            <text:p>7.80</text:p>
          </table:table-cell>
          <table:table-cell table:style-name="ce21" office:value-type="string">
            <text:p>G to D</text:p>
          </table:table-cell>
          <table:table-cell table:style-name="ce16" table:formula="of:=[.G113]" office:value-type="float" office:value="2174">
            <text:p>2174.00</text:p>
          </table:table-cell>
          <table:table-cell table:number-columns-repeated="19"/>
        </table:table-row>
        <table:table-row table:style-name="ro1">
          <table:table-cell office:value-type="float" office:value="2013">
            <text:p>2013</text:p>
          </table:table-cell>
          <table:table-cell office:value-type="date" office:date-value="2013-02-04">
            <text:p>02/04/13</text:p>
          </table:table-cell>
          <table:table-cell office:value-type="float" office:value="14662.01">
            <text:p>14662.010</text:p>
          </table:table-cell>
          <table:table-cell office:value-type="float" office:value="1415">
            <text:p>1415.00</text:p>
          </table:table-cell>
          <table:table-cell table:formula="of:=ROUND(([.C115]/[.D115]);2)" office:value-type="float" office:value="10.36">
            <text:p>10.36</text:p>
          </table:table-cell>
          <table:table-cell office:value-type="string">
            <text:p>D</text:p>
          </table:table-cell>
          <table:table-cell table:formula="of:=IF([.F115]=&quot;D&quot;;ROUND(([.G114] * [.E115] / [.E114]);2))" office:value-type="float" office:value="2887.52">
            <text:p>2887.52</text:p>
          </table:table-cell>
          <table:table-cell table:number-columns-repeated="19"/>
        </table:table-row>
        <table:table-row table:style-name="ro1">
          <table:table-cell office:value-type="float" office:value="2014">
            <text:p>2014</text:p>
          </table:table-cell>
          <table:table-cell office:value-type="date" office:date-value="2014-02-04">
            <text:p>02/04/14</text:p>
          </table:table-cell>
          <table:table-cell office:value-type="float" office:value="16573">
            <text:p>16573.000</text:p>
          </table:table-cell>
          <table:table-cell office:value-type="float" office:value="1269">
            <text:p>1269.00</text:p>
          </table:table-cell>
          <table:table-cell table:formula="of:=ROUND(([.C116]/[.D116]);2)" office:value-type="float" office:value="13.06">
            <text:p>13.06</text:p>
          </table:table-cell>
          <table:table-cell office:value-type="string">
            <text:p>D</text:p>
          </table:table-cell>
          <table:table-cell table:formula="of:=IF([.F116]=&quot;D&quot;;ROUND(([.G115] * [.E116] / [.E115]);2))" office:value-type="float" office:value="3640.06">
            <text:p>3640.06</text:p>
          </table:table-cell>
          <table:table-cell table:number-columns-repeated="19"/>
        </table:table-row>
        <table:table-row table:style-name="ro1">
          <table:table-cell office:value-type="float" office:value="2015">
            <text:p>2015</text:p>
          </table:table-cell>
          <table:table-cell office:value-type="date" office:date-value="2015-02-04">
            <text:p>02/04/15</text:p>
          </table:table-cell>
          <table:table-cell office:value-type="float" office:value="17763.24">
            <text:p>17763.240</text:p>
          </table:table-cell>
          <table:table-cell office:value-type="float" office:value="1163">
            <text:p>1163.00</text:p>
          </table:table-cell>
          <table:table-cell table:formula="of:=ROUND(([.C117]/[.D117]);2)" office:value-type="float" office:value="15.27">
            <text:p>15.27</text:p>
          </table:table-cell>
          <table:table-cell office:value-type="string">
            <text:p>D</text:p>
          </table:table-cell>
          <table:table-cell table:formula="of:=IF([.F117]=&quot;D&quot;;ROUND(([.G116] * [.E117] / [.E116]);2))" office:value-type="float" office:value="4256.03">
            <text:p>4256.03</text:p>
          </table:table-cell>
          <table:table-cell table:number-columns-repeated="19"/>
        </table:table-row>
        <table:table-row table:style-name="ro1">
          <table:table-cell office:value-type="float" office:value="2016">
            <text:p>2016</text:p>
          </table:table-cell>
          <table:table-cell office:value-type="date" office:date-value="2016-01-04">
            <text:p>01/04/16</text:p>
          </table:table-cell>
          <table:table-cell office:value-type="float" office:value="17792.75">
            <text:p>17792.750</text:p>
          </table:table-cell>
          <table:table-cell office:value-type="float" office:value="1252">
            <text:p>1252.00</text:p>
          </table:table-cell>
          <table:table-cell table:formula="of:=ROUND(([.C118]/[.D118]);2)" office:value-type="float" office:value="14.21">
            <text:p>14.21</text:p>
          </table:table-cell>
          <table:table-cell office:value-type="string">
            <text:p>D</text:p>
          </table:table-cell>
          <table:table-cell table:formula="of:=IF([.F118]=&quot;D&quot;;ROUND(([.G117] * [.E118] / [.E117]);2))" office:value-type="float" office:value="3960.59">
            <text:p>3960.59</text:p>
          </table:table-cell>
          <table:table-cell table:number-columns-repeated="19"/>
        </table:table-row>
        <table:table-row table:style-name="ro1">
          <table:table-cell office:value-type="float" office:value="2017">
            <text:p>2017</text:p>
          </table:table-cell>
          <table:table-cell office:value-type="date" office:date-value="2017-03-04">
            <text:p>03/04/17</text:p>
          </table:table-cell>
          <table:table-cell office:value-type="float" office:value="20650.21">
            <text:p>20650.210</text:p>
          </table:table-cell>
          <table:table-cell office:value-type="float" office:value="1260">
            <text:p>1260.00</text:p>
          </table:table-cell>
          <table:table-cell table:formula="of:=ROUND(([.C119]/[.D119]);2)" office:value-type="float" office:value="16.39">
            <text:p>16.39</text:p>
          </table:table-cell>
          <table:table-cell office:value-type="string">
            <text:p>D</text:p>
          </table:table-cell>
          <table:table-cell table:formula="of:=IF([.F119]=&quot;D&quot;;ROUND(([.G118] * [.E119] / [.E118]);2))" office:value-type="float" office:value="4568.2">
            <text:p>4568.20</text:p>
          </table:table-cell>
          <table:table-cell table:number-columns-repeated="19"/>
        </table:table-row>
        <table:table-row table:style-name="ro1">
          <table:table-cell office:value-type="float" office:value="2018">
            <text:p>2018</text:p>
          </table:table-cell>
          <table:table-cell office:value-type="date" office:date-value="2018-02-04">
            <text:p>02/04/18</text:p>
          </table:table-cell>
          <table:table-cell office:value-type="float" office:value="23644.19">
            <text:p>23644.190</text:p>
          </table:table-cell>
          <table:table-cell office:value-type="float" office:value="1316">
            <text:p>1316.00</text:p>
          </table:table-cell>
          <table:table-cell table:formula="of:=ROUND(([.C120]/[.D120]);2)" office:value-type="float" office:value="17.97">
            <text:p>17.97</text:p>
          </table:table-cell>
          <table:table-cell office:value-type="string">
            <text:p>D</text:p>
          </table:table-cell>
          <table:table-cell table:formula="of:=IF([.F120]=&quot;D&quot;;ROUND(([.G119] * [.E120] / [.E119]);2))" office:value-type="float" office:value="5008.58">
            <text:p>5008.58</text:p>
          </table:table-cell>
          <table:table-cell table:number-columns-repeated="19"/>
        </table:table-row>
        <table:table-row table:style-name="ro1">
          <table:table-cell office:value-type="float" office:value="2019">
            <text:p>2019</text:p>
          </table:table-cell>
          <table:table-cell office:value-type="date" office:date-value="2019-07-31">
            <text:p>07/31/19</text:p>
          </table:table-cell>
          <table:table-cell office:value-type="float" office:value="27198">
            <text:p>27198.000</text:p>
          </table:table-cell>
          <table:table-cell office:value-type="float" office:value="1432">
            <text:p>1432.00</text:p>
          </table:table-cell>
          <table:table-cell table:formula="of:=ROUND(([.C121]/[.D121]);2)" office:value-type="float" office:value="18.99">
            <text:p>18.99</text:p>
          </table:table-cell>
          <table:table-cell office:value-type="string">
            <text:p>D</text:p>
          </table:table-cell>
          <table:table-cell table:formula="of:=IF([.F121]=&quot;D&quot;;ROUND(([.G120] * [.E121] / [.E120]);2))" office:value-type="float" office:value="5292.87">
            <text:p>5292.87</text:p>
          </table:table-cell>
          <table:table-cell table:number-columns-repeated="19"/>
        </table:table-row>
        <table:table-row table:style-name="ro1">
          <table:table-cell table:style-name="Default" table:number-columns-repeated="7"/>
          <table:table-cell table:number-columns-repeated="19"/>
        </table:table-row>
        <table:table-row table:style-name="ro1">
          <table:table-cell table:style-name="ce2" office:value-type="string">
            <text:p>Term</text:p>
          </table:table-cell>
          <table:table-cell table:style-name="ce3" table:formula="of:=[.A121]-[.A2]" office:value-type="float" office:value="119">
            <text:p>119</text:p>
          </table:table-cell>
          <table:table-cell table:style-name="ce3" table:number-columns-repeated="5"/>
          <table:table-cell table:number-columns-repeated="19"/>
        </table:table-row>
        <table:table-row table:style-name="ro1">
          <table:table-cell table:style-name="ce2" office:value-type="string">
            <text:p>Growth</text:p>
          </table:table-cell>
          <table:table-cell table:style-name="ce3"/>
          <table:table-cell table:style-name="ce3" table:formula="of:=ROUND(([.C121]/[.C2]);2)" office:value-type="float" office:value="566.39">
            <text:p>566.39</text:p>
          </table:table-cell>
          <table:table-cell table:style-name="ce3" table:formula="of:=ROUND(([.D121]/[.D2]);2)" office:value-type="float" office:value="69.28">
            <text:p>69.28</text:p>
          </table:table-cell>
          <table:table-cell table:style-name="ce3" table:formula="of:=ROUND(([.E121]/[.E2]);2)" office:value-type="float" office:value="8.19">
            <text:p>8.19</text:p>
          </table:table-cell>
          <table:table-cell table:style-name="ce3"/>
          <table:table-cell table:style-name="ce3" table:formula="of:=ROUND(([.G121]/[.G2]);2)" office:value-type="float" office:value="5292.87">
            <text:p>5292.87</text:p>
          </table:table-cell>
          <table:table-cell table:formula="of:=ROUND([.G124]*[.D124])" office:value-type="float" office:value="366690">
            <text:p>366690</text:p>
          </table:table-cell>
          <table:table-cell table:number-columns-repeated="18"/>
        </table:table-row>
        <table:table-row table:style-name="ro1">
          <table:table-cell table:style-name="ce2" office:value-type="string">
            <text:p>CAGR</text:p>
          </table:table-cell>
          <table:table-cell table:style-name="ce3"/>
          <table:table-cell table:style-name="ce13" table:formula="of:=ROUND(((([.C124] ^ (1 /[.$B$123])) -1) * 100);2)" office:value-type="float" office:value="5.47">
            <text:p>5.47</text:p>
          </table:table-cell>
          <table:table-cell table:style-name="ce13" table:formula="of:=ROUND(((([.D124] ^ (1 /[.$B$123])) -1) * 100);2)" office:value-type="float" office:value="3.63">
            <text:p>3.63</text:p>
          </table:table-cell>
          <table:table-cell table:style-name="ce13" table:formula="of:=ROUND(((([.E124] ^ (1 /[.$B$123])) -1) * 100);2)" office:value-type="float" office:value="1.78">
            <text:p>1.78</text:p>
          </table:table-cell>
          <table:table-cell table:style-name="ce3"/>
          <table:table-cell table:style-name="ce13" table:formula="of:=ROUND(((([.G124] ^ (1 /[.$B$123])) -1) * 100);2)" office:value-type="float" office:value="7.47">
            <text:p>7.47</text:p>
          </table:table-cell>
          <table:table-cell table:number-columns-repeated="19"/>
        </table:table-row>
        <table:table-row table:style-name="ro1">
          <table:table-cell table:style-name="Default" table:number-columns-repeated="2"/>
          <table:table-cell table:style-name="ce14" table:number-columns-repeated="3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Default" table:number-columns-repeated="7"/>
          <table:table-cell table:number-columns-repeated="19"/>
        </table:table-row>
        <table:table-row table:style-name="ro1">
          <table:table-cell table:style-name="ce2" office:value-type="string">
            <text:p>Conclusion</text:p>
          </table:table-cell>
          <table:table-cell table:style-name="Default" table:number-columns-repeated="6"/>
          <table:table-cell table:number-columns-repeated="19"/>
        </table:table-row>
        <table:table-row table:style-name="ro1">
          <table:table-cell table:style-name="ce6" table:formula="of:=[.C125]" office:value-type="float" office:value="5.47">
            <text:p>5.47</text:p>
          </table:table-cell>
          <table:table-cell table:style-name="Default" office:value-type="string">
            <text:p>is the CAGR (%) of Dow in dollars</text:p>
          </table:table-cell>
          <table:table-cell table:style-name="Default" table:number-columns-repeated="5"/>
          <table:table-cell table:number-columns-repeated="19"/>
        </table:table-row>
        <table:table-row table:style-name="ro1">
          <table:table-cell table:style-name="ce6" table:formula="of:=[.D125]" office:value-type="float" office:value="3.63">
            <text:p>3.63</text:p>
          </table:table-cell>
          <table:table-cell table:style-name="Default" office:value-type="string">
            <text:p>is the CAGR (%) of Gold in dollars</text:p>
          </table:table-cell>
          <table:table-cell table:style-name="Default" table:number-columns-repeated="5"/>
          <table:table-cell table:number-columns-repeated="19"/>
        </table:table-row>
        <table:table-row table:style-name="ro1">
          <table:table-cell table:style-name="ce6" table:formula="of:=[.E125]" office:value-type="float" office:value="1.78">
            <text:p>1.78</text:p>
          </table:table-cell>
          <table:table-cell table:style-name="Default" office:value-type="string">
            <text:p>is the CAGR (%) of Dow in 1oz Gold (Actual Economic Growth)</text:p>
          </table:table-cell>
          <table:table-cell table:style-name="Default" table:number-columns-repeated="5"/>
          <table:table-cell table:number-columns-repeated="19"/>
        </table:table-row>
        <table:table-row table:style-name="ro1">
          <table:table-cell table:style-name="ce6" table:formula="of:=[.G125]" office:value-type="float" office:value="7.47">
            <text:p>7.47</text:p>
          </table:table-cell>
          <table:table-cell table:style-name="Default" office:value-type="string">
            <text:p>is the CAGR (%) of Investment of an Intelligent Investor</text:p>
          </table:table-cell>
          <table:table-cell table:style-name="Default" table:number-columns-repeated="5"/>
          <table:table-cell table:number-columns-repeated="19"/>
        </table:table-row>
        <table:table-row table:style-name="ro1">
          <table:table-cell table:style-name="ce6" table:formula="of:=[.A132]-[.A131]" office:value-type="float" office:value="5.69">
            <text:p>5.69</text:p>
          </table:table-cell>
          <table:table-cell table:style-name="Default" office:value-type="string">
            <text:p>is the CAGR (%) component contributed by irrational exubrance of the society</text:p>
          </table:table-cell>
          <table:table-cell table:style-name="Default" table:number-columns-repeated="5"/>
          <table:table-cell table:number-columns-repeated="19"/>
        </table:table-row>
      </table:table>
      <table:database-ranges>
        <table:database-range table:name="__Anonymous_Sheet_DB__0" table:target-range-address="'Monthly-Data'.A1:'Monthly-Data'.G833" table:display-filter-buttons="true">
          <table:filter>
            <table:filter-condition table:field-number="0" table:value="-04-" table:operator="contains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2/18/2019</text:date>, <text:time>17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8T17:05:54.85</dc:date>
    <dc:creator>Vignesh Sridharan</dc:creator>
    <meta:editing-duration>PT13H10M9S</meta:editing-duration>
    <meta:editing-cycles>28</meta:editing-cycles>
    <meta:document-statistic meta:table-count="3" meta:cell-count="69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mean-value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mean-value="tru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dash" draw:stroke-dash="Fine_20_Dashed" svg:stroke-color="#ff420e"/>
    </style:style>
    <style:style style:name="ch8" style:family="chart">
      <style:graphic-properties svg:stroke-width="0.05cm" svg:stroke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059cm" svg:height="12.016cm" xlink:href=".." xlink:type="simple" chart:class="chart:scatter" chart:style-name="ch1">
        <chart:legend chart:legend-position="bottom" svg:x="9.036cm" svg:y="11.207cm" style:legend-expansion="wide" chart:style-name="ch2"/>
        <chart:plot-area chart:style-name="ch3" table:cell-range-address="'SP500-Gold'.A2:'SP500-Gold'.A71 'SP500-Gold'.D1:'SP500-Gold'.D71" chart:data-source-has-labels="row" svg:x="1.091cm" svg:y="1.095cm" svg:width="29.686cm" svg:height="9.452cm">
          <chartooo:coordinate-region svg:x="1.527cm" svg:y="1.307cm" svg:width="28.878cm" svg:height="8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P500-Gold'.D2:'SP500-Gold'.D71" chart:label-cell-address="'SP500-Gold'.D1:'SP500-Gold'.D1" chart:class="chart:scatter">
            <chart:domain table:cell-range-address="'SP500-Gold'.A2:'SP500-Gold'.A71"/>
            <chart:mean-value chart:style-name="ch7"/>
            <chart:regression-curve chart:style-name="ch8"/>
            <chart:data-point chart:repeated="7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500 (1oz Gold)</text:p>
                <draw:g>
                  <svg:desc>'SP500-Gold'.D1:'SP500-Gol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50">
                <text:p>1950</text:p>
                <draw:g>
                  <svg:desc>'SP500-Gold'.A2:'SP500-Gold'.A71</svg:desc>
                </draw:g>
              </table:table-cell>
              <table:table-cell office:value-type="float" office:value="0.52">
                <text:p>0.52</text:p>
                <draw:g>
                  <svg:desc>'SP500-Gold'.D2:'SP500-Gold'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1">
                <text:p>195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2">
                <text:p>195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3">
                <text:p>195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54">
                <text:p>195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55">
                <text:p>19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6">
                <text:p>195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7">
                <text:p>195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8">
                <text:p>195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9">
                <text:p>195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60">
                <text:p>1960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61">
                <text:p>196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2">
                <text:p>196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3">
                <text:p>196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64">
                <text:p>1964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5">
                <text:p>196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">
                <text:p>196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7">
                <text:p>1967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8">
                <text:p>1968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9">
                <text:p>196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0">
                <text:p>1970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1">
                <text:p>197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2">
                <text:p>1972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3">
                <text:p>197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4">
                <text:p>197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5">
                <text:p>197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6">
                <text:p>197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7">
                <text:p>197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8">
                <text:p>19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9">
                <text:p>197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0">
                <text:p>19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1">
                <text:p>198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2">
                <text:p>198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">
                <text:p>198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4">
                <text:p>198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5">
                <text:p>198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6">
                <text:p>198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7">
                <text:p>198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8">
                <text:p>19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9">
                <text:p>198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0">
                <text:p>199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1">
                <text:p>199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2">
                <text:p>199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93">
                <text:p>19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4">
                <text:p>199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95">
                <text:p>199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96">
                <text:p>199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7">
                <text:p>1997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8">
                <text:p>1998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9">
                <text:p>1999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">
                <text:p>2000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1">
                <text:p>2001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2">
                <text:p>200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3">
                <text:p>2003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4">
                <text:p>200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5">
                <text:p>200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6">
                <text:p>200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7">
                <text:p>200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8">
                <text:p>2008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9">
                <text:p>20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10">
                <text:p>20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11">
                <text:p>201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12">
                <text:p>201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3">
                <text:p>201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14">
                <text:p>201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15">
                <text:p>201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6">
                <text:p>2016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7">
                <text:p>201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18">
                <text:p>2018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19">
                <text:p>2019</text:p>
              </table:table-cell>
              <table:table-cell office:value-type="float" office:value="2.28">
                <text:p>2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 chart:mean-value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mean-value="tru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579d1c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86cm" svg:height="11.75cm" xlink:href=".." xlink:type="simple" chart:class="chart:scatter" chart:style-name="ch1">
        <chart:legend chart:legend-position="bottom" svg:x="9.226cm" svg:y="10.941cm" style:legend-expansion="wide" chart:style-name="ch2"/>
        <chart:plot-area chart:style-name="ch3" table:cell-range-address="'DJIA-GOLD'.A2:'DJIA-GOLD'.A121 'DJIA-GOLD'.E1:'DJIA-GOLD'.E121" chart:data-source-has-labels="row" svg:x="1.079cm" svg:y="1.075cm" svg:width="29.149cm" svg:height="9.211cm">
          <chartooo:coordinate-region svg:x="2.177cm" svg:y="1.287cm" svg:width="27.679cm" svg:height="8.3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JIA-GOLD'.E2:'DJIA-GOLD'.E121" chart:label-cell-address="'DJIA-GOLD'.E1:'DJIA-GOLD'.E1" chart:class="chart:scatter">
            <chart:domain table:cell-range-address="'DJIA-GOLD'.A2:'DJIA-GOLD'.A121"/>
            <chart:mean-value chart:style-name="ch8"/>
            <chart:regression-curve chart:style-name="ch9">
              <chart:equation/>
            </chart:regression-curve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JIA (1oz Gold)</text:p>
                <draw:g>
                  <svg:desc>'DJIA-GOLD'.E1:'DJIA-GOLD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'DJIA-GOLD'.A2:'DJIA-GOLD'.A121</svg:desc>
                </draw:g>
              </table:table-cell>
              <table:table-cell office:value-type="float" office:value="2.32">
                <text:p>2.32</text:p>
                <draw:g>
                  <svg:desc>'DJIA-GOLD'.E2:'DJIA-GOLD'.E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1">
                <text:p>1901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19.55">
                <text:p>19.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25.53">
                <text:p>25.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26.61">
                <text:p>26.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24.57">
                <text:p>24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22.01">
                <text:p>22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22.43">
                <text:p>22.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8.11">
                <text:p>8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19.61">
                <text:p>19.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30.44">
                <text:p>30.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35.13">
                <text:p>35.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40.06">
                <text:p>40.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35.92">
                <text:p>35.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22.71">
                <text:p>22.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25.51">
                <text:p>25.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23.33">
                <text:p>23.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10.36">
                <text:p>10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13.06">
                <text:p>13.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17.97">
                <text:p>17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18.99">
                <text:p>18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431cm" svg:height="8.998cm" xlink:href=".." xlink:type="simple" chart:class="chart:scatter" chart:style-name="ch1">
        <chart:legend chart:legend-position="bottom" svg:x="12.305cm" svg:y="8.189cm" style:legend-expansion="wide" chart:style-name="ch2"/>
        <chart:plot-area chart:style-name="ch3" table:cell-range-address="'DJIA-GOLD'.A2:'DJIA-GOLD'.A121 'DJIA-GOLD'.C1:'DJIA-GOLD'.C121" chart:data-source-has-labels="row" svg:x="1.078cm" svg:y="0.851cm" svg:width="29.097cm" svg:height="6.739cm">
          <chartooo:coordinate-region svg:x="2.917cm" svg:y="1.063cm" svg:width="26.886cm" svg:height="5.8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JIA-GOLD'.C2:'DJIA-GOLD'.C121" chart:label-cell-address="'DJIA-GOLD'.C1:'DJIA-GOLD'.C1" chart:class="chart:scatter">
            <chart:domain table:cell-range-address="'DJIA-GOLD'.A2:'DJIA-GOLD'.A121"/>
            <chart:regression-curve chart:style-name="ch8"/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JIA ($)</text:p>
                <draw:g>
                  <svg:desc>'DJIA-GOLD'.C1:'DJIA-GOL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'DJIA-GOLD'.A2:'DJIA-GOLD'.A121</svg:desc>
                </draw:g>
              </table:table-cell>
              <table:table-cell office:value-type="float" office:value="48.0196">
                <text:p>48.0196</text:p>
                <draw:g>
                  <svg:desc>'DJIA-GOLD'.C2:'DJIA-GOLD'.C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1">
                <text:p>1901</text:p>
              </table:table-cell>
              <table:table-cell office:value-type="float" office:value="52.0267">
                <text:p>52.0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49.2063">
                <text:p>49.2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45.8805">
                <text:p>45.8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35.9543">
                <text:p>35.9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59.4329">
                <text:p>59.4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71.6741">
                <text:p>71.6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59.9531">
                <text:p>59.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49.6825">
                <text:p>49.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62.539">
                <text:p>62.5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65.7184">
                <text:p>65.7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61.0446">
                <text:p>61.04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65.0664">
                <text:p>65.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59.8945">
                <text:p>59.8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60.4146">
                <text:p>60.4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94.13">
                <text:p>94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97.06">
                <text:p>97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76.69">
                <text:p>76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102.66">
                <text:p>102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75.27">
                <text:p>75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101.51">
                <text:p>101.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117.61">
                <text:p>117.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140.39">
                <text:p>140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160.66">
                <text:p>160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209.33">
                <text:p>209.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303.49">
                <text:p>303.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285.27">
                <text:p>285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169.89">
                <text:p>169.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101.96">
                <text:p>101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160.43">
                <text:p>160.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182.75">
                <text:p>182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106.11">
                <text:p>106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132.25">
                <text:p>132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147.92">
                <text:p>147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123.43">
                <text:p>123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100.89">
                <text:p>100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135.67">
                <text:p>135.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138.01">
                <text:p>138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155.86">
                <text:p>155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199.83">
                <text:p>199.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177.32">
                <text:p>177.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177.32">
                <text:p>177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176.88">
                <text:p>176.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208.44">
                <text:p>208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246.63">
                <text:p>246.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267.03">
                <text:p>267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280.03">
                <text:p>28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306.67">
                <text:p>306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413.84">
                <text:p>413.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515.1">
                <text:p>515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477.55">
                <text:p>477.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441.21">
                <text:p>441.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607.52">
                <text:p>607.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615.98">
                <text:p>615.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677.59">
                <text:p>677.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705.42">
                <text:p>705.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684.27">
                <text:p>684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820.87">
                <text:p>820.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893.38">
                <text:p>893.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931.29">
                <text:p>931.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859.97">
                <text:p>859.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863.96">
                <text:p>863.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930.92">
                <text:p>930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792.37">
                <text:p>792.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903.04">
                <text:p>903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940.92">
                <text:p>940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936.18">
                <text:p>936.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846.61">
                <text:p>846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760.56">
                <text:p>760.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991.58">
                <text:p>991.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927.36">
                <text:p>927.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751.04">
                <text:p>751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855.25">
                <text:p>855.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787.8">
                <text:p>787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1009.01">
                <text:p>1009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838.57">
                <text:p>838.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1127.61">
                <text:p>1127.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1153.16">
                <text:p>1153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1265.68">
                <text:p>1265.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1795.26">
                <text:p>1795.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2320.45">
                <text:p>2320.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1980.6">
                <text:p>198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2304.8">
                <text:p>2304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2700.45">
                <text:p>2700.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2945.05">
                <text:p>2945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3234.12">
                <text:p>3234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3370.81">
                <text:p>3370.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3593.35">
                <text:p>3593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4168.41">
                <text:p>4168.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5671.68">
                <text:p>5671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6517.01">
                <text:p>6517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8986.64">
                <text:p>8986.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9832.51">
                <text:p>9832.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11221.93">
                <text:p>11221.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9777.93">
                <text:p>9777.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10313.71">
                <text:p>10313.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8285.06">
                <text:p>8285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10470.59">
                <text:p>10470.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10404.3">
                <text:p>10404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11144.94">
                <text:p>11144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12382.3">
                <text:p>12382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12608.92">
                <text:p>12608.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7978.08">
                <text:p>7978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10927.07">
                <text:p>10927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12376.72">
                <text:p>12376.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13264.49">
                <text:p>13264.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14662.01">
                <text:p>14662.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17763.24">
                <text:p>17763.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17792.75">
                <text:p>17792.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20650.21">
                <text:p>20650.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23644.19">
                <text:p>23644.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27198">
                <text:p>27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error-upper-indicator="true" chart:error-lower-indicator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error-upper-indicator="true" chart:error-lower-indicator="tru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cm" svg:height="12.946cm" xlink:href=".." xlink:type="simple" chart:class="chart:scatter" chart:style-name="ch1">
        <chart:legend chart:legend-position="bottom" svg:x="11.864cm" svg:y="12.137cm" style:legend-expansion="wide" chart:style-name="ch2"/>
        <chart:plot-area chart:style-name="ch3" table:cell-range-address="'DJIA-GOLD'.A2:'DJIA-GOLD'.A121 'DJIA-GOLD'.D1:'DJIA-GOLD'.D121" chart:data-source-has-labels="row" svg:x="1.08cm" svg:y="1.167cm" svg:width="29.16cm" svg:height="10.292cm">
          <chartooo:coordinate-region svg:x="2.548cm" svg:y="1.379cm" svg:width="27.32cm" svg:height="9.4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JIA-GOLD'.D2:'DJIA-GOLD'.D121" chart:label-cell-address="'DJIA-GOLD'.D1:'DJIA-GOLD'.D1" chart:class="chart:scatter">
            <chart:domain table:cell-range-address="'DJIA-GOLD'.A2:'DJIA-GOLD'.A121"/>
            <chart:regression-curve chart:style-name="ch8"/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ld ($/oz)</text:p>
                <draw:g>
                  <svg:desc>'DJIA-GOLD'.D1:'DJIA-GOL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0">
                <text:p>1900</text:p>
                <draw:g>
                  <svg:desc>'DJIA-GOLD'.A2:'DJIA-GOLD'.A121</svg:desc>
                </draw:g>
              </table:table-cell>
              <table:table-cell office:value-type="float" office:value="20.67">
                <text:p>20.67</text:p>
                <draw:g>
                  <svg:desc>'DJIA-GOLD'.D2:'DJIA-GOLD'.D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1">
                <text:p>190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2">
                <text:p>190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3">
                <text:p>1903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4">
                <text:p>1904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5">
                <text:p>1905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6">
                <text:p>190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7">
                <text:p>1907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8">
                <text:p>190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9">
                <text:p>1909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0">
                <text:p>1910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11">
                <text:p>191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12">
                <text:p>191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3">
                <text:p>1913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4">
                <text:p>1914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15">
                <text:p>1915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6">
                <text:p>191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17">
                <text:p>1917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18">
                <text:p>191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19">
                <text:p>1919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0">
                <text:p>1920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1">
                <text:p>192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2">
                <text:p>192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3">
                <text:p>1923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4">
                <text:p>1924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">
                <text:p>1925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6">
                <text:p>1926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7">
                <text:p>1927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28">
                <text:p>1928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29">
                <text:p>1929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0">
                <text:p>1930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31">
                <text:p>1931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32">
                <text:p>1932</text:p>
              </table:table-cell>
              <table:table-cell office:value-type="float" office:value="20.67">
                <text:p>20.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">
                <text:p>1933</text:p>
              </table:table-cell>
              <table:table-cell office:value-type="float" office:value="24.44">
                <text:p>24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34">
                <text:p>1934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35">
                <text:p>19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36">
                <text:p>19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37">
                <text:p>19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38">
                <text:p>19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39">
                <text:p>19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0">
                <text:p>19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1">
                <text:p>19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42">
                <text:p>19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43">
                <text:p>19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44">
                <text:p>19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45">
                <text:p>19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46">
                <text:p>19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7">
                <text:p>19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48">
                <text:p>19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9">
                <text:p>19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50">
                <text:p>19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">
                <text:p>19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52">
                <text:p>19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53">
                <text:p>19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54">
                <text:p>19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55">
                <text:p>1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56">
                <text:p>19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57">
                <text:p>19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58">
                <text:p>19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9">
                <text:p>19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60">
                <text:p>19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1">
                <text:p>19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2">
                <text:p>19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63">
                <text:p>19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64">
                <text:p>19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65">
                <text:p>19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6">
                <text:p>19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67">
                <text:p>19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">
                <text:p>1968</text:p>
              </table:table-cell>
              <table:table-cell office:value-type="float" office:value="39.26">
                <text:p>39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9">
                <text:p>1969</text:p>
              </table:table-cell>
              <table:table-cell office:value-type="float" office:value="41.51">
                <text:p>41.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0">
                <text:p>1970</text:p>
              </table:table-cell>
              <table:table-cell office:value-type="float" office:value="36.41">
                <text:p>36.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1">
                <text:p>1971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2">
                <text:p>197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3">
                <text:p>1973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4">
                <text:p>1974</text:p>
              </table:table-cell>
              <table:table-cell office:value-type="float" office:value="159.74">
                <text:p>159.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5">
                <text:p>1975</text:p>
              </table:table-cell>
              <table:table-cell office:value-type="float" office:value="161.49">
                <text:p>161.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6">
                <text:p>1976</text:p>
              </table:table-cell>
              <table:table-cell office:value-type="float" office:value="125.32">
                <text:p>125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7">
                <text:p>1977</text:p>
              </table:table-cell>
              <table:table-cell office:value-type="float" office:value="148.31">
                <text:p>148.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8">
                <text:p>1978</text:p>
              </table:table-cell>
              <table:table-cell office:value-type="float" office:value="193.55">
                <text:p>193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79">
                <text:p>1979</text:p>
              </table:table-cell>
              <table:table-cell office:value-type="float" office:value="307.5">
                <text:p>30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80">
                <text:p>1980</text:p>
              </table:table-cell>
              <table:table-cell office:value-type="float" office:value="612.56">
                <text:p>612.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81">
                <text:p>1981</text:p>
              </table:table-cell>
              <table:table-cell office:value-type="float" office:value="459.64">
                <text:p>459.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82">
                <text:p>1982</text:p>
              </table:table-cell>
              <table:table-cell office:value-type="float" office:value="375.91">
                <text:p>375.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83">
                <text:p>198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84">
                <text:p>1984</text:p>
              </table:table-cell>
              <table:table-cell office:value-type="float" office:value="360.66">
                <text:p>360.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5">
                <text:p>1985</text:p>
              </table:table-cell>
              <table:table-cell office:value-type="float" office:value="317.66">
                <text:p>317.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86">
                <text:p>1986</text:p>
              </table:table-cell>
              <table:table-cell office:value-type="float" office:value="368.24">
                <text:p>368.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87">
                <text:p>1987</text:p>
              </table:table-cell>
              <table:table-cell office:value-type="float" office:value="447.95">
                <text:p>447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88">
                <text:p>1988</text:p>
              </table:table-cell>
              <table:table-cell office:value-type="float" office:value="438.31">
                <text:p>438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9">
                <text:p>1989</text:p>
              </table:table-cell>
              <table:table-cell office:value-type="float" office:value="382.58">
                <text:p>382.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0">
                <text:p>1990</text:p>
              </table:table-cell>
              <table:table-cell office:value-type="float" office:value="384.93">
                <text:p>384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1">
                <text:p>1991</text:p>
              </table:table-cell>
              <table:table-cell office:value-type="float" office:value="363.29">
                <text:p>363.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2">
                <text:p>1992</text:p>
              </table:table-cell>
              <table:table-cell office:value-type="float" office:value="344.97">
                <text:p>344.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3">
                <text:p>1993</text:p>
              </table:table-cell>
              <table:table-cell office:value-type="float" office:value="360.91">
                <text:p>360.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4">
                <text:p>1994</text:p>
              </table:table-cell>
              <table:table-cell office:value-type="float" office:value="385.42">
                <text:p>385.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5">
                <text:p>1995</text:p>
              </table:table-cell>
              <table:table-cell office:value-type="float" office:value="385.5">
                <text:p>385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6">
                <text:p>1996</text:p>
              </table:table-cell>
              <table:table-cell office:value-type="float" office:value="389.09">
                <text:p>389.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7">
                <text:p>1997</text:p>
              </table:table-cell>
              <table:table-cell office:value-type="float" office:value="332.39">
                <text:p>332.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8">
                <text:p>1998</text:p>
              </table:table-cell>
              <table:table-cell office:value-type="float" office:value="295.24">
                <text:p>295.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9">
                <text:p>1999</text:p>
              </table:table-cell>
              <table:table-cell office:value-type="float" office:value="279.91">
                <text:p>279.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  <table:table-cell office:value-type="float" office:value="280.1">
                <text:p>28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1">
                <text:p>2001</text:p>
              </table:table-cell>
              <table:table-cell office:value-type="float" office:value="272.22">
                <text:p>272.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2">
                <text:p>2002</text:p>
              </table:table-cell>
              <table:table-cell office:value-type="float" office:value="311.33">
                <text:p>311.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3">
                <text:p>2003</text:p>
              </table:table-cell>
              <table:table-cell office:value-type="float" office:value="364.8">
                <text:p>364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4">
                <text:p>2004</text:p>
              </table:table-cell>
              <table:table-cell office:value-type="float" office:value="410.52">
                <text:p>410.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">
                <text:p>200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6">
                <text:p>200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7">
                <text:p>200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8">
                <text:p>200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9">
                <text:p>200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0">
                <text:p>2010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11">
                <text:p>2011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12">
                <text:p>2012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13">
                <text:p>2013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14">
                <text:p>2014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5">
                <text:p>2015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6">
                <text:p>2016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17">
                <text:p>2017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18">
                <text:p>2018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19">
                <text:p>2019</text:p>
              </table:table-cell>
              <table:table-cell office:value-type="float" office:value="1432">
                <text:p>14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